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5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avePaddle_mkb0010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Type of paddle: Piston - Spectru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vement direction: (1,0,0)</text:p>
          </table:table-cell>
          <table:table-cell table:number-columns-repeated="13" table:style-name="ce1"/>
          <table:table-cell table:style-name="ce1">
            <draw:frame draw:z-index="1" draw:id="id0" draw:style-name="a0" draw:name="Gráfico 2" svg:x="0.82292in" svg:y="0.03125in" svg:width="9.33333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string" table:style-name="ce1">
            <text:p>Start time: 0 <text:s/>(end: 20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rticles: 1411 - 189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pth: 0.27 <text:s/>(fixed: 0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itialRamp: 1 secon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ectrum: JONSWA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iscretization: Energy Stretch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umber of basic waves: 12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ave order generation: 2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aveHeight-significant: 0.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avePeriod-peak: 1.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eak coefficient: 3.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dom seed: 2</text:p>
          </table:table-cell>
          <table:table-cell table:number-columns-repeated="8" table:style-name="ce1"/>
          <table:table-cell office:value-type="string" table:style-name="ce2">
            <text:p>SPH simulation with dp=0.005m leading to 50k partic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erie initial time: 29.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mum Serie length: 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aveMotion: [time:30 <text:s/>dt:0.05 <text:s/>xpos:2 <text:s/>zpos:-0.15]</text:p>
          </table:table-cell>
          <table:table-cell table:number-columns-repeated="8" table:style-name="ce1"/>
          <table:table-cell office:value-type="string" table:style-name="ce1">
            <text:p>Time</text:p>
          </table:table-cell>
          <table:table-cell office:value-type="string" table:style-name="ce1">
            <text:p>Elevation_SPH</text:p>
          </table:table-cell>
          <table:table-cell office:value-type="string" table:style-name="ce1">
            <text:p>DualSPHysics</text:p>
          </table:table-cell>
          <table:table-cell office:value-type="string" table:style-name="ce1">
            <text:p>VelX_SPH</text:p>
          </table:table-cell>
          <table:table-cell office:value-type="string" table:style-name="ce1">
            <text:p>VelZ_SPH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0.26858900000000002" table:style-name="ce1">
            <text:p>0.268589</text:p>
          </table:table-cell>
          <table:table-cell office:value-type="float" office:value="0" table:formula="of:=[.K18]-[.$K$18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/>
          <table:table-cell table:style-name="ce1">
            <draw:frame draw:z-index="2" draw:id="id1" draw:style-name="a1" draw:name="Gráfico 4" svg:x="0in" svg:y="0in" svg:width="9.33333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Elevation_o1</text:p>
          </table:table-cell>
          <table:table-cell office:value-type="string" table:style-name="ce1">
            <text:p>Elevation_o2</text:p>
          </table:table-cell>
          <table:table-cell office:value-type="string" table:style-name="ce1">
            <text:p>Velx_o1</text:p>
          </table:table-cell>
          <table:table-cell office:value-type="string" table:style-name="ce1">
            <text:p>Velz_o1</text:p>
          </table:table-cell>
          <table:table-cell office:value-type="string" table:style-name="ce1">
            <text:p>Velx_o2</text:p>
          </table:table-cell>
          <table:table-cell office:value-type="string" table:style-name="ce1">
            <text:p>Velz_o2</text:p>
          </table:table-cell>
          <table:table-cell table:style-name="ce1"/>
          <table:table-cell office:value-type="float" office:value="2.0023200000000001E-2" table:style-name="ce1">
            <text:p>0.0200232</text:p>
          </table:table-cell>
          <table:table-cell office:value-type="float" office:value="0.26849699999999999" table:style-name="ce1">
            <text:p>0.268497</text:p>
          </table:table-cell>
          <table:table-cell office:value-type="float" office:value="-9.2000000000036497E-5" table:formula="of:=[.K19]-[.$K$18]" table:style-name="ce1">
            <text:p>-9.2E-05</text:p>
          </table:table-cell>
          <table:table-cell office:value-type="float" office:value="1.8377200000000001E-7" table:style-name="ce3">
            <text:p>1.84E-07</text:p>
          </table:table-cell>
          <table:table-cell office:value-type="float" office:value="6.4648600000000002E-3" table:style-name="ce1">
            <text:p>0.00646486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0000099999999997E-2" table:style-name="ce1">
            <text:p>0.0400001</text:p>
          </table:table-cell>
          <table:table-cell office:value-type="float" office:value="0.26858500000000002" table:style-name="ce1">
            <text:p>0.268585</text:p>
          </table:table-cell>
          <table:table-cell office:value-type="float" office:value="-4.0000000000040004E-6" table:formula="of:=[.K20]-[.$K$18]" table:style-name="ce1">
            <text:p>-4E-06</text:p>
          </table:table-cell>
          <table:table-cell office:value-type="float" office:value="-6.0569600000000004E-6" table:style-name="ce3">
            <text:p>-6.06E-06</text:p>
          </table:table-cell>
          <table:table-cell office:value-type="float" office:value="-1.7456300000000001E-2" table:style-name="ce1">
            <text:p>-0.0174563</text:p>
          </table:table-cell>
          <table:table-cell table:number-columns-repeated="16370"/>
        </table:table-row>
        <table:table-row table:style-name="ro1">
          <table:table-cell office:value-type="float" office:value="0.05" table:style-name="ce1">
            <text:p>0.05</text:p>
          </table:table-cell>
          <table:table-cell office:value-type="float" office:value="8.5000000000000006E-5" table:style-name="ce1">
            <text:p>0.000085</text:p>
          </table:table-cell>
          <table:table-cell office:value-type="float" office:value="-3.6099999999999999E-4" table:style-name="ce1">
            <text:p>-0.000361</text:p>
          </table:table-cell>
          <table:table-cell office:value-type="float" office:value="-3.6000000000000002E-4" table:style-name="ce1">
            <text:p>-0.00036</text:p>
          </table:table-cell>
          <table:table-cell office:value-type="float" office:value="-1.2459999999999999E-3" table:style-name="ce1">
            <text:p>-0.001246</text:p>
          </table:table-cell>
          <table:table-cell office:value-type="float" office:value="-6.5399999999999996E-4" table:style-name="ce1">
            <text:p>-0.000654</text:p>
          </table:table-cell>
          <table:table-cell office:value-type="float" office:value="-1.2520000000000001E-3" table:style-name="ce1">
            <text:p>-0.001252</text:p>
          </table:table-cell>
          <table:table-cell office:value-type="float" office:value="-6.4800000000000003E-4" table:style-name="ce1">
            <text:p>-0.000648</text:p>
          </table:table-cell>
          <table:table-cell table:style-name="ce1"/>
          <table:table-cell office:value-type="float" office:value="6.0039700000000001E-2" table:style-name="ce1">
            <text:p>0.0600397</text:p>
          </table:table-cell>
          <table:table-cell office:value-type="float" office:value="0.26851199999999997" table:style-name="ce1">
            <text:p>0.268512</text:p>
          </table:table-cell>
          <table:table-cell office:value-type="float" office:value="-7.7000000000049251E-5" table:formula="of:=[.K21]-[.$K$18]" table:style-name="ce1">
            <text:p>-7.7E-05</text:p>
          </table:table-cell>
          <table:table-cell office:value-type="float" office:value="-2.0571400000000001E-5" table:style-name="ce3">
            <text:p>-2.06E-05</text:p>
          </table:table-cell>
          <table:table-cell office:value-type="float" office:value="-9.7699799999999993E-3" table:style-name="ce1">
            <text:p>-0.00976998</text:p>
          </table:table-cell>
          <table:table-cell table:number-columns-repeated="16370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7.7700000000000002E-4" table:style-name="ce1">
            <text:p>0.000777</text:p>
          </table:table-cell>
          <table:table-cell office:value-type="float" office:value="-1.64E-3" table:style-name="ce1">
            <text:p>-0.00164</text:p>
          </table:table-cell>
          <table:table-cell office:value-type="float" office:value="-1.632E-3" table:style-name="ce1">
            <text:p>-0.001632</text:p>
          </table:table-cell>
          <table:table-cell office:value-type="float" office:value="-5.7809999999999997E-3" table:style-name="ce1">
            <text:p>-0.005781</text:p>
          </table:table-cell>
          <table:table-cell office:value-type="float" office:value="-1.065E-3" table:style-name="ce1">
            <text:p>-0.001065</text:p>
          </table:table-cell>
          <table:table-cell office:value-type="float" office:value="-5.7889999999999999E-3" table:style-name="ce1">
            <text:p>-0.005789</text:p>
          </table:table-cell>
          <table:table-cell office:value-type="float" office:value="-1.0430000000000001E-3" table:style-name="ce1">
            <text:p>-0.001043</text:p>
          </table:table-cell>
          <table:table-cell table:style-name="ce1"/>
          <table:table-cell office:value-type="float" office:value="8.0031900000000003E-2" table:style-name="ce1">
            <text:p>0.0800319</text:p>
          </table:table-cell>
          <table:table-cell office:value-type="float" office:value="0.26851599999999998" table:style-name="ce1">
            <text:p>0.268516</text:p>
          </table:table-cell>
          <table:table-cell office:value-type="float" office:value="-7.3000000000045251E-5" table:formula="of:=[.K22]-[.$K$18]" table:style-name="ce1">
            <text:p>-7.3E-05</text:p>
          </table:table-cell>
          <table:table-cell office:value-type="float" office:value="-1.38769E-3" table:style-name="ce1">
            <text:p>-0.00138769</text:p>
          </table:table-cell>
          <table:table-cell office:value-type="float" office:value="-2.9581199999999998E-3" table:style-name="ce1">
            <text:p>-0.00295812</text:p>
          </table:table-cell>
          <table:table-cell table:number-columns-repeated="16370"/>
        </table:table-row>
        <table:table-row table:style-name="ro1">
          <table:table-cell office:value-type="float" office:value="0.15" table:style-name="ce1">
            <text:p>0.15</text:p>
          </table:table-cell>
          <table:table-cell office:value-type="float" office:value="2.5850000000000001E-3" table:style-name="ce1">
            <text:p>0.002585</text:p>
          </table:table-cell>
          <table:table-cell office:value-type="float" office:value="-3.4979999999999998E-3" table:style-name="ce1">
            <text:p>-0.003498</text:p>
          </table:table-cell>
          <table:table-cell office:value-type="float" office:value="-3.4849999999999998E-3" table:style-name="ce1">
            <text:p>-0.003485</text:p>
          </table:table-cell>
          <table:table-cell office:value-type="float" office:value="-1.2694E-2" table:style-name="ce1">
            <text:p>-0.012694</text:p>
          </table:table-cell>
          <table:table-cell office:value-type="float" office:value="7.6599999999999997E-4" table:style-name="ce1">
            <text:p>0.000766</text:p>
          </table:table-cell>
          <table:table-cell office:value-type="float" office:value="-1.268E-2" table:style-name="ce1">
            <text:p>-0.01268</text:p>
          </table:table-cell>
          <table:table-cell office:value-type="float" office:value="8.0900000000000004E-4" table:style-name="ce1">
            <text:p>0.000809</text:p>
          </table:table-cell>
          <table:table-cell table:style-name="ce1"/>
          <table:table-cell office:value-type="float" office:value="0.100008" table:style-name="ce1">
            <text:p>0.100008</text:p>
          </table:table-cell>
          <table:table-cell office:value-type="float" office:value="0.26860200000000001" table:style-name="ce1">
            <text:p>0.268602</text:p>
          </table:table-cell>
          <table:table-cell office:value-type="float" office:value="1.2999999999985246E-5" table:formula="of:=[.K23]-[.$K$18]" table:style-name="ce1">
            <text:p>1.3E-05</text:p>
          </table:table-cell>
          <table:table-cell office:value-type="float" office:value="2.1509300000000001E-3" table:style-name="ce1">
            <text:p>0.00215093</text:p>
          </table:table-cell>
          <table:table-cell office:value-type="float" office:value="8.6595500000000002E-3" table:style-name="ce1">
            <text:p>0.00865955</text:p>
          </table:table-cell>
          <table:table-cell table:number-columns-repeated="16370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5.6990000000000001E-3" table:style-name="ce1">
            <text:p>0.005699</text:p>
          </table:table-cell>
          <table:table-cell office:value-type="float" office:value="-4.9899999999999996E-3" table:style-name="ce1">
            <text:p>-0.00499</text:p>
          </table:table-cell>
          <table:table-cell office:value-type="float" office:value="-4.9829999999999996E-3" table:style-name="ce1">
            <text:p>-0.004983</text:p>
          </table:table-cell>
          <table:table-cell office:value-type="float" office:value="-1.9095999999999998E-2" table:style-name="ce1">
            <text:p>-0.019096</text:p>
          </table:table-cell>
          <table:table-cell office:value-type="float" office:value="5.5859999999999998E-3" table:style-name="ce1">
            <text:p>0.005586</text:p>
          </table:table-cell>
          <table:table-cell office:value-type="float" office:value="-1.9028E-2" table:style-name="ce1">
            <text:p>-0.019028</text:p>
          </table:table-cell>
          <table:table-cell office:value-type="float" office:value="5.6519999999999999E-3" table:style-name="ce1">
            <text:p>0.005652</text:p>
          </table:table-cell>
          <table:table-cell table:style-name="ce1"/>
          <table:table-cell office:value-type="float" office:value="0.12003900000000001" table:style-name="ce1">
            <text:p>0.120039</text:p>
          </table:table-cell>
          <table:table-cell office:value-type="float" office:value="0.268509" table:style-name="ce1">
            <text:p>0.268509</text:p>
          </table:table-cell>
          <table:table-cell office:value-type="float" office:value="-8.0000000000024496E-5" table:formula="of:=[.K24]-[.$K$18]" table:style-name="ce1">
            <text:p>-8E-05</text:p>
          </table:table-cell>
          <table:table-cell office:value-type="float" office:value="-7.0128599999999997E-4" table:style-name="ce1">
            <text:p>-0.000701286</text:p>
          </table:table-cell>
          <table:table-cell office:value-type="float" office:value="-1.2390699999999999E-2" table:style-name="ce1">
            <text:p>-0.0123907</text:p>
          </table:table-cell>
          <table:table-cell table:number-columns-repeated="16370"/>
        </table:table-row>
        <table:table-row table:style-name="ro1">
          <table:table-cell office:value-type="float" office:value="0.25" table:style-name="ce1">
            <text:p>0.25</text:p>
          </table:table-cell>
          <table:table-cell office:value-type="float" office:value="9.9310000000000006E-3" table:style-name="ce1">
            <text:p>0.009931</text:p>
          </table:table-cell>
          <table:table-cell office:value-type="float" office:value="-5.0610000000000004E-3" table:style-name="ce1">
            <text:p>-0.005061</text:p>
          </table:table-cell>
          <table:table-cell office:value-type="float" office:value="-5.0670000000000003E-3" table:style-name="ce1">
            <text:p>-0.005067</text:p>
          </table:table-cell>
          <table:table-cell office:value-type="float" office:value="-2.1697999999999999E-2" table:style-name="ce1">
            <text:p>-0.021698</text:p>
          </table:table-cell>
          <table:table-cell office:value-type="float" office:value="1.2397999999999999E-2" table:style-name="ce1">
            <text:p>0.012398</text:p>
          </table:table-cell>
          <table:table-cell office:value-type="float" office:value="-2.1536E-2" table:style-name="ce1">
            <text:p>-0.021536</text:p>
          </table:table-cell>
          <table:table-cell office:value-type="float" office:value="1.2486000000000001E-2" table:style-name="ce1">
            <text:p>0.012486</text:p>
          </table:table-cell>
          <table:table-cell table:style-name="ce1"/>
          <table:table-cell office:value-type="float" office:value="0.140019" table:style-name="ce1">
            <text:p>0.140019</text:p>
          </table:table-cell>
          <table:table-cell office:value-type="float" office:value="0.26858500000000002" table:style-name="ce1">
            <text:p>0.268585</text:p>
          </table:table-cell>
          <table:table-cell office:value-type="float" office:value="-4.0000000000040004E-6" table:formula="of:=[.K25]-[.$K$18]" table:style-name="ce1">
            <text:p>-4E-06</text:p>
          </table:table-cell>
          <table:table-cell office:value-type="float" office:value="4.9304399999999999E-4" table:style-name="ce1">
            <text:p>0.000493044</text:p>
          </table:table-cell>
          <table:table-cell office:value-type="float" office:value="-4.2518699999999996E-3" table:style-name="ce1">
            <text:p>-0.00425187</text:p>
          </table:table-cell>
          <table:table-cell table:number-columns-repeated="16370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4725E-2" table:style-name="ce1">
            <text:p>0.014725</text:p>
          </table:table-cell>
          <table:table-cell office:value-type="float" office:value="-3.094E-3" table:style-name="ce1">
            <text:p>-0.003094</text:p>
          </table:table-cell>
          <table:table-cell office:value-type="float" office:value="-3.0990000000000002E-3" table:style-name="ce1">
            <text:p>-0.003099</text:p>
          </table:table-cell>
          <table:table-cell office:value-type="float" office:value="-1.8460000000000001E-2" table:style-name="ce1">
            <text:p>-0.01846</text:p>
          </table:table-cell>
          <table:table-cell office:value-type="float" office:value="1.8742999999999999E-2" table:style-name="ce1">
            <text:p>0.018743</text:p>
          </table:table-cell>
          <table:table-cell office:value-type="float" office:value="-1.8169000000000001E-2" table:style-name="ce1">
            <text:p>-0.018169</text:p>
          </table:table-cell>
          <table:table-cell office:value-type="float" office:value="1.8839000000000002E-2" table:style-name="ce1">
            <text:p>0.018839</text:p>
          </table:table-cell>
          <table:table-cell table:style-name="ce1"/>
          <table:table-cell office:value-type="float" office:value="0.16003500000000001" table:style-name="ce1">
            <text:p>0.160035</text:p>
          </table:table-cell>
          <table:table-cell office:value-type="float" office:value="0.26849000000000001" table:style-name="ce1">
            <text:p>0.26849</text:p>
          </table:table-cell>
          <table:table-cell office:value-type="float" office:value="-9.9000000000015742E-5" table:formula="of:=[.K26]-[.$K$18]" table:style-name="ce1">
            <text:p>-9.9E-05</text:p>
          </table:table-cell>
          <table:table-cell office:value-type="float" office:value="9.6967799999999997E-4" table:style-name="ce1">
            <text:p>0.000969678</text:p>
          </table:table-cell>
          <table:table-cell office:value-type="float" office:value="4.8192599999999997E-3" table:style-name="ce1">
            <text:p>0.00481926</text:p>
          </table:table-cell>
          <table:table-cell table:number-columns-repeated="16370"/>
        </table:table-row>
        <table:table-row table:style-name="ro1">
          <table:table-cell office:value-type="float" office:value="0.35" table:style-name="ce1">
            <text:p>0.35</text:p>
          </table:table-cell>
          <table:table-cell office:value-type="float" office:value="1.9254E-2" table:style-name="ce1">
            <text:p>0.019254</text:p>
          </table:table-cell>
          <table:table-cell office:value-type="float" office:value="7.1500000000000003E-4" table:style-name="ce1">
            <text:p>0.000715</text:p>
          </table:table-cell>
          <table:table-cell office:value-type="float" office:value="7.5500000000000003E-4" table:style-name="ce1">
            <text:p>0.000755</text:p>
          </table:table-cell>
          <table:table-cell office:value-type="float" office:value="-9.6889999999999997E-3" table:style-name="ce1">
            <text:p>-0.009689</text:p>
          </table:table-cell>
          <table:table-cell office:value-type="float" office:value="2.1628999999999999E-2" table:style-name="ce1">
            <text:p>0.021629</text:p>
          </table:table-cell>
          <table:table-cell office:value-type="float" office:value="-9.2499999999999995E-3" table:style-name="ce1">
            <text:p>-0.00925</text:p>
          </table:table-cell>
          <table:table-cell office:value-type="float" office:value="2.1699E-2" table:style-name="ce1">
            <text:p>0.021699</text:p>
          </table:table-cell>
          <table:table-cell table:style-name="ce1"/>
          <table:table-cell office:value-type="float" office:value="0.180036" table:style-name="ce1">
            <text:p>0.180036</text:p>
          </table:table-cell>
          <table:table-cell office:value-type="float" office:value="0.26859" table:style-name="ce1">
            <text:p>0.26859</text:p>
          </table:table-cell>
          <table:table-cell office:value-type="float" office:value="9.9999999997324451E-7" table:formula="of:=[.K27]-[.$K$18]" table:style-name="ce1">
            <text:p>1E-06</text:p>
          </table:table-cell>
          <table:table-cell office:value-type="float" office:value="2.5435200000000001E-3" table:style-name="ce1">
            <text:p>0.00254352</text:p>
          </table:table-cell>
          <table:table-cell office:value-type="float" office:value="-8.85529E-3" table:style-name="ce1">
            <text:p>-0.00885529</text:p>
          </table:table-cell>
          <table:table-cell table:number-columns-repeated="16370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.2575000000000001E-2" table:style-name="ce1">
            <text:p>0.022575</text:p>
          </table:table-cell>
          <table:table-cell office:value-type="float" office:value="5.3109999999999997E-3" table:style-name="ce1">
            <text:p>0.005311</text:p>
          </table:table-cell>
          <table:table-cell office:value-type="float" office:value="5.4530000000000004E-3" table:style-name="ce1">
            <text:p>0.005453</text:p>
          </table:table-cell>
          <table:table-cell office:value-type="float" office:value="1.828E-3" table:style-name="ce1">
            <text:p>0.001828</text:p>
          </table:table-cell>
          <table:table-cell office:value-type="float" office:value="1.8761E-2" table:style-name="ce1">
            <text:p>0.018761</text:p>
          </table:table-cell>
          <table:table-cell office:value-type="float" office:value="2.3900000000000002E-3" table:style-name="ce1">
            <text:p>0.00239</text:p>
          </table:table-cell>
          <table:table-cell office:value-type="float" office:value="1.8742000000000002E-2" table:style-name="ce1">
            <text:p>0.018742</text:p>
          </table:table-cell>
          <table:table-cell table:style-name="ce1"/>
          <table:table-cell office:value-type="float" office:value="0.20000299999999999" table:style-name="ce1">
            <text:p>0.200003</text:p>
          </table:table-cell>
          <table:table-cell office:value-type="float" office:value="0.268513" table:style-name="ce1">
            <text:p>0.268513</text:p>
          </table:table-cell>
          <table:table-cell office:value-type="float" office:value="-7.6000000000020496E-5" table:formula="of:=[.K28]-[.$K$18]" table:style-name="ce1">
            <text:p>-7.6E-05</text:p>
          </table:table-cell>
          <table:table-cell office:value-type="float" office:value="-2.0057999999999999E-3" table:style-name="ce1">
            <text:p>-0.0020058</text:p>
          </table:table-cell>
          <table:table-cell office:value-type="float" office:value="4.5119000000000001E-3" table:style-name="ce1">
            <text:p>0.0045119</text:p>
          </table:table-cell>
          <table:table-cell table:number-columns-repeated="16370"/>
        </table:table-row>
        <table:table-row table:style-name="ro1">
          <table:table-cell office:value-type="float" office:value="0.45" table:style-name="ce1">
            <text:p>0.45</text:p>
          </table:table-cell>
          <table:table-cell office:value-type="float" office:value="2.3803000000000001E-2" table:style-name="ce1">
            <text:p>0.023803</text:p>
          </table:table-cell>
          <table:table-cell office:value-type="float" office:value="9.0889999999999999E-3" table:style-name="ce1">
            <text:p>0.009089</text:p>
          </table:table-cell>
          <table:table-cell office:value-type="float" office:value="9.3539999999999995E-3" table:style-name="ce1">
            <text:p>0.009354</text:p>
          </table:table-cell>
          <table:table-cell office:value-type="float" office:value="1.1689E-2" table:style-name="ce1">
            <text:p>0.011689</text:p>
          </table:table-cell>
          <table:table-cell office:value-type="float" office:value="9.5809999999999992E-3" table:style-name="ce1">
            <text:p>0.009581</text:p>
          </table:table-cell>
          <table:table-cell office:value-type="float" office:value="1.2283000000000001E-2" table:style-name="ce1">
            <text:p>0.012283</text:p>
          </table:table-cell>
          <table:table-cell office:value-type="float" office:value="9.4039999999999992E-3" table:style-name="ce1">
            <text:p>0.009404</text:p>
          </table:table-cell>
          <table:table-cell table:style-name="ce1"/>
          <table:table-cell office:value-type="float" office:value="0.220003" table:style-name="ce1">
            <text:p>0.220003</text:p>
          </table:table-cell>
          <table:table-cell office:value-type="float" office:value="0.26852100000000001" table:style-name="ce1">
            <text:p>0.268521</text:p>
          </table:table-cell>
          <table:table-cell office:value-type="float" office:value="-6.8000000000012495E-5" table:formula="of:=[.K29]-[.$K$18]" table:style-name="ce1">
            <text:p>-6.8E-05</text:p>
          </table:table-cell>
          <table:table-cell office:value-type="float" office:value="3.9444399999999998E-4" table:style-name="ce1">
            <text:p>0.000394444</text:p>
          </table:table-cell>
          <table:table-cell office:value-type="float" office:value="-9.5595700000000001E-4" table:style-name="ce1">
            <text:p>-0.000955957</text:p>
          </table:table-cell>
          <table:table-cell table:number-columns-repeated="16370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2.2266999999999999E-2" table:style-name="ce1">
            <text:p>0.022267</text:p>
          </table:table-cell>
          <table:table-cell office:value-type="float" office:value="1.0439E-2" table:style-name="ce1">
            <text:p>0.010439</text:p>
          </table:table-cell>
          <table:table-cell office:value-type="float" office:value="1.0763999999999999E-2" table:style-name="ce1">
            <text:p>0.010764</text:p>
          </table:table-cell>
          <table:table-cell office:value-type="float" office:value="1.5424999999999999E-2" table:style-name="ce1">
            <text:p>0.015425</text:p>
          </table:table-cell>
          <table:table-cell office:value-type="float" office:value="-4.2779999999999997E-3" table:style-name="ce1">
            <text:p>-0.004278</text:p>
          </table:table-cell>
          <table:table-cell office:value-type="float" office:value="1.5894999999999999E-2" table:style-name="ce1">
            <text:p>0.015895</text:p>
          </table:table-cell>
          <table:table-cell office:value-type="float" office:value="-4.6600000000000001E-3" table:style-name="ce1">
            <text:p>-0.00466</text:p>
          </table:table-cell>
          <table:table-cell table:style-name="ce1"/>
          <table:table-cell office:value-type="float" office:value="0.24004200000000001" table:style-name="ce1">
            <text:p>0.240042</text:p>
          </table:table-cell>
          <table:table-cell office:value-type="float" office:value="0.26860699999999998" table:style-name="ce1">
            <text:p>0.268607</text:p>
          </table:table-cell>
          <table:table-cell office:value-type="float" office:value="1.799999999996249E-5" table:formula="of:=[.K30]-[.$K$18]" table:style-name="ce1">
            <text:p>1.8E-05</text:p>
          </table:table-cell>
          <table:table-cell office:value-type="float" office:value="7.7079799999999995E-4" table:style-name="ce1">
            <text:p>0.000770798</text:p>
          </table:table-cell>
          <table:table-cell office:value-type="float" office:value="8.5827500000000001E-3" table:style-name="ce1">
            <text:p>0.00858275</text:p>
          </table:table-cell>
          <table:table-cell table:number-columns-repeated="16370"/>
        </table:table-row>
        <table:table-row table:style-name="ro1">
          <table:table-cell office:value-type="float" office:value="0.55000000000000004" table:style-name="ce1">
            <text:p>0.55</text:p>
          </table:table-cell>
          <table:table-cell office:value-type="float" office:value="1.7632999999999999E-2" table:style-name="ce1">
            <text:p>0.017633</text:p>
          </table:table-cell>
          <table:table-cell office:value-type="float" office:value="8.3440000000000007E-3" table:style-name="ce1">
            <text:p>0.008344</text:p>
          </table:table-cell>
          <table:table-cell office:value-type="float" office:value="8.5769999999999996E-3" table:style-name="ce1">
            <text:p>0.008577</text:p>
          </table:table-cell>
          <table:table-cell office:value-type="float" office:value="1.0156E-2" table:style-name="ce1">
            <text:p>0.010156</text:p>
          </table:table-cell>
          <table:table-cell office:value-type="float" office:value="-1.932E-2" table:style-name="ce1">
            <text:p>-0.01932</text:p>
          </table:table-cell>
          <table:table-cell office:value-type="float" office:value="1.0316000000000001E-2" table:style-name="ce1">
            <text:p>0.010316</text:p>
          </table:table-cell>
          <table:table-cell office:value-type="float" office:value="-1.9890000000000001E-2" table:style-name="ce1">
            <text:p>-0.01989</text:p>
          </table:table-cell>
          <table:table-cell table:style-name="ce1"/>
          <table:table-cell office:value-type="float" office:value="0.26003300000000001" table:style-name="ce1">
            <text:p>0.260033</text:p>
          </table:table-cell>
          <table:table-cell office:value-type="float" office:value="0.26847799999999999" table:style-name="ce1">
            <text:p>0.268478</text:p>
          </table:table-cell>
          <table:table-cell office:value-type="float" office:value="-1.1100000000002774E-4" table:formula="of:=[.K31]-[.$K$18]" table:style-name="ce1">
            <text:p>-0.000111</text:p>
          </table:table-cell>
          <table:table-cell office:value-type="float" office:value="-1.1565900000000001E-3" table:style-name="ce1">
            <text:p>-0.00115659</text:p>
          </table:table-cell>
          <table:table-cell office:value-type="float" office:value="-1.0479799999999999E-2" table:style-name="ce1">
            <text:p>-0.0104798</text:p>
          </table:table-cell>
          <table:table-cell table:number-columns-repeated="16370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9.9509999999999998E-3" table:style-name="ce1">
            <text:p>0.009951</text:p>
          </table:table-cell>
          <table:table-cell office:value-type="float" office:value="2.7950000000000002E-3" table:style-name="ce1">
            <text:p>0.002795</text:p>
          </table:table-cell>
          <table:table-cell office:value-type="float" office:value="2.7780000000000001E-3" table:style-name="ce1">
            <text:p>0.002778</text:p>
          </table:table-cell>
          <table:table-cell office:value-type="float" office:value="-4.2389999999999997E-3" table:style-name="ce1">
            <text:p>-0.004239</text:p>
          </table:table-cell>
          <table:table-cell office:value-type="float" office:value="-3.1196000000000002E-2" table:style-name="ce1">
            <text:p>-0.031196</text:p>
          </table:table-cell>
          <table:table-cell office:value-type="float" office:value="-4.5370000000000002E-3" table:style-name="ce1">
            <text:p>-0.004537</text:p>
          </table:table-cell>
          <table:table-cell office:value-type="float" office:value="-3.1858999999999998E-2" table:style-name="ce1">
            <text:p>-0.031859</text:p>
          </table:table-cell>
          <table:table-cell table:style-name="ce1"/>
          <table:table-cell office:value-type="float" office:value="0.28004600000000002" table:style-name="ce1">
            <text:p>0.280046</text:p>
          </table:table-cell>
          <table:table-cell office:value-type="float" office:value="0.268596" table:style-name="ce1">
            <text:p>0.268596</text:p>
          </table:table-cell>
          <table:table-cell office:value-type="float" office:value="6.999999999979245E-6" table:formula="of:=[.K32]-[.$K$18]" table:style-name="ce1">
            <text:p>7E-06</text:p>
          </table:table-cell>
          <table:table-cell office:value-type="float" office:value="3.0283699999999998E-3" table:style-name="ce1">
            <text:p>0.00302837</text:p>
          </table:table-cell>
          <table:table-cell office:value-type="float" office:value="-2.7591199999999999E-3" table:style-name="ce1">
            <text:p>-0.00275912</text:p>
          </table:table-cell>
          <table:table-cell table:number-columns-repeated="16370"/>
        </table:table-row>
        <table:table-row table:style-name="ro1">
          <table:table-cell office:value-type="float" office:value="0.65" table:style-name="ce1">
            <text:p>0.65</text:p>
          </table:table-cell>
          <table:table-cell office:value-type="float" office:value="-3.39E-4" table:style-name="ce1">
            <text:p>-0.000339</text:p>
          </table:table-cell>
          <table:table-cell office:value-type="float" office:value="-5.1120000000000002E-3" table:style-name="ce1">
            <text:p>-0.005112</text:p>
          </table:table-cell>
          <table:table-cell office:value-type="float" office:value="-5.4380000000000001E-3" table:style-name="ce1">
            <text:p>-0.005438</text:p>
          </table:table-cell>
          <table:table-cell office:value-type="float" office:value="-2.4854000000000001E-2" table:style-name="ce1">
            <text:p>-0.024854</text:p>
          </table:table-cell>
          <table:table-cell office:value-type="float" office:value="-3.6065E-2" table:style-name="ce1">
            <text:p>-0.036065</text:p>
          </table:table-cell>
          <table:table-cell office:value-type="float" office:value="-2.5659000000000001E-2" table:style-name="ce1">
            <text:p>-0.025659</text:p>
          </table:table-cell>
          <table:table-cell office:value-type="float" office:value="-3.6663000000000001E-2" table:style-name="ce1">
            <text:p>-0.036663</text:p>
          </table:table-cell>
          <table:table-cell table:style-name="ce1"/>
          <table:table-cell office:value-type="float" office:value="0.30005199999999999" table:style-name="ce1">
            <text:p>0.300052</text:p>
          </table:table-cell>
          <table:table-cell office:value-type="float" office:value="0.26849400000000001" table:style-name="ce1">
            <text:p>0.268494</text:p>
          </table:table-cell>
          <table:table-cell office:value-type="float" office:value="-9.5000000000011742E-5" table:formula="of:=[.K33]-[.$K$18]" table:style-name="ce1">
            <text:p>-9.5E-05</text:p>
          </table:table-cell>
          <table:table-cell office:value-type="float" office:value="6.3712800000000004E-4" table:style-name="ce1">
            <text:p>0.000637128</text:p>
          </table:table-cell>
          <table:table-cell office:value-type="float" office:value="8.9908699999999998E-3" table:style-name="ce1">
            <text:p>0.00899087</text:p>
          </table:table-cell>
          <table:table-cell table:number-columns-repeated="16370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-1.2474000000000001E-2" table:style-name="ce1">
            <text:p>-0.012474</text:p>
          </table:table-cell>
          <table:table-cell office:value-type="float" office:value="-1.3448E-2" table:style-name="ce1">
            <text:p>-0.013448</text:p>
          </table:table-cell>
          <table:table-cell office:value-type="float" office:value="-1.3991E-2" table:style-name="ce1">
            <text:p>-0.013991</text:p>
          </table:table-cell>
          <table:table-cell office:value-type="float" office:value="-4.6503000000000003E-2" table:style-name="ce1">
            <text:p>-0.046503</text:p>
          </table:table-cell>
          <table:table-cell office:value-type="float" office:value="-3.1830999999999998E-2" table:style-name="ce1">
            <text:p>-0.031831</text:p>
          </table:table-cell>
          <table:table-cell office:value-type="float" office:value="-4.7721E-2" table:style-name="ce1">
            <text:p>-0.047721</text:p>
          </table:table-cell>
          <table:table-cell office:value-type="float" office:value="-3.2194E-2" table:style-name="ce1">
            <text:p>-0.032194</text:p>
          </table:table-cell>
          <table:table-cell table:style-name="ce1"/>
          <table:table-cell office:value-type="float" office:value="0.32002599999999998" table:style-name="ce1">
            <text:p>0.320026</text:p>
          </table:table-cell>
          <table:table-cell office:value-type="float" office:value="0.26858100000000001" table:style-name="ce1">
            <text:p>0.268581</text:p>
          </table:table-cell>
          <table:table-cell office:value-type="float" office:value="-8.0000000000080007E-6" table:formula="of:=[.K34]-[.$K$18]" table:style-name="ce1">
            <text:p>-8E-06</text:p>
          </table:table-cell>
          <table:table-cell office:value-type="float" office:value="3.9097999999999997E-4" table:style-name="ce1">
            <text:p>0.00039098</text:p>
          </table:table-cell>
          <table:table-cell office:value-type="float" office:value="-8.9106900000000006E-3" table:style-name="ce1">
            <text:p>-0.00891069</text:p>
          </table:table-cell>
          <table:table-cell/>
          <table:table-cell table:style-name="ce1">
            <draw:frame draw:z-index="3" draw:id="id2" draw:style-name="a2" draw:name="Gráfico 5" svg:x="0in" svg:y="0in" svg:width="9.33333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float" office:value="0.75" table:style-name="ce1">
            <text:p>0.75</text:p>
          </table:table-cell>
          <table:table-cell office:value-type="float" office:value="-2.5475000000000001E-2" table:style-name="ce1">
            <text:p>-0.025475</text:p>
          </table:table-cell>
          <table:table-cell office:value-type="float" office:value="-1.9997999999999998E-2" table:style-name="ce1">
            <text:p>-0.019998</text:p>
          </table:table-cell>
          <table:table-cell office:value-type="float" office:value="-2.0579E-2" table:style-name="ce1">
            <text:p>-0.020579</text:p>
          </table:table-cell>
          <table:table-cell office:value-type="float" office:value="-6.3209000000000001E-2" table:style-name="ce1">
            <text:p>-0.063209</text:p>
          </table:table-cell>
          <table:table-cell office:value-type="float" office:value="-1.8849000000000001E-2" table:style-name="ce1">
            <text:p>-0.018849</text:p>
          </table:table-cell>
          <table:table-cell office:value-type="float" office:value="-6.4615000000000006E-2" table:style-name="ce1">
            <text:p>-0.064615</text:p>
          </table:table-cell>
          <table:table-cell office:value-type="float" office:value="-1.8852000000000001E-2" table:style-name="ce1">
            <text:p>-0.018852</text:p>
          </table:table-cell>
          <table:table-cell table:style-name="ce1"/>
          <table:table-cell office:value-type="float" office:value="0.34004600000000001" table:style-name="ce1">
            <text:p>0.340046</text:p>
          </table:table-cell>
          <table:table-cell office:value-type="float" office:value="0.26856799999999997" table:style-name="ce1">
            <text:p>0.268568</text:p>
          </table:table-cell>
          <table:table-cell office:value-type="float" office:value="-2.1000000000048757E-5" table:formula="of:=[.K35]-[.$K$18]" table:style-name="ce1">
            <text:p>-2.1E-05</text:p>
          </table:table-cell>
          <table:table-cell office:value-type="float" office:value="-2.4476700000000001E-4" table:style-name="ce1">
            <text:p>-0.000244767</text:p>
          </table:table-cell>
          <table:table-cell office:value-type="float" office:value="1.1985000000000001E-2" table:style-name="ce1">
            <text:p>0.011985</text:p>
          </table:table-cell>
          <table:table-cell table:number-columns-repeated="16370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-3.8268000000000003E-2" table:style-name="ce1">
            <text:p>-0.038268</text:p>
          </table:table-cell>
          <table:table-cell office:value-type="float" office:value="-2.291E-2" table:style-name="ce1">
            <text:p>-0.02291</text:p>
          </table:table-cell>
          <table:table-cell office:value-type="float" office:value="-2.3366000000000001E-2" table:style-name="ce1">
            <text:p>-0.023366</text:p>
          </table:table-cell>
          <table:table-cell office:value-type="float" office:value="-6.9944999999999993E-2" table:style-name="ce1">
            <text:p>-0.069945</text:p>
          </table:table-cell>
          <table:table-cell office:value-type="float" office:value="1.4200000000000001E-4" table:style-name="ce1">
            <text:p>0.000142</text:p>
          </table:table-cell>
          <table:table-cell office:value-type="float" office:value="-7.1245000000000003E-2" table:style-name="ce1">
            <text:p>-0.071245</text:p>
          </table:table-cell>
          <table:table-cell office:value-type="float" office:value="5.2700000000000002E-4" table:style-name="ce1">
            <text:p>0.000527</text:p>
          </table:table-cell>
          <table:table-cell table:style-name="ce1"/>
          <table:table-cell office:value-type="float" office:value="0.36000700000000002" table:style-name="ce1">
            <text:p>0.360007</text:p>
          </table:table-cell>
          <table:table-cell office:value-type="float" office:value="0.26852199999999998" table:style-name="ce1">
            <text:p>0.268522</text:p>
          </table:table-cell>
          <table:table-cell office:value-type="float" office:value="-6.700000000003925E-5" table:formula="of:=[.K36]-[.$K$18]" table:style-name="ce1">
            <text:p>-6.7E-05</text:p>
          </table:table-cell>
          <table:table-cell office:value-type="float" office:value="1.00774E-3" table:style-name="ce3">
            <text:p>1.01E-03</text:p>
          </table:table-cell>
          <table:table-cell office:value-type="float" office:value="3.16862E-3" table:style-name="ce1">
            <text:p>0.00316862</text:p>
          </table:table-cell>
          <table:table-cell table:number-columns-repeated="16370"/>
        </table:table-row>
        <table:table-row table:style-name="ro1">
          <table:table-cell office:value-type="float" office:value="0.85" table:style-name="ce1">
            <text:p>0.85</text:p>
          </table:table-cell>
          <table:table-cell office:value-type="float" office:value="-4.9803E-2" table:style-name="ce1">
            <text:p>-0.049803</text:p>
          </table:table-cell>
          <table:table-cell office:value-type="float" office:value="-2.1229999999999999E-2" table:style-name="ce1">
            <text:p>-0.02123</text:p>
          </table:table-cell>
          <table:table-cell office:value-type="float" office:value="-2.1478000000000001E-2" table:style-name="ce1">
            <text:p>-0.021478</text:p>
          </table:table-cell>
          <table:table-cell office:value-type="float" office:value="-6.4062999999999995E-2" table:style-name="ce1">
            <text:p>-0.064063</text:p>
          </table:table-cell>
          <table:table-cell office:value-type="float" office:value="2.0806000000000002E-2" table:style-name="ce1">
            <text:p>0.020806</text:p>
          </table:table-cell>
          <table:table-cell office:value-type="float" office:value="-6.4976999999999993E-2" table:style-name="ce1">
            <text:p>-0.064977</text:p>
          </table:table-cell>
          <table:table-cell office:value-type="float" office:value="2.1503999999999999E-2" table:style-name="ce1">
            <text:p>0.021504</text:p>
          </table:table-cell>
          <table:table-cell table:style-name="ce1"/>
          <table:table-cell office:value-type="float" office:value="0.38001000000000001" table:style-name="ce1">
            <text:p>0.38001</text:p>
          </table:table-cell>
          <table:table-cell office:value-type="float" office:value="0.268648" table:style-name="ce1">
            <text:p>0.268648</text:p>
          </table:table-cell>
          <table:table-cell office:value-type="float" office:value="5.8999999999975739E-5" table:formula="of:=[.K37]-[.$K$18]" table:style-name="ce1">
            <text:p>5.9E-05</text:p>
          </table:table-cell>
          <table:table-cell office:value-type="float" office:value="8.3865100000000004E-4" table:style-name="ce1">
            <text:p>0.000838651</text:p>
          </table:table-cell>
          <table:table-cell office:value-type="float" office:value="1.9817599999999999E-3" table:style-name="ce1">
            <text:p>0.00198176</text:p>
          </table:table-cell>
          <table:table-cell table:number-columns-repeated="16370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-5.9124999999999997E-2" table:style-name="ce1">
            <text:p>-0.059125</text:p>
          </table:table-cell>
          <table:table-cell office:value-type="float" office:value="-1.5161000000000001E-2" table:style-name="ce1">
            <text:p>-0.015161</text:p>
          </table:table-cell>
          <table:table-cell office:value-type="float" office:value="-1.5184E-2" table:style-name="ce1">
            <text:p>-0.015184</text:p>
          </table:table-cell>
          <table:table-cell office:value-type="float" office:value="-4.5950999999999999E-2" table:style-name="ce1">
            <text:p>-0.045951</text:p>
          </table:table-cell>
          <table:table-cell office:value-type="float" office:value="3.8454000000000002E-2" table:style-name="ce1">
            <text:p>0.038454</text:p>
          </table:table-cell>
          <table:table-cell office:value-type="float" office:value="-4.6293000000000001E-2" table:style-name="ce1">
            <text:p>-0.046293</text:p>
          </table:table-cell>
          <table:table-cell office:value-type="float" office:value="3.9312E-2" table:style-name="ce1">
            <text:p>0.039312</text:p>
          </table:table-cell>
          <table:table-cell table:style-name="ce1"/>
          <table:table-cell office:value-type="float" office:value="0.40003499999999997" table:style-name="ce1">
            <text:p>0.400035</text:p>
          </table:table-cell>
          <table:table-cell office:value-type="float" office:value="0.26852999999999999" table:style-name="ce1">
            <text:p>0.26853</text:p>
          </table:table-cell>
          <table:table-cell office:value-type="float" office:value="-5.900000000003125E-5" table:formula="of:=[.K38]-[.$K$18]" table:style-name="ce1">
            <text:p>-5.9E-05</text:p>
          </table:table-cell>
          <table:table-cell office:value-type="float" office:value="-5.9175799999999995E-4" table:style-name="ce1">
            <text:p>-0.000591758</text:p>
          </table:table-cell>
          <table:table-cell office:value-type="float" office:value="-2.5228E-3" table:style-name="ce1">
            <text:p>-0.0025228</text:p>
          </table:table-cell>
          <table:table-cell table:number-columns-repeated="16370"/>
        </table:table-row>
        <table:table-row table:style-name="ro1">
          <table:table-cell office:value-type="float" office:value="0.95" table:style-name="ce1">
            <text:p>0.95</text:p>
          </table:table-cell>
          <table:table-cell office:value-type="float" office:value="-6.5412999999999999E-2" table:style-name="ce1">
            <text:p>-0.065413</text:p>
          </table:table-cell>
          <table:table-cell office:value-type="float" office:value="-5.9699999999999996E-3" table:style-name="ce1">
            <text:p>-0.00597</text:p>
          </table:table-cell>
          <table:table-cell office:value-type="float" office:value="-5.7860000000000003E-3" table:style-name="ce1">
            <text:p>-0.005786</text:p>
          </table:table-cell>
          <table:table-cell office:value-type="float" office:value="-1.8783999999999999E-2" table:style-name="ce1">
            <text:p>-0.018784</text:p>
          </table:table-cell>
          <table:table-cell office:value-type="float" office:value="4.9327000000000003E-2" table:style-name="ce1">
            <text:p>0.049327</text:p>
          </table:table-cell>
          <table:table-cell office:value-type="float" office:value="-1.8505000000000001E-2" table:style-name="ce1">
            <text:p>-0.018505</text:p>
          </table:table-cell>
          <table:table-cell office:value-type="float" office:value="5.0161999999999998E-2" table:style-name="ce1">
            <text:p>0.050162</text:p>
          </table:table-cell>
          <table:table-cell table:style-name="ce1"/>
          <table:table-cell office:value-type="float" office:value="0.42002400000000001" table:style-name="ce1">
            <text:p>0.420024</text:p>
          </table:table-cell>
          <table:table-cell office:value-type="float" office:value="0.26862000000000003" table:style-name="ce1">
            <text:p>0.26862</text:p>
          </table:table-cell>
          <table:table-cell office:value-type="float" office:value="3.1000000000003247E-5" table:formula="of:=[.K39]-[.$K$18]" table:style-name="ce1">
            <text:p>3.1E-05</text:p>
          </table:table-cell>
          <table:table-cell office:value-type="float" office:value="5.0313900000000002E-3" table:style-name="ce1">
            <text:p>0.00503139</text:p>
          </table:table-cell>
          <table:table-cell office:value-type="float" office:value="2.04689E-3" table:style-name="ce1">
            <text:p>0.00204689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6.7997000000000002E-2" table:style-name="ce1">
            <text:p>-0.067997</text:p>
          </table:table-cell>
          <table:table-cell office:value-type="float" office:value="4.3920000000000001E-3" table:style-name="ce1">
            <text:p>0.004392</text:p>
          </table:table-cell>
          <table:table-cell office:value-type="float" office:value="4.7390000000000002E-3" table:style-name="ce1">
            <text:p>0.004739</text:p>
          </table:table-cell>
          <table:table-cell office:value-type="float" office:value="1.2501999999999999E-2" table:style-name="ce1">
            <text:p>0.012502</text:p>
          </table:table-cell>
          <table:table-cell office:value-type="float" office:value="5.1505000000000002E-2" table:style-name="ce1">
            <text:p>0.051505</text:p>
          </table:table-cell>
          <table:table-cell office:value-type="float" office:value="1.3321E-2" table:style-name="ce1">
            <text:p>0.013321</text:p>
          </table:table-cell>
          <table:table-cell office:value-type="float" office:value="5.2155E-2" table:style-name="ce1">
            <text:p>0.052155</text:p>
          </table:table-cell>
          <table:table-cell table:style-name="ce1"/>
          <table:table-cell office:value-type="float" office:value="0.44003399999999998" table:style-name="ce1">
            <text:p>0.440034</text:p>
          </table:table-cell>
          <table:table-cell office:value-type="float" office:value="0.26857799999999998" table:style-name="ce1">
            <text:p>0.268578</text:p>
          </table:table-cell>
          <table:table-cell office:value-type="float" office:value="-1.1000000000038757E-5" table:formula="of:=[.K40]-[.$K$18]" table:style-name="ce1">
            <text:p>-1.1E-05</text:p>
          </table:table-cell>
          <table:table-cell office:value-type="float" office:value="6.0424299999999997E-3" table:style-name="ce3">
            <text:p>6.04E-03</text:p>
          </table:table-cell>
          <table:table-cell office:value-type="float" office:value="1.3110800000000001E-2" table:style-name="ce1">
            <text:p>0.0131108</text:p>
          </table:table-cell>
          <table:table-cell table:number-columns-repeated="16370"/>
        </table:table-row>
        <table:table-row table:style-name="ro1">
          <table:table-cell office:value-type="float" office:value="1.05" table:style-name="ce1">
            <text:p>1.05</text:p>
          </table:table-cell>
          <table:table-cell office:value-type="float" office:value="-6.6335000000000005E-2" table:style-name="ce1">
            <text:p>-0.066335</text:p>
          </table:table-cell>
          <table:table-cell office:value-type="float" office:value="1.3832000000000001E-2" table:style-name="ce1">
            <text:p>0.013832</text:p>
          </table:table-cell>
          <table:table-cell office:value-type="float" office:value="1.4256E-2" table:style-name="ce1">
            <text:p>0.014256</text:p>
          </table:table-cell>
          <table:table-cell office:value-type="float" office:value="4.2590999999999997E-2" table:style-name="ce1">
            <text:p>0.042591</text:p>
          </table:table-cell>
          <table:table-cell office:value-type="float" office:value="4.5204000000000001E-2" table:style-name="ce1">
            <text:p>0.045204</text:p>
          </table:table-cell>
          <table:table-cell office:value-type="float" office:value="4.3770000000000003E-2" table:style-name="ce1">
            <text:p>0.04377</text:p>
          </table:table-cell>
          <table:table-cell office:value-type="float" office:value="4.5562999999999999E-2" table:style-name="ce1">
            <text:p>0.045563</text:p>
          </table:table-cell>
          <table:table-cell table:style-name="ce1"/>
          <table:table-cell office:value-type="float" office:value="0.460007" table:style-name="ce1">
            <text:p>0.460007</text:p>
          </table:table-cell>
          <table:table-cell office:value-type="float" office:value="0.26862000000000003" table:style-name="ce1">
            <text:p>0.26862</text:p>
          </table:table-cell>
          <table:table-cell office:value-type="float" office:value="3.1000000000003247E-5" table:formula="of:=[.K41]-[.$K$18]" table:style-name="ce1">
            <text:p>3.1E-05</text:p>
          </table:table-cell>
          <table:table-cell office:value-type="float" office:value="6.3855400000000003E-3" table:style-name="ce1">
            <text:p>0.00638554</text:p>
          </table:table-cell>
          <table:table-cell office:value-type="float" office:value="-6.4478699999999996E-3" table:style-name="ce1">
            <text:p>-0.00644787</text:p>
          </table:table-cell>
          <table:table-cell table:number-columns-repeated="16370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-5.9937999999999998E-2" table:style-name="ce1">
            <text:p>-0.059938</text:p>
          </table:table-cell>
          <table:table-cell office:value-type="float" office:value="2.0573999999999999E-2" table:style-name="ce1">
            <text:p>0.020574</text:p>
          </table:table-cell>
          <table:table-cell office:value-type="float" office:value="2.0964E-2" table:style-name="ce1">
            <text:p>0.020964</text:p>
          </table:table-cell>
          <table:table-cell office:value-type="float" office:value="6.6923999999999997E-2" table:style-name="ce1">
            <text:p>0.066924</text:p>
          </table:table-cell>
          <table:table-cell office:value-type="float" office:value="3.2451000000000001E-2" table:style-name="ce1">
            <text:p>0.032451</text:p>
          </table:table-cell>
          <table:table-cell office:value-type="float" office:value="6.8233000000000002E-2" table:style-name="ce1">
            <text:p>0.068233</text:p>
          </table:table-cell>
          <table:table-cell office:value-type="float" office:value="3.2476999999999999E-2" table:style-name="ce1">
            <text:p>0.032477</text:p>
          </table:table-cell>
          <table:table-cell table:style-name="ce1"/>
          <table:table-cell office:value-type="float" office:value="0.48004999999999998" table:style-name="ce1">
            <text:p>0.48005</text:p>
          </table:table-cell>
          <table:table-cell office:value-type="float" office:value="0.26862999999999998" table:style-name="ce1">
            <text:p>0.26863</text:p>
          </table:table-cell>
          <table:table-cell office:value-type="float" office:value="4.0999999999957737E-5" table:formula="of:=[.K42]-[.$K$18]" table:style-name="ce1">
            <text:p>4.1E-05</text:p>
          </table:table-cell>
          <table:table-cell office:value-type="float" office:value="6.7620400000000004E-3" table:style-name="ce1">
            <text:p>0.00676204</text:p>
          </table:table-cell>
          <table:table-cell office:value-type="float" office:value="7.0792099999999998E-3" table:style-name="ce1">
            <text:p>0.00707921</text:p>
          </table:table-cell>
          <table:table-cell table:number-columns-repeated="16370"/>
        </table:table-row>
        <table:table-row table:style-name="ro1">
          <table:table-cell office:value-type="float" office:value="1.1499999999999999" table:style-name="ce1">
            <text:p>1.15</text:p>
          </table:table-cell>
          <table:table-cell office:value-type="float" office:value="-4.8580999999999999E-2" table:style-name="ce1">
            <text:p>-0.048581</text:p>
          </table:table-cell>
          <table:table-cell office:value-type="float" office:value="2.3529999999999999E-2" table:style-name="ce1">
            <text:p>0.02353</text:p>
          </table:table-cell>
          <table:table-cell office:value-type="float" office:value="2.3805E-2" table:style-name="ce1">
            <text:p>0.023805</text:p>
          </table:table-cell>
          <table:table-cell office:value-type="float" office:value="8.2539000000000001E-2" table:style-name="ce1">
            <text:p>0.082539</text:p>
          </table:table-cell>
          <table:table-cell office:value-type="float" office:value="1.6563000000000001E-2" table:style-name="ce1">
            <text:p>0.016563</text:p>
          </table:table-cell>
          <table:table-cell office:value-type="float" office:value="8.3746000000000001E-2" table:style-name="ce1">
            <text:p>0.083746</text:p>
          </table:table-cell>
          <table:table-cell office:value-type="float" office:value="1.6275999999999999E-2" table:style-name="ce1">
            <text:p>0.016276</text:p>
          </table:table-cell>
          <table:table-cell table:style-name="ce1"/>
          <table:table-cell office:value-type="float" office:value="0.50004599999999999" table:style-name="ce1">
            <text:p>0.500046</text:p>
          </table:table-cell>
          <table:table-cell office:value-type="float" office:value="0.26858900000000002" table:style-name="ce1">
            <text:p>0.268589</text:p>
          </table:table-cell>
          <table:table-cell office:value-type="float" office:value="0" table:formula="of:=[.K43]-[.$K$18]" table:style-name="ce1">
            <text:p>0</text:p>
          </table:table-cell>
          <table:table-cell office:value-type="float" office:value="4.8474599999999996E-3" table:style-name="ce1">
            <text:p>0.00484746</text:p>
          </table:table-cell>
          <table:table-cell office:value-type="float" office:value="3.4340299999999998E-3" table:style-name="ce1">
            <text:p>0.00343403</text:p>
          </table:table-cell>
          <table:table-cell table:number-columns-repeated="16370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-3.2489999999999998E-2" table:style-name="ce1">
            <text:p>-0.03249</text:p>
          </table:table-cell>
          <table:table-cell office:value-type="float" office:value="2.2540999999999999E-2" table:style-name="ce1">
            <text:p>0.022541</text:p>
          </table:table-cell>
          <table:table-cell office:value-type="float" office:value="2.2693999999999999E-2" table:style-name="ce1">
            <text:p>0.022694</text:p>
          </table:table-cell>
          <table:table-cell office:value-type="float" office:value="8.8617000000000001E-2" table:style-name="ce1">
            <text:p>0.088617</text:p>
          </table:table-cell>
          <table:table-cell office:value-type="float" office:value="1.3270000000000001E-3" table:style-name="ce1">
            <text:p>0.001327</text:p>
          </table:table-cell>
          <table:table-cell office:value-type="float" office:value="8.9523000000000005E-2" table:style-name="ce1">
            <text:p>0.089523</text:p>
          </table:table-cell>
          <table:table-cell office:value-type="float" office:value="7.9600000000000005E-4" table:style-name="ce1">
            <text:p>0.000796</text:p>
          </table:table-cell>
          <table:table-cell table:style-name="ce1"/>
          <table:table-cell office:value-type="float" office:value="0.52001900000000001" table:style-name="ce1">
            <text:p>0.520019</text:p>
          </table:table-cell>
          <table:table-cell office:value-type="float" office:value="0.26871499999999998" table:style-name="ce1">
            <text:p>0.268715</text:p>
          </table:table-cell>
          <table:table-cell office:value-type="float" office:value="1.2599999999995948E-4" table:formula="of:=[.K44]-[.$K$18]" table:style-name="ce1">
            <text:p>0.000126</text:p>
          </table:table-cell>
          <table:table-cell office:value-type="float" office:value="3.7052299999999999E-3" table:style-name="ce1">
            <text:p>0.00370523</text:p>
          </table:table-cell>
          <table:table-cell office:value-type="float" office:value="3.1564599999999998E-3" table:style-name="ce1">
            <text:p>0.00315646</text:p>
          </table:table-cell>
          <table:table-cell table:number-columns-repeated="16370"/>
        </table:table-row>
        <table:table-row table:style-name="ro1">
          <table:table-cell office:value-type="float" office:value="1.25" table:style-name="ce1">
            <text:p>1.25</text:p>
          </table:table-cell>
          <table:table-cell office:value-type="float" office:value="-1.2456999999999999E-2" table:style-name="ce1">
            <text:p>-0.012457</text:p>
          </table:table-cell>
          <table:table-cell office:value-type="float" office:value="1.8398999999999999E-2" table:style-name="ce1">
            <text:p>0.018399</text:p>
          </table:table-cell>
          <table:table-cell office:value-type="float" office:value="1.8475999999999999E-2" table:style-name="ce1">
            <text:p>0.018476</text:p>
          </table:table-cell>
          <table:table-cell office:value-type="float" office:value="8.6485999999999993E-2" table:style-name="ce1">
            <text:p>0.086486</text:p>
          </table:table-cell>
          <table:table-cell office:value-type="float" office:value="-9.9539999999999993E-3" table:style-name="ce1">
            <text:p>-0.009954</text:p>
          </table:table-cell>
          <table:table-cell office:value-type="float" office:value="8.6955000000000005E-2" table:style-name="ce1">
            <text:p>0.086955</text:p>
          </table:table-cell>
          <table:table-cell office:value-type="float" office:value="-1.0628E-2" table:style-name="ce1">
            <text:p>-0.010628</text:p>
          </table:table-cell>
          <table:table-cell table:style-name="ce1"/>
          <table:table-cell office:value-type="float" office:value="0.54000400000000004" table:style-name="ce1">
            <text:p>0.540004</text:p>
          </table:table-cell>
          <table:table-cell office:value-type="float" office:value="0.26860400000000001" table:style-name="ce1">
            <text:p>0.268604</text:p>
          </table:table-cell>
          <table:table-cell office:value-type="float" office:value="1.4999999999987246E-5" table:formula="of:=[.K45]-[.$K$18]" table:style-name="ce1">
            <text:p>1.5E-05</text:p>
          </table:table-cell>
          <table:table-cell office:value-type="float" office:value="2.2185199999999999E-3" table:style-name="ce1">
            <text:p>0.00221852</text:p>
          </table:table-cell>
          <table:table-cell office:value-type="float" office:value="1.84173E-3" table:style-name="ce1">
            <text:p>0.00184173</text:p>
          </table:table-cell>
          <table:table-cell table:number-columns-repeated="16370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1.0118E-2" table:style-name="ce1">
            <text:p>0.010118</text:p>
          </table:table-cell>
          <table:table-cell office:value-type="float" office:value="1.2625000000000001E-2" table:style-name="ce1">
            <text:p>0.012625</text:p>
          </table:table-cell>
          <table:table-cell office:value-type="float" office:value="1.2657E-2" table:style-name="ce1">
            <text:p>0.012657</text:p>
          </table:table-cell>
          <table:table-cell office:value-type="float" office:value="7.9093999999999998E-2" table:style-name="ce1">
            <text:p>0.079094</text:p>
          </table:table-cell>
          <table:table-cell office:value-type="float" office:value="-1.5280999999999999E-2" table:style-name="ce1">
            <text:p>-0.015281</text:p>
          </table:table-cell>
          <table:table-cell office:value-type="float" office:value="7.9065999999999997E-2" table:style-name="ce1">
            <text:p>0.079066</text:p>
          </table:table-cell>
          <table:table-cell office:value-type="float" office:value="-1.5984000000000002E-2" table:style-name="ce1">
            <text:p>-0.015984</text:p>
          </table:table-cell>
          <table:table-cell table:style-name="ce1"/>
          <table:table-cell office:value-type="float" office:value="0.56002700000000005" table:style-name="ce1">
            <text:p>0.560027</text:p>
          </table:table-cell>
          <table:table-cell office:value-type="float" office:value="0.26867799999999997" table:style-name="ce1">
            <text:p>0.268678</text:p>
          </table:table-cell>
          <table:table-cell office:value-type="float" office:value="8.899999999995023E-5" table:formula="of:=[.K46]-[.$K$18]" table:style-name="ce1">
            <text:p>8.9E-05</text:p>
          </table:table-cell>
          <table:table-cell office:value-type="float" office:value="2.7592600000000001E-4" table:style-name="ce1">
            <text:p>0.000275926</text:p>
          </table:table-cell>
          <table:table-cell office:value-type="float" office:value="9.5284199999999997E-4" table:style-name="ce1">
            <text:p>0.000952842</text:p>
          </table:table-cell>
          <table:table-cell table:number-columns-repeated="16370"/>
        </table:table-row>
        <table:table-row table:style-name="ro1">
          <table:table-cell office:value-type="float" office:value="1.35" table:style-name="ce1">
            <text:p>1.35</text:p>
          </table:table-cell>
          <table:table-cell office:value-type="float" office:value="3.3319000000000001E-2" table:style-name="ce1">
            <text:p>0.033319</text:p>
          </table:table-cell>
          <table:table-cell office:value-type="float" office:value="7.0609999999999996E-3" table:style-name="ce1">
            <text:p>0.007061</text:p>
          </table:table-cell>
          <table:table-cell office:value-type="float" office:value="7.0150000000000004E-3" table:style-name="ce1">
            <text:p>0.007015</text:p>
          </table:table-cell>
          <table:table-cell office:value-type="float" office:value="7.0078000000000001E-2" table:style-name="ce1">
            <text:p>0.070078</text:p>
          </table:table-cell>
          <table:table-cell office:value-type="float" office:value="-1.4449E-2" table:style-name="ce1">
            <text:p>-0.014449</text:p>
          </table:table-cell>
          <table:table-cell office:value-type="float" office:value="6.9574999999999998E-2" table:style-name="ce1">
            <text:p>0.069575</text:p>
          </table:table-cell>
          <table:table-cell office:value-type="float" office:value="-1.506E-2" table:style-name="ce1">
            <text:p>-0.01506</text:p>
          </table:table-cell>
          <table:table-cell table:style-name="ce1"/>
          <table:table-cell office:value-type="float" office:value="0.58004800000000001" table:style-name="ce1">
            <text:p>0.580048</text:p>
          </table:table-cell>
          <table:table-cell office:value-type="float" office:value="0.268675" table:style-name="ce1">
            <text:p>0.268675</text:p>
          </table:table-cell>
          <table:table-cell office:value-type="float" office:value="8.5999999999974985E-5" table:formula="of:=[.K47]-[.$K$18]" table:style-name="ce1">
            <text:p>8.6E-05</text:p>
          </table:table-cell>
          <table:table-cell office:value-type="float" office:value="-1.1090500000000001E-3" table:style-name="ce1">
            <text:p>-0.00110905</text:p>
          </table:table-cell>
          <table:table-cell office:value-type="float" office:value="1.42507E-2" table:style-name="ce1">
            <text:p>0.0142507</text:p>
          </table:table-cell>
          <table:table-cell table:number-columns-repeated="16370"/>
        </table:table-row>
        <table:table-row table:style-name="ro1">
          <table:table-cell office:value-type="float" office:value="1.4" table:style-name="ce1">
            <text:p>1.4</text:p>
          </table:table-cell>
          <table:table-cell office:value-type="float" office:value="5.4919000000000003E-2" table:style-name="ce1">
            <text:p>0.054919</text:p>
          </table:table-cell>
          <table:table-cell office:value-type="float" office:value="3.372E-3" table:style-name="ce1">
            <text:p>0.003372</text:p>
          </table:table-cell>
          <table:table-cell office:value-type="float" office:value="3.179E-3" table:style-name="ce1">
            <text:p>0.003179</text:p>
          </table:table-cell>
          <table:table-cell office:value-type="float" office:value="6.2672000000000005E-2" table:style-name="ce1">
            <text:p>0.062672</text:p>
          </table:table-cell>
          <table:table-cell office:value-type="float" office:value="-9.0539999999999995E-3" table:style-name="ce1">
            <text:p>-0.009054</text:p>
          </table:table-cell>
          <table:table-cell office:value-type="float" office:value="6.1796999999999998E-2" table:style-name="ce1">
            <text:p>0.061797</text:p>
          </table:table-cell>
          <table:table-cell office:value-type="float" office:value="-9.4669999999999997E-3" table:style-name="ce1">
            <text:p>-0.009467</text:p>
          </table:table-cell>
          <table:table-cell table:style-name="ce1"/>
          <table:table-cell office:value-type="float" office:value="0.60003799999999996" table:style-name="ce1">
            <text:p>0.600038</text:p>
          </table:table-cell>
          <table:table-cell office:value-type="float" office:value="0.26866600000000002" table:style-name="ce1">
            <text:p>0.268666</text:p>
          </table:table-cell>
          <table:table-cell office:value-type="float" office:value="7.699999999999374E-5" table:formula="of:=[.K48]-[.$K$18]" table:style-name="ce1">
            <text:p>7.7E-05</text:p>
          </table:table-cell>
          <table:table-cell office:value-type="float" office:value="1.22075E-3" table:style-name="ce1">
            <text:p>0.00122075</text:p>
          </table:table-cell>
          <table:table-cell office:value-type="float" office:value="-8.9166699999999998E-3" table:style-name="ce1">
            <text:p>-0.00891667</text:p>
          </table:table-cell>
          <table:table-cell table:number-columns-repeated="16370"/>
        </table:table-row>
        <table:table-row table:style-name="ro1">
          <table:table-cell office:value-type="float" office:value="1.45" table:style-name="ce1">
            <text:p>1.45</text:p>
          </table:table-cell>
          <table:table-cell office:value-type="float" office:value="7.2691000000000006E-2" table:style-name="ce1">
            <text:p>0.072691</text:p>
          </table:table-cell>
          <table:table-cell office:value-type="float" office:value="2.5799999999999998E-3" table:style-name="ce1">
            <text:p>0.00258</text:p>
          </table:table-cell>
          <table:table-cell office:value-type="float" office:value="2.2179999999999999E-3" table:style-name="ce1">
            <text:p>0.002218</text:p>
          </table:table-cell>
          <table:table-cell office:value-type="float" office:value="5.8749000000000003E-2" table:style-name="ce1">
            <text:p>0.058749</text:p>
          </table:table-cell>
          <table:table-cell office:value-type="float" office:value="-2.0430000000000001E-3" table:style-name="ce1">
            <text:p>-0.002043</text:p>
          </table:table-cell>
          <table:table-cell office:value-type="float" office:value="5.7671E-2" table:style-name="ce1">
            <text:p>0.057671</text:p>
          </table:table-cell>
          <table:table-cell office:value-type="float" office:value="-2.1840000000000002E-3" table:style-name="ce1">
            <text:p>-0.002184</text:p>
          </table:table-cell>
          <table:table-cell table:style-name="ce1"/>
          <table:table-cell office:value-type="float" office:value="0.62000500000000003" table:style-name="ce1">
            <text:p>0.620005</text:p>
          </table:table-cell>
          <table:table-cell office:value-type="float" office:value="0.26874399999999998" table:style-name="ce1">
            <text:p>0.268744</text:p>
          </table:table-cell>
          <table:table-cell office:value-type="float" office:value="1.5499999999996072E-4" table:formula="of:=[.K49]-[.$K$18]" table:style-name="ce1">
            <text:p>0.000155</text:p>
          </table:table-cell>
          <table:table-cell office:value-type="float" office:value="4.2220199999999999E-4" table:style-name="ce1">
            <text:p>0.000422202</text:p>
          </table:table-cell>
          <table:table-cell office:value-type="float" office:value="-1.4818699999999999E-3" table:style-name="ce3">
            <text:p>-1.48E-03</text:p>
          </table:table-cell>
          <table:table-cell table:number-columns-repeated="16370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8.4754999999999997E-2" table:style-name="ce1">
            <text:p>0.084755</text:p>
          </table:table-cell>
          <table:table-cell office:value-type="float" office:value="4.7710000000000001E-3" table:style-name="ce1">
            <text:p>0.004771</text:p>
          </table:table-cell>
          <table:table-cell office:value-type="float" office:value="4.3179999999999998E-3" table:style-name="ce1">
            <text:p>0.004318</text:p>
          </table:table-cell>
          <table:table-cell office:value-type="float" office:value="5.8243000000000003E-2" table:style-name="ce1">
            <text:p>0.058243</text:p>
          </table:table-cell>
          <table:table-cell office:value-type="float" office:value="3.1129999999999999E-3" table:style-name="ce1">
            <text:p>0.003113</text:p>
          </table:table-cell>
          <table:table-cell office:value-type="float" office:value="5.7171E-2" table:style-name="ce1">
            <text:p>0.057171</text:p>
          </table:table-cell>
          <table:table-cell office:value-type="float" office:value="3.271E-3" table:style-name="ce1">
            <text:p>0.003271</text:p>
          </table:table-cell>
          <table:table-cell table:style-name="ce1"/>
          <table:table-cell office:value-type="float" office:value="0.64002199999999998" table:style-name="ce1">
            <text:p>0.640022</text:p>
          </table:table-cell>
          <table:table-cell office:value-type="float" office:value="0.26866400000000001" table:style-name="ce1">
            <text:p>0.268664</text:p>
          </table:table-cell>
          <table:table-cell office:value-type="float" office:value="7.499999999999174E-5" table:formula="of:=[.K50]-[.$K$18]" table:style-name="ce1">
            <text:p>7.5E-05</text:p>
          </table:table-cell>
          <table:table-cell office:value-type="float" office:value="1.8817599999999999E-3" table:style-name="ce1">
            <text:p>0.00188176</text:p>
          </table:table-cell>
          <table:table-cell office:value-type="float" office:value="5.3028199999999998E-3" table:style-name="ce1">
            <text:p>0.00530282</text:p>
          </table:table-cell>
          <table:table-cell table:number-columns-repeated="16370"/>
        </table:table-row>
        <table:table-row table:style-name="ro1">
          <table:table-cell office:value-type="float" office:value="1.55" table:style-name="ce1">
            <text:p>1.55</text:p>
          </table:table-cell>
          <table:table-cell office:value-type="float" office:value="8.9885999999999994E-2" table:style-name="ce1">
            <text:p>0.089886</text:p>
          </table:table-cell>
          <table:table-cell office:value-type="float" office:value="9.0410000000000004E-3" table:style-name="ce1">
            <text:p>0.009041</text:p>
          </table:table-cell>
          <table:table-cell office:value-type="float" office:value="8.6490000000000004E-3" table:style-name="ce1">
            <text:p>0.008649</text:p>
          </table:table-cell>
          <table:table-cell office:value-type="float" office:value="5.9122000000000001E-2" table:style-name="ce1">
            <text:p>0.059122</text:p>
          </table:table-cell>
          <table:table-cell office:value-type="float" office:value="3.392E-3" table:style-name="ce1">
            <text:p>0.003392</text:p>
          </table:table-cell>
          <table:table-cell office:value-type="float" office:value="5.8264000000000003E-2" table:style-name="ce1">
            <text:p>0.058264</text:p>
          </table:table-cell>
          <table:table-cell office:value-type="float" office:value="3.8159999999999999E-3" table:style-name="ce1">
            <text:p>0.003816</text:p>
          </table:table-cell>
          <table:table-cell table:style-name="ce1"/>
          <table:table-cell office:value-type="float" office:value="0.66001100000000001" table:style-name="ce1">
            <text:p>0.660011</text:p>
          </table:table-cell>
          <table:table-cell office:value-type="float" office:value="0.26876499999999998" table:style-name="ce1">
            <text:p>0.268765</text:p>
          </table:table-cell>
          <table:table-cell office:value-type="float" office:value="1.7599999999995397E-4" table:formula="of:=[.K51]-[.$K$18]" table:style-name="ce1">
            <text:p>0.000176</text:p>
          </table:table-cell>
          <table:table-cell office:value-type="float" office:value="2.7927999999999998E-3" table:style-name="ce1">
            <text:p>0.0027928</text:p>
          </table:table-cell>
          <table:table-cell office:value-type="float" office:value="-4.9584E-3" table:style-name="ce1">
            <text:p>-0.0049584</text:p>
          </table:table-cell>
          <table:table-cell table:number-columns-repeated="16370"/>
        </table:table-row>
        <table:table-row table:style-name="ro1">
          <table:table-cell office:value-type="float" office:value="1.6" table:style-name="ce1">
            <text:p>1.6</text:p>
          </table:table-cell>
          <table:table-cell office:value-type="float" office:value="8.7712999999999999E-2" table:style-name="ce1">
            <text:p>0.087713</text:p>
          </table:table-cell>
          <table:table-cell office:value-type="float" office:value="1.372E-2" table:style-name="ce1">
            <text:p>0.01372</text:p>
          </table:table-cell>
          <table:table-cell office:value-type="float" office:value="1.3526E-2" table:style-name="ce1">
            <text:p>0.013526</text:p>
          </table:table-cell>
          <table:table-cell office:value-type="float" office:value="5.7921E-2" table:style-name="ce1">
            <text:p>0.057921</text:p>
          </table:table-cell>
          <table:table-cell office:value-type="float" office:value="-2.9020000000000001E-3" table:style-name="ce1">
            <text:p>-0.002902</text:p>
          </table:table-cell>
          <table:table-cell office:value-type="float" office:value="5.7440999999999999E-2" table:style-name="ce1">
            <text:p>0.057441</text:p>
          </table:table-cell>
          <table:table-cell office:value-type="float" office:value="-2.3050000000000002E-3" table:style-name="ce1">
            <text:p>-0.002305</text:p>
          </table:table-cell>
          <table:table-cell table:style-name="ce1"/>
          <table:table-cell office:value-type="float" office:value="0.68000099999999997" table:style-name="ce1">
            <text:p>0.680001</text:p>
          </table:table-cell>
          <table:table-cell office:value-type="float" office:value="0.26873900000000001" table:style-name="ce1">
            <text:p>0.268739</text:p>
          </table:table-cell>
          <table:table-cell office:value-type="float" office:value="1.4999999999998348E-4" table:formula="of:=[.K52]-[.$K$18]" table:style-name="ce1">
            <text:p>0.00015</text:p>
          </table:table-cell>
          <table:table-cell office:value-type="float" office:value="2.3835100000000001E-3" table:style-name="ce1">
            <text:p>0.00238351</text:p>
          </table:table-cell>
          <table:table-cell office:value-type="float" office:value="9.6083200000000001E-4" table:style-name="ce1">
            <text:p>0.000960832</text:p>
          </table:table-cell>
          <table:table-cell table:number-columns-repeated="16370"/>
        </table:table-row>
        <table:table-row table:style-name="ro1">
          <table:table-cell office:value-type="float" office:value="1.65" table:style-name="ce1">
            <text:p>1.65</text:p>
          </table:table-cell>
          <table:table-cell office:value-type="float" office:value="7.8756999999999994E-2" table:style-name="ce1">
            <text:p>0.078757</text:p>
          </table:table-cell>
          <table:table-cell office:value-type="float" office:value="1.6812000000000001E-2" table:style-name="ce1">
            <text:p>0.016812</text:p>
          </table:table-cell>
          <table:table-cell office:value-type="float" office:value="1.6868000000000001E-2" table:style-name="ce1">
            <text:p>0.016868</text:p>
          </table:table-cell>
          <table:table-cell office:value-type="float" office:value="5.0721000000000002E-2" table:style-name="ce1">
            <text:p>0.050721</text:p>
          </table:table-cell>
          <table:table-cell office:value-type="float" office:value="-1.5608E-2" table:style-name="ce1">
            <text:p>-0.015608</text:p>
          </table:table-cell>
          <table:table-cell office:value-type="float" office:value="5.0699000000000001E-2" table:style-name="ce1">
            <text:p>0.050699</text:p>
          </table:table-cell>
          <table:table-cell office:value-type="float" office:value="-1.4970000000000001E-2" table:style-name="ce1">
            <text:p>-0.01497</text:p>
          </table:table-cell>
          <table:table-cell table:style-name="ce1"/>
          <table:table-cell office:value-type="float" office:value="0.70003800000000005" table:style-name="ce1">
            <text:p>0.700038</text:p>
          </table:table-cell>
          <table:table-cell office:value-type="float" office:value="0.26873799999999998" table:style-name="ce1">
            <text:p>0.268738</text:p>
          </table:table-cell>
          <table:table-cell office:value-type="float" office:value="1.4899999999995472E-4" table:formula="of:=[.K53]-[.$K$18]" table:style-name="ce1">
            <text:p>0.000149</text:p>
          </table:table-cell>
          <table:table-cell office:value-type="float" office:value="4.8114500000000001E-3" table:style-name="ce1">
            <text:p>0.00481145</text:p>
          </table:table-cell>
          <table:table-cell office:value-type="float" office:value="-4.0629799999999998E-4" table:style-name="ce1">
            <text:p>-0.000406298</text:p>
          </table:table-cell>
          <table:table-cell table:number-columns-repeated="16370"/>
        </table:table-row>
        <table:table-row table:style-name="ro1">
          <table:table-cell office:value-type="float" office:value="1.7" table:style-name="ce1">
            <text:p>1.7</text:p>
          </table:table-cell>
          <table:table-cell office:value-type="float" office:value="6.4301999999999998E-2" table:style-name="ce1">
            <text:p>0.064302</text:p>
          </table:table-cell>
          <table:table-cell office:value-type="float" office:value="1.6549000000000001E-2" table:style-name="ce1">
            <text:p>0.016549</text:p>
          </table:table-cell>
          <table:table-cell office:value-type="float" office:value="1.6808E-2" table:style-name="ce1">
            <text:p>0.016808</text:p>
          </table:table-cell>
          <table:table-cell office:value-type="float" office:value="3.4298000000000002E-2" table:style-name="ce1">
            <text:p>0.034298</text:p>
          </table:table-cell>
          <table:table-cell office:value-type="float" office:value="-3.2650999999999999E-2" table:style-name="ce1">
            <text:p>-0.032651</text:p>
          </table:table-cell>
          <table:table-cell office:value-type="float" office:value="3.4710999999999999E-2" table:style-name="ce1">
            <text:p>0.034711</text:p>
          </table:table-cell>
          <table:table-cell office:value-type="float" office:value="-3.2113000000000003E-2" table:style-name="ce1">
            <text:p>-0.032113</text:p>
          </table:table-cell>
          <table:table-cell table:style-name="ce1"/>
          <table:table-cell office:value-type="float" office:value="0.72001599999999999" table:style-name="ce1">
            <text:p>0.720016</text:p>
          </table:table-cell>
          <table:table-cell office:value-type="float" office:value="0.26879700000000001" table:style-name="ce1">
            <text:p>0.268797</text:p>
          </table:table-cell>
          <table:table-cell office:value-type="float" office:value="2.0799999999998597E-4" table:formula="of:=[.K54]-[.$K$18]" table:style-name="ce1">
            <text:p>0.000208</text:p>
          </table:table-cell>
          <table:table-cell office:value-type="float" office:value="2.4370099999999999E-3" table:style-name="ce1">
            <text:p>0.00243701</text:p>
          </table:table-cell>
          <table:table-cell office:value-type="float" office:value="7.02675E-3" table:style-name="ce1">
            <text:p>0.00702675</text:p>
          </table:table-cell>
          <table:table-cell table:number-columns-repeated="16370"/>
        </table:table-row>
        <table:table-row table:style-name="ro1">
          <table:table-cell office:value-type="float" office:value="1.75" table:style-name="ce1">
            <text:p>1.75</text:p>
          </table:table-cell>
          <table:table-cell office:value-type="float" office:value="4.6122999999999997E-2" table:style-name="ce1">
            <text:p>0.046123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2257000000000001E-2" table:style-name="ce1">
            <text:p>0.012257</text:p>
          </table:table-cell>
          <table:table-cell office:value-type="float" office:value="7.1570000000000002E-3" table:style-name="ce1">
            <text:p>0.007157</text:p>
          </table:table-cell>
          <table:table-cell office:value-type="float" office:value="-5.0504E-2" table:style-name="ce1">
            <text:p>-0.050504</text:p>
          </table:table-cell>
          <table:table-cell office:value-type="float" office:value="7.8869999999999999E-3" table:style-name="ce1">
            <text:p>0.007887</text:p>
          </table:table-cell>
          <table:table-cell office:value-type="float" office:value="-5.0176999999999999E-2" table:style-name="ce1">
            <text:p>-0.050177</text:p>
          </table:table-cell>
          <table:table-cell table:style-name="ce1"/>
          <table:table-cell office:value-type="float" office:value="0.74004300000000001" table:style-name="ce1">
            <text:p>0.740043</text:p>
          </table:table-cell>
          <table:table-cell office:value-type="float" office:value="0.26877299999999998" table:style-name="ce1">
            <text:p>0.268773</text:p>
          </table:table-cell>
          <table:table-cell office:value-type="float" office:value="1.8399999999996197E-4" table:formula="of:=[.K55]-[.$K$18]" table:style-name="ce1">
            <text:p>0.000184</text:p>
          </table:table-cell>
          <table:table-cell office:value-type="float" office:value="5.0486400000000001E-3" table:style-name="ce1">
            <text:p>0.00504864</text:p>
          </table:table-cell>
          <table:table-cell office:value-type="float" office:value="-3.1530400000000002E-3" table:style-name="ce1">
            <text:p>-0.00315304</text:p>
          </table:table-cell>
          <table:table-cell table:number-columns-repeated="16370"/>
        </table:table-row>
        <table:table-row table:style-name="ro1">
          <table:table-cell office:value-type="float" office:value="1.8" table:style-name="ce1">
            <text:p>1.8</text:p>
          </table:table-cell>
          <table:table-cell office:value-type="float" office:value="2.614E-2" table:style-name="ce1">
            <text:p>0.02614</text:p>
          </table:table-cell>
          <table:table-cell office:value-type="float" office:value="2.8999999999999998E-3" table:style-name="ce1">
            <text:p>0.0029</text:p>
          </table:table-cell>
          <table:table-cell office:value-type="float" office:value="3.2469999999999999E-3" table:style-name="ce1">
            <text:p>0.003247</text:p>
          </table:table-cell>
          <table:table-cell office:value-type="float" office:value="-2.9831E-2" table:style-name="ce1">
            <text:p>-0.029831</text:p>
          </table:table-cell>
          <table:table-cell office:value-type="float" office:value="-6.5030000000000004E-2" table:style-name="ce1">
            <text:p>-0.06503</text:p>
          </table:table-cell>
          <table:table-cell office:value-type="float" office:value="-2.8964E-2" table:style-name="ce1">
            <text:p>-0.028964</text:p>
          </table:table-cell>
          <table:table-cell office:value-type="float" office:value="-6.4971000000000001E-2" table:style-name="ce1">
            <text:p>-0.064971</text:p>
          </table:table-cell>
          <table:table-cell table:style-name="ce1"/>
          <table:table-cell office:value-type="float" office:value="0.76001799999999997" table:style-name="ce1">
            <text:p>0.760018</text:p>
          </table:table-cell>
          <table:table-cell office:value-type="float" office:value="0.26882" table:style-name="ce1">
            <text:p>0.26882</text:p>
          </table:table-cell>
          <table:table-cell office:value-type="float" office:value="2.3099999999998122E-4" table:formula="of:=[.K56]-[.$K$18]" table:style-name="ce1">
            <text:p>0.000231</text:p>
          </table:table-cell>
          <table:table-cell office:value-type="float" office:value="3.1657299999999998E-3" table:style-name="ce1">
            <text:p>0.00316573</text:p>
          </table:table-cell>
          <table:table-cell office:value-type="float" office:value="-4.19393E-4" table:style-name="ce1">
            <text:p>-0.000419393</text:p>
          </table:table-cell>
          <table:table-cell table:number-columns-repeated="16370"/>
        </table:table-row>
        <table:table-row table:style-name="ro1">
          <table:table-cell office:value-type="float" office:value="1.85" table:style-name="ce1">
            <text:p>1.85</text:p>
          </table:table-cell>
          <table:table-cell office:value-type="float" office:value="6.0920000000000002E-3" table:style-name="ce1">
            <text:p>0.006092</text:p>
          </table:table-cell>
          <table:table-cell office:value-type="float" office:value="-9.299E-3" table:style-name="ce1">
            <text:p>-0.009299</text:p>
          </table:table-cell>
          <table:table-cell office:value-type="float" office:value="-9.0379999999999992E-3" table:style-name="ce1">
            <text:p>-0.009038</text:p>
          </table:table-cell>
          <table:table-cell office:value-type="float" office:value="-7.3370000000000005E-2" table:style-name="ce1">
            <text:p>-0.07337</text:p>
          </table:table-cell>
          <table:table-cell office:value-type="float" office:value="-7.2507000000000002E-2" table:style-name="ce1">
            <text:p>-0.072507</text:p>
          </table:table-cell>
          <table:table-cell office:value-type="float" office:value="-7.2564000000000003E-2" table:style-name="ce1">
            <text:p>-0.072564</text:p>
          </table:table-cell>
          <table:table-cell office:value-type="float" office:value="-7.2706999999999994E-2" table:style-name="ce1">
            <text:p>-0.072707</text:p>
          </table:table-cell>
          <table:table-cell table:style-name="ce1"/>
          <table:table-cell office:value-type="float" office:value="0.78000100000000006" table:style-name="ce1">
            <text:p>0.780001</text:p>
          </table:table-cell>
          <table:table-cell office:value-type="float" office:value="0.26877099999999998" table:style-name="ce1">
            <text:p>0.268771</text:p>
          </table:table-cell>
          <table:table-cell office:value-type="float" office:value="1.8199999999995997E-4" table:formula="of:=[.K57]-[.$K$18]" table:style-name="ce1">
            <text:p>0.000182</text:p>
          </table:table-cell>
          <table:table-cell office:value-type="float" office:value="3.0584800000000001E-3" table:style-name="ce1">
            <text:p>0.00305848</text:p>
          </table:table-cell>
          <table:table-cell office:value-type="float" office:value="7.9104099999999997E-3" table:style-name="ce1">
            <text:p>0.00791041</text:p>
          </table:table-cell>
          <table:table-cell table:number-columns-repeated="16370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-1.269E-2" table:style-name="ce1">
            <text:p>-0.01269</text:p>
          </table:table-cell>
          <table:table-cell office:value-type="float" office:value="-2.2672000000000001E-2" table:style-name="ce1">
            <text:p>-0.022672</text:p>
          </table:table-cell>
          <table:table-cell office:value-type="float" office:value="-2.2533999999999998E-2" table:style-name="ce1">
            <text:p>-0.022534</text:p>
          </table:table-cell>
          <table:table-cell office:value-type="float" office:value="-0.118288" table:style-name="ce1">
            <text:p>-0.118288</text:p>
          </table:table-cell>
          <table:table-cell office:value-type="float" office:value="-7.0548E-2" table:style-name="ce1">
            <text:p>-0.070548</text:p>
          </table:table-cell>
          <table:table-cell office:value-type="float" office:value="-0.11770799999999999" table:style-name="ce1">
            <text:p>-0.117708</text:p>
          </table:table-cell>
          <table:table-cell office:value-type="float" office:value="-7.0939000000000002E-2" table:style-name="ce1">
            <text:p>-0.070939</text:p>
          </table:table-cell>
          <table:table-cell table:style-name="ce1"/>
          <table:table-cell office:value-type="float" office:value="0.800037" table:style-name="ce1">
            <text:p>0.800037</text:p>
          </table:table-cell>
          <table:table-cell office:value-type="float" office:value="0.268818" table:style-name="ce1">
            <text:p>0.268818</text:p>
          </table:table-cell>
          <table:table-cell office:value-type="float" office:value="2.2899999999997922E-4" table:formula="of:=[.K58]-[.$K$18]" table:style-name="ce1">
            <text:p>0.000229</text:p>
          </table:table-cell>
          <table:table-cell office:value-type="float" office:value="5.7027900000000001E-3" table:style-name="ce1">
            <text:p>0.00570279</text:p>
          </table:table-cell>
          <table:table-cell office:value-type="float" office:value="1.54222E-3" table:style-name="ce1">
            <text:p>0.00154222</text:p>
          </table:table-cell>
          <table:table-cell table:number-columns-repeated="16370"/>
        </table:table-row>
        <table:table-row table:style-name="ro1">
          <table:table-cell office:value-type="float" office:value="1.95" table:style-name="ce1">
            <text:p>1.95</text:p>
          </table:table-cell>
          <table:table-cell office:value-type="float" office:value="-2.937E-2" table:style-name="ce1">
            <text:p>-0.02937</text:p>
          </table:table-cell>
          <table:table-cell office:value-type="float" office:value="-3.4800999999999999E-2" table:style-name="ce1">
            <text:p>-0.034801</text:p>
          </table:table-cell>
          <table:table-cell office:value-type="float" office:value="-3.4791000000000002E-2" table:style-name="ce1">
            <text:p>-0.034791</text:p>
          </table:table-cell>
          <table:table-cell office:value-type="float" office:value="-0.15853999999999999" table:style-name="ce1">
            <text:p>-0.15854</text:p>
          </table:table-cell>
          <table:table-cell office:value-type="float" office:value="-5.8680999999999997E-2" table:style-name="ce1">
            <text:p>-0.058681</text:p>
          </table:table-cell>
          <table:table-cell office:value-type="float" office:value="-0.15828500000000001" table:style-name="ce1">
            <text:p>-0.158285</text:p>
          </table:table-cell>
          <table:table-cell office:value-type="float" office:value="-5.9159000000000003E-2" table:style-name="ce1">
            <text:p>-0.059159</text:p>
          </table:table-cell>
          <table:table-cell table:style-name="ce1"/>
          <table:table-cell office:value-type="float" office:value="0.820021" table:style-name="ce1">
            <text:p>0.820021</text:p>
          </table:table-cell>
          <table:table-cell office:value-type="float" office:value="0.26880399999999999" table:style-name="ce1">
            <text:p>0.268804</text:p>
          </table:table-cell>
          <table:table-cell office:value-type="float" office:value="2.1499999999996522E-4" table:formula="of:=[.K59]-[.$K$18]" table:style-name="ce1">
            <text:p>0.000215</text:p>
          </table:table-cell>
          <table:table-cell office:value-type="float" office:value="2.18243E-3" table:style-name="ce1">
            <text:p>0.00218243</text:p>
          </table:table-cell>
          <table:table-cell office:value-type="float" office:value="6.3221900000000001E-3" table:style-name="ce1">
            <text:p>0.00632219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.3543999999999999E-2" table:style-name="ce1">
            <text:p>-0.043544</text:p>
          </table:table-cell>
          <table:table-cell office:value-type="float" office:value="-4.3466999999999999E-2" table:style-name="ce1">
            <text:p>-0.043467</text:p>
          </table:table-cell>
          <table:table-cell office:value-type="float" office:value="-4.3567000000000002E-2" table:style-name="ce1">
            <text:p>-0.043567</text:p>
          </table:table-cell>
          <table:table-cell office:value-type="float" office:value="-0.18842900000000001" table:style-name="ce1">
            <text:p>-0.188429</text:p>
          </table:table-cell>
          <table:table-cell office:value-type="float" office:value="-3.8432000000000001E-2" table:style-name="ce1">
            <text:p>-0.038432</text:p>
          </table:table-cell>
          <table:table-cell office:value-type="float" office:value="-0.18851899999999999" table:style-name="ce1">
            <text:p>-0.188519</text:p>
          </table:table-cell>
          <table:table-cell office:value-type="float" office:value="-3.8887999999999999E-2" table:style-name="ce1">
            <text:p>-0.038888</text:p>
          </table:table-cell>
          <table:table-cell table:style-name="ce1"/>
          <table:table-cell office:value-type="float" office:value="0.84002399999999999" table:style-name="ce1">
            <text:p>0.840024</text:p>
          </table:table-cell>
          <table:table-cell office:value-type="float" office:value="0.268791" table:style-name="ce1">
            <text:p>0.268791</text:p>
          </table:table-cell>
          <table:table-cell office:value-type="float" office:value="2.0199999999997997E-4" table:formula="of:=[.K60]-[.$K$18]" table:style-name="ce1">
            <text:p>0.000202</text:p>
          </table:table-cell>
          <table:table-cell office:value-type="float" office:value="4.9720099999999998E-3" table:style-name="ce1">
            <text:p>0.00497201</text:p>
          </table:table-cell>
          <table:table-cell office:value-type="float" office:value="8.3856799999999995E-3" table:style-name="ce1">
            <text:p>0.00838568</text:p>
          </table:table-cell>
          <table:table-cell table:number-columns-repeated="16370"/>
        </table:table-row>
        <table:table-row table:style-name="ro1">
          <table:table-cell office:value-type="float" office:value="2.0499999999999998" table:style-name="ce1">
            <text:p>2.05</text:p>
          </table:table-cell>
          <table:table-cell office:value-type="float" office:value="-5.5069E-2" table:style-name="ce1">
            <text:p>-0.055069</text:p>
          </table:table-cell>
          <table:table-cell office:value-type="float" office:value="-4.7175000000000002E-2" table:style-name="ce1">
            <text:p>-0.047175</text:p>
          </table:table-cell>
          <table:table-cell office:value-type="float" office:value="-4.7351999999999998E-2" table:style-name="ce1">
            <text:p>-0.047352</text:p>
          </table:table-cell>
          <table:table-cell office:value-type="float" office:value="-0.20371900000000001" table:style-name="ce1">
            <text:p>-0.203719</text:p>
          </table:table-cell>
          <table:table-cell office:value-type="float" office:value="-1.291E-2" table:style-name="ce1">
            <text:p>-0.01291</text:p>
          </table:table-cell>
          <table:table-cell office:value-type="float" office:value="-0.204098" table:style-name="ce1">
            <text:p>-0.204098</text:p>
          </table:table-cell>
          <table:table-cell office:value-type="float" office:value="-1.3251000000000001E-2" table:style-name="ce1">
            <text:p>-0.013251</text:p>
          </table:table-cell>
          <table:table-cell table:style-name="ce1"/>
          <table:table-cell office:value-type="float" office:value="0.86000299999999996" table:style-name="ce1">
            <text:p>0.860003</text:p>
          </table:table-cell>
          <table:table-cell office:value-type="float" office:value="0.26885100000000001" table:style-name="ce1">
            <text:p>0.268851</text:p>
          </table:table-cell>
          <table:table-cell office:value-type="float" office:value="2.6199999999998447E-4" table:formula="of:=[.K61]-[.$K$18]" table:style-name="ce1">
            <text:p>0.000262</text:p>
          </table:table-cell>
          <table:table-cell office:value-type="float" office:value="4.47965E-3" table:style-name="ce1">
            <text:p>0.00447965</text:p>
          </table:table-cell>
          <table:table-cell office:value-type="float" office:value="1.3676199999999999E-2" table:style-name="ce1">
            <text:p>0.0136762</text:p>
          </table:table-cell>
          <table:table-cell table:number-columns-repeated="16370"/>
        </table:table-row>
        <table:table-row table:style-name="ro1">
          <table:table-cell office:value-type="float" office:value="2.1" table:style-name="ce1">
            <text:p>2.1</text:p>
          </table:table-cell>
          <table:table-cell office:value-type="float" office:value="-6.3869999999999996E-2" table:style-name="ce1">
            <text:p>-0.06387</text:p>
          </table:table-cell>
          <table:table-cell office:value-type="float" office:value="-4.5488000000000001E-2" table:style-name="ce1">
            <text:p>-0.045488</text:p>
          </table:table-cell>
          <table:table-cell office:value-type="float" office:value="-4.5698999999999997E-2" table:style-name="ce1">
            <text:p>-0.045699</text:p>
          </table:table-cell>
          <table:table-cell office:value-type="float" office:value="-0.20236799999999999" table:style-name="ce1">
            <text:p>-0.202368</text:p>
          </table:table-cell>
          <table:table-cell office:value-type="float" office:value="1.4E-2" table:style-name="ce1">
            <text:p>0.014</text:p>
          </table:table-cell>
          <table:table-cell office:value-type="float" office:value="-0.202929" table:style-name="ce1">
            <text:p>-0.202929</text:p>
          </table:table-cell>
          <table:table-cell office:value-type="float" office:value="1.383E-2" table:style-name="ce1">
            <text:p>0.01383</text:p>
          </table:table-cell>
          <table:table-cell table:style-name="ce1"/>
          <table:table-cell office:value-type="float" office:value="0.88002800000000003" table:style-name="ce1">
            <text:p>0.880028</text:p>
          </table:table-cell>
          <table:table-cell office:value-type="float" office:value="0.26885100000000001" table:style-name="ce1">
            <text:p>0.268851</text:p>
          </table:table-cell>
          <table:table-cell office:value-type="float" office:value="2.6199999999998447E-4" table:formula="of:=[.K62]-[.$K$18]" table:style-name="ce1">
            <text:p>0.000262</text:p>
          </table:table-cell>
          <table:table-cell office:value-type="float" office:value="1.92976E-3" table:style-name="ce1">
            <text:p>0.00192976</text:p>
          </table:table-cell>
          <table:table-cell office:value-type="float" office:value="7.5536400000000004E-3" table:style-name="ce1">
            <text:p>0.00755364</text:p>
          </table:table-cell>
          <table:table-cell table:number-columns-repeated="16370"/>
        </table:table-row>
        <table:table-row table:style-name="ro1">
          <table:table-cell office:value-type="float" office:value="2.15" table:style-name="ce1">
            <text:p>2.15</text:p>
          </table:table-cell>
          <table:table-cell office:value-type="float" office:value="-6.9786000000000001E-2" table:style-name="ce1">
            <text:p>-0.069786</text:p>
          </table:table-cell>
          <table:table-cell office:value-type="float" office:value="-3.9066999999999998E-2" table:style-name="ce1">
            <text:p>-0.039067</text:p>
          </table:table-cell>
          <table:table-cell office:value-type="float" office:value="-3.9261999999999998E-2" table:style-name="ce1">
            <text:p>-0.039262</text:p>
          </table:table-cell>
          <table:table-cell office:value-type="float" office:value="-0.18472" table:style-name="ce1">
            <text:p>-0.18472</text:p>
          </table:table-cell>
          <table:table-cell office:value-type="float" office:value="3.8587999999999997E-2" table:style-name="ce1">
            <text:p>0.038588</text:p>
          </table:table-cell>
          <table:table-cell office:value-type="float" office:value="-0.185331" table:style-name="ce1">
            <text:p>-0.185331</text:p>
          </table:table-cell>
          <table:table-cell office:value-type="float" office:value="3.8606000000000001E-2" table:style-name="ce1">
            <text:p>0.038606</text:p>
          </table:table-cell>
          <table:table-cell table:style-name="ce1"/>
          <table:table-cell office:value-type="float" office:value="0.90005199999999996" table:style-name="ce1">
            <text:p>0.900052</text:p>
          </table:table-cell>
          <table:table-cell office:value-type="float" office:value="0.26891100000000001" table:style-name="ce1">
            <text:p>0.268911</text:p>
          </table:table-cell>
          <table:table-cell office:value-type="float" office:value="3.2199999999998896E-4" table:formula="of:=[.K63]-[.$K$18]" table:style-name="ce1">
            <text:p>0.000322</text:p>
          </table:table-cell>
          <table:table-cell office:value-type="float" office:value="4.3282700000000004E-3" table:style-name="ce1">
            <text:p>0.00432827</text:p>
          </table:table-cell>
          <table:table-cell office:value-type="float" office:value="9.1788000000000008E-3" table:style-name="ce1">
            <text:p>0.0091788</text:p>
          </table:table-cell>
          <table:table-cell table:number-columns-repeated="16370"/>
        </table:table-row>
        <table:table-row table:style-name="ro1">
          <table:table-cell office:value-type="float" office:value="2.2000000000000002" table:style-name="ce1">
            <text:p>2.2</text:p>
          </table:table-cell>
          <table:table-cell office:value-type="float" office:value="-7.2503999999999999E-2" table:style-name="ce1">
            <text:p>-0.072504</text:p>
          </table:table-cell>
          <table:table-cell office:value-type="float" office:value="-2.9412000000000001E-2" table:style-name="ce1">
            <text:p>-0.029412</text:p>
          </table:table-cell>
          <table:table-cell office:value-type="float" office:value="-2.9548999999999999E-2" table:style-name="ce1">
            <text:p>-0.029549</text:p>
          </table:table-cell>
          <table:table-cell office:value-type="float" office:value="-0.15313199999999999" table:style-name="ce1">
            <text:p>-0.153132</text:p>
          </table:table-cell>
          <table:table-cell office:value-type="float" office:value="5.8148999999999999E-2" table:style-name="ce1">
            <text:p>0.058149</text:p>
          </table:table-cell>
          <table:table-cell office:value-type="float" office:value="-0.153664" table:style-name="ce1">
            <text:p>-0.153664</text:p>
          </table:table-cell>
          <table:table-cell office:value-type="float" office:value="5.8337E-2" table:style-name="ce1">
            <text:p>0.058337</text:p>
          </table:table-cell>
          <table:table-cell table:style-name="ce1"/>
          <table:table-cell office:value-type="float" office:value="0.92004600000000003" table:style-name="ce1">
            <text:p>0.920046</text:p>
          </table:table-cell>
          <table:table-cell office:value-type="float" office:value="0.26892500000000003" table:style-name="ce1">
            <text:p>0.268925</text:p>
          </table:table-cell>
          <table:table-cell office:value-type="float" office:value="3.3600000000000296E-4" table:formula="of:=[.K64]-[.$K$18]" table:style-name="ce1">
            <text:p>0.000336</text:p>
          </table:table-cell>
          <table:table-cell office:value-type="float" office:value="2.55631E-3" table:style-name="ce1">
            <text:p>0.00255631</text:p>
          </table:table-cell>
          <table:table-cell office:value-type="float" office:value="1.6085200000000001E-2" table:style-name="ce1">
            <text:p>0.0160852</text:p>
          </table:table-cell>
          <table:table-cell table:number-columns-repeated="16370"/>
        </table:table-row>
        <table:table-row table:style-name="ro1">
          <table:table-cell office:value-type="float" office:value="2.25" table:style-name="ce1">
            <text:p>2.25</text:p>
          </table:table-cell>
          <table:table-cell office:value-type="float" office:value="-7.1625999999999995E-2" table:style-name="ce1">
            <text:p>-0.071626</text:p>
          </table:table-cell>
          <table:table-cell office:value-type="float" office:value="-1.8391000000000001E-2" table:style-name="ce1">
            <text:p>-0.018391</text:p>
          </table:table-cell>
          <table:table-cell office:value-type="float" office:value="-1.8454000000000002E-2" table:style-name="ce1">
            <text:p>-0.018454</text:p>
          </table:table-cell>
          <table:table-cell office:value-type="float" office:value="-0.111194" table:style-name="ce1">
            <text:p>-0.111194</text:p>
          </table:table-cell>
          <table:table-cell office:value-type="float" office:value="7.1471999999999994E-2" table:style-name="ce1">
            <text:p>0.071472</text:p>
          </table:table-cell>
          <table:table-cell office:value-type="float" office:value="-0.111542" table:style-name="ce1">
            <text:p>-0.111542</text:p>
          </table:table-cell>
          <table:table-cell office:value-type="float" office:value="7.1783E-2" table:style-name="ce1">
            <text:p>0.071783</text:p>
          </table:table-cell>
          <table:table-cell table:style-name="ce1"/>
          <table:table-cell office:value-type="float" office:value="0.94003199999999998" table:style-name="ce1">
            <text:p>0.940032</text:p>
          </table:table-cell>
          <table:table-cell office:value-type="float" office:value="0.26900299999999999" table:style-name="ce1">
            <text:p>0.269003</text:p>
          </table:table-cell>
          <table:table-cell office:value-type="float" office:value="4.1399999999996995E-4" table:formula="of:=[.K65]-[.$K$18]" table:style-name="ce1">
            <text:p>0.000414</text:p>
          </table:table-cell>
          <table:table-cell office:value-type="float" office:value="2.8872199999999998E-3" table:style-name="ce1">
            <text:p>0.00288722</text:p>
          </table:table-cell>
          <table:table-cell office:value-type="float" office:value="1.1332399999999999E-2" table:style-name="ce1">
            <text:p>0.0113324</text:p>
          </table:table-cell>
          <table:table-cell table:number-columns-repeated="16370"/>
        </table:table-row>
        <table:table-row table:style-name="ro1">
          <table:table-cell office:value-type="float" office:value="2.2999999999999998" table:style-name="ce1">
            <text:p>2.3</text:p>
          </table:table-cell>
          <table:table-cell office:value-type="float" office:value="-6.6825999999999997E-2" table:style-name="ce1">
            <text:p>-0.066826</text:p>
          </table:table-cell>
          <table:table-cell office:value-type="float" office:value="-7.7029999999999998E-3" table:style-name="ce1">
            <text:p>-0.007703</text:p>
          </table:table-cell>
          <table:table-cell office:value-type="float" office:value="-7.7060000000000002E-3" table:style-name="ce1">
            <text:p>-0.007706</text:p>
          </table:table-cell>
          <table:table-cell office:value-type="float" office:value="-6.2785999999999995E-2" table:style-name="ce1">
            <text:p>-0.062786</text:p>
          </table:table-cell>
          <table:table-cell office:value-type="float" office:value="7.8854999999999995E-2" table:style-name="ce1">
            <text:p>0.078855</text:p>
          </table:table-cell>
          <table:table-cell office:value-type="float" office:value="-6.2884999999999996E-2" table:style-name="ce1">
            <text:p>-0.062885</text:p>
          </table:table-cell>
          <table:table-cell office:value-type="float" office:value="7.9225000000000004E-2" table:style-name="ce1">
            <text:p>0.079225</text:p>
          </table:table-cell>
          <table:table-cell table:style-name="ce1"/>
          <table:table-cell office:value-type="float" office:value="0.96001300000000001" table:style-name="ce1">
            <text:p>0.960013</text:p>
          </table:table-cell>
          <table:table-cell office:value-type="float" office:value="0.269036" table:style-name="ce1">
            <text:p>0.269036</text:p>
          </table:table-cell>
          <table:table-cell office:value-type="float" office:value="4.4699999999997519E-4" table:formula="of:=[.K66]-[.$K$18]" table:style-name="ce1">
            <text:p>0.000447</text:p>
          </table:table-cell>
          <table:table-cell office:value-type="float" office:value="3.3440200000000001E-3" table:style-name="ce1">
            <text:p>0.00334402</text:p>
          </table:table-cell>
          <table:table-cell office:value-type="float" office:value="1.0859799999999999E-2" table:style-name="ce1">
            <text:p>0.0108598</text:p>
          </table:table-cell>
          <table:table-cell table:number-columns-repeated="16370"/>
        </table:table-row>
        <table:table-row table:style-name="ro1">
          <table:table-cell office:value-type="float" office:value="2.35" table:style-name="ce1">
            <text:p>2.35</text:p>
          </table:table-cell>
          <table:table-cell office:value-type="float" office:value="-5.8047000000000001E-2" table:style-name="ce1">
            <text:p>-0.058047</text:p>
          </table:table-cell>
          <table:table-cell office:value-type="float" office:value="1.5709999999999999E-3" table:style-name="ce1">
            <text:p>0.001571</text:p>
          </table:table-cell>
          <table:table-cell office:value-type="float" office:value="1.601E-3" table:style-name="ce1">
            <text:p>0.001601</text:p>
          </table:table-cell>
          <table:table-cell office:value-type="float" office:value="-1.1266E-2" table:style-name="ce1">
            <text:p>-0.011266</text:p>
          </table:table-cell>
          <table:table-cell office:value-type="float" office:value="8.1679000000000002E-2" table:style-name="ce1">
            <text:p>0.081679</text:p>
          </table:table-cell>
          <table:table-cell office:value-type="float" office:value="-1.1101E-2" table:style-name="ce1">
            <text:p>-0.011101</text:p>
          </table:table-cell>
          <table:table-cell office:value-type="float" office:value="8.2032999999999995E-2" table:style-name="ce1">
            <text:p>0.082033</text:p>
          </table:table-cell>
          <table:table-cell table:style-name="ce1"/>
          <table:table-cell office:value-type="float" office:value="0.98001400000000005" table:style-name="ce1">
            <text:p>0.980014</text:p>
          </table:table-cell>
          <table:table-cell office:value-type="float" office:value="0.26907199999999998" table:style-name="ce1">
            <text:p>0.269072</text:p>
          </table:table-cell>
          <table:table-cell office:value-type="float" office:value="4.8299999999995569E-4" table:formula="of:=[.K67]-[.$K$18]" table:style-name="ce1">
            <text:p>0.000483</text:p>
          </table:table-cell>
          <table:table-cell office:value-type="float" office:value="4.9805500000000003E-3" table:style-name="ce1">
            <text:p>0.00498055</text:p>
          </table:table-cell>
          <table:table-cell office:value-type="float" office:value="1.18645E-2" table:style-name="ce1">
            <text:p>0.0118645</text:p>
          </table:table-cell>
          <table:table-cell table:number-columns-repeated="16370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-4.5651999999999998E-2" table:style-name="ce1">
            <text:p>-0.045652</text:p>
          </table:table-cell>
          <table:table-cell office:value-type="float" office:value="9.1929999999999998E-3" table:style-name="ce1">
            <text:p>0.009193</text:p>
          </table:table-cell>
          <table:table-cell office:value-type="float" office:value="9.2510000000000005E-3" table:style-name="ce1">
            <text:p>0.009251</text:p>
          </table:table-cell>
          <table:table-cell office:value-type="float" office:value="4.0980000000000003E-2" table:style-name="ce1">
            <text:p>0.04098</text:p>
          </table:table-cell>
          <table:table-cell office:value-type="float" office:value="8.1672999999999996E-2" table:style-name="ce1">
            <text:p>0.081673</text:p>
          </table:table-cell>
          <table:table-cell office:value-type="float" office:value="4.1375000000000002E-2" table:style-name="ce1">
            <text:p>0.041375</text:p>
          </table:table-cell>
          <table:table-cell office:value-type="float" office:value="8.1936999999999996E-2" table:style-name="ce1">
            <text:p>0.081937</text:p>
          </table:table-cell>
          <table:table-cell table:style-name="ce1"/>
          <table:table-cell office:value-type="float" office:value="1.00004" table:style-name="ce1">
            <text:p>1.00004</text:p>
          </table:table-cell>
          <table:table-cell office:value-type="float" office:value="0.269123" table:style-name="ce1">
            <text:p>0.269123</text:p>
          </table:table-cell>
          <table:table-cell office:value-type="float" office:value="5.3399999999997894E-4" table:formula="of:=[.K68]-[.$K$18]" table:style-name="ce1">
            <text:p>0.000534</text:p>
          </table:table-cell>
          <table:table-cell office:value-type="float" office:value="4.0636500000000002E-3" table:style-name="ce1">
            <text:p>0.00406365</text:p>
          </table:table-cell>
          <table:table-cell office:value-type="float" office:value="1.5229700000000001E-2" table:style-name="ce1">
            <text:p>0.0152297</text:p>
          </table:table-cell>
          <table:table-cell table:number-columns-repeated="16370"/>
        </table:table-row>
        <table:table-row table:style-name="ro1">
          <table:table-cell office:value-type="float" office:value="2.4500000000000002" table:style-name="ce1">
            <text:p>2.45</text:p>
          </table:table-cell>
          <table:table-cell office:value-type="float" office:value="-3.0467999999999999E-2" table:style-name="ce1">
            <text:p>-0.030468</text:p>
          </table:table-cell>
          <table:table-cell office:value-type="float" office:value="1.5695000000000001E-2" table:style-name="ce1">
            <text:p>0.015695</text:p>
          </table:table-cell>
          <table:table-cell office:value-type="float" office:value="1.5812E-2" table:style-name="ce1">
            <text:p>0.015812</text:p>
          </table:table-cell>
          <table:table-cell office:value-type="float" office:value="9.2524999999999996E-2" table:style-name="ce1">
            <text:p>0.092525</text:p>
          </table:table-cell>
          <table:table-cell office:value-type="float" office:value="8.0142000000000005E-2" table:style-name="ce1">
            <text:p>0.080142</text:p>
          </table:table-cell>
          <table:table-cell office:value-type="float" office:value="9.3062000000000006E-2" table:style-name="ce1">
            <text:p>0.093062</text:p>
          </table:table-cell>
          <table:table-cell office:value-type="float" office:value="8.0255000000000007E-2" table:style-name="ce1">
            <text:p>0.080255</text:p>
          </table:table-cell>
          <table:table-cell table:style-name="ce1"/>
          <table:table-cell office:value-type="float" office:value="1.02003" table:style-name="ce1">
            <text:p>1.02003</text:p>
          </table:table-cell>
          <table:table-cell office:value-type="float" office:value="0.26915499999999998" table:style-name="ce1">
            <text:p>0.269155</text:p>
          </table:table-cell>
          <table:table-cell office:value-type="float" office:value="5.6599999999995543E-4" table:formula="of:=[.K69]-[.$K$18]" table:style-name="ce1">
            <text:p>0.000566</text:p>
          </table:table-cell>
          <table:table-cell office:value-type="float" office:value="5.3507499999999996E-3" table:style-name="ce1">
            <text:p>0.00535075</text:p>
          </table:table-cell>
          <table:table-cell office:value-type="float" office:value="6.2240899999999998E-3" table:style-name="ce1">
            <text:p>0.00622409</text:p>
          </table:table-cell>
          <table:table-cell table:number-columns-repeated="16370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-1.3694E-2" table:style-name="ce1">
            <text:p>-0.013694</text:p>
          </table:table-cell>
          <table:table-cell office:value-type="float" office:value="2.2048000000000002E-2" table:style-name="ce1">
            <text:p>0.022048</text:p>
          </table:table-cell>
          <table:table-cell office:value-type="float" office:value="2.2255E-2" table:style-name="ce1">
            <text:p>0.022255</text:p>
          </table:table-cell>
          <table:table-cell office:value-type="float" office:value="0.14244699999999999" table:style-name="ce1">
            <text:p>0.142447</text:p>
          </table:table-cell>
          <table:table-cell office:value-type="float" office:value="7.7385999999999996E-2" table:style-name="ce1">
            <text:p>0.077386</text:p>
          </table:table-cell>
          <table:table-cell office:value-type="float" office:value="0.14300399999999999" table:style-name="ce1">
            <text:p>0.143004</text:p>
          </table:table-cell>
          <table:table-cell office:value-type="float" office:value="7.7313000000000007E-2" table:style-name="ce1">
            <text:p>0.077313</text:p>
          </table:table-cell>
          <table:table-cell table:style-name="ce1"/>
          <table:table-cell office:value-type="float" office:value="1.0400499999999999" table:style-name="ce1">
            <text:p>1.04005</text:p>
          </table:table-cell>
          <table:table-cell office:value-type="float" office:value="0.269202" table:style-name="ce1">
            <text:p>0.269202</text:p>
          </table:table-cell>
          <table:table-cell office:value-type="float" office:value="6.1299999999997468E-4" table:formula="of:=[.K70]-[.$K$18]" table:style-name="ce1">
            <text:p>0.000613</text:p>
          </table:table-cell>
          <table:table-cell office:value-type="float" office:value="7.4538199999999999E-3" table:style-name="ce1">
            <text:p>0.00745382</text:p>
          </table:table-cell>
          <table:table-cell office:value-type="float" office:value="6.9794100000000001E-3" table:style-name="ce1">
            <text:p>0.00697941</text:p>
          </table:table-cell>
          <table:table-cell table:number-columns-repeated="16370"/>
        </table:table-row>
        <table:table-row table:style-name="ro1">
          <table:table-cell office:value-type="float" office:value="2.5499999999999998" table:style-name="ce1">
            <text:p>2.55</text:p>
          </table:table-cell>
          <table:table-cell office:value-type="float" office:value="3.297E-3" table:style-name="ce1">
            <text:p>0.003297</text:p>
          </table:table-cell>
          <table:table-cell office:value-type="float" office:value="2.9182E-2" table:style-name="ce1">
            <text:p>0.029182</text:p>
          </table:table-cell>
          <table:table-cell office:value-type="float" office:value="2.9451000000000001E-2" table:style-name="ce1">
            <text:p>0.029451</text:p>
          </table:table-cell>
          <table:table-cell office:value-type="float" office:value="0.18965399999999999" table:style-name="ce1">
            <text:p>0.189654</text:p>
          </table:table-cell>
          <table:table-cell office:value-type="float" office:value="7.2512999999999994E-2" table:style-name="ce1">
            <text:p>0.072513</text:p>
          </table:table-cell>
          <table:table-cell office:value-type="float" office:value="0.19009400000000001" table:style-name="ce1">
            <text:p>0.190094</text:p>
          </table:table-cell>
          <table:table-cell office:value-type="float" office:value="7.2258000000000003E-2" table:style-name="ce1">
            <text:p>0.072258</text:p>
          </table:table-cell>
          <table:table-cell table:style-name="ce1"/>
          <table:table-cell office:value-type="float" office:value="1.0600400000000001" table:style-name="ce1">
            <text:p>1.06004</text:p>
          </table:table-cell>
          <table:table-cell office:value-type="float" office:value="0.269202" table:style-name="ce1">
            <text:p>0.269202</text:p>
          </table:table-cell>
          <table:table-cell office:value-type="float" office:value="6.1299999999997468E-4" table:formula="of:=[.K71]-[.$K$18]" table:style-name="ce1">
            <text:p>0.000613</text:p>
          </table:table-cell>
          <table:table-cell office:value-type="float" office:value="6.7773099999999999E-3" table:style-name="ce1">
            <text:p>0.00677731</text:p>
          </table:table-cell>
          <table:table-cell office:value-type="float" office:value="7.4445700000000002E-3" table:style-name="ce1">
            <text:p>0.00744457</text:p>
          </table:table-cell>
          <table:table-cell table:number-columns-repeated="16370"/>
        </table:table-row>
        <table:table-row table:style-name="ro1">
          <table:table-cell office:value-type="float" office:value="2.6" table:style-name="ce1">
            <text:p>2.6</text:p>
          </table:table-cell>
          <table:table-cell office:value-type="float" office:value="1.9210999999999999E-2" table:style-name="ce1">
            <text:p>0.019211</text:p>
          </table:table-cell>
          <table:table-cell office:value-type="float" office:value="3.7502000000000001E-2" table:style-name="ce1">
            <text:p>0.037502</text:p>
          </table:table-cell>
          <table:table-cell office:value-type="float" office:value="3.7721999999999999E-2" table:style-name="ce1">
            <text:p>0.037722</text:p>
          </table:table-cell>
          <table:table-cell office:value-type="float" office:value="0.23222200000000001" table:style-name="ce1">
            <text:p>0.232222</text:p>
          </table:table-cell>
          <table:table-cell office:value-type="float" office:value="6.3716999999999996E-2" table:style-name="ce1">
            <text:p>0.063717</text:p>
          </table:table-cell>
          <table:table-cell office:value-type="float" office:value="0.23242399999999999" table:style-name="ce1">
            <text:p>0.232424</text:p>
          </table:table-cell>
          <table:table-cell office:value-type="float" office:value="6.3329999999999997E-2" table:style-name="ce1">
            <text:p>0.06333</text:p>
          </table:table-cell>
          <table:table-cell table:style-name="ce1"/>
          <table:table-cell office:value-type="float" office:value="1.08002" table:style-name="ce1">
            <text:p>1.08002</text:p>
          </table:table-cell>
          <table:table-cell office:value-type="float" office:value="0.26930399999999999" table:style-name="ce1">
            <text:p>0.269304</text:p>
          </table:table-cell>
          <table:table-cell office:value-type="float" office:value="7.1499999999996566E-4" table:formula="of:=[.K72]-[.$K$18]" table:style-name="ce1">
            <text:p>0.000715</text:p>
          </table:table-cell>
          <table:table-cell office:value-type="float" office:value="8.1255800000000003E-3" table:style-name="ce1">
            <text:p>0.00812558</text:p>
          </table:table-cell>
          <table:table-cell office:value-type="float" office:value="6.0331100000000004E-3" table:style-name="ce1">
            <text:p>0.00603311</text:p>
          </table:table-cell>
          <table:table-cell table:number-columns-repeated="16370"/>
        </table:table-row>
        <table:table-row table:style-name="ro1">
          <table:table-cell office:value-type="float" office:value="2.65" table:style-name="ce1">
            <text:p>2.65</text:p>
          </table:table-cell>
          <table:table-cell office:value-type="float" office:value="3.3054E-2" table:style-name="ce1">
            <text:p>0.033054</text:p>
          </table:table-cell>
          <table:table-cell office:value-type="float" office:value="4.6573999999999997E-2" table:style-name="ce1">
            <text:p>0.046574</text:p>
          </table:table-cell>
          <table:table-cell office:value-type="float" office:value="4.6616999999999999E-2" table:style-name="ce1">
            <text:p>0.046617</text:p>
          </table:table-cell>
          <table:table-cell office:value-type="float" office:value="0.267036" table:style-name="ce1">
            <text:p>0.267036</text:p>
          </table:table-cell>
          <table:table-cell office:value-type="float" office:value="4.8932000000000003E-2" table:style-name="ce1">
            <text:p>0.048932</text:p>
          </table:table-cell>
          <table:table-cell office:value-type="float" office:value="0.26693299999999998" table:style-name="ce1">
            <text:p>0.266933</text:p>
          </table:table-cell>
          <table:table-cell office:value-type="float" office:value="4.8503999999999999E-2" table:style-name="ce1">
            <text:p>0.048504</text:p>
          </table:table-cell>
          <table:table-cell table:style-name="ce1"/>
          <table:table-cell office:value-type="float" office:value="1.1000099999999999" table:style-name="ce1">
            <text:p>1.10001</text:p>
          </table:table-cell>
          <table:table-cell office:value-type="float" office:value="0.26930599999999999" table:style-name="ce1">
            <text:p>0.269306</text:p>
          </table:table-cell>
          <table:table-cell office:value-type="float" office:value="7.1699999999996766E-4" table:formula="of:=[.K73]-[.$K$18]" table:style-name="ce1">
            <text:p>0.000717</text:p>
          </table:table-cell>
          <table:table-cell office:value-type="float" office:value="8.8302299999999997E-3" table:style-name="ce1">
            <text:p>0.00883023</text:p>
          </table:table-cell>
          <table:table-cell office:value-type="float" office:value="5.5944599999999999E-3" table:style-name="ce1">
            <text:p>0.00559446</text:p>
          </table:table-cell>
          <table:table-cell table:number-columns-repeated="16370"/>
        </table:table-row>
        <table:table-row table:style-name="ro1">
          <table:table-cell office:value-type="float" office:value="2.7" table:style-name="ce1">
            <text:p>2.7</text:p>
          </table:table-cell>
          <table:table-cell office:value-type="float" office:value="4.4269999999999997E-2" table:style-name="ce1">
            <text:p>0.04427</text:p>
          </table:table-cell>
          <table:table-cell office:value-type="float" office:value="5.5084000000000001E-2" table:style-name="ce1">
            <text:p>0.055084</text:p>
          </table:table-cell>
          <table:table-cell office:value-type="float" office:value="5.4897000000000001E-2" table:style-name="ce1">
            <text:p>0.054897</text:p>
          </table:table-cell>
          <table:table-cell office:value-type="float" office:value="0.28989500000000001" table:style-name="ce1">
            <text:p>0.289895</text:p>
          </table:table-cell>
          <table:table-cell office:value-type="float" office:value="2.6683999999999999E-2" table:style-name="ce1">
            <text:p>0.026684</text:p>
          </table:table-cell>
          <table:table-cell office:value-type="float" office:value="0.289493" table:style-name="ce1">
            <text:p>0.289493</text:p>
          </table:table-cell>
          <table:table-cell office:value-type="float" office:value="2.6325000000000001E-2" table:style-name="ce1">
            <text:p>0.026325</text:p>
          </table:table-cell>
          <table:table-cell table:style-name="ce1"/>
          <table:table-cell office:value-type="float" office:value="1.12002" table:style-name="ce1">
            <text:p>1.12002</text:p>
          </table:table-cell>
          <table:table-cell office:value-type="float" office:value="0.26939299999999999" table:style-name="ce1">
            <text:p>0.269393</text:p>
          </table:table-cell>
          <table:table-cell office:value-type="float" office:value="8.039999999999714E-4" table:formula="of:=[.K74]-[.$K$18]" table:style-name="ce1">
            <text:p>0.000804</text:p>
          </table:table-cell>
          <table:table-cell office:value-type="float" office:value="9.2178699999999995E-3" table:style-name="ce1">
            <text:p>0.00921787</text:p>
          </table:table-cell>
          <table:table-cell office:value-type="float" office:value="-1.03965E-3" table:style-name="ce1">
            <text:p>-0.00103965</text:p>
          </table:table-cell>
          <table:table-cell table:number-columns-repeated="16370"/>
        </table:table-row>
        <table:table-row table:style-name="ro1">
          <table:table-cell office:value-type="float" office:value="2.75" table:style-name="ce1">
            <text:p>2.75</text:p>
          </table:table-cell>
          <table:table-cell office:value-type="float" office:value="5.2752E-2" table:style-name="ce1">
            <text:p>0.052752</text:p>
          </table:table-cell>
          <table:table-cell office:value-type="float" office:value="6.1090999999999999E-2" table:style-name="ce1">
            <text:p>0.061091</text:p>
          </table:table-cell>
          <table:table-cell office:value-type="float" office:value="6.0749999999999998E-2" table:style-name="ce1">
            <text:p>0.06075</text:p>
          </table:table-cell>
          <table:table-cell office:value-type="float" office:value="0.29612699999999997" table:style-name="ce1">
            <text:p>0.296127</text:p>
          </table:table-cell>
          <table:table-cell office:value-type="float" office:value="-3.1470000000000001E-3" table:style-name="ce1">
            <text:p>-0.003147</text:p>
          </table:table-cell>
          <table:table-cell office:value-type="float" office:value="0.29551500000000003" table:style-name="ce1">
            <text:p>0.295515</text:p>
          </table:table-cell>
          <table:table-cell office:value-type="float" office:value="-3.336E-3" table:style-name="ce1">
            <text:p>-0.003336</text:p>
          </table:table-cell>
          <table:table-cell table:style-name="ce1"/>
          <table:table-cell office:value-type="float" office:value="1.1400300000000001" table:style-name="ce1">
            <text:p>1.14003</text:p>
          </table:table-cell>
          <table:table-cell office:value-type="float" office:value="0.26946999999999999" table:style-name="ce1">
            <text:p>0.26947</text:p>
          </table:table-cell>
          <table:table-cell office:value-type="float" office:value="8.8099999999996514E-4" table:formula="of:=[.K75]-[.$K$18]" table:style-name="ce1">
            <text:p>0.000881</text:p>
          </table:table-cell>
          <table:table-cell office:value-type="float" office:value="9.3606899999999996E-3" table:style-name="ce1">
            <text:p>0.00936069</text:p>
          </table:table-cell>
          <table:table-cell office:value-type="float" office:value="9.7455900000000002E-3" table:style-name="ce1">
            <text:p>0.00974559</text:p>
          </table:table-cell>
          <table:table-cell table:number-columns-repeated="16370"/>
        </table:table-row>
        <table:table-row table:style-name="ro1">
          <table:table-cell office:value-type="float" office:value="2.8" table:style-name="ce1">
            <text:p>2.8</text:p>
          </table:table-cell>
          <table:table-cell office:value-type="float" office:value="5.8714000000000002E-2" table:style-name="ce1">
            <text:p>0.058714</text:p>
          </table:table-cell>
          <table:table-cell office:value-type="float" office:value="6.2522999999999995E-2" table:style-name="ce1">
            <text:p>0.062523</text:p>
          </table:table-cell>
          <table:table-cell office:value-type="float" office:value="6.2177000000000003E-2" table:style-name="ce1">
            <text:p>0.062177</text:p>
          </table:table-cell>
          <table:table-cell office:value-type="float" office:value="0.28157900000000002" table:style-name="ce1">
            <text:p>0.281579</text:p>
          </table:table-cell>
          <table:table-cell office:value-type="float" office:value="-3.8877000000000002E-2" table:style-name="ce1">
            <text:p>-0.038877</text:p>
          </table:table-cell>
          <table:table-cell office:value-type="float" office:value="0.28090799999999999" table:style-name="ce1">
            <text:p>0.280908</text:p>
          </table:table-cell>
          <table:table-cell office:value-type="float" office:value="-3.8831999999999998E-2" table:style-name="ce1">
            <text:p>-0.038832</text:p>
          </table:table-cell>
          <table:table-cell table:style-name="ce1"/>
          <table:table-cell office:value-type="float" office:value="1.1600299999999999" table:style-name="ce1">
            <text:p>1.16003</text:p>
          </table:table-cell>
          <table:table-cell office:value-type="float" office:value="0.26950800000000003" table:style-name="ce1">
            <text:p>0.269508</text:p>
          </table:table-cell>
          <table:table-cell office:value-type="float" office:value="9.1900000000000315E-4" table:formula="of:=[.K76]-[.$K$18]" table:style-name="ce1">
            <text:p>0.000919</text:p>
          </table:table-cell>
          <table:table-cell office:value-type="float" office:value="9.1508900000000001E-3" table:style-name="ce1">
            <text:p>0.00915089</text:p>
          </table:table-cell>
          <table:table-cell office:value-type="float" office:value="-1.12235E-3" table:style-name="ce1">
            <text:p>-0.00112235</text:p>
          </table:table-cell>
          <table:table-cell table:number-columns-repeated="16370"/>
        </table:table-row>
        <table:table-row table:style-name="ro1">
          <table:table-cell office:value-type="float" office:value="2.85" table:style-name="ce1">
            <text:p>2.85</text:p>
          </table:table-cell>
          <table:table-cell office:value-type="float" office:value="6.2468999999999997E-2" table:style-name="ce1">
            <text:p>0.062469</text:p>
          </table:table-cell>
          <table:table-cell office:value-type="float" office:value="5.7755000000000001E-2" table:style-name="ce1">
            <text:p>0.057755</text:p>
          </table:table-cell>
          <table:table-cell office:value-type="float" office:value="5.7523999999999999E-2" table:style-name="ce1">
            <text:p>0.057524</text:p>
          </table:table-cell>
          <table:table-cell office:value-type="float" office:value="0.24373500000000001" table:style-name="ce1">
            <text:p>0.243735</text:p>
          </table:table-cell>
          <table:table-cell office:value-type="float" office:value="-7.7044000000000001E-2" table:style-name="ce1">
            <text:p>-0.077044</text:p>
          </table:table-cell>
          <table:table-cell office:value-type="float" office:value="0.24318200000000001" table:style-name="ce1">
            <text:p>0.243182</text:p>
          </table:table-cell>
          <table:table-cell office:value-type="float" office:value="-7.6762999999999998E-2" table:style-name="ce1">
            <text:p>-0.076763</text:p>
          </table:table-cell>
          <table:table-cell table:style-name="ce1"/>
          <table:table-cell office:value-type="float" office:value="1.18005" table:style-name="ce1">
            <text:p>1.18005</text:p>
          </table:table-cell>
          <table:table-cell office:value-type="float" office:value="0.26968700000000001" table:style-name="ce1">
            <text:p>0.269687</text:p>
          </table:table-cell>
          <table:table-cell office:value-type="float" office:value="1.0979999999999879E-3" table:formula="of:=[.K77]-[.$K$18]" table:style-name="ce1">
            <text:p>0.001098</text:p>
          </table:table-cell>
          <table:table-cell office:value-type="float" office:value="8.76037E-3" table:style-name="ce1">
            <text:p>0.00876037</text:p>
          </table:table-cell>
          <table:table-cell office:value-type="float" office:value="1.87666E-3" table:style-name="ce1">
            <text:p>0.00187666</text:p>
          </table:table-cell>
          <table:table-cell table:number-columns-repeated="16370"/>
        </table:table-row>
        <table:table-row table:style-name="ro1">
          <table:table-cell office:value-type="float" office:value="2.9" table:style-name="ce1">
            <text:p>2.9</text:p>
          </table:table-cell>
          <table:table-cell office:value-type="float" office:value="6.4190999999999998E-2" table:style-name="ce1">
            <text:p>0.064191</text:p>
          </table:table-cell>
          <table:table-cell office:value-type="float" office:value="4.6123999999999998E-2" table:style-name="ce1">
            <text:p>0.046124</text:p>
          </table:table-cell>
          <table:table-cell office:value-type="float" office:value="4.6037000000000002E-2" table:style-name="ce1">
            <text:p>0.046037</text:p>
          </table:table-cell>
          <table:table-cell office:value-type="float" office:value="0.18265600000000001" table:style-name="ce1">
            <text:p>0.182656</text:p>
          </table:table-cell>
          <table:table-cell office:value-type="float" office:value="-0.11294" table:style-name="ce1">
            <text:p>-0.11294</text:p>
          </table:table-cell>
          <table:table-cell office:value-type="float" office:value="0.18237800000000001" table:style-name="ce1">
            <text:p>0.182378</text:p>
          </table:table-cell>
          <table:table-cell office:value-type="float" office:value="-0.112483" table:style-name="ce1">
            <text:p>-0.112483</text:p>
          </table:table-cell>
          <table:table-cell table:style-name="ce1"/>
          <table:table-cell office:value-type="float" office:value="1.2000200000000001" table:style-name="ce1">
            <text:p>1.20002</text:p>
          </table:table-cell>
          <table:table-cell office:value-type="float" office:value="0.26968999999999999" table:style-name="ce1">
            <text:p>0.26969</text:p>
          </table:table-cell>
          <table:table-cell office:value-type="float" office:value="1.1009999999999631E-3" table:formula="of:=[.K78]-[.$K$18]" table:style-name="ce1">
            <text:p>0.001101</text:p>
          </table:table-cell>
          <table:table-cell office:value-type="float" office:value="7.7039099999999996E-3" table:style-name="ce1">
            <text:p>0.00770391</text:p>
          </table:table-cell>
          <table:table-cell office:value-type="float" office:value="6.5614499999999999E-3" table:style-name="ce1">
            <text:p>0.00656145</text:p>
          </table:table-cell>
          <table:table-cell table:number-columns-repeated="16370"/>
        </table:table-row>
        <table:table-row table:style-name="ro1">
          <table:table-cell office:value-type="float" office:value="2.95" table:style-name="ce1">
            <text:p>2.95</text:p>
          </table:table-cell>
          <table:table-cell office:value-type="float" office:value="6.3750000000000001E-2" table:style-name="ce1">
            <text:p>0.06375</text:p>
          </table:table-cell>
          <table:table-cell office:value-type="float" office:value="2.8205999999999998E-2" table:style-name="ce1">
            <text:p>0.028206</text:p>
          </table:table-cell>
          <table:table-cell office:value-type="float" office:value="2.8237000000000002E-2" table:style-name="ce1">
            <text:p>0.028237</text:p>
          </table:table-cell>
          <table:table-cell office:value-type="float" office:value="0.10147100000000001" table:style-name="ce1">
            <text:p>0.101471</text:p>
          </table:table-cell>
          <table:table-cell office:value-type="float" office:value="-0.14150199999999999" table:style-name="ce1">
            <text:p>-0.141502</text:p>
          </table:table-cell>
          <table:table-cell office:value-type="float" office:value="0.101561" table:style-name="ce1">
            <text:p>0.101561</text:p>
          </table:table-cell>
          <table:table-cell office:value-type="float" office:value="-0.14097799999999999" table:style-name="ce1">
            <text:p>-0.140978</text:p>
          </table:table-cell>
          <table:table-cell table:style-name="ce1"/>
          <table:table-cell office:value-type="float" office:value="1.2200200000000001" table:style-name="ce1">
            <text:p>1.22002</text:p>
          </table:table-cell>
          <table:table-cell office:value-type="float" office:value="0.26986199999999999" table:style-name="ce1">
            <text:p>0.269862</text:p>
          </table:table-cell>
          <table:table-cell office:value-type="float" office:value="1.2729999999999686E-3" table:formula="of:=[.K79]-[.$K$18]" table:style-name="ce1">
            <text:p>0.001273</text:p>
          </table:table-cell>
          <table:table-cell office:value-type="float" office:value="9.7864000000000007E-3" table:style-name="ce1">
            <text:p>0.0097864</text:p>
          </table:table-cell>
          <table:table-cell office:value-type="float" office:value="-1.9025299999999999E-3" table:style-name="ce1">
            <text:p>-0.00190253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.0701999999999999E-2" table:style-name="ce1">
            <text:p>0.060702</text:p>
          </table:table-cell>
          <table:table-cell office:value-type="float" office:value="5.7959999999999999E-3" table:style-name="ce1">
            <text:p>0.005796</text:p>
          </table:table-cell>
          <table:table-cell office:value-type="float" office:value="5.9249999999999997E-3" table:style-name="ce1">
            <text:p>0.005925</text:p>
          </table:table-cell>
          <table:table-cell office:value-type="float" office:value="6.2589999999999998E-3" table:style-name="ce1">
            <text:p>0.006259</text:p>
          </table:table-cell>
          <table:table-cell office:value-type="float" office:value="-0.15834699999999999" table:style-name="ce1">
            <text:p>-0.158347</text:p>
          </table:table-cell>
          <table:table-cell office:value-type="float" office:value="6.718E-3" table:style-name="ce1">
            <text:p>0.006718</text:p>
          </table:table-cell>
          <table:table-cell office:value-type="float" office:value="-0.157891" table:style-name="ce1">
            <text:p>-0.157891</text:p>
          </table:table-cell>
          <table:table-cell table:style-name="ce1"/>
          <table:table-cell office:value-type="float" office:value="1.2400100000000001" table:style-name="ce1">
            <text:p>1.24001</text:p>
          </table:table-cell>
          <table:table-cell office:value-type="float" office:value="0.26995999999999998" table:style-name="ce1">
            <text:p>0.26996</text:p>
          </table:table-cell>
          <table:table-cell office:value-type="float" office:value="1.3709999999999556E-3" table:formula="of:=[.K80]-[.$K$18]" table:style-name="ce1">
            <text:p>0.001371</text:p>
          </table:table-cell>
          <table:table-cell office:value-type="float" office:value="8.3509399999999994E-3" table:style-name="ce1">
            <text:p>0.00835094</text:p>
          </table:table-cell>
          <table:table-cell office:value-type="float" office:value="7.6062200000000003E-3" table:style-name="ce1">
            <text:p>0.00760622</text:p>
          </table:table-cell>
          <table:table-cell table:number-columns-repeated="16370"/>
        </table:table-row>
        <table:table-row table:style-name="ro1">
          <table:table-cell office:value-type="float" office:value="3.05" table:style-name="ce1">
            <text:p>3.05</text:p>
          </table:table-cell>
          <table:table-cell office:value-type="float" office:value="5.4428999999999998E-2" table:style-name="ce1">
            <text:p>0.054429</text:p>
          </table:table-cell>
          <table:table-cell office:value-type="float" office:value="-1.8433999999999999E-2" table:style-name="ce1">
            <text:p>-0.018434</text:p>
          </table:table-cell>
          <table:table-cell office:value-type="float" office:value="-1.8193999999999998E-2" table:style-name="ce1">
            <text:p>-0.018194</text:p>
          </table:table-cell>
          <table:table-cell office:value-type="float" office:value="-9.4678999999999999E-2" table:style-name="ce1">
            <text:p>-0.094679</text:p>
          </table:table-cell>
          <table:table-cell office:value-type="float" office:value="-0.16068499999999999" table:style-name="ce1">
            <text:p>-0.160685</text:p>
          </table:table-cell>
          <table:table-cell office:value-type="float" office:value="-9.3946000000000002E-2" table:style-name="ce1">
            <text:p>-0.093946</text:p>
          </table:table-cell>
          <table:table-cell office:value-type="float" office:value="-0.16042000000000001" table:style-name="ce1">
            <text:p>-0.16042</text:p>
          </table:table-cell>
          <table:table-cell table:style-name="ce1"/>
          <table:table-cell office:value-type="float" office:value="1.26004" table:style-name="ce1">
            <text:p>1.26004</text:p>
          </table:table-cell>
          <table:table-cell office:value-type="float" office:value="0.270034" table:style-name="ce1">
            <text:p>0.270034</text:p>
          </table:table-cell>
          <table:table-cell office:value-type="float" office:value="1.4449999999999741E-3" table:formula="of:=[.K81]-[.$K$18]" table:style-name="ce1">
            <text:p>0.001445</text:p>
          </table:table-cell>
          <table:table-cell office:value-type="float" office:value="7.4304499999999999E-3" table:style-name="ce1">
            <text:p>0.00743045</text:p>
          </table:table-cell>
          <table:table-cell office:value-type="float" office:value="-3.0741000000000002E-3" table:style-name="ce1">
            <text:p>-0.0030741</text:p>
          </table:table-cell>
          <table:table-cell table:number-columns-repeated="16370"/>
        </table:table-row>
        <table:table-row table:style-name="ro1">
          <table:table-cell office:value-type="float" office:value="3.1" table:style-name="ce1">
            <text:p>3.1</text:p>
          </table:table-cell>
          <table:table-cell office:value-type="float" office:value="4.4415000000000003E-2" table:style-name="ce1">
            <text:p>0.044415</text:p>
          </table:table-cell>
          <table:table-cell office:value-type="float" office:value="-4.1472000000000002E-2" table:style-name="ce1">
            <text:p>-0.041472</text:p>
          </table:table-cell>
          <table:table-cell office:value-type="float" office:value="-4.1133999999999997E-2" table:style-name="ce1">
            <text:p>-0.041134</text:p>
          </table:table-cell>
          <table:table-cell office:value-type="float" office:value="-0.191998" table:style-name="ce1">
            <text:p>-0.191998</text:p>
          </table:table-cell>
          <table:table-cell office:value-type="float" office:value="-0.14785899999999999" table:style-name="ce1">
            <text:p>-0.147859</text:p>
          </table:table-cell>
          <table:table-cell office:value-type="float" office:value="-0.191162" table:style-name="ce1">
            <text:p>-0.191162</text:p>
          </table:table-cell>
          <table:table-cell office:value-type="float" office:value="-0.147865" table:style-name="ce1">
            <text:p>-0.147865</text:p>
          </table:table-cell>
          <table:table-cell table:style-name="ce1"/>
          <table:table-cell office:value-type="float" office:value="1.2800199999999999" table:style-name="ce1">
            <text:p>1.28002</text:p>
          </table:table-cell>
          <table:table-cell office:value-type="float" office:value="0.270204" table:style-name="ce1">
            <text:p>0.270204</text:p>
          </table:table-cell>
          <table:table-cell office:value-type="float" office:value="1.6149999999999776E-3" table:formula="of:=[.K82]-[.$K$18]" table:style-name="ce1">
            <text:p>0.001615</text:p>
          </table:table-cell>
          <table:table-cell office:value-type="float" office:value="8.9877900000000007E-3" table:style-name="ce1">
            <text:p>0.00898779</text:p>
          </table:table-cell>
          <table:table-cell office:value-type="float" office:value="2.75603E-3" table:style-name="ce1">
            <text:p>0.00275603</text:p>
          </table:table-cell>
          <table:table-cell table:number-columns-repeated="16370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3.0537999999999999E-2" table:style-name="ce1">
            <text:p>0.030538</text:p>
          </table:table-cell>
          <table:table-cell office:value-type="float" office:value="-6.0585E-2" table:style-name="ce1">
            <text:p>-0.060585</text:p>
          </table:table-cell>
          <table:table-cell office:value-type="float" office:value="-6.0229999999999999E-2" table:style-name="ce1">
            <text:p>-0.06023</text:p>
          </table:table-cell>
          <table:table-cell office:value-type="float" office:value="-0.276667" table:style-name="ce1">
            <text:p>-0.276667</text:p>
          </table:table-cell>
          <table:table-cell office:value-type="float" office:value="-0.121404" table:style-name="ce1">
            <text:p>-0.121404</text:p>
          </table:table-cell>
          <table:table-cell office:value-type="float" office:value="-0.27593800000000002" table:style-name="ce1">
            <text:p>-0.275938</text:p>
          </table:table-cell>
          <table:table-cell office:value-type="float" office:value="-0.121699" table:style-name="ce1">
            <text:p>-0.121699</text:p>
          </table:table-cell>
          <table:table-cell table:style-name="ce1"/>
          <table:table-cell office:value-type="float" office:value="1.3000400000000001" table:style-name="ce1">
            <text:p>1.30004</text:p>
          </table:table-cell>
          <table:table-cell office:value-type="float" office:value="0.27023399999999997" table:style-name="ce1">
            <text:p>0.270234</text:p>
          </table:table-cell>
          <table:table-cell office:value-type="float" office:value="1.6449999999999521E-3" table:formula="of:=[.K83]-[.$K$18]" table:style-name="ce1">
            <text:p>0.001645</text:p>
          </table:table-cell>
          <table:table-cell office:value-type="float" office:value="7.1854400000000004E-3" table:style-name="ce1">
            <text:p>0.00718544</text:p>
          </table:table-cell>
          <table:table-cell office:value-type="float" office:value="1.2298599999999999E-3" table:style-name="ce1">
            <text:p>0.00122986</text:p>
          </table:table-cell>
          <table:table-cell table:number-columns-repeated="16370"/>
        </table:table-row>
        <table:table-row table:style-name="ro1">
          <table:table-cell office:value-type="float" office:value="3.2" table:style-name="ce1">
            <text:p>3.2</text:p>
          </table:table-cell>
          <table:table-cell office:value-type="float" office:value="1.3299999999999999E-2" table:style-name="ce1">
            <text:p>0.0133</text:p>
          </table:table-cell>
          <table:table-cell office:value-type="float" office:value="-7.3819999999999997E-2" table:style-name="ce1">
            <text:p>-0.07382</text:p>
          </table:table-cell>
          <table:table-cell office:value-type="float" office:value="-7.3578000000000005E-2" table:style-name="ce1">
            <text:p>-0.073578</text:p>
          </table:table-cell>
          <table:table-cell office:value-type="float" office:value="-0.34121299999999999" table:style-name="ce1">
            <text:p>-0.341213</text:p>
          </table:table-cell>
          <table:table-cell office:value-type="float" office:value="-8.4634000000000001E-2" table:style-name="ce1">
            <text:p>-0.084634</text:p>
          </table:table-cell>
          <table:table-cell office:value-type="float" office:value="-0.34078700000000001" table:style-name="ce1">
            <text:p>-0.340787</text:p>
          </table:table-cell>
          <table:table-cell office:value-type="float" office:value="-8.5163000000000003E-2" table:style-name="ce1">
            <text:p>-0.085163</text:p>
          </table:table-cell>
          <table:table-cell table:style-name="ce1"/>
          <table:table-cell office:value-type="float" office:value="1.32003" table:style-name="ce1">
            <text:p>1.32003</text:p>
          </table:table-cell>
          <table:table-cell office:value-type="float" office:value="0.27041399999999999" table:style-name="ce1">
            <text:p>0.270414</text:p>
          </table:table-cell>
          <table:table-cell office:value-type="float" office:value="1.8249999999999655E-3" table:formula="of:=[.K84]-[.$K$18]" table:style-name="ce1">
            <text:p>0.001825</text:p>
          </table:table-cell>
          <table:table-cell office:value-type="float" office:value="7.1957399999999999E-3" table:style-name="ce1">
            <text:p>0.00719574</text:p>
          </table:table-cell>
          <table:table-cell office:value-type="float" office:value="-9.5528699999999998E-4" table:style-name="ce1">
            <text:p>-0.000955287</text:p>
          </table:table-cell>
          <table:table-cell table:number-columns-repeated="16370"/>
        </table:table-row>
        <table:table-row table:style-name="ro1">
          <table:table-cell office:value-type="float" office:value="3.25" table:style-name="ce1">
            <text:p>3.25</text:p>
          </table:table-cell>
          <table:table-cell office:value-type="float" office:value="-6.0920000000000002E-3" table:style-name="ce1">
            <text:p>-0.006092</text:p>
          </table:table-cell>
          <table:table-cell office:value-type="float" office:value="-8.0287999999999998E-2" table:style-name="ce1">
            <text:p>-0.080288</text:p>
          </table:table-cell>
          <table:table-cell office:value-type="float" office:value="-8.0254000000000006E-2" table:style-name="ce1">
            <text:p>-0.080254</text:p>
          </table:table-cell>
          <table:table-cell office:value-type="float" office:value="-0.38058700000000001" table:style-name="ce1">
            <text:p>-0.380587</text:p>
          </table:table-cell>
          <table:table-cell office:value-type="float" office:value="-4.1882000000000003E-2" table:style-name="ce1">
            <text:p>-0.041882</text:p>
          </table:table-cell>
          <table:table-cell office:value-type="float" office:value="-0.38059799999999999" table:style-name="ce1">
            <text:p>-0.380598</text:p>
          </table:table-cell>
          <table:table-cell office:value-type="float" office:value="-4.2528000000000003E-2" table:style-name="ce1">
            <text:p>-0.042528</text:p>
          </table:table-cell>
          <table:table-cell table:style-name="ce1"/>
          <table:table-cell office:value-type="float" office:value="1.3400099999999999" table:style-name="ce1">
            <text:p>1.34001</text:p>
          </table:table-cell>
          <table:table-cell office:value-type="float" office:value="0.270453" table:style-name="ce1">
            <text:p>0.270453</text:p>
          </table:table-cell>
          <table:table-cell office:value-type="float" office:value="1.8639999999999768E-3" table:formula="of:=[.K85]-[.$K$18]" table:style-name="ce1">
            <text:p>0.001864</text:p>
          </table:table-cell>
          <table:table-cell office:value-type="float" office:value="7.8957000000000003E-3" table:style-name="ce1">
            <text:p>0.0078957</text:p>
          </table:table-cell>
          <table:table-cell office:value-type="float" office:value="3.7686500000000001E-3" table:style-name="ce1">
            <text:p>0.00376865</text:p>
          </table:table-cell>
          <table:table-cell table:number-columns-repeated="16370"/>
        </table:table-row>
        <table:table-row table:style-name="ro1">
          <table:table-cell office:value-type="float" office:value="3.3" table:style-name="ce1">
            <text:p>3.3</text:p>
          </table:table-cell>
          <table:table-cell office:value-type="float" office:value="-2.5846999999999998E-2" table:style-name="ce1">
            <text:p>-0.025847</text:p>
          </table:table-cell>
          <table:table-cell office:value-type="float" office:value="-8.0162999999999998E-2" table:style-name="ce1">
            <text:p>-0.080163</text:p>
          </table:table-cell>
          <table:table-cell office:value-type="float" office:value="-8.0334000000000003E-2" table:style-name="ce1">
            <text:p>-0.080334</text:p>
          </table:table-cell>
          <table:table-cell office:value-type="float" office:value="-0.39251000000000003" table:style-name="ce1">
            <text:p>-0.39251</text:p>
          </table:table-cell>
          <table:table-cell office:value-type="float" office:value="2.3709999999999998E-3" table:style-name="ce1">
            <text:p>0.002371</text:p>
          </table:table-cell>
          <table:table-cell office:value-type="float" office:value="-0.39299200000000001" table:style-name="ce1">
            <text:p>-0.392992</text:p>
          </table:table-cell>
          <table:table-cell office:value-type="float" office:value="1.763E-3" table:style-name="ce1">
            <text:p>0.001763</text:p>
          </table:table-cell>
          <table:table-cell table:style-name="ce1"/>
          <table:table-cell office:value-type="float" office:value="1.36002" table:style-name="ce1">
            <text:p>1.36002</text:p>
          </table:table-cell>
          <table:table-cell office:value-type="float" office:value="0.27057399999999998" table:style-name="ce1">
            <text:p>0.270574</text:p>
          </table:table-cell>
          <table:table-cell office:value-type="float" office:value="1.984999999999959E-3" table:formula="of:=[.K86]-[.$K$18]" table:style-name="ce1">
            <text:p>0.001985</text:p>
          </table:table-cell>
          <table:table-cell office:value-type="float" office:value="7.8935600000000009E-3" table:style-name="ce1">
            <text:p>0.00789356</text:p>
          </table:table-cell>
          <table:table-cell office:value-type="float" office:value="-6.2772499999999998E-3" table:style-name="ce1">
            <text:p>-0.00627725</text:p>
          </table:table-cell>
          <table:table-cell table:number-columns-repeated="16370"/>
        </table:table-row>
        <table:table-row table:style-name="ro1">
          <table:table-cell office:value-type="float" office:value="3.35" table:style-name="ce1">
            <text:p>3.35</text:p>
          </table:table-cell>
          <table:table-cell office:value-type="float" office:value="-4.3872000000000001E-2" table:style-name="ce1">
            <text:p>-0.043872</text:p>
          </table:table-cell>
          <table:table-cell office:value-type="float" office:value="-7.4424000000000004E-2" table:style-name="ce1">
            <text:p>-0.074424</text:p>
          </table:table-cell>
          <table:table-cell office:value-type="float" office:value="-7.4729000000000004E-2" table:style-name="ce1">
            <text:p>-0.074729</text:p>
          </table:table-cell>
          <table:table-cell office:value-type="float" office:value="-0.37732100000000002" table:style-name="ce1">
            <text:p>-0.377321</text:p>
          </table:table-cell>
          <table:table-cell office:value-type="float" office:value="4.4248999999999997E-2" table:style-name="ce1">
            <text:p>0.044249</text:p>
          </table:table-cell>
          <table:table-cell office:value-type="float" office:value="-0.378189" table:style-name="ce1">
            <text:p>-0.378189</text:p>
          </table:table-cell>
          <table:table-cell office:value-type="float" office:value="4.3838000000000002E-2" table:style-name="ce1">
            <text:p>0.043838</text:p>
          </table:table-cell>
          <table:table-cell table:style-name="ce1"/>
          <table:table-cell office:value-type="float" office:value="1.38001" table:style-name="ce1">
            <text:p>1.38001</text:p>
          </table:table-cell>
          <table:table-cell office:value-type="float" office:value="0.27066400000000002" table:style-name="ce1">
            <text:p>0.270664</text:p>
          </table:table-cell>
          <table:table-cell office:value-type="float" office:value="2.0749999999999935E-3" table:formula="of:=[.K87]-[.$K$18]" table:style-name="ce1">
            <text:p>0.002075</text:p>
          </table:table-cell>
          <table:table-cell office:value-type="float" office:value="1.10597E-2" table:style-name="ce1">
            <text:p>0.0110597</text:p>
          </table:table-cell>
          <table:table-cell office:value-type="float" office:value="4.7721100000000004E-3" table:style-name="ce1">
            <text:p>0.00477211</text:p>
          </table:table-cell>
          <table:table-cell table:number-columns-repeated="16370"/>
        </table:table-row>
        <table:table-row table:style-name="ro1">
          <table:table-cell office:value-type="float" office:value="3.4" table:style-name="ce1">
            <text:p>3.4</text:p>
          </table:table-cell>
          <table:table-cell office:value-type="float" office:value="-5.8182999999999999E-2" table:style-name="ce1">
            <text:p>-0.058183</text:p>
          </table:table-cell>
          <table:table-cell office:value-type="float" office:value="-6.4449999999999993E-2" table:style-name="ce1">
            <text:p>-0.06445</text:p>
          </table:table-cell>
          <table:table-cell office:value-type="float" office:value="-6.4817E-2" table:style-name="ce1">
            <text:p>-0.064817</text:p>
          </table:table-cell>
          <table:table-cell office:value-type="float" office:value="-0.33743000000000001" table:style-name="ce1">
            <text:p>-0.33743</text:p>
          </table:table-cell>
          <table:table-cell office:value-type="float" office:value="8.0946000000000004E-2" table:style-name="ce1">
            <text:p>0.080946</text:p>
          </table:table-cell>
          <table:table-cell office:value-type="float" office:value="-0.33849499999999999" table:style-name="ce1">
            <text:p>-0.338495</text:p>
          </table:table-cell>
          <table:table-cell office:value-type="float" office:value="8.0851000000000006E-2" table:style-name="ce1">
            <text:p>0.080851</text:p>
          </table:table-cell>
          <table:table-cell table:style-name="ce1"/>
          <table:table-cell office:value-type="float" office:value="1.40001" table:style-name="ce1">
            <text:p>1.40001</text:p>
          </table:table-cell>
          <table:table-cell office:value-type="float" office:value="0.27067799999999997" table:style-name="ce1">
            <text:p>0.270678</text:p>
          </table:table-cell>
          <table:table-cell office:value-type="float" office:value="2.088999999999952E-3" table:formula="of:=[.K88]-[.$K$18]" table:style-name="ce1">
            <text:p>0.002089</text:p>
          </table:table-cell>
          <table:table-cell office:value-type="float" office:value="1.2849899999999999E-2" table:style-name="ce1">
            <text:p>0.0128499</text:p>
          </table:table-cell>
          <table:table-cell office:value-type="float" office:value="-4.0014300000000003E-3" table:style-name="ce1">
            <text:p>-0.00400143</text:p>
          </table:table-cell>
          <table:table-cell table:number-columns-repeated="16370"/>
        </table:table-row>
        <table:table-row table:style-name="ro1">
          <table:table-cell office:value-type="float" office:value="3.45" table:style-name="ce1">
            <text:p>3.45</text:p>
          </table:table-cell>
          <table:table-cell office:value-type="float" office:value="-6.7302000000000001E-2" table:style-name="ce1">
            <text:p>-0.067302</text:p>
          </table:table-cell>
          <table:table-cell office:value-type="float" office:value="-5.1601000000000001E-2" table:style-name="ce1">
            <text:p>-0.051601</text:p>
          </table:table-cell>
          <table:table-cell office:value-type="float" office:value="-5.1993999999999999E-2" table:style-name="ce1">
            <text:p>-0.051994</text:p>
          </table:table-cell>
          <table:table-cell office:value-type="float" office:value="-0.27662399999999998" table:style-name="ce1">
            <text:p>-0.276624</text:p>
          </table:table-cell>
          <table:table-cell office:value-type="float" office:value="0.11081100000000001" table:style-name="ce1">
            <text:p>0.110811</text:p>
          </table:table-cell>
          <table:table-cell office:value-type="float" office:value="-0.27763300000000002" table:style-name="ce1">
            <text:p>-0.277633</text:p>
          </table:table-cell>
          <table:table-cell office:value-type="float" office:value="0.111079" table:style-name="ce1">
            <text:p>0.111079</text:p>
          </table:table-cell>
          <table:table-cell table:style-name="ce1"/>
          <table:table-cell office:value-type="float" office:value="1.4200299999999999" table:style-name="ce1">
            <text:p>1.42003</text:p>
          </table:table-cell>
          <table:table-cell office:value-type="float" office:value="0.27083800000000002" table:style-name="ce1">
            <text:p>0.270838</text:p>
          </table:table-cell>
          <table:table-cell office:value-type="float" office:value="2.249000000000001E-3" table:formula="of:=[.K89]-[.$K$18]" table:style-name="ce1">
            <text:p>0.002249</text:p>
          </table:table-cell>
          <table:table-cell office:value-type="float" office:value="1.02811E-2" table:style-name="ce1">
            <text:p>0.0102811</text:p>
          </table:table-cell>
          <table:table-cell office:value-type="float" office:value="-1.2700700000000001E-3" table:style-name="ce1">
            <text:p>-0.00127007</text:p>
          </table:table-cell>
          <table:table-cell table:number-columns-repeated="16370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-7.0548E-2" table:style-name="ce1">
            <text:p>-0.070548</text:p>
          </table:table-cell>
          <table:table-cell office:value-type="float" office:value="-3.6915000000000003E-2" table:style-name="ce1">
            <text:p>-0.036915</text:p>
          </table:table-cell>
          <table:table-cell office:value-type="float" office:value="-3.7283999999999998E-2" table:style-name="ce1">
            <text:p>-0.037284</text:p>
          </table:table-cell>
          <table:table-cell office:value-type="float" office:value="-0.19941400000000001" table:style-name="ce1">
            <text:p>-0.199414</text:p>
          </table:table-cell>
          <table:table-cell office:value-type="float" office:value="0.13310900000000001" table:style-name="ce1">
            <text:p>0.133109</text:p>
          </table:table-cell>
          <table:table-cell office:value-type="float" office:value="-0.20010900000000001" table:style-name="ce1">
            <text:p>-0.200109</text:p>
          </table:table-cell>
          <table:table-cell office:value-type="float" office:value="0.13369800000000001" table:style-name="ce1">
            <text:p>0.133698</text:p>
          </table:table-cell>
          <table:table-cell table:style-name="ce1"/>
          <table:table-cell office:value-type="float" office:value="1.4400500000000001" table:style-name="ce1">
            <text:p>1.44005</text:p>
          </table:table-cell>
          <table:table-cell office:value-type="float" office:value="0.27078000000000002" table:style-name="ce1">
            <text:p>0.27078</text:p>
          </table:table-cell>
          <table:table-cell office:value-type="float" office:value="2.1909999999999985E-3" table:formula="of:=[.K90]-[.$K$18]" table:style-name="ce1">
            <text:p>0.002191</text:p>
          </table:table-cell>
          <table:table-cell office:value-type="float" office:value="9.9974699999999996E-3" table:style-name="ce1">
            <text:p>0.00999747</text:p>
          </table:table-cell>
          <table:table-cell office:value-type="float" office:value="1.06313E-3" table:style-name="ce1">
            <text:p>0.00106313</text:p>
          </table:table-cell>
          <table:table-cell table:number-columns-repeated="16370"/>
        </table:table-row>
        <table:table-row table:style-name="ro1">
          <table:table-cell office:value-type="float" office:value="3.55" table:style-name="ce1">
            <text:p>3.55</text:p>
          </table:table-cell>
          <table:table-cell office:value-type="float" office:value="-6.8132999999999999E-2" table:style-name="ce1">
            <text:p>-0.068133</text:p>
          </table:table-cell>
          <table:table-cell office:value-type="float" office:value="-2.1002E-2" table:style-name="ce1">
            <text:p>-0.021002</text:p>
          </table:table-cell>
          <table:table-cell office:value-type="float" office:value="-2.1238E-2" table:style-name="ce1">
            <text:p>-0.021238</text:p>
          </table:table-cell>
          <table:table-cell office:value-type="float" office:value="-0.110606" table:style-name="ce1">
            <text:p>-0.110606</text:p>
          </table:table-cell>
          <table:table-cell office:value-type="float" office:value="0.14760599999999999" table:style-name="ce1">
            <text:p>0.147606</text:p>
          </table:table-cell>
          <table:table-cell office:value-type="float" office:value="-0.110791" table:style-name="ce1">
            <text:p>-0.110791</text:p>
          </table:table-cell>
          <table:table-cell office:value-type="float" office:value="0.14838599999999999" table:style-name="ce1">
            <text:p>0.148386</text:p>
          </table:table-cell>
          <table:table-cell table:style-name="ce1"/>
          <table:table-cell office:value-type="float" office:value="1.46001" table:style-name="ce1">
            <text:p>1.46001</text:p>
          </table:table-cell>
          <table:table-cell office:value-type="float" office:value="0.27088899999999999" table:style-name="ce1">
            <text:p>0.270889</text:p>
          </table:table-cell>
          <table:table-cell office:value-type="float" office:value="2.2999999999999687E-3" table:formula="of:=[.K91]-[.$K$18]" table:style-name="ce1">
            <text:p>0.0023</text:p>
          </table:table-cell>
          <table:table-cell office:value-type="float" office:value="1.19495E-2" table:style-name="ce1">
            <text:p>0.0119495</text:p>
          </table:table-cell>
          <table:table-cell office:value-type="float" office:value="-7.2413900000000003E-3" table:style-name="ce1">
            <text:p>-0.00724139</text:p>
          </table:table-cell>
          <table:table-cell table:number-columns-repeated="16370"/>
        </table:table-row>
        <table:table-row table:style-name="ro1">
          <table:table-cell office:value-type="float" office:value="3.6" table:style-name="ce1">
            <text:p>3.6</text:p>
          </table:table-cell>
          <table:table-cell office:value-type="float" office:value="-6.1043E-2" table:style-name="ce1">
            <text:p>-0.061043</text:p>
          </table:table-cell>
          <table:table-cell office:value-type="float" office:value="-4.1479999999999998E-3" table:style-name="ce1">
            <text:p>-0.004148</text:p>
          </table:table-cell>
          <table:table-cell office:value-type="float" office:value="-4.1070000000000004E-3" table:style-name="ce1">
            <text:p>-0.004107</text:p>
          </table:table-cell>
          <table:table-cell office:value-type="float" office:value="-1.5129999999999999E-2" table:style-name="ce1">
            <text:p>-0.01513</text:p>
          </table:table-cell>
          <table:table-cell office:value-type="float" office:value="0.154137" table:style-name="ce1">
            <text:p>0.154137</text:p>
          </table:table-cell>
          <table:table-cell office:value-type="float" office:value="-1.4728E-2" table:style-name="ce1">
            <text:p>-0.014728</text:p>
          </table:table-cell>
          <table:table-cell office:value-type="float" office:value="0.15492500000000001" table:style-name="ce1">
            <text:p>0.154925</text:p>
          </table:table-cell>
          <table:table-cell table:style-name="ce1"/>
          <table:table-cell office:value-type="float" office:value="1.4800500000000001" table:style-name="ce1">
            <text:p>1.48005</text:p>
          </table:table-cell>
          <table:table-cell office:value-type="float" office:value="0.27088499999999999" table:style-name="ce1">
            <text:p>0.270885</text:p>
          </table:table-cell>
          <table:table-cell office:value-type="float" office:value="2.2959999999999647E-3" table:formula="of:=[.K92]-[.$K$18]" table:style-name="ce1">
            <text:p>0.002296</text:p>
          </table:table-cell>
          <table:table-cell office:value-type="float" office:value="1.3503100000000001E-2" table:style-name="ce1">
            <text:p>0.0135031</text:p>
          </table:table-cell>
          <table:table-cell office:value-type="float" office:value="4.4825400000000001E-3" table:style-name="ce1">
            <text:p>0.00448254</text:p>
          </table:table-cell>
          <table:table-cell table:number-columns-repeated="16370"/>
        </table:table-row>
        <table:table-row table:style-name="ro1">
          <table:table-cell office:value-type="float" office:value="3.65" table:style-name="ce1">
            <text:p>3.65</text:p>
          </table:table-cell>
          <table:table-cell office:value-type="float" office:value="-5.0744999999999998E-2" table:style-name="ce1">
            <text:p>-0.050745</text:p>
          </table:table-cell>
          <table:table-cell office:value-type="float" office:value="1.3433E-2" table:style-name="ce1">
            <text:p>0.013433</text:p>
          </table:table-cell>
          <table:table-cell office:value-type="float" office:value="1.3819E-2" table:style-name="ce1">
            <text:p>0.013819</text:p>
          </table:table-cell>
          <table:table-cell office:value-type="float" office:value="8.1910999999999998E-2" table:style-name="ce1">
            <text:p>0.081911</text:p>
          </table:table-cell>
          <table:table-cell office:value-type="float" office:value="0.152361" table:style-name="ce1">
            <text:p>0.152361</text:p>
          </table:table-cell>
          <table:table-cell office:value-type="float" office:value="8.2834000000000005E-2" table:style-name="ce1">
            <text:p>0.082834</text:p>
          </table:table-cell>
          <table:table-cell office:value-type="float" office:value="0.15296199999999999" table:style-name="ce1">
            <text:p>0.152962</text:p>
          </table:table-cell>
          <table:table-cell table:style-name="ce1"/>
          <table:table-cell office:value-type="float" office:value="1.50004" table:style-name="ce1">
            <text:p>1.50004</text:p>
          </table:table-cell>
          <table:table-cell office:value-type="float" office:value="0.27082200000000001" table:style-name="ce1">
            <text:p>0.270822</text:p>
          </table:table-cell>
          <table:table-cell office:value-type="float" office:value="2.232999999999985E-3" table:formula="of:=[.K93]-[.$K$18]" table:style-name="ce1">
            <text:p>0.002233</text:p>
          </table:table-cell>
          <table:table-cell office:value-type="float" office:value="1.44411E-2" table:style-name="ce1">
            <text:p>0.0144411</text:p>
          </table:table-cell>
          <table:table-cell office:value-type="float" office:value="-8.2712600000000008E-3" table:style-name="ce1">
            <text:p>-0.00827126</text:p>
          </table:table-cell>
          <table:table-cell table:number-columns-repeated="16370"/>
        </table:table-row>
        <table:table-row table:style-name="ro1">
          <table:table-cell office:value-type="float" office:value="3.7" table:style-name="ce1">
            <text:p>3.7</text:p>
          </table:table-cell>
          <table:table-cell office:value-type="float" office:value="-3.8813E-2" table:style-name="ce1">
            <text:p>-0.038813</text:p>
          </table:table-cell>
          <table:table-cell office:value-type="float" office:value="3.1310999999999999E-2" table:style-name="ce1">
            <text:p>0.031311</text:p>
          </table:table-cell>
          <table:table-cell office:value-type="float" office:value="3.1940000000000003E-2" table:style-name="ce1">
            <text:p>0.03194</text:p>
          </table:table-cell>
          <table:table-cell office:value-type="float" office:value="0.175125" table:style-name="ce1">
            <text:p>0.175125</text:p>
          </table:table-cell>
          <table:table-cell office:value-type="float" office:value="0.141762" table:style-name="ce1">
            <text:p>0.141762</text:p>
          </table:table-cell>
          <table:table-cell office:value-type="float" office:value="0.176373" table:style-name="ce1">
            <text:p>0.176373</text:p>
          </table:table-cell>
          <table:table-cell office:value-type="float" office:value="0.14202500000000001" table:style-name="ce1">
            <text:p>0.142025</text:p>
          </table:table-cell>
          <table:table-cell table:style-name="ce1"/>
          <table:table-cell office:value-type="float" office:value="1.5200400000000001" table:style-name="ce1">
            <text:p>1.52004</text:p>
          </table:table-cell>
          <table:table-cell office:value-type="float" office:value="0.27086900000000003" table:style-name="ce1">
            <text:p>0.270869</text:p>
          </table:table-cell>
          <table:table-cell office:value-type="float" office:value="2.2800000000000042E-3" table:formula="of:=[.K94]-[.$K$18]" table:style-name="ce1">
            <text:p>0.00228</text:p>
          </table:table-cell>
          <table:table-cell office:value-type="float" office:value="1.1195800000000001E-2" table:style-name="ce1">
            <text:p>0.0111958</text:p>
          </table:table-cell>
          <table:table-cell office:value-type="float" office:value="-2.5042599999999999E-3" table:style-name="ce1">
            <text:p>-0.00250426</text:p>
          </table:table-cell>
          <table:table-cell table:number-columns-repeated="16370"/>
        </table:table-row>
        <table:table-row table:style-name="ro1">
          <table:table-cell office:value-type="float" office:value="3.75" table:style-name="ce1">
            <text:p>3.75</text:p>
          </table:table-cell>
          <table:table-cell office:value-type="float" office:value="-2.6568000000000001E-2" table:style-name="ce1">
            <text:p>-0.026568</text:p>
          </table:table-cell>
          <table:table-cell office:value-type="float" office:value="4.8627999999999998E-2" table:style-name="ce1">
            <text:p>0.048628</text:p>
          </table:table-cell>
          <table:table-cell office:value-type="float" office:value="4.9258000000000003E-2" table:style-name="ce1">
            <text:p>0.049258</text:p>
          </table:table-cell>
          <table:table-cell office:value-type="float" office:value="0.25880799999999998" table:style-name="ce1">
            <text:p>0.258808</text:p>
          </table:table-cell>
          <table:table-cell office:value-type="float" office:value="0.12192699999999999" table:style-name="ce1">
            <text:p>0.121927</text:p>
          </table:table-cell>
          <table:table-cell office:value-type="float" office:value="0.26010100000000003" table:style-name="ce1">
            <text:p>0.260101</text:p>
          </table:table-cell>
          <table:table-cell office:value-type="float" office:value="0.121781" table:style-name="ce1">
            <text:p>0.121781</text:p>
          </table:table-cell>
          <table:table-cell table:style-name="ce1"/>
          <table:table-cell office:value-type="float" office:value="1.5400400000000001" table:style-name="ce1">
            <text:p>1.54004</text:p>
          </table:table-cell>
          <table:table-cell office:value-type="float" office:value="0.27071099999999998" table:style-name="ce1">
            <text:p>0.270711</text:p>
          </table:table-cell>
          <table:table-cell office:value-type="float" office:value="2.1219999999999573E-3" table:formula="of:=[.K95]-[.$K$18]" table:style-name="ce1">
            <text:p>0.002122</text:p>
          </table:table-cell>
          <table:table-cell office:value-type="float" office:value="1.2677900000000001E-2" table:style-name="ce1">
            <text:p>0.0126779</text:p>
          </table:table-cell>
          <table:table-cell office:value-type="float" office:value="-1.9346400000000001E-3" table:style-name="ce1">
            <text:p>-0.00193464</text:p>
          </table:table-cell>
          <table:table-cell table:number-columns-repeated="16370"/>
        </table:table-row>
        <table:table-row table:style-name="ro1">
          <table:table-cell office:value-type="float" office:value="3.8" table:style-name="ce1">
            <text:p>3.8</text:p>
          </table:table-cell>
          <table:table-cell office:value-type="float" office:value="-1.4847000000000001E-2" table:style-name="ce1">
            <text:p>-0.014847</text:p>
          </table:table-cell>
          <table:table-cell office:value-type="float" office:value="6.4049999999999996E-2" table:style-name="ce1">
            <text:p>0.06405</text:p>
          </table:table-cell>
          <table:table-cell office:value-type="float" office:value="6.4445000000000002E-2" table:style-name="ce1">
            <text:p>0.064445</text:p>
          </table:table-cell>
          <table:table-cell office:value-type="float" office:value="0.32714799999999999" table:style-name="ce1">
            <text:p>0.327148</text:p>
          </table:table-cell>
          <table:table-cell office:value-type="float" office:value="9.2965999999999993E-2" table:style-name="ce1">
            <text:p>0.092966</text:p>
          </table:table-cell>
          <table:table-cell office:value-type="float" office:value="0.32819199999999998" table:style-name="ce1">
            <text:p>0.328192</text:p>
          </table:table-cell>
          <table:table-cell office:value-type="float" office:value="9.2440999999999995E-2" table:style-name="ce1">
            <text:p>0.092441</text:p>
          </table:table-cell>
          <table:table-cell table:style-name="ce1"/>
          <table:table-cell office:value-type="float" office:value="1.56" table:style-name="ce1">
            <text:p>1.56</text:p>
          </table:table-cell>
          <table:table-cell office:value-type="float" office:value="0.270681" table:style-name="ce1">
            <text:p>0.270681</text:p>
          </table:table-cell>
          <table:table-cell office:value-type="float" office:value="2.0919999999999828E-3" table:formula="of:=[.K96]-[.$K$18]" table:style-name="ce1">
            <text:p>0.002092</text:p>
          </table:table-cell>
          <table:table-cell office:value-type="float" office:value="1.06763E-2" table:style-name="ce1">
            <text:p>0.0106763</text:p>
          </table:table-cell>
          <table:table-cell office:value-type="float" office:value="-9.6728500000000002E-3" table:style-name="ce1">
            <text:p>-0.00967285</text:p>
          </table:table-cell>
          <table:table-cell table:number-columns-repeated="16370"/>
        </table:table-row>
        <table:table-row table:style-name="ro1">
          <table:table-cell office:value-type="float" office:value="3.85" table:style-name="ce1">
            <text:p>3.85</text:p>
          </table:table-cell>
          <table:table-cell office:value-type="float" office:value="-3.9439999999999996E-3" table:style-name="ce1">
            <text:p>-0.003944</text:p>
          </table:table-cell>
          <table:table-cell office:value-type="float" office:value="7.5930999999999998E-2" table:style-name="ce1">
            <text:p>0.075931</text:p>
          </table:table-cell>
          <table:table-cell office:value-type="float" office:value="7.5997999999999996E-2" table:style-name="ce1">
            <text:p>0.075998</text:p>
          </table:table-cell>
          <table:table-cell office:value-type="float" office:value="0.37469799999999998" table:style-name="ce1">
            <text:p>0.374698</text:p>
          </table:table-cell>
          <table:table-cell office:value-type="float" office:value="5.5946999999999997E-2" table:style-name="ce1">
            <text:p>0.055947</text:p>
          </table:table-cell>
          <table:table-cell office:value-type="float" office:value="0.37525500000000001" table:style-name="ce1">
            <text:p>0.375255</text:p>
          </table:table-cell>
          <table:table-cell office:value-type="float" office:value="5.5160000000000001E-2" table:style-name="ce1">
            <text:p>0.05516</text:p>
          </table:table-cell>
          <table:table-cell table:style-name="ce1"/>
          <table:table-cell office:value-type="float" office:value="1.5800099999999999" table:style-name="ce1">
            <text:p>1.58001</text:p>
          </table:table-cell>
          <table:table-cell office:value-type="float" office:value="0.27050600000000002" table:style-name="ce1">
            <text:p>0.270506</text:p>
          </table:table-cell>
          <table:table-cell office:value-type="float" office:value="1.917000000000002E-3" table:formula="of:=[.K97]-[.$K$18]" table:style-name="ce1">
            <text:p>0.001917</text:p>
          </table:table-cell>
          <table:table-cell office:value-type="float" office:value="1.1107499999999999E-2" table:style-name="ce1">
            <text:p>0.0111075</text:p>
          </table:table-cell>
          <table:table-cell office:value-type="float" office:value="-2.4716299999999998E-3" table:style-name="ce1">
            <text:p>-0.00247163</text:p>
          </table:table-cell>
          <table:table-cell table:number-columns-repeated="16370"/>
        </table:table-row>
        <table:table-row table:style-name="ro1">
          <table:table-cell office:value-type="float" office:value="3.9" table:style-name="ce1">
            <text:p>3.9</text:p>
          </table:table-cell>
          <table:table-cell office:value-type="float" office:value="6.2509999999999996E-3" table:style-name="ce1">
            <text:p>0.006251</text:p>
          </table:table-cell>
          <table:table-cell office:value-type="float" office:value="8.2622000000000001E-2" table:style-name="ce1">
            <text:p>0.082622</text:p>
          </table:table-cell>
          <table:table-cell office:value-type="float" office:value="8.2441E-2" table:style-name="ce1">
            <text:p>0.082441</text:p>
          </table:table-cell>
          <table:table-cell office:value-type="float" office:value="0.39706599999999997" table:style-name="ce1">
            <text:p>0.397066</text:p>
          </table:table-cell>
          <table:table-cell office:value-type="float" office:value="1.3148E-2" table:style-name="ce1">
            <text:p>0.013148</text:p>
          </table:table-cell>
          <table:table-cell office:value-type="float" office:value="0.397007" table:style-name="ce1">
            <text:p>0.397007</text:p>
          </table:table-cell>
          <table:table-cell office:value-type="float" office:value="1.2269E-2" table:style-name="ce1">
            <text:p>0.012269</text:p>
          </table:table-cell>
          <table:table-cell table:style-name="ce1"/>
          <table:table-cell office:value-type="float" office:value="1.60005" table:style-name="ce1">
            <text:p>1.60005</text:p>
          </table:table-cell>
          <table:table-cell office:value-type="float" office:value="0.27032600000000001" table:style-name="ce1">
            <text:p>0.270326</text:p>
          </table:table-cell>
          <table:table-cell office:value-type="float" office:value="1.7369999999999886E-3" table:formula="of:=[.K98]-[.$K$18]" table:style-name="ce1">
            <text:p>0.001737</text:p>
          </table:table-cell>
          <table:table-cell office:value-type="float" office:value="1.0788900000000001E-2" table:style-name="ce1">
            <text:p>0.0107889</text:p>
          </table:table-cell>
          <table:table-cell office:value-type="float" office:value="-1.23296E-2" table:style-name="ce1">
            <text:p>-0.0123296</text:p>
          </table:table-cell>
          <table:table-cell table:number-columns-repeated="16370"/>
        </table:table-row>
        <table:table-row table:style-name="ro1">
          <table:table-cell office:value-type="float" office:value="3.95" table:style-name="ce1">
            <text:p>3.95</text:p>
          </table:table-cell>
          <table:table-cell office:value-type="float" office:value="1.6004999999999998E-2" table:style-name="ce1">
            <text:p>0.016005</text:p>
          </table:table-cell>
          <table:table-cell office:value-type="float" office:value="8.2869999999999999E-2" table:style-name="ce1">
            <text:p>0.08287</text:p>
          </table:table-cell>
          <table:table-cell office:value-type="float" office:value="8.2587999999999995E-2" table:style-name="ce1">
            <text:p>0.082588</text:p>
          </table:table-cell>
          <table:table-cell office:value-type="float" office:value="0.39166899999999999" table:style-name="ce1">
            <text:p>0.391669</text:p>
          </table:table-cell>
          <table:table-cell office:value-type="float" office:value="-3.1980000000000001E-2" table:style-name="ce1">
            <text:p>-0.03198</text:p>
          </table:table-cell>
          <table:table-cell office:value-type="float" office:value="0.39099899999999999" table:style-name="ce1">
            <text:p>0.390999</text:p>
          </table:table-cell>
          <table:table-cell office:value-type="float" office:value="-3.2763E-2" table:style-name="ce1">
            <text:p>-0.032763</text:p>
          </table:table-cell>
          <table:table-cell table:style-name="ce1"/>
          <table:table-cell office:value-type="float" office:value="1.6200399999999999" table:style-name="ce1">
            <text:p>1.62004</text:p>
          </table:table-cell>
          <table:table-cell office:value-type="float" office:value="0.27016600000000002" table:style-name="ce1">
            <text:p>0.270166</text:p>
          </table:table-cell>
          <table:table-cell office:value-type="float" office:value="1.5769999999999951E-3" table:formula="of:=[.K99]-[.$K$18]" table:style-name="ce1">
            <text:p>0.001577</text:p>
          </table:table-cell>
          <table:table-cell office:value-type="float" office:value="9.0754400000000006E-3" table:style-name="ce1">
            <text:p>0.00907544</text:p>
          </table:table-cell>
          <table:table-cell office:value-type="float" office:value="-5.5744000000000002E-3" table:style-name="ce1">
            <text:p>-0.0055744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5455999999999999E-2" table:style-name="ce1">
            <text:p>0.025456</text:p>
          </table:table-cell>
          <table:table-cell office:value-type="float" office:value="7.6162999999999995E-2" table:style-name="ce1">
            <text:p>0.076163</text:p>
          </table:table-cell>
          <table:table-cell office:value-type="float" office:value="7.5867000000000004E-2" table:style-name="ce1">
            <text:p>0.075867</text:p>
          </table:table-cell>
          <table:table-cell office:value-type="float" office:value="0.35835699999999998" table:style-name="ce1">
            <text:p>0.358357</text:p>
          </table:table-cell>
          <table:table-cell office:value-type="float" office:value="-7.5172000000000003E-2" table:style-name="ce1">
            <text:p>-0.075172</text:p>
          </table:table-cell>
          <table:table-cell office:value-type="float" office:value="0.35720600000000002" table:style-name="ce1">
            <text:p>0.357206</text:p>
          </table:table-cell>
          <table:table-cell office:value-type="float" office:value="-7.5698000000000001E-2" table:style-name="ce1">
            <text:p>-0.075698</text:p>
          </table:table-cell>
          <table:table-cell table:style-name="ce1"/>
          <table:table-cell office:value-type="float" office:value="1.6400399999999999" table:style-name="ce1">
            <text:p>1.64004</text:p>
          </table:table-cell>
          <table:table-cell office:value-type="float" office:value="0.26985900000000002" table:style-name="ce1">
            <text:p>0.269859</text:p>
          </table:table-cell>
          <table:table-cell office:value-type="float" office:value="1.2699999999999934E-3" table:formula="of:=[.K100]-[.$K$18]" table:style-name="ce1">
            <text:p>0.00127</text:p>
          </table:table-cell>
          <table:table-cell office:value-type="float" office:value="1.01028E-2" table:style-name="ce1">
            <text:p>0.0101028</text:p>
          </table:table-cell>
          <table:table-cell office:value-type="float" office:value="-1.10247E-2" table:style-name="ce1">
            <text:p>-0.0110247</text:p>
          </table:table-cell>
          <table:table-cell table:number-columns-repeated="16370"/>
        </table:table-row>
        <table:table-row table:style-name="ro1">
          <table:table-cell office:value-type="float" office:value="4.05" table:style-name="ce1">
            <text:p>4.05</text:p>
          </table:table-cell>
          <table:table-cell office:value-type="float" office:value="3.4416000000000002E-2" table:style-name="ce1">
            <text:p>0.034416</text:p>
          </table:table-cell>
          <table:table-cell office:value-type="float" office:value="6.2936000000000006E-2" table:style-name="ce1">
            <text:p>0.062936</text:p>
          </table:table-cell>
          <table:table-cell office:value-type="float" office:value="6.2613000000000002E-2" table:style-name="ce1">
            <text:p>0.062613</text:p>
          </table:table-cell>
          <table:table-cell office:value-type="float" office:value="0.29971700000000001" table:style-name="ce1">
            <text:p>0.299717</text:p>
          </table:table-cell>
          <table:table-cell office:value-type="float" office:value="-0.11197600000000001" table:style-name="ce1">
            <text:p>-0.111976</text:p>
          </table:table-cell>
          <table:table-cell office:value-type="float" office:value="0.29831299999999999" table:style-name="ce1">
            <text:p>0.298313</text:p>
          </table:table-cell>
          <table:table-cell office:value-type="float" office:value="-0.112141" table:style-name="ce1">
            <text:p>-0.112141</text:p>
          </table:table-cell>
          <table:table-cell table:style-name="ce1"/>
          <table:table-cell office:value-type="float" office:value="1.66001" table:style-name="ce1">
            <text:p>1.66001</text:p>
          </table:table-cell>
          <table:table-cell office:value-type="float" office:value="0.26962199999999997" table:style-name="ce1">
            <text:p>0.269622</text:p>
          </table:table-cell>
          <table:table-cell office:value-type="float" office:value="1.0329999999999506E-3" table:formula="of:=[.K101]-[.$K$18]" table:style-name="ce1">
            <text:p>0.001033</text:p>
          </table:table-cell>
          <table:table-cell office:value-type="float" office:value="6.0224299999999996E-3" table:style-name="ce1">
            <text:p>0.00602243</text:p>
          </table:table-cell>
          <table:table-cell office:value-type="float" office:value="-1.28831E-2" table:style-name="ce1">
            <text:p>-0.0128831</text:p>
          </table:table-cell>
          <table:table-cell table:number-columns-repeated="16370"/>
        </table:table-row>
        <table:table-row table:style-name="ro1">
          <table:table-cell office:value-type="float" office:value="4.0999999999999996" table:style-name="ce1">
            <text:p>4.1</text:p>
          </table:table-cell>
          <table:table-cell office:value-type="float" office:value="4.2313999999999997E-2" table:style-name="ce1">
            <text:p>0.042314</text:p>
          </table:table-cell>
          <table:table-cell office:value-type="float" office:value="4.4561000000000003E-2" table:style-name="ce1">
            <text:p>0.044561</text:p>
          </table:table-cell>
          <table:table-cell office:value-type="float" office:value="4.4170000000000001E-2" table:style-name="ce1">
            <text:p>0.04417</text:p>
          </table:table-cell>
          <table:table-cell office:value-type="float" office:value="0.22094900000000001" table:style-name="ce1">
            <text:p>0.220949</text:p>
          </table:table-cell>
          <table:table-cell office:value-type="float" office:value="-0.13850999999999999" table:style-name="ce1">
            <text:p>-0.13851</text:p>
          </table:table-cell>
          <table:table-cell office:value-type="float" office:value="0.21956899999999999" table:style-name="ce1">
            <text:p>0.219569</text:p>
          </table:table-cell>
          <table:table-cell office:value-type="float" office:value="-0.13827999999999999" table:style-name="ce1">
            <text:p>-0.13828</text:p>
          </table:table-cell>
          <table:table-cell table:style-name="ce1"/>
          <table:table-cell office:value-type="float" office:value="1.6800200000000001" table:style-name="ce1">
            <text:p>1.68002</text:p>
          </table:table-cell>
          <table:table-cell office:value-type="float" office:value="0.26922600000000002" table:style-name="ce1">
            <text:p>0.269226</text:p>
          </table:table-cell>
          <table:table-cell office:value-type="float" office:value="6.3699999999999868E-4" table:formula="of:=[.K102]-[.$K$18]" table:style-name="ce1">
            <text:p>0.000637</text:p>
          </table:table-cell>
          <table:table-cell office:value-type="float" office:value="2.88959E-3" table:style-name="ce1">
            <text:p>0.00288959</text:p>
          </table:table-cell>
          <table:table-cell office:value-type="float" office:value="-7.4102200000000003E-3" table:style-name="ce1">
            <text:p>-0.00741022</text:p>
          </table:table-cell>
          <table:table-cell table:number-columns-repeated="16370"/>
        </table:table-row>
        <table:table-row table:style-name="ro1">
          <table:table-cell office:value-type="float" office:value="4.1500000000000004" table:style-name="ce1">
            <text:p>4.15</text:p>
          </table:table-cell>
          <table:table-cell office:value-type="float" office:value="4.8293000000000003E-2" table:style-name="ce1">
            <text:p>0.048293</text:p>
          </table:table-cell>
          <table:table-cell office:value-type="float" office:value="2.3137999999999999E-2" table:style-name="ce1">
            <text:p>0.023138</text:p>
          </table:table-cell>
          <table:table-cell office:value-type="float" office:value="2.2707000000000001E-2" table:style-name="ce1">
            <text:p>0.022707</text:p>
          </table:table-cell>
          <table:table-cell office:value-type="float" office:value="0.12928899999999999" table:style-name="ce1">
            <text:p>0.129289</text:p>
          </table:table-cell>
          <table:table-cell office:value-type="float" office:value="-0.15214900000000001" table:style-name="ce1">
            <text:p>-0.152149</text:p>
          </table:table-cell>
          <table:table-cell office:value-type="float" office:value="0.12820599999999999" table:style-name="ce1">
            <text:p>0.128206</text:p>
          </table:table-cell>
          <table:table-cell office:value-type="float" office:value="-0.15156800000000001" table:style-name="ce1">
            <text:p>-0.151568</text:p>
          </table:table-cell>
          <table:table-cell table:style-name="ce1"/>
          <table:table-cell office:value-type="float" office:value="1.7000299999999999" table:style-name="ce1">
            <text:p>1.70003</text:p>
          </table:table-cell>
          <table:table-cell office:value-type="float" office:value="0.26885599999999998" table:style-name="ce1">
            <text:p>0.268856</text:p>
          </table:table-cell>
          <table:table-cell office:value-type="float" office:value="2.6699999999996171E-4" table:formula="of:=[.K103]-[.$K$18]" table:style-name="ce1">
            <text:p>0.000267</text:p>
          </table:table-cell>
          <table:table-cell office:value-type="float" office:value="4.3073800000000001E-4" table:style-name="ce1">
            <text:p>0.000430738</text:p>
          </table:table-cell>
          <table:table-cell office:value-type="float" office:value="-1.5486E-2" table:style-name="ce1">
            <text:p>-0.015486</text:p>
          </table:table-cell>
          <table:table-cell table:number-columns-repeated="16370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5.1436000000000003E-2" table:style-name="ce1">
            <text:p>0.051436</text:p>
          </table:table-cell>
          <table:table-cell office:value-type="float" office:value="1.114E-3" table:style-name="ce1">
            <text:p>0.001114</text:p>
          </table:table-cell>
          <table:table-cell office:value-type="float" office:value="7.7800000000000005E-4" table:style-name="ce1">
            <text:p>0.000778</text:p>
          </table:table-cell>
          <table:table-cell office:value-type="float" office:value="3.3071000000000003E-2" table:style-name="ce1">
            <text:p>0.033071</text:p>
          </table:table-cell>
          <table:table-cell office:value-type="float" office:value="-0.15199799999999999" table:style-name="ce1">
            <text:p>-0.151998</text:p>
          </table:table-cell>
          <table:table-cell office:value-type="float" office:value="3.2499E-2" table:style-name="ce1">
            <text:p>0.032499</text:p>
          </table:table-cell>
          <table:table-cell office:value-type="float" office:value="-0.15118000000000001" table:style-name="ce1">
            <text:p>-0.15118</text:p>
          </table:table-cell>
          <table:table-cell table:style-name="ce1"/>
          <table:table-cell office:value-type="float" office:value="1.7200299999999999" table:style-name="ce1">
            <text:p>1.72003</text:p>
          </table:table-cell>
          <table:table-cell office:value-type="float" office:value="0.26842500000000002" table:style-name="ce1">
            <text:p>0.268425</text:p>
          </table:table-cell>
          <table:table-cell office:value-type="float" office:value="-1.6399999999999748E-4" table:formula="of:=[.K104]-[.$K$18]" table:style-name="ce1">
            <text:p>-0.000164</text:p>
          </table:table-cell>
          <table:table-cell office:value-type="float" office:value="-2.92552E-3" table:style-name="ce1">
            <text:p>-0.00292552</text:p>
          </table:table-cell>
          <table:table-cell office:value-type="float" office:value="-1.02744E-2" table:style-name="ce1">
            <text:p>-0.0102744</text:p>
          </table:table-cell>
          <table:table-cell table:number-columns-repeated="16370"/>
        </table:table-row>
        <table:table-row table:style-name="ro1">
          <table:table-cell office:value-type="float" office:value="4.25" table:style-name="ce1">
            <text:p>4.25</text:p>
          </table:table-cell>
          <table:table-cell office:value-type="float" office:value="5.1028999999999998E-2" table:style-name="ce1">
            <text:p>0.051029</text:p>
          </table:table-cell>
          <table:table-cell office:value-type="float" office:value="-1.9147999999999998E-2" table:style-name="ce1">
            <text:p>-0.019148</text:p>
          </table:table-cell>
          <table:table-cell office:value-type="float" office:value="-1.9222E-2" table:style-name="ce1">
            <text:p>-0.019222</text:p>
          </table:table-cell>
          <table:table-cell office:value-type="float" office:value="-5.9390999999999999E-2" table:style-name="ce1">
            <text:p>-0.059391</text:p>
          </table:table-cell>
          <table:table-cell office:value-type="float" office:value="-0.13902400000000001" table:style-name="ce1">
            <text:p>-0.139024</text:p>
          </table:table-cell>
          <table:table-cell office:value-type="float" office:value="-5.9336E-2" table:style-name="ce1">
            <text:p>-0.059336</text:p>
          </table:table-cell>
          <table:table-cell office:value-type="float" office:value="-0.138131" table:style-name="ce1">
            <text:p>-0.138131</text:p>
          </table:table-cell>
          <table:table-cell table:style-name="ce1"/>
          <table:table-cell office:value-type="float" office:value="1.7400500000000001" table:style-name="ce1">
            <text:p>1.74005</text:p>
          </table:table-cell>
          <table:table-cell office:value-type="float" office:value="0.26789499999999999" table:style-name="ce1">
            <text:p>0.267895</text:p>
          </table:table-cell>
          <table:table-cell office:value-type="float" office:value="-6.9400000000002793E-4" table:formula="of:=[.K105]-[.$K$18]" table:style-name="ce1">
            <text:p>-0.000694</text:p>
          </table:table-cell>
          <table:table-cell office:value-type="float" office:value="-5.86142E-3" table:style-name="ce3">
            <text:p>-5.86E-03</text:p>
          </table:table-cell>
          <table:table-cell office:value-type="float" office:value="-1.7189099999999999E-2" table:style-name="ce1">
            <text:p>-0.0171891</text:p>
          </table:table-cell>
          <table:table-cell table:number-columns-repeated="16370"/>
        </table:table-row>
        <table:table-row table:style-name="ro1">
          <table:table-cell office:value-type="float" office:value="4.3" table:style-name="ce1">
            <text:p>4.3</text:p>
          </table:table-cell>
          <table:table-cell office:value-type="float" office:value="4.6803999999999998E-2" table:style-name="ce1">
            <text:p>0.046804</text:p>
          </table:table-cell>
          <table:table-cell office:value-type="float" office:value="-3.576E-2" table:style-name="ce1">
            <text:p>-0.03576</text:p>
          </table:table-cell>
          <table:table-cell office:value-type="float" office:value="-3.5493999999999998E-2" table:style-name="ce1">
            <text:p>-0.035494</text:p>
          </table:table-cell>
          <table:table-cell office:value-type="float" office:value="-0.140876" table:style-name="ce1">
            <text:p>-0.140876</text:p>
          </table:table-cell>
          <table:table-cell office:value-type="float" office:value="-0.11583" table:style-name="ce1">
            <text:p>-0.11583</text:p>
          </table:table-cell>
          <table:table-cell office:value-type="float" office:value="-0.14020199999999999" table:style-name="ce1">
            <text:p>-0.140202</text:p>
          </table:table-cell>
          <table:table-cell office:value-type="float" office:value="-0.115036" table:style-name="ce1">
            <text:p>-0.115036</text:p>
          </table:table-cell>
          <table:table-cell table:style-name="ce1"/>
          <table:table-cell office:value-type="float" office:value="1.76003" table:style-name="ce1">
            <text:p>1.76003</text:p>
          </table:table-cell>
          <table:table-cell office:value-type="float" office:value="0.26740799999999998" table:style-name="ce1">
            <text:p>0.267408</text:p>
          </table:table-cell>
          <table:table-cell office:value-type="float" office:value="-1.1810000000000431E-3" table:formula="of:=[.K106]-[.$K$18]" table:style-name="ce1">
            <text:p>-0.001181</text:p>
          </table:table-cell>
          <table:table-cell office:value-type="float" office:value="-1.3353200000000001E-2" table:style-name="ce1">
            <text:p>-0.0133532</text:p>
          </table:table-cell>
          <table:table-cell office:value-type="float" office:value="-1.54041E-2" table:style-name="ce1">
            <text:p>-0.0154041</text:p>
          </table:table-cell>
          <table:table-cell table:number-columns-repeated="16370"/>
        </table:table-row>
        <table:table-row table:style-name="ro1">
          <table:table-cell office:value-type="float" office:value="4.3499999999999996" table:style-name="ce1">
            <text:p>4.35</text:p>
          </table:table-cell>
          <table:table-cell office:value-type="float" office:value="3.9074999999999999E-2" table:style-name="ce1">
            <text:p>0.039075</text:p>
          </table:table-cell>
          <table:table-cell office:value-type="float" office:value="-4.7576E-2" table:style-name="ce1">
            <text:p>-0.047576</text:p>
          </table:table-cell>
          <table:table-cell office:value-type="float" office:value="-4.7051000000000003E-2" table:style-name="ce1">
            <text:p>-0.047051</text:p>
          </table:table-cell>
          <table:table-cell office:value-type="float" office:value="-0.20610000000000001" table:style-name="ce1">
            <text:p>-0.2061</text:p>
          </table:table-cell>
          <table:table-cell office:value-type="float" office:value="-8.6121000000000003E-2" table:style-name="ce1">
            <text:p>-0.086121</text:p>
          </table:table-cell>
          <table:table-cell office:value-type="float" office:value="-0.20493800000000001" table:style-name="ce1">
            <text:p>-0.204938</text:p>
          </table:table-cell>
          <table:table-cell office:value-type="float" office:value="-8.5581000000000004E-2" table:style-name="ce1">
            <text:p>-0.085581</text:p>
          </table:table-cell>
          <table:table-cell table:style-name="ce1"/>
          <table:table-cell office:value-type="float" office:value="1.7800199999999999" table:style-name="ce1">
            <text:p>1.78002</text:p>
          </table:table-cell>
          <table:table-cell office:value-type="float" office:value="0.26678200000000002" table:style-name="ce1">
            <text:p>0.266782</text:p>
          </table:table-cell>
          <table:table-cell office:value-type="float" office:value="-1.807000000000003E-3" table:formula="of:=[.K107]-[.$K$18]" table:style-name="ce1">
            <text:p>-0.001807</text:p>
          </table:table-cell>
          <table:table-cell office:value-type="float" office:value="-1.7886099999999999E-2" table:style-name="ce1">
            <text:p>-0.0178861</text:p>
          </table:table-cell>
          <table:table-cell office:value-type="float" office:value="-1.2710600000000001E-2" table:style-name="ce1">
            <text:p>-0.0127106</text:p>
          </table:table-cell>
          <table:table-cell table:number-columns-repeated="16370"/>
        </table:table-row>
        <table:table-row table:style-name="ro1">
          <table:table-cell office:value-type="float" office:value="4.4000000000000004" table:style-name="ce1">
            <text:p>4.4</text:p>
          </table:table-cell>
          <table:table-cell office:value-type="float" office:value="2.8714E-2" table:style-name="ce1">
            <text:p>0.028714</text:p>
          </table:table-cell>
          <table:table-cell office:value-type="float" office:value="-5.4275999999999998E-2" table:style-name="ce1">
            <text:p>-0.054276</text:p>
          </table:table-cell>
          <table:table-cell office:value-type="float" office:value="-5.3691000000000003E-2" table:style-name="ce1">
            <text:p>-0.053691</text:p>
          </table:table-cell>
          <table:table-cell office:value-type="float" office:value="-0.25216699999999997" table:style-name="ce1">
            <text:p>-0.252167</text:p>
          </table:table-cell>
          <table:table-cell office:value-type="float" office:value="-5.4004000000000003E-2" table:style-name="ce1">
            <text:p>-0.054004</text:p>
          </table:table-cell>
          <table:table-cell office:value-type="float" office:value="-0.25074200000000002" table:style-name="ce1">
            <text:p>-0.250742</text:p>
          </table:table-cell>
          <table:table-cell office:value-type="float" office:value="-5.3816999999999997E-2" table:style-name="ce1">
            <text:p>-0.053817</text:p>
          </table:table-cell>
          <table:table-cell table:style-name="ce1"/>
          <table:table-cell office:value-type="float" office:value="1.8000400000000001" table:style-name="ce1">
            <text:p>1.80004</text:p>
          </table:table-cell>
          <table:table-cell office:value-type="float" office:value="0.26617400000000002" table:style-name="ce1">
            <text:p>0.266174</text:p>
          </table:table-cell>
          <table:table-cell office:value-type="float" office:value="-2.4150000000000005E-3" table:formula="of:=[.K108]-[.$K$18]" table:style-name="ce1">
            <text:p>-0.002415</text:p>
          </table:table-cell>
          <table:table-cell office:value-type="float" office:value="-1.9914999999999999E-2" table:style-name="ce1">
            <text:p>-0.019915</text:p>
          </table:table-cell>
          <table:table-cell office:value-type="float" office:value="-1.9714200000000001E-2" table:style-name="ce1">
            <text:p>-0.0197142</text:p>
          </table:table-cell>
          <table:table-cell table:number-columns-repeated="16370"/>
        </table:table-row>
        <table:table-row table:style-name="ro1">
          <table:table-cell office:value-type="float" office:value="4.45" table:style-name="ce1">
            <text:p>4.45</text:p>
          </table:table-cell>
          <table:table-cell office:value-type="float" office:value="1.6983000000000002E-2" table:style-name="ce1">
            <text:p>0.016983</text:p>
          </table:table-cell>
          <table:table-cell office:value-type="float" office:value="-5.6284000000000001E-2" table:style-name="ce1">
            <text:p>-0.056284</text:p>
          </table:table-cell>
          <table:table-cell office:value-type="float" office:value="-5.5830999999999999E-2" table:style-name="ce1">
            <text:p>-0.055831</text:p>
          </table:table-cell>
          <table:table-cell office:value-type="float" office:value="-0.27859200000000001" table:style-name="ce1">
            <text:p>-0.278592</text:p>
          </table:table-cell>
          <table:table-cell office:value-type="float" office:value="-2.3258999999999998E-2" table:style-name="ce1">
            <text:p>-0.023259</text:p>
          </table:table-cell>
          <table:table-cell office:value-type="float" office:value="-0.277173" table:style-name="ce1">
            <text:p>-0.277173</text:p>
          </table:table-cell>
          <table:table-cell office:value-type="float" office:value="-2.3452000000000001E-2" table:style-name="ce1">
            <text:p>-0.023452</text:p>
          </table:table-cell>
          <table:table-cell table:style-name="ce1"/>
          <table:table-cell office:value-type="float" office:value="1.82" table:style-name="ce1">
            <text:p>1.82</text:p>
          </table:table-cell>
          <table:table-cell office:value-type="float" office:value="0.26552599999999998" table:style-name="ce1">
            <text:p>0.265526</text:p>
          </table:table-cell>
          <table:table-cell office:value-type="float" office:value="-3.0630000000000379E-3" table:formula="of:=[.K109]-[.$K$18]" table:style-name="ce1">
            <text:p>-0.003063</text:p>
          </table:table-cell>
          <table:table-cell office:value-type="float" office:value="-2.4120099999999998E-2" table:style-name="ce1">
            <text:p>-0.0241201</text:p>
          </table:table-cell>
          <table:table-cell office:value-type="float" office:value="-1.6179499999999999E-2" table:style-name="ce1">
            <text:p>-0.0161795</text:p>
          </table:table-cell>
          <table:table-cell table:number-columns-repeated="16370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5.2570000000000004E-3" table:style-name="ce1">
            <text:p>0.005257</text:p>
          </table:table-cell>
          <table:table-cell office:value-type="float" office:value="-5.4550000000000001E-2" table:style-name="ce1">
            <text:p>-0.05455</text:p>
          </table:table-cell>
          <table:table-cell office:value-type="float" office:value="-5.4308000000000002E-2" table:style-name="ce1">
            <text:p>-0.054308</text:p>
          </table:table-cell>
          <table:table-cell office:value-type="float" office:value="-0.28691800000000001" table:style-name="ce1">
            <text:p>-0.286918</text:p>
          </table:table-cell>
          <table:table-cell office:value-type="float" office:value="3.2460000000000002E-3" table:style-name="ce1">
            <text:p>0.003246</text:p>
          </table:table-cell>
          <table:table-cell office:value-type="float" office:value="-0.28576499999999999" table:style-name="ce1">
            <text:p>-0.285765</text:p>
          </table:table-cell>
          <table:table-cell office:value-type="float" office:value="2.7230000000000002E-3" table:style-name="ce1">
            <text:p>0.002723</text:p>
          </table:table-cell>
          <table:table-cell table:style-name="ce1"/>
          <table:table-cell office:value-type="float" office:value="1.84005" table:style-name="ce1">
            <text:p>1.84005</text:p>
          </table:table-cell>
          <table:table-cell office:value-type="float" office:value="0.26482099999999997" table:style-name="ce1">
            <text:p>0.264821</text:p>
          </table:table-cell>
          <table:table-cell office:value-type="float" office:value="-3.7680000000000491E-3" table:formula="of:=[.K110]-[.$K$18]" table:style-name="ce1">
            <text:p>-0.003768</text:p>
          </table:table-cell>
          <table:table-cell office:value-type="float" office:value="-2.9355599999999999E-2" table:style-name="ce1">
            <text:p>-0.0293556</text:p>
          </table:table-cell>
          <table:table-cell office:value-type="float" office:value="-1.8486300000000001E-2" table:style-name="ce1">
            <text:p>-0.0184863</text:p>
          </table:table-cell>
          <table:table-cell table:number-columns-repeated="16370"/>
        </table:table-row>
        <table:table-row table:style-name="ro1">
          <table:table-cell office:value-type="float" office:value="4.55" table:style-name="ce1">
            <text:p>4.55</text:p>
          </table:table-cell>
          <table:table-cell office:value-type="float" office:value="-5.2709999999999996E-3" table:style-name="ce1">
            <text:p>-0.005271</text:p>
          </table:table-cell>
          <table:table-cell office:value-type="float" office:value="-5.0275E-2" table:style-name="ce1">
            <text:p>-0.050275</text:p>
          </table:table-cell>
          <table:table-cell office:value-type="float" office:value="-5.0201999999999997E-2" table:style-name="ce1">
            <text:p>-0.050202</text:p>
          </table:table-cell>
          <table:table-cell office:value-type="float" office:value="-0.28006300000000001" table:style-name="ce1">
            <text:p>-0.280063</text:p>
          </table:table-cell>
          <table:table-cell office:value-type="float" office:value="2.3914000000000001E-2" table:style-name="ce1">
            <text:p>0.023914</text:p>
          </table:table-cell>
          <table:table-cell office:value-type="float" office:value="-0.27937400000000001" table:style-name="ce1">
            <text:p>-0.279374</text:p>
          </table:table-cell>
          <table:table-cell office:value-type="float" office:value="2.3172000000000002E-2" table:style-name="ce1">
            <text:p>0.023172</text:p>
          </table:table-cell>
          <table:table-cell table:style-name="ce1"/>
          <table:table-cell office:value-type="float" office:value="1.8600300000000001" table:style-name="ce1">
            <text:p>1.86003</text:p>
          </table:table-cell>
          <table:table-cell office:value-type="float" office:value="0.26413700000000001" table:style-name="ce1">
            <text:p>0.264137</text:p>
          </table:table-cell>
          <table:table-cell office:value-type="float" office:value="-4.4520000000000115E-3" table:formula="of:=[.K111]-[.$K$18]" table:style-name="ce1">
            <text:p>-0.004452</text:p>
          </table:table-cell>
          <table:table-cell office:value-type="float" office:value="-3.30815E-2" table:style-name="ce1">
            <text:p>-0.0330815</text:p>
          </table:table-cell>
          <table:table-cell office:value-type="float" office:value="-1.7635999999999999E-2" table:style-name="ce1">
            <text:p>-0.017636</text:p>
          </table:table-cell>
          <table:table-cell table:number-columns-repeated="16370"/>
        </table:table-row>
        <table:table-row table:style-name="ro1">
          <table:table-cell office:value-type="float" office:value="4.5999999999999996" table:style-name="ce1">
            <text:p>4.6</text:p>
          </table:table-cell>
          <table:table-cell office:value-type="float" office:value="-1.3814999999999999E-2" table:style-name="ce1">
            <text:p>-0.013815</text:p>
          </table:table-cell>
          <table:table-cell office:value-type="float" office:value="-4.4636000000000002E-2" table:style-name="ce1">
            <text:p>-0.044636</text:p>
          </table:table-cell>
          <table:table-cell office:value-type="float" office:value="-4.4651999999999997E-2" table:style-name="ce1">
            <text:p>-0.044652</text:p>
          </table:table-cell>
          <table:table-cell office:value-type="float" office:value="-0.26153900000000002" table:style-name="ce1">
            <text:p>-0.261539</text:p>
          </table:table-cell>
          <table:table-cell office:value-type="float" office:value="3.8492999999999999E-2" table:style-name="ce1">
            <text:p>0.038493</text:p>
          </table:table-cell>
          <table:table-cell office:value-type="float" office:value="-0.26141999999999999" table:style-name="ce1">
            <text:p>-0.26142</text:p>
          </table:table-cell>
          <table:table-cell office:value-type="float" office:value="3.7673999999999999E-2" table:style-name="ce1">
            <text:p>0.037674</text:p>
          </table:table-cell>
          <table:table-cell table:style-name="ce1"/>
          <table:table-cell office:value-type="float" office:value="1.88002" table:style-name="ce1">
            <text:p>1.88002</text:p>
          </table:table-cell>
          <table:table-cell office:value-type="float" office:value="0.26338699999999998" table:style-name="ce1">
            <text:p>0.263387</text:p>
          </table:table-cell>
          <table:table-cell office:value-type="float" office:value="-5.2020000000000399E-3" table:formula="of:=[.K112]-[.$K$18]" table:style-name="ce1">
            <text:p>-0.005202</text:p>
          </table:table-cell>
          <table:table-cell office:value-type="float" office:value="-3.6354299999999999E-2" table:style-name="ce1">
            <text:p>-0.0363543</text:p>
          </table:table-cell>
          <table:table-cell office:value-type="float" office:value="-1.55575E-2" table:style-name="ce1">
            <text:p>-0.0155575</text:p>
          </table:table-cell>
          <table:table-cell table:number-columns-repeated="16370"/>
        </table:table-row>
        <table:table-row table:style-name="ro1">
          <table:table-cell office:value-type="float" office:value="4.6500000000000004" table:style-name="ce1">
            <text:p>4.65</text:p>
          </table:table-cell>
          <table:table-cell office:value-type="float" office:value="-2.0084000000000001E-2" table:style-name="ce1">
            <text:p>-0.020084</text:p>
          </table:table-cell>
          <table:table-cell office:value-type="float" office:value="-3.8567999999999998E-2" table:style-name="ce1">
            <text:p>-0.038568</text:p>
          </table:table-cell>
          <table:table-cell office:value-type="float" office:value="-3.8654000000000001E-2" table:style-name="ce1">
            <text:p>-0.038654</text:p>
          </table:table-cell>
          <table:table-cell office:value-type="float" office:value="-0.23471500000000001" table:style-name="ce1">
            <text:p>-0.234715</text:p>
          </table:table-cell>
          <table:table-cell office:value-type="float" office:value="4.7877000000000003E-2" table:style-name="ce1">
            <text:p>0.047877</text:p>
          </table:table-cell>
          <table:table-cell office:value-type="float" office:value="-0.23516500000000001" table:style-name="ce1">
            <text:p>-0.235165</text:p>
          </table:table-cell>
          <table:table-cell office:value-type="float" office:value="4.7127000000000002E-2" table:style-name="ce1">
            <text:p>0.047127</text:p>
          </table:table-cell>
          <table:table-cell table:style-name="ce1"/>
          <table:table-cell office:value-type="float" office:value="1.90001" table:style-name="ce1">
            <text:p>1.90001</text:p>
          </table:table-cell>
          <table:table-cell office:value-type="float" office:value="0.26264999999999999" table:style-name="ce1">
            <text:p>0.26265</text:p>
          </table:table-cell>
          <table:table-cell office:value-type="float" office:value="-5.9390000000000276E-3" table:formula="of:=[.K113]-[.$K$18]" table:style-name="ce1">
            <text:p>-0.005939</text:p>
          </table:table-cell>
          <table:table-cell office:value-type="float" office:value="-4.0063300000000003E-2" table:style-name="ce1">
            <text:p>-0.0400633</text:p>
          </table:table-cell>
          <table:table-cell office:value-type="float" office:value="-1.8457399999999999E-2" table:style-name="ce1">
            <text:p>-0.0184574</text:p>
          </table:table-cell>
          <table:table-cell table:number-columns-repeated="16370"/>
        </table:table-row>
        <table:table-row table:style-name="ro1">
          <table:table-cell office:value-type="float" office:value="4.7" table:style-name="ce1">
            <text:p>4.7</text:p>
          </table:table-cell>
          <table:table-cell office:value-type="float" office:value="-2.4232E-2" table:style-name="ce1">
            <text:p>-0.024232</text:p>
          </table:table-cell>
          <table:table-cell office:value-type="float" office:value="-3.2642999999999998E-2" table:style-name="ce1">
            <text:p>-0.032643</text:p>
          </table:table-cell>
          <table:table-cell office:value-type="float" office:value="-3.2848000000000002E-2" table:style-name="ce1">
            <text:p>-0.032848</text:p>
          </table:table-cell>
          <table:table-cell office:value-type="float" office:value="-0.202261" table:style-name="ce1">
            <text:p>-0.202261</text:p>
          </table:table-cell>
          <table:table-cell office:value-type="float" office:value="5.3712000000000003E-2" table:style-name="ce1">
            <text:p>0.053712</text:p>
          </table:table-cell>
          <table:table-cell office:value-type="float" office:value="-0.203181" table:style-name="ce1">
            <text:p>-0.203181</text:p>
          </table:table-cell>
          <table:table-cell office:value-type="float" office:value="5.3157999999999997E-2" table:style-name="ce1">
            <text:p>0.053158</text:p>
          </table:table-cell>
          <table:table-cell table:style-name="ce1"/>
          <table:table-cell office:value-type="float" office:value="1.92" table:style-name="ce1">
            <text:p>1.92</text:p>
          </table:table-cell>
          <table:table-cell office:value-type="float" office:value="0.261934" table:style-name="ce1">
            <text:p>0.261934</text:p>
          </table:table-cell>
          <table:table-cell office:value-type="float" office:value="-6.655000000000022E-3" table:formula="of:=[.K114]-[.$K$18]" table:style-name="ce1">
            <text:p>-0.006655</text:p>
          </table:table-cell>
          <table:table-cell office:value-type="float" office:value="-4.42081E-2" table:style-name="ce1">
            <text:p>-0.0442081</text:p>
          </table:table-cell>
          <table:table-cell office:value-type="float" office:value="-1.50969E-2" table:style-name="ce1">
            <text:p>-0.0150969</text:p>
          </table:table-cell>
          <table:table-cell table:number-columns-repeated="16370"/>
        </table:table-row>
        <table:table-row table:style-name="ro1">
          <table:table-cell office:value-type="float" office:value="4.75" table:style-name="ce1">
            <text:p>4.75</text:p>
          </table:table-cell>
          <table:table-cell office:value-type="float" office:value="-2.6688E-2" table:style-name="ce1">
            <text:p>-0.026688</text:p>
          </table:table-cell>
          <table:table-cell office:value-type="float" office:value="-2.7036999999999999E-2" table:style-name="ce1">
            <text:p>-0.027037</text:p>
          </table:table-cell>
          <table:table-cell office:value-type="float" office:value="-2.7397999999999999E-2" table:style-name="ce1">
            <text:p>-0.027398</text:p>
          </table:table-cell>
          <table:table-cell office:value-type="float" office:value="-0.165852" table:style-name="ce1">
            <text:p>-0.165852</text:p>
          </table:table-cell>
          <table:table-cell office:value-type="float" office:value="5.7896999999999997E-2" table:style-name="ce1">
            <text:p>0.057897</text:p>
          </table:table-cell>
          <table:table-cell office:value-type="float" office:value="-0.16706699999999999" table:style-name="ce1">
            <text:p>-0.167067</text:p>
          </table:table-cell>
          <table:table-cell office:value-type="float" office:value="5.7620999999999999E-2" table:style-name="ce1">
            <text:p>0.057621</text:p>
          </table:table-cell>
          <table:table-cell table:style-name="ce1"/>
          <table:table-cell office:value-type="float" office:value="1.94004" table:style-name="ce1">
            <text:p>1.94004</text:p>
          </table:table-cell>
          <table:table-cell office:value-type="float" office:value="0.261185" table:style-name="ce1">
            <text:p>0.261185</text:p>
          </table:table-cell>
          <table:table-cell office:value-type="float" office:value="-7.4040000000000217E-3" table:formula="of:=[.K115]-[.$K$18]" table:style-name="ce1">
            <text:p>-0.007404</text:p>
          </table:table-cell>
          <table:table-cell office:value-type="float" office:value="-4.8909399999999999E-2" table:style-name="ce1">
            <text:p>-0.0489094</text:p>
          </table:table-cell>
          <table:table-cell office:value-type="float" office:value="-1.29692E-2" table:style-name="ce1">
            <text:p>-0.0129692</text:p>
          </table:table-cell>
          <table:table-cell table:number-columns-repeated="16370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-2.7944E-2" table:style-name="ce1">
            <text:p>-0.027944</text:p>
          </table:table-cell>
          <table:table-cell office:value-type="float" office:value="-2.1576000000000001E-2" table:style-name="ce1">
            <text:p>-0.021576</text:p>
          </table:table-cell>
          <table:table-cell office:value-type="float" office:value="-2.2037999999999999E-2" table:style-name="ce1">
            <text:p>-0.022038</text:p>
          </table:table-cell>
          <table:table-cell office:value-type="float" office:value="-0.126166" table:style-name="ce1">
            <text:p>-0.126166</text:p>
          </table:table-cell>
          <table:table-cell office:value-type="float" office:value="6.2080000000000003E-2" table:style-name="ce1">
            <text:p>0.06208</text:p>
          </table:table-cell>
          <table:table-cell office:value-type="float" office:value="-0.12746399999999999" table:style-name="ce1">
            <text:p>-0.127464</text:p>
          </table:table-cell>
          <table:table-cell office:value-type="float" office:value="6.2112000000000001E-2" table:style-name="ce1">
            <text:p>0.062112</text:p>
          </table:table-cell>
          <table:table-cell table:style-name="ce1"/>
          <table:table-cell office:value-type="float" office:value="1.9600299999999999" table:style-name="ce1">
            <text:p>1.96003</text:p>
          </table:table-cell>
          <table:table-cell office:value-type="float" office:value="0.260494" table:style-name="ce1">
            <text:p>0.260494</text:p>
          </table:table-cell>
          <table:table-cell office:value-type="float" office:value="-8.0950000000000188E-3" table:formula="of:=[.K116]-[.$K$18]" table:style-name="ce1">
            <text:p>-0.008095</text:p>
          </table:table-cell>
          <table:table-cell office:value-type="float" office:value="-5.0834600000000001E-2" table:style-name="ce1">
            <text:p>-0.0508346</text:p>
          </table:table-cell>
          <table:table-cell office:value-type="float" office:value="-1.6122299999999999E-2" table:style-name="ce1">
            <text:p>-0.0161223</text:p>
          </table:table-cell>
          <table:table-cell table:number-columns-repeated="16370"/>
        </table:table-row>
        <table:table-row table:style-name="ro1">
          <table:table-cell office:value-type="float" office:value="4.8499999999999996" table:style-name="ce1">
            <text:p>4.85</text:p>
          </table:table-cell>
          <table:table-cell office:value-type="float" office:value="-2.8365000000000001E-2" table:style-name="ce1">
            <text:p>-0.028365</text:p>
          </table:table-cell>
          <table:table-cell office:value-type="float" office:value="-1.5848999999999999E-2" table:style-name="ce1">
            <text:p>-0.015849</text:p>
          </table:table-cell>
          <table:table-cell office:value-type="float" office:value="-1.6267E-2" table:style-name="ce1">
            <text:p>-0.016267</text:p>
          </table:table-cell>
          <table:table-cell office:value-type="float" office:value="-8.3146999999999999E-2" table:style-name="ce1">
            <text:p>-0.083147</text:p>
          </table:table-cell>
          <table:table-cell office:value-type="float" office:value="6.7250000000000004E-2" table:style-name="ce1">
            <text:p>0.06725</text:p>
          </table:table-cell>
          <table:table-cell office:value-type="float" office:value="-8.4314E-2" table:style-name="ce1">
            <text:p>-0.084314</text:p>
          </table:table-cell>
          <table:table-cell office:value-type="float" office:value="6.7565E-2" table:style-name="ce1">
            <text:p>0.067565</text:p>
          </table:table-cell>
          <table:table-cell table:style-name="ce1"/>
          <table:table-cell office:value-type="float" office:value="1.9800199999999999" table:style-name="ce1">
            <text:p>1.98002</text:p>
          </table:table-cell>
          <table:table-cell office:value-type="float" office:value="0.25982100000000002" table:style-name="ce1">
            <text:p>0.259821</text:p>
          </table:table-cell>
          <table:table-cell office:value-type="float" office:value="-8.767999999999998E-3" table:formula="of:=[.K117]-[.$K$18]" table:style-name="ce1">
            <text:p>-0.008768</text:p>
          </table:table-cell>
          <table:table-cell office:value-type="float" office:value="-5.2576699999999997E-2" table:style-name="ce1">
            <text:p>-0.0525767</text:p>
          </table:table-cell>
          <table:table-cell office:value-type="float" office:value="-1.00115E-2" table:style-name="ce1">
            <text:p>-0.0100115</text:p>
          </table:table-cell>
          <table:table-cell table:number-columns-repeated="16370"/>
        </table:table-row>
        <table:table-row table:style-name="ro1">
          <table:table-cell office:value-type="float" office:value="4.9000000000000004" table:style-name="ce1">
            <text:p>4.9</text:p>
          </table:table-cell>
          <table:table-cell office:value-type="float" office:value="-2.8091000000000001E-2" table:style-name="ce1">
            <text:p>-0.028091</text:p>
          </table:table-cell>
          <table:table-cell office:value-type="float" office:value="-9.3439999999999999E-3" table:style-name="ce1">
            <text:p>-0.009344</text:p>
          </table:table-cell>
          <table:table-cell office:value-type="float" office:value="-9.5790000000000007E-3" table:style-name="ce1">
            <text:p>-0.009579</text:p>
          </table:table-cell>
          <table:table-cell office:value-type="float" office:value="-3.6449000000000002E-2" table:style-name="ce1">
            <text:p>-0.036449</text:p>
          </table:table-cell>
          <table:table-cell office:value-type="float" office:value="7.3484999999999995E-2" table:style-name="ce1">
            <text:p>0.073485</text:p>
          </table:table-cell>
          <table:table-cell office:value-type="float" office:value="-3.7304999999999998E-2" table:style-name="ce1">
            <text:p>-0.037305</text:p>
          </table:table-cell>
          <table:table-cell office:value-type="float" office:value="7.4013999999999996E-2" table:style-name="ce1">
            <text:p>0.074014</text:p>
          </table:table-cell>
          <table:table-cell table:style-name="ce1"/>
          <table:table-cell office:value-type="float" office:value="2.0000499999999999" table:style-name="ce1">
            <text:p>2.00005</text:p>
          </table:table-cell>
          <table:table-cell office:value-type="float" office:value="0.259127" table:style-name="ce1">
            <text:p>0.259127</text:p>
          </table:table-cell>
          <table:table-cell office:value-type="float" office:value="-9.4620000000000259E-3" table:formula="of:=[.K118]-[.$K$18]" table:style-name="ce1">
            <text:p>-0.009462</text:p>
          </table:table-cell>
          <table:table-cell office:value-type="float" office:value="-5.5777800000000002E-2" table:style-name="ce1">
            <text:p>-0.0557778</text:p>
          </table:table-cell>
          <table:table-cell office:value-type="float" office:value="-1.14159E-2" table:style-name="ce1">
            <text:p>-0.0114159</text:p>
          </table:table-cell>
          <table:table-cell table:number-columns-repeated="16370"/>
        </table:table-row>
        <table:table-row table:style-name="ro1">
          <table:table-cell office:value-type="float" office:value="4.95" table:style-name="ce1">
            <text:p>4.95</text:p>
          </table:table-cell>
          <table:table-cell office:value-type="float" office:value="-2.7045E-2" table:style-name="ce1">
            <text:p>-0.027045</text:p>
          </table:table-cell>
          <table:table-cell office:value-type="float" office:value="-1.6100000000000001E-3" table:style-name="ce1">
            <text:p>-0.00161</text:p>
          </table:table-cell>
          <table:table-cell office:value-type="float" office:value="-1.624E-3" table:style-name="ce1">
            <text:p>-0.001624</text:p>
          </table:table-cell>
          <table:table-cell office:value-type="float" office:value="1.4031E-2" table:style-name="ce1">
            <text:p>0.014031</text:p>
          </table:table-cell>
          <table:table-cell office:value-type="float" office:value="7.9911999999999997E-2" table:style-name="ce1">
            <text:p>0.079912</text:p>
          </table:table-cell>
          <table:table-cell office:value-type="float" office:value="1.3601E-2" table:style-name="ce1">
            <text:p>0.013601</text:p>
          </table:table-cell>
          <table:table-cell office:value-type="float" office:value="8.0553E-2" table:style-name="ce1">
            <text:p>0.080553</text:p>
          </table:table-cell>
          <table:table-cell table:style-name="ce1"/>
          <table:table-cell office:value-type="float" office:value="2.0200399999999998" table:style-name="ce1">
            <text:p>2.02004</text:p>
          </table:table-cell>
          <table:table-cell office:value-type="float" office:value="0.25856699999999999" table:style-name="ce1">
            <text:p>0.258567</text:p>
          </table:table-cell>
          <table:table-cell office:value-type="float" office:value="-1.0022000000000031E-2" table:formula="of:=[.K119]-[.$K$18]" table:style-name="ce1">
            <text:p>-0.010022</text:p>
          </table:table-cell>
          <table:table-cell office:value-type="float" office:value="-5.8228700000000001E-2" table:style-name="ce1">
            <text:p>-0.0582287</text:p>
          </table:table-cell>
          <table:table-cell office:value-type="float" office:value="-1.1461300000000001E-2" table:style-name="ce1">
            <text:p>-0.0114613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2.5038000000000001E-2" table:style-name="ce1">
            <text:p>-0.025038</text:p>
          </table:table-cell>
          <table:table-cell office:value-type="float" office:value="7.5950000000000002E-3" table:style-name="ce1">
            <text:p>0.007595</text:p>
          </table:table-cell>
          <table:table-cell office:value-type="float" office:value="7.731E-3" table:style-name="ce1">
            <text:p>0.007731</text:p>
          </table:table-cell>
          <table:table-cell office:value-type="float" office:value="6.7654000000000006E-2" table:style-name="ce1">
            <text:p>0.067654</text:p>
          </table:table-cell>
          <table:table-cell office:value-type="float" office:value="8.4862000000000007E-2" table:style-name="ce1">
            <text:p>0.084862</text:p>
          </table:table-cell>
          <table:table-cell office:value-type="float" office:value="6.7687999999999998E-2" table:style-name="ce1">
            <text:p>0.067688</text:p>
          </table:table-cell>
          <table:table-cell office:value-type="float" office:value="8.5505999999999999E-2" table:style-name="ce1">
            <text:p>0.085506</text:p>
          </table:table-cell>
          <table:table-cell table:style-name="ce1"/>
          <table:table-cell office:value-type="float" office:value="2.0400100000000001" table:style-name="ce1">
            <text:p>2.04001</text:p>
          </table:table-cell>
          <table:table-cell office:value-type="float" office:value="0.25800600000000001" table:style-name="ce1">
            <text:p>0.258006</text:p>
          </table:table-cell>
          <table:table-cell office:value-type="float" office:value="-1.0583000000000009E-2" table:formula="of:=[.K120]-[.$K$18]" table:style-name="ce1">
            <text:p>-0.010583</text:p>
          </table:table-cell>
          <table:table-cell office:value-type="float" office:value="-6.0378500000000002E-2" table:style-name="ce1">
            <text:p>-0.0603785</text:p>
          </table:table-cell>
          <table:table-cell office:value-type="float" office:value="-3.6175999999999999E-3" table:style-name="ce1">
            <text:p>-0.0036176</text:p>
          </table:table-cell>
          <table:table-cell table:number-columns-repeated="16370"/>
        </table:table-row>
        <table:table-row table:style-name="ro1">
          <table:table-cell office:value-type="float" office:value="5.05" table:style-name="ce1">
            <text:p>5.05</text:p>
          </table:table-cell>
          <table:table-cell office:value-type="float" office:value="-2.1919999999999999E-2" table:style-name="ce1">
            <text:p>-0.02192</text:p>
          </table:table-cell>
          <table:table-cell office:value-type="float" office:value="1.8173000000000002E-2" table:style-name="ce1">
            <text:p>0.018173</text:p>
          </table:table-cell>
          <table:table-cell office:value-type="float" office:value="1.8360999999999999E-2" table:style-name="ce1">
            <text:p>0.018361</text:p>
          </table:table-cell>
          <table:table-cell office:value-type="float" office:value="0.122684" table:style-name="ce1">
            <text:p>0.122684</text:p>
          </table:table-cell>
          <table:table-cell office:value-type="float" office:value="8.6220000000000005E-2" table:style-name="ce1">
            <text:p>0.08622</text:p>
          </table:table-cell>
          <table:table-cell office:value-type="float" office:value="0.12314600000000001" table:style-name="ce1">
            <text:p>0.123146</text:p>
          </table:table-cell>
          <table:table-cell office:value-type="float" office:value="8.677E-2" table:style-name="ce1">
            <text:p>0.08677</text:p>
          </table:table-cell>
          <table:table-cell table:style-name="ce1"/>
          <table:table-cell office:value-type="float" office:value="2.06" table:style-name="ce1">
            <text:p>2.06</text:p>
          </table:table-cell>
          <table:table-cell office:value-type="float" office:value="0.25752700000000001" table:style-name="ce1">
            <text:p>0.257527</text:p>
          </table:table-cell>
          <table:table-cell office:value-type="float" office:value="-1.1062000000000016E-2" table:formula="of:=[.K121]-[.$K$18]" table:style-name="ce1">
            <text:p>-0.011062</text:p>
          </table:table-cell>
          <table:table-cell office:value-type="float" office:value="-6.0094000000000002E-2" table:style-name="ce1">
            <text:p>-0.060094</text:p>
          </table:table-cell>
          <table:table-cell office:value-type="float" office:value="-9.2475500000000002E-3" table:style-name="ce1">
            <text:p>-0.00924755</text:p>
          </table:table-cell>
          <table:table-cell table:number-columns-repeated="16370"/>
        </table:table-row>
        <table:table-row table:style-name="ro1">
          <table:table-cell office:value-type="float" office:value="5.0999999999999996" table:style-name="ce1">
            <text:p>5.1</text:p>
          </table:table-cell>
          <table:table-cell office:value-type="float" office:value="-1.7701000000000001E-2" table:style-name="ce1">
            <text:p>-0.017701</text:p>
          </table:table-cell>
          <table:table-cell office:value-type="float" office:value="2.9609E-2" table:style-name="ce1">
            <text:p>0.029609</text:p>
          </table:table-cell>
          <table:table-cell office:value-type="float" office:value="2.9803E-2" table:style-name="ce1">
            <text:p>0.029803</text:p>
          </table:table-cell>
          <table:table-cell office:value-type="float" office:value="0.17617099999999999" table:style-name="ce1">
            <text:p>0.176171</text:p>
          </table:table-cell>
          <table:table-cell office:value-type="float" office:value="8.1896999999999998E-2" table:style-name="ce1">
            <text:p>0.081897</text:p>
          </table:table-cell>
          <table:table-cell office:value-type="float" office:value="0.17696200000000001" table:style-name="ce1">
            <text:p>0.176962</text:p>
          </table:table-cell>
          <table:table-cell office:value-type="float" office:value="8.2278000000000004E-2" table:style-name="ce1">
            <text:p>0.082278</text:p>
          </table:table-cell>
          <table:table-cell table:style-name="ce1"/>
          <table:table-cell office:value-type="float" office:value="2.0800399999999999" table:style-name="ce1">
            <text:p>2.08004</text:p>
          </table:table-cell>
          <table:table-cell office:value-type="float" office:value="0.25717200000000001" table:style-name="ce1">
            <text:p>0.257172</text:p>
          </table:table-cell>
          <table:table-cell office:value-type="float" office:value="-1.141700000000001E-2" table:formula="of:=[.K122]-[.$K$18]" table:style-name="ce1">
            <text:p>-0.011417</text:p>
          </table:table-cell>
          <table:table-cell office:value-type="float" office:value="-6.24539E-2" table:style-name="ce1">
            <text:p>-0.0624539</text:p>
          </table:table-cell>
          <table:table-cell office:value-type="float" office:value="-7.14564E-4" table:style-name="ce1">
            <text:p>-0.000714564</text:p>
          </table:table-cell>
          <table:table-cell table:number-columns-repeated="16370"/>
        </table:table-row>
        <table:table-row table:style-name="ro1">
          <table:table-cell office:value-type="float" office:value="5.15" table:style-name="ce1">
            <text:p>5.15</text:p>
          </table:table-cell>
          <table:table-cell office:value-type="float" office:value="-1.2611000000000001E-2" table:style-name="ce1">
            <text:p>-0.012611</text:p>
          </table:table-cell>
          <table:table-cell office:value-type="float" office:value="4.0966000000000002E-2" table:style-name="ce1">
            <text:p>0.040966</text:p>
          </table:table-cell>
          <table:table-cell office:value-type="float" office:value="4.1176999999999998E-2" table:style-name="ce1">
            <text:p>0.041177</text:p>
          </table:table-cell>
          <table:table-cell office:value-type="float" office:value="0.22411400000000001" table:style-name="ce1">
            <text:p>0.224114</text:p>
          </table:table-cell>
          <table:table-cell office:value-type="float" office:value="7.0332000000000006E-2" table:style-name="ce1">
            <text:p>0.070332</text:p>
          </table:table-cell>
          <table:table-cell office:value-type="float" office:value="0.22509799999999999" table:style-name="ce1">
            <text:p>0.225098</text:p>
          </table:table-cell>
          <table:table-cell office:value-type="float" office:value="7.0504999999999998E-2" table:style-name="ce1">
            <text:p>0.070505</text:p>
          </table:table-cell>
          <table:table-cell table:style-name="ce1"/>
          <table:table-cell office:value-type="float" office:value="2.1000200000000002" table:style-name="ce1">
            <text:p>2.10002</text:p>
          </table:table-cell>
          <table:table-cell office:value-type="float" office:value="0.25681599999999999" table:style-name="ce1">
            <text:p>0.256816</text:p>
          </table:table-cell>
          <table:table-cell office:value-type="float" office:value="-1.1773000000000033E-2" table:formula="of:=[.K123]-[.$K$18]" table:style-name="ce1">
            <text:p>-0.011773</text:p>
          </table:table-cell>
          <table:table-cell office:value-type="float" office:value="-6.2465399999999997E-2" table:style-name="ce1">
            <text:p>-0.0624654</text:p>
          </table:table-cell>
          <table:table-cell office:value-type="float" office:value="1.9798699999999999E-3" table:style-name="ce1">
            <text:p>0.00197987</text:p>
          </table:table-cell>
          <table:table-cell table:number-columns-repeated="16370"/>
        </table:table-row>
        <table:table-row table:style-name="ro1">
          <table:table-cell office:value-type="float" office:value="5.2" table:style-name="ce1">
            <text:p>5.2</text:p>
          </table:table-cell>
          <table:table-cell office:value-type="float" office:value="-7.0679999999999996E-3" table:style-name="ce1">
            <text:p>-0.007068</text:p>
          </table:table-cell>
          <table:table-cell office:value-type="float" office:value="5.0969E-2" table:style-name="ce1">
            <text:p>0.050969</text:p>
          </table:table-cell>
          <table:table-cell office:value-type="float" office:value="5.1215999999999998E-2" table:style-name="ce1">
            <text:p>0.051216</text:p>
          </table:table-cell>
          <table:table-cell office:value-type="float" office:value="0.26191199999999998" table:style-name="ce1">
            <text:p>0.261912</text:p>
          </table:table-cell>
          <table:table-cell office:value-type="float" office:value="5.0951000000000003E-2" table:style-name="ce1">
            <text:p>0.050951</text:p>
          </table:table-cell>
          <table:table-cell office:value-type="float" office:value="0.26293800000000001" table:style-name="ce1">
            <text:p>0.262938</text:p>
          </table:table-cell>
          <table:table-cell office:value-type="float" office:value="5.0911999999999999E-2" table:style-name="ce1">
            <text:p>0.050912</text:p>
          </table:table-cell>
          <table:table-cell table:style-name="ce1"/>
          <table:table-cell office:value-type="float" office:value="2.1200199999999998" table:style-name="ce1">
            <text:p>2.12002</text:p>
          </table:table-cell>
          <table:table-cell office:value-type="float" office:value="0.256716" table:style-name="ce1">
            <text:p>0.256716</text:p>
          </table:table-cell>
          <table:table-cell office:value-type="float" office:value="-1.1873000000000022E-2" table:formula="of:=[.K124]-[.$K$18]" table:style-name="ce1">
            <text:p>-0.011873</text:p>
          </table:table-cell>
          <table:table-cell office:value-type="float" office:value="-5.8722099999999999E-2" table:style-name="ce1">
            <text:p>-0.0587221</text:p>
          </table:table-cell>
          <table:table-cell office:value-type="float" office:value="1.15435E-3" table:style-name="ce1">
            <text:p>0.00115435</text:p>
          </table:table-cell>
          <table:table-cell table:number-columns-repeated="16370"/>
        </table:table-row>
        <table:table-row table:style-name="ro1">
          <table:table-cell office:value-type="float" office:value="5.25" table:style-name="ce1">
            <text:p>5.25</text:p>
          </table:table-cell>
          <table:table-cell office:value-type="float" office:value="-1.5809999999999999E-3" table:style-name="ce1">
            <text:p>-0.001581</text:p>
          </table:table-cell>
          <table:table-cell office:value-type="float" office:value="5.8191E-2" table:style-name="ce1">
            <text:p>0.058191</text:p>
          </table:table-cell>
          <table:table-cell office:value-type="float" office:value="5.8446999999999999E-2" table:style-name="ce1">
            <text:p>0.058447</text:p>
          </table:table-cell>
          <table:table-cell office:value-type="float" office:value="0.28503099999999998" table:style-name="ce1">
            <text:p>0.285031</text:p>
          </table:table-cell>
          <table:table-cell office:value-type="float" office:value="2.4452000000000002E-2" table:style-name="ce1">
            <text:p>0.024452</text:p>
          </table:table-cell>
          <table:table-cell office:value-type="float" office:value="0.28595700000000002" table:style-name="ce1">
            <text:p>0.285957</text:p>
          </table:table-cell>
          <table:table-cell office:value-type="float" office:value="2.4226999999999999E-2" table:style-name="ce1">
            <text:p>0.024227</text:p>
          </table:table-cell>
          <table:table-cell table:style-name="ce1"/>
          <table:table-cell office:value-type="float" office:value="2.14005" table:style-name="ce1">
            <text:p>2.14005</text:p>
          </table:table-cell>
          <table:table-cell office:value-type="float" office:value="0.256693" table:style-name="ce1">
            <text:p>0.256693</text:p>
          </table:table-cell>
          <table:table-cell office:value-type="float" office:value="-1.1896000000000018E-2" table:formula="of:=[.K125]-[.$K$18]" table:style-name="ce1">
            <text:p>-0.011896</text:p>
          </table:table-cell>
          <table:table-cell office:value-type="float" office:value="-5.8077400000000001E-2" table:style-name="ce1">
            <text:p>-0.0580774</text:p>
          </table:table-cell>
          <table:table-cell office:value-type="float" office:value="1.3087100000000001E-2" table:style-name="ce1">
            <text:p>0.0130871</text:p>
          </table:table-cell>
          <table:table-cell table:number-columns-repeated="16370"/>
        </table:table-row>
        <table:table-row table:style-name="ro1">
          <table:table-cell office:value-type="float" office:value="5.3" table:style-name="ce1">
            <text:p>5.3</text:p>
          </table:table-cell>
          <table:table-cell office:value-type="float" office:value="3.3909999999999999E-3" table:style-name="ce1">
            <text:p>0.003391</text:p>
          </table:table-cell>
          <table:table-cell office:value-type="float" office:value="6.1303999999999997E-2" table:style-name="ce1">
            <text:p>0.061304</text:p>
          </table:table-cell>
          <table:table-cell office:value-type="float" office:value="6.1508E-2" table:style-name="ce1">
            <text:p>0.061508</text:p>
          </table:table-cell>
          <table:table-cell office:value-type="float" office:value="0.28978900000000002" table:style-name="ce1">
            <text:p>0.289789</text:p>
          </table:table-cell>
          <table:table-cell office:value-type="float" office:value="-7.136E-3" table:style-name="ce1">
            <text:p>-0.007136</text:p>
          </table:table-cell>
          <table:table-cell office:value-type="float" office:value="0.29049999999999998" table:style-name="ce1">
            <text:p>0.2905</text:p>
          </table:table-cell>
          <table:table-cell office:value-type="float" office:value="-7.4970000000000002E-3" table:style-name="ce1">
            <text:p>-0.007497</text:p>
          </table:table-cell>
          <table:table-cell table:style-name="ce1"/>
          <table:table-cell office:value-type="float" office:value="2.16005" table:style-name="ce1">
            <text:p>2.16005</text:p>
          </table:table-cell>
          <table:table-cell office:value-type="float" office:value="0.25683499999999998" table:style-name="ce1">
            <text:p>0.256835</text:p>
          </table:table-cell>
          <table:table-cell office:value-type="float" office:value="-1.1754000000000042E-2" table:formula="of:=[.K126]-[.$K$18]" table:style-name="ce1">
            <text:p>-0.011754</text:p>
          </table:table-cell>
          <table:table-cell office:value-type="float" office:value="-5.29875E-2" table:style-name="ce1">
            <text:p>-0.0529875</text:p>
          </table:table-cell>
          <table:table-cell office:value-type="float" office:value="1.03681E-2" table:style-name="ce1">
            <text:p>0.0103681</text:p>
          </table:table-cell>
          <table:table-cell table:number-columns-repeated="16370"/>
        </table:table-row>
        <table:table-row table:style-name="ro1">
          <table:table-cell office:value-type="float" office:value="5.35" table:style-name="ce1">
            <text:p>5.35</text:p>
          </table:table-cell>
          <table:table-cell office:value-type="float" office:value="7.5599999999999999E-3" table:style-name="ce1">
            <text:p>0.00756</text:p>
          </table:table-cell>
          <table:table-cell office:value-type="float" office:value="5.9366000000000002E-2" table:style-name="ce1">
            <text:p>0.059366</text:p>
          </table:table-cell>
          <table:table-cell office:value-type="float" office:value="5.9471000000000003E-2" table:style-name="ce1">
            <text:p>0.059471</text:p>
          </table:table-cell>
          <table:table-cell office:value-type="float" office:value="0.27409" table:style-name="ce1">
            <text:p>0.27409</text:p>
          </table:table-cell>
          <table:table-cell office:value-type="float" office:value="-4.0673000000000001E-2" table:style-name="ce1">
            <text:p>-0.040673</text:p>
          </table:table-cell>
          <table:table-cell office:value-type="float" office:value="0.27451399999999998" table:style-name="ce1">
            <text:p>0.274514</text:p>
          </table:table-cell>
          <table:table-cell office:value-type="float" office:value="-4.1103000000000001E-2" table:style-name="ce1">
            <text:p>-0.041103</text:p>
          </table:table-cell>
          <table:table-cell table:style-name="ce1"/>
          <table:table-cell office:value-type="float" office:value="2.18004" table:style-name="ce1">
            <text:p>2.18004</text:p>
          </table:table-cell>
          <table:table-cell office:value-type="float" office:value="0.25726100000000002" table:style-name="ce1">
            <text:p>0.257261</text:p>
          </table:table-cell>
          <table:table-cell office:value-type="float" office:value="-1.1328000000000005E-2" table:formula="of:=[.K127]-[.$K$18]" table:style-name="ce1">
            <text:p>-0.011328</text:p>
          </table:table-cell>
          <table:table-cell office:value-type="float" office:value="-4.8800200000000002E-2" table:style-name="ce1">
            <text:p>-0.0488002</text:p>
          </table:table-cell>
          <table:table-cell office:value-type="float" office:value="1.8698900000000001E-2" table:style-name="ce1">
            <text:p>0.0186989</text:p>
          </table:table-cell>
          <table:table-cell table:number-columns-repeated="16370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1.0873000000000001E-2" table:style-name="ce1">
            <text:p>0.010873</text:p>
          </table:table-cell>
          <table:table-cell office:value-type="float" office:value="5.2067000000000002E-2" table:style-name="ce1">
            <text:p>0.052067</text:p>
          </table:table-cell>
          <table:table-cell office:value-type="float" office:value="5.2061999999999997E-2" table:style-name="ce1">
            <text:p>0.052062</text:p>
          </table:table-cell>
          <table:table-cell office:value-type="float" office:value="0.23796700000000001" table:style-name="ce1">
            <text:p>0.237967</text:p>
          </table:table-cell>
          <table:table-cell office:value-type="float" office:value="-7.2369000000000003E-2" table:style-name="ce1">
            <text:p>-0.072369</text:p>
          </table:table-cell>
          <table:table-cell office:value-type="float" office:value="0.23808000000000001" table:style-name="ce1">
            <text:p>0.23808</text:p>
          </table:table-cell>
          <table:table-cell office:value-type="float" office:value="-7.2803999999999994E-2" table:style-name="ce1">
            <text:p>-0.072804</text:p>
          </table:table-cell>
          <table:table-cell table:style-name="ce1"/>
          <table:table-cell office:value-type="float" office:value="2.2000500000000001" table:style-name="ce1">
            <text:p>2.20005</text:p>
          </table:table-cell>
          <table:table-cell office:value-type="float" office:value="0.25781700000000002" table:style-name="ce1">
            <text:p>0.257817</text:p>
          </table:table-cell>
          <table:table-cell office:value-type="float" office:value="-1.0772000000000004E-2" table:formula="of:=[.K128]-[.$K$18]" table:style-name="ce1">
            <text:p>-0.010772</text:p>
          </table:table-cell>
          <table:table-cell office:value-type="float" office:value="-4.2179899999999999E-2" table:style-name="ce1">
            <text:p>-0.0421799</text:p>
          </table:table-cell>
          <table:table-cell office:value-type="float" office:value="2.5932400000000001E-2" table:style-name="ce1">
            <text:p>0.0259324</text:p>
          </table:table-cell>
          <table:table-cell table:number-columns-repeated="16370"/>
        </table:table-row>
        <table:table-row table:style-name="ro1">
          <table:table-cell office:value-type="float" office:value="5.45" table:style-name="ce1">
            <text:p>5.45</text:p>
          </table:table-cell>
          <table:table-cell office:value-type="float" office:value="1.3483999999999999E-2" table:style-name="ce1">
            <text:p>0.013484</text:p>
          </table:table-cell>
          <table:table-cell office:value-type="float" office:value="3.9871999999999998E-2" table:style-name="ce1">
            <text:p>0.039872</text:p>
          </table:table-cell>
          <table:table-cell office:value-type="float" office:value="3.9773000000000003E-2" table:style-name="ce1">
            <text:p>0.039773</text:p>
          </table:table-cell>
          <table:table-cell office:value-type="float" office:value="0.183785" table:style-name="ce1">
            <text:p>0.183785</text:p>
          </table:table-cell>
          <table:table-cell office:value-type="float" office:value="-9.8421999999999996E-2" table:style-name="ce1">
            <text:p>-0.098422</text:p>
          </table:table-cell>
          <table:table-cell office:value-type="float" office:value="0.18360899999999999" table:style-name="ce1">
            <text:p>0.183609</text:p>
          </table:table-cell>
          <table:table-cell office:value-type="float" office:value="-9.8805000000000004E-2" table:style-name="ce1">
            <text:p>-0.098805</text:p>
          </table:table-cell>
          <table:table-cell table:style-name="ce1"/>
          <table:table-cell office:value-type="float" office:value="2.2200500000000001" table:style-name="ce1">
            <text:p>2.22005</text:p>
          </table:table-cell>
          <table:table-cell office:value-type="float" office:value="0.25867499999999999" table:style-name="ce1">
            <text:p>0.258675</text:p>
          </table:table-cell>
          <table:table-cell office:value-type="float" office:value="-9.9140000000000339E-3" table:formula="of:=[.K129]-[.$K$18]" table:style-name="ce1">
            <text:p>-0.009914</text:p>
          </table:table-cell>
          <table:table-cell office:value-type="float" office:value="-3.1817100000000001E-2" table:style-name="ce1">
            <text:p>-0.0318171</text:p>
          </table:table-cell>
          <table:table-cell office:value-type="float" office:value="2.7959700000000001E-2" table:style-name="ce1">
            <text:p>0.0279597</text:p>
          </table:table-cell>
          <table:table-cell table:number-columns-repeated="16370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1.5651000000000002E-2" table:style-name="ce1">
            <text:p>0.015651</text:p>
          </table:table-cell>
          <table:table-cell office:value-type="float" office:value="2.4011000000000001E-2" table:style-name="ce1">
            <text:p>0.024011</text:p>
          </table:table-cell>
          <table:table-cell office:value-type="float" office:value="2.3841999999999999E-2" table:style-name="ce1">
            <text:p>0.023842</text:p>
          </table:table-cell>
          <table:table-cell office:value-type="float" office:value="0.116059" table:style-name="ce1">
            <text:p>0.116059</text:p>
          </table:table-cell>
          <table:table-cell office:value-type="float" office:value="-0.11568100000000001" table:style-name="ce1">
            <text:p>-0.115681</text:p>
          </table:table-cell>
          <table:table-cell office:value-type="float" office:value="0.115647" table:style-name="ce1">
            <text:p>0.115647</text:p>
          </table:table-cell>
          <table:table-cell office:value-type="float" office:value="-0.115983" table:style-name="ce1">
            <text:p>-0.115983</text:p>
          </table:table-cell>
          <table:table-cell table:style-name="ce1"/>
          <table:table-cell office:value-type="float" office:value="2.24004" table:style-name="ce1">
            <text:p>2.24004</text:p>
          </table:table-cell>
          <table:table-cell office:value-type="float" office:value="0.25977699999999998" table:style-name="ce1">
            <text:p>0.259777</text:p>
          </table:table-cell>
          <table:table-cell office:value-type="float" office:value="-8.812000000000042E-3" table:formula="of:=[.K130]-[.$K$18]" table:style-name="ce1">
            <text:p>-0.008812</text:p>
          </table:table-cell>
          <table:table-cell office:value-type="float" office:value="-2.50266E-2" table:style-name="ce1">
            <text:p>-0.0250266</text:p>
          </table:table-cell>
          <table:table-cell office:value-type="float" office:value="3.6870300000000002E-2" table:style-name="ce1">
            <text:p>0.0368703</text:p>
          </table:table-cell>
          <table:table-cell table:number-columns-repeated="16370"/>
        </table:table-row>
        <table:table-row table:style-name="ro1">
          <table:table-cell office:value-type="float" office:value="5.55" table:style-name="ce1">
            <text:p>5.55</text:p>
          </table:table-cell>
          <table:table-cell office:value-type="float" office:value="1.7578E-2" table:style-name="ce1">
            <text:p>0.017578</text:p>
          </table:table-cell>
          <table:table-cell office:value-type="float" office:value="6.2940000000000001E-3" table:style-name="ce1">
            <text:p>0.006294</text:p>
          </table:table-cell>
          <table:table-cell office:value-type="float" office:value="6.0889999999999998E-3" table:style-name="ce1">
            <text:p>0.006089</text:p>
          </table:table-cell>
          <table:table-cell office:value-type="float" office:value="4.088E-2" table:style-name="ce1">
            <text:p>0.04088</text:p>
          </table:table-cell>
          <table:table-cell office:value-type="float" office:value="-0.122212" table:style-name="ce1">
            <text:p>-0.122212</text:p>
          </table:table-cell>
          <table:table-cell office:value-type="float" office:value="4.0296999999999999E-2" table:style-name="ce1">
            <text:p>0.040297</text:p>
          </table:table-cell>
          <table:table-cell office:value-type="float" office:value="-0.12243" table:style-name="ce1">
            <text:p>-0.12243</text:p>
          </table:table-cell>
          <table:table-cell table:style-name="ce1"/>
          <table:table-cell office:value-type="float" office:value="2.2600500000000001" table:style-name="ce1">
            <text:p>2.26005</text:p>
          </table:table-cell>
          <table:table-cell office:value-type="float" office:value="0.26118400000000003" table:style-name="ce1">
            <text:p>0.261184</text:p>
          </table:table-cell>
          <table:table-cell office:value-type="float" office:value="-7.4049999999999949E-3" table:formula="of:=[.K131]-[.$K$18]" table:style-name="ce1">
            <text:p>-0.007405</text:p>
          </table:table-cell>
          <table:table-cell office:value-type="float" office:value="-1.1931000000000001E-2" table:style-name="ce1">
            <text:p>-0.011931</text:p>
          </table:table-cell>
          <table:table-cell office:value-type="float" office:value="4.1189999999999997E-2" table:style-name="ce1">
            <text:p>0.04119</text:p>
          </table:table-cell>
          <table:table-cell table:number-columns-repeated="16370"/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1.9282000000000001E-2" table:style-name="ce1">
            <text:p>0.019282</text:p>
          </table:table-cell>
          <table:table-cell office:value-type="float" office:value="-1.1205E-2" table:style-name="ce1">
            <text:p>-0.011205</text:p>
          </table:table-cell>
          <table:table-cell office:value-type="float" office:value="-1.1390000000000001E-2" table:style-name="ce1">
            <text:p>-0.01139</text:p>
          </table:table-cell>
          <table:table-cell office:value-type="float" office:value="-3.4930999999999997E-2" table:style-name="ce1">
            <text:p>-0.034931</text:p>
          </table:table-cell>
          <table:table-cell office:value-type="float" office:value="-0.117621" table:style-name="ce1">
            <text:p>-0.117621</text:p>
          </table:table-cell>
          <table:table-cell office:value-type="float" office:value="-3.5630000000000002E-2" table:style-name="ce1">
            <text:p>-0.03563</text:p>
          </table:table-cell>
          <table:table-cell office:value-type="float" office:value="-0.117771" table:style-name="ce1">
            <text:p>-0.117771</text:p>
          </table:table-cell>
          <table:table-cell table:style-name="ce1"/>
          <table:table-cell office:value-type="float" office:value="2.2800199999999999" table:style-name="ce1">
            <text:p>2.28002</text:p>
          </table:table-cell>
          <table:table-cell office:value-type="float" office:value="0.26292700000000002" table:style-name="ce1">
            <text:p>0.262927</text:p>
          </table:table-cell>
          <table:table-cell office:value-type="float" office:value="-5.6620000000000004E-3" table:formula="of:=[.K132]-[.$K$18]" table:style-name="ce1">
            <text:p>-0.005662</text:p>
          </table:table-cell>
          <table:table-cell office:value-type="float" office:value="-7.3232500000000003E-4" table:style-name="ce1">
            <text:p>-0.000732325</text:p>
          </table:table-cell>
          <table:table-cell office:value-type="float" office:value="4.8942100000000002E-2" table:style-name="ce1">
            <text:p>0.0489421</text:p>
          </table:table-cell>
          <table:table-cell table:number-columns-repeated="16370"/>
        </table:table-row>
        <table:table-row table:style-name="ro1">
          <table:table-cell office:value-type="float" office:value="5.65" table:style-name="ce1">
            <text:p>5.65</text:p>
          </table:table-cell>
          <table:table-cell office:value-type="float" office:value="2.0532999999999999E-2" table:style-name="ce1">
            <text:p>0.020533</text:p>
          </table:table-cell>
          <table:table-cell office:value-type="float" office:value="-2.6533999999999999E-2" table:style-name="ce1">
            <text:p>-0.026534</text:p>
          </table:table-cell>
          <table:table-cell office:value-type="float" office:value="-2.6643E-2" table:style-name="ce1">
            <text:p>-0.026643</text:p>
          </table:table-cell>
          <table:table-cell office:value-type="float" office:value="-0.104783" table:style-name="ce1">
            <text:p>-0.104783</text:p>
          </table:table-cell>
          <table:table-cell office:value-type="float" office:value="-0.10306" table:style-name="ce1">
            <text:p>-0.10306</text:p>
          </table:table-cell>
          <table:table-cell office:value-type="float" office:value="-0.105561" table:style-name="ce1">
            <text:p>-0.105561</text:p>
          </table:table-cell>
          <table:table-cell office:value-type="float" office:value="-0.103159" table:style-name="ce1">
            <text:p>-0.103159</text:p>
          </table:table-cell>
          <table:table-cell table:style-name="ce1"/>
          <table:table-cell office:value-type="float" office:value="2.30002" table:style-name="ce1">
            <text:p>2.30002</text:p>
          </table:table-cell>
          <table:table-cell office:value-type="float" office:value="0.26501400000000003" table:style-name="ce1">
            <text:p>0.265014</text:p>
          </table:table-cell>
          <table:table-cell office:value-type="float" office:value="-3.5749999999999948E-3" table:formula="of:=[.K133]-[.$K$18]" table:style-name="ce1">
            <text:p>-0.003575</text:p>
          </table:table-cell>
          <table:table-cell office:value-type="float" office:value="1.1975299999999999E-2" table:style-name="ce1">
            <text:p>0.0119753</text:p>
          </table:table-cell>
          <table:table-cell office:value-type="float" office:value="5.6263100000000003E-2" table:style-name="ce1">
            <text:p>0.0562631</text:p>
          </table:table-cell>
          <table:table-cell table:number-columns-repeated="16370"/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2.0900999999999999E-2" table:style-name="ce1">
            <text:p>0.020901</text:p>
          </table:table-cell>
          <table:table-cell office:value-type="float" office:value="-3.8221999999999999E-2" table:style-name="ce1">
            <text:p>-0.038222</text:p>
          </table:table-cell>
          <table:table-cell office:value-type="float" office:value="-3.8247000000000003E-2" table:style-name="ce1">
            <text:p>-0.038247</text:p>
          </table:table-cell>
          <table:table-cell office:value-type="float" office:value="-0.16318299999999999" table:style-name="ce1">
            <text:p>-0.163183</text:p>
          </table:table-cell>
          <table:table-cell office:value-type="float" office:value="-8.0929000000000001E-2" table:style-name="ce1">
            <text:p>-0.080929</text:p>
          </table:table-cell>
          <table:table-cell office:value-type="float" office:value="-0.16401299999999999" table:style-name="ce1">
            <text:p>-0.164013</text:p>
          </table:table-cell>
          <table:table-cell office:value-type="float" office:value="-8.0973000000000003E-2" table:style-name="ce1">
            <text:p>-0.080973</text:p>
          </table:table-cell>
          <table:table-cell table:style-name="ce1"/>
          <table:table-cell office:value-type="float" office:value="2.3200500000000002" table:style-name="ce1">
            <text:p>2.32005</text:p>
          </table:table-cell>
          <table:table-cell office:value-type="float" office:value="0.26749800000000001" table:style-name="ce1">
            <text:p>0.267498</text:p>
          </table:table-cell>
          <table:table-cell office:value-type="float" office:value="-1.0910000000000086E-3" table:formula="of:=[.K134]-[.$K$18]" table:style-name="ce1">
            <text:p>-0.001091</text:p>
          </table:table-cell>
          <table:table-cell office:value-type="float" office:value="3.0863700000000001E-2" table:style-name="ce1">
            <text:p>0.0308637</text:p>
          </table:table-cell>
          <table:table-cell office:value-type="float" office:value="6.22015E-2" table:style-name="ce1">
            <text:p>0.0622015</text:p>
          </table:table-cell>
          <table:table-cell table:number-columns-repeated="16370"/>
        </table:table-row>
        <table:table-row table:style-name="ro1">
          <table:table-cell office:value-type="float" office:value="5.75" table:style-name="ce1">
            <text:p>5.75</text:p>
          </table:table-cell>
          <table:table-cell office:value-type="float" office:value="1.9897000000000001E-2" table:style-name="ce1">
            <text:p>0.019897</text:p>
          </table:table-cell>
          <table:table-cell office:value-type="float" office:value="-4.5515E-2" table:style-name="ce1">
            <text:p>-0.045515</text:p>
          </table:table-cell>
          <table:table-cell office:value-type="float" office:value="-4.5522E-2" table:style-name="ce1">
            <text:p>-0.045522</text:p>
          </table:table-cell>
          <table:table-cell office:value-type="float" office:value="-0.20635600000000001" table:style-name="ce1">
            <text:p>-0.206356</text:p>
          </table:table-cell>
          <table:table-cell office:value-type="float" office:value="-5.4337000000000003E-2" table:style-name="ce1">
            <text:p>-0.054337</text:p>
          </table:table-cell>
          <table:table-cell office:value-type="float" office:value="-0.20719899999999999" table:style-name="ce1">
            <text:p>-0.207199</text:p>
          </table:table-cell>
          <table:table-cell office:value-type="float" office:value="-5.4287000000000002E-2" table:style-name="ce1">
            <text:p>-0.054287</text:p>
          </table:table-cell>
          <table:table-cell table:style-name="ce1"/>
          <table:table-cell office:value-type="float" office:value="2.3400300000000001" table:style-name="ce1">
            <text:p>2.34003</text:p>
          </table:table-cell>
          <table:table-cell office:value-type="float" office:value="0.27040500000000001" table:style-name="ce1">
            <text:p>0.270405</text:p>
          </table:table-cell>
          <table:table-cell office:value-type="float" office:value="1.8159999999999843E-3" table:formula="of:=[.K135]-[.$K$18]" table:style-name="ce1">
            <text:p>0.001816</text:p>
          </table:table-cell>
          <table:table-cell office:value-type="float" office:value="4.4359999999999997E-2" table:style-name="ce1">
            <text:p>0.04436</text:p>
          </table:table-cell>
          <table:table-cell office:value-type="float" office:value="6.8123100000000006E-2" table:style-name="ce1">
            <text:p>0.0681231</text:p>
          </table:table-cell>
          <table:table-cell table:number-columns-repeated="16370"/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1.7160000000000002E-2" table:style-name="ce1">
            <text:p>0.01716</text:p>
          </table:table-cell>
          <table:table-cell office:value-type="float" office:value="-4.8426999999999998E-2" table:style-name="ce1">
            <text:p>-0.048427</text:p>
          </table:table-cell>
          <table:table-cell office:value-type="float" office:value="-4.8524999999999999E-2" table:style-name="ce1">
            <text:p>-0.048525</text:p>
          </table:table-cell>
          <table:table-cell office:value-type="float" office:value="-0.232488" table:style-name="ce1">
            <text:p>-0.232488</text:p>
          </table:table-cell>
          <table:table-cell office:value-type="float" office:value="-2.6471000000000001E-2" table:style-name="ce1">
            <text:p>-0.026471</text:p>
          </table:table-cell>
          <table:table-cell office:value-type="float" office:value="-0.233267" table:style-name="ce1">
            <text:p>-0.233267</text:p>
          </table:table-cell>
          <table:table-cell office:value-type="float" office:value="-2.6266000000000001E-2" table:style-name="ce1">
            <text:p>-0.026266</text:p>
          </table:table-cell>
          <table:table-cell table:style-name="ce1"/>
          <table:table-cell office:value-type="float" office:value="2.3600099999999999" table:style-name="ce1">
            <text:p>2.36001</text:p>
          </table:table-cell>
          <table:table-cell office:value-type="float" office:value="0.27373900000000001" table:style-name="ce1">
            <text:p>0.273739</text:p>
          </table:table-cell>
          <table:table-cell office:value-type="float" office:value="5.1499999999999879E-3" table:formula="of:=[.K136]-[.$K$18]" table:style-name="ce1">
            <text:p>0.00515</text:p>
          </table:table-cell>
          <table:table-cell office:value-type="float" office:value="6.5593100000000001E-2" table:style-name="ce1">
            <text:p>0.0655931</text:p>
          </table:table-cell>
          <table:table-cell office:value-type="float" office:value="7.3949000000000001E-2" table:style-name="ce1">
            <text:p>0.073949</text:p>
          </table:table-cell>
          <table:table-cell table:number-columns-repeated="16370"/>
        </table:table-row>
        <table:table-row table:style-name="ro1">
          <table:table-cell office:value-type="float" office:value="5.85" table:style-name="ce1">
            <text:p>5.85</text:p>
          </table:table-cell>
          <table:table-cell office:value-type="float" office:value="1.2636E-2" table:style-name="ce1">
            <text:p>0.012636</text:p>
          </table:table-cell>
          <table:table-cell office:value-type="float" office:value="-4.7611000000000001E-2" table:style-name="ce1">
            <text:p>-0.047611</text:p>
          </table:table-cell>
          <table:table-cell office:value-type="float" office:value="-4.786E-2" table:style-name="ce1">
            <text:p>-0.04786</text:p>
          </table:table-cell>
          <table:table-cell office:value-type="float" office:value="-0.24160799999999999" table:style-name="ce1">
            <text:p>-0.241608</text:p>
          </table:table-cell>
          <table:table-cell office:value-type="float" office:value="-4.3000000000000002E-5" table:style-name="ce1">
            <text:p>-0.000043</text:p>
          </table:table-cell>
          <table:table-cell office:value-type="float" office:value="-0.24219299999999999" table:style-name="ce1">
            <text:p>-0.242193</text:p>
          </table:table-cell>
          <table:table-cell office:value-type="float" office:value="3.79E-4" table:style-name="ce1">
            <text:p>0.000379</text:p>
          </table:table-cell>
          <table:table-cell table:style-name="ce1"/>
          <table:table-cell office:value-type="float" office:value="2.38002" table:style-name="ce1">
            <text:p>2.38002</text:p>
          </table:table-cell>
          <table:table-cell office:value-type="float" office:value="0.27753499999999998" table:style-name="ce1">
            <text:p>0.277535</text:p>
          </table:table-cell>
          <table:table-cell office:value-type="float" office:value="8.945999999999954E-3" table:formula="of:=[.K137]-[.$K$18]" table:style-name="ce1">
            <text:p>0.008946</text:p>
          </table:table-cell>
          <table:table-cell office:value-type="float" office:value="8.6650099999999994E-2" table:style-name="ce1">
            <text:p>0.0866501</text:p>
          </table:table-cell>
          <table:table-cell office:value-type="float" office:value="7.7262399999999995E-2" table:style-name="ce1">
            <text:p>0.0772624</text:p>
          </table:table-cell>
          <table:table-cell table:number-columns-repeated="16370"/>
        </table:table-row>
        <table:table-row table:style-name="ro1">
          <table:table-cell office:value-type="float" office:value="5.9" table:style-name="ce1">
            <text:p>5.9</text:p>
          </table:table-cell>
          <table:table-cell office:value-type="float" office:value="6.6740000000000002E-3" table:style-name="ce1">
            <text:p>0.006674</text:p>
          </table:table-cell>
          <table:table-cell office:value-type="float" office:value="-4.4070999999999999E-2" table:style-name="ce1">
            <text:p>-0.044071</text:p>
          </table:table-cell>
          <table:table-cell office:value-type="float" office:value="-4.4417999999999999E-2" table:style-name="ce1">
            <text:p>-0.044418</text:p>
          </table:table-cell>
          <table:table-cell office:value-type="float" office:value="-0.23517099999999999" table:style-name="ce1">
            <text:p>-0.235171</text:p>
          </table:table-cell>
          <table:table-cell office:value-type="float" office:value="2.3074000000000001E-2" table:style-name="ce1">
            <text:p>0.023074</text:p>
          </table:table-cell>
          <table:table-cell office:value-type="float" office:value="-0.23539099999999999" table:style-name="ce1">
            <text:p>-0.235391</text:p>
          </table:table-cell>
          <table:table-cell office:value-type="float" office:value="2.3730000000000001E-2" table:style-name="ce1">
            <text:p>0.02373</text:p>
          </table:table-cell>
          <table:table-cell table:style-name="ce1"/>
          <table:table-cell office:value-type="float" office:value="2.40002" table:style-name="ce1">
            <text:p>2.40002</text:p>
          </table:table-cell>
          <table:table-cell office:value-type="float" office:value="0.28178599999999998" table:style-name="ce1">
            <text:p>0.281786</text:p>
          </table:table-cell>
          <table:table-cell office:value-type="float" office:value="1.3196999999999959E-2" table:formula="of:=[.K138]-[.$K$18]" table:style-name="ce1">
            <text:p>0.013197</text:p>
          </table:table-cell>
          <table:table-cell office:value-type="float" office:value="0.108817" table:style-name="ce1">
            <text:p>0.108817</text:p>
          </table:table-cell>
          <table:table-cell office:value-type="float" office:value="8.2945500000000005E-2" table:style-name="ce1">
            <text:p>0.0829455</text:p>
          </table:table-cell>
          <table:table-cell table:number-columns-repeated="16370"/>
        </table:table-row>
        <table:table-row table:style-name="ro1">
          <table:table-cell office:value-type="float" office:value="5.95" table:style-name="ce1">
            <text:p>5.95</text:p>
          </table:table-cell>
          <table:table-cell office:value-type="float" office:value="2.1999999999999999E-5" table:style-name="ce1">
            <text:p>0.000022</text:p>
          </table:table-cell>
          <table:table-cell office:value-type="float" office:value="-3.884E-2" table:style-name="ce1">
            <text:p>-0.03884</text:p>
          </table:table-cell>
          <table:table-cell office:value-type="float" office:value="-3.9122999999999998E-2" table:style-name="ce1">
            <text:p>-0.039123</text:p>
          </table:table-cell>
          <table:table-cell office:value-type="float" office:value="-0.21550800000000001" table:style-name="ce1">
            <text:p>-0.215508</text:p>
          </table:table-cell>
          <table:table-cell office:value-type="float" office:value="4.1929000000000001E-2" table:style-name="ce1">
            <text:p>0.041929</text:p>
          </table:table-cell>
          <table:table-cell office:value-type="float" office:value="-0.215197" table:style-name="ce1">
            <text:p>-0.215197</text:p>
          </table:table-cell>
          <table:table-cell office:value-type="float" office:value="4.2758999999999998E-2" table:style-name="ce1">
            <text:p>0.042759</text:p>
          </table:table-cell>
          <table:table-cell table:style-name="ce1"/>
          <table:table-cell office:value-type="float" office:value="2.4200300000000001" table:style-name="ce1">
            <text:p>2.42003</text:p>
          </table:table-cell>
          <table:table-cell office:value-type="float" office:value="0.28648600000000002" table:style-name="ce1">
            <text:p>0.286486</text:p>
          </table:table-cell>
          <table:table-cell office:value-type="float" office:value="1.7896999999999996E-2" table:formula="of:=[.K139]-[.$K$18]" table:style-name="ce1">
            <text:p>0.017897</text:p>
          </table:table-cell>
          <table:table-cell office:value-type="float" office:value="0.13517100000000001" table:style-name="ce1">
            <text:p>0.135171</text:p>
          </table:table-cell>
          <table:table-cell office:value-type="float" office:value="8.2963999999999996E-2" table:style-name="ce1">
            <text:p>0.082964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6.3140000000000002E-3" table:style-name="ce1">
            <text:p>-0.006314</text:p>
          </table:table-cell>
          <table:table-cell office:value-type="float" office:value="-3.2693E-2" table:style-name="ce1">
            <text:p>-0.032693</text:p>
          </table:table-cell>
          <table:table-cell office:value-type="float" office:value="-3.2724000000000003E-2" table:style-name="ce1">
            <text:p>-0.032724</text:p>
          </table:table-cell>
          <table:table-cell office:value-type="float" office:value="-0.18529100000000001" table:style-name="ce1">
            <text:p>-0.185291</text:p>
          </table:table-cell>
          <table:table-cell office:value-type="float" office:value="5.6322999999999998E-2" table:style-name="ce1">
            <text:p>0.056323</text:p>
          </table:table-cell>
          <table:table-cell office:value-type="float" office:value="-0.18435799999999999" table:style-name="ce1">
            <text:p>-0.184358</text:p>
          </table:table-cell>
          <table:table-cell office:value-type="float" office:value="5.7174999999999997E-2" table:style-name="ce1">
            <text:p>0.057175</text:p>
          </table:table-cell>
          <table:table-cell table:style-name="ce1"/>
          <table:table-cell office:value-type="float" office:value="2.4400499999999998" table:style-name="ce1">
            <text:p>2.44005</text:p>
          </table:table-cell>
          <table:table-cell office:value-type="float" office:value="0.29170400000000002" table:style-name="ce1">
            <text:p>0.291704</text:p>
          </table:table-cell>
          <table:table-cell office:value-type="float" office:value="2.3114999999999997E-2" table:formula="of:=[.K140]-[.$K$18]" table:style-name="ce1">
            <text:p>0.023115</text:p>
          </table:table-cell>
          <table:table-cell office:value-type="float" office:value="0.15556" table:style-name="ce1">
            <text:p>0.15556</text:p>
          </table:table-cell>
          <table:table-cell office:value-type="float" office:value="8.6848099999999998E-2" table:style-name="ce1">
            <text:p>0.0868481</text:p>
          </table:table-cell>
          <table:table-cell table:number-columns-repeated="16370"/>
        </table:table-row>
        <table:table-row table:style-name="ro1">
          <table:table-cell office:value-type="float" office:value="6.05" table:style-name="ce1">
            <text:p>6.05</text:p>
          </table:table-cell>
          <table:table-cell office:value-type="float" office:value="-1.1304E-2" table:style-name="ce1">
            <text:p>-0.011304</text:p>
          </table:table-cell>
          <table:table-cell office:value-type="float" office:value="-2.6010999999999999E-2" table:style-name="ce1">
            <text:p>-0.026011</text:p>
          </table:table-cell>
          <table:table-cell office:value-type="float" office:value="-2.5670999999999999E-2" table:style-name="ce1">
            <text:p>-0.025671</text:p>
          </table:table-cell>
          <table:table-cell office:value-type="float" office:value="-0.147178" table:style-name="ce1">
            <text:p>-0.147178</text:p>
          </table:table-cell>
          <table:table-cell office:value-type="float" office:value="6.6466999999999998E-2" table:style-name="ce1">
            <text:p>0.066467</text:p>
          </table:table-cell>
          <table:table-cell office:value-type="float" office:value="-0.14566699999999999" table:style-name="ce1">
            <text:p>-0.145667</text:p>
          </table:table-cell>
          <table:table-cell office:value-type="float" office:value="6.7127999999999993E-2" table:style-name="ce1">
            <text:p>0.067128</text:p>
          </table:table-cell>
          <table:table-cell table:style-name="ce1"/>
          <table:table-cell office:value-type="float" office:value="2.46001" table:style-name="ce1">
            <text:p>2.46001</text:p>
          </table:table-cell>
          <table:table-cell office:value-type="float" office:value="0.29743999999999998" table:style-name="ce1">
            <text:p>0.29744</text:p>
          </table:table-cell>
          <table:table-cell office:value-type="float" office:value="2.885099999999996E-2" table:formula="of:=[.K141]-[.$K$18]" table:style-name="ce1">
            <text:p>0.028851</text:p>
          </table:table-cell>
          <table:table-cell office:value-type="float" office:value="0.17738100000000001" table:style-name="ce1">
            <text:p>0.177381</text:p>
          </table:table-cell>
          <table:table-cell office:value-type="float" office:value="8.6478899999999997E-2" table:style-name="ce1">
            <text:p>0.0864789</text:p>
          </table:table-cell>
          <table:table-cell table:number-columns-repeated="16370"/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-1.4156E-2" table:style-name="ce1">
            <text:p>-0.014156</text:p>
          </table:table-cell>
          <table:table-cell office:value-type="float" office:value="-1.8811000000000001E-2" table:style-name="ce1">
            <text:p>-0.018811</text:p>
          </table:table-cell>
          <table:table-cell office:value-type="float" office:value="-1.8117000000000001E-2" table:style-name="ce1">
            <text:p>-0.018117</text:p>
          </table:table-cell>
          <table:table-cell office:value-type="float" office:value="-0.103671" table:style-name="ce1">
            <text:p>-0.103671</text:p>
          </table:table-cell>
          <table:table-cell office:value-type="float" office:value="7.2628999999999999E-2" table:style-name="ce1">
            <text:p>0.072629</text:p>
          </table:table-cell>
          <table:table-cell office:value-type="float" office:value="-0.10179199999999999" table:style-name="ce1">
            <text:p>-0.101792</text:p>
          </table:table-cell>
          <table:table-cell office:value-type="float" office:value="7.2881000000000001E-2" table:style-name="ce1">
            <text:p>0.072881</text:p>
          </table:table-cell>
          <table:table-cell table:style-name="ce1"/>
          <table:table-cell office:value-type="float" office:value="2.48" table:style-name="ce1">
            <text:p>2.48</text:p>
          </table:table-cell>
          <table:table-cell office:value-type="float" office:value="0.30383900000000003" table:style-name="ce1">
            <text:p>0.303839</text:p>
          </table:table-cell>
          <table:table-cell office:value-type="float" office:value="3.5250000000000004E-2" table:formula="of:=[.K142]-[.$K$18]" table:style-name="ce1">
            <text:p>0.03525</text:p>
          </table:table-cell>
          <table:table-cell office:value-type="float" office:value="0.20097699999999999" table:style-name="ce1">
            <text:p>0.200977</text:p>
          </table:table-cell>
          <table:table-cell office:value-type="float" office:value="8.25346E-2" table:style-name="ce1">
            <text:p>0.0825346</text:p>
          </table:table-cell>
          <table:table-cell table:number-columns-repeated="16370"/>
        </table:table-row>
        <table:table-row table:style-name="ro1">
          <table:table-cell office:value-type="float" office:value="6.15" table:style-name="ce1">
            <text:p>6.15</text:p>
          </table:table-cell>
          <table:table-cell office:value-type="float" office:value="-1.4534999999999999E-2" table:style-name="ce1">
            <text:p>-0.014535</text:p>
          </table:table-cell>
          <table:table-cell office:value-type="float" office:value="-1.0931E-2" table:style-name="ce1">
            <text:p>-0.010931</text:p>
          </table:table-cell>
          <table:table-cell office:value-type="float" office:value="-1.0048E-2" table:style-name="ce1">
            <text:p>-0.010048</text:p>
          </table:table-cell>
          <table:table-cell office:value-type="float" office:value="-5.7175999999999998E-2" table:style-name="ce1">
            <text:p>-0.057176</text:p>
          </table:table-cell>
          <table:table-cell office:value-type="float" office:value="7.4874999999999997E-2" table:style-name="ce1">
            <text:p>0.074875</text:p>
          </table:table-cell>
          <table:table-cell office:value-type="float" office:value="-5.5285000000000001E-2" table:style-name="ce1">
            <text:p>-0.055285</text:p>
          </table:table-cell>
          <table:table-cell office:value-type="float" office:value="7.4574000000000001E-2" table:style-name="ce1">
            <text:p>0.074574</text:p>
          </table:table-cell>
          <table:table-cell table:style-name="ce1"/>
          <table:table-cell office:value-type="float" office:value="2.5000499999999999" table:style-name="ce1">
            <text:p>2.50005</text:p>
          </table:table-cell>
          <table:table-cell office:value-type="float" office:value="0.31072899999999998" table:style-name="ce1">
            <text:p>0.310729</text:p>
          </table:table-cell>
          <table:table-cell office:value-type="float" office:value="4.2139999999999955E-2" table:formula="of:=[.K143]-[.$K$18]" table:style-name="ce1">
            <text:p>0.04214</text:p>
          </table:table-cell>
          <table:table-cell office:value-type="float" office:value="0.222413" table:style-name="ce1">
            <text:p>0.222413</text:p>
          </table:table-cell>
          <table:table-cell office:value-type="float" office:value="7.6286199999999998E-2" table:style-name="ce1">
            <text:p>0.0762862</text:p>
          </table:table-cell>
          <table:table-cell table:number-columns-repeated="16370"/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-1.2657E-2" table:style-name="ce1">
            <text:p>-0.012657</text:p>
          </table:table-cell>
          <table:table-cell office:value-type="float" office:value="-2.2929999999999999E-3" table:style-name="ce1">
            <text:p>-0.002293</text:p>
          </table:table-cell>
          <table:table-cell office:value-type="float" office:value="-1.4890000000000001E-3" table:style-name="ce1">
            <text:p>-0.001489</text:p>
          </table:table-cell>
          <table:table-cell office:value-type="float" office:value="-1.0161E-2" table:style-name="ce1">
            <text:p>-0.010161</text:p>
          </table:table-cell>
          <table:table-cell office:value-type="float" office:value="7.3032E-2" table:style-name="ce1">
            <text:p>0.073032</text:p>
          </table:table-cell>
          <table:table-cell office:value-type="float" office:value="-8.6820000000000005E-3" table:style-name="ce1">
            <text:p>-0.008682</text:p>
          </table:table-cell>
          <table:table-cell office:value-type="float" office:value="7.2162000000000004E-2" table:style-name="ce1">
            <text:p>0.072162</text:p>
          </table:table-cell>
          <table:table-cell table:style-name="ce1"/>
          <table:table-cell office:value-type="float" office:value="2.5200100000000001" table:style-name="ce1">
            <text:p>2.52001</text:p>
          </table:table-cell>
          <table:table-cell office:value-type="float" office:value="0.31815700000000002" table:style-name="ce1">
            <text:p>0.318157</text:p>
          </table:table-cell>
          <table:table-cell office:value-type="float" office:value="4.9568000000000001E-2" table:formula="of:=[.K144]-[.$K$18]" table:style-name="ce1">
            <text:p>0.049568</text:p>
          </table:table-cell>
          <table:table-cell office:value-type="float" office:value="0.247276" table:style-name="ce1">
            <text:p>0.247276</text:p>
          </table:table-cell>
          <table:table-cell office:value-type="float" office:value="6.2910400000000005E-2" table:style-name="ce1">
            <text:p>0.0629104</text:p>
          </table:table-cell>
          <table:table-cell table:number-columns-repeated="16370"/>
        </table:table-row>
        <table:table-row table:style-name="ro1">
          <table:table-cell office:value-type="float" office:value="6.25" table:style-name="ce1">
            <text:p>6.25</text:p>
          </table:table-cell>
          <table:table-cell office:value-type="float" office:value="-9.2289999999999994E-3" table:style-name="ce1">
            <text:p>-0.009229</text:p>
          </table:table-cell>
          <table:table-cell office:value-type="float" office:value="6.8649999999999996E-3" table:style-name="ce1">
            <text:p>0.006865</text:p>
          </table:table-cell>
          <table:table-cell office:value-type="float" office:value="7.3150000000000003E-3" table:style-name="ce1">
            <text:p>0.007315</text:p>
          </table:table-cell>
          <table:table-cell office:value-type="float" office:value="3.4723999999999998E-2" table:style-name="ce1">
            <text:p>0.034724</text:p>
          </table:table-cell>
          <table:table-cell office:value-type="float" office:value="6.6846000000000003E-2" table:style-name="ce1">
            <text:p>0.066846</text:p>
          </table:table-cell>
          <table:table-cell office:value-type="float" office:value="3.5409999999999997E-2" table:style-name="ce1">
            <text:p>0.03541</text:p>
          </table:table-cell>
          <table:table-cell office:value-type="float" office:value="6.5550999999999998E-2" table:style-name="ce1">
            <text:p>0.065551</text:p>
          </table:table-cell>
          <table:table-cell table:style-name="ce1"/>
          <table:table-cell office:value-type="float" office:value="2.5400100000000001" table:style-name="ce1">
            <text:p>2.54001</text:p>
          </table:table-cell>
          <table:table-cell office:value-type="float" office:value="0.32634299999999999" table:style-name="ce1">
            <text:p>0.326343</text:p>
          </table:table-cell>
          <table:table-cell office:value-type="float" office:value="5.7753999999999972E-2" table:formula="of:=[.K145]-[.$K$18]" table:style-name="ce1">
            <text:p>0.057754</text:p>
          </table:table-cell>
          <table:table-cell office:value-type="float" office:value="0.26553199999999999" table:style-name="ce1">
            <text:p>0.265532</text:p>
          </table:table-cell>
          <table:table-cell office:value-type="float" office:value="5.0380800000000003E-2" table:style-name="ce1">
            <text:p>0.0503808</text:p>
          </table:table-cell>
          <table:table-cell table:number-columns-repeated="16370"/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-5.2589999999999998E-3" table:style-name="ce1">
            <text:p>-0.005259</text:p>
          </table:table-cell>
          <table:table-cell office:value-type="float" office:value="1.5885E-2" table:style-name="ce1">
            <text:p>0.015885</text:p>
          </table:table-cell>
          <table:table-cell office:value-type="float" office:value="1.5814999999999999E-2" table:style-name="ce1">
            <text:p>0.015815</text:p>
          </table:table-cell>
          <table:table-cell office:value-type="float" office:value="7.4688000000000004E-2" table:style-name="ce1">
            <text:p>0.074688</text:p>
          </table:table-cell>
          <table:table-cell office:value-type="float" office:value="5.6297E-2" table:style-name="ce1">
            <text:p>0.056297</text:p>
          </table:table-cell>
          <table:table-cell office:value-type="float" office:value="7.4355000000000004E-2" table:style-name="ce1">
            <text:p>0.074355</text:p>
          </table:table-cell>
          <table:table-cell office:value-type="float" office:value="5.4847E-2" table:style-name="ce1">
            <text:p>0.054847</text:p>
          </table:table-cell>
          <table:table-cell table:style-name="ce1"/>
          <table:table-cell office:value-type="float" office:value="2.5600399999999999" table:style-name="ce1">
            <text:p>2.56004</text:p>
          </table:table-cell>
          <table:table-cell office:value-type="float" office:value="0.33480599999999999" table:style-name="ce1">
            <text:p>0.334806</text:p>
          </table:table-cell>
          <table:table-cell office:value-type="float" office:value="6.621699999999997E-2" table:formula="of:=[.K146]-[.$K$18]" table:style-name="ce1">
            <text:p>0.066217</text:p>
          </table:table-cell>
          <table:table-cell office:value-type="float" office:value="0.27352300000000002" table:style-name="ce1">
            <text:p>0.273523</text:p>
          </table:table-cell>
          <table:table-cell office:value-type="float" office:value="3.4240199999999998E-2" table:style-name="ce1">
            <text:p>0.0342402</text:p>
          </table:table-cell>
          <table:table-cell table:number-columns-repeated="16370"/>
        </table:table-row>
        <table:table-row table:style-name="ro1">
          <table:table-cell office:value-type="float" office:value="6.35" table:style-name="ce1">
            <text:p>6.35</text:p>
          </table:table-cell>
          <table:table-cell office:value-type="float" office:value="-1.7880000000000001E-3" table:style-name="ce1">
            <text:p>-0.001788</text:p>
          </table:table-cell>
          <table:table-cell office:value-type="float" office:value="2.3762999999999999E-2" table:style-name="ce1">
            <text:p>0.023763</text:p>
          </table:table-cell>
          <table:table-cell office:value-type="float" office:value="2.3189999999999999E-2" table:style-name="ce1">
            <text:p>0.02319</text:p>
          </table:table-cell>
          <table:table-cell office:value-type="float" office:value="0.107039" table:style-name="ce1">
            <text:p>0.107039</text:p>
          </table:table-cell>
          <table:table-cell office:value-type="float" office:value="4.1904999999999998E-2" table:style-name="ce1">
            <text:p>0.041905</text:p>
          </table:table-cell>
          <table:table-cell office:value-type="float" office:value="0.10569000000000001" table:style-name="ce1">
            <text:p>0.10569</text:p>
          </table:table-cell>
          <table:table-cell office:value-type="float" office:value="4.0629999999999999E-2" table:style-name="ce1">
            <text:p>0.04063</text:p>
          </table:table-cell>
          <table:table-cell table:style-name="ce1"/>
          <table:table-cell office:value-type="float" office:value="2.5800299999999998" table:style-name="ce1">
            <text:p>2.58003</text:p>
          </table:table-cell>
          <table:table-cell office:value-type="float" office:value="0.34287499999999999" table:style-name="ce1">
            <text:p>0.342875</text:p>
          </table:table-cell>
          <table:table-cell office:value-type="float" office:value="7.4285999999999963E-2" table:formula="of:=[.K147]-[.$K$18]" table:style-name="ce1">
            <text:p>0.074286</text:p>
          </table:table-cell>
          <table:table-cell office:value-type="float" office:value="0.28539599999999998" table:style-name="ce1">
            <text:p>0.285396</text:p>
          </table:table-cell>
          <table:table-cell office:value-type="float" office:value="1.3521200000000001E-2" table:style-name="ce1">
            <text:p>0.0135212</text:p>
          </table:table-cell>
          <table:table-cell table:number-columns-repeated="16370"/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3.7300000000000001E-4" table:style-name="ce1">
            <text:p>0.000373</text:p>
          </table:table-cell>
          <table:table-cell office:value-type="float" office:value="2.9387E-2" table:style-name="ce1">
            <text:p>0.029387</text:p>
          </table:table-cell>
          <table:table-cell office:value-type="float" office:value="2.8503000000000001E-2" table:style-name="ce1">
            <text:p>0.028503</text:p>
          </table:table-cell>
          <table:table-cell office:value-type="float" office:value="0.12959499999999999" table:style-name="ce1">
            <text:p>0.129595</text:p>
          </table:table-cell>
          <table:table-cell office:value-type="float" office:value="2.4910000000000002E-2" table:style-name="ce1">
            <text:p>0.02491</text:p>
          </table:table-cell>
          <table:table-cell office:value-type="float" office:value="0.127471" table:style-name="ce1">
            <text:p>0.127471</text:p>
          </table:table-cell>
          <table:table-cell office:value-type="float" office:value="2.4109999999999999E-2" table:style-name="ce1">
            <text:p>0.02411</text:p>
          </table:table-cell>
          <table:table-cell table:style-name="ce1"/>
          <table:table-cell office:value-type="float" office:value="2.6000399999999999" table:style-name="ce1">
            <text:p>2.60004</text:p>
          </table:table-cell>
          <table:table-cell office:value-type="float" office:value="0.35346300000000003" table:style-name="ce1">
            <text:p>0.353463</text:p>
          </table:table-cell>
          <table:table-cell office:value-type="float" office:value="8.4874000000000005E-2" table:formula="of:=[.K148]-[.$K$18]" table:style-name="ce1">
            <text:p>0.084874</text:p>
          </table:table-cell>
          <table:table-cell office:value-type="float" office:value="0.29122399999999998" table:style-name="ce1">
            <text:p>0.291224</text:p>
          </table:table-cell>
          <table:table-cell office:value-type="float" office:value="-6.1818200000000002E-3" table:style-name="ce1">
            <text:p>-0.00618182</text:p>
          </table:table-cell>
          <table:table-cell table:number-columns-repeated="16370"/>
        </table:table-row>
        <table:table-row table:style-name="ro1">
          <table:table-cell office:value-type="float" office:value="6.45" table:style-name="ce1">
            <text:p>6.45</text:p>
          </table:table-cell>
          <table:table-cell office:value-type="float" office:value="8.3799999999999999E-4" table:style-name="ce1">
            <text:p>0.000838</text:p>
          </table:table-cell>
          <table:table-cell office:value-type="float" office:value="3.1876000000000002E-2" table:style-name="ce1">
            <text:p>0.031876</text:p>
          </table:table-cell>
          <table:table-cell office:value-type="float" office:value="3.0939000000000001E-2" table:style-name="ce1">
            <text:p>0.030939</text:p>
          </table:table-cell>
          <table:table-cell office:value-type="float" office:value="0.14114399999999999" table:style-name="ce1">
            <text:p>0.141144</text:p>
          </table:table-cell>
          <table:table-cell office:value-type="float" office:value="7.2119999999999997E-3" table:style-name="ce1">
            <text:p>0.007212</text:p>
          </table:table-cell>
          <table:table-cell office:value-type="float" office:value="0.13867199999999999" table:style-name="ce1">
            <text:p>0.138672</text:p>
          </table:table-cell>
          <table:table-cell office:value-type="float" office:value="7.0759999999999998E-3" table:style-name="ce1">
            <text:p>0.007076</text:p>
          </table:table-cell>
          <table:table-cell table:style-name="ce1"/>
          <table:table-cell office:value-type="float" office:value="2.62005" table:style-name="ce1">
            <text:p>2.62005</text:p>
          </table:table-cell>
          <table:table-cell office:value-type="float" office:value="0.35730299999999998" table:style-name="ce1">
            <text:p>0.357303</text:p>
          </table:table-cell>
          <table:table-cell office:value-type="float" office:value="8.871399999999996E-2" table:formula="of:=[.K149]-[.$K$18]" table:style-name="ce1">
            <text:p>0.088714</text:p>
          </table:table-cell>
          <table:table-cell office:value-type="float" office:value="0.28387200000000001" table:style-name="ce1">
            <text:p>0.283872</text:p>
          </table:table-cell>
          <table:table-cell office:value-type="float" office:value="-2.2245000000000001E-2" table:style-name="ce1">
            <text:p>-0.022245</text:p>
          </table:table-cell>
          <table:table-cell table:number-columns-repeated="16370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-2.9399999999999999E-4" table:style-name="ce1">
            <text:p>-0.000294</text:p>
          </table:table-cell>
          <table:table-cell office:value-type="float" office:value="3.0889E-2" table:style-name="ce1">
            <text:p>0.030889</text:p>
          </table:table-cell>
          <table:table-cell office:value-type="float" office:value="3.0112E-2" table:style-name="ce1">
            <text:p>0.030112</text:p>
          </table:table-cell>
          <table:table-cell office:value-type="float" office:value="0.14178499999999999" table:style-name="ce1">
            <text:p>0.141785</text:p>
          </table:table-cell>
          <table:table-cell office:value-type="float" office:value="-8.9569999999999997E-3" table:style-name="ce1">
            <text:p>-0.008957</text:p>
          </table:table-cell>
          <table:table-cell office:value-type="float" office:value="0.13947200000000001" table:style-name="ce1">
            <text:p>0.139472</text:p>
          </table:table-cell>
          <table:table-cell office:value-type="float" office:value="-8.397E-3" table:style-name="ce1">
            <text:p>-0.008397</text:p>
          </table:table-cell>
          <table:table-cell table:style-name="ce1"/>
          <table:table-cell office:value-type="float" office:value="2.6400199999999998" table:style-name="ce1">
            <text:p>2.64002</text:p>
          </table:table-cell>
          <table:table-cell office:value-type="float" office:value="0.35906300000000002" table:style-name="ce1">
            <text:p>0.359063</text:p>
          </table:table-cell>
          <table:table-cell office:value-type="float" office:value="9.0473999999999999E-2" table:formula="of:=[.K150]-[.$K$18]" table:style-name="ce1">
            <text:p>0.090474</text:p>
          </table:table-cell>
          <table:table-cell office:value-type="float" office:value="0.27820299999999998" table:style-name="ce1">
            <text:p>0.278203</text:p>
          </table:table-cell>
          <table:table-cell office:value-type="float" office:value="-3.9769600000000002E-2" table:style-name="ce1">
            <text:p>-0.0397696</text:p>
          </table:table-cell>
          <table:table-cell table:number-columns-repeated="16370"/>
        </table:table-row>
        <table:table-row table:style-name="ro1">
          <table:table-cell office:value-type="float" office:value="6.55" table:style-name="ce1">
            <text:p>6.55</text:p>
          </table:table-cell>
          <table:table-cell office:value-type="float" office:value="-2.5040000000000001E-3" table:style-name="ce1">
            <text:p>-0.002504</text:p>
          </table:table-cell>
          <table:table-cell office:value-type="float" office:value="2.6808999999999999E-2" table:style-name="ce1">
            <text:p>0.026809</text:p>
          </table:table-cell>
          <table:table-cell office:value-type="float" office:value="2.6308999999999999E-2" table:style-name="ce1">
            <text:p>0.026309</text:p>
          </table:table-cell>
          <table:table-cell office:value-type="float" office:value="0.13300999999999999" table:style-name="ce1">
            <text:p>0.13301</text:p>
          </table:table-cell>
          <table:table-cell office:value-type="float" office:value="-2.1536E-2" table:style-name="ce1">
            <text:p>-0.021536</text:p>
          </table:table-cell>
          <table:table-cell office:value-type="float" office:value="0.131325" table:style-name="ce1">
            <text:p>0.131325</text:p>
          </table:table-cell>
          <table:table-cell office:value-type="float" office:value="-2.0407000000000002E-2" table:style-name="ce1">
            <text:p>-0.020407</text:p>
          </table:table-cell>
          <table:table-cell table:style-name="ce1"/>
          <table:table-cell office:value-type="float" office:value="2.6600299999999999" table:style-name="ce1">
            <text:p>2.66003</text:p>
          </table:table-cell>
          <table:table-cell office:value-type="float" office:value="0.35044599999999998" table:style-name="ce1">
            <text:p>0.350446</text:p>
          </table:table-cell>
          <table:table-cell office:value-type="float" office:value="8.1856999999999958E-2" table:formula="of:=[.K151]-[.$K$18]" table:style-name="ce1">
            <text:p>0.081857</text:p>
          </table:table-cell>
          <table:table-cell office:value-type="float" office:value="0.26441799999999999" table:style-name="ce1">
            <text:p>0.264418</text:p>
          </table:table-cell>
          <table:table-cell office:value-type="float" office:value="-6.3351599999999994E-2" table:style-name="ce1">
            <text:p>-0.0633516</text:p>
          </table:table-cell>
          <table:table-cell table:number-columns-repeated="16370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-5.0419999999999996E-3" table:style-name="ce1">
            <text:p>-0.005042</text:p>
          </table:table-cell>
          <table:table-cell office:value-type="float" office:value="2.0698000000000001E-2" table:style-name="ce1">
            <text:p>0.020698</text:p>
          </table:table-cell>
          <table:table-cell office:value-type="float" office:value="2.0528999999999999E-2" table:style-name="ce1">
            <text:p>0.020529</text:p>
          </table:table-cell>
          <table:table-cell office:value-type="float" office:value="0.117447" table:style-name="ce1">
            <text:p>0.117447</text:p>
          </table:table-cell>
          <table:table-cell office:value-type="float" office:value="-2.9177000000000002E-2" table:style-name="ce1">
            <text:p>-0.029177</text:p>
          </table:table-cell>
          <table:table-cell office:value-type="float" office:value="0.116715" table:style-name="ce1">
            <text:p>0.116715</text:p>
          </table:table-cell>
          <table:table-cell office:value-type="float" office:value="-2.7725E-2" table:style-name="ce1">
            <text:p>-0.027725</text:p>
          </table:table-cell>
          <table:table-cell table:style-name="ce1"/>
          <table:table-cell office:value-type="float" office:value="2.6800299999999999" table:style-name="ce1">
            <text:p>2.68003</text:p>
          </table:table-cell>
          <table:table-cell office:value-type="float" office:value="0.33861200000000002" table:style-name="ce1">
            <text:p>0.338612</text:p>
          </table:table-cell>
          <table:table-cell office:value-type="float" office:value="7.0023000000000002E-2" table:formula="of:=[.K152]-[.$K$18]" table:style-name="ce1">
            <text:p>0.070023</text:p>
          </table:table-cell>
          <table:table-cell office:value-type="float" office:value="0.24600900000000001" table:style-name="ce1">
            <text:p>0.246009</text:p>
          </table:table-cell>
          <table:table-cell office:value-type="float" office:value="-8.5988300000000004E-2" table:style-name="ce1">
            <text:p>-0.0859883</text:p>
          </table:table-cell>
          <table:table-cell table:number-columns-repeated="16370"/>
        </table:table-row>
        <table:table-row table:style-name="ro1">
          <table:table-cell office:value-type="float" office:value="6.65" table:style-name="ce1">
            <text:p>6.65</text:p>
          </table:table-cell>
          <table:table-cell office:value-type="float" office:value="-7.1580000000000003E-3" table:style-name="ce1">
            <text:p>-0.007158</text:p>
          </table:table-cell>
          <table:table-cell office:value-type="float" office:value="1.4047E-2" table:style-name="ce1">
            <text:p>0.014047</text:p>
          </table:table-cell>
          <table:table-cell office:value-type="float" office:value="1.4231000000000001E-2" table:style-name="ce1">
            <text:p>0.014231</text:p>
          </table:table-cell>
          <table:table-cell office:value-type="float" office:value="9.8291000000000003E-2" table:style-name="ce1">
            <text:p>0.098291</text:p>
          </table:table-cell>
          <table:table-cell office:value-type="float" office:value="-3.1636999999999998E-2" table:style-name="ce1">
            <text:p>-0.031637</text:p>
          </table:table-cell>
          <table:table-cell office:value-type="float" office:value="9.8633999999999999E-2" table:style-name="ce1">
            <text:p>0.098634</text:p>
          </table:table-cell>
          <table:table-cell office:value-type="float" office:value="-3.0162000000000001E-2" table:style-name="ce1">
            <text:p>-0.030162</text:p>
          </table:table-cell>
          <table:table-cell table:style-name="ce1"/>
          <table:table-cell office:value-type="float" office:value="2.7000199999999999" table:style-name="ce1">
            <text:p>2.70002</text:p>
          </table:table-cell>
          <table:table-cell office:value-type="float" office:value="0.32640999999999998" table:style-name="ce1">
            <text:p>0.32641</text:p>
          </table:table-cell>
          <table:table-cell office:value-type="float" office:value="5.7820999999999956E-2" table:formula="of:=[.K153]-[.$K$18]" table:style-name="ce1">
            <text:p>0.057821</text:p>
          </table:table-cell>
          <table:table-cell office:value-type="float" office:value="0.22367000000000001" table:style-name="ce1">
            <text:p>0.22367</text:p>
          </table:table-cell>
          <table:table-cell office:value-type="float" office:value="-9.5334100000000005E-2" table:style-name="ce1">
            <text:p>-0.0953341</text:p>
          </table:table-cell>
          <table:table-cell table:number-columns-repeated="16370"/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-8.3110000000000007E-3" table:style-name="ce1">
            <text:p>-0.008311</text:p>
          </table:table-cell>
          <table:table-cell office:value-type="float" office:value="8.3549999999999996E-3" table:style-name="ce1">
            <text:p>0.008355</text:p>
          </table:table-cell>
          <table:table-cell office:value-type="float" office:value="8.8690000000000001E-3" table:style-name="ce1">
            <text:p>0.008869</text:p>
          </table:table-cell>
          <table:table-cell office:value-type="float" office:value="7.8575000000000006E-2" table:style-name="ce1">
            <text:p>0.078575</text:p>
          </table:table-cell>
          <table:table-cell office:value-type="float" office:value="-2.9877999999999998E-2" table:style-name="ce1">
            <text:p>-0.029878</text:p>
          </table:table-cell>
          <table:table-cell office:value-type="float" office:value="7.9896999999999996E-2" table:style-name="ce1">
            <text:p>0.079897</text:p>
          </table:table-cell>
          <table:table-cell office:value-type="float" office:value="-2.8666000000000001E-2" table:style-name="ce1">
            <text:p>-0.028666</text:p>
          </table:table-cell>
          <table:table-cell table:style-name="ce1"/>
          <table:table-cell office:value-type="float" office:value="2.72" table:style-name="ce1">
            <text:p>2.72</text:p>
          </table:table-cell>
          <table:table-cell office:value-type="float" office:value="0.31010199999999999" table:style-name="ce1">
            <text:p>0.310102</text:p>
          </table:table-cell>
          <table:table-cell office:value-type="float" office:value="4.1512999999999967E-2" table:formula="of:=[.K154]-[.$K$18]" table:style-name="ce1">
            <text:p>0.041513</text:p>
          </table:table-cell>
          <table:table-cell office:value-type="float" office:value="0.193165" table:style-name="ce1">
            <text:p>0.193165</text:p>
          </table:table-cell>
          <table:table-cell office:value-type="float" office:value="-0.105618" table:style-name="ce1">
            <text:p>-0.105618</text:p>
          </table:table-cell>
          <table:table-cell table:number-columns-repeated="16370"/>
        </table:table-row>
        <table:table-row table:style-name="ro1">
          <table:table-cell office:value-type="float" office:value="6.75" table:style-name="ce1">
            <text:p>6.75</text:p>
          </table:table-cell>
          <table:table-cell office:value-type="float" office:value="-8.2939999999999993E-3" table:style-name="ce1">
            <text:p>-0.008294</text:p>
          </table:table-cell>
          <table:table-cell office:value-type="float" office:value="4.6959999999999997E-3" table:style-name="ce1">
            <text:p>0.004696</text:p>
          </table:table-cell>
          <table:table-cell office:value-type="float" office:value="5.4260000000000003E-3" table:style-name="ce1">
            <text:p>0.005426</text:p>
          </table:table-cell>
          <table:table-cell office:value-type="float" office:value="6.0463999999999997E-2" table:style-name="ce1">
            <text:p>0.060464</text:p>
          </table:table-cell>
          <table:table-cell office:value-type="float" office:value="-2.5805000000000002E-2" table:style-name="ce1">
            <text:p>-0.025805</text:p>
          </table:table-cell>
          <table:table-cell office:value-type="float" office:value="6.2488000000000002E-2" table:style-name="ce1">
            <text:p>0.062488</text:p>
          </table:table-cell>
          <table:table-cell office:value-type="float" office:value="-2.5072000000000001E-2" table:style-name="ce1">
            <text:p>-0.025072</text:p>
          </table:table-cell>
          <table:table-cell table:style-name="ce1"/>
          <table:table-cell office:value-type="float" office:value="2.7400500000000001" table:style-name="ce1">
            <text:p>2.74005</text:p>
          </table:table-cell>
          <table:table-cell office:value-type="float" office:value="0.29882700000000001" table:style-name="ce1">
            <text:p>0.298827</text:p>
          </table:table-cell>
          <table:table-cell office:value-type="float" office:value="3.0237999999999987E-2" table:formula="of:=[.K155]-[.$K$18]" table:style-name="ce1">
            <text:p>0.030238</text:p>
          </table:table-cell>
          <table:table-cell office:value-type="float" office:value="0.16166900000000001" table:style-name="ce1">
            <text:p>0.161669</text:p>
          </table:table-cell>
          <table:table-cell office:value-type="float" office:value="-0.115038" table:style-name="ce1">
            <text:p>-0.115038</text:p>
          </table:table-cell>
          <table:table-cell table:number-columns-repeated="16370"/>
        </table:table-row>
        <table:table-row table:style-name="ro1">
          <table:table-cell office:value-type="float" office:value="6.8" table:style-name="ce1">
            <text:p>6.8</text:p>
          </table:table-cell>
          <table:table-cell office:value-type="float" office:value="-7.2290000000000002E-3" table:style-name="ce1">
            <text:p>-0.007229</text:p>
          </table:table-cell>
          <table:table-cell office:value-type="float" office:value="3.3909999999999999E-3" table:style-name="ce1">
            <text:p>0.003391</text:p>
          </table:table-cell>
          <table:table-cell office:value-type="float" office:value="4.1450000000000002E-3" table:style-name="ce1">
            <text:p>0.004145</text:p>
          </table:table-cell>
          <table:table-cell office:value-type="float" office:value="4.4816000000000002E-2" table:style-name="ce1">
            <text:p>0.044816</text:p>
          </table:table-cell>
          <table:table-cell office:value-type="float" office:value="-2.1711000000000001E-2" table:style-name="ce1">
            <text:p>-0.021711</text:p>
          </table:table-cell>
          <table:table-cell office:value-type="float" office:value="4.7149000000000003E-2" table:style-name="ce1">
            <text:p>0.047149</text:p>
          </table:table-cell>
          <table:table-cell office:value-type="float" office:value="-2.1569000000000001E-2" table:style-name="ce1">
            <text:p>-0.021569</text:p>
          </table:table-cell>
          <table:table-cell table:style-name="ce1"/>
          <table:table-cell office:value-type="float" office:value="2.76004" table:style-name="ce1">
            <text:p>2.76004</text:p>
          </table:table-cell>
          <table:table-cell office:value-type="float" office:value="0.29104600000000003" table:style-name="ce1">
            <text:p>0.291046</text:p>
          </table:table-cell>
          <table:table-cell office:value-type="float" office:value="2.2457000000000005E-2" table:formula="of:=[.K156]-[.$K$18]" table:style-name="ce1">
            <text:p>0.022457</text:p>
          </table:table-cell>
          <table:table-cell office:value-type="float" office:value="0.129132" table:style-name="ce1">
            <text:p>0.129132</text:p>
          </table:table-cell>
          <table:table-cell office:value-type="float" office:value="-0.118725" table:style-name="ce1">
            <text:p>-0.118725</text:p>
          </table:table-cell>
          <table:table-cell table:number-columns-repeated="16370"/>
        </table:table-row>
        <table:table-row table:style-name="ro1">
          <table:table-cell office:value-type="float" office:value="6.85" table:style-name="ce1">
            <text:p>6.85</text:p>
          </table:table-cell>
          <table:table-cell office:value-type="float" office:value="-5.4640000000000001E-3" table:style-name="ce1">
            <text:p>-0.005464</text:p>
          </table:table-cell>
          <table:table-cell office:value-type="float" office:value="3.9100000000000003E-3" table:style-name="ce1">
            <text:p>0.00391</text:p>
          </table:table-cell>
          <table:table-cell office:value-type="float" office:value="4.5110000000000003E-3" table:style-name="ce1">
            <text:p>0.004511</text:p>
          </table:table-cell>
          <table:table-cell office:value-type="float" office:value="3.1123999999999999E-2" table:style-name="ce1">
            <text:p>0.031124</text:p>
          </table:table-cell>
          <table:table-cell office:value-type="float" office:value="-1.9567000000000001E-2" table:style-name="ce1">
            <text:p>-0.019567</text:p>
          </table:table-cell>
          <table:table-cell office:value-type="float" office:value="3.3338E-2" table:style-name="ce1">
            <text:p>0.033338</text:p>
          </table:table-cell>
          <table:table-cell office:value-type="float" office:value="-2.0015000000000002E-2" table:style-name="ce1">
            <text:p>-0.020015</text:p>
          </table:table-cell>
          <table:table-cell table:style-name="ce1"/>
          <table:table-cell office:value-type="float" office:value="2.7800099999999999" table:style-name="ce1">
            <text:p>2.78001</text:p>
          </table:table-cell>
          <table:table-cell office:value-type="float" office:value="0.28346399999999999" table:style-name="ce1">
            <text:p>0.283464</text:p>
          </table:table-cell>
          <table:table-cell office:value-type="float" office:value="1.4874999999999972E-2" table:formula="of:=[.K157]-[.$K$18]" table:style-name="ce1">
            <text:p>0.014875</text:p>
          </table:table-cell>
          <table:table-cell office:value-type="float" office:value="9.7507800000000006E-2" table:style-name="ce1">
            <text:p>0.0975078</text:p>
          </table:table-cell>
          <table:table-cell office:value-type="float" office:value="-0.132717" table:style-name="ce1">
            <text:p>-0.132717</text:p>
          </table:table-cell>
          <table:table-cell table:number-columns-repeated="16370"/>
        </table:table-row>
        <table:table-row table:style-name="ro1">
          <table:table-cell office:value-type="float" office:value="6.9" table:style-name="ce1">
            <text:p>6.9</text:p>
          </table:table-cell>
          <table:table-cell office:value-type="float" office:value="-3.4069999999999999E-3" table:style-name="ce1">
            <text:p>-0.003407</text:p>
          </table:table-cell>
          <table:table-cell office:value-type="float" office:value="5.0549999999999996E-3" table:style-name="ce1">
            <text:p>0.005055</text:p>
          </table:table-cell>
          <table:table-cell office:value-type="float" office:value="5.4310000000000001E-3" table:style-name="ce1">
            <text:p>0.005431</text:p>
          </table:table-cell>
          <table:table-cell office:value-type="float" office:value="1.7905999999999998E-2" table:style-name="ce1">
            <text:p>0.017906</text:p>
          </table:table-cell>
          <table:table-cell office:value-type="float" office:value="-2.0395E-2" table:style-name="ce1">
            <text:p>-0.020395</text:p>
          </table:table-cell>
          <table:table-cell office:value-type="float" office:value="1.9612000000000001E-2" table:style-name="ce1">
            <text:p>0.019612</text:p>
          </table:table-cell>
          <table:table-cell office:value-type="float" office:value="-2.1329999999999998E-2" table:style-name="ce1">
            <text:p>-0.02133</text:p>
          </table:table-cell>
          <table:table-cell table:style-name="ce1"/>
          <table:table-cell office:value-type="float" office:value="2.8000400000000001" table:style-name="ce1">
            <text:p>2.80004</text:p>
          </table:table-cell>
          <table:table-cell office:value-type="float" office:value="0.27556999999999998" table:style-name="ce1">
            <text:p>0.27557</text:p>
          </table:table-cell>
          <table:table-cell office:value-type="float" office:value="6.9809999999999595E-3" table:formula="of:=[.K158]-[.$K$18]" table:style-name="ce1">
            <text:p>0.006981</text:p>
          </table:table-cell>
          <table:table-cell office:value-type="float" office:value="6.0911E-2" table:style-name="ce1">
            <text:p>0.060911</text:p>
          </table:table-cell>
          <table:table-cell office:value-type="float" office:value="-0.13034799999999999" table:style-name="ce1">
            <text:p>-0.130348</text:p>
          </table:table-cell>
          <table:table-cell table:number-columns-repeated="16370"/>
        </table:table-row>
        <table:table-row table:style-name="ro1">
          <table:table-cell office:value-type="float" office:value="6.95" table:style-name="ce1">
            <text:p>6.95</text:p>
          </table:table-cell>
          <table:table-cell office:value-type="float" office:value="-1.3600000000000001E-3" table:style-name="ce1">
            <text:p>-0.00136</text:p>
          </table:table-cell>
          <table:table-cell office:value-type="float" office:value="5.3600000000000002E-3" table:style-name="ce1">
            <text:p>0.00536</text:p>
          </table:table-cell>
          <table:table-cell office:value-type="float" office:value="5.5449999999999996E-3" table:style-name="ce1">
            <text:p>0.005545</text:p>
          </table:table-cell>
          <table:table-cell office:value-type="float" office:value="3.4020000000000001E-3" table:style-name="ce1">
            <text:p>0.003402</text:p>
          </table:table-cell>
          <table:table-cell office:value-type="float" office:value="-2.3911000000000002E-2" table:style-name="ce1">
            <text:p>-0.023911</text:p>
          </table:table-cell>
          <table:table-cell office:value-type="float" office:value="4.3140000000000001E-3" table:style-name="ce1">
            <text:p>0.004314</text:p>
          </table:table-cell>
          <table:table-cell office:value-type="float" office:value="-2.5153999999999999E-2" table:style-name="ce1">
            <text:p>-0.025154</text:p>
          </table:table-cell>
          <table:table-cell table:style-name="ce1"/>
          <table:table-cell office:value-type="float" office:value="2.82002" table:style-name="ce1">
            <text:p>2.82002</text:p>
          </table:table-cell>
          <table:table-cell office:value-type="float" office:value="0.26784599999999997" table:style-name="ce1">
            <text:p>0.267846</text:p>
          </table:table-cell>
          <table:table-cell office:value-type="float" office:value="-7.4300000000004918E-4" table:formula="of:=[.K159]-[.$K$18]" table:style-name="ce1">
            <text:p>-0.000743</text:p>
          </table:table-cell>
          <table:table-cell office:value-type="float" office:value="2.5862599999999999E-2" table:style-name="ce1">
            <text:p>0.0258626</text:p>
          </table:table-cell>
          <table:table-cell office:value-type="float" office:value="-0.132521" table:style-name="ce1">
            <text:p>-0.132521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.8399999999999999E-4" table:style-name="ce1">
            <text:p>0.000584</text:p>
          </table:table-cell>
          <table:table-cell office:value-type="float" office:value="3.6029999999999999E-3" table:style-name="ce1">
            <text:p>0.003603</text:p>
          </table:table-cell>
          <table:table-cell office:value-type="float" office:value="3.64E-3" table:style-name="ce1">
            <text:p>0.00364</text:p>
          </table:table-cell>
          <table:table-cell office:value-type="float" office:value="-1.3613999999999999E-2" table:style-name="ce1">
            <text:p>-0.013614</text:p>
          </table:table-cell>
          <table:table-cell office:value-type="float" office:value="-2.8587000000000001E-2" table:style-name="ce1">
            <text:p>-0.028587</text:p>
          </table:table-cell>
          <table:table-cell office:value-type="float" office:value="-1.3634E-2" table:style-name="ce1">
            <text:p>-0.013634</text:p>
          </table:table-cell>
          <table:table-cell office:value-type="float" office:value="-2.9909999999999999E-2" table:style-name="ce1">
            <text:p>-0.02991</text:p>
          </table:table-cell>
          <table:table-cell table:style-name="ce1"/>
          <table:table-cell office:value-type="float" office:value="2.8400099999999999" table:style-name="ce1">
            <text:p>2.84001</text:p>
          </table:table-cell>
          <table:table-cell office:value-type="float" office:value="0.26118799999999998" table:style-name="ce1">
            <text:p>0.261188</text:p>
          </table:table-cell>
          <table:table-cell office:value-type="float" office:value="-7.4010000000000464E-3" table:formula="of:=[.K160]-[.$K$18]" table:style-name="ce1">
            <text:p>-0.007401</text:p>
          </table:table-cell>
          <table:table-cell office:value-type="float" office:value="-1.0551899999999999E-2" table:style-name="ce1">
            <text:p>-0.0105519</text:p>
          </table:table-cell>
          <table:table-cell office:value-type="float" office:value="-0.13238800000000001" table:style-name="ce1">
            <text:p>-0.132388</text:p>
          </table:table-cell>
          <table:table-cell table:number-columns-repeated="16370"/>
        </table:table-row>
        <table:table-row table:style-name="ro1">
          <table:table-cell office:value-type="float" office:value="7.05" table:style-name="ce1">
            <text:p>7.05</text:p>
          </table:table-cell>
          <table:table-cell office:value-type="float" office:value="2.5430000000000001E-3" table:style-name="ce1">
            <text:p>0.002543</text:p>
          </table:table-cell>
          <table:table-cell office:value-type="float" office:value="-7.4299999999999995E-4" table:style-name="ce1">
            <text:p>-0.000743</text:p>
          </table:table-cell>
          <table:table-cell office:value-type="float" office:value="-8.8999999999999995E-4" table:style-name="ce1">
            <text:p>-0.00089</text:p>
          </table:table-cell>
          <table:table-cell office:value-type="float" office:value="-3.3177999999999999E-2" table:style-name="ce1">
            <text:p>-0.033178</text:p>
          </table:table-cell>
          <table:table-cell office:value-type="float" office:value="-3.2114999999999998E-2" table:style-name="ce1">
            <text:p>-0.032115</text:p>
          </table:table-cell>
          <table:table-cell office:value-type="float" office:value="-3.4103000000000001E-2" table:style-name="ce1">
            <text:p>-0.034103</text:p>
          </table:table-cell>
          <table:table-cell office:value-type="float" office:value="-3.3279999999999997E-2" table:style-name="ce1">
            <text:p>-0.03328</text:p>
          </table:table-cell>
          <table:table-cell table:style-name="ce1"/>
          <table:table-cell office:value-type="float" office:value="2.8600400000000001" table:style-name="ce1">
            <text:p>2.86004</text:p>
          </table:table-cell>
          <table:table-cell office:value-type="float" office:value="0.25537300000000002" table:style-name="ce1">
            <text:p>0.255373</text:p>
          </table:table-cell>
          <table:table-cell office:value-type="float" office:value="-1.3216000000000006E-2" table:formula="of:=[.K161]-[.$K$18]" table:style-name="ce1">
            <text:p>-0.013216</text:p>
          </table:table-cell>
          <table:table-cell office:value-type="float" office:value="-4.6486100000000002E-2" table:style-name="ce1">
            <text:p>-0.0464861</text:p>
          </table:table-cell>
          <table:table-cell office:value-type="float" office:value="-0.12242400000000001" table:style-name="ce1">
            <text:p>-0.122424</text:p>
          </table:table-cell>
          <table:table-cell table:number-columns-repeated="16370"/>
        </table:table-row>
        <table:table-row table:style-name="ro1">
          <table:table-cell office:value-type="float" office:value="7.1" table:style-name="ce1">
            <text:p>7.1</text:p>
          </table:table-cell>
          <table:table-cell office:value-type="float" office:value="4.7660000000000003E-3" table:style-name="ce1">
            <text:p>0.004766</text:p>
          </table:table-cell>
          <table:table-cell office:value-type="float" office:value="-7.2680000000000002E-3" table:style-name="ce1">
            <text:p>-0.007268</text:p>
          </table:table-cell>
          <table:table-cell office:value-type="float" office:value="-7.6870000000000003E-3" table:style-name="ce1">
            <text:p>-0.007687</text:p>
          </table:table-cell>
          <table:table-cell office:value-type="float" office:value="-5.3867999999999999E-2" table:style-name="ce1">
            <text:p>-0.053868</text:p>
          </table:table-cell>
          <table:table-cell office:value-type="float" office:value="-3.2162999999999997E-2" table:style-name="ce1">
            <text:p>-0.032163</text:p>
          </table:table-cell>
          <table:table-cell office:value-type="float" office:value="-5.5507000000000001E-2" table:style-name="ce1">
            <text:p>-0.055507</text:p>
          </table:table-cell>
          <table:table-cell office:value-type="float" office:value="-3.2959000000000002E-2" table:style-name="ce1">
            <text:p>-0.032959</text:p>
          </table:table-cell>
          <table:table-cell table:style-name="ce1"/>
          <table:table-cell office:value-type="float" office:value="2.8800400000000002" table:style-name="ce1">
            <text:p>2.88004</text:p>
          </table:table-cell>
          <table:table-cell office:value-type="float" office:value="0.25022299999999997" table:style-name="ce1">
            <text:p>0.250223</text:p>
          </table:table-cell>
          <table:table-cell office:value-type="float" office:value="-1.8366000000000049E-2" table:formula="of:=[.K162]-[.$K$18]" table:style-name="ce1">
            <text:p>-0.018366</text:p>
          </table:table-cell>
          <table:table-cell office:value-type="float" office:value="-7.5212600000000004E-2" table:style-name="ce1">
            <text:p>-0.0752126</text:p>
          </table:table-cell>
          <table:table-cell office:value-type="float" office:value="-0.119431" table:style-name="ce1">
            <text:p>-0.119431</text:p>
          </table:table-cell>
          <table:table-cell table:number-columns-repeated="16370"/>
        </table:table-row>
        <table:table-row table:style-name="ro1">
          <table:table-cell office:value-type="float" office:value="7.15" table:style-name="ce1">
            <text:p>7.15</text:p>
          </table:table-cell>
          <table:table-cell office:value-type="float" office:value="7.4720000000000003E-3" table:style-name="ce1">
            <text:p>0.007472</text:p>
          </table:table-cell>
          <table:table-cell office:value-type="float" office:value="-1.4685E-2" table:style-name="ce1">
            <text:p>-0.014685</text:p>
          </table:table-cell>
          <table:table-cell office:value-type="float" office:value="-1.5386E-2" table:style-name="ce1">
            <text:p>-0.015386</text:p>
          </table:table-cell>
          <table:table-cell office:value-type="float" office:value="-7.3020000000000002E-2" table:style-name="ce1">
            <text:p>-0.07302</text:p>
          </table:table-cell>
          <table:table-cell office:value-type="float" office:value="-2.7175999999999999E-2" table:style-name="ce1">
            <text:p>-0.027176</text:p>
          </table:table-cell>
          <table:table-cell office:value-type="float" office:value="-7.5051999999999994E-2" table:style-name="ce1">
            <text:p>-0.075052</text:p>
          </table:table-cell>
          <table:table-cell office:value-type="float" office:value="-2.7459999999999998E-2" table:style-name="ce1">
            <text:p>-0.02746</text:p>
          </table:table-cell>
          <table:table-cell table:style-name="ce1"/>
          <table:table-cell office:value-type="float" office:value="2.90001" table:style-name="ce1">
            <text:p>2.90001</text:p>
          </table:table-cell>
          <table:table-cell office:value-type="float" office:value="0.24570800000000001" table:style-name="ce1">
            <text:p>0.245708</text:p>
          </table:table-cell>
          <table:table-cell office:value-type="float" office:value="-2.2881000000000012E-2" table:formula="of:=[.K163]-[.$K$18]" table:style-name="ce1">
            <text:p>-0.022881</text:p>
          </table:table-cell>
          <table:table-cell office:value-type="float" office:value="-0.101967" table:style-name="ce1">
            <text:p>-0.101967</text:p>
          </table:table-cell>
          <table:table-cell office:value-type="float" office:value="-0.110044" table:style-name="ce1">
            <text:p>-0.110044</text:p>
          </table:table-cell>
          <table:table-cell table:number-columns-repeated="16370"/>
        </table:table-row>
        <table:table-row table:style-name="ro1">
          <table:table-cell office:value-type="float" office:value="7.2" table:style-name="ce1">
            <text:p>7.2</text:p>
          </table:table-cell>
          <table:table-cell office:value-type="float" office:value="1.0692E-2" table:style-name="ce1">
            <text:p>0.010692</text:p>
          </table:table-cell>
          <table:table-cell office:value-type="float" office:value="-2.1183E-2" table:style-name="ce1">
            <text:p>-0.021183</text:p>
          </table:table-cell>
          <table:table-cell office:value-type="float" office:value="-2.2010999999999999E-2" table:style-name="ce1">
            <text:p>-0.022011</text:p>
          </table:table-cell>
          <table:table-cell office:value-type="float" office:value="-8.7397000000000002E-2" table:style-name="ce1">
            <text:p>-0.087397</text:p>
          </table:table-cell>
          <table:table-cell office:value-type="float" office:value="-1.6978E-2" table:style-name="ce1">
            <text:p>-0.016978</text:p>
          </table:table-cell>
          <table:table-cell office:value-type="float" office:value="-8.9430999999999997E-2" table:style-name="ce1">
            <text:p>-0.089431</text:p>
          </table:table-cell>
          <table:table-cell office:value-type="float" office:value="-1.6707E-2" table:style-name="ce1">
            <text:p>-0.016707</text:p>
          </table:table-cell>
          <table:table-cell table:style-name="ce1"/>
          <table:table-cell office:value-type="float" office:value="2.9200300000000001" table:style-name="ce1">
            <text:p>2.92003</text:p>
          </table:table-cell>
          <table:table-cell office:value-type="float" office:value="0.241866" table:style-name="ce1">
            <text:p>0.241866</text:p>
          </table:table-cell>
          <table:table-cell office:value-type="float" office:value="-2.6723000000000025E-2" table:formula="of:=[.K164]-[.$K$18]" table:style-name="ce1">
            <text:p>-0.026723</text:p>
          </table:table-cell>
          <table:table-cell office:value-type="float" office:value="-0.12559400000000001" table:style-name="ce1">
            <text:p>-0.125594</text:p>
          </table:table-cell>
          <table:table-cell office:value-type="float" office:value="-9.5690399999999995E-2" table:style-name="ce1">
            <text:p>-0.0956904</text:p>
          </table:table-cell>
          <table:table-cell table:number-columns-repeated="16370"/>
        </table:table-row>
        <table:table-row table:style-name="ro1">
          <table:table-cell office:value-type="float" office:value="7.25" table:style-name="ce1">
            <text:p>7.25</text:p>
          </table:table-cell>
          <table:table-cell office:value-type="float" office:value="1.4158E-2" table:style-name="ce1">
            <text:p>0.014158</text:p>
          </table:table-cell>
          <table:table-cell office:value-type="float" office:value="-2.4975000000000001E-2" table:style-name="ce1">
            <text:p>-0.024975</text:p>
          </table:table-cell>
          <table:table-cell office:value-type="float" office:value="-2.5659000000000001E-2" table:style-name="ce1">
            <text:p>-0.025659</text:p>
          </table:table-cell>
          <table:table-cell office:value-type="float" office:value="-9.4118999999999994E-2" table:style-name="ce1">
            <text:p>-0.094119</text:p>
          </table:table-cell>
          <table:table-cell office:value-type="float" office:value="-2.9640000000000001E-3" table:style-name="ce1">
            <text:p>-0.002964</text:p>
          </table:table-cell>
          <table:table-cell office:value-type="float" office:value="-9.5771999999999996E-2" table:style-name="ce1">
            <text:p>-0.095772</text:p>
          </table:table-cell>
          <table:table-cell office:value-type="float" office:value="-2.2070000000000002E-3" table:style-name="ce1">
            <text:p>-0.002207</text:p>
          </table:table-cell>
          <table:table-cell table:style-name="ce1"/>
          <table:table-cell office:value-type="float" office:value="2.94" table:style-name="ce1">
            <text:p>2.94</text:p>
          </table:table-cell>
          <table:table-cell office:value-type="float" office:value="0.23851900000000001" table:style-name="ce1">
            <text:p>0.238519</text:p>
          </table:table-cell>
          <table:table-cell office:value-type="float" office:value="-3.0070000000000013E-2" table:formula="of:=[.K165]-[.$K$18]" table:style-name="ce1">
            <text:p>-0.03007</text:p>
          </table:table-cell>
          <table:table-cell office:value-type="float" office:value="-0.148255" table:style-name="ce1">
            <text:p>-0.148255</text:p>
          </table:table-cell>
          <table:table-cell office:value-type="float" office:value="-8.6727499999999999E-2" table:style-name="ce1">
            <text:p>-0.0867275</text:p>
          </table:table-cell>
          <table:table-cell table:number-columns-repeated="16370"/>
        </table:table-row>
        <table:table-row table:style-name="ro1">
          <table:table-cell office:value-type="float" office:value="7.3" table:style-name="ce1">
            <text:p>7.3</text:p>
          </table:table-cell>
          <table:table-cell office:value-type="float" office:value="1.7295999999999999E-2" table:style-name="ce1">
            <text:p>0.017296</text:p>
          </table:table-cell>
          <table:table-cell office:value-type="float" office:value="-2.4868000000000001E-2" table:style-name="ce1">
            <text:p>-0.024868</text:p>
          </table:table-cell>
          <table:table-cell office:value-type="float" office:value="-2.5180000000000001E-2" table:style-name="ce1">
            <text:p>-0.02518</text:p>
          </table:table-cell>
          <table:table-cell office:value-type="float" office:value="-9.1575000000000004E-2" table:style-name="ce1">
            <text:p>-0.091575</text:p>
          </table:table-cell>
          <table:table-cell office:value-type="float" office:value="1.2198000000000001E-2" table:style-name="ce1">
            <text:p>0.012198</text:p>
          </table:table-cell>
          <table:table-cell office:value-type="float" office:value="-9.2549000000000006E-2" table:style-name="ce1">
            <text:p>-0.092549</text:p>
          </table:table-cell>
          <table:table-cell office:value-type="float" office:value="1.3270000000000001E-2" table:style-name="ce1">
            <text:p>0.01327</text:p>
          </table:table-cell>
          <table:table-cell table:style-name="ce1"/>
          <table:table-cell office:value-type="float" office:value="2.9600399999999998" table:style-name="ce1">
            <text:p>2.96004</text:p>
          </table:table-cell>
          <table:table-cell office:value-type="float" office:value="0.23572599999999999" table:style-name="ce1">
            <text:p>0.235726</text:p>
          </table:table-cell>
          <table:table-cell office:value-type="float" office:value="-3.2863000000000031E-2" table:formula="of:=[.K166]-[.$K$18]" table:style-name="ce1">
            <text:p>-0.032863</text:p>
          </table:table-cell>
          <table:table-cell office:value-type="float" office:value="-0.169707" table:style-name="ce1">
            <text:p>-0.169707</text:p>
          </table:table-cell>
          <table:table-cell office:value-type="float" office:value="-7.8684900000000002E-2" table:style-name="ce1">
            <text:p>-0.0786849</text:p>
          </table:table-cell>
          <table:table-cell table:number-columns-repeated="16370"/>
        </table:table-row>
        <table:table-row table:style-name="ro1">
          <table:table-cell office:value-type="float" office:value="7.35" table:style-name="ce1">
            <text:p>7.35</text:p>
          </table:table-cell>
          <table:table-cell office:value-type="float" office:value="1.9335999999999999E-2" table:style-name="ce1">
            <text:p>0.019336</text:p>
          </table:table-cell>
          <table:table-cell office:value-type="float" office:value="-2.0670999999999998E-2" table:style-name="ce1">
            <text:p>-0.020671</text:p>
          </table:table-cell>
          <table:table-cell office:value-type="float" office:value="-2.0552999999999998E-2" table:style-name="ce1">
            <text:p>-0.020553</text:p>
          </table:table-cell>
          <table:table-cell office:value-type="float" office:value="-8.0004000000000006E-2" table:style-name="ce1">
            <text:p>-0.080004</text:p>
          </table:table-cell>
          <table:table-cell office:value-type="float" office:value="2.5277999999999998E-2" table:style-name="ce1">
            <text:p>0.025278</text:p>
          </table:table-cell>
          <table:table-cell office:value-type="float" office:value="-8.0156000000000005E-2" table:style-name="ce1">
            <text:p>-0.080156</text:p>
          </table:table-cell>
          <table:table-cell office:value-type="float" office:value="2.6435E-2" table:style-name="ce1">
            <text:p>0.026435</text:p>
          </table:table-cell>
          <table:table-cell table:style-name="ce1"/>
          <table:table-cell office:value-type="float" office:value="2.9800300000000002" table:style-name="ce1">
            <text:p>2.98003</text:p>
          </table:table-cell>
          <table:table-cell office:value-type="float" office:value="0.23343800000000001" table:style-name="ce1">
            <text:p>0.233438</text:p>
          </table:table-cell>
          <table:table-cell office:value-type="float" office:value="-3.5151000000000016E-2" table:formula="of:=[.K167]-[.$K$18]" table:style-name="ce1">
            <text:p>-0.035151</text:p>
          </table:table-cell>
          <table:table-cell office:value-type="float" office:value="-0.19230800000000001" table:style-name="ce1">
            <text:p>-0.192308</text:p>
          </table:table-cell>
          <table:table-cell office:value-type="float" office:value="-6.6444100000000006E-2" table:style-name="ce1">
            <text:p>-0.0664441</text:p>
          </table:table-cell>
          <table:table-cell table:number-columns-repeated="16370"/>
        </table:table-row>
        <table:table-row table:style-name="ro1">
          <table:table-cell office:value-type="float" office:value="7.4" table:style-name="ce1">
            <text:p>7.4</text:p>
          </table:table-cell>
          <table:table-cell office:value-type="float" office:value="1.9512999999999999E-2" table:style-name="ce1">
            <text:p>0.019513</text:p>
          </table:table-cell>
          <table:table-cell office:value-type="float" office:value="-1.3313E-2" table:style-name="ce1">
            <text:p>-0.013313</text:p>
          </table:table-cell>
          <table:table-cell office:value-type="float" office:value="-1.2878000000000001E-2" table:style-name="ce1">
            <text:p>-0.012878</text:p>
          </table:table-cell>
          <table:table-cell office:value-type="float" office:value="-6.1585000000000001E-2" table:style-name="ce1">
            <text:p>-0.061585</text:p>
          </table:table-cell>
          <table:table-cell office:value-type="float" office:value="3.3416000000000001E-2" table:style-name="ce1">
            <text:p>0.033416</text:p>
          </table:table-cell>
          <table:table-cell office:value-type="float" office:value="-6.0943999999999998E-2" table:style-name="ce1">
            <text:p>-0.060944</text:p>
          </table:table-cell>
          <table:table-cell office:value-type="float" office:value="3.4418999999999998E-2" table:style-name="ce1">
            <text:p>0.034419</text:p>
          </table:table-cell>
          <table:table-cell table:style-name="ce1"/>
          <table:table-cell office:value-type="float" office:value="3.0000200000000001" table:style-name="ce1">
            <text:p>3.00002</text:p>
          </table:table-cell>
          <table:table-cell office:value-type="float" office:value="0.23155700000000001" table:style-name="ce1">
            <text:p>0.231557</text:p>
          </table:table-cell>
          <table:table-cell office:value-type="float" office:value="-3.7032000000000009E-2" table:formula="of:=[.K168]-[.$K$18]" table:style-name="ce1">
            <text:p>-0.037032</text:p>
          </table:table-cell>
          <table:table-cell office:value-type="float" office:value="-0.211594" table:style-name="ce1">
            <text:p>-0.211594</text:p>
          </table:table-cell>
          <table:table-cell office:value-type="float" office:value="-6.1597199999999998E-2" table:style-name="ce1">
            <text:p>-0.0615972</text:p>
          </table:table-cell>
          <table:table-cell table:number-columns-repeated="16370"/>
        </table:table-row>
        <table:table-row table:style-name="ro1">
          <table:table-cell office:value-type="float" office:value="7.45" table:style-name="ce1">
            <text:p>7.45</text:p>
          </table:table-cell>
          <table:table-cell office:value-type="float" office:value="1.7297E-2" table:style-name="ce1">
            <text:p>0.017297</text:p>
          </table:table-cell>
          <table:table-cell office:value-type="float" office:value="-4.6049999999999997E-3" table:style-name="ce1">
            <text:p>-0.004605</text:p>
          </table:table-cell>
          <table:table-cell office:value-type="float" office:value="-4.0379999999999999E-3" table:style-name="ce1">
            <text:p>-0.004038</text:p>
          </table:table-cell>
          <table:table-cell office:value-type="float" office:value="-3.9933000000000003E-2" table:style-name="ce1">
            <text:p>-0.039933</text:p>
          </table:table-cell>
          <table:table-cell office:value-type="float" office:value="3.4972999999999997E-2" table:style-name="ce1">
            <text:p>0.034973</text:p>
          </table:table-cell>
          <table:table-cell office:value-type="float" office:value="-3.8690000000000002E-2" table:style-name="ce1">
            <text:p>-0.03869</text:p>
          </table:table-cell>
          <table:table-cell office:value-type="float" office:value="3.5632999999999998E-2" table:style-name="ce1">
            <text:p>0.035633</text:p>
          </table:table-cell>
          <table:table-cell table:style-name="ce1"/>
          <table:table-cell office:value-type="float" office:value="3.0200100000000001" table:style-name="ce1">
            <text:p>3.02001</text:p>
          </table:table-cell>
          <table:table-cell office:value-type="float" office:value="0.22981199999999999" table:style-name="ce1">
            <text:p>0.229812</text:p>
          </table:table-cell>
          <table:table-cell office:value-type="float" office:value="-3.8777000000000034E-2" table:formula="of:=[.K169]-[.$K$18]" table:style-name="ce1">
            <text:p>-0.038777</text:p>
          </table:table-cell>
          <table:table-cell office:value-type="float" office:value="-0.22590499999999999" table:style-name="ce1">
            <text:p>-0.225905</text:p>
          </table:table-cell>
          <table:table-cell office:value-type="float" office:value="-5.8921099999999997E-2" table:style-name="ce1">
            <text:p>-0.0589211</text:p>
          </table:table-cell>
          <table:table-cell table:number-columns-repeated="16370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float" office:value="1.2585000000000001E-2" table:style-name="ce1">
            <text:p>0.012585</text:p>
          </table:table-cell>
          <table:table-cell office:value-type="float" office:value="3.274E-3" table:style-name="ce1">
            <text:p>0.003274</text:p>
          </table:table-cell>
          <table:table-cell office:value-type="float" office:value="3.8170000000000001E-3" table:style-name="ce1">
            <text:p>0.003817</text:p>
          </table:table-cell>
          <table:table-cell office:value-type="float" office:value="-1.9182000000000001E-2" table:style-name="ce1">
            <text:p>-0.019182</text:p>
          </table:table-cell>
          <table:table-cell office:value-type="float" office:value="3.0048999999999999E-2" table:style-name="ce1">
            <text:p>0.030049</text:p>
          </table:table-cell>
          <table:table-cell office:value-type="float" office:value="-1.7628999999999999E-2" table:style-name="ce1">
            <text:p>-0.017629</text:p>
          </table:table-cell>
          <table:table-cell office:value-type="float" office:value="3.0266999999999999E-2" table:style-name="ce1">
            <text:p>0.030267</text:p>
          </table:table-cell>
          <table:table-cell table:style-name="ce1"/>
          <table:table-cell office:value-type="float" office:value="3.0400499999999999" table:style-name="ce1">
            <text:p>3.04005</text:p>
          </table:table-cell>
          <table:table-cell office:value-type="float" office:value="0.22809299999999999" table:style-name="ce1">
            <text:p>0.228093</text:p>
          </table:table-cell>
          <table:table-cell office:value-type="float" office:value="-4.0496000000000032E-2" table:formula="of:=[.K170]-[.$K$18]" table:style-name="ce1">
            <text:p>-0.040496</text:p>
          </table:table-cell>
          <table:table-cell office:value-type="float" office:value="-0.23989199999999999" table:style-name="ce1">
            <text:p>-0.239892</text:p>
          </table:table-cell>
          <table:table-cell office:value-type="float" office:value="-4.6843500000000003E-2" table:style-name="ce1">
            <text:p>-0.0468435</text:p>
          </table:table-cell>
          <table:table-cell table:number-columns-repeated="16370"/>
        </table:table-row>
        <table:table-row table:style-name="ro1">
          <table:table-cell office:value-type="float" office:value="7.55" table:style-name="ce1">
            <text:p>7.55</text:p>
          </table:table-cell>
          <table:table-cell office:value-type="float" office:value="5.7850000000000002E-3" table:style-name="ce1">
            <text:p>0.005785</text:p>
          </table:table-cell>
          <table:table-cell office:value-type="float" office:value="8.4169999999999991E-3" table:style-name="ce1">
            <text:p>0.008417</text:p>
          </table:table-cell>
          <table:table-cell office:value-type="float" office:value="8.8439999999999994E-3" table:style-name="ce1">
            <text:p>0.008844</text:p>
          </table:table-cell>
          <table:table-cell office:value-type="float" office:value="-2.8730000000000001E-3" table:style-name="ce1">
            <text:p>-0.002873</text:p>
          </table:table-cell>
          <table:table-cell office:value-type="float" office:value="2.0483999999999999E-2" table:style-name="ce1">
            <text:p>0.020484</text:p>
          </table:table-cell>
          <table:table-cell office:value-type="float" office:value="-1.338E-3" table:style-name="ce1">
            <text:p>-0.001338</text:p>
          </table:table-cell>
          <table:table-cell office:value-type="float" office:value="2.0264000000000001E-2" table:style-name="ce1">
            <text:p>0.020264</text:p>
          </table:table-cell>
          <table:table-cell table:style-name="ce1"/>
          <table:table-cell office:value-type="float" office:value="3.0600299999999998" table:style-name="ce1">
            <text:p>3.06003</text:p>
          </table:table-cell>
          <table:table-cell office:value-type="float" office:value="0.226581" table:style-name="ce1">
            <text:p>0.226581</text:p>
          </table:table-cell>
          <table:table-cell office:value-type="float" office:value="-4.2008000000000018E-2" table:formula="of:=[.K171]-[.$K$18]" table:style-name="ce1">
            <text:p>-0.042008</text:p>
          </table:table-cell>
          <table:table-cell office:value-type="float" office:value="-0.25186900000000001" table:style-name="ce1">
            <text:p>-0.251869</text:p>
          </table:table-cell>
          <table:table-cell office:value-type="float" office:value="-3.7361199999999997E-2" table:style-name="ce1">
            <text:p>-0.0373612</text:p>
          </table:table-cell>
          <table:table-cell table:number-columns-repeated="16370"/>
        </table:table-row>
        <table:table-row table:style-name="ro1">
          <table:table-cell office:value-type="float" office:value="7.6" table:style-name="ce1">
            <text:p>7.6</text:p>
          </table:table-cell>
          <table:table-cell office:value-type="float" office:value="-2.2309999999999999E-3" table:style-name="ce1">
            <text:p>-0.002231</text:p>
          </table:table-cell>
          <table:table-cell office:value-type="float" office:value="9.7680000000000006E-3" table:style-name="ce1">
            <text:p>0.009768</text:p>
          </table:table-cell>
          <table:table-cell office:value-type="float" office:value="1.0036E-2" table:style-name="ce1">
            <text:p>0.010036</text:p>
          </table:table-cell>
          <table:table-cell office:value-type="float" office:value="6.9800000000000001E-3" table:style-name="ce1">
            <text:p>0.00698</text:p>
          </table:table-cell>
          <table:table-cell office:value-type="float" office:value="9.3380000000000008E-3" table:style-name="ce1">
            <text:p>0.009338</text:p>
          </table:table-cell>
          <table:table-cell office:value-type="float" office:value="8.2129999999999998E-3" table:style-name="ce1">
            <text:p>0.008213</text:p>
          </table:table-cell>
          <table:table-cell office:value-type="float" office:value="8.7749999999999998E-3" table:style-name="ce1">
            <text:p>0.008775</text:p>
          </table:table-cell>
          <table:table-cell table:style-name="ce1"/>
          <table:table-cell office:value-type="float" office:value="3.0800299999999998" table:style-name="ce1">
            <text:p>3.08003</text:p>
          </table:table-cell>
          <table:table-cell office:value-type="float" office:value="0.22556999999999999" table:style-name="ce1">
            <text:p>0.22557</text:p>
          </table:table-cell>
          <table:table-cell office:value-type="float" office:value="-4.3019000000000029E-2" table:formula="of:=[.K172]-[.$K$18]" table:style-name="ce1">
            <text:p>-0.043019</text:p>
          </table:table-cell>
          <table:table-cell office:value-type="float" office:value="-0.26245800000000002" table:style-name="ce1">
            <text:p>-0.262458</text:p>
          </table:table-cell>
          <table:table-cell office:value-type="float" office:value="-3.1945599999999998E-2" table:style-name="ce1">
            <text:p>-0.0319456</text:p>
          </table:table-cell>
          <table:table-cell table:number-columns-repeated="16370"/>
        </table:table-row>
        <table:table-row table:style-name="ro1">
          <table:table-cell office:value-type="float" office:value="7.65" table:style-name="ce1">
            <text:p>7.65</text:p>
          </table:table-cell>
          <table:table-cell office:value-type="float" office:value="-1.0302E-2" table:style-name="ce1">
            <text:p>-0.010302</text:p>
          </table:table-cell>
          <table:table-cell office:value-type="float" office:value="7.4330000000000004E-3" table:style-name="ce1">
            <text:p>0.007433</text:p>
          </table:table-cell>
          <table:table-cell office:value-type="float" office:value="7.5380000000000004E-3" table:style-name="ce1">
            <text:p>0.007538</text:p>
          </table:table-cell>
          <table:table-cell office:value-type="float" office:value="1.0389000000000001E-2" table:style-name="ce1">
            <text:p>0.010389</text:p>
          </table:table-cell>
          <table:table-cell office:value-type="float" office:value="-1.5E-5" table:style-name="ce1">
            <text:p>-0.000015</text:p>
          </table:table-cell>
          <table:table-cell office:value-type="float" office:value="1.1129E-2" table:style-name="ce1">
            <text:p>0.011129</text:p>
          </table:table-cell>
          <table:table-cell office:value-type="float" office:value="-7.67E-4" table:style-name="ce1">
            <text:p>-0.000767</text:p>
          </table:table-cell>
          <table:table-cell table:style-name="ce1"/>
          <table:table-cell office:value-type="float" office:value="3.1000100000000002" table:style-name="ce1">
            <text:p>3.10001</text:p>
          </table:table-cell>
          <table:table-cell office:value-type="float" office:value="0.22467200000000001" table:style-name="ce1">
            <text:p>0.224672</text:p>
          </table:table-cell>
          <table:table-cell office:value-type="float" office:value="-4.3917000000000012E-2" table:formula="of:=[.K173]-[.$K$18]" table:style-name="ce1">
            <text:p>-0.043917</text:p>
          </table:table-cell>
          <table:table-cell office:value-type="float" office:value="-0.27477400000000002" table:style-name="ce1">
            <text:p>-0.274774</text:p>
          </table:table-cell>
          <table:table-cell office:value-type="float" office:value="-1.99645E-2" table:style-name="ce1">
            <text:p>-0.0199645</text:p>
          </table:table-cell>
          <table:table-cell table:number-columns-repeated="16370"/>
        </table:table-row>
        <table:table-row table:style-name="ro1">
          <table:table-cell office:value-type="float" office:value="7.7" table:style-name="ce1">
            <text:p>7.7</text:p>
          </table:table-cell>
          <table:table-cell office:value-type="float" office:value="-1.7229000000000001E-2" table:style-name="ce1">
            <text:p>-0.017229</text:p>
          </table:table-cell>
          <table:table-cell office:value-type="float" office:value="2.647E-3" table:style-name="ce1">
            <text:p>0.002647</text:p>
          </table:table-cell>
          <table:table-cell office:value-type="float" office:value="2.6129999999999999E-3" table:style-name="ce1">
            <text:p>0.002613</text:p>
          </table:table-cell>
          <table:table-cell office:value-type="float" office:value="9.2820000000000003E-3" table:style-name="ce1">
            <text:p>0.009282</text:p>
          </table:table-cell>
          <table:table-cell office:value-type="float" office:value="-4.8960000000000002E-3" table:style-name="ce1">
            <text:p>-0.004896</text:p>
          </table:table-cell>
          <table:table-cell office:value-type="float" office:value="9.4619999999999999E-3" table:style-name="ce1">
            <text:p>0.009462</text:p>
          </table:table-cell>
          <table:table-cell office:value-type="float" office:value="-5.6629999999999996E-3" table:style-name="ce1">
            <text:p>-0.005663</text:p>
          </table:table-cell>
          <table:table-cell table:style-name="ce1"/>
          <table:table-cell office:value-type="float" office:value="3.1200299999999999" table:style-name="ce1">
            <text:p>3.12003</text:p>
          </table:table-cell>
          <table:table-cell office:value-type="float" office:value="0.22415399999999999" table:style-name="ce1">
            <text:p>0.224154</text:p>
          </table:table-cell>
          <table:table-cell office:value-type="float" office:value="-4.443500000000003E-2" table:formula="of:=[.K174]-[.$K$18]" table:style-name="ce1">
            <text:p>-0.044435</text:p>
          </table:table-cell>
          <table:table-cell office:value-type="float" office:value="-0.28202300000000002" table:style-name="ce1">
            <text:p>-0.282023</text:p>
          </table:table-cell>
          <table:table-cell office:value-type="float" office:value="-2.10464E-2" table:style-name="ce1">
            <text:p>-0.0210464</text:p>
          </table:table-cell>
          <table:table-cell table:number-columns-repeated="16370"/>
        </table:table-row>
        <table:table-row table:style-name="ro1">
          <table:table-cell office:value-type="float" office:value="7.75" table:style-name="ce1">
            <text:p>7.75</text:p>
          </table:table-cell>
          <table:table-cell office:value-type="float" office:value="-2.2043E-2" table:style-name="ce1">
            <text:p>-0.022043</text:p>
          </table:table-cell>
          <table:table-cell office:value-type="float" office:value="-2.6150000000000001E-3" table:style-name="ce1">
            <text:p>-0.002615</text:p>
          </table:table-cell>
          <table:table-cell office:value-type="float" office:value="-2.7560000000000002E-3" table:style-name="ce1">
            <text:p>-0.002756</text:p>
          </table:table-cell>
          <table:table-cell office:value-type="float" office:value="6.816E-3" table:style-name="ce1">
            <text:p>0.006816</text:p>
          </table:table-cell>
          <table:table-cell office:value-type="float" office:value="-4.1269999999999996E-3" table:style-name="ce1">
            <text:p>-0.004127</text:p>
          </table:table-cell>
          <table:table-cell office:value-type="float" office:value="6.4869999999999997E-3" table:style-name="ce1">
            <text:p>0.006487</text:p>
          </table:table-cell>
          <table:table-cell office:value-type="float" office:value="-4.7559999999999998E-3" table:style-name="ce1">
            <text:p>-0.004756</text:p>
          </table:table-cell>
          <table:table-cell table:style-name="ce1"/>
          <table:table-cell office:value-type="float" office:value="3.1400299999999999" table:style-name="ce1">
            <text:p>3.14003</text:p>
          </table:table-cell>
          <table:table-cell office:value-type="float" office:value="0.22370899999999999" table:style-name="ce1">
            <text:p>0.223709</text:p>
          </table:table-cell>
          <table:table-cell office:value-type="float" office:value="-4.4880000000000031E-2" table:formula="of:=[.K175]-[.$K$18]" table:style-name="ce1">
            <text:p>-0.04488</text:p>
          </table:table-cell>
          <table:table-cell office:value-type="float" office:value="-0.28478199999999998" table:style-name="ce1">
            <text:p>-0.284782</text:p>
          </table:table-cell>
          <table:table-cell office:value-type="float" office:value="-1.6338700000000001E-2" table:style-name="ce1">
            <text:p>-0.0163387</text:p>
          </table:table-cell>
          <table:table-cell table:number-columns-repeated="16370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-2.4218E-2" table:style-name="ce1">
            <text:p>-0.024218</text:p>
          </table:table-cell>
          <table:table-cell office:value-type="float" office:value="-6.2649999999999997E-3" table:style-name="ce1">
            <text:p>-0.006265</text:p>
          </table:table-cell>
          <table:table-cell office:value-type="float" office:value="-6.496E-3" table:style-name="ce1">
            <text:p>-0.006496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1.609E-3" table:style-name="ce1">
            <text:p>0.001609</text:p>
          </table:table-cell>
          <table:table-cell office:value-type="float" office:value="5.6270000000000001E-3" table:style-name="ce1">
            <text:p>0.005627</text:p>
          </table:table-cell>
          <table:table-cell office:value-type="float" office:value="1.2210000000000001E-3" table:style-name="ce1">
            <text:p>0.001221</text:p>
          </table:table-cell>
          <table:table-cell table:style-name="ce1"/>
          <table:table-cell office:value-type="float" office:value="3.1600100000000002" table:style-name="ce1">
            <text:p>3.16001</text:p>
          </table:table-cell>
          <table:table-cell office:value-type="float" office:value="0.223188" table:style-name="ce1">
            <text:p>0.223188</text:p>
          </table:table-cell>
          <table:table-cell office:value-type="float" office:value="-4.5401000000000025E-2" table:formula="of:=[.K176]-[.$K$18]" table:style-name="ce1">
            <text:p>-0.045401</text:p>
          </table:table-cell>
          <table:table-cell office:value-type="float" office:value="-0.2853" table:style-name="ce1">
            <text:p>-0.2853</text:p>
          </table:table-cell>
          <table:table-cell office:value-type="float" office:value="-5.4438500000000001E-3" table:style-name="ce1">
            <text:p>-0.00544385</text:p>
          </table:table-cell>
          <table:table-cell table:number-columns-repeated="16370"/>
        </table:table-row>
        <table:table-row table:style-name="ro1">
          <table:table-cell office:value-type="float" office:value="7.85" table:style-name="ce1">
            <text:p>7.85</text:p>
          </table:table-cell>
          <table:table-cell office:value-type="float" office:value="-2.3755999999999999E-2" table:style-name="ce1">
            <text:p>-0.023756</text:p>
          </table:table-cell>
          <table:table-cell office:value-type="float" office:value="-6.7590000000000003E-3" table:style-name="ce1">
            <text:p>-0.006759</text:p>
          </table:table-cell>
          <table:table-cell office:value-type="float" office:value="-7.077E-3" table:style-name="ce1">
            <text:p>-0.007077</text:p>
          </table:table-cell>
          <table:table-cell office:value-type="float" office:value="1.0187E-2" table:style-name="ce1">
            <text:p>0.010187</text:p>
          </table:table-cell>
          <table:table-cell office:value-type="float" office:value="9.9830000000000006E-3" table:style-name="ce1">
            <text:p>0.009983</text:p>
          </table:table-cell>
          <table:table-cell office:value-type="float" office:value="9.3259999999999992E-3" table:style-name="ce1">
            <text:p>0.009326</text:p>
          </table:table-cell>
          <table:table-cell office:value-type="float" office:value="9.8720000000000006E-3" table:style-name="ce1">
            <text:p>0.009872</text:p>
          </table:table-cell>
          <table:table-cell table:style-name="ce1"/>
          <table:table-cell office:value-type="float" office:value="3.18004" table:style-name="ce1">
            <text:p>3.18004</text:p>
          </table:table-cell>
          <table:table-cell office:value-type="float" office:value="0.222801" table:style-name="ce1">
            <text:p>0.222801</text:p>
          </table:table-cell>
          <table:table-cell office:value-type="float" office:value="-4.5788000000000023E-2" table:formula="of:=[.K177]-[.$K$18]" table:style-name="ce1">
            <text:p>-0.045788</text:p>
          </table:table-cell>
          <table:table-cell office:value-type="float" office:value="-0.28354099999999999" table:style-name="ce1">
            <text:p>-0.283541</text:p>
          </table:table-cell>
          <table:table-cell office:value-type="float" office:value="-3.58516E-3" table:style-name="ce1">
            <text:p>-0.00358516</text:p>
          </table:table-cell>
          <table:table-cell table:number-columns-repeated="16370"/>
        </table:table-row>
        <table:table-row table:style-name="ro1">
          <table:table-cell office:value-type="float" office:value="7.9" table:style-name="ce1">
            <text:p>7.9</text:p>
          </table:table-cell>
          <table:table-cell office:value-type="float" office:value="-2.1145000000000001E-2" table:style-name="ce1">
            <text:p>-0.021145</text:p>
          </table:table-cell>
          <table:table-cell office:value-type="float" office:value="-3.5980000000000001E-3" table:style-name="ce1">
            <text:p>-0.003598</text:p>
          </table:table-cell>
          <table:table-cell office:value-type="float" office:value="-3.9579999999999997E-3" table:style-name="ce1">
            <text:p>-0.003958</text:p>
          </table:table-cell>
          <table:table-cell office:value-type="float" office:value="1.9064000000000001E-2" table:style-name="ce1">
            <text:p>0.019064</text:p>
          </table:table-cell>
          <table:table-cell office:value-type="float" office:value="1.7745E-2" table:style-name="ce1">
            <text:p>0.017745</text:p>
          </table:table-cell>
          <table:table-cell office:value-type="float" office:value="1.8228999999999999E-2" table:style-name="ce1">
            <text:p>0.018229</text:p>
          </table:table-cell>
          <table:table-cell office:value-type="float" office:value="1.7876E-2" table:style-name="ce1">
            <text:p>0.017876</text:p>
          </table:table-cell>
          <table:table-cell table:style-name="ce1"/>
          <table:table-cell office:value-type="float" office:value="3.2000099999999998" table:style-name="ce1">
            <text:p>3.20001</text:p>
          </table:table-cell>
          <table:table-cell office:value-type="float" office:value="0.22261400000000001" table:style-name="ce1">
            <text:p>0.222614</text:p>
          </table:table-cell>
          <table:table-cell office:value-type="float" office:value="-4.5975000000000016E-2" table:formula="of:=[.K178]-[.$K$18]" table:style-name="ce1">
            <text:p>-0.045975</text:p>
          </table:table-cell>
          <table:table-cell office:value-type="float" office:value="-0.28445500000000001" table:style-name="ce1">
            <text:p>-0.284455</text:p>
          </table:table-cell>
          <table:table-cell office:value-type="float" office:value="-9.3512700000000001E-4" table:style-name="ce1">
            <text:p>-0.000935127</text:p>
          </table:table-cell>
          <table:table-cell table:number-columns-repeated="16370"/>
        </table:table-row>
        <table:table-row table:style-name="ro1">
          <table:table-cell office:value-type="float" office:value="7.95" table:style-name="ce1">
            <text:p>7.95</text:p>
          </table:table-cell>
          <table:table-cell office:value-type="float" office:value="-1.7194999999999998E-2" table:style-name="ce1">
            <text:p>-0.017195</text:p>
          </table:table-cell>
          <table:table-cell office:value-type="float" office:value="2.5049999999999998E-3" table:style-name="ce1">
            <text:p>0.002505</text:p>
          </table:table-cell>
          <table:table-cell office:value-type="float" office:value="2.2179999999999999E-3" table:style-name="ce1">
            <text:p>0.002218</text:p>
          </table:table-cell>
          <table:table-cell office:value-type="float" office:value="3.1583E-2" table:style-name="ce1">
            <text:p>0.031583</text:p>
          </table:table-cell>
          <table:table-cell office:value-type="float" office:value="2.1735000000000001E-2" table:style-name="ce1">
            <text:p>0.021735</text:p>
          </table:table-cell>
          <table:table-cell office:value-type="float" office:value="3.092E-2" table:style-name="ce1">
            <text:p>0.03092</text:p>
          </table:table-cell>
          <table:table-cell office:value-type="float" office:value="2.2020999999999999E-2" table:style-name="ce1">
            <text:p>0.022021</text:p>
          </table:table-cell>
          <table:table-cell table:style-name="ce1"/>
          <table:table-cell office:value-type="float" office:value="3.2200299999999999" table:style-name="ce1">
            <text:p>3.22003</text:p>
          </table:table-cell>
          <table:table-cell office:value-type="float" office:value="0.222413" table:style-name="ce1">
            <text:p>0.222413</text:p>
          </table:table-cell>
          <table:table-cell office:value-type="float" office:value="-4.6176000000000023E-2" table:formula="of:=[.K179]-[.$K$18]" table:style-name="ce1">
            <text:p>-0.046176</text:p>
          </table:table-cell>
          <table:table-cell office:value-type="float" office:value="-0.28553200000000001" table:style-name="ce1">
            <text:p>-0.285532</text:p>
          </table:table-cell>
          <table:table-cell office:value-type="float" office:value="4.4159000000000001E-4" table:style-name="ce1">
            <text:p>0.00044159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1.2808999999999999E-2" table:style-name="ce1">
            <text:p>-0.012809</text:p>
          </table:table-cell>
          <table:table-cell office:value-type="float" office:value="9.8309999999999995E-3" table:style-name="ce1">
            <text:p>0.009831</text:p>
          </table:table-cell>
          <table:table-cell office:value-type="float" office:value="9.757E-3" table:style-name="ce1">
            <text:p>0.009757</text:p>
          </table:table-cell>
          <table:table-cell office:value-type="float" office:value="4.4734999999999997E-2" table:style-name="ce1">
            <text:p>0.044735</text:p>
          </table:table-cell>
          <table:table-cell office:value-type="float" office:value="1.9883999999999999E-2" table:style-name="ce1">
            <text:p>0.019884</text:p>
          </table:table-cell>
          <table:table-cell office:value-type="float" office:value="4.4312999999999998E-2" table:style-name="ce1">
            <text:p>0.044313</text:p>
          </table:table-cell>
          <table:table-cell office:value-type="float" office:value="2.0216000000000001E-2" table:style-name="ce1">
            <text:p>0.020216</text:p>
          </table:table-cell>
          <table:table-cell table:style-name="ce1"/>
          <table:table-cell office:value-type="float" office:value="3.2400099999999998" table:style-name="ce1">
            <text:p>3.24001</text:p>
          </table:table-cell>
          <table:table-cell office:value-type="float" office:value="0.22247900000000001" table:style-name="ce1">
            <text:p>0.222479</text:p>
          </table:table-cell>
          <table:table-cell office:value-type="float" office:value="-4.6110000000000012E-2" table:formula="of:=[.K180]-[.$K$18]" table:style-name="ce1">
            <text:p>-0.04611</text:p>
          </table:table-cell>
          <table:table-cell office:value-type="float" office:value="-0.28516999999999998" table:style-name="ce1">
            <text:p>-0.28517</text:p>
          </table:table-cell>
          <table:table-cell office:value-type="float" office:value="4.2543499999999996E-3" table:style-name="ce1">
            <text:p>0.00425435</text:p>
          </table:table-cell>
          <table:table-cell table:number-columns-repeated="16370"/>
        </table:table-row>
        <table:table-row table:style-name="ro1">
          <table:table-cell office:value-type="float" office:value="8.0500000000000007" table:style-name="ce1">
            <text:p>8.05</text:p>
          </table:table-cell>
          <table:table-cell office:value-type="float" office:value="-8.7419999999999998E-3" table:style-name="ce1">
            <text:p>-0.008742</text:p>
          </table:table-cell>
          <table:table-cell office:value-type="float" office:value="1.6178999999999999E-2" table:style-name="ce1">
            <text:p>0.016179</text:p>
          </table:table-cell>
          <table:table-cell office:value-type="float" office:value="1.6365000000000001E-2" table:style-name="ce1">
            <text:p>0.016365</text:p>
          </table:table-cell>
          <table:table-cell office:value-type="float" office:value="5.4767000000000003E-2" table:style-name="ce1">
            <text:p>0.054767</text:p>
          </table:table-cell>
          <table:table-cell office:value-type="float" office:value="1.1887E-2" table:style-name="ce1">
            <text:p>0.011887</text:p>
          </table:table-cell>
          <table:table-cell office:value-type="float" office:value="5.4574999999999999E-2" table:style-name="ce1">
            <text:p>0.054575</text:p>
          </table:table-cell>
          <table:table-cell office:value-type="float" office:value="1.2168999999999999E-2" table:style-name="ce1">
            <text:p>0.012169</text:p>
          </table:table-cell>
          <table:table-cell table:style-name="ce1"/>
          <table:table-cell office:value-type="float" office:value="3.26003" table:style-name="ce1">
            <text:p>3.26003</text:p>
          </table:table-cell>
          <table:table-cell office:value-type="float" office:value="0.222882" table:style-name="ce1">
            <text:p>0.222882</text:p>
          </table:table-cell>
          <table:table-cell office:value-type="float" office:value="-4.5707000000000025E-2" table:formula="of:=[.K181]-[.$K$18]" table:style-name="ce1">
            <text:p>-0.045707</text:p>
          </table:table-cell>
          <table:table-cell office:value-type="float" office:value="-0.28633399999999998" table:style-name="ce1">
            <text:p>-0.286334</text:p>
          </table:table-cell>
          <table:table-cell office:value-type="float" office:value="1.46474E-2" table:style-name="ce1">
            <text:p>0.0146474</text:p>
          </table:table-cell>
          <table:table-cell table:number-columns-repeated="16370"/>
        </table:table-row>
        <table:table-row table:style-name="ro1">
          <table:table-cell office:value-type="float" office:value="8.1" table:style-name="ce1">
            <text:p>8.1</text:p>
          </table:table-cell>
          <table:table-cell office:value-type="float" office:value="-5.4299999999999999E-3" table:style-name="ce1">
            <text:p>-0.00543</text:p>
          </table:table-cell>
          <table:table-cell office:value-type="float" office:value="1.9547999999999999E-2" table:style-name="ce1">
            <text:p>0.019548</text:p>
          </table:table-cell>
          <table:table-cell office:value-type="float" office:value="1.9872000000000001E-2" table:style-name="ce1">
            <text:p>0.019872</text:p>
          </table:table-cell>
          <table:table-cell office:value-type="float" office:value="5.8337E-2" table:style-name="ce1">
            <text:p>0.058337</text:p>
          </table:table-cell>
          <table:table-cell office:value-type="float" office:value="-6.5499999999999998E-4" table:style-name="ce1">
            <text:p>-0.000655</text:p>
          </table:table-cell>
          <table:table-cell office:value-type="float" office:value="5.8307999999999999E-2" table:style-name="ce1">
            <text:p>0.058308</text:p>
          </table:table-cell>
          <table:table-cell office:value-type="float" office:value="-4.6900000000000002E-4" table:style-name="ce1">
            <text:p>-0.000469</text:p>
          </table:table-cell>
          <table:table-cell table:style-name="ce1"/>
          <table:table-cell office:value-type="float" office:value="3.2800199999999999" table:style-name="ce1">
            <text:p>3.28002</text:p>
          </table:table-cell>
          <table:table-cell office:value-type="float" office:value="0.22320400000000001" table:style-name="ce1">
            <text:p>0.223204</text:p>
          </table:table-cell>
          <table:table-cell office:value-type="float" office:value="-4.5385000000000009E-2" table:formula="of:=[.K182]-[.$K$18]" table:style-name="ce1">
            <text:p>-0.045385</text:p>
          </table:table-cell>
          <table:table-cell office:value-type="float" office:value="-0.285223" table:style-name="ce1">
            <text:p>-0.285223</text:p>
          </table:table-cell>
          <table:table-cell office:value-type="float" office:value="1.6409400000000001E-2" table:style-name="ce1">
            <text:p>0.0164094</text:p>
          </table:table-cell>
          <table:table-cell table:number-columns-repeated="16370"/>
        </table:table-row>
        <table:table-row table:style-name="ro1">
          <table:table-cell office:value-type="float" office:value="8.15" table:style-name="ce1">
            <text:p>8.15</text:p>
          </table:table-cell>
          <table:table-cell office:value-type="float" office:value="-2.8999999999999998E-3" table:style-name="ce1">
            <text:p>-0.0029</text:p>
          </table:table-cell>
          <table:table-cell office:value-type="float" office:value="1.8752000000000001E-2" table:style-name="ce1">
            <text:p>0.018752</text:p>
          </table:table-cell>
          <table:table-cell office:value-type="float" office:value="1.8985999999999999E-2" table:style-name="ce1">
            <text:p>0.018986</text:p>
          </table:table-cell>
          <table:table-cell office:value-type="float" office:value="5.3577E-2" table:style-name="ce1">
            <text:p>0.053577</text:p>
          </table:table-cell>
          <table:table-cell office:value-type="float" office:value="-1.4664999999999999E-2" table:style-name="ce1">
            <text:p>-0.014665</text:p>
          </table:table-cell>
          <table:table-cell office:value-type="float" office:value="5.3630999999999998E-2" table:style-name="ce1">
            <text:p>0.053631</text:p>
          </table:table-cell>
          <table:table-cell office:value-type="float" office:value="-1.4566000000000001E-2" table:style-name="ce1">
            <text:p>-0.014566</text:p>
          </table:table-cell>
          <table:table-cell table:style-name="ce1"/>
          <table:table-cell office:value-type="float" office:value="3.30002" table:style-name="ce1">
            <text:p>3.30002</text:p>
          </table:table-cell>
          <table:table-cell office:value-type="float" office:value="0.22334999999999999" table:style-name="ce1">
            <text:p>0.22335</text:p>
          </table:table-cell>
          <table:table-cell office:value-type="float" office:value="-4.5239000000000029E-2" table:formula="of:=[.K183]-[.$K$18]" table:style-name="ce1">
            <text:p>-0.045239</text:p>
          </table:table-cell>
          <table:table-cell office:value-type="float" office:value="-0.28098099999999998" table:style-name="ce1">
            <text:p>-0.280981</text:p>
          </table:table-cell>
          <table:table-cell office:value-type="float" office:value="1.6592599999999999E-2" table:style-name="ce1">
            <text:p>0.0165926</text:p>
          </table:table-cell>
          <table:table-cell table:number-columns-repeated="16370"/>
        </table:table-row>
        <table:table-row table:style-name="ro1">
          <table:table-cell office:value-type="float" office:value="8.1999999999999993" table:style-name="ce1">
            <text:p>8.2</text:p>
          </table:table-cell>
          <table:table-cell office:value-type="float" office:value="-8.1499999999999997E-4" table:style-name="ce1">
            <text:p>-0.000815</text:p>
          </table:table-cell>
          <table:table-cell office:value-type="float" office:value="1.3797E-2" table:style-name="ce1">
            <text:p>0.013797</text:p>
          </table:table-cell>
          <table:table-cell office:value-type="float" office:value="1.3774E-2" table:style-name="ce1">
            <text:p>0.013774</text:p>
          </table:table-cell>
          <table:table-cell office:value-type="float" office:value="4.0736000000000001E-2" table:style-name="ce1">
            <text:p>0.040736</text:p>
          </table:table-cell>
          <table:table-cell office:value-type="float" office:value="-2.6474999999999999E-2" table:style-name="ce1">
            <text:p>-0.026475</text:p>
          </table:table-cell>
          <table:table-cell office:value-type="float" office:value="4.0822999999999998E-2" table:style-name="ce1">
            <text:p>0.040823</text:p>
          </table:table-cell>
          <table:table-cell office:value-type="float" office:value="-2.6408999999999998E-2" table:style-name="ce1">
            <text:p>-0.026409</text:p>
          </table:table-cell>
          <table:table-cell table:style-name="ce1"/>
          <table:table-cell office:value-type="float" office:value="3.3200500000000002" table:style-name="ce1">
            <text:p>3.32005</text:p>
          </table:table-cell>
          <table:table-cell office:value-type="float" office:value="0.22377" table:style-name="ce1">
            <text:p>0.22377</text:p>
          </table:table-cell>
          <table:table-cell office:value-type="float" office:value="-4.4819000000000025E-2" table:formula="of:=[.K184]-[.$K$18]" table:style-name="ce1">
            <text:p>-0.044819</text:p>
          </table:table-cell>
          <table:table-cell office:value-type="float" office:value="-0.274841" table:style-name="ce1">
            <text:p>-0.274841</text:p>
          </table:table-cell>
          <table:table-cell office:value-type="float" office:value="2.3899699999999999E-2" table:style-name="ce1">
            <text:p>0.0238997</text:p>
          </table:table-cell>
          <table:table-cell table:number-columns-repeated="16370"/>
        </table:table-row>
        <table:table-row table:style-name="ro1">
          <table:table-cell office:value-type="float" office:value="8.25" table:style-name="ce1">
            <text:p>8.25</text:p>
          </table:table-cell>
          <table:table-cell office:value-type="float" office:value="1.3849999999999999E-3" table:style-name="ce1">
            <text:p>0.001385</text:p>
          </table:table-cell>
          <table:table-cell office:value-type="float" office:value="5.8900000000000003E-3" table:style-name="ce1">
            <text:p>0.00589</text:p>
          </table:table-cell>
          <table:table-cell office:value-type="float" office:value="5.6389999999999999E-3" table:style-name="ce1">
            <text:p>0.005639</text:p>
          </table:table-cell>
          <table:table-cell office:value-type="float" office:value="2.2213E-2" table:style-name="ce1">
            <text:p>0.022213</text:p>
          </table:table-cell>
          <table:table-cell office:value-type="float" office:value="-3.2883999999999997E-2" table:style-name="ce1">
            <text:p>-0.032884</text:p>
          </table:table-cell>
          <table:table-cell office:value-type="float" office:value="2.2336000000000002E-2" table:style-name="ce1">
            <text:p>0.022336</text:p>
          </table:table-cell>
          <table:table-cell office:value-type="float" office:value="-3.2787999999999998E-2" table:style-name="ce1">
            <text:p>-0.032788</text:p>
          </table:table-cell>
          <table:table-cell table:style-name="ce1"/>
          <table:table-cell office:value-type="float" office:value="3.3400300000000001" table:style-name="ce1">
            <text:p>3.34003</text:p>
          </table:table-cell>
          <table:table-cell office:value-type="float" office:value="0.22448799999999999" table:style-name="ce1">
            <text:p>0.224488</text:p>
          </table:table-cell>
          <table:table-cell office:value-type="float" office:value="-4.4101000000000029E-2" table:formula="of:=[.K185]-[.$K$18]" table:style-name="ce1">
            <text:p>-0.044101</text:p>
          </table:table-cell>
          <table:table-cell office:value-type="float" office:value="-0.268343" table:style-name="ce1">
            <text:p>-0.268343</text:p>
          </table:table-cell>
          <table:table-cell office:value-type="float" office:value="3.3050900000000001E-2" table:style-name="ce1">
            <text:p>0.0330509</text:p>
          </table:table-cell>
          <table:table-cell table:number-columns-repeated="16370"/>
        </table:table-row>
        <table:table-row table:style-name="ro1">
          <table:table-cell office:value-type="float" office:value="8.3000000000000007" table:style-name="ce1">
            <text:p>8.3</text:p>
          </table:table-cell>
          <table:table-cell office:value-type="float" office:value="4.2770000000000004E-3" table:style-name="ce1">
            <text:p>0.004277</text:p>
          </table:table-cell>
          <table:table-cell office:value-type="float" office:value="-2.9150000000000001E-3" table:style-name="ce1">
            <text:p>-0.002915</text:p>
          </table:table-cell>
          <table:table-cell office:value-type="float" office:value="-3.1949999999999999E-3" table:style-name="ce1">
            <text:p>-0.003195</text:p>
          </table:table-cell>
          <table:table-cell office:value-type="float" office:value="1.9589999999999998E-3" table:style-name="ce1">
            <text:p>0.001959</text:p>
          </table:table-cell>
          <table:table-cell office:value-type="float" office:value="-3.2086999999999997E-2" table:style-name="ce1">
            <text:p>-0.032087</text:p>
          </table:table-cell>
          <table:table-cell office:value-type="float" office:value="2.1640000000000001E-3" table:style-name="ce1">
            <text:p>0.002164</text:p>
          </table:table-cell>
          <table:table-cell office:value-type="float" office:value="-3.1931000000000001E-2" table:style-name="ce1">
            <text:p>-0.031931</text:p>
          </table:table-cell>
          <table:table-cell table:style-name="ce1"/>
          <table:table-cell office:value-type="float" office:value="3.3600400000000001" table:style-name="ce1">
            <text:p>3.36004</text:p>
          </table:table-cell>
          <table:table-cell office:value-type="float" office:value="0.22551599999999999" table:style-name="ce1">
            <text:p>0.225516</text:p>
          </table:table-cell>
          <table:table-cell office:value-type="float" office:value="-4.3073000000000028E-2" table:formula="of:=[.K186]-[.$K$18]" table:style-name="ce1">
            <text:p>-0.043073</text:p>
          </table:table-cell>
          <table:table-cell office:value-type="float" office:value="-0.26067899999999999" table:style-name="ce1">
            <text:p>-0.260679</text:p>
          </table:table-cell>
          <table:table-cell office:value-type="float" office:value="3.8189899999999999E-2" table:style-name="ce1">
            <text:p>0.0381899</text:p>
          </table:table-cell>
          <table:table-cell table:number-columns-repeated="16370"/>
        </table:table-row>
        <table:table-row table:style-name="ro1">
          <table:table-cell office:value-type="float" office:value="8.35" table:style-name="ce1">
            <text:p>8.35</text:p>
          </table:table-cell>
          <table:table-cell office:value-type="float" office:value="8.234E-3" table:style-name="ce1">
            <text:p>0.008234</text:p>
          </table:table-cell>
          <table:table-cell office:value-type="float" office:value="-1.0318000000000001E-2" table:style-name="ce1">
            <text:p>-0.010318</text:p>
          </table:table-cell>
          <table:table-cell office:value-type="float" office:value="-1.0418E-2" table:style-name="ce1">
            <text:p>-0.010418</text:p>
          </table:table-cell>
          <table:table-cell office:value-type="float" office:value="-1.5568E-2" table:style-name="ce1">
            <text:p>-0.015568</text:p>
          </table:table-cell>
          <table:table-cell office:value-type="float" office:value="-2.4197E-2" table:style-name="ce1">
            <text:p>-0.024197</text:p>
          </table:table-cell>
          <table:table-cell office:value-type="float" office:value="-1.5228999999999999E-2" table:style-name="ce1">
            <text:p>-0.015229</text:p>
          </table:table-cell>
          <table:table-cell office:value-type="float" office:value="-2.4006E-2" table:style-name="ce1">
            <text:p>-0.024006</text:p>
          </table:table-cell>
          <table:table-cell table:style-name="ce1"/>
          <table:table-cell office:value-type="float" office:value="3.38002" table:style-name="ce1">
            <text:p>3.38002</text:p>
          </table:table-cell>
          <table:table-cell office:value-type="float" office:value="0.22709499999999999" table:style-name="ce1">
            <text:p>0.227095</text:p>
          </table:table-cell>
          <table:table-cell office:value-type="float" office:value="-4.1494000000000031E-2" table:formula="of:=[.K187]-[.$K$18]" table:style-name="ce1">
            <text:p>-0.041494</text:p>
          </table:table-cell>
          <table:table-cell office:value-type="float" office:value="-0.249394" table:style-name="ce1">
            <text:p>-0.249394</text:p>
          </table:table-cell>
          <table:table-cell office:value-type="float" office:value="4.1209999999999997E-2" table:style-name="ce1">
            <text:p>0.04121</text:p>
          </table:table-cell>
          <table:table-cell table:number-columns-repeated="16370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1.3273999999999999E-2" table:style-name="ce1">
            <text:p>0.013274</text:p>
          </table:table-cell>
          <table:table-cell office:value-type="float" office:value="-1.4444E-2" table:style-name="ce1">
            <text:p>-0.014444</text:p>
          </table:table-cell>
          <table:table-cell office:value-type="float" office:value="-1.4286999999999999E-2" table:style-name="ce1">
            <text:p>-0.014287</text:p>
          </table:table-cell>
          <table:table-cell office:value-type="float" office:value="-2.6602000000000001E-2" table:style-name="ce1">
            <text:p>-0.026602</text:p>
          </table:table-cell>
          <table:table-cell office:value-type="float" office:value="-1.1214E-2" table:style-name="ce1">
            <text:p>-0.011214</text:p>
          </table:table-cell>
          <table:table-cell office:value-type="float" office:value="-2.6117000000000001E-2" table:style-name="ce1">
            <text:p>-0.026117</text:p>
          </table:table-cell>
          <table:table-cell office:value-type="float" office:value="-1.1063999999999999E-2" table:style-name="ce1">
            <text:p>-0.011064</text:p>
          </table:table-cell>
          <table:table-cell table:style-name="ce1"/>
          <table:table-cell office:value-type="float" office:value="3.4000400000000002" table:style-name="ce1">
            <text:p>3.40004</text:p>
          </table:table-cell>
          <table:table-cell office:value-type="float" office:value="0.228434" table:style-name="ce1">
            <text:p>0.228434</text:p>
          </table:table-cell>
          <table:table-cell office:value-type="float" office:value="-4.0155000000000024E-2" table:formula="of:=[.K188]-[.$K$18]" table:style-name="ce1">
            <text:p>-0.040155</text:p>
          </table:table-cell>
          <table:table-cell office:value-type="float" office:value="-0.23891499999999999" table:style-name="ce1">
            <text:p>-0.238915</text:p>
          </table:table-cell>
          <table:table-cell office:value-type="float" office:value="4.6984100000000001E-2" table:style-name="ce1">
            <text:p>0.0469841</text:p>
          </table:table-cell>
          <table:table-cell table:number-columns-repeated="16370"/>
        </table:table-row>
        <table:table-row table:style-name="ro1">
          <table:table-cell office:value-type="float" office:value="8.4499999999999993" table:style-name="ce1">
            <text:p>8.45</text:p>
          </table:table-cell>
          <table:table-cell office:value-type="float" office:value="1.9E-2" table:style-name="ce1">
            <text:p>0.019</text:p>
          </table:table-cell>
          <table:table-cell office:value-type="float" office:value="-1.4369E-2" table:style-name="ce1">
            <text:p>-0.014369</text:p>
          </table:table-cell>
          <table:table-cell office:value-type="float" office:value="-1.4031999999999999E-2" table:style-name="ce1">
            <text:p>-0.014032</text:p>
          </table:table-cell>
          <table:table-cell office:value-type="float" office:value="-2.9059999999999999E-2" table:style-name="ce1">
            <text:p>-0.02906</text:p>
          </table:table-cell>
          <table:table-cell office:value-type="float" office:value="3.5430000000000001E-3" table:style-name="ce1">
            <text:p>0.003543</text:p>
          </table:table-cell>
          <table:table-cell office:value-type="float" office:value="-2.8490000000000001E-2" table:style-name="ce1">
            <text:p>-0.02849</text:p>
          </table:table-cell>
          <table:table-cell office:value-type="float" office:value="3.555E-3" table:style-name="ce1">
            <text:p>0.003555</text:p>
          </table:table-cell>
          <table:table-cell table:style-name="ce1"/>
          <table:table-cell office:value-type="float" office:value="3.4200200000000001" table:style-name="ce1">
            <text:p>3.42002</text:p>
          </table:table-cell>
          <table:table-cell office:value-type="float" office:value="0.229709" table:style-name="ce1">
            <text:p>0.229709</text:p>
          </table:table-cell>
          <table:table-cell office:value-type="float" office:value="-3.8880000000000026E-2" table:formula="of:=[.K189]-[.$K$18]" table:style-name="ce1">
            <text:p>-0.03888</text:p>
          </table:table-cell>
          <table:table-cell office:value-type="float" office:value="-0.229605" table:style-name="ce1">
            <text:p>-0.229605</text:p>
          </table:table-cell>
          <table:table-cell office:value-type="float" office:value="5.0971000000000002E-2" table:style-name="ce1">
            <text:p>0.050971</text:p>
          </table:table-cell>
          <table:table-cell table:number-columns-repeated="16370"/>
        </table:table-row>
        <table:table-row table:style-name="ro1">
          <table:table-cell office:value-type="float" office:value="8.5" table:style-name="ce1">
            <text:p>8.5</text:p>
          </table:table-cell>
          <table:table-cell office:value-type="float" office:value="2.4663999999999998E-2" table:style-name="ce1">
            <text:p>0.024664</text:p>
          </table:table-cell>
          <table:table-cell office:value-type="float" office:value="-1.0352999999999999E-2" table:style-name="ce1">
            <text:p>-0.010353</text:p>
          </table:table-cell>
          <table:table-cell office:value-type="float" office:value="-9.9810000000000003E-3" table:style-name="ce1">
            <text:p>-0.009981</text:p>
          </table:table-cell>
          <table:table-cell office:value-type="float" office:value="-2.307E-2" table:style-name="ce1">
            <text:p>-0.02307</text:p>
          </table:table-cell>
          <table:table-cell office:value-type="float" office:value="1.6352999999999999E-2" table:style-name="ce1">
            <text:p>0.016353</text:p>
          </table:table-cell>
          <table:table-cell office:value-type="float" office:value="-2.2547999999999999E-2" table:style-name="ce1">
            <text:p>-0.022548</text:p>
          </table:table-cell>
          <table:table-cell office:value-type="float" office:value="1.6157000000000001E-2" table:style-name="ce1">
            <text:p>0.016157</text:p>
          </table:table-cell>
          <table:table-cell table:style-name="ce1"/>
          <table:table-cell office:value-type="float" office:value="3.4400300000000001" table:style-name="ce1">
            <text:p>3.44003</text:p>
          </table:table-cell>
          <table:table-cell office:value-type="float" office:value="0.23153000000000001" table:style-name="ce1">
            <text:p>0.23153</text:p>
          </table:table-cell>
          <table:table-cell office:value-type="float" office:value="-3.7059000000000009E-2" table:formula="of:=[.K190]-[.$K$18]" table:style-name="ce1">
            <text:p>-0.037059</text:p>
          </table:table-cell>
          <table:table-cell office:value-type="float" office:value="-0.218283" table:style-name="ce1">
            <text:p>-0.218283</text:p>
          </table:table-cell>
          <table:table-cell office:value-type="float" office:value="5.2299600000000002E-2" table:style-name="ce1">
            <text:p>0.0522996</text:p>
          </table:table-cell>
          <table:table-cell table:number-columns-repeated="16370"/>
        </table:table-row>
        <table:table-row table:style-name="ro1">
          <table:table-cell office:value-type="float" office:value="8.5500000000000007" table:style-name="ce1">
            <text:p>8.55</text:p>
          </table:table-cell>
          <table:table-cell office:value-type="float" office:value="2.9312000000000001E-2" table:style-name="ce1">
            <text:p>0.029312</text:p>
          </table:table-cell>
          <table:table-cell office:value-type="float" office:value="-3.725E-3" table:style-name="ce1">
            <text:p>-0.003725</text:p>
          </table:table-cell>
          <table:table-cell office:value-type="float" office:value="-3.4399999999999999E-3" table:style-name="ce1">
            <text:p>-0.00344</text:p>
          </table:table-cell>
          <table:table-cell office:value-type="float" office:value="-1.0886E-2" table:style-name="ce1">
            <text:p>-0.010886</text:p>
          </table:table-cell>
          <table:table-cell office:value-type="float" office:value="2.4088999999999999E-2" table:style-name="ce1">
            <text:p>0.024089</text:p>
          </table:table-cell>
          <table:table-cell office:value-type="float" office:value="-1.0577E-2" table:style-name="ce1">
            <text:p>-0.010577</text:p>
          </table:table-cell>
          <table:table-cell office:value-type="float" office:value="2.3685000000000001E-2" table:style-name="ce1">
            <text:p>0.023685</text:p>
          </table:table-cell>
          <table:table-cell table:style-name="ce1"/>
          <table:table-cell office:value-type="float" office:value="3.4600200000000001" table:style-name="ce1">
            <text:p>3.46002</text:p>
          </table:table-cell>
          <table:table-cell office:value-type="float" office:value="0.233073" table:style-name="ce1">
            <text:p>0.233073</text:p>
          </table:table-cell>
          <table:table-cell office:value-type="float" office:value="-3.551600000000002E-2" table:formula="of:=[.K191]-[.$K$18]" table:style-name="ce1">
            <text:p>-0.035516</text:p>
          </table:table-cell>
          <table:table-cell office:value-type="float" office:value="-0.20577300000000001" table:style-name="ce1">
            <text:p>-0.205773</text:p>
          </table:table-cell>
          <table:table-cell office:value-type="float" office:value="5.8980900000000003E-2" table:style-name="ce1">
            <text:p>0.0589809</text:p>
          </table:table-cell>
          <table:table-cell table:number-columns-repeated="16370"/>
        </table:table-row>
        <table:table-row table:style-name="ro1">
          <table:table-cell office:value-type="float" office:value="8.6" table:style-name="ce1">
            <text:p>8.6</text:p>
          </table:table-cell>
          <table:table-cell office:value-type="float" office:value="3.1988999999999997E-2" table:style-name="ce1">
            <text:p>0.031989</text:p>
          </table:table-cell>
          <table:table-cell office:value-type="float" office:value="3.5490000000000001E-3" table:style-name="ce1">
            <text:p>0.003549</text:p>
          </table:table-cell>
          <table:table-cell office:value-type="float" office:value="3.6670000000000001E-3" table:style-name="ce1">
            <text:p>0.003667</text:p>
          </table:table-cell>
          <table:table-cell office:value-type="float" office:value="3.7620000000000002E-3" table:style-name="ce1">
            <text:p>0.003762</text:p>
          </table:table-cell>
          <table:table-cell office:value-type="float" office:value="2.5009E-2" table:style-name="ce1">
            <text:p>0.025009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2.4482E-2" table:style-name="ce1">
            <text:p>0.024482</text:p>
          </table:table-cell>
          <table:table-cell table:style-name="ce1"/>
          <table:table-cell office:value-type="float" office:value="3.4800399999999998" table:style-name="ce1">
            <text:p>3.48004</text:p>
          </table:table-cell>
          <table:table-cell office:value-type="float" office:value="0.235316" table:style-name="ce1">
            <text:p>0.235316</text:p>
          </table:table-cell>
          <table:table-cell office:value-type="float" office:value="-3.3273000000000025E-2" table:formula="of:=[.K192]-[.$K$18]" table:style-name="ce1">
            <text:p>-0.033273</text:p>
          </table:table-cell>
          <table:table-cell office:value-type="float" office:value="-0.190946" table:style-name="ce1">
            <text:p>-0.190946</text:p>
          </table:table-cell>
          <table:table-cell office:value-type="float" office:value="6.6053500000000001E-2" table:style-name="ce1">
            <text:p>0.0660535</text:p>
          </table:table-cell>
          <table:table-cell table:number-columns-repeated="16370"/>
        </table:table-row>
        <table:table-row table:style-name="ro1">
          <table:table-cell office:value-type="float" office:value="8.65" table:style-name="ce1">
            <text:p>8.65</text:p>
          </table:table-cell>
          <table:table-cell office:value-type="float" office:value="3.1939000000000002E-2" table:style-name="ce1">
            <text:p>0.031939</text:p>
          </table:table-cell>
          <table:table-cell office:value-type="float" office:value="9.4439999999999993E-3" table:style-name="ce1">
            <text:p>0.009444</text:p>
          </table:table-cell>
          <table:table-cell office:value-type="float" office:value="9.3449999999999991E-3" table:style-name="ce1">
            <text:p>0.009345</text:p>
          </table:table-cell>
          <table:table-cell office:value-type="float" office:value="1.6657999999999999E-2" table:style-name="ce1">
            <text:p>0.016658</text:p>
          </table:table-cell>
          <table:table-cell office:value-type="float" office:value="1.9123000000000001E-2" table:style-name="ce1">
            <text:p>0.019123</text:p>
          </table:table-cell>
          <table:table-cell office:value-type="float" office:value="1.6218E-2" table:style-name="ce1">
            <text:p>0.016218</text:p>
          </table:table-cell>
          <table:table-cell office:value-type="float" office:value="1.8624000000000002E-2" table:style-name="ce1">
            <text:p>0.018624</text:p>
          </table:table-cell>
          <table:table-cell table:style-name="ce1"/>
          <table:table-cell office:value-type="float" office:value="3.5000300000000002" table:style-name="ce1">
            <text:p>3.50003</text:p>
          </table:table-cell>
          <table:table-cell office:value-type="float" office:value="0.23735300000000001" table:style-name="ce1">
            <text:p>0.237353</text:p>
          </table:table-cell>
          <table:table-cell office:value-type="float" office:value="-3.1236000000000014E-2" table:formula="of:=[.K193]-[.$K$18]" table:style-name="ce1">
            <text:p>-0.031236</text:p>
          </table:table-cell>
          <table:table-cell office:value-type="float" office:value="-0.17250699999999999" table:style-name="ce1">
            <text:p>-0.172507</text:p>
          </table:table-cell>
          <table:table-cell office:value-type="float" office:value="7.0102600000000001E-2" table:style-name="ce1">
            <text:p>0.0701026</text:p>
          </table:table-cell>
          <table:table-cell table:number-columns-repeated="16370"/>
        </table:table-row>
        <table:table-row table:style-name="ro1">
          <table:table-cell office:value-type="float" office:value="8.6999999999999993" table:style-name="ce1">
            <text:p>8.7</text:p>
          </table:table-cell>
          <table:table-cell office:value-type="float" office:value="2.8767999999999998E-2" table:style-name="ce1">
            <text:p>0.028768</text:p>
          </table:table-cell>
          <table:table-cell office:value-type="float" office:value="1.2444E-2" table:style-name="ce1">
            <text:p>0.012444</text:p>
          </table:table-cell>
          <table:table-cell office:value-type="float" office:value="1.2114E-2" table:style-name="ce1">
            <text:p>0.012114</text:p>
          </table:table-cell>
          <table:table-cell office:value-type="float" office:value="2.4167000000000001E-2" table:style-name="ce1">
            <text:p>0.024167</text:p>
          </table:table-cell>
          <table:table-cell office:value-type="float" office:value="8.071E-3" table:style-name="ce1">
            <text:p>0.008071</text:p>
          </table:table-cell>
          <table:table-cell office:value-type="float" office:value="2.3408999999999999E-2" table:style-name="ce1">
            <text:p>0.023409</text:p>
          </table:table-cell>
          <table:table-cell office:value-type="float" office:value="7.7720000000000003E-3" table:style-name="ce1">
            <text:p>0.007772</text:p>
          </table:table-cell>
          <table:table-cell table:style-name="ce1"/>
          <table:table-cell office:value-type="float" office:value="3.52" table:style-name="ce1">
            <text:p>3.52</text:p>
          </table:table-cell>
          <table:table-cell office:value-type="float" office:value="0.23977799999999999" table:style-name="ce1">
            <text:p>0.239778</text:p>
          </table:table-cell>
          <table:table-cell office:value-type="float" office:value="-2.8811000000000031E-2" table:formula="of:=[.K194]-[.$K$18]" table:style-name="ce1">
            <text:p>-0.028811</text:p>
          </table:table-cell>
          <table:table-cell office:value-type="float" office:value="-0.150306" table:style-name="ce1">
            <text:p>-0.150306</text:p>
          </table:table-cell>
          <table:table-cell office:value-type="float" office:value="8.0225299999999999E-2" table:style-name="ce1">
            <text:p>0.0802253</text:p>
          </table:table-cell>
          <table:table-cell table:number-columns-repeated="16370"/>
        </table:table-row>
        <table:table-row table:style-name="ro1">
          <table:table-cell office:value-type="float" office:value="8.75" table:style-name="ce1">
            <text:p>8.75</text:p>
          </table:table-cell>
          <table:table-cell office:value-type="float" office:value="2.2526999999999998E-2" table:style-name="ce1">
            <text:p>0.022527</text:p>
          </table:table-cell>
          <table:table-cell office:value-type="float" office:value="1.1917000000000001E-2" table:style-name="ce1">
            <text:p>0.011917</text:p>
          </table:table-cell>
          <table:table-cell office:value-type="float" office:value="1.1422E-2" table:style-name="ce1">
            <text:p>0.011422</text:p>
          </table:table-cell>
          <table:table-cell office:value-type="float" office:value="2.4066000000000001E-2" table:style-name="ce1">
            <text:p>0.024066</text:p>
          </table:table-cell>
          <table:table-cell office:value-type="float" office:value="-5.4200000000000003E-3" table:style-name="ce1">
            <text:p>-0.00542</text:p>
          </table:table-cell>
          <table:table-cell office:value-type="float" office:value="2.3189000000000001E-2" table:style-name="ce1">
            <text:p>0.023189</text:p>
          </table:table-cell>
          <table:table-cell office:value-type="float" office:value="-5.3920000000000001E-3" table:style-name="ce1">
            <text:p>-0.005392</text:p>
          </table:table-cell>
          <table:table-cell table:style-name="ce1"/>
          <table:table-cell office:value-type="float" office:value="3.5400200000000002" table:style-name="ce1">
            <text:p>3.54002</text:p>
          </table:table-cell>
          <table:table-cell office:value-type="float" office:value="0.243033" table:style-name="ce1">
            <text:p>0.243033</text:p>
          </table:table-cell>
          <table:table-cell office:value-type="float" office:value="-2.5556000000000023E-2" table:formula="of:=[.K195]-[.$K$18]" table:style-name="ce1">
            <text:p>-0.025556</text:p>
          </table:table-cell>
          <table:table-cell office:value-type="float" office:value="-0.127501" table:style-name="ce1">
            <text:p>-0.127501</text:p>
          </table:table-cell>
          <table:table-cell office:value-type="float" office:value="8.73226E-2" table:style-name="ce1">
            <text:p>0.0873226</text:p>
          </table:table-cell>
          <table:table-cell table:number-columns-repeated="16370"/>
        </table:table-row>
        <table:table-row table:style-name="ro1">
          <table:table-cell office:value-type="float" office:value="8.8000000000000007" table:style-name="ce1">
            <text:p>8.8</text:p>
          </table:table-cell>
          <table:table-cell office:value-type="float" office:value="1.3716000000000001E-2" table:style-name="ce1">
            <text:p>0.013716</text:p>
          </table:table-cell>
          <table:table-cell office:value-type="float" office:value="8.201E-3" table:style-name="ce1">
            <text:p>0.008201</text:p>
          </table:table-cell>
          <table:table-cell office:value-type="float" office:value="7.698E-3" table:style-name="ce1">
            <text:p>0.007698</text:p>
          </table:table-cell>
          <table:table-cell office:value-type="float" office:value="1.5952999999999998E-2" table:style-name="ce1">
            <text:p>0.015953</text:p>
          </table:table-cell>
          <table:table-cell office:value-type="float" office:value="-1.8311000000000001E-2" table:style-name="ce1">
            <text:p>-0.018311</text:p>
          </table:table-cell>
          <table:table-cell office:value-type="float" office:value="1.5221999999999999E-2" table:style-name="ce1">
            <text:p>0.015222</text:p>
          </table:table-cell>
          <table:table-cell office:value-type="float" office:value="-1.7923000000000001E-2" table:style-name="ce1">
            <text:p>-0.017923</text:p>
          </table:table-cell>
          <table:table-cell table:style-name="ce1"/>
          <table:table-cell office:value-type="float" office:value="3.5600100000000001" table:style-name="ce1">
            <text:p>3.56001</text:p>
          </table:table-cell>
          <table:table-cell office:value-type="float" office:value="0.246752" table:style-name="ce1">
            <text:p>0.246752</text:p>
          </table:table-cell>
          <table:table-cell office:value-type="float" office:value="-2.1837000000000023E-2" table:formula="of:=[.K196]-[.$K$18]" table:style-name="ce1">
            <text:p>-0.021837</text:p>
          </table:table-cell>
          <table:table-cell office:value-type="float" office:value="-0.101284" table:style-name="ce1">
            <text:p>-0.101284</text:p>
          </table:table-cell>
          <table:table-cell office:value-type="float" office:value="9.6542699999999995E-2" table:style-name="ce1">
            <text:p>0.0965427</text:p>
          </table:table-cell>
          <table:table-cell table:number-columns-repeated="16370"/>
        </table:table-row>
        <table:table-row table:style-name="ro1">
          <table:table-cell office:value-type="float" office:value="8.85" table:style-name="ce1">
            <text:p>8.85</text:p>
          </table:table-cell>
          <table:table-cell office:value-type="float" office:value="3.1979999999999999E-3" table:style-name="ce1">
            <text:p>0.003198</text:p>
          </table:table-cell>
          <table:table-cell office:value-type="float" office:value="2.3990000000000001E-3" table:style-name="ce1">
            <text:p>0.002399</text:p>
          </table:table-cell>
          <table:table-cell office:value-type="float" office:value="2.0799999999999998E-3" table:style-name="ce1">
            <text:p>0.00208</text:p>
          </table:table-cell>
          <table:table-cell office:value-type="float" office:value="1.163E-3" table:style-name="ce1">
            <text:p>0.001163</text:p>
          </table:table-cell>
          <table:table-cell office:value-type="float" office:value="-2.8006E-2" table:style-name="ce1">
            <text:p>-0.028006</text:p>
          </table:table-cell>
          <table:table-cell office:value-type="float" office:value="8.2700000000000004E-4" table:style-name="ce1">
            <text:p>0.000827</text:p>
          </table:table-cell>
          <table:table-cell office:value-type="float" office:value="-2.7345000000000001E-2" table:style-name="ce1">
            <text:p>-0.027345</text:p>
          </table:table-cell>
          <table:table-cell table:style-name="ce1"/>
          <table:table-cell office:value-type="float" office:value="3.5800299999999998" table:style-name="ce1">
            <text:p>3.58003</text:p>
          </table:table-cell>
          <table:table-cell office:value-type="float" office:value="0.25076999999999999" table:style-name="ce1">
            <text:p>0.25077</text:p>
          </table:table-cell>
          <table:table-cell office:value-type="float" office:value="-1.7819000000000029E-2" table:formula="of:=[.K197]-[.$K$18]" table:style-name="ce1">
            <text:p>-0.017819</text:p>
          </table:table-cell>
          <table:table-cell office:value-type="float" office:value="-7.4437900000000001E-2" table:style-name="ce1">
            <text:p>-0.0744379</text:p>
          </table:table-cell>
          <table:table-cell office:value-type="float" office:value="0.10040300000000001" table:style-name="ce1">
            <text:p>0.100403</text:p>
          </table:table-cell>
          <table:table-cell table:number-columns-repeated="16370"/>
        </table:table-row>
        <table:table-row table:style-name="ro1">
          <table:table-cell office:value-type="float" office:value="8.9" table:style-name="ce1">
            <text:p>8.9</text:p>
          </table:table-cell>
          <table:table-cell office:value-type="float" office:value="-7.9369999999999996E-3" table:style-name="ce1">
            <text:p>-0.007937</text:p>
          </table:table-cell>
          <table:table-cell office:value-type="float" office:value="-4.0229999999999997E-3" table:style-name="ce1">
            <text:p>-0.004023</text:p>
          </table:table-cell>
          <table:table-cell office:value-type="float" office:value="-4.0249999999999999E-3" table:style-name="ce1">
            <text:p>-0.004025</text:p>
          </table:table-cell>
          <table:table-cell office:value-type="float" office:value="-1.7714000000000001E-2" table:style-name="ce1">
            <text:p>-0.017714</text:p>
          </table:table-cell>
          <table:table-cell office:value-type="float" office:value="-3.2891999999999998E-2" table:style-name="ce1">
            <text:p>-0.032892</text:p>
          </table:table-cell>
          <table:table-cell office:value-type="float" office:value="-1.7507999999999999E-2" table:style-name="ce1">
            <text:p>-0.017508</text:p>
          </table:table-cell>
          <table:table-cell office:value-type="float" office:value="-3.2143999999999999E-2" table:style-name="ce1">
            <text:p>-0.032144</text:p>
          </table:table-cell>
          <table:table-cell table:style-name="ce1"/>
          <table:table-cell office:value-type="float" office:value="3.6000100000000002" table:style-name="ce1">
            <text:p>3.60001</text:p>
          </table:table-cell>
          <table:table-cell office:value-type="float" office:value="0.25525799999999998" table:style-name="ce1">
            <text:p>0.255258</text:p>
          </table:table-cell>
          <table:table-cell office:value-type="float" office:value="-1.3331000000000037E-2" table:formula="of:=[.K198]-[.$K$18]" table:style-name="ce1">
            <text:p>-0.013331</text:p>
          </table:table-cell>
          <table:table-cell office:value-type="float" office:value="-4.6407400000000001E-2" table:style-name="ce1">
            <text:p>-0.0464074</text:p>
          </table:table-cell>
          <table:table-cell office:value-type="float" office:value="0.103273" table:style-name="ce1">
            <text:p>0.103273</text:p>
          </table:table-cell>
          <table:table-cell table:number-columns-repeated="16370"/>
        </table:table-row>
        <table:table-row table:style-name="ro1">
          <table:table-cell office:value-type="float" office:value="8.9499999999999993" table:style-name="ce1">
            <text:p>8.95</text:p>
          </table:table-cell>
          <table:table-cell office:value-type="float" office:value="-1.8530000000000001E-2" table:style-name="ce1">
            <text:p>-0.01853</text:p>
          </table:table-cell>
          <table:table-cell office:value-type="float" office:value="-9.6970000000000008E-3" table:style-name="ce1">
            <text:p>-0.009697</text:p>
          </table:table-cell>
          <table:table-cell office:value-type="float" office:value="-9.3699999999999999E-3" table:style-name="ce1">
            <text:p>-0.00937</text:p>
          </table:table-cell>
          <table:table-cell office:value-type="float" office:value="-3.7529E-2" table:style-name="ce1">
            <text:p>-0.037529</text:p>
          </table:table-cell>
          <table:table-cell office:value-type="float" office:value="-3.2517999999999998E-2" table:style-name="ce1">
            <text:p>-0.032518</text:p>
          </table:table-cell>
          <table:table-cell office:value-type="float" office:value="-3.6797999999999997E-2" table:style-name="ce1">
            <text:p>-0.036798</text:p>
          </table:table-cell>
          <table:table-cell office:value-type="float" office:value="-3.1919000000000003E-2" table:style-name="ce1">
            <text:p>-0.031919</text:p>
          </table:table-cell>
          <table:table-cell table:style-name="ce1"/>
          <table:table-cell office:value-type="float" office:value="3.62005" table:style-name="ce1">
            <text:p>3.62005</text:p>
          </table:table-cell>
          <table:table-cell office:value-type="float" office:value="0.260384" table:style-name="ce1">
            <text:p>0.260384</text:p>
          </table:table-cell>
          <table:table-cell office:value-type="float" office:value="-8.2050000000000178E-3" table:formula="of:=[.K199]-[.$K$18]" table:style-name="ce1">
            <text:p>-0.008205</text:p>
          </table:table-cell>
          <table:table-cell office:value-type="float" office:value="-1.16673E-2" table:style-name="ce1">
            <text:p>-0.0116673</text:p>
          </table:table-cell>
          <table:table-cell office:value-type="float" office:value="0.108279" table:style-name="ce1">
            <text:p>0.108279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.7512000000000002E-2" table:style-name="ce1">
            <text:p>-0.027512</text:p>
          </table:table-cell>
          <table:table-cell office:value-type="float" office:value="-1.3710999999999999E-2" table:style-name="ce1">
            <text:p>-0.013711</text:p>
          </table:table-cell>
          <table:table-cell office:value-type="float" office:value="-1.3153E-2" table:style-name="ce1">
            <text:p>-0.013153</text:p>
          </table:table-cell>
          <table:table-cell office:value-type="float" office:value="-5.5259999999999997E-2" table:style-name="ce1">
            <text:p>-0.05526</text:p>
          </table:table-cell>
          <table:table-cell office:value-type="float" office:value="-2.7445000000000001E-2" table:style-name="ce1">
            <text:p>-0.027445</text:p>
          </table:table-cell>
          <table:table-cell office:value-type="float" office:value="-5.4193999999999999E-2" table:style-name="ce1">
            <text:p>-0.054194</text:p>
          </table:table-cell>
          <table:table-cell office:value-type="float" office:value="-2.7202E-2" table:style-name="ce1">
            <text:p>-0.027202</text:p>
          </table:table-cell>
          <table:table-cell table:style-name="ce1"/>
          <table:table-cell office:value-type="float" office:value="3.6400199999999998" table:style-name="ce1">
            <text:p>3.64002</text:p>
          </table:table-cell>
          <table:table-cell office:value-type="float" office:value="0.26625100000000002" table:style-name="ce1">
            <text:p>0.266251</text:p>
          </table:table-cell>
          <table:table-cell office:value-type="float" office:value="-2.3380000000000067E-3" table:formula="of:=[.K200]-[.$K$18]" table:style-name="ce1">
            <text:p>-0.002338</text:p>
          </table:table-cell>
          <table:table-cell office:value-type="float" office:value="2.0447300000000002E-2" table:style-name="ce1">
            <text:p>0.0204473</text:p>
          </table:table-cell>
          <table:table-cell office:value-type="float" office:value="0.10727" table:style-name="ce1">
            <text:p>0.10727</text:p>
          </table:table-cell>
          <table:table-cell table:number-columns-repeated="16370"/>
        </table:table-row>
        <table:table-row table:style-name="ro1">
          <table:table-cell office:value-type="float" office:value="9.0500000000000007" table:style-name="ce1">
            <text:p>9.05</text:p>
          </table:table-cell>
          <table:table-cell office:value-type="float" office:value="-3.4033000000000001E-2" table:style-name="ce1">
            <text:p>-0.034033</text:p>
          </table:table-cell>
          <table:table-cell office:value-type="float" office:value="-1.5767E-2" table:style-name="ce1">
            <text:p>-0.015767</text:p>
          </table:table-cell>
          <table:table-cell office:value-type="float" office:value="-1.5140000000000001E-2" table:style-name="ce1">
            <text:p>-0.01514</text:p>
          </table:table-cell>
          <table:table-cell office:value-type="float" office:value="-6.8505999999999997E-2" table:style-name="ce1">
            <text:p>-0.068506</text:p>
          </table:table-cell>
          <table:table-cell office:value-type="float" office:value="-1.8851E-2" table:style-name="ce1">
            <text:p>-0.018851</text:p>
          </table:table-cell>
          <table:table-cell office:value-type="float" office:value="-6.7418000000000006E-2" table:style-name="ce1">
            <text:p>-0.067418</text:p>
          </table:table-cell>
          <table:table-cell office:value-type="float" office:value="-1.9075000000000002E-2" table:style-name="ce1">
            <text:p>-0.019075</text:p>
          </table:table-cell>
          <table:table-cell table:style-name="ce1"/>
          <table:table-cell office:value-type="float" office:value="3.66" table:style-name="ce1">
            <text:p>3.66</text:p>
          </table:table-cell>
          <table:table-cell office:value-type="float" office:value="0.27303699999999997" table:style-name="ce1">
            <text:p>0.273037</text:p>
          </table:table-cell>
          <table:table-cell office:value-type="float" office:value="4.447999999999952E-3" table:formula="of:=[.K201]-[.$K$18]" table:style-name="ce1">
            <text:p>0.004448</text:p>
          </table:table-cell>
          <table:table-cell office:value-type="float" office:value="5.4862599999999997E-2" table:style-name="ce1">
            <text:p>0.0548626</text:p>
          </table:table-cell>
          <table:table-cell office:value-type="float" office:value="9.9140900000000004E-2" table:style-name="ce1">
            <text:p>0.0991409</text:p>
          </table:table-cell>
          <table:table-cell table:number-columns-repeated="16370"/>
        </table:table-row>
        <table:table-row table:style-name="ro1">
          <table:table-cell office:value-type="float" office:value="9.1" table:style-name="ce1">
            <text:p>9.1</text:p>
          </table:table-cell>
          <table:table-cell office:value-type="float" office:value="-3.755E-2" table:style-name="ce1">
            <text:p>-0.03755</text:p>
          </table:table-cell>
          <table:table-cell office:value-type="float" office:value="-1.6104E-2" table:style-name="ce1">
            <text:p>-0.016104</text:p>
          </table:table-cell>
          <table:table-cell office:value-type="float" office:value="-1.5592E-2" table:style-name="ce1">
            <text:p>-0.015592</text:p>
          </table:table-cell>
          <table:table-cell office:value-type="float" office:value="-7.5689000000000006E-2" table:style-name="ce1">
            <text:p>-0.075689</text:p>
          </table:table-cell>
          <table:table-cell office:value-type="float" office:value="-8.0809999999999996E-3" table:style-name="ce1">
            <text:p>-0.008081</text:p>
          </table:table-cell>
          <table:table-cell office:value-type="float" office:value="-7.4930999999999998E-2" table:style-name="ce1">
            <text:p>-0.074931</text:p>
          </table:table-cell>
          <table:table-cell office:value-type="float" office:value="-8.7460000000000003E-3" table:style-name="ce1">
            <text:p>-0.008746</text:p>
          </table:table-cell>
          <table:table-cell table:style-name="ce1"/>
          <table:table-cell office:value-type="float" office:value="3.68004" table:style-name="ce1">
            <text:p>3.68004</text:p>
          </table:table-cell>
          <table:table-cell office:value-type="float" office:value="0.28123100000000001" table:style-name="ce1">
            <text:p>0.281231</text:p>
          </table:table-cell>
          <table:table-cell office:value-type="float" office:value="1.2641999999999987E-2" table:formula="of:=[.K202]-[.$K$18]" table:style-name="ce1">
            <text:p>0.012642</text:p>
          </table:table-cell>
          <table:table-cell office:value-type="float" office:value="8.3017800000000003E-2" table:style-name="ce1">
            <text:p>0.0830178</text:p>
          </table:table-cell>
          <table:table-cell office:value-type="float" office:value="0.108458" table:style-name="ce1">
            <text:p>0.108458</text:p>
          </table:table-cell>
          <table:table-cell table:number-columns-repeated="16370"/>
        </table:table-row>
        <table:table-row table:style-name="ro1">
          <table:table-cell office:value-type="float" office:value="9.15" table:style-name="ce1">
            <text:p>9.15</text:p>
          </table:table-cell>
          <table:table-cell office:value-type="float" office:value="-3.7873999999999998E-2" table:style-name="ce1">
            <text:p>-0.037874</text:p>
          </table:table-cell>
          <table:table-cell office:value-type="float" office:value="-1.5247999999999999E-2" table:style-name="ce1">
            <text:p>-0.015248</text:p>
          </table:table-cell>
          <table:table-cell office:value-type="float" office:value="-1.5018999999999999E-2" table:style-name="ce1">
            <text:p>-0.015019</text:p>
          </table:table-cell>
          <table:table-cell office:value-type="float" office:value="-7.6012999999999997E-2" table:style-name="ce1">
            <text:p>-0.076013</text:p>
          </table:table-cell>
          <table:table-cell office:value-type="float" office:value="3.6960000000000001E-3" table:style-name="ce1">
            <text:p>0.003696</text:p>
          </table:table-cell>
          <table:table-cell office:value-type="float" office:value="-7.5861999999999999E-2" table:style-name="ce1">
            <text:p>-0.075862</text:p>
          </table:table-cell>
          <table:table-cell office:value-type="float" office:value="2.7599999999999999E-3" table:style-name="ce1">
            <text:p>0.00276</text:p>
          </table:table-cell>
          <table:table-cell table:style-name="ce1"/>
          <table:table-cell office:value-type="float" office:value="3.70004" table:style-name="ce1">
            <text:p>3.70004</text:p>
          </table:table-cell>
          <table:table-cell office:value-type="float" office:value="0.29114200000000001" table:style-name="ce1">
            <text:p>0.291142</text:p>
          </table:table-cell>
          <table:table-cell office:value-type="float" office:value="2.255299999999999E-2" table:formula="of:=[.K203]-[.$K$18]" table:style-name="ce1">
            <text:p>0.022553</text:p>
          </table:table-cell>
          <table:table-cell office:value-type="float" office:value="0.121638" table:style-name="ce1">
            <text:p>0.121638</text:p>
          </table:table-cell>
          <table:table-cell office:value-type="float" office:value="0.10290299999999999" table:style-name="ce1">
            <text:p>0.102903</text:p>
          </table:table-cell>
          <table:table-cell table:number-columns-repeated="16370"/>
        </table:table-row>
        <table:table-row table:style-name="ro1">
          <table:table-cell office:value-type="float" office:value="9.1999999999999993" table:style-name="ce1">
            <text:p>9.2</text:p>
          </table:table-cell>
          <table:table-cell office:value-type="float" office:value="-3.5171000000000001E-2" table:style-name="ce1">
            <text:p>-0.035171</text:p>
          </table:table-cell>
          <table:table-cell office:value-type="float" office:value="-1.3689E-2" table:style-name="ce1">
            <text:p>-0.013689</text:p>
          </table:table-cell>
          <table:table-cell office:value-type="float" office:value="-1.3854E-2" table:style-name="ce1">
            <text:p>-0.013854</text:p>
          </table:table-cell>
          <table:table-cell office:value-type="float" office:value="-6.9262000000000004E-2" table:style-name="ce1">
            <text:p>-0.069262</text:p>
          </table:table-cell>
          <table:table-cell office:value-type="float" office:value="1.5622E-2" table:style-name="ce1">
            <text:p>0.015622</text:p>
          </table:table-cell>
          <table:table-cell office:value-type="float" office:value="-6.9830000000000003E-2" table:style-name="ce1">
            <text:p>-0.06983</text:p>
          </table:table-cell>
          <table:table-cell office:value-type="float" office:value="1.468E-2" table:style-name="ce1">
            <text:p>0.01468</text:p>
          </table:table-cell>
          <table:table-cell table:style-name="ce1"/>
          <table:table-cell office:value-type="float" office:value="3.7200299999999999" table:style-name="ce1">
            <text:p>3.72003</text:p>
          </table:table-cell>
          <table:table-cell office:value-type="float" office:value="0.33962300000000001" table:style-name="ce1">
            <text:p>0.339623</text:p>
          </table:table-cell>
          <table:table-cell office:value-type="float" office:value="7.1033999999999986E-2" table:formula="of:=[.K204]-[.$K$18]" table:style-name="ce1">
            <text:p>0.071034</text:p>
          </table:table-cell>
          <table:table-cell office:value-type="float" office:value="0.15307000000000001" table:style-name="ce1">
            <text:p>0.15307</text:p>
          </table:table-cell>
          <table:table-cell office:value-type="float" office:value="0.112384" table:style-name="ce1">
            <text:p>0.112384</text:p>
          </table:table-cell>
          <table:table-cell table:number-columns-repeated="16370"/>
        </table:table-row>
        <table:table-row table:style-name="ro1">
          <table:table-cell office:value-type="float" office:value="9.25" table:style-name="ce1">
            <text:p>9.25</text:p>
          </table:table-cell>
          <table:table-cell office:value-type="float" office:value="-2.9916000000000002E-2" table:style-name="ce1">
            <text:p>-0.029916</text:p>
          </table:table-cell>
          <table:table-cell office:value-type="float" office:value="-1.1642E-2" table:style-name="ce1">
            <text:p>-0.011642</text:p>
          </table:table-cell>
          <table:table-cell office:value-type="float" office:value="-1.2187E-2" table:style-name="ce1">
            <text:p>-0.012187</text:p>
          </table:table-cell>
          <table:table-cell office:value-type="float" office:value="-5.5605000000000002E-2" table:style-name="ce1">
            <text:p>-0.055605</text:p>
          </table:table-cell>
          <table:table-cell office:value-type="float" office:value="2.7066E-2" table:style-name="ce1">
            <text:p>0.027066</text:p>
          </table:table-cell>
          <table:table-cell office:value-type="float" office:value="-5.6793999999999997E-2" table:style-name="ce1">
            <text:p>-0.056794</text:p>
          </table:table-cell>
          <table:table-cell office:value-type="float" office:value="2.6402999999999999E-2" table:style-name="ce1">
            <text:p>0.026403</text:p>
          </table:table-cell>
          <table:table-cell table:style-name="ce1"/>
          <table:table-cell office:value-type="float" office:value="3.74" table:style-name="ce1">
            <text:p>3.74</text:p>
          </table:table-cell>
          <table:table-cell office:value-type="float" office:value="0.35936699999999999" table:style-name="ce1">
            <text:p>0.359367</text:p>
          </table:table-cell>
          <table:table-cell office:value-type="float" office:value="9.077799999999997E-2" table:formula="of:=[.K205]-[.$K$18]" table:style-name="ce1">
            <text:p>0.090778</text:p>
          </table:table-cell>
          <table:table-cell office:value-type="float" office:value="0.17960799999999999" table:style-name="ce1">
            <text:p>0.179608</text:p>
          </table:table-cell>
          <table:table-cell office:value-type="float" office:value="9.0633099999999994E-2" table:style-name="ce1">
            <text:p>0.0906331</text:p>
          </table:table-cell>
          <table:table-cell table:number-columns-repeated="16370"/>
        </table:table-row>
        <table:table-row table:style-name="ro1">
          <table:table-cell office:value-type="float" office:value="9.3000000000000007" table:style-name="ce1">
            <text:p>9.3</text:p>
          </table:table-cell>
          <table:table-cell office:value-type="float" office:value="-2.2814999999999998E-2" table:style-name="ce1">
            <text:p>-0.022815</text:p>
          </table:table-cell>
          <table:table-cell office:value-type="float" office:value="-8.9549999999999994E-3" table:style-name="ce1">
            <text:p>-0.008955</text:p>
          </table:table-cell>
          <table:table-cell office:value-type="float" office:value="-9.7230000000000007E-3" table:style-name="ce1">
            <text:p>-0.009723</text:p>
          </table:table-cell>
          <table:table-cell office:value-type="float" office:value="-3.5515999999999999E-2" table:style-name="ce1">
            <text:p>-0.035516</text:p>
          </table:table-cell>
          <table:table-cell office:value-type="float" office:value="3.7402999999999999E-2" table:style-name="ce1">
            <text:p>0.037403</text:p>
          </table:table-cell>
          <table:table-cell office:value-type="float" office:value="-3.7032000000000002E-2" table:style-name="ce1">
            <text:p>-0.037032</text:p>
          </table:table-cell>
          <table:table-cell office:value-type="float" office:value="3.7235999999999998E-2" table:style-name="ce1">
            <text:p>0.037236</text:p>
          </table:table-cell>
          <table:table-cell table:style-name="ce1"/>
          <table:table-cell office:value-type="float" office:value="3.76" table:style-name="ce1">
            <text:p>3.76</text:p>
          </table:table-cell>
          <table:table-cell office:value-type="float" office:value="0.34871200000000002" table:style-name="ce1">
            <text:p>0.348712</text:p>
          </table:table-cell>
          <table:table-cell office:value-type="float" office:value="8.0123E-2" table:formula="of:=[.K206]-[.$K$18]" table:style-name="ce1">
            <text:p>0.080123</text:p>
          </table:table-cell>
          <table:table-cell office:value-type="float" office:value="0.197464" table:style-name="ce1">
            <text:p>0.197464</text:p>
          </table:table-cell>
          <table:table-cell office:value-type="float" office:value="8.4585499999999994E-2" table:style-name="ce1">
            <text:p>0.0845855</text:p>
          </table:table-cell>
          <table:table-cell table:number-columns-repeated="16370"/>
        </table:table-row>
        <table:table-row table:style-name="ro1">
          <table:table-cell office:value-type="float" office:value="9.35" table:style-name="ce1">
            <text:p>9.35</text:p>
          </table:table-cell>
          <table:table-cell office:value-type="float" office:value="-1.4711999999999999E-2" table:style-name="ce1">
            <text:p>-0.014712</text:p>
          </table:table-cell>
          <table:table-cell office:value-type="float" office:value="-5.2259999999999997E-3" table:style-name="ce1">
            <text:p>-0.005226</text:p>
          </table:table-cell>
          <table:table-cell office:value-type="float" office:value="-5.9699999999999996E-3" table:style-name="ce1">
            <text:p>-0.00597</text:p>
          </table:table-cell>
          <table:table-cell office:value-type="float" office:value="-9.8480000000000009E-3" table:style-name="ce1">
            <text:p>-0.009848</text:p>
          </table:table-cell>
          <table:table-cell office:value-type="float" office:value="4.5796999999999997E-2" table:style-name="ce1">
            <text:p>0.045797</text:p>
          </table:table-cell>
          <table:table-cell office:value-type="float" office:value="-1.1283E-2" table:style-name="ce1">
            <text:p>-0.011283</text:p>
          </table:table-cell>
          <table:table-cell office:value-type="float" office:value="4.6209E-2" table:style-name="ce1">
            <text:p>0.046209</text:p>
          </table:table-cell>
          <table:table-cell table:style-name="ce1"/>
          <table:table-cell office:value-type="float" office:value="3.7800400000000001" table:style-name="ce1">
            <text:p>3.78004</text:p>
          </table:table-cell>
          <table:table-cell office:value-type="float" office:value="0.35319200000000001" table:style-name="ce1">
            <text:p>0.353192</text:p>
          </table:table-cell>
          <table:table-cell office:value-type="float" office:value="8.4602999999999984E-2" table:formula="of:=[.K207]-[.$K$18]" table:style-name="ce1">
            <text:p>0.084603</text:p>
          </table:table-cell>
          <table:table-cell office:value-type="float" office:value="0.215643" table:style-name="ce1">
            <text:p>0.215643</text:p>
          </table:table-cell>
          <table:table-cell office:value-type="float" office:value="6.0716899999999997E-2" table:style-name="ce1">
            <text:p>0.0607169</text:p>
          </table:table-cell>
          <table:table-cell table:number-columns-repeated="16370"/>
        </table:table-row>
        <table:table-row table:style-name="ro1">
          <table:table-cell office:value-type="float" office:value="9.4" table:style-name="ce1">
            <text:p>9.4</text:p>
          </table:table-cell>
          <table:table-cell office:value-type="float" office:value="-6.4840000000000002E-3" table:style-name="ce1">
            <text:p>-0.006484</text:p>
          </table:table-cell>
          <table:table-cell office:value-type="float" office:value="-6.3999999999999997E-5" table:style-name="ce1">
            <text:p>-0.000064</text:p>
          </table:table-cell>
          <table:table-cell office:value-type="float" office:value="-5.5500000000000005E-4" table:style-name="ce1">
            <text:p>-0.000555</text:p>
          </table:table-cell>
          <table:table-cell office:value-type="float" office:value="1.9969000000000001E-2" table:style-name="ce1">
            <text:p>0.019969</text:p>
          </table:table-cell>
          <table:table-cell office:value-type="float" office:value="5.1119999999999999E-2" table:style-name="ce1">
            <text:p>0.05112</text:p>
          </table:table-cell>
          <table:table-cell office:value-type="float" office:value="1.9028E-2" table:style-name="ce1">
            <text:p>0.019028</text:p>
          </table:table-cell>
          <table:table-cell office:value-type="float" office:value="5.203E-2" table:style-name="ce1">
            <text:p>0.05203</text:p>
          </table:table-cell>
          <table:table-cell table:style-name="ce1"/>
          <table:table-cell office:value-type="float" office:value="3.8000400000000001" table:style-name="ce1">
            <text:p>3.80004</text:p>
          </table:table-cell>
          <table:table-cell office:value-type="float" office:value="0.35545399999999999" table:style-name="ce1">
            <text:p>0.355454</text:p>
          </table:table-cell>
          <table:table-cell office:value-type="float" office:value="8.686499999999997E-2" table:formula="of:=[.K208]-[.$K$18]" table:style-name="ce1">
            <text:p>0.086865</text:p>
          </table:table-cell>
          <table:table-cell office:value-type="float" office:value="0.23322399999999999" table:style-name="ce1">
            <text:p>0.233224</text:p>
          </table:table-cell>
          <table:table-cell office:value-type="float" office:value="4.6190700000000001E-2" table:style-name="ce1">
            <text:p>0.0461907</text:p>
          </table:table-cell>
          <table:table-cell table:number-columns-repeated="16370"/>
        </table:table-row>
        <table:table-row table:style-name="ro1">
          <table:table-cell office:value-type="float" office:value="9.4499999999999993" table:style-name="ce1">
            <text:p>9.45</text:p>
          </table:table-cell>
          <table:table-cell office:value-type="float" office:value="1.059E-3" table:style-name="ce1">
            <text:p>0.001059</text:p>
          </table:table-cell>
          <table:table-cell office:value-type="float" office:value="6.6109999999999997E-3" table:style-name="ce1">
            <text:p>0.006611</text:p>
          </table:table-cell>
          <table:table-cell office:value-type="float" office:value="6.4980000000000003E-3" table:style-name="ce1">
            <text:p>0.006498</text:p>
          </table:table-cell>
          <table:table-cell office:value-type="float" office:value="5.1758999999999999E-2" table:style-name="ce1">
            <text:p>0.051759</text:p>
          </table:table-cell>
          <table:table-cell office:value-type="float" office:value="5.2089000000000003E-2" table:style-name="ce1">
            <text:p>0.052089</text:p>
          </table:table-cell>
          <table:table-cell office:value-type="float" office:value="5.1605999999999999E-2" table:style-name="ce1">
            <text:p>0.051606</text:p>
          </table:table-cell>
          <table:table-cell office:value-type="float" office:value="5.3272E-2" table:style-name="ce1">
            <text:p>0.053272</text:p>
          </table:table-cell>
          <table:table-cell table:style-name="ce1"/>
          <table:table-cell office:value-type="float" office:value="3.82003" table:style-name="ce1">
            <text:p>3.82003</text:p>
          </table:table-cell>
          <table:table-cell office:value-type="float" office:value="0.353796" table:style-name="ce1">
            <text:p>0.353796</text:p>
          </table:table-cell>
          <table:table-cell office:value-type="float" office:value="8.5206999999999977E-2" table:formula="of:=[.K209]-[.$K$18]" table:style-name="ce1">
            <text:p>0.085207</text:p>
          </table:table-cell>
          <table:table-cell office:value-type="float" office:value="0.24716199999999999" table:style-name="ce1">
            <text:p>0.247162</text:p>
          </table:table-cell>
          <table:table-cell office:value-type="float" office:value="1.59375E-2" table:style-name="ce1">
            <text:p>0.0159375</text:p>
          </table:table-cell>
          <table:table-cell table:number-columns-repeated="16370"/>
        </table:table-row>
        <table:table-row table:style-name="ro1">
          <table:table-cell office:value-type="float" office:value="9.5" table:style-name="ce1">
            <text:p>9.5</text:p>
          </table:table-cell>
          <table:table-cell office:value-type="float" office:value="7.2700000000000004E-3" table:style-name="ce1">
            <text:p>0.00727</text:p>
          </table:table-cell>
          <table:table-cell office:value-type="float" office:value="1.4343E-2" table:style-name="ce1">
            <text:p>0.014343</text:p>
          </table:table-cell>
          <table:table-cell office:value-type="float" office:value="1.4622E-2" table:style-name="ce1">
            <text:p>0.014622</text:p>
          </table:table-cell>
          <table:table-cell office:value-type="float" office:value="8.2558999999999994E-2" table:style-name="ce1">
            <text:p>0.082559</text:p>
          </table:table-cell>
          <table:table-cell office:value-type="float" office:value="4.7594999999999998E-2" table:style-name="ce1">
            <text:p>0.047595</text:p>
          </table:table-cell>
          <table:table-cell office:value-type="float" office:value="8.3288000000000001E-2" table:style-name="ce1">
            <text:p>0.083288</text:p>
          </table:table-cell>
          <table:table-cell office:value-type="float" office:value="4.8744000000000003E-2" table:style-name="ce1">
            <text:p>0.048744</text:p>
          </table:table-cell>
          <table:table-cell table:style-name="ce1"/>
          <table:table-cell office:value-type="float" office:value="3.84" table:style-name="ce1">
            <text:p>3.84</text:p>
          </table:table-cell>
          <table:table-cell office:value-type="float" office:value="0.34677799999999998" table:style-name="ce1">
            <text:p>0.346778</text:p>
          </table:table-cell>
          <table:table-cell office:value-type="float" office:value="7.8188999999999953E-2" table:formula="of:=[.K210]-[.$K$18]" table:style-name="ce1">
            <text:p>0.078189</text:p>
          </table:table-cell>
          <table:table-cell office:value-type="float" office:value="0.24735299999999999" table:style-name="ce1">
            <text:p>0.247353</text:p>
          </table:table-cell>
          <table:table-cell office:value-type="float" office:value="8.2104199999999995E-3" table:style-name="ce1">
            <text:p>0.00821042</text:p>
          </table:table-cell>
          <table:table-cell table:number-columns-repeated="16370"/>
        </table:table-row>
        <table:table-row table:style-name="ro1">
          <table:table-cell office:value-type="float" office:value="9.5500000000000007" table:style-name="ce1">
            <text:p>9.55</text:p>
          </table:table-cell>
          <table:table-cell office:value-type="float" office:value="1.1741E-2" table:style-name="ce1">
            <text:p>0.011741</text:p>
          </table:table-cell>
          <table:table-cell office:value-type="float" office:value="2.2107999999999999E-2" table:style-name="ce1">
            <text:p>0.022108</text:p>
          </table:table-cell>
          <table:table-cell office:value-type="float" office:value="2.2710000000000001E-2" table:style-name="ce1">
            <text:p>0.02271</text:p>
          </table:table-cell>
          <table:table-cell office:value-type="float" office:value="0.108848" table:style-name="ce1">
            <text:p>0.108848</text:p>
          </table:table-cell>
          <table:table-cell office:value-type="float" office:value="3.7136000000000002E-2" table:style-name="ce1">
            <text:p>0.037136</text:p>
          </table:table-cell>
          <table:table-cell office:value-type="float" office:value="0.110318" table:style-name="ce1">
            <text:p>0.110318</text:p>
          </table:table-cell>
          <table:table-cell office:value-type="float" office:value="3.7946000000000001E-2" table:style-name="ce1">
            <text:p>0.037946</text:p>
          </table:table-cell>
          <table:table-cell table:style-name="ce1"/>
          <table:table-cell office:value-type="float" office:value="3.8600500000000002" table:style-name="ce1">
            <text:p>3.86005</text:p>
          </table:table-cell>
          <table:table-cell office:value-type="float" office:value="0.33648699999999998" table:style-name="ce1">
            <text:p>0.336487</text:p>
          </table:table-cell>
          <table:table-cell office:value-type="float" office:value="6.7897999999999958E-2" table:formula="of:=[.K211]-[.$K$18]" table:style-name="ce1">
            <text:p>0.067898</text:p>
          </table:table-cell>
          <table:table-cell office:value-type="float" office:value="0.245168" table:style-name="ce1">
            <text:p>0.245168</text:p>
          </table:table-cell>
          <table:table-cell office:value-type="float" office:value="-1.07292E-2" table:style-name="ce1">
            <text:p>-0.0107292</text:p>
          </table:table-cell>
          <table:table-cell table:number-columns-repeated="16370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1.4342000000000001E-2" table:style-name="ce1">
            <text:p>0.014342</text:p>
          </table:table-cell>
          <table:table-cell office:value-type="float" office:value="2.8486999999999998E-2" table:style-name="ce1">
            <text:p>0.028487</text:p>
          </table:table-cell>
          <table:table-cell office:value-type="float" office:value="2.9288000000000002E-2" table:style-name="ce1">
            <text:p>0.029288</text:p>
          </table:table-cell>
          <table:table-cell office:value-type="float" office:value="0.12703300000000001" table:style-name="ce1">
            <text:p>0.127033</text:p>
          </table:table-cell>
          <table:table-cell office:value-type="float" office:value="2.1180999999999998E-2" table:style-name="ce1">
            <text:p>0.021181</text:p>
          </table:table-cell>
          <table:table-cell office:value-type="float" office:value="0.12890499999999999" table:style-name="ce1">
            <text:p>0.128905</text:p>
          </table:table-cell>
          <table:table-cell office:value-type="float" office:value="2.1437000000000001E-2" table:style-name="ce1">
            <text:p>0.021437</text:p>
          </table:table-cell>
          <table:table-cell table:style-name="ce1"/>
          <table:table-cell office:value-type="float" office:value="3.88002" table:style-name="ce1">
            <text:p>3.88002</text:p>
          </table:table-cell>
          <table:table-cell office:value-type="float" office:value="0.33253300000000002" table:style-name="ce1">
            <text:p>0.332533</text:p>
          </table:table-cell>
          <table:table-cell office:value-type="float" office:value="6.3944000000000001E-2" table:formula="of:=[.K212]-[.$K$18]" table:style-name="ce1">
            <text:p>0.063944</text:p>
          </table:table-cell>
          <table:table-cell office:value-type="float" office:value="0.22259499999999999" table:style-name="ce1">
            <text:p>0.222595</text:p>
          </table:table-cell>
          <table:table-cell office:value-type="float" office:value="-3.4485500000000002E-2" table:style-name="ce1">
            <text:p>-0.0344855</text:p>
          </table:table-cell>
          <table:table-cell table:number-columns-repeated="16370"/>
        </table:table-row>
        <table:table-row table:style-name="ro1">
          <table:table-cell office:value-type="float" office:value="9.65" table:style-name="ce1">
            <text:p>9.65</text:p>
          </table:table-cell>
          <table:table-cell office:value-type="float" office:value="1.523E-2" table:style-name="ce1">
            <text:p>0.01523</text:p>
          </table:table-cell>
          <table:table-cell office:value-type="float" office:value="3.2031999999999998E-2" table:style-name="ce1">
            <text:p>0.032032</text:p>
          </table:table-cell>
          <table:table-cell office:value-type="float" office:value="3.2842999999999997E-2" table:style-name="ce1">
            <text:p>0.032843</text:p>
          </table:table-cell>
          <table:table-cell office:value-type="float" office:value="0.13411699999999999" table:style-name="ce1">
            <text:p>0.134117</text:p>
          </table:table-cell>
          <table:table-cell office:value-type="float" office:value="1.325E-3" table:style-name="ce1">
            <text:p>0.001325</text:p>
          </table:table-cell>
          <table:table-cell office:value-type="float" office:value="0.13594600000000001" table:style-name="ce1">
            <text:p>0.135946</text:p>
          </table:table-cell>
          <table:table-cell office:value-type="float" office:value="9.5600000000000004E-4" table:style-name="ce1">
            <text:p>0.000956</text:p>
          </table:table-cell>
          <table:table-cell table:style-name="ce1"/>
          <table:table-cell office:value-type="float" office:value="3.9000400000000002" table:style-name="ce1">
            <text:p>3.90004</text:p>
          </table:table-cell>
          <table:table-cell office:value-type="float" office:value="0.32560800000000001" table:style-name="ce1">
            <text:p>0.325608</text:p>
          </table:table-cell>
          <table:table-cell office:value-type="float" office:value="5.7018999999999986E-2" table:formula="of:=[.K213]-[.$K$18]" table:style-name="ce1">
            <text:p>0.057019</text:p>
          </table:table-cell>
          <table:table-cell office:value-type="float" office:value="0.216915" table:style-name="ce1">
            <text:p>0.216915</text:p>
          </table:table-cell>
          <table:table-cell office:value-type="float" office:value="-5.3374499999999998E-2" table:style-name="ce1">
            <text:p>-0.0533745</text:p>
          </table:table-cell>
          <table:table-cell table:number-columns-repeated="16370"/>
        </table:table-row>
        <table:table-row table:style-name="ro1">
          <table:table-cell office:value-type="float" office:value="9.6999999999999993" table:style-name="ce1">
            <text:p>9.7</text:p>
          </table:table-cell>
          <table:table-cell office:value-type="float" office:value="1.4806E-2" table:style-name="ce1">
            <text:p>0.014806</text:p>
          </table:table-cell>
          <table:table-cell office:value-type="float" office:value="3.1681000000000001E-2" table:style-name="ce1">
            <text:p>0.031681</text:p>
          </table:table-cell>
          <table:table-cell office:value-type="float" office:value="3.2272000000000002E-2" table:style-name="ce1">
            <text:p>0.032272</text:p>
          </table:table-cell>
          <table:table-cell office:value-type="float" office:value="0.12837799999999999" table:style-name="ce1">
            <text:p>0.128378</text:p>
          </table:table-cell>
          <table:table-cell office:value-type="float" office:value="-1.9875E-2" table:style-name="ce1">
            <text:p>-0.019875</text:p>
          </table:table-cell>
          <table:table-cell office:value-type="float" office:value="0.12972900000000001" table:style-name="ce1">
            <text:p>0.129729</text:p>
          </table:table-cell>
          <table:table-cell office:value-type="float" office:value="-2.0775999999999999E-2" table:style-name="ce1">
            <text:p>-0.020776</text:p>
          </table:table-cell>
          <table:table-cell table:style-name="ce1"/>
          <table:table-cell office:value-type="float" office:value="3.9200200000000001" table:style-name="ce1">
            <text:p>3.92002</text:p>
          </table:table-cell>
          <table:table-cell office:value-type="float" office:value="0.31775399999999998" table:style-name="ce1">
            <text:p>0.317754</text:p>
          </table:table-cell>
          <table:table-cell office:value-type="float" office:value="4.9164999999999959E-2" table:formula="of:=[.K214]-[.$K$18]" table:style-name="ce1">
            <text:p>0.049165</text:p>
          </table:table-cell>
          <table:table-cell office:value-type="float" office:value="0.18565899999999999" table:style-name="ce1">
            <text:p>0.185659</text:p>
          </table:table-cell>
          <table:table-cell office:value-type="float" office:value="-5.9187700000000003E-2" table:style-name="ce1">
            <text:p>-0.0591877</text:p>
          </table:table-cell>
          <table:table-cell table:number-columns-repeated="16370"/>
        </table:table-row>
        <table:table-row table:style-name="ro1">
          <table:table-cell office:value-type="float" office:value="9.75" table:style-name="ce1">
            <text:p>9.75</text:p>
          </table:table-cell>
          <table:table-cell office:value-type="float" office:value="1.3625999999999999E-2" table:style-name="ce1">
            <text:p>0.013626</text:p>
          </table:table-cell>
          <table:table-cell office:value-type="float" office:value="2.7113999999999999E-2" table:style-name="ce1">
            <text:p>0.027114</text:p>
          </table:table-cell>
          <table:table-cell office:value-type="float" office:value="2.7293000000000001E-2" table:style-name="ce1">
            <text:p>0.027293</text:p>
          </table:table-cell>
          <table:table-cell office:value-type="float" office:value="0.10985399999999999" table:style-name="ce1">
            <text:p>0.109854</text:p>
          </table:table-cell>
          <table:table-cell office:value-type="float" office:value="-3.9355000000000001E-2" table:style-name="ce1">
            <text:p>-0.039355</text:p>
          </table:table-cell>
          <table:table-cell office:value-type="float" office:value="0.110413" table:style-name="ce1">
            <text:p>0.110413</text:p>
          </table:table-cell>
          <table:table-cell office:value-type="float" office:value="-4.0568E-2" table:style-name="ce1">
            <text:p>-0.040568</text:p>
          </table:table-cell>
          <table:table-cell table:style-name="ce1"/>
          <table:table-cell office:value-type="float" office:value="3.9400300000000001" table:style-name="ce1">
            <text:p>3.94003</text:p>
          </table:table-cell>
          <table:table-cell office:value-type="float" office:value="0.307251" table:style-name="ce1">
            <text:p>0.307251</text:p>
          </table:table-cell>
          <table:table-cell office:value-type="float" office:value="3.8661999999999974E-2" table:formula="of:=[.K215]-[.$K$18]" table:style-name="ce1">
            <text:p>0.038662</text:p>
          </table:table-cell>
          <table:table-cell office:value-type="float" office:value="0.16570799999999999" table:style-name="ce1">
            <text:p>0.165708</text:p>
          </table:table-cell>
          <table:table-cell office:value-type="float" office:value="-8.6637000000000006E-2" table:style-name="ce1">
            <text:p>-0.086637</text:p>
          </table:table-cell>
          <table:table-cell table:number-columns-repeated="16370"/>
        </table:table-row>
        <table:table-row table:style-name="ro1">
          <table:table-cell office:value-type="float" office:value="9.8000000000000007" table:style-name="ce1">
            <text:p>9.8</text:p>
          </table:table-cell>
          <table:table-cell office:value-type="float" office:value="1.2296E-2" table:style-name="ce1">
            <text:p>0.012296</text:p>
          </table:table-cell>
          <table:table-cell office:value-type="float" office:value="1.8907E-2" table:style-name="ce1">
            <text:p>0.018907</text:p>
          </table:table-cell>
          <table:table-cell office:value-type="float" office:value="1.8627999999999999E-2" table:style-name="ce1">
            <text:p>0.018628</text:p>
          </table:table-cell>
          <table:table-cell office:value-type="float" office:value="8.0478999999999995E-2" table:style-name="ce1">
            <text:p>0.080479</text:p>
          </table:table-cell>
          <table:table-cell office:value-type="float" office:value="-5.4210000000000001E-2" table:style-name="ce1">
            <text:p>-0.05421</text:p>
          </table:table-cell>
          <table:table-cell office:value-type="float" office:value="8.0124000000000001E-2" table:style-name="ce1">
            <text:p>0.080124</text:p>
          </table:table-cell>
          <table:table-cell office:value-type="float" office:value="-5.5447999999999997E-2" table:style-name="ce1">
            <text:p>-0.055448</text:p>
          </table:table-cell>
          <table:table-cell table:style-name="ce1"/>
          <table:table-cell office:value-type="float" office:value="3.9600300000000002" table:style-name="ce1">
            <text:p>3.96003</text:p>
          </table:table-cell>
          <table:table-cell office:value-type="float" office:value="0.29657099999999997" table:style-name="ce1">
            <text:p>0.296571</text:p>
          </table:table-cell>
          <table:table-cell office:value-type="float" office:value="2.7981999999999951E-2" table:formula="of:=[.K216]-[.$K$18]" table:style-name="ce1">
            <text:p>0.027982</text:p>
          </table:table-cell>
          <table:table-cell office:value-type="float" office:value="0.14174" table:style-name="ce1">
            <text:p>0.14174</text:p>
          </table:table-cell>
          <table:table-cell office:value-type="float" office:value="-9.0746800000000002E-2" table:style-name="ce1">
            <text:p>-0.0907468</text:p>
          </table:table-cell>
          <table:table-cell table:number-columns-repeated="16370"/>
        </table:table-row>
        <table:table-row table:style-name="ro1">
          <table:table-cell office:value-type="float" office:value="9.85" table:style-name="ce1">
            <text:p>9.85</text:p>
          </table:table-cell>
          <table:table-cell office:value-type="float" office:value="1.1353E-2" table:style-name="ce1">
            <text:p>0.011353</text:p>
          </table:table-cell>
          <table:table-cell office:value-type="float" office:value="8.43E-3" table:style-name="ce1">
            <text:p>0.00843</text:p>
          </table:table-cell>
          <table:table-cell office:value-type="float" office:value="7.8239999999999994E-3" table:style-name="ce1">
            <text:p>0.007824</text:p>
          </table:table-cell>
          <table:table-cell office:value-type="float" office:value="4.3779999999999999E-2" table:style-name="ce1">
            <text:p>0.04378</text:p>
          </table:table-cell>
          <table:table-cell office:value-type="float" office:value="-6.2355000000000001E-2" table:style-name="ce1">
            <text:p>-0.062355</text:p>
          </table:table-cell>
          <table:table-cell office:value-type="float" office:value="4.2604999999999997E-2" table:style-name="ce1">
            <text:p>0.042605</text:p>
          </table:table-cell>
          <table:table-cell office:value-type="float" office:value="-6.3339000000000006E-2" table:style-name="ce1">
            <text:p>-0.063339</text:p>
          </table:table-cell>
          <table:table-cell table:style-name="ce1"/>
          <table:table-cell office:value-type="float" office:value="3.9800200000000001" table:style-name="ce1">
            <text:p>3.98002</text:p>
          </table:table-cell>
          <table:table-cell office:value-type="float" office:value="0.28852" table:style-name="ce1">
            <text:p>0.28852</text:p>
          </table:table-cell>
          <table:table-cell office:value-type="float" office:value="1.9930999999999977E-2" table:formula="of:=[.K217]-[.$K$18]" table:style-name="ce1">
            <text:p>0.019931</text:p>
          </table:table-cell>
          <table:table-cell office:value-type="float" office:value="0.118469" table:style-name="ce1">
            <text:p>0.118469</text:p>
          </table:table-cell>
          <table:table-cell office:value-type="float" office:value="-9.4877699999999995E-2" table:style-name="ce1">
            <text:p>-0.0948777</text:p>
          </table:table-cell>
          <table:table-cell table:number-columns-repeated="16370"/>
        </table:table-row>
        <table:table-row table:style-name="ro1">
          <table:table-cell office:value-type="float" office:value="9.9" table:style-name="ce1">
            <text:p>9.9</text:p>
          </table:table-cell>
          <table:table-cell office:value-type="float" office:value="1.1162999999999999E-2" table:style-name="ce1">
            <text:p>0.011163</text:p>
          </table:table-cell>
          <table:table-cell office:value-type="float" office:value="-2.4859999999999999E-3" table:style-name="ce1">
            <text:p>-0.002486</text:p>
          </table:table-cell>
          <table:table-cell office:value-type="float" office:value="-3.189E-3" table:style-name="ce1">
            <text:p>-0.003189</text:p>
          </table:table-cell>
          <table:table-cell office:value-type="float" office:value="4.2180000000000004E-3" table:style-name="ce1">
            <text:p>0.004218</text:p>
          </table:table-cell>
          <table:table-cell office:value-type="float" office:value="-6.3008999999999996E-2" table:style-name="ce1">
            <text:p>-0.063009</text:p>
          </table:table-cell>
          <table:table-cell office:value-type="float" office:value="2.493E-3" table:style-name="ce1">
            <text:p>0.002493</text:p>
          </table:table-cell>
          <table:table-cell office:value-type="float" office:value="-6.3537999999999997E-2" table:style-name="ce1">
            <text:p>-0.063538</text:p>
          </table:table-cell>
          <table:table-cell table:style-name="ce1"/>
          <table:table-cell office:value-type="float" office:value="4.0000400000000003" table:style-name="ce1">
            <text:p>4.00004</text:p>
          </table:table-cell>
          <table:table-cell office:value-type="float" office:value="0.282916" table:style-name="ce1">
            <text:p>0.282916</text:p>
          </table:table-cell>
          <table:table-cell office:value-type="float" office:value="1.4326999999999979E-2" table:formula="of:=[.K218]-[.$K$18]" table:style-name="ce1">
            <text:p>0.014327</text:p>
          </table:table-cell>
          <table:table-cell office:value-type="float" office:value="8.8946300000000006E-2" table:style-name="ce1">
            <text:p>0.0889463</text:p>
          </table:table-cell>
          <table:table-cell office:value-type="float" office:value="-8.6764599999999997E-2" table:style-name="ce1">
            <text:p>-0.0867646</text:p>
          </table:table-cell>
          <table:table-cell table:number-columns-repeated="16370"/>
        </table:table-row>
        <table:table-row table:style-name="ro1">
          <table:table-cell office:value-type="float" office:value="9.9499999999999993" table:style-name="ce1">
            <text:p>9.95</text:p>
          </table:table-cell>
          <table:table-cell office:value-type="float" office:value="1.1853000000000001E-2" table:style-name="ce1">
            <text:p>0.011853</text:p>
          </table:table-cell>
          <table:table-cell office:value-type="float" office:value="-1.2021E-2" table:style-name="ce1">
            <text:p>-0.012021</text:p>
          </table:table-cell>
          <table:table-cell office:value-type="float" office:value="-1.2629E-2" table:style-name="ce1">
            <text:p>-0.012629</text:p>
          </table:table-cell>
          <table:table-cell office:value-type="float" office:value="-3.3690999999999999E-2" table:style-name="ce1">
            <text:p>-0.033691</text:p>
          </table:table-cell>
          <table:table-cell office:value-type="float" office:value="-5.6841999999999997E-2" table:style-name="ce1">
            <text:p>-0.056842</text:p>
          </table:table-cell>
          <table:table-cell office:value-type="float" office:value="-3.5596000000000003E-2" table:style-name="ce1">
            <text:p>-0.035596</text:p>
          </table:table-cell>
          <table:table-cell office:value-type="float" office:value="-5.6828999999999998E-2" table:style-name="ce1">
            <text:p>-0.056829</text:p>
          </table:table-cell>
          <table:table-cell table:style-name="ce1"/>
          <table:table-cell office:value-type="float" office:value="4.0200399999999998" table:style-name="ce1">
            <text:p>4.02004</text:p>
          </table:table-cell>
          <table:table-cell office:value-type="float" office:value="0.27733200000000002" table:style-name="ce1">
            <text:p>0.277332</text:p>
          </table:table-cell>
          <table:table-cell office:value-type="float" office:value="8.7430000000000008E-3" table:formula="of:=[.K219]-[.$K$18]" table:style-name="ce1">
            <text:p>0.008743</text:p>
          </table:table-cell>
          <table:table-cell office:value-type="float" office:value="6.8083400000000002E-2" table:style-name="ce1">
            <text:p>0.0680834</text:p>
          </table:table-cell>
          <table:table-cell office:value-type="float" office:value="-9.6236500000000003E-2" table:style-name="ce1">
            <text:p>-0.0962365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3299E-2" table:style-name="ce1">
            <text:p>0.013299</text:p>
          </table:table-cell>
          <table:table-cell office:value-type="float" office:value="-1.8834E-2" table:style-name="ce1">
            <text:p>-0.018834</text:p>
          </table:table-cell>
          <table:table-cell office:value-type="float" office:value="-1.9265999999999998E-2" table:style-name="ce1">
            <text:p>-0.019266</text:p>
          </table:table-cell>
          <table:table-cell office:value-type="float" office:value="-6.6226999999999994E-2" table:style-name="ce1">
            <text:p>-0.066227</text:p>
          </table:table-cell>
          <table:table-cell office:value-type="float" office:value="-4.5735999999999999E-2" table:style-name="ce1">
            <text:p>-0.045736</text:p>
          </table:table-cell>
          <table:table-cell office:value-type="float" office:value="-6.7924999999999999E-2" table:style-name="ce1">
            <text:p>-0.067925</text:p>
          </table:table-cell>
          <table:table-cell office:value-type="float" office:value="-4.5218000000000001E-2" table:style-name="ce1">
            <text:p>-0.045218</text:p>
          </table:table-cell>
          <table:table-cell table:style-name="ce1"/>
          <table:table-cell office:value-type="float" office:value="4.0400099999999997" table:style-name="ce1">
            <text:p>4.04001</text:p>
          </table:table-cell>
          <table:table-cell office:value-type="float" office:value="0.27163599999999999" table:style-name="ce1">
            <text:p>0.271636</text:p>
          </table:table-cell>
          <table:table-cell office:value-type="float" office:value="3.0469999999999664E-3" table:formula="of:=[.K220]-[.$K$18]" table:style-name="ce1">
            <text:p>0.003047</text:p>
          </table:table-cell>
          <table:table-cell office:value-type="float" office:value="4.30286E-2" table:style-name="ce1">
            <text:p>0.0430286</text:p>
          </table:table-cell>
          <table:table-cell office:value-type="float" office:value="-8.9390200000000003E-2" table:style-name="ce1">
            <text:p>-0.0893902</text:p>
          </table:table-cell>
          <table:table-cell table:number-columns-repeated="16370"/>
        </table:table-row>
        <table:table-row table:style-name="ro1">
          <table:table-cell office:value-type="float" office:value="10.050000000000001" table:style-name="ce1">
            <text:p>10.05</text:p>
          </table:table-cell>
          <table:table-cell office:value-type="float" office:value="1.515E-2" table:style-name="ce1">
            <text:p>0.01515</text:p>
          </table:table-cell>
          <table:table-cell office:value-type="float" office:value="-2.2372E-2" table:style-name="ce1">
            <text:p>-0.022372</text:p>
          </table:table-cell>
          <table:table-cell office:value-type="float" office:value="-2.2631999999999999E-2" table:style-name="ce1">
            <text:p>-0.022632</text:p>
          </table:table-cell>
          <table:table-cell office:value-type="float" office:value="-9.1061000000000003E-2" table:style-name="ce1">
            <text:p>-0.091061</text:p>
          </table:table-cell>
          <table:table-cell office:value-type="float" office:value="-3.2235E-2" table:style-name="ce1">
            <text:p>-0.032235</text:p>
          </table:table-cell>
          <table:table-cell office:value-type="float" office:value="-9.2234999999999998E-2" table:style-name="ce1">
            <text:p>-0.092235</text:p>
          </table:table-cell>
          <table:table-cell office:value-type="float" office:value="-3.1350000000000003E-2" table:style-name="ce1">
            <text:p>-0.03135</text:p>
          </table:table-cell>
          <table:table-cell table:style-name="ce1"/>
          <table:table-cell office:value-type="float" office:value="4.0600199999999997" table:style-name="ce1">
            <text:p>4.06002</text:p>
          </table:table-cell>
          <table:table-cell office:value-type="float" office:value="0.266793" table:style-name="ce1">
            <text:p>0.266793</text:p>
          </table:table-cell>
          <table:table-cell office:value-type="float" office:value="-1.7960000000000198E-3" table:formula="of:=[.K221]-[.$K$18]" table:style-name="ce1">
            <text:p>-0.001796</text:p>
          </table:table-cell>
          <table:table-cell office:value-type="float" office:value="1.22772E-2" table:style-name="ce1">
            <text:p>0.0122772</text:p>
          </table:table-cell>
          <table:table-cell office:value-type="float" office:value="-9.0525800000000003E-2" table:style-name="ce1">
            <text:p>-0.0905258</text:p>
          </table:table-cell>
          <table:table-cell table:number-columns-repeated="16370"/>
        </table:table-row>
        <table:table-row table:style-name="ro1">
          <table:table-cell office:value-type="float" office:value="10.1" table:style-name="ce1">
            <text:p>10.1</text:p>
          </table:table-cell>
          <table:table-cell office:value-type="float" office:value="1.6910000000000001E-2" table:style-name="ce1">
            <text:p>0.01691</text:p>
          </table:table-cell>
          <table:table-cell office:value-type="float" office:value="-2.2945E-2" table:style-name="ce1">
            <text:p>-0.022945</text:p>
          </table:table-cell>
          <table:table-cell office:value-type="float" office:value="-2.3035E-2" table:style-name="ce1">
            <text:p>-0.023035</text:p>
          </table:table-cell>
          <table:table-cell office:value-type="float" office:value="-0.10746" table:style-name="ce1">
            <text:p>-0.10746</text:p>
          </table:table-cell>
          <table:table-cell office:value-type="float" office:value="-1.8848E-2" table:style-name="ce1">
            <text:p>-0.018848</text:p>
          </table:table-cell>
          <table:table-cell office:value-type="float" office:value="-0.107918" table:style-name="ce1">
            <text:p>-0.107918</text:p>
          </table:table-cell>
          <table:table-cell office:value-type="float" office:value="-1.7791999999999999E-2" table:style-name="ce1">
            <text:p>-0.017792</text:p>
          </table:table-cell>
          <table:table-cell table:style-name="ce1"/>
          <table:table-cell office:value-type="float" office:value="4.0800099999999997" table:style-name="ce1">
            <text:p>4.08001</text:p>
          </table:table-cell>
          <table:table-cell office:value-type="float" office:value="0.263185" table:style-name="ce1">
            <text:p>0.263185</text:p>
          </table:table-cell>
          <table:table-cell office:value-type="float" office:value="-5.4040000000000199E-3" table:formula="of:=[.K222]-[.$K$18]" table:style-name="ce1">
            <text:p>-0.005404</text:p>
          </table:table-cell>
          <table:table-cell office:value-type="float" office:value="-1.34074E-2" table:style-name="ce1">
            <text:p>-0.0134074</text:p>
          </table:table-cell>
          <table:table-cell office:value-type="float" office:value="-8.4507799999999994E-2" table:style-name="ce1">
            <text:p>-0.0845078</text:p>
          </table:table-cell>
          <table:table-cell table:number-columns-repeated="16370"/>
        </table:table-row>
        <table:table-row table:style-name="ro1">
          <table:table-cell office:value-type="float" office:value="10.15" table:style-name="ce1">
            <text:p>10.15</text:p>
          </table:table-cell>
          <table:table-cell office:value-type="float" office:value="1.8031999999999999E-2" table:style-name="ce1">
            <text:p>0.018032</text:p>
          </table:table-cell>
          <table:table-cell office:value-type="float" office:value="-2.1529E-2" table:style-name="ce1">
            <text:p>-0.021529</text:p>
          </table:table-cell>
          <table:table-cell office:value-type="float" office:value="-2.1423000000000001E-2" table:style-name="ce1">
            <text:p>-0.021423</text:p>
          </table:table-cell>
          <table:table-cell office:value-type="float" office:value="-0.116061" table:style-name="ce1">
            <text:p>-0.116061</text:p>
          </table:table-cell>
          <table:table-cell office:value-type="float" office:value="-7.4099999999999999E-3" table:style-name="ce1">
            <text:p>-0.00741</text:p>
          </table:table-cell>
          <table:table-cell office:value-type="float" office:value="-0.115762" table:style-name="ce1">
            <text:p>-0.115762</text:p>
          </table:table-cell>
          <table:table-cell office:value-type="float" office:value="-6.3940000000000004E-3" table:style-name="ce1">
            <text:p>-0.006394</text:p>
          </table:table-cell>
          <table:table-cell table:style-name="ce1"/>
          <table:table-cell office:value-type="float" office:value="4.1000100000000002" table:style-name="ce1">
            <text:p>4.10001</text:p>
          </table:table-cell>
          <table:table-cell office:value-type="float" office:value="0.26020900000000002" table:style-name="ce1">
            <text:p>0.260209</text:p>
          </table:table-cell>
          <table:table-cell office:value-type="float" office:value="-8.3799999999999986E-3" table:formula="of:=[.K223]-[.$K$18]" table:style-name="ce1">
            <text:p>-0.00838</text:p>
          </table:table-cell>
          <table:table-cell office:value-type="float" office:value="-3.7078300000000002E-2" table:style-name="ce1">
            <text:p>-0.0370783</text:p>
          </table:table-cell>
          <table:table-cell office:value-type="float" office:value="-8.09618E-2" table:style-name="ce1">
            <text:p>-0.0809618</text:p>
          </table:table-cell>
          <table:table-cell table:number-columns-repeated="16370"/>
        </table:table-row>
        <table:table-row table:style-name="ro1">
          <table:table-cell office:value-type="float" office:value="10.199999999999999" table:style-name="ce1">
            <text:p>10.2</text:p>
          </table:table-cell>
          <table:table-cell office:value-type="float" office:value="1.8026E-2" table:style-name="ce1">
            <text:p>0.018026</text:p>
          </table:table-cell>
          <table:table-cell office:value-type="float" office:value="-1.9384999999999999E-2" table:style-name="ce1">
            <text:p>-0.019385</text:p>
          </table:table-cell>
          <table:table-cell office:value-type="float" office:value="-1.9067000000000001E-2" table:style-name="ce1">
            <text:p>-0.019067</text:p>
          </table:table-cell>
          <table:table-cell office:value-type="float" office:value="-0.118316" table:style-name="ce1">
            <text:p>-0.118316</text:p>
          </table:table-cell>
          <table:table-cell office:value-type="float" office:value="1.3029999999999999E-3" table:style-name="ce1">
            <text:p>0.001303</text:p>
          </table:table-cell>
          <table:table-cell office:value-type="float" office:value="-0.117363" table:style-name="ce1">
            <text:p>-0.117363</text:p>
          </table:table-cell>
          <table:table-cell office:value-type="float" office:value="2.0950000000000001E-3" table:style-name="ce1">
            <text:p>0.002095</text:p>
          </table:table-cell>
          <table:table-cell table:style-name="ce1"/>
          <table:table-cell office:value-type="float" office:value="4.1200099999999997" table:style-name="ce1">
            <text:p>4.12001</text:p>
          </table:table-cell>
          <table:table-cell office:value-type="float" office:value="0.257579" table:style-name="ce1">
            <text:p>0.257579</text:p>
          </table:table-cell>
          <table:table-cell office:value-type="float" office:value="-1.101000000000002E-2" table:formula="of:=[.K224]-[.$K$18]" table:style-name="ce1">
            <text:p>-0.01101</text:p>
          </table:table-cell>
          <table:table-cell office:value-type="float" office:value="-5.7960100000000001E-2" table:style-name="ce1">
            <text:p>-0.0579601</text:p>
          </table:table-cell>
          <table:table-cell office:value-type="float" office:value="-7.7245099999999997E-2" table:style-name="ce1">
            <text:p>-0.0772451</text:p>
          </table:table-cell>
          <table:table-cell table:number-columns-repeated="16370"/>
        </table:table-row>
        <table:table-row table:style-name="ro1">
          <table:table-cell office:value-type="float" office:value="10.25" table:style-name="ce1">
            <text:p>10.25</text:p>
          </table:table-cell>
          <table:table-cell office:value-type="float" office:value="1.6553999999999999E-2" table:style-name="ce1">
            <text:p>0.016554</text:p>
          </table:table-cell>
          <table:table-cell office:value-type="float" office:value="-1.7607000000000001E-2" table:style-name="ce1">
            <text:p>-0.017607</text:p>
          </table:table-cell>
          <table:table-cell office:value-type="float" office:value="-1.7128000000000001E-2" table:style-name="ce1">
            <text:p>-0.017128</text:p>
          </table:table-cell>
          <table:table-cell office:value-type="float" office:value="-0.115815" table:style-name="ce1">
            <text:p>-0.115815</text:p>
          </table:table-cell>
          <table:table-cell office:value-type="float" office:value="7.5989999999999999E-3" table:style-name="ce1">
            <text:p>0.007599</text:p>
          </table:table-cell>
          <table:table-cell office:value-type="float" office:value="-0.11441999999999999" table:style-name="ce1">
            <text:p>-0.11442</text:p>
          </table:table-cell>
          <table:table-cell office:value-type="float" office:value="8.0440000000000008E-3" table:style-name="ce1">
            <text:p>0.008044</text:p>
          </table:table-cell>
          <table:table-cell table:style-name="ce1"/>
          <table:table-cell office:value-type="float" office:value="4.1399999999999997" table:style-name="ce1">
            <text:p>4.14</text:p>
          </table:table-cell>
          <table:table-cell office:value-type="float" office:value="0.25497799999999998" table:style-name="ce1">
            <text:p>0.254978</text:p>
          </table:table-cell>
          <table:table-cell office:value-type="float" office:value="-1.361100000000004E-2" table:formula="of:=[.K225]-[.$K$18]" table:style-name="ce1">
            <text:p>-0.013611</text:p>
          </table:table-cell>
          <table:table-cell office:value-type="float" office:value="-7.8844899999999996E-2" table:style-name="ce1">
            <text:p>-0.0788449</text:p>
          </table:table-cell>
          <table:table-cell office:value-type="float" office:value="-7.02459E-2" table:style-name="ce1">
            <text:p>-0.0702459</text:p>
          </table:table-cell>
          <table:table-cell table:number-columns-repeated="16370"/>
        </table:table-row>
        <table:table-row table:style-name="ro1">
          <table:table-cell office:value-type="float" office:value="10.3" table:style-name="ce1">
            <text:p>10.3</text:p>
          </table:table-cell>
          <table:table-cell office:value-type="float" office:value="1.3492000000000001E-2" table:style-name="ce1">
            <text:p>0.013492</text:p>
          </table:table-cell>
          <table:table-cell office:value-type="float" office:value="-1.6761999999999999E-2" table:style-name="ce1">
            <text:p>-0.016762</text:p>
          </table:table-cell>
          <table:table-cell office:value-type="float" office:value="-1.6240000000000001E-2" table:style-name="ce1">
            <text:p>-0.01624</text:p>
          </table:table-cell>
          <table:table-cell office:value-type="float" office:value="-0.10969" table:style-name="ce1">
            <text:p>-0.10969</text:p>
          </table:table-cell>
          <table:table-cell office:value-type="float" office:value="1.2563E-2" table:style-name="ce1">
            <text:p>0.012563</text:p>
          </table:table-cell>
          <table:table-cell office:value-type="float" office:value="-0.108127" table:style-name="ce1">
            <text:p>-0.108127</text:p>
          </table:table-cell>
          <table:table-cell office:value-type="float" office:value="1.2611000000000001E-2" table:style-name="ce1">
            <text:p>0.012611</text:p>
          </table:table-cell>
          <table:table-cell table:style-name="ce1"/>
          <table:table-cell office:value-type="float" office:value="4.16005" table:style-name="ce1">
            <text:p>4.16005</text:p>
          </table:table-cell>
          <table:table-cell office:value-type="float" office:value="0.25240299999999999" table:style-name="ce1">
            <text:p>0.252403</text:p>
          </table:table-cell>
          <table:table-cell office:value-type="float" office:value="-1.6186000000000034E-2" table:formula="of:=[.K226]-[.$K$18]" table:style-name="ce1">
            <text:p>-0.016186</text:p>
          </table:table-cell>
          <table:table-cell office:value-type="float" office:value="-0.102454" table:style-name="ce1">
            <text:p>-0.102454</text:p>
          </table:table-cell>
          <table:table-cell office:value-type="float" office:value="-6.44869E-2" table:style-name="ce1">
            <text:p>-0.0644869</text:p>
          </table:table-cell>
          <table:table-cell table:number-columns-repeated="16370"/>
        </table:table-row>
        <table:table-row table:style-name="ro1">
          <table:table-cell office:value-type="float" office:value="10.35" table:style-name="ce1">
            <text:p>10.35</text:p>
          </table:table-cell>
          <table:table-cell office:value-type="float" office:value="8.9510000000000006E-3" table:style-name="ce1">
            <text:p>0.008951</text:p>
          </table:table-cell>
          <table:table-cell office:value-type="float" office:value="-1.6729000000000001E-2" table:style-name="ce1">
            <text:p>-0.016729</text:p>
          </table:table-cell>
          <table:table-cell office:value-type="float" office:value="-1.6286999999999999E-2" table:style-name="ce1">
            <text:p>-0.016287</text:p>
          </table:table-cell>
          <table:table-cell office:value-type="float" office:value="-0.10030799999999999" table:style-name="ce1">
            <text:p>-0.100308</text:p>
          </table:table-cell>
          <table:table-cell office:value-type="float" office:value="1.7506000000000001E-2" table:style-name="ce1">
            <text:p>0.017506</text:p>
          </table:table-cell>
          <table:table-cell office:value-type="float" office:value="-9.8854999999999998E-2" table:style-name="ce1">
            <text:p>-0.098855</text:p>
          </table:table-cell>
          <table:table-cell office:value-type="float" office:value="1.7188999999999999E-2" table:style-name="ce1">
            <text:p>0.017189</text:p>
          </table:table-cell>
          <table:table-cell table:style-name="ce1"/>
          <table:table-cell office:value-type="float" office:value="4.1800100000000002" table:style-name="ce1">
            <text:p>4.18001</text:p>
          </table:table-cell>
          <table:table-cell office:value-type="float" office:value="0.249778" table:style-name="ce1">
            <text:p>0.249778</text:p>
          </table:table-cell>
          <table:table-cell office:value-type="float" office:value="-1.8811000000000022E-2" table:formula="of:=[.K227]-[.$K$18]" table:style-name="ce1">
            <text:p>-0.018811</text:p>
          </table:table-cell>
          <table:table-cell office:value-type="float" office:value="-0.116743" table:style-name="ce1">
            <text:p>-0.116743</text:p>
          </table:table-cell>
          <table:table-cell office:value-type="float" office:value="-5.5015099999999997E-2" table:style-name="ce1">
            <text:p>-0.0550151</text:p>
          </table:table-cell>
          <table:table-cell table:number-columns-repeated="16370"/>
        </table:table-row>
        <table:table-row table:style-name="ro1">
          <table:table-cell office:value-type="float" office:value="10.4" table:style-name="ce1">
            <text:p>10.4</text:p>
          </table:table-cell>
          <table:table-cell office:value-type="float" office:value="3.2539999999999999E-3" table:style-name="ce1">
            <text:p>0.003254</text:p>
          </table:table-cell>
          <table:table-cell office:value-type="float" office:value="-1.6784E-2" table:style-name="ce1">
            <text:p>-0.016784</text:p>
          </table:table-cell>
          <table:table-cell office:value-type="float" office:value="-1.6496E-2" table:style-name="ce1">
            <text:p>-0.016496</text:p>
          </table:table-cell>
          <table:table-cell office:value-type="float" office:value="-8.7316000000000005E-2" table:style-name="ce1">
            <text:p>-0.087316</text:p>
          </table:table-cell>
          <table:table-cell office:value-type="float" office:value="2.3397000000000001E-2" table:style-name="ce1">
            <text:p>0.023397</text:p>
          </table:table-cell>
          <table:table-cell office:value-type="float" office:value="-8.6203000000000002E-2" table:style-name="ce1">
            <text:p>-0.086203</text:p>
          </table:table-cell>
          <table:table-cell office:value-type="float" office:value="2.2811000000000001E-2" table:style-name="ce1">
            <text:p>0.022811</text:p>
          </table:table-cell>
          <table:table-cell table:style-name="ce1"/>
          <table:table-cell office:value-type="float" office:value="4.2000200000000003" table:style-name="ce1">
            <text:p>4.20002</text:p>
          </table:table-cell>
          <table:table-cell office:value-type="float" office:value="0.24720600000000001" table:style-name="ce1">
            <text:p>0.247206</text:p>
          </table:table-cell>
          <table:table-cell office:value-type="float" office:value="-2.1383000000000013E-2" table:formula="of:=[.K228]-[.$K$18]" table:style-name="ce1">
            <text:p>-0.021383</text:p>
          </table:table-cell>
          <table:table-cell office:value-type="float" office:value="-0.12726999999999999" table:style-name="ce1">
            <text:p>-0.12727</text:p>
          </table:table-cell>
          <table:table-cell office:value-type="float" office:value="-5.4681800000000003E-2" table:style-name="ce1">
            <text:p>-0.0546818</text:p>
          </table:table-cell>
          <table:table-cell table:number-columns-repeated="16370"/>
        </table:table-row>
        <table:table-row table:style-name="ro1">
          <table:table-cell office:value-type="float" office:value="10.45" table:style-name="ce1">
            <text:p>10.45</text:p>
          </table:table-cell>
          <table:table-cell office:value-type="float" office:value="-3.1229999999999999E-3" table:style-name="ce1">
            <text:p>-0.003123</text:p>
          </table:table-cell>
          <table:table-cell office:value-type="float" office:value="-1.5904999999999999E-2" table:style-name="ce1">
            <text:p>-0.015905</text:p>
          </table:table-cell>
          <table:table-cell office:value-type="float" office:value="-1.5790999999999999E-2" table:style-name="ce1">
            <text:p>-0.015791</text:p>
          </table:table-cell>
          <table:table-cell office:value-type="float" office:value="-7.0009000000000002E-2" table:style-name="ce1">
            <text:p>-0.070009</text:p>
          </table:table-cell>
          <table:table-cell office:value-type="float" office:value="3.0442E-2" table:style-name="ce1">
            <text:p>0.030442</text:p>
          </table:table-cell>
          <table:table-cell office:value-type="float" office:value="-6.9377999999999995E-2" table:style-name="ce1">
            <text:p>-0.069378</text:p>
          </table:table-cell>
          <table:table-cell office:value-type="float" office:value="2.972E-2" table:style-name="ce1">
            <text:p>0.02972</text:p>
          </table:table-cell>
          <table:table-cell table:style-name="ce1"/>
          <table:table-cell office:value-type="float" office:value="4.2200300000000004" table:style-name="ce1">
            <text:p>4.22003</text:p>
          </table:table-cell>
          <table:table-cell office:value-type="float" office:value="0.24487500000000001" table:style-name="ce1">
            <text:p>0.244875</text:p>
          </table:table-cell>
          <table:table-cell office:value-type="float" office:value="-2.3714000000000013E-2" table:formula="of:=[.K229]-[.$K$18]" table:style-name="ce1">
            <text:p>-0.023714</text:p>
          </table:table-cell>
          <table:table-cell office:value-type="float" office:value="-0.137764" table:style-name="ce1">
            <text:p>-0.137764</text:p>
          </table:table-cell>
          <table:table-cell office:value-type="float" office:value="-4.7689799999999997E-2" table:style-name="ce1">
            <text:p>-0.0476898</text:p>
          </table:table-cell>
          <table:table-cell table:number-columns-repeated="16370"/>
        </table:table-row>
        <table:table-row table:style-name="ro1">
          <table:table-cell office:value-type="float" office:value="10.5" table:style-name="ce1">
            <text:p>10.5</text:p>
          </table:table-cell>
          <table:table-cell office:value-type="float" office:value="-9.6380000000000007E-3" table:style-name="ce1">
            <text:p>-0.009638</text:p>
          </table:table-cell>
          <table:table-cell office:value-type="float" office:value="-1.3172E-2" table:style-name="ce1">
            <text:p>-0.013172</text:p>
          </table:table-cell>
          <table:table-cell office:value-type="float" office:value="-1.3232000000000001E-2" table:style-name="ce1">
            <text:p>-0.013232</text:p>
          </table:table-cell>
          <table:table-cell office:value-type="float" office:value="-4.7864999999999998E-2" table:style-name="ce1">
            <text:p>-0.047865</text:p>
          </table:table-cell>
          <table:table-cell office:value-type="float" office:value="3.7959E-2" table:style-name="ce1">
            <text:p>0.037959</text:p>
          </table:table-cell>
          <table:table-cell office:value-type="float" office:value="-4.7759000000000003E-2" table:style-name="ce1">
            <text:p>-0.047759</text:p>
          </table:table-cell>
          <table:table-cell office:value-type="float" office:value="3.7238E-2" table:style-name="ce1">
            <text:p>0.037238</text:p>
          </table:table-cell>
          <table:table-cell table:style-name="ce1"/>
          <table:table-cell office:value-type="float" office:value="4.2400099999999998" table:style-name="ce1">
            <text:p>4.24001</text:p>
          </table:table-cell>
          <table:table-cell office:value-type="float" office:value="0.24285599999999999" table:style-name="ce1">
            <text:p>0.242856</text:p>
          </table:table-cell>
          <table:table-cell office:value-type="float" office:value="-2.5733000000000034E-2" table:formula="of:=[.K230]-[.$K$18]" table:style-name="ce1">
            <text:p>-0.025733</text:p>
          </table:table-cell>
          <table:table-cell office:value-type="float" office:value="-0.150536" table:style-name="ce1">
            <text:p>-0.150536</text:p>
          </table:table-cell>
          <table:table-cell office:value-type="float" office:value="-4.1246600000000001E-2" table:style-name="ce1">
            <text:p>-0.0412466</text:p>
          </table:table-cell>
          <table:table-cell table:number-columns-repeated="16370"/>
        </table:table-row>
        <table:table-row table:style-name="ro1">
          <table:table-cell office:value-type="float" office:value="10.55" table:style-name="ce1">
            <text:p>10.55</text:p>
          </table:table-cell>
          <table:table-cell office:value-type="float" office:value="-1.5765999999999999E-2" table:style-name="ce1">
            <text:p>-0.015766</text:p>
          </table:table-cell>
          <table:table-cell office:value-type="float" office:value="-8.1429999999999992E-3" table:style-name="ce1">
            <text:p>-0.008143</text:p>
          </table:table-cell>
          <table:table-cell office:value-type="float" office:value="-8.3639999999999999E-3" table:style-name="ce1">
            <text:p>-0.008364</text:p>
          </table:table-cell>
          <table:table-cell office:value-type="float" office:value="-2.1056999999999999E-2" table:style-name="ce1">
            <text:p>-0.021057</text:p>
          </table:table-cell>
          <table:table-cell office:value-type="float" office:value="4.4575999999999998E-2" table:style-name="ce1">
            <text:p>0.044576</text:p>
          </table:table-cell>
          <table:table-cell office:value-type="float" office:value="-2.1423999999999999E-2" table:style-name="ce1">
            <text:p>-0.021424</text:p>
          </table:table-cell>
          <table:table-cell office:value-type="float" office:value="4.3969000000000001E-2" table:style-name="ce1">
            <text:p>0.043969</text:p>
          </table:table-cell>
          <table:table-cell table:style-name="ce1"/>
          <table:table-cell office:value-type="float" office:value="4.2600199999999999" table:style-name="ce1">
            <text:p>4.26002</text:p>
          </table:table-cell>
          <table:table-cell office:value-type="float" office:value="0.24113599999999999" table:style-name="ce1">
            <text:p>0.241136</text:p>
          </table:table-cell>
          <table:table-cell office:value-type="float" office:value="-2.7453000000000033E-2" table:formula="of:=[.K231]-[.$K$18]" table:style-name="ce1">
            <text:p>-0.027453</text:p>
          </table:table-cell>
          <table:table-cell office:value-type="float" office:value="-0.16225700000000001" table:style-name="ce1">
            <text:p>-0.162257</text:p>
          </table:table-cell>
          <table:table-cell office:value-type="float" office:value="-2.4321300000000001E-2" table:style-name="ce1">
            <text:p>-0.0243213</text:p>
          </table:table-cell>
          <table:table-cell table:number-columns-repeated="16370"/>
        </table:table-row>
        <table:table-row table:style-name="ro1">
          <table:table-cell office:value-type="float" office:value="10.6" table:style-name="ce1">
            <text:p>10.6</text:p>
          </table:table-cell>
          <table:table-cell office:value-type="float" office:value="-2.1073999999999999E-2" table:style-name="ce1">
            <text:p>-0.021074</text:p>
          </table:table-cell>
          <table:table-cell office:value-type="float" office:value="-1.0579999999999999E-3" table:style-name="ce1">
            <text:p>-0.001058</text:p>
          </table:table-cell>
          <table:table-cell office:value-type="float" office:value="-1.39E-3" table:style-name="ce1">
            <text:p>-0.00139</text:p>
          </table:table-cell>
          <table:table-cell office:value-type="float" office:value="9.2569999999999996E-3" table:style-name="ce1">
            <text:p>0.009257</text:p>
          </table:table-cell>
          <table:table-cell office:value-type="float" office:value="4.8688000000000002E-2" table:style-name="ce1">
            <text:p>0.048688</text:p>
          </table:table-cell>
          <table:table-cell office:value-type="float" office:value="8.5310000000000004E-3" table:style-name="ce1">
            <text:p>0.008531</text:p>
          </table:table-cell>
          <table:table-cell office:value-type="float" office:value="4.8256E-2" table:style-name="ce1">
            <text:p>0.048256</text:p>
          </table:table-cell>
          <table:table-cell table:style-name="ce1"/>
          <table:table-cell office:value-type="float" office:value="4.2800200000000004" table:style-name="ce1">
            <text:p>4.28002</text:p>
          </table:table-cell>
          <table:table-cell office:value-type="float" office:value="0.239755" table:style-name="ce1">
            <text:p>0.239755</text:p>
          </table:table-cell>
          <table:table-cell office:value-type="float" office:value="-2.8834000000000026E-2" table:formula="of:=[.K232]-[.$K$18]" table:style-name="ce1">
            <text:p>-0.028834</text:p>
          </table:table-cell>
          <table:table-cell office:value-type="float" office:value="-0.16516" table:style-name="ce1">
            <text:p>-0.16516</text:p>
          </table:table-cell>
          <table:table-cell office:value-type="float" office:value="-2.0608399999999999E-2" table:style-name="ce1">
            <text:p>-0.0206084</text:p>
          </table:table-cell>
          <table:table-cell table:number-columns-repeated="16370"/>
        </table:table-row>
        <table:table-row table:style-name="ro1">
          <table:table-cell office:value-type="float" office:value="10.65" table:style-name="ce1">
            <text:p>10.65</text:p>
          </table:table-cell>
          <table:table-cell office:value-type="float" office:value="-2.5249000000000001E-2" table:style-name="ce1">
            <text:p>-0.025249</text:p>
          </table:table-cell>
          <table:table-cell office:value-type="float" office:value="7.1840000000000003E-3" table:style-name="ce1">
            <text:p>0.007184</text:p>
          </table:table-cell>
          <table:table-cell office:value-type="float" office:value="6.8479999999999999E-3" table:style-name="ce1">
            <text:p>0.006848</text:p>
          </table:table-cell>
          <table:table-cell office:value-type="float" office:value="4.0964E-2" table:style-name="ce1">
            <text:p>0.040964</text:p>
          </table:table-cell>
          <table:table-cell office:value-type="float" office:value="4.8984E-2" table:style-name="ce1">
            <text:p>0.048984</text:p>
          </table:table-cell>
          <table:table-cell office:value-type="float" office:value="4.0015000000000002E-2" table:style-name="ce1">
            <text:p>0.040015</text:p>
          </table:table-cell>
          <table:table-cell office:value-type="float" office:value="4.8741E-2" table:style-name="ce1">
            <text:p>0.048741</text:p>
          </table:table-cell>
          <table:table-cell table:style-name="ce1"/>
          <table:table-cell office:value-type="float" office:value="4.3000400000000001" table:style-name="ce1">
            <text:p>4.30004</text:p>
          </table:table-cell>
          <table:table-cell office:value-type="float" office:value="0.23882400000000001" table:style-name="ce1">
            <text:p>0.238824</text:p>
          </table:table-cell>
          <table:table-cell office:value-type="float" office:value="-2.9765000000000014E-2" table:formula="of:=[.K233]-[.$K$18]" table:style-name="ce1">
            <text:p>-0.029765</text:p>
          </table:table-cell>
          <table:table-cell office:value-type="float" office:value="-0.17458599999999999" table:style-name="ce1">
            <text:p>-0.174586</text:p>
          </table:table-cell>
          <table:table-cell office:value-type="float" office:value="-1.4006899999999999E-2" table:style-name="ce1">
            <text:p>-0.0140069</text:p>
          </table:table-cell>
          <table:table-cell table:number-columns-repeated="16370"/>
        </table:table-row>
        <table:table-row table:style-name="ro1">
          <table:table-cell office:value-type="float" office:value="10.7" table:style-name="ce1">
            <text:p>10.7</text:p>
          </table:table-cell>
          <table:table-cell office:value-type="float" office:value="-2.8105000000000002E-2" table:style-name="ce1">
            <text:p>-0.028105</text:p>
          </table:table-cell>
          <table:table-cell office:value-type="float" office:value="1.5275E-2" table:style-name="ce1">
            <text:p>0.015275</text:p>
          </table:table-cell>
          <table:table-cell office:value-type="float" office:value="1.5051999999999999E-2" table:style-name="ce1">
            <text:p>0.015052</text:p>
          </table:table-cell>
          <table:table-cell office:value-type="float" office:value="7.1346000000000007E-2" table:style-name="ce1">
            <text:p>0.071346</text:p>
          </table:table-cell>
          <table:table-cell office:value-type="float" office:value="4.4889999999999999E-2" table:style-name="ce1">
            <text:p>0.04489</text:p>
          </table:table-cell>
          <table:table-cell office:value-type="float" office:value="7.0301000000000002E-2" table:style-name="ce1">
            <text:p>0.070301</text:p>
          </table:table-cell>
          <table:table-cell office:value-type="float" office:value="4.4815000000000001E-2" table:style-name="ce1">
            <text:p>0.044815</text:p>
          </table:table-cell>
          <table:table-cell table:style-name="ce1"/>
          <table:table-cell office:value-type="float" office:value="4.32" table:style-name="ce1">
            <text:p>4.32</text:p>
          </table:table-cell>
          <table:table-cell office:value-type="float" office:value="0.238152" table:style-name="ce1">
            <text:p>0.238152</text:p>
          </table:table-cell>
          <table:table-cell office:value-type="float" office:value="-3.043700000000002E-2" table:formula="of:=[.K234]-[.$K$18]" table:style-name="ce1">
            <text:p>-0.030437</text:p>
          </table:table-cell>
          <table:table-cell office:value-type="float" office:value="-0.181509" table:style-name="ce1">
            <text:p>-0.181509</text:p>
          </table:table-cell>
          <table:table-cell office:value-type="float" office:value="-8.4633E-3" table:style-name="ce1">
            <text:p>-0.0084633</text:p>
          </table:table-cell>
          <table:table-cell table:number-columns-repeated="16370"/>
        </table:table-row>
        <table:table-row table:style-name="ro1">
          <table:table-cell office:value-type="float" office:value="10.75" table:style-name="ce1">
            <text:p>10.75</text:p>
          </table:table-cell>
          <table:table-cell office:value-type="float" office:value="-2.9544999999999998E-2" table:style-name="ce1">
            <text:p>-0.029545</text:p>
          </table:table-cell>
          <table:table-cell office:value-type="float" office:value="2.188E-2" table:style-name="ce1">
            <text:p>0.02188</text:p>
          </table:table-cell>
          <table:table-cell office:value-type="float" office:value="2.1814E-2" table:style-name="ce1">
            <text:p>0.021814</text:p>
          </table:table-cell>
          <table:table-cell office:value-type="float" office:value="9.7628000000000006E-2" table:style-name="ce1">
            <text:p>0.097628</text:p>
          </table:table-cell>
          <table:table-cell office:value-type="float" office:value="3.6756999999999998E-2" table:style-name="ce1">
            <text:p>0.036757</text:p>
          </table:table-cell>
          <table:table-cell office:value-type="float" office:value="9.6587999999999993E-2" table:style-name="ce1">
            <text:p>0.096588</text:p>
          </table:table-cell>
          <table:table-cell office:value-type="float" office:value="3.6824000000000003E-2" table:style-name="ce1">
            <text:p>0.036824</text:p>
          </table:table-cell>
          <table:table-cell table:style-name="ce1"/>
          <table:table-cell office:value-type="float" office:value="4.3400400000000001" table:style-name="ce1">
            <text:p>4.34004</text:p>
          </table:table-cell>
          <table:table-cell office:value-type="float" office:value="0.237567" table:style-name="ce1">
            <text:p>0.237567</text:p>
          </table:table-cell>
          <table:table-cell office:value-type="float" office:value="-3.1022000000000022E-2" table:formula="of:=[.K235]-[.$K$18]" table:style-name="ce1">
            <text:p>-0.031022</text:p>
          </table:table-cell>
          <table:table-cell office:value-type="float" office:value="-0.18600800000000001" table:style-name="ce1">
            <text:p>-0.186008</text:p>
          </table:table-cell>
          <table:table-cell office:value-type="float" office:value="-5.0959899999999999E-3" table:style-name="ce1">
            <text:p>-0.00509599</text:p>
          </table:table-cell>
          <table:table-cell table:number-columns-repeated="16370"/>
        </table:table-row>
        <table:table-row table:style-name="ro1">
          <table:table-cell office:value-type="float" office:value="10.8" table:style-name="ce1">
            <text:p>10.8</text:p>
          </table:table-cell>
          <table:table-cell office:value-type="float" office:value="-2.9526E-2" table:style-name="ce1">
            <text:p>-0.029526</text:p>
          </table:table-cell>
          <table:table-cell office:value-type="float" office:value="2.6030999999999999E-2" table:style-name="ce1">
            <text:p>0.026031</text:p>
          </table:table-cell>
          <table:table-cell office:value-type="float" office:value="2.6044999999999999E-2" table:style-name="ce1">
            <text:p>0.026045</text:p>
          </table:table-cell>
          <table:table-cell office:value-type="float" office:value="0.117552" table:style-name="ce1">
            <text:p>0.117552</text:p>
          </table:table-cell>
          <table:table-cell office:value-type="float" office:value="2.5742000000000001E-2" table:style-name="ce1">
            <text:p>0.025742</text:p>
          </table:table-cell>
          <table:table-cell office:value-type="float" office:value="0.1166" table:style-name="ce1">
            <text:p>0.1166</text:p>
          </table:table-cell>
          <table:table-cell office:value-type="float" office:value="2.5937999999999999E-2" table:style-name="ce1">
            <text:p>0.025938</text:p>
          </table:table-cell>
          <table:table-cell table:style-name="ce1"/>
          <table:table-cell office:value-type="float" office:value="4.3600199999999996" table:style-name="ce1">
            <text:p>4.36002</text:p>
          </table:table-cell>
          <table:table-cell office:value-type="float" office:value="0.236905" table:style-name="ce1">
            <text:p>0.236905</text:p>
          </table:table-cell>
          <table:table-cell office:value-type="float" office:value="-3.1684000000000018E-2" table:formula="of:=[.K236]-[.$K$18]" table:style-name="ce1">
            <text:p>-0.031684</text:p>
          </table:table-cell>
          <table:table-cell office:value-type="float" office:value="-0.18965799999999999" table:style-name="ce1">
            <text:p>-0.189658</text:p>
          </table:table-cell>
          <table:table-cell office:value-type="float" office:value="-6.3087400000000002E-3" table:style-name="ce1">
            <text:p>-0.00630874</text:p>
          </table:table-cell>
          <table:table-cell table:number-columns-repeated="16370"/>
        </table:table-row>
        <table:table-row table:style-name="ro1">
          <table:table-cell office:value-type="float" office:value="10.85" table:style-name="ce1">
            <text:p>10.85</text:p>
          </table:table-cell>
          <table:table-cell office:value-type="float" office:value="-2.8024E-2" table:style-name="ce1">
            <text:p>-0.028024</text:p>
          </table:table-cell>
          <table:table-cell office:value-type="float" office:value="2.7392E-2" table:style-name="ce1">
            <text:p>0.027392</text:p>
          </table:table-cell>
          <table:table-cell office:value-type="float" office:value="2.7337E-2" table:style-name="ce1">
            <text:p>0.027337</text:p>
          </table:table-cell>
          <table:table-cell office:value-type="float" office:value="0.12978799999999999" table:style-name="ce1">
            <text:p>0.129788</text:p>
          </table:table-cell>
          <table:table-cell office:value-type="float" office:value="1.3435000000000001E-2" table:style-name="ce1">
            <text:p>0.013435</text:p>
          </table:table-cell>
          <table:table-cell office:value-type="float" office:value="0.12900900000000001" table:style-name="ce1">
            <text:p>0.129009</text:p>
          </table:table-cell>
          <table:table-cell office:value-type="float" office:value="1.3768000000000001E-2" table:style-name="ce1">
            <text:p>0.013768</text:p>
          </table:table-cell>
          <table:table-cell table:style-name="ce1"/>
          <table:table-cell office:value-type="float" office:value="4.3800299999999996" table:style-name="ce1">
            <text:p>4.38003</text:p>
          </table:table-cell>
          <table:table-cell office:value-type="float" office:value="0.23622899999999999" table:style-name="ce1">
            <text:p>0.236229</text:p>
          </table:table-cell>
          <table:table-cell office:value-type="float" office:value="-3.2360000000000028E-2" table:formula="of:=[.K237]-[.$K$18]" table:style-name="ce1">
            <text:p>-0.03236</text:p>
          </table:table-cell>
          <table:table-cell office:value-type="float" office:value="-0.19145999999999999" table:style-name="ce1">
            <text:p>-0.19146</text:p>
          </table:table-cell>
          <table:table-cell office:value-type="float" office:value="-5.99024E-3" table:style-name="ce1">
            <text:p>-0.00599024</text:p>
          </table:table-cell>
          <table:table-cell table:number-columns-repeated="16370"/>
        </table:table-row>
        <table:table-row table:style-name="ro1">
          <table:table-cell office:value-type="float" office:value="10.9" table:style-name="ce1">
            <text:p>10.9</text:p>
          </table:table-cell>
          <table:table-cell office:value-type="float" office:value="-2.5035000000000002E-2" table:style-name="ce1">
            <text:p>-0.025035</text:p>
          </table:table-cell>
          <table:table-cell office:value-type="float" office:value="2.6307000000000001E-2" table:style-name="ce1">
            <text:p>0.026307</text:p>
          </table:table-cell>
          <table:table-cell office:value-type="float" office:value="2.6092000000000001E-2" table:style-name="ce1">
            <text:p>0.026092</text:p>
          </table:table-cell>
          <table:table-cell office:value-type="float" office:value="0.13405300000000001" table:style-name="ce1">
            <text:p>0.134053</text:p>
          </table:table-cell>
          <table:table-cell office:value-type="float" office:value="1.3630000000000001E-3" table:style-name="ce1">
            <text:p>0.001363</text:p>
          </table:table-cell>
          <table:table-cell office:value-type="float" office:value="0.133543" table:style-name="ce1">
            <text:p>0.133543</text:p>
          </table:table-cell>
          <table:table-cell office:value-type="float" office:value="1.8439999999999999E-3" table:style-name="ce1">
            <text:p>0.001844</text:p>
          </table:table-cell>
          <table:table-cell table:style-name="ce1"/>
          <table:table-cell office:value-type="float" office:value="4.40001" table:style-name="ce1">
            <text:p>4.40001</text:p>
          </table:table-cell>
          <table:table-cell office:value-type="float" office:value="0.23581199999999999" table:style-name="ce1">
            <text:p>0.235812</text:p>
          </table:table-cell>
          <table:table-cell office:value-type="float" office:value="-3.2777000000000028E-2" table:formula="of:=[.K238]-[.$K$18]" table:style-name="ce1">
            <text:p>-0.032777</text:p>
          </table:table-cell>
          <table:table-cell office:value-type="float" office:value="-0.19417699999999999" table:style-name="ce1">
            <text:p>-0.194177</text:p>
          </table:table-cell>
          <table:table-cell office:value-type="float" office:value="-6.7627299999999998E-3" table:style-name="ce1">
            <text:p>-0.00676273</text:p>
          </table:table-cell>
          <table:table-cell table:number-columns-repeated="16370"/>
        </table:table-row>
        <table:table-row table:style-name="ro1">
          <table:table-cell office:value-type="float" office:value="10.95" table:style-name="ce1">
            <text:p>10.95</text:p>
          </table:table-cell>
          <table:table-cell office:value-type="float" office:value="-2.0589E-2" table:style-name="ce1">
            <text:p>-0.020589</text:p>
          </table:table-cell>
          <table:table-cell office:value-type="float" office:value="2.3625E-2" table:style-name="ce1">
            <text:p>0.023625</text:p>
          </table:table-cell>
          <table:table-cell office:value-type="float" office:value="2.3307000000000001E-2" table:style-name="ce1">
            <text:p>0.023307</text:p>
          </table:table-cell>
          <table:table-cell office:value-type="float" office:value="0.13092400000000001" table:style-name="ce1">
            <text:p>0.130924</text:p>
          </table:table-cell>
          <table:table-cell office:value-type="float" office:value="-9.4439999999999993E-3" table:style-name="ce1">
            <text:p>-0.009444</text:p>
          </table:table-cell>
          <table:table-cell office:value-type="float" office:value="0.13079199999999999" table:style-name="ce1">
            <text:p>0.130792</text:p>
          </table:table-cell>
          <table:table-cell office:value-type="float" office:value="-8.8299999999999993E-3" table:style-name="ce1">
            <text:p>-0.00883</text:p>
          </table:table-cell>
          <table:table-cell table:style-name="ce1"/>
          <table:table-cell office:value-type="float" office:value="4.4200400000000002" table:style-name="ce1">
            <text:p>4.42004</text:p>
          </table:table-cell>
          <table:table-cell office:value-type="float" office:value="0.235821" table:style-name="ce1">
            <text:p>0.235821</text:p>
          </table:table-cell>
          <table:table-cell office:value-type="float" office:value="-3.2768000000000019E-2" table:formula="of:=[.K239]-[.$K$18]" table:style-name="ce1">
            <text:p>-0.032768</text:p>
          </table:table-cell>
          <table:table-cell office:value-type="float" office:value="-0.19600500000000001" table:style-name="ce1">
            <text:p>-0.196005</text:p>
          </table:table-cell>
          <table:table-cell office:value-type="float" office:value="-1.81088E-3" table:style-name="ce1">
            <text:p>-0.00181088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.4798E-2" table:style-name="ce1">
            <text:p>-0.014798</text:p>
          </table:table-cell>
          <table:table-cell office:value-type="float" office:value="2.0358999999999999E-2" table:style-name="ce1">
            <text:p>0.020359</text:p>
          </table:table-cell>
          <table:table-cell office:value-type="float" office:value="2.0125000000000001E-2" table:style-name="ce1">
            <text:p>0.020125</text:p>
          </table:table-cell>
          <table:table-cell office:value-type="float" office:value="0.121433" table:style-name="ce1">
            <text:p>0.121433</text:p>
          </table:table-cell>
          <table:table-cell office:value-type="float" office:value="-1.8672000000000001E-2" table:style-name="ce1">
            <text:p>-0.018672</text:p>
          </table:table-cell>
          <table:table-cell office:value-type="float" office:value="0.121764" table:style-name="ce1">
            <text:p>0.121764</text:p>
          </table:table-cell>
          <table:table-cell office:value-type="float" office:value="-1.7989999999999999E-2" table:style-name="ce1">
            <text:p>-0.01799</text:p>
          </table:table-cell>
          <table:table-cell table:style-name="ce1"/>
          <table:table-cell office:value-type="float" office:value="4.4400300000000001" table:style-name="ce1">
            <text:p>4.44003</text:p>
          </table:table-cell>
          <table:table-cell office:value-type="float" office:value="0.236178" table:style-name="ce1">
            <text:p>0.236178</text:p>
          </table:table-cell>
          <table:table-cell office:value-type="float" office:value="-3.2411000000000023E-2" table:formula="of:=[.K240]-[.$K$18]" table:style-name="ce1">
            <text:p>-0.032411</text:p>
          </table:table-cell>
          <table:table-cell office:value-type="float" office:value="-0.19528899999999999" table:style-name="ce1">
            <text:p>-0.195289</text:p>
          </table:table-cell>
          <table:table-cell office:value-type="float" office:value="6.5761400000000005E-4" table:style-name="ce1">
            <text:p>0.000657614</text:p>
          </table:table-cell>
          <table:table-cell table:number-columns-repeated="16370"/>
        </table:table-row>
        <table:table-row table:style-name="ro1">
          <table:table-cell office:value-type="float" office:value="11.05" table:style-name="ce1">
            <text:p>11.05</text:p>
          </table:table-cell>
          <table:table-cell office:value-type="float" office:value="-7.9120000000000006E-3" table:style-name="ce1">
            <text:p>-0.007912</text:p>
          </table:table-cell>
          <table:table-cell office:value-type="float" office:value="1.7302000000000001E-2" table:style-name="ce1">
            <text:p>0.017302</text:p>
          </table:table-cell>
          <table:table-cell office:value-type="float" office:value="1.7347000000000001E-2" table:style-name="ce1">
            <text:p>0.017347</text:p>
          </table:table-cell>
          <table:table-cell office:value-type="float" office:value="0.10661" table:style-name="ce1">
            <text:p>0.10661</text:p>
          </table:table-cell>
          <table:table-cell office:value-type="float" office:value="-2.6648000000000002E-2" table:style-name="ce1">
            <text:p>-0.026648</text:p>
          </table:table-cell>
          <table:table-cell office:value-type="float" office:value="0.10742500000000001" table:style-name="ce1">
            <text:p>0.107425</text:p>
          </table:table-cell>
          <table:table-cell office:value-type="float" office:value="-2.6017999999999999E-2" table:style-name="ce1">
            <text:p>-0.026018</text:p>
          </table:table-cell>
          <table:table-cell table:style-name="ce1"/>
          <table:table-cell office:value-type="float" office:value="4.4600200000000001" table:style-name="ce1">
            <text:p>4.46002</text:p>
          </table:table-cell>
          <table:table-cell office:value-type="float" office:value="0.236678" table:style-name="ce1">
            <text:p>0.236678</text:p>
          </table:table-cell>
          <table:table-cell office:value-type="float" office:value="-3.1911000000000023E-2" table:formula="of:=[.K241]-[.$K$18]" table:style-name="ce1">
            <text:p>-0.031911</text:p>
          </table:table-cell>
          <table:table-cell office:value-type="float" office:value="-0.192748" table:style-name="ce1">
            <text:p>-0.192748</text:p>
          </table:table-cell>
          <table:table-cell office:value-type="float" office:value="-1.2794499999999999E-3" table:style-name="ce1">
            <text:p>-0.00127945</text:p>
          </table:table-cell>
          <table:table-cell table:number-columns-repeated="16370"/>
        </table:table-row>
        <table:table-row table:style-name="ro1">
          <table:table-cell office:value-type="float" office:value="11.1" table:style-name="ce1">
            <text:p>11.1</text:p>
          </table:table-cell>
          <table:table-cell office:value-type="float" office:value="-3.5599999999999998E-4" table:style-name="ce1">
            <text:p>-0.000356</text:p>
          </table:table-cell>
          <table:table-cell office:value-type="float" office:value="1.474E-2" table:style-name="ce1">
            <text:p>0.01474</text:p>
          </table:table-cell>
          <table:table-cell office:value-type="float" office:value="1.5136999999999999E-2" table:style-name="ce1">
            <text:p>0.015137</text:p>
          </table:table-cell>
          <table:table-cell office:value-type="float" office:value="8.7151999999999993E-2" table:style-name="ce1">
            <text:p>0.087152</text:p>
          </table:table-cell>
          <table:table-cell office:value-type="float" office:value="-3.3994000000000003E-2" table:style-name="ce1">
            <text:p>-0.033994</text:p>
          </table:table-cell>
          <table:table-cell office:value-type="float" office:value="8.8370000000000004E-2" table:style-name="ce1">
            <text:p>0.08837</text:p>
          </table:table-cell>
          <table:table-cell office:value-type="float" office:value="-3.3565999999999999E-2" table:style-name="ce1">
            <text:p>-0.033566</text:p>
          </table:table-cell>
          <table:table-cell table:style-name="ce1"/>
          <table:table-cell office:value-type="float" office:value="4.4800399999999998" table:style-name="ce1">
            <text:p>4.48004</text:p>
          </table:table-cell>
          <table:table-cell office:value-type="float" office:value="0.23713300000000001" table:style-name="ce1">
            <text:p>0.237133</text:p>
          </table:table-cell>
          <table:table-cell office:value-type="float" office:value="-3.1456000000000012E-2" table:formula="of:=[.K242]-[.$K$18]" table:style-name="ce1">
            <text:p>-0.031456</text:p>
          </table:table-cell>
          <table:table-cell office:value-type="float" office:value="-0.19193499999999999" table:style-name="ce1">
            <text:p>-0.191935</text:p>
          </table:table-cell>
          <table:table-cell office:value-type="float" office:value="-2.2764500000000002E-3" table:style-name="ce1">
            <text:p>-0.00227645</text:p>
          </table:table-cell>
          <table:table-cell table:number-columns-repeated="16370"/>
        </table:table-row>
        <table:table-row table:style-name="ro1">
          <table:table-cell office:value-type="float" office:value="11.15" table:style-name="ce1">
            <text:p>11.15</text:p>
          </table:table-cell>
          <table:table-cell office:value-type="float" office:value="7.2659999999999999E-3" table:style-name="ce1">
            <text:p>0.007266</text:p>
          </table:table-cell>
          <table:table-cell office:value-type="float" office:value="1.2370000000000001E-2" table:style-name="ce1">
            <text:p>0.01237</text:p>
          </table:table-cell>
          <table:table-cell office:value-type="float" office:value="1.3016E-2" table:style-name="ce1">
            <text:p>0.013016</text:p>
          </table:table-cell>
          <table:table-cell office:value-type="float" office:value="6.3367999999999994E-2" table:style-name="ce1">
            <text:p>0.063368</text:p>
          </table:table-cell>
          <table:table-cell office:value-type="float" office:value="-4.1154000000000003E-2" table:style-name="ce1">
            <text:p>-0.041154</text:p>
          </table:table-cell>
          <table:table-cell office:value-type="float" office:value="6.4796000000000006E-2" table:style-name="ce1">
            <text:p>0.064796</text:p>
          </table:table-cell>
          <table:table-cell office:value-type="float" office:value="-4.1058999999999998E-2" table:style-name="ce1">
            <text:p>-0.041059</text:p>
          </table:table-cell>
          <table:table-cell table:style-name="ce1"/>
          <table:table-cell office:value-type="float" office:value="4.5000400000000003" table:style-name="ce1">
            <text:p>4.50004</text:p>
          </table:table-cell>
          <table:table-cell office:value-type="float" office:value="0.23735800000000001" table:style-name="ce1">
            <text:p>0.237358</text:p>
          </table:table-cell>
          <table:table-cell office:value-type="float" office:value="-3.1231000000000009E-2" table:formula="of:=[.K243]-[.$K$18]" table:style-name="ce1">
            <text:p>-0.031231</text:p>
          </table:table-cell>
          <table:table-cell office:value-type="float" office:value="-0.19087799999999999" table:style-name="ce1">
            <text:p>-0.190878</text:p>
          </table:table-cell>
          <table:table-cell office:value-type="float" office:value="9.0253900000000005E-4" table:style-name="ce1">
            <text:p>0.000902539</text:p>
          </table:table-cell>
          <table:table-cell table:number-columns-repeated="16370"/>
        </table:table-row>
        <table:table-row table:style-name="ro1">
          <table:table-cell office:value-type="float" office:value="11.2" table:style-name="ce1">
            <text:p>11.2</text:p>
          </table:table-cell>
          <table:table-cell office:value-type="float" office:value="1.422E-2" table:style-name="ce1">
            <text:p>0.01422</text:p>
          </table:table-cell>
          <table:table-cell office:value-type="float" office:value="9.4459999999999995E-3" table:style-name="ce1">
            <text:p>0.009446</text:p>
          </table:table-cell>
          <table:table-cell office:value-type="float" office:value="1.0123E-2" table:style-name="ce1">
            <text:p>0.010123</text:p>
          </table:table-cell>
          <table:table-cell office:value-type="float" office:value="3.5416000000000003E-2" table:style-name="ce1">
            <text:p>0.035416</text:p>
          </table:table-cell>
          <table:table-cell office:value-type="float" office:value="-4.7966000000000002E-2" table:style-name="ce1">
            <text:p>-0.047966</text:p>
          </table:table-cell>
          <table:table-cell office:value-type="float" office:value="3.678E-2" table:style-name="ce1">
            <text:p>0.03678</text:p>
          </table:table-cell>
          <table:table-cell office:value-type="float" office:value="-4.8265000000000002E-2" table:style-name="ce1">
            <text:p>-0.048265</text:p>
          </table:table-cell>
          <table:table-cell table:style-name="ce1"/>
          <table:table-cell office:value-type="float" office:value="4.5200300000000002" table:style-name="ce1">
            <text:p>4.52003</text:p>
          </table:table-cell>
          <table:table-cell office:value-type="float" office:value="0.23739399999999999" table:style-name="ce1">
            <text:p>0.237394</text:p>
          </table:table-cell>
          <table:table-cell office:value-type="float" office:value="-3.1195000000000028E-2" table:formula="of:=[.K244]-[.$K$18]" table:style-name="ce1">
            <text:p>-0.031195</text:p>
          </table:table-cell>
          <table:table-cell office:value-type="float" office:value="-0.19078500000000001" table:style-name="ce1">
            <text:p>-0.190785</text:p>
          </table:table-cell>
          <table:table-cell office:value-type="float" office:value="-1.3855499999999999E-3" table:style-name="ce1">
            <text:p>-0.00138555</text:p>
          </table:table-cell>
          <table:table-cell table:number-columns-repeated="16370"/>
        </table:table-row>
        <table:table-row table:style-name="ro1">
          <table:table-cell office:value-type="float" office:value="11.25" table:style-name="ce1">
            <text:p>11.25</text:p>
          </table:table-cell>
          <table:table-cell office:value-type="float" office:value="1.9755000000000002E-2" table:style-name="ce1">
            <text:p>0.019755</text:p>
          </table:table-cell>
          <table:table-cell office:value-type="float" office:value="5.1190000000000003E-3" table:style-name="ce1">
            <text:p>0.005119</text:p>
          </table:table-cell>
          <table:table-cell office:value-type="float" office:value="5.6020000000000002E-3" table:style-name="ce1">
            <text:p>0.005602</text:p>
          </table:table-cell>
          <table:table-cell office:value-type="float" office:value="3.7460000000000002E-3" table:style-name="ce1">
            <text:p>0.003746</text:p>
          </table:table-cell>
          <table:table-cell office:value-type="float" office:value="-5.3457999999999999E-2" table:style-name="ce1">
            <text:p>-0.053458</text:p>
          </table:table-cell>
          <table:table-cell office:value-type="float" office:value="4.7619999999999997E-3" table:style-name="ce1">
            <text:p>0.004762</text:p>
          </table:table-cell>
          <table:table-cell office:value-type="float" office:value="-5.4110999999999999E-2" table:style-name="ce1">
            <text:p>-0.054111</text:p>
          </table:table-cell>
          <table:table-cell table:style-name="ce1"/>
          <table:table-cell office:value-type="float" office:value="4.5400099999999997" table:style-name="ce1">
            <text:p>4.54001</text:p>
          </table:table-cell>
          <table:table-cell office:value-type="float" office:value="0.237405" table:style-name="ce1">
            <text:p>0.237405</text:p>
          </table:table-cell>
          <table:table-cell office:value-type="float" office:value="-3.1184000000000017E-2" table:formula="of:=[.K245]-[.$K$18]" table:style-name="ce1">
            <text:p>-0.031184</text:p>
          </table:table-cell>
          <table:table-cell office:value-type="float" office:value="-0.19099099999999999" table:style-name="ce1">
            <text:p>-0.190991</text:p>
          </table:table-cell>
          <table:table-cell office:value-type="float" office:value="1.90759E-3" table:style-name="ce1">
            <text:p>0.00190759</text:p>
          </table:table-cell>
          <table:table-cell table:number-columns-repeated="16370"/>
        </table:table-row>
        <table:table-row table:style-name="ro1">
          <table:table-cell office:value-type="float" office:value="11.3" table:style-name="ce1">
            <text:p>11.3</text:p>
          </table:table-cell>
          <table:table-cell office:value-type="float" office:value="2.3241999999999999E-2" table:style-name="ce1">
            <text:p>0.023242</text:p>
          </table:table-cell>
          <table:table-cell office:value-type="float" office:value="-1.147E-3" table:style-name="ce1">
            <text:p>-0.001147</text:p>
          </table:table-cell>
          <table:table-cell office:value-type="float" office:value="-9.990000000000001E-4" table:style-name="ce1">
            <text:p>-0.000999</text:p>
          </table:table-cell>
          <table:table-cell office:value-type="float" office:value="-3.041E-2" table:style-name="ce1">
            <text:p>-0.03041</text:p>
          </table:table-cell>
          <table:table-cell office:value-type="float" office:value="-5.5986000000000001E-2" table:style-name="ce1">
            <text:p>-0.055986</text:p>
          </table:table-cell>
          <table:table-cell office:value-type="float" office:value="-2.9961000000000002E-2" table:style-name="ce1">
            <text:p>-0.029961</text:p>
          </table:table-cell>
          <table:table-cell office:value-type="float" office:value="-5.6856999999999998E-2" table:style-name="ce1">
            <text:p>-0.056857</text:p>
          </table:table-cell>
          <table:table-cell table:style-name="ce1"/>
          <table:table-cell office:value-type="float" office:value="4.5600199999999997" table:style-name="ce1">
            <text:p>4.56002</text:p>
          </table:table-cell>
          <table:table-cell office:value-type="float" office:value="0.23752400000000001" table:style-name="ce1">
            <text:p>0.237524</text:p>
          </table:table-cell>
          <table:table-cell office:value-type="float" office:value="-3.1065000000000009E-2" table:formula="of:=[.K246]-[.$K$18]" table:style-name="ce1">
            <text:p>-0.031065</text:p>
          </table:table-cell>
          <table:table-cell office:value-type="float" office:value="-0.18875900000000001" table:style-name="ce1">
            <text:p>-0.188759</text:p>
          </table:table-cell>
          <table:table-cell office:value-type="float" office:value="4.1146000000000004E-3" table:style-name="ce1">
            <text:p>0.0041146</text:p>
          </table:table-cell>
          <table:table-cell table:number-columns-repeated="16370"/>
        </table:table-row>
        <table:table-row table:style-name="ro1">
          <table:table-cell office:value-type="float" office:value="11.35" table:style-name="ce1">
            <text:p>11.35</text:p>
          </table:table-cell>
          <table:table-cell office:value-type="float" office:value="2.4322E-2" table:style-name="ce1">
            <text:p>0.024322</text:p>
          </table:table-cell>
          <table:table-cell office:value-type="float" office:value="-9.2409999999999992E-3" table:style-name="ce1">
            <text:p>-0.009241</text:p>
          </table:table-cell>
          <table:table-cell office:value-type="float" office:value="-9.443E-3" table:style-name="ce1">
            <text:p>-0.009443</text:p>
          </table:table-cell>
          <table:table-cell office:value-type="float" office:value="-6.4738000000000004E-2" table:style-name="ce1">
            <text:p>-0.064738</text:p>
          </table:table-cell>
          <table:table-cell office:value-type="float" office:value="-5.3696000000000001E-2" table:style-name="ce1">
            <text:p>-0.053696</text:p>
          </table:table-cell>
          <table:table-cell office:value-type="float" office:value="-6.4945000000000003E-2" table:style-name="ce1">
            <text:p>-0.064945</text:p>
          </table:table-cell>
          <table:table-cell office:value-type="float" office:value="-5.4585000000000002E-2" table:style-name="ce1">
            <text:p>-0.054585</text:p>
          </table:table-cell>
          <table:table-cell table:style-name="ce1"/>
          <table:table-cell office:value-type="float" office:value="4.5800099999999997" table:style-name="ce1">
            <text:p>4.58001</text:p>
          </table:table-cell>
          <table:table-cell office:value-type="float" office:value="0.23779400000000001" table:style-name="ce1">
            <text:p>0.237794</text:p>
          </table:table-cell>
          <table:table-cell office:value-type="float" office:value="-3.0795000000000017E-2" table:formula="of:=[.K247]-[.$K$18]" table:style-name="ce1">
            <text:p>-0.030795</text:p>
          </table:table-cell>
          <table:table-cell office:value-type="float" office:value="-0.18717600000000001" table:style-name="ce1">
            <text:p>-0.187176</text:p>
          </table:table-cell>
          <table:table-cell office:value-type="float" office:value="6.6450299999999997E-3" table:style-name="ce1">
            <text:p>0.00664503</text:p>
          </table:table-cell>
          <table:table-cell table:number-columns-repeated="16370"/>
        </table:table-row>
        <table:table-row table:style-name="ro1">
          <table:table-cell office:value-type="float" office:value="11.4" table:style-name="ce1">
            <text:p>11.4</text:p>
          </table:table-cell>
          <table:table-cell office:value-type="float" office:value="2.3009999999999999E-2" table:style-name="ce1">
            <text:p>0.02301</text:p>
          </table:table-cell>
          <table:table-cell office:value-type="float" office:value="-1.8262E-2" table:style-name="ce1">
            <text:p>-0.018262</text:p>
          </table:table-cell>
          <table:table-cell office:value-type="float" office:value="-1.8719E-2" table:style-name="ce1">
            <text:p>-0.018719</text:p>
          </table:table-cell>
          <table:table-cell office:value-type="float" office:value="-9.5885999999999999E-2" table:style-name="ce1">
            <text:p>-0.095886</text:p>
          </table:table-cell>
          <table:table-cell office:value-type="float" office:value="-4.5183000000000001E-2" table:style-name="ce1">
            <text:p>-0.045183</text:p>
          </table:table-cell>
          <table:table-cell office:value-type="float" office:value="-9.6684999999999993E-2" table:style-name="ce1">
            <text:p>-0.096685</text:p>
          </table:table-cell>
          <table:table-cell office:value-type="float" office:value="-4.5891000000000001E-2" table:style-name="ce1">
            <text:p>-0.045891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0.23819000000000001" table:style-name="ce1">
            <text:p>0.23819</text:p>
          </table:table-cell>
          <table:table-cell office:value-type="float" office:value="-3.0399000000000009E-2" table:formula="of:=[.K248]-[.$K$18]" table:style-name="ce1">
            <text:p>-0.030399</text:p>
          </table:table-cell>
          <table:table-cell office:value-type="float" office:value="-0.185693" table:style-name="ce1">
            <text:p>-0.185693</text:p>
          </table:table-cell>
          <table:table-cell office:value-type="float" office:value="1.27887E-2" table:style-name="ce1">
            <text:p>0.0127887</text:p>
          </table:table-cell>
          <table:table-cell table:number-columns-repeated="16370"/>
        </table:table-row>
        <table:table-row table:style-name="ro1">
          <table:table-cell office:value-type="float" office:value="11.45" table:style-name="ce1">
            <text:p>11.45</text:p>
          </table:table-cell>
          <table:table-cell office:value-type="float" office:value="1.9720000000000001E-2" table:style-name="ce1">
            <text:p>0.01972</text:p>
          </table:table-cell>
          <table:table-cell office:value-type="float" office:value="-2.6646E-2" table:style-name="ce1">
            <text:p>-0.026646</text:p>
          </table:table-cell>
          <table:table-cell office:value-type="float" office:value="-2.7199000000000001E-2" table:style-name="ce1">
            <text:p>-0.027199</text:p>
          </table:table-cell>
          <table:table-cell office:value-type="float" office:value="-0.119931" table:style-name="ce1">
            <text:p>-0.119931</text:p>
          </table:table-cell>
          <table:table-cell office:value-type="float" office:value="-3.0148999999999999E-2" table:style-name="ce1">
            <text:p>-0.030149</text:p>
          </table:table-cell>
          <table:table-cell office:value-type="float" office:value="-0.121127" table:style-name="ce1">
            <text:p>-0.121127</text:p>
          </table:table-cell>
          <table:table-cell office:value-type="float" office:value="-3.0532E-2" table:style-name="ce1">
            <text:p>-0.030532</text:p>
          </table:table-cell>
          <table:table-cell table:style-name="ce1"/>
          <table:table-cell office:value-type="float" office:value="4.6200099999999997" table:style-name="ce1">
            <text:p>4.62001</text:p>
          </table:table-cell>
          <table:table-cell office:value-type="float" office:value="0.23872399999999999" table:style-name="ce1">
            <text:p>0.238724</text:p>
          </table:table-cell>
          <table:table-cell office:value-type="float" office:value="-2.986500000000003E-2" table:formula="of:=[.K249]-[.$K$18]" table:style-name="ce1">
            <text:p>-0.029865</text:p>
          </table:table-cell>
          <table:table-cell office:value-type="float" office:value="-0.18363099999999999" table:style-name="ce1">
            <text:p>-0.183631</text:p>
          </table:table-cell>
          <table:table-cell office:value-type="float" office:value="1.44662E-2" table:style-name="ce1">
            <text:p>0.0144662</text:p>
          </table:table-cell>
          <table:table-cell table:number-columns-repeated="16370"/>
        </table:table-row>
        <table:table-row table:style-name="ro1">
          <table:table-cell office:value-type="float" office:value="11.5" table:style-name="ce1">
            <text:p>11.5</text:p>
          </table:table-cell>
          <table:table-cell office:value-type="float" office:value="1.5217E-2" table:style-name="ce1">
            <text:p>0.015217</text:p>
          </table:table-cell>
          <table:table-cell office:value-type="float" office:value="-3.2550000000000003E-2" table:style-name="ce1">
            <text:p>-0.03255</text:p>
          </table:table-cell>
          <table:table-cell office:value-type="float" office:value="-3.3036000000000003E-2" table:style-name="ce1">
            <text:p>-0.033036</text:p>
          </table:table-cell>
          <table:table-cell office:value-type="float" office:value="-0.133188" table:style-name="ce1">
            <text:p>-0.133188</text:p>
          </table:table-cell>
          <table:table-cell office:value-type="float" office:value="-9.8230000000000001E-3" table:style-name="ce1">
            <text:p>-0.009823</text:p>
          </table:table-cell>
          <table:table-cell office:value-type="float" office:value="-0.13451399999999999" table:style-name="ce1">
            <text:p>-0.134514</text:p>
          </table:table-cell>
          <table:table-cell office:value-type="float" office:value="-9.8259999999999997E-3" table:style-name="ce1">
            <text:p>-0.009826</text:p>
          </table:table-cell>
          <table:table-cell table:style-name="ce1"/>
          <table:table-cell office:value-type="float" office:value="4.6400399999999999" table:style-name="ce1">
            <text:p>4.64004</text:p>
          </table:table-cell>
          <table:table-cell office:value-type="float" office:value="0.239369" table:style-name="ce1">
            <text:p>0.239369</text:p>
          </table:table-cell>
          <table:table-cell office:value-type="float" office:value="-2.9220000000000024E-2" table:formula="of:=[.K250]-[.$K$18]" table:style-name="ce1">
            <text:p>-0.02922</text:p>
          </table:table-cell>
          <table:table-cell office:value-type="float" office:value="-0.18389800000000001" table:style-name="ce1">
            <text:p>-0.183898</text:p>
          </table:table-cell>
          <table:table-cell office:value-type="float" office:value="1.7032700000000001E-2" table:style-name="ce1">
            <text:p>0.0170327</text:p>
          </table:table-cell>
          <table:table-cell table:number-columns-repeated="16370"/>
        </table:table-row>
        <table:table-row table:style-name="ro1">
          <table:table-cell office:value-type="float" office:value="11.55" table:style-name="ce1">
            <text:p>11.55</text:p>
          </table:table-cell>
          <table:table-cell office:value-type="float" office:value="1.0473E-2" table:style-name="ce1">
            <text:p>0.010473</text:p>
          </table:table-cell>
          <table:table-cell office:value-type="float" office:value="-3.4372E-2" table:style-name="ce1">
            <text:p>-0.034372</text:p>
          </table:table-cell>
          <table:table-cell office:value-type="float" office:value="-3.4679000000000001E-2" table:style-name="ce1">
            <text:p>-0.034679</text:p>
          </table:table-cell>
          <table:table-cell office:value-type="float" office:value="-0.13316600000000001" table:style-name="ce1">
            <text:p>-0.133166</text:p>
          </table:table-cell>
          <table:table-cell office:value-type="float" office:value="1.3025E-2" table:style-name="ce1">
            <text:p>0.013025</text:p>
          </table:table-cell>
          <table:table-cell office:value-type="float" office:value="-0.134354" table:style-name="ce1">
            <text:p>-0.134354</text:p>
          </table:table-cell>
          <table:table-cell office:value-type="float" office:value="1.3361E-2" table:style-name="ce1">
            <text:p>0.013361</text:p>
          </table:table-cell>
          <table:table-cell table:style-name="ce1"/>
          <table:table-cell office:value-type="float" office:value="4.66005" table:style-name="ce1">
            <text:p>4.66005</text:p>
          </table:table-cell>
          <table:table-cell office:value-type="float" office:value="0.24012800000000001" table:style-name="ce1">
            <text:p>0.240128</text:p>
          </table:table-cell>
          <table:table-cell office:value-type="float" office:value="-2.8461000000000014E-2" table:formula="of:=[.K251]-[.$K$18]" table:style-name="ce1">
            <text:p>-0.028461</text:p>
          </table:table-cell>
          <table:table-cell office:value-type="float" office:value="-0.18199799999999999" table:style-name="ce1">
            <text:p>-0.181998</text:p>
          </table:table-cell>
          <table:table-cell office:value-type="float" office:value="1.6268500000000002E-2" table:style-name="ce1">
            <text:p>0.0162685</text:p>
          </table:table-cell>
          <table:table-cell table:number-columns-repeated="16370"/>
        </table:table-row>
        <table:table-row table:style-name="ro1">
          <table:table-cell office:value-type="float" office:value="11.6" table:style-name="ce1">
            <text:p>11.6</text:p>
          </table:table-cell>
          <table:table-cell office:value-type="float" office:value="6.476E-3" table:style-name="ce1">
            <text:p>0.006476</text:p>
          </table:table-cell>
          <table:table-cell office:value-type="float" office:value="-3.1261999999999998E-2" table:style-name="ce1">
            <text:p>-0.031262</text:p>
          </table:table-cell>
          <table:table-cell office:value-type="float" office:value="-3.1366999999999999E-2" table:style-name="ce1">
            <text:p>-0.031367</text:p>
          </table:table-cell>
          <table:table-cell office:value-type="float" office:value="-0.11940099999999999" table:style-name="ce1">
            <text:p>-0.119401</text:p>
          </table:table-cell>
          <table:table-cell office:value-type="float" office:value="3.4534000000000002E-2" table:style-name="ce1">
            <text:p>0.034534</text:p>
          </table:table-cell>
          <table:table-cell office:value-type="float" office:value="-0.12024600000000001" table:style-name="ce1">
            <text:p>-0.120246</text:p>
          </table:table-cell>
          <table:table-cell office:value-type="float" office:value="3.5097999999999997E-2" table:style-name="ce1">
            <text:p>0.035098</text:p>
          </table:table-cell>
          <table:table-cell table:style-name="ce1"/>
          <table:table-cell office:value-type="float" office:value="4.68" table:style-name="ce1">
            <text:p>4.68</text:p>
          </table:table-cell>
          <table:table-cell office:value-type="float" office:value="0.24111199999999999" table:style-name="ce1">
            <text:p>0.241112</text:p>
          </table:table-cell>
          <table:table-cell office:value-type="float" office:value="-2.7477000000000029E-2" table:formula="of:=[.K252]-[.$K$18]" table:style-name="ce1">
            <text:p>-0.027477</text:p>
          </table:table-cell>
          <table:table-cell office:value-type="float" office:value="-0.18093500000000001" table:style-name="ce1">
            <text:p>-0.180935</text:p>
          </table:table-cell>
          <table:table-cell office:value-type="float" office:value="1.6224599999999999E-2" table:style-name="ce1">
            <text:p>0.0162246</text:p>
          </table:table-cell>
          <table:table-cell table:number-columns-repeated="16370"/>
        </table:table-row>
        <table:table-row table:style-name="ro1">
          <table:table-cell office:value-type="float" office:value="11.65" table:style-name="ce1">
            <text:p>11.65</text:p>
          </table:table-cell>
          <table:table-cell office:value-type="float" office:value="4.0099999999999997E-3" table:style-name="ce1">
            <text:p>0.00401</text:p>
          </table:table-cell>
          <table:table-cell office:value-type="float" office:value="-2.3463000000000001E-2" table:style-name="ce1">
            <text:p>-0.023463</text:p>
          </table:table-cell>
          <table:table-cell office:value-type="float" office:value="-2.3417E-2" table:style-name="ce1">
            <text:p>-0.023417</text:p>
          </table:table-cell>
          <table:table-cell office:value-type="float" office:value="-9.3889E-2" table:style-name="ce1">
            <text:p>-0.093889</text:p>
          </table:table-cell>
          <table:table-cell office:value-type="float" office:value="5.0589000000000002E-2" table:style-name="ce1">
            <text:p>0.050589</text:p>
          </table:table-cell>
          <table:table-cell office:value-type="float" office:value="-9.4283000000000006E-2" table:style-name="ce1">
            <text:p>-0.094283</text:p>
          </table:table-cell>
          <table:table-cell office:value-type="float" office:value="5.1239E-2" table:style-name="ce1">
            <text:p>0.051239</text:p>
          </table:table-cell>
          <table:table-cell table:style-name="ce1"/>
          <table:table-cell office:value-type="float" office:value="4.7" table:style-name="ce1">
            <text:p>4.7</text:p>
          </table:table-cell>
          <table:table-cell office:value-type="float" office:value="0.242336" table:style-name="ce1">
            <text:p>0.242336</text:p>
          </table:table-cell>
          <table:table-cell office:value-type="float" office:value="-2.6253000000000026E-2" table:formula="of:=[.K253]-[.$K$18]" table:style-name="ce1">
            <text:p>-0.026253</text:p>
          </table:table-cell>
          <table:table-cell office:value-type="float" office:value="-0.17669899999999999" table:style-name="ce1">
            <text:p>-0.176699</text:p>
          </table:table-cell>
          <table:table-cell office:value-type="float" office:value="1.5828499999999999E-2" table:style-name="ce1">
            <text:p>0.0158285</text:p>
          </table:table-cell>
          <table:table-cell table:number-columns-repeated="16370"/>
        </table:table-row>
        <table:table-row table:style-name="ro1">
          <table:table-cell office:value-type="float" office:value="11.7" table:style-name="ce1">
            <text:p>11.7</text:p>
          </table:table-cell>
          <table:table-cell office:value-type="float" office:value="3.4770000000000001E-3" table:style-name="ce1">
            <text:p>0.003477</text:p>
          </table:table-cell>
          <table:table-cell office:value-type="float" office:value="-1.2366E-2" table:style-name="ce1">
            <text:p>-0.012366</text:p>
          </table:table-cell>
          <table:table-cell office:value-type="float" office:value="-1.2243E-2" table:style-name="ce1">
            <text:p>-0.012243</text:p>
          </table:table-cell>
          <table:table-cell office:value-type="float" office:value="-6.0948000000000002E-2" table:style-name="ce1">
            <text:p>-0.060948</text:p>
          </table:table-cell>
          <table:table-cell office:value-type="float" office:value="5.7827999999999997E-2" table:style-name="ce1">
            <text:p>0.057828</text:p>
          </table:table-cell>
          <table:table-cell office:value-type="float" office:value="-6.0886999999999997E-2" table:style-name="ce1">
            <text:p>-0.060887</text:p>
          </table:table-cell>
          <table:table-cell office:value-type="float" office:value="5.8429000000000002E-2" table:style-name="ce1">
            <text:p>0.058429</text:p>
          </table:table-cell>
          <table:table-cell table:style-name="ce1"/>
          <table:table-cell office:value-type="float" office:value="4.7200199999999999" table:style-name="ce1">
            <text:p>4.72002</text:p>
          </table:table-cell>
          <table:table-cell office:value-type="float" office:value="0.24362600000000001" table:style-name="ce1">
            <text:p>0.243626</text:p>
          </table:table-cell>
          <table:table-cell office:value-type="float" office:value="-2.4963000000000013E-2" table:formula="of:=[.K254]-[.$K$18]" table:style-name="ce1">
            <text:p>-0.024963</text:p>
          </table:table-cell>
          <table:table-cell office:value-type="float" office:value="-0.171429" table:style-name="ce1">
            <text:p>-0.171429</text:p>
          </table:table-cell>
          <table:table-cell office:value-type="float" office:value="1.9304000000000002E-2" table:style-name="ce1">
            <text:p>0.019304</text:p>
          </table:table-cell>
          <table:table-cell table:number-columns-repeated="16370"/>
        </table:table-row>
        <table:table-row table:style-name="ro1">
          <table:table-cell office:value-type="float" office:value="11.75" table:style-name="ce1">
            <text:p>11.75</text:p>
          </table:table-cell>
          <table:table-cell office:value-type="float" office:value="4.7920000000000003E-3" table:style-name="ce1">
            <text:p>0.004792</text:p>
          </table:table-cell>
          <table:table-cell office:value-type="float" office:value="-2.3499999999999999E-4" table:style-name="ce1">
            <text:p>-0.000235</text:p>
          </table:table-cell>
          <table:table-cell office:value-type="float" office:value="-8.1000000000000004E-5" table:style-name="ce1">
            <text:p>-0.000081</text:p>
          </table:table-cell>
          <table:table-cell office:value-type="float" office:value="-2.648E-2" table:style-name="ce1">
            <text:p>-0.02648</text:p>
          </table:table-cell>
          <table:table-cell office:value-type="float" office:value="5.4559999999999997E-2" table:style-name="ce1">
            <text:p>0.05456</text:p>
          </table:table-cell>
          <table:table-cell office:value-type="float" office:value="-2.6041999999999999E-2" table:style-name="ce1">
            <text:p>-0.026042</text:p>
          </table:table-cell>
          <table:table-cell office:value-type="float" office:value="5.5014E-2" table:style-name="ce1">
            <text:p>0.055014</text:p>
          </table:table-cell>
          <table:table-cell table:style-name="ce1"/>
          <table:table-cell office:value-type="float" office:value="4.7400200000000003" table:style-name="ce1">
            <text:p>4.74002</text:p>
          </table:table-cell>
          <table:table-cell office:value-type="float" office:value="0.24504300000000001" table:style-name="ce1">
            <text:p>0.245043</text:p>
          </table:table-cell>
          <table:table-cell office:value-type="float" office:value="-2.3546000000000011E-2" table:formula="of:=[.K255]-[.$K$18]" table:style-name="ce1">
            <text:p>-0.023546</text:p>
          </table:table-cell>
          <table:table-cell office:value-type="float" office:value="-0.16666600000000001" table:style-name="ce1">
            <text:p>-0.166666</text:p>
          </table:table-cell>
          <table:table-cell office:value-type="float" office:value="1.91332E-2" table:style-name="ce1">
            <text:p>0.0191332</text:p>
          </table:table-cell>
          <table:table-cell table:number-columns-repeated="16370"/>
        </table:table-row>
        <table:table-row table:style-name="ro1">
          <table:table-cell office:value-type="float" office:value="11.8" table:style-name="ce1">
            <text:p>11.8</text:p>
          </table:table-cell>
          <table:table-cell office:value-type="float" office:value="7.3920000000000001E-3" table:style-name="ce1">
            <text:p>0.007392</text:p>
          </table:table-cell>
          <table:table-cell office:value-type="float" office:value="1.0321E-2" table:style-name="ce1">
            <text:p>0.010321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3.2299999999999998E-3" table:style-name="ce1">
            <text:p>0.00323</text:p>
          </table:table-cell>
          <table:table-cell office:value-type="float" office:value="4.1317E-2" table:style-name="ce1">
            <text:p>0.041317</text:p>
          </table:table-cell>
          <table:table-cell office:value-type="float" office:value="3.9129999999999998E-3" table:style-name="ce1">
            <text:p>0.003913</text:p>
          </table:table-cell>
          <table:table-cell office:value-type="float" office:value="4.1571999999999998E-2" table:style-name="ce1">
            <text:p>0.041572</text:p>
          </table:table-cell>
          <table:table-cell table:style-name="ce1"/>
          <table:table-cell office:value-type="float" office:value="4.76004" table:style-name="ce1">
            <text:p>4.76004</text:p>
          </table:table-cell>
          <table:table-cell office:value-type="float" office:value="0.24656500000000001" table:style-name="ce1">
            <text:p>0.246565</text:p>
          </table:table-cell>
          <table:table-cell office:value-type="float" office:value="-2.2024000000000016E-2" table:formula="of:=[.K256]-[.$K$18]" table:style-name="ce1">
            <text:p>-0.022024</text:p>
          </table:table-cell>
          <table:table-cell office:value-type="float" office:value="-0.16093499999999999" table:style-name="ce1">
            <text:p>-0.160935</text:p>
          </table:table-cell>
          <table:table-cell office:value-type="float" office:value="2.2530000000000001E-2" table:style-name="ce1">
            <text:p>0.02253</text:p>
          </table:table-cell>
          <table:table-cell table:number-columns-repeated="16370"/>
        </table:table-row>
        <table:table-row table:style-name="ro1">
          <table:table-cell office:value-type="float" office:value="11.85" table:style-name="ce1">
            <text:p>11.85</text:p>
          </table:table-cell>
          <table:table-cell office:value-type="float" office:value="1.0362E-2" table:style-name="ce1">
            <text:p>0.010362</text:p>
          </table:table-cell>
          <table:table-cell office:value-type="float" office:value="1.6997999999999999E-2" table:style-name="ce1">
            <text:p>0.016998</text:p>
          </table:table-cell>
          <table:table-cell office:value-type="float" office:value="1.7205999999999999E-2" table:style-name="ce1">
            <text:p>0.017206</text:p>
          </table:table-cell>
          <table:table-cell office:value-type="float" office:value="2.2894000000000001E-2" table:style-name="ce1">
            <text:p>0.022894</text:p>
          </table:table-cell>
          <table:table-cell office:value-type="float" office:value="2.0879999999999999E-2" table:style-name="ce1">
            <text:p>0.02088</text:p>
          </table:table-cell>
          <table:table-cell office:value-type="float" office:value="2.3675999999999999E-2" table:style-name="ce1">
            <text:p>0.023676</text:p>
          </table:table-cell>
          <table:table-cell office:value-type="float" office:value="2.0930000000000001E-2" table:style-name="ce1">
            <text:p>0.02093</text:p>
          </table:table-cell>
          <table:table-cell table:style-name="ce1"/>
          <table:table-cell office:value-type="float" office:value="4.7800399999999996" table:style-name="ce1">
            <text:p>4.78004</text:p>
          </table:table-cell>
          <table:table-cell office:value-type="float" office:value="0.247889" table:style-name="ce1">
            <text:p>0.247889</text:p>
          </table:table-cell>
          <table:table-cell office:value-type="float" office:value="-2.0700000000000024E-2" table:formula="of:=[.K257]-[.$K$18]" table:style-name="ce1">
            <text:p>-0.0207</text:p>
          </table:table-cell>
          <table:table-cell office:value-type="float" office:value="-0.15454000000000001" table:style-name="ce1">
            <text:p>-0.15454</text:p>
          </table:table-cell>
          <table:table-cell office:value-type="float" office:value="2.7817700000000001E-2" table:style-name="ce1">
            <text:p>0.0278177</text:p>
          </table:table-cell>
          <table:table-cell table:number-columns-repeated="16370"/>
        </table:table-row>
        <table:table-row table:style-name="ro1">
          <table:table-cell office:value-type="float" office:value="11.9" table:style-name="ce1">
            <text:p>11.9</text:p>
          </table:table-cell>
          <table:table-cell office:value-type="float" office:value="1.2640999999999999E-2" table:style-name="ce1">
            <text:p>0.012641</text:p>
          </table:table-cell>
          <table:table-cell office:value-type="float" office:value="1.8391999999999999E-2" table:style-name="ce1">
            <text:p>0.018392</text:p>
          </table:table-cell>
          <table:table-cell office:value-type="float" office:value="1.8602E-2" table:style-name="ce1">
            <text:p>0.018602</text:p>
          </table:table-cell>
          <table:table-cell office:value-type="float" office:value="2.9444000000000001E-2" table:style-name="ce1">
            <text:p>0.029444</text:p>
          </table:table-cell>
          <table:table-cell office:value-type="float" office:value="-2.2669999999999999E-3" table:style-name="ce1">
            <text:p>-0.002267</text:p>
          </table:table-cell>
          <table:table-cell office:value-type="float" office:value="3.0186999999999999E-2" table:style-name="ce1">
            <text:p>0.030187</text:p>
          </table:table-cell>
          <table:table-cell office:value-type="float" office:value="-2.3969999999999998E-3" table:style-name="ce1">
            <text:p>-0.002397</text:p>
          </table:table-cell>
          <table:table-cell table:style-name="ce1"/>
          <table:table-cell office:value-type="float" office:value="4.8000299999999996" table:style-name="ce1">
            <text:p>4.80003</text:p>
          </table:table-cell>
          <table:table-cell office:value-type="float" office:value="0.248913" table:style-name="ce1">
            <text:p>0.248913</text:p>
          </table:table-cell>
          <table:table-cell office:value-type="float" office:value="-1.9676000000000027E-2" table:formula="of:=[.K258]-[.$K$18]" table:style-name="ce1">
            <text:p>-0.019676</text:p>
          </table:table-cell>
          <table:table-cell office:value-type="float" office:value="-0.148588" table:style-name="ce1">
            <text:p>-0.148588</text:p>
          </table:table-cell>
          <table:table-cell office:value-type="float" office:value="3.4362299999999998E-2" table:style-name="ce1">
            <text:p>0.0343623</text:p>
          </table:table-cell>
          <table:table-cell table:number-columns-repeated="16370"/>
        </table:table-row>
        <table:table-row table:style-name="ro1">
          <table:table-cell office:value-type="float" office:value="11.95" table:style-name="ce1">
            <text:p>11.95</text:p>
          </table:table-cell>
          <table:table-cell office:value-type="float" office:value="1.3269E-2" table:style-name="ce1">
            <text:p>0.013269</text:p>
          </table:table-cell>
          <table:table-cell office:value-type="float" office:value="1.4370000000000001E-2" table:style-name="ce1">
            <text:p>0.01437</text:p>
          </table:table-cell>
          <table:table-cell office:value-type="float" office:value="1.4527999999999999E-2" table:style-name="ce1">
            <text:p>0.014528</text:p>
          </table:table-cell>
          <table:table-cell office:value-type="float" office:value="2.2776000000000001E-2" table:style-name="ce1">
            <text:p>0.022776</text:p>
          </table:table-cell>
          <table:table-cell office:value-type="float" office:value="-2.2928E-2" table:style-name="ce1">
            <text:p>-0.022928</text:p>
          </table:table-cell>
          <table:table-cell office:value-type="float" office:value="2.3373000000000001E-2" table:style-name="ce1">
            <text:p>0.023373</text:p>
          </table:table-cell>
          <table:table-cell office:value-type="float" office:value="-2.3191E-2" table:style-name="ce1">
            <text:p>-0.023191</text:p>
          </table:table-cell>
          <table:table-cell table:style-name="ce1"/>
          <table:table-cell office:value-type="float" office:value="4.8200500000000002" table:style-name="ce1">
            <text:p>4.82005</text:p>
          </table:table-cell>
          <table:table-cell office:value-type="float" office:value="0.24979199999999999" table:style-name="ce1">
            <text:p>0.249792</text:p>
          </table:table-cell>
          <table:table-cell office:value-type="float" office:value="-1.8797000000000036E-2" table:formula="of:=[.K259]-[.$K$18]" table:style-name="ce1">
            <text:p>-0.018797</text:p>
          </table:table-cell>
          <table:table-cell office:value-type="float" office:value="-0.13520399999999999" table:style-name="ce1">
            <text:p>-0.135204</text:p>
          </table:table-cell>
          <table:table-cell office:value-type="float" office:value="4.0372600000000002E-2" table:style-name="ce1">
            <text:p>0.0403726</text:p>
          </table:table-cell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1613999999999999E-2" table:style-name="ce1">
            <text:p>0.011614</text:p>
          </table:table-cell>
          <table:table-cell office:value-type="float" office:value="6.1130000000000004E-3" table:style-name="ce1">
            <text:p>0.006113</text:p>
          </table:table-cell>
          <table:table-cell office:value-type="float" office:value="6.1770000000000002E-3" table:style-name="ce1">
            <text:p>0.006177</text:p>
          </table:table-cell>
          <table:table-cell office:value-type="float" office:value="5.8240000000000002E-3" table:style-name="ce1">
            <text:p>0.005824</text:p>
          </table:table-cell>
          <table:table-cell office:value-type="float" office:value="-3.6388999999999998E-2" table:style-name="ce1">
            <text:p>-0.036389</text:p>
          </table:table-cell>
          <table:table-cell office:value-type="float" office:value="6.202E-3" table:style-name="ce1">
            <text:p>0.006202</text:p>
          </table:table-cell>
          <table:table-cell office:value-type="float" office:value="-3.6727000000000003E-2" table:style-name="ce1">
            <text:p>-0.036727</text:p>
          </table:table-cell>
          <table:table-cell table:style-name="ce1"/>
          <table:table-cell office:value-type="float" office:value="4.84" table:style-name="ce1">
            <text:p>4.84</text:p>
          </table:table-cell>
          <table:table-cell office:value-type="float" office:value="0.25060900000000003" table:style-name="ce1">
            <text:p>0.250609</text:p>
          </table:table-cell>
          <table:table-cell office:value-type="float" office:value="-1.7979999999999996E-2" table:formula="of:=[.K260]-[.$K$18]" table:style-name="ce1">
            <text:p>-0.01798</text:p>
          </table:table-cell>
          <table:table-cell office:value-type="float" office:value="-0.119854" table:style-name="ce1">
            <text:p>-0.119854</text:p>
          </table:table-cell>
          <table:table-cell office:value-type="float" office:value="4.8095300000000001E-2" table:style-name="ce1">
            <text:p>0.0480953</text:p>
          </table:table-cell>
          <table:table-cell table:number-columns-repeated="16370"/>
        </table:table-row>
        <table:table-row table:style-name="ro1">
          <table:table-cell office:value-type="float" office:value="12.05" table:style-name="ce1">
            <text:p>12.05</text:p>
          </table:table-cell>
          <table:table-cell office:value-type="float" office:value="7.5240000000000003E-3" table:style-name="ce1">
            <text:p>0.007524</text:p>
          </table:table-cell>
          <table:table-cell office:value-type="float" office:value="-4.1739999999999998E-3" table:style-name="ce1">
            <text:p>-0.004174</text:p>
          </table:table-cell>
          <table:table-cell office:value-type="float" office:value="-4.1970000000000002E-3" table:style-name="ce1">
            <text:p>-0.004197</text:p>
          </table:table-cell>
          <table:table-cell office:value-type="float" office:value="-1.6084999999999999E-2" table:style-name="ce1">
            <text:p>-0.016085</text:p>
          </table:table-cell>
          <table:table-cell office:value-type="float" office:value="-3.9514000000000001E-2" table:style-name="ce1">
            <text:p>-0.039514</text:p>
          </table:table-cell>
          <table:table-cell office:value-type="float" office:value="-1.5956000000000001E-2" table:style-name="ce1">
            <text:p>-0.015956</text:p>
          </table:table-cell>
          <table:table-cell office:value-type="float" office:value="-3.9867E-2" table:style-name="ce1">
            <text:p>-0.039867</text:p>
          </table:table-cell>
          <table:table-cell table:style-name="ce1"/>
          <table:table-cell office:value-type="float" office:value="4.8600399999999997" table:style-name="ce1">
            <text:p>4.86004</text:p>
          </table:table-cell>
          <table:table-cell office:value-type="float" office:value="0.25153999999999999" table:style-name="ce1">
            <text:p>0.25154</text:p>
          </table:table-cell>
          <table:table-cell office:value-type="float" office:value="-1.7049000000000036E-2" table:formula="of:=[.K261]-[.$K$18]" table:style-name="ce1">
            <text:p>-0.017049</text:p>
          </table:table-cell>
          <table:table-cell office:value-type="float" office:value="-0.102691" table:style-name="ce1">
            <text:p>-0.102691</text:p>
          </table:table-cell>
          <table:table-cell office:value-type="float" office:value="5.19868E-2" table:style-name="ce1">
            <text:p>0.0519868</text:p>
          </table:table-cell>
          <table:table-cell table:number-columns-repeated="16370"/>
        </table:table-row>
        <table:table-row table:style-name="ro1">
          <table:table-cell office:value-type="float" office:value="12.1" table:style-name="ce1">
            <text:p>12.1</text:p>
          </table:table-cell>
          <table:table-cell office:value-type="float" office:value="1.3669999999999999E-3" table:style-name="ce1">
            <text:p>0.001367</text:p>
          </table:table-cell>
          <table:table-cell office:value-type="float" office:value="-1.3808000000000001E-2" table:style-name="ce1">
            <text:p>-0.013808</text:p>
          </table:table-cell>
          <table:table-cell office:value-type="float" office:value="-1.3872000000000001E-2" table:style-name="ce1">
            <text:p>-0.013872</text:p>
          </table:table-cell>
          <table:table-cell office:value-type="float" office:value="-3.6422000000000003E-2" table:style-name="ce1">
            <text:p>-0.036422</text:p>
          </table:table-cell>
          <table:table-cell office:value-type="float" office:value="-3.1473000000000001E-2" table:style-name="ce1">
            <text:p>-0.031473</text:p>
          </table:table-cell>
          <table:table-cell office:value-type="float" office:value="-3.6532000000000002E-2" table:style-name="ce1">
            <text:p>-0.036532</text:p>
          </table:table-cell>
          <table:table-cell office:value-type="float" office:value="-3.1780000000000003E-2" table:style-name="ce1">
            <text:p>-0.03178</text:p>
          </table:table-cell>
          <table:table-cell table:style-name="ce1"/>
          <table:table-cell office:value-type="float" office:value="4.88" table:style-name="ce1">
            <text:p>4.88</text:p>
          </table:table-cell>
          <table:table-cell office:value-type="float" office:value="0.25281199999999998" table:style-name="ce1">
            <text:p>0.252812</text:p>
          </table:table-cell>
          <table:table-cell office:value-type="float" office:value="-1.5777000000000041E-2" table:formula="of:=[.K262]-[.$K$18]" table:style-name="ce1">
            <text:p>-0.015777</text:p>
          </table:table-cell>
          <table:table-cell office:value-type="float" office:value="-8.6413299999999998E-2" table:style-name="ce1">
            <text:p>-0.0864133</text:p>
          </table:table-cell>
          <table:table-cell office:value-type="float" office:value="5.7003699999999997E-2" table:style-name="ce1">
            <text:p>0.0570037</text:p>
          </table:table-cell>
          <table:table-cell table:number-columns-repeated="16370"/>
        </table:table-row>
        <table:table-row table:style-name="ro1">
          <table:table-cell office:value-type="float" office:value="12.15" table:style-name="ce1">
            <text:p>12.15</text:p>
          </table:table-cell>
          <table:table-cell office:value-type="float" office:value="-6.0439999999999999E-3" table:style-name="ce1">
            <text:p>-0.006044</text:p>
          </table:table-cell>
          <table:table-cell office:value-type="float" office:value="-2.0286999999999999E-2" table:style-name="ce1">
            <text:p>-0.020287</text:p>
          </table:table-cell>
          <table:table-cell office:value-type="float" office:value="-2.0357E-2" table:style-name="ce1">
            <text:p>-0.020357</text:p>
          </table:table-cell>
          <table:table-cell office:value-type="float" office:value="-4.8936E-2" table:style-name="ce1">
            <text:p>-0.048936</text:p>
          </table:table-cell>
          <table:table-cell office:value-type="float" office:value="-1.3917000000000001E-2" table:style-name="ce1">
            <text:p>-0.013917</text:p>
          </table:table-cell>
          <table:table-cell office:value-type="float" office:value="-4.9232999999999999E-2" table:style-name="ce1">
            <text:p>-0.049233</text:p>
          </table:table-cell>
          <table:table-cell office:value-type="float" office:value="-1.4125E-2" table:style-name="ce1">
            <text:p>-0.014125</text:p>
          </table:table-cell>
          <table:table-cell table:style-name="ce1"/>
          <table:table-cell office:value-type="float" office:value="4.9000199999999996" table:style-name="ce1">
            <text:p>4.90002</text:p>
          </table:table-cell>
          <table:table-cell office:value-type="float" office:value="0.25446600000000003" table:style-name="ce1">
            <text:p>0.254466</text:p>
          </table:table-cell>
          <table:table-cell office:value-type="float" office:value="-1.4122999999999997E-2" table:formula="of:=[.K263]-[.$K$18]" table:style-name="ce1">
            <text:p>-0.014123</text:p>
          </table:table-cell>
          <table:table-cell office:value-type="float" office:value="-6.5016599999999994E-2" table:style-name="ce1">
            <text:p>-0.0650166</text:p>
          </table:table-cell>
          <table:table-cell office:value-type="float" office:value="6.51891E-2" table:style-name="ce1">
            <text:p>0.0651891</text:p>
          </table:table-cell>
          <table:table-cell table:number-columns-repeated="16370"/>
        </table:table-row>
        <table:table-row table:style-name="ro1">
          <table:table-cell office:value-type="float" office:value="12.2" table:style-name="ce1">
            <text:p>12.2</text:p>
          </table:table-cell>
          <table:table-cell office:value-type="float" office:value="-1.3639E-2" table:style-name="ce1">
            <text:p>-0.013639</text:p>
          </table:table-cell>
          <table:table-cell office:value-type="float" office:value="-2.1888000000000001E-2" table:style-name="ce1">
            <text:p>-0.021888</text:p>
          </table:table-cell>
          <table:table-cell office:value-type="float" office:value="-2.197E-2" table:style-name="ce1">
            <text:p>-0.02197</text:p>
          </table:table-cell>
          <table:table-cell office:value-type="float" office:value="-4.9041000000000001E-2" table:style-name="ce1">
            <text:p>-0.049041</text:p>
          </table:table-cell>
          <table:table-cell office:value-type="float" office:value="9.4230000000000008E-3" table:style-name="ce1">
            <text:p>0.009423</text:p>
          </table:table-cell>
          <table:table-cell office:value-type="float" office:value="-4.9442E-2" table:style-name="ce1">
            <text:p>-0.049442</text:p>
          </table:table-cell>
          <table:table-cell office:value-type="float" office:value="9.3509999999999999E-3" table:style-name="ce1">
            <text:p>0.009351</text:p>
          </table:table-cell>
          <table:table-cell table:style-name="ce1"/>
          <table:table-cell office:value-type="float" office:value="4.9200400000000002" table:style-name="ce1">
            <text:p>4.92004</text:p>
          </table:table-cell>
          <table:table-cell office:value-type="float" office:value="0.25661400000000001" table:style-name="ce1">
            <text:p>0.256614</text:p>
          </table:table-cell>
          <table:table-cell office:value-type="float" office:value="-1.1975000000000013E-2" table:formula="of:=[.K264]-[.$K$18]" table:style-name="ce1">
            <text:p>-0.011975</text:p>
          </table:table-cell>
          <table:table-cell office:value-type="float" office:value="-4.6244100000000003E-2" table:style-name="ce1">
            <text:p>-0.0462441</text:p>
          </table:table-cell>
          <table:table-cell office:value-type="float" office:value="6.9381200000000004E-2" table:style-name="ce1">
            <text:p>0.0693812</text:p>
          </table:table-cell>
          <table:table-cell table:number-columns-repeated="16370"/>
        </table:table-row>
        <table:table-row table:style-name="ro1">
          <table:table-cell office:value-type="float" office:value="12.25" table:style-name="ce1">
            <text:p>12.25</text:p>
          </table:table-cell>
          <table:table-cell office:value-type="float" office:value="-2.0320999999999999E-2" table:style-name="ce1">
            <text:p>-0.020321</text:p>
          </table:table-cell>
          <table:table-cell office:value-type="float" office:value="-1.804E-2" table:style-name="ce1">
            <text:p>-0.01804</text:p>
          </table:table-cell>
          <table:table-cell office:value-type="float" office:value="-1.8166999999999999E-2" table:style-name="ce1">
            <text:p>-0.018167</text:p>
          </table:table-cell>
          <table:table-cell office:value-type="float" office:value="-3.4819000000000003E-2" table:style-name="ce1">
            <text:p>-0.034819</text:p>
          </table:table-cell>
          <table:table-cell office:value-type="float" office:value="3.3602E-2" table:style-name="ce1">
            <text:p>0.033602</text:p>
          </table:table-cell>
          <table:table-cell office:value-type="float" office:value="-3.5216999999999998E-2" table:style-name="ce1">
            <text:p>-0.035217</text:p>
          </table:table-cell>
          <table:table-cell office:value-type="float" office:value="3.3681999999999997E-2" table:style-name="ce1">
            <text:p>0.033682</text:p>
          </table:table-cell>
          <table:table-cell table:style-name="ce1"/>
          <table:table-cell office:value-type="float" office:value="4.9400300000000001" table:style-name="ce1">
            <text:p>4.94003</text:p>
          </table:table-cell>
          <table:table-cell office:value-type="float" office:value="0.25929099999999999" table:style-name="ce1">
            <text:p>0.259291</text:p>
          </table:table-cell>
          <table:table-cell office:value-type="float" office:value="-9.2980000000000285E-3" table:formula="of:=[.K265]-[.$K$18]" table:style-name="ce1">
            <text:p>-0.009298</text:p>
          </table:table-cell>
          <table:table-cell office:value-type="float" office:value="-2.4834800000000001E-2" table:style-name="ce1">
            <text:p>-0.0248348</text:p>
          </table:table-cell>
          <table:table-cell office:value-type="float" office:value="7.7866500000000005E-2" table:style-name="ce1">
            <text:p>0.0778665</text:p>
          </table:table-cell>
          <table:table-cell table:number-columns-repeated="16370"/>
        </table:table-row>
        <table:table-row table:style-name="ro1">
          <table:table-cell office:value-type="float" office:value="12.3" table:style-name="ce1">
            <text:p>12.3</text:p>
          </table:table-cell>
          <table:table-cell office:value-type="float" office:value="-2.5191999999999999E-2" table:style-name="ce1">
            <text:p>-0.025192</text:p>
          </table:table-cell>
          <table:table-cell office:value-type="float" office:value="-9.41E-3" table:style-name="ce1">
            <text:p>-0.00941</text:p>
          </table:table-cell>
          <table:table-cell office:value-type="float" office:value="-9.5849999999999998E-3" table:style-name="ce1">
            <text:p>-0.009585</text:p>
          </table:table-cell>
          <table:table-cell office:value-type="float" office:value="-7.3969999999999999E-3" table:style-name="ce1">
            <text:p>-0.007397</text:p>
          </table:table-cell>
          <table:table-cell office:value-type="float" office:value="5.3579000000000002E-2" table:style-name="ce1">
            <text:p>0.053579</text:p>
          </table:table-cell>
          <table:table-cell office:value-type="float" office:value="-7.6870000000000003E-3" table:style-name="ce1">
            <text:p>-0.007687</text:p>
          </table:table-cell>
          <table:table-cell office:value-type="float" office:value="5.3788000000000002E-2" table:style-name="ce1">
            <text:p>0.053788</text:p>
          </table:table-cell>
          <table:table-cell table:style-name="ce1"/>
          <table:table-cell office:value-type="float" office:value="4.9600299999999997" table:style-name="ce1">
            <text:p>4.96003</text:p>
          </table:table-cell>
          <table:table-cell office:value-type="float" office:value="0.26259900000000003" table:style-name="ce1">
            <text:p>0.262599</text:p>
          </table:table-cell>
          <table:table-cell office:value-type="float" office:value="-5.9899999999999953E-3" table:formula="of:=[.K266]-[.$K$18]" table:style-name="ce1">
            <text:p>-0.00599</text:p>
          </table:table-cell>
          <table:table-cell office:value-type="float" office:value="-5.5684799999999998E-3" table:style-name="ce1">
            <text:p>-0.00556848</text:p>
          </table:table-cell>
          <table:table-cell office:value-type="float" office:value="8.2929000000000003E-2" table:style-name="ce1">
            <text:p>0.082929</text:p>
          </table:table-cell>
          <table:table-cell table:number-columns-repeated="16370"/>
        </table:table-row>
        <table:table-row table:style-name="ro1">
          <table:table-cell office:value-type="float" office:value="12.35" table:style-name="ce1">
            <text:p>12.35</text:p>
          </table:table-cell>
          <table:table-cell office:value-type="float" office:value="-2.7713000000000002E-2" table:style-name="ce1">
            <text:p>-0.027713</text:p>
          </table:table-cell>
          <table:table-cell office:value-type="float" office:value="2.3119999999999998E-3" table:style-name="ce1">
            <text:p>0.002312</text:p>
          </table:table-cell>
          <table:table-cell office:value-type="float" office:value="2.1510000000000001E-3" table:style-name="ce1">
            <text:p>0.002151</text:p>
          </table:table-cell>
          <table:table-cell office:value-type="float" office:value="2.9343000000000001E-2" table:style-name="ce1">
            <text:p>0.029343</text:p>
          </table:table-cell>
          <table:table-cell office:value-type="float" office:value="6.5283999999999995E-2" table:style-name="ce1">
            <text:p>0.065284</text:p>
          </table:table-cell>
          <table:table-cell office:value-type="float" office:value="2.9238E-2" table:style-name="ce1">
            <text:p>0.029238</text:p>
          </table:table-cell>
          <table:table-cell office:value-type="float" office:value="6.5560999999999994E-2" table:style-name="ce1">
            <text:p>0.065561</text:p>
          </table:table-cell>
          <table:table-cell table:style-name="ce1"/>
          <table:table-cell office:value-type="float" office:value="4.98001" table:style-name="ce1">
            <text:p>4.98001</text:p>
          </table:table-cell>
          <table:table-cell office:value-type="float" office:value="0.26663599999999998" table:style-name="ce1">
            <text:p>0.266636</text:p>
          </table:table-cell>
          <table:table-cell office:value-type="float" office:value="-1.953000000000038E-3" table:formula="of:=[.K267]-[.$K$18]" table:style-name="ce1">
            <text:p>-0.001953</text:p>
          </table:table-cell>
          <table:table-cell office:value-type="float" office:value="1.7242199999999999E-2" table:style-name="ce1">
            <text:p>0.0172422</text:p>
          </table:table-cell>
          <table:table-cell office:value-type="float" office:value="8.8856599999999994E-2" table:style-name="ce1">
            <text:p>0.0888566</text:p>
          </table:table-cell>
          <table:table-cell table:number-columns-repeated="16370"/>
        </table:table-row>
        <table:table-row table:style-name="ro1">
          <table:table-cell office:value-type="float" office:value="12.4" table:style-name="ce1">
            <text:p>12.4</text:p>
          </table:table-cell>
          <table:table-cell office:value-type="float" office:value="-2.7774E-2" table:style-name="ce1">
            <text:p>-0.027774</text:p>
          </table:table-cell>
          <table:table-cell office:value-type="float" office:value="1.4859000000000001E-2" table:style-name="ce1">
            <text:p>0.014859</text:p>
          </table:table-cell>
          <table:table-cell office:value-type="float" office:value="1.4813E-2" table:style-name="ce1">
            <text:p>0.014813</text:p>
          </table:table-cell>
          <table:table-cell office:value-type="float" office:value="6.9619E-2" table:style-name="ce1">
            <text:p>0.069619</text:p>
          </table:table-cell>
          <table:table-cell office:value-type="float" office:value="6.6421999999999995E-2" table:style-name="ce1">
            <text:p>0.066422</text:p>
          </table:table-cell>
          <table:table-cell office:value-type="float" office:value="6.9722000000000006E-2" table:style-name="ce1">
            <text:p>0.069722</text:p>
          </table:table-cell>
          <table:table-cell office:value-type="float" office:value="6.6674999999999998E-2" table:style-name="ce1">
            <text:p>0.066675</text:p>
          </table:table-cell>
          <table:table-cell table:style-name="ce1"/>
          <table:table-cell office:value-type="float" office:value="5.0000099999999996" table:style-name="ce1">
            <text:p>5.00001</text:p>
          </table:table-cell>
          <table:table-cell office:value-type="float" office:value="0.27142300000000003" table:style-name="ce1">
            <text:p>0.271423</text:p>
          </table:table-cell>
          <table:table-cell office:value-type="float" office:value="2.8340000000000032E-3" table:formula="of:=[.K268]-[.$K$18]" table:style-name="ce1">
            <text:p>0.002834</text:p>
          </table:table-cell>
          <table:table-cell office:value-type="float" office:value="4.0895599999999997E-2" table:style-name="ce1">
            <text:p>0.0408956</text:p>
          </table:table-cell>
          <table:table-cell office:value-type="float" office:value="9.0899800000000003E-2" table:style-name="ce1">
            <text:p>0.0908998</text:p>
          </table:table-cell>
          <table:table-cell table:number-columns-repeated="16370"/>
        </table:table-row>
        <table:table-row table:style-name="ro1">
          <table:table-cell office:value-type="float" office:value="12.45" table:style-name="ce1">
            <text:p>12.45</text:p>
          </table:table-cell>
          <table:table-cell office:value-type="float" office:value="-2.5658E-2" table:style-name="ce1">
            <text:p>-0.025658</text:p>
          </table:table-cell>
          <table:table-cell office:value-type="float" office:value="2.5923000000000002E-2" table:style-name="ce1">
            <text:p>0.025923</text:p>
          </table:table-cell>
          <table:table-cell office:value-type="float" office:value="2.6054000000000001E-2" table:style-name="ce1">
            <text:p>0.026054</text:p>
          </table:table-cell>
          <table:table-cell office:value-type="float" office:value="0.10695399999999999" table:style-name="ce1">
            <text:p>0.106954</text:p>
          </table:table-cell>
          <table:table-cell office:value-type="float" office:value="5.6818E-2" table:style-name="ce1">
            <text:p>0.056818</text:p>
          </table:table-cell>
          <table:table-cell office:value-type="float" office:value="0.107214" table:style-name="ce1">
            <text:p>0.107214</text:p>
          </table:table-cell>
          <table:table-cell office:value-type="float" office:value="5.6951000000000002E-2" table:style-name="ce1">
            <text:p>0.056951</text:p>
          </table:table-cell>
          <table:table-cell table:style-name="ce1"/>
          <table:table-cell office:value-type="float" office:value="5.0200199999999997" table:style-name="ce1">
            <text:p>5.02002</text:p>
          </table:table-cell>
          <table:table-cell office:value-type="float" office:value="0.27688600000000002" table:style-name="ce1">
            <text:p>0.276886</text:p>
          </table:table-cell>
          <table:table-cell office:value-type="float" office:value="8.2969999999999988E-3" table:formula="of:=[.K269]-[.$K$18]" table:style-name="ce1">
            <text:p>0.008297</text:p>
          </table:table-cell>
          <table:table-cell office:value-type="float" office:value="6.67962E-2" table:style-name="ce1">
            <text:p>0.0667962</text:p>
          </table:table-cell>
          <table:table-cell office:value-type="float" office:value="9.5188999999999996E-2" table:style-name="ce1">
            <text:p>0.095189</text:p>
          </table:table-cell>
          <table:table-cell table:number-columns-repeated="16370"/>
        </table:table-row>
        <table:table-row table:style-name="ro1">
          <table:table-cell office:value-type="float" office:value="12.5" table:style-name="ce1">
            <text:p>12.5</text:p>
          </table:table-cell>
          <table:table-cell office:value-type="float" office:value="-2.1923999999999999E-2" table:style-name="ce1">
            <text:p>-0.021924</text:p>
          </table:table-cell>
          <table:table-cell office:value-type="float" office:value="3.3644E-2" table:style-name="ce1">
            <text:p>0.033644</text:p>
          </table:table-cell>
          <table:table-cell office:value-type="float" office:value="3.3922000000000001E-2" table:style-name="ce1">
            <text:p>0.033922</text:p>
          </table:table-cell>
          <table:table-cell office:value-type="float" office:value="0.13542499999999999" table:style-name="ce1">
            <text:p>0.135425</text:p>
          </table:table-cell>
          <table:table-cell office:value-type="float" office:value="3.8294000000000002E-2" table:style-name="ce1">
            <text:p>0.038294</text:p>
          </table:table-cell>
          <table:table-cell office:value-type="float" office:value="0.13572699999999999" table:style-name="ce1">
            <text:p>0.135727</text:p>
          </table:table-cell>
          <table:table-cell office:value-type="float" office:value="3.8238000000000001E-2" table:style-name="ce1">
            <text:p>0.038238</text:p>
          </table:table-cell>
          <table:table-cell table:style-name="ce1"/>
          <table:table-cell office:value-type="float" office:value="5.0400400000000003" table:style-name="ce1">
            <text:p>5.04004</text:p>
          </table:table-cell>
          <table:table-cell office:value-type="float" office:value="0.28295599999999999" table:style-name="ce1">
            <text:p>0.282956</text:p>
          </table:table-cell>
          <table:table-cell office:value-type="float" office:value="1.4366999999999963E-2" table:formula="of:=[.K270]-[.$K$18]" table:style-name="ce1">
            <text:p>0.014367</text:p>
          </table:table-cell>
          <table:table-cell office:value-type="float" office:value="9.0427300000000002E-2" table:style-name="ce1">
            <text:p>0.0904273</text:p>
          </table:table-cell>
          <table:table-cell office:value-type="float" office:value="9.6102099999999996E-2" table:style-name="ce1">
            <text:p>0.0961021</text:p>
          </table:table-cell>
          <table:table-cell table:number-columns-repeated="16370"/>
        </table:table-row>
        <table:table-row table:style-name="ro1">
          <table:table-cell office:value-type="float" office:value="12.55" table:style-name="ce1">
            <text:p>12.55</text:p>
          </table:table-cell>
          <table:table-cell office:value-type="float" office:value="-1.7246000000000001E-2" table:style-name="ce1">
            <text:p>-0.017246</text:p>
          </table:table-cell>
          <table:table-cell office:value-type="float" office:value="3.6947000000000001E-2" table:style-name="ce1">
            <text:p>0.036947</text:p>
          </table:table-cell>
          <table:table-cell office:value-type="float" office:value="3.7256999999999998E-2" table:style-name="ce1">
            <text:p>0.037257</text:p>
          </table:table-cell>
          <table:table-cell office:value-type="float" office:value="0.150704" table:style-name="ce1">
            <text:p>0.150704</text:p>
          </table:table-cell>
          <table:table-cell office:value-type="float" office:value="1.4134000000000001E-2" table:style-name="ce1">
            <text:p>0.014134</text:p>
          </table:table-cell>
          <table:table-cell office:value-type="float" office:value="0.150894" table:style-name="ce1">
            <text:p>0.150894</text:p>
          </table:table-cell>
          <table:table-cell office:value-type="float" office:value="1.3875999999999999E-2" table:style-name="ce1">
            <text:p>0.013876</text:p>
          </table:table-cell>
          <table:table-cell table:style-name="ce1"/>
          <table:table-cell office:value-type="float" office:value="5.0600500000000004" table:style-name="ce1">
            <text:p>5.06005</text:p>
          </table:table-cell>
          <table:table-cell office:value-type="float" office:value="0.29036200000000001" table:style-name="ce1">
            <text:p>0.290362</text:p>
          </table:table-cell>
          <table:table-cell office:value-type="float" office:value="2.1772999999999987E-2" table:formula="of:=[.K271]-[.$K$18]" table:style-name="ce1">
            <text:p>0.021773</text:p>
          </table:table-cell>
          <table:table-cell office:value-type="float" office:value="0.115383" table:style-name="ce1">
            <text:p>0.115383</text:p>
          </table:table-cell>
          <table:table-cell office:value-type="float" office:value="9.3972E-2" table:style-name="ce1">
            <text:p>0.093972</text:p>
          </table:table-cell>
          <table:table-cell table:number-columns-repeated="16370"/>
        </table:table-row>
        <table:table-row table:style-name="ro1">
          <table:table-cell office:value-type="float" office:value="12.6" table:style-name="ce1">
            <text:p>12.6</text:p>
          </table:table-cell>
          <table:table-cell office:value-type="float" office:value="-1.2241E-2" table:style-name="ce1">
            <text:p>-0.012241</text:p>
          </table:table-cell>
          <table:table-cell office:value-type="float" office:value="3.5653999999999998E-2" table:style-name="ce1">
            <text:p>0.035654</text:p>
          </table:table-cell>
          <table:table-cell office:value-type="float" office:value="3.5851000000000001E-2" table:style-name="ce1">
            <text:p>0.035851</text:p>
          </table:table-cell>
          <table:table-cell office:value-type="float" office:value="0.15068300000000001" table:style-name="ce1">
            <text:p>0.150683</text:p>
          </table:table-cell>
          <table:table-cell office:value-type="float" office:value="-1.1693E-2" table:style-name="ce1">
            <text:p>-0.011693</text:p>
          </table:table-cell>
          <table:table-cell office:value-type="float" office:value="0.15062500000000001" table:style-name="ce1">
            <text:p>0.150625</text:p>
          </table:table-cell>
          <table:table-cell office:value-type="float" office:value="-1.2089000000000001E-2" table:style-name="ce1">
            <text:p>-0.012089</text:p>
          </table:table-cell>
          <table:table-cell table:style-name="ce1"/>
          <table:table-cell office:value-type="float" office:value="5.08" table:style-name="ce1">
            <text:p>5.08</text:p>
          </table:table-cell>
          <table:table-cell office:value-type="float" office:value="0.29864299999999999" table:style-name="ce1">
            <text:p>0.298643</text:p>
          </table:table-cell>
          <table:table-cell office:value-type="float" office:value="3.005399999999997E-2" table:formula="of:=[.K272]-[.$K$18]" table:style-name="ce1">
            <text:p>0.030054</text:p>
          </table:table-cell>
          <table:table-cell office:value-type="float" office:value="0.141704" table:style-name="ce1">
            <text:p>0.141704</text:p>
          </table:table-cell>
          <table:table-cell office:value-type="float" office:value="9.1349399999999997E-2" table:style-name="ce1">
            <text:p>0.0913494</text:p>
          </table:table-cell>
          <table:table-cell table:number-columns-repeated="16370"/>
        </table:table-row>
        <table:table-row table:style-name="ro1">
          <table:table-cell office:value-type="float" office:value="12.65" table:style-name="ce1">
            <text:p>12.65</text:p>
          </table:table-cell>
          <table:table-cell office:value-type="float" office:value="-7.3470000000000002E-3" table:style-name="ce1">
            <text:p>-0.007347</text:p>
          </table:table-cell>
          <table:table-cell office:value-type="float" office:value="3.0380999999999998E-2" table:style-name="ce1">
            <text:p>0.030381</text:p>
          </table:table-cell>
          <table:table-cell office:value-type="float" office:value="3.0358E-2" table:style-name="ce1">
            <text:p>0.030358</text:p>
          </table:table-cell>
          <table:table-cell office:value-type="float" office:value="0.13562299999999999" table:style-name="ce1">
            <text:p>0.135623</text:p>
          </table:table-cell>
          <table:table-cell office:value-type="float" office:value="-3.5333999999999997E-2" table:style-name="ce1">
            <text:p>-0.035334</text:p>
          </table:table-cell>
          <table:table-cell office:value-type="float" office:value="0.13524900000000001" table:style-name="ce1">
            <text:p>0.135249</text:p>
          </table:table-cell>
          <table:table-cell office:value-type="float" office:value="-3.5741000000000002E-2" table:style-name="ce1">
            <text:p>-0.035741</text:p>
          </table:table-cell>
          <table:table-cell table:style-name="ce1"/>
          <table:table-cell office:value-type="float" office:value="5.1000399999999999" table:style-name="ce1">
            <text:p>5.10004</text:p>
          </table:table-cell>
          <table:table-cell office:value-type="float" office:value="0.30585000000000001" table:style-name="ce1">
            <text:p>0.30585</text:p>
          </table:table-cell>
          <table:table-cell office:value-type="float" office:value="3.7260999999999989E-2" table:formula="of:=[.K273]-[.$K$18]" table:style-name="ce1">
            <text:p>0.037261</text:p>
          </table:table-cell>
          <table:table-cell office:value-type="float" office:value="0.15449199999999999" table:style-name="ce1">
            <text:p>0.154492</text:p>
          </table:table-cell>
          <table:table-cell office:value-type="float" office:value="7.5759099999999996E-2" table:style-name="ce1">
            <text:p>0.0757591</text:p>
          </table:table-cell>
          <table:table-cell table:number-columns-repeated="16370"/>
        </table:table-row>
        <table:table-row table:style-name="ro1">
          <table:table-cell office:value-type="float" office:value="12.7" table:style-name="ce1">
            <text:p>12.7</text:p>
          </table:table-cell>
          <table:table-cell office:value-type="float" office:value="-2.7729999999999999E-3" table:style-name="ce1">
            <text:p>-0.002773</text:p>
          </table:table-cell>
          <table:table-cell office:value-type="float" office:value="2.2282E-2" table:style-name="ce1">
            <text:p>0.022282</text:p>
          </table:table-cell>
          <table:table-cell office:value-type="float" office:value="2.2013000000000001E-2" table:style-name="ce1">
            <text:p>0.022013</text:p>
          </table:table-cell>
          <table:table-cell office:value-type="float" office:value="0.107852" table:style-name="ce1">
            <text:p>0.107852</text:p>
          </table:table-cell>
          <table:table-cell office:value-type="float" office:value="-5.3714999999999999E-2" table:style-name="ce1">
            <text:p>-0.053715</text:p>
          </table:table-cell>
          <table:table-cell office:value-type="float" office:value="0.107206" table:style-name="ce1">
            <text:p>0.107206</text:p>
          </table:table-cell>
          <table:table-cell office:value-type="float" office:value="-5.3982000000000002E-2" table:style-name="ce1">
            <text:p>-0.053982</text:p>
          </table:table-cell>
          <table:table-cell table:style-name="ce1"/>
          <table:table-cell office:value-type="float" office:value="5.1200099999999997" table:style-name="ce1">
            <text:p>5.12001</text:p>
          </table:table-cell>
          <table:table-cell office:value-type="float" office:value="0.317353" table:style-name="ce1">
            <text:p>0.317353</text:p>
          </table:table-cell>
          <table:table-cell office:value-type="float" office:value="4.8763999999999974E-2" table:formula="of:=[.K274]-[.$K$18]" table:style-name="ce1">
            <text:p>0.048764</text:p>
          </table:table-cell>
          <table:table-cell office:value-type="float" office:value="0.171483" table:style-name="ce1">
            <text:p>0.171483</text:p>
          </table:table-cell>
          <table:table-cell office:value-type="float" office:value="6.80732E-2" table:style-name="ce1">
            <text:p>0.0680732</text:p>
          </table:table-cell>
          <table:table-cell table:number-columns-repeated="16370"/>
        </table:table-row>
        <table:table-row table:style-name="ro1">
          <table:table-cell office:value-type="float" office:value="12.75" table:style-name="ce1">
            <text:p>12.75</text:p>
          </table:table-cell>
          <table:table-cell office:value-type="float" office:value="1.467E-3" table:style-name="ce1">
            <text:p>0.001467</text:p>
          </table:table-cell>
          <table:table-cell office:value-type="float" office:value="1.2732E-2" table:style-name="ce1">
            <text:p>0.012732</text:p>
          </table:table-cell>
          <table:table-cell office:value-type="float" office:value="1.2278000000000001E-2" table:style-name="ce1">
            <text:p>0.012278</text:p>
          </table:table-cell>
          <table:table-cell office:value-type="float" office:value="7.1159E-2" table:style-name="ce1">
            <text:p>0.071159</text:p>
          </table:table-cell>
          <table:table-cell office:value-type="float" office:value="-6.4946000000000004E-2" table:style-name="ce1">
            <text:p>-0.064946</text:p>
          </table:table-cell>
          <table:table-cell office:value-type="float" office:value="7.0391999999999996E-2" table:style-name="ce1">
            <text:p>0.070392</text:p>
          </table:table-cell>
          <table:table-cell office:value-type="float" office:value="-6.4947000000000005E-2" table:style-name="ce1">
            <text:p>-0.064947</text:p>
          </table:table-cell>
          <table:table-cell table:style-name="ce1"/>
          <table:table-cell office:value-type="float" office:value="5.1400300000000003" table:style-name="ce1">
            <text:p>5.14003</text:p>
          </table:table-cell>
          <table:table-cell office:value-type="float" office:value="0.34417700000000001" table:style-name="ce1">
            <text:p>0.344177</text:p>
          </table:table-cell>
          <table:table-cell office:value-type="float" office:value="7.5587999999999989E-2" table:formula="of:=[.K275]-[.$K$18]" table:style-name="ce1">
            <text:p>0.075588</text:p>
          </table:table-cell>
          <table:table-cell office:value-type="float" office:value="0.18562400000000001" table:style-name="ce1">
            <text:p>0.185624</text:p>
          </table:table-cell>
          <table:table-cell office:value-type="float" office:value="4.7254699999999997E-2" table:style-name="ce1">
            <text:p>0.0472547</text:p>
          </table:table-cell>
          <table:table-cell table:number-columns-repeated="16370"/>
        </table:table-row>
        <table:table-row table:style-name="ro1">
          <table:table-cell office:value-type="float" office:value="12.8" table:style-name="ce1">
            <text:p>12.8</text:p>
          </table:table-cell>
          <table:table-cell office:value-type="float" office:value="5.4559999999999999E-3" table:style-name="ce1">
            <text:p>0.005456</text:p>
          </table:table-cell>
          <table:table-cell office:value-type="float" office:value="3.0279999999999999E-3" table:style-name="ce1">
            <text:p>0.003028</text:p>
          </table:table-cell>
          <table:table-cell office:value-type="float" office:value="2.5339999999999998E-3" table:style-name="ce1">
            <text:p>0.002534</text:p>
          </table:table-cell>
          <table:table-cell office:value-type="float" office:value="3.0043E-2" table:style-name="ce1">
            <text:p>0.030043</text:p>
          </table:table-cell>
          <table:table-cell office:value-type="float" office:value="-6.8421999999999997E-2" table:style-name="ce1">
            <text:p>-0.068422</text:p>
          </table:table-cell>
          <table:table-cell office:value-type="float" office:value="2.9381999999999998E-2" table:style-name="ce1">
            <text:p>0.029382</text:p>
          </table:table-cell>
          <table:table-cell office:value-type="float" office:value="-6.8103999999999998E-2" table:style-name="ce1">
            <text:p>-0.068104</text:p>
          </table:table-cell>
          <table:table-cell table:style-name="ce1"/>
          <table:table-cell office:value-type="float" office:value="5.1600299999999999" table:style-name="ce1">
            <text:p>5.16003</text:p>
          </table:table-cell>
          <table:table-cell office:value-type="float" office:value="0.34787800000000002" table:style-name="ce1">
            <text:p>0.347878</text:p>
          </table:table-cell>
          <table:table-cell office:value-type="float" office:value="7.9288999999999998E-2" table:formula="of:=[.K276]-[.$K$18]" table:style-name="ce1">
            <text:p>0.079289</text:p>
          </table:table-cell>
          <table:table-cell office:value-type="float" office:value="0.19569800000000001" table:style-name="ce1">
            <text:p>0.195698</text:p>
          </table:table-cell>
          <table:table-cell office:value-type="float" office:value="3.1203700000000001E-2" table:style-name="ce1">
            <text:p>0.0312037</text:p>
          </table:table-cell>
          <table:table-cell table:number-columns-repeated="16370"/>
        </table:table-row>
        <table:table-row table:style-name="ro1">
          <table:table-cell office:value-type="float" office:value="12.85" table:style-name="ce1">
            <text:p>12.85</text:p>
          </table:table-cell>
          <table:table-cell office:value-type="float" office:value="9.2659999999999999E-3" table:style-name="ce1">
            <text:p>0.009266</text:p>
          </table:table-cell>
          <table:table-cell office:value-type="float" office:value="-5.8079999999999998E-3" table:style-name="ce1">
            <text:p>-0.005808</text:p>
          </table:table-cell>
          <table:table-cell office:value-type="float" office:value="-6.1529999999999996E-3" table:style-name="ce1">
            <text:p>-0.006153</text:p>
          </table:table-cell>
          <table:table-cell office:value-type="float" office:value="-1.0999E-2" table:style-name="ce1">
            <text:p>-0.010999</text:p>
          </table:table-cell>
          <table:table-cell office:value-type="float" office:value="-6.4665E-2" table:style-name="ce1">
            <text:p>-0.064665</text:p>
          </table:table-cell>
          <table:table-cell office:value-type="float" office:value="-1.1325E-2" table:style-name="ce1">
            <text:p>-0.011325</text:p>
          </table:table-cell>
          <table:table-cell office:value-type="float" office:value="-6.4075999999999994E-2" table:style-name="ce1">
            <text:p>-0.064076</text:p>
          </table:table-cell>
          <table:table-cell table:style-name="ce1"/>
          <table:table-cell office:value-type="float" office:value="5.18004" table:style-name="ce1">
            <text:p>5.18004</text:p>
          </table:table-cell>
          <table:table-cell office:value-type="float" office:value="0.34145399999999998" table:style-name="ce1">
            <text:p>0.341454</text:p>
          </table:table-cell>
          <table:table-cell office:value-type="float" office:value="7.2864999999999958E-2" table:formula="of:=[.K277]-[.$K$18]" table:style-name="ce1">
            <text:p>0.072865</text:p>
          </table:table-cell>
          <table:table-cell office:value-type="float" office:value="0.19955800000000001" table:style-name="ce1">
            <text:p>0.199558</text:p>
          </table:table-cell>
          <table:table-cell office:value-type="float" office:value="1.6580399999999999E-2" table:style-name="ce1">
            <text:p>0.0165804</text:p>
          </table:table-cell>
          <table:table-cell table:number-columns-repeated="16370"/>
        </table:table-row>
        <table:table-row table:style-name="ro1">
          <table:table-cell office:value-type="float" office:value="12.9" table:style-name="ce1">
            <text:p>12.9</text:p>
          </table:table-cell>
          <table:table-cell office:value-type="float" office:value="1.2869E-2" table:style-name="ce1">
            <text:p>0.012869</text:p>
          </table:table-cell>
          <table:table-cell office:value-type="float" office:value="-1.3108E-2" table:style-name="ce1">
            <text:p>-0.013108</text:p>
          </table:table-cell>
          <table:table-cell office:value-type="float" office:value="-1.3143999999999999E-2" table:style-name="ce1">
            <text:p>-0.013144</text:p>
          </table:table-cell>
          <table:table-cell office:value-type="float" office:value="-4.8044000000000003E-2" table:style-name="ce1">
            <text:p>-0.048044</text:p>
          </table:table-cell>
          <table:table-cell office:value-type="float" office:value="-5.5018999999999998E-2" table:style-name="ce1">
            <text:p>-0.055019</text:p>
          </table:table-cell>
          <table:table-cell office:value-type="float" office:value="-4.7877000000000003E-2" table:style-name="ce1">
            <text:p>-0.047877</text:p>
          </table:table-cell>
          <table:table-cell office:value-type="float" office:value="-5.4294000000000002E-2" table:style-name="ce1">
            <text:p>-0.054294</text:p>
          </table:table-cell>
          <table:table-cell table:style-name="ce1"/>
          <table:table-cell office:value-type="float" office:value="5.2000299999999999" table:style-name="ce1">
            <text:p>5.20003</text:p>
          </table:table-cell>
          <table:table-cell office:value-type="float" office:value="0.33946300000000001" table:style-name="ce1">
            <text:p>0.339463</text:p>
          </table:table-cell>
          <table:table-cell office:value-type="float" office:value="7.0873999999999993E-2" table:formula="of:=[.K278]-[.$K$18]" table:style-name="ce1">
            <text:p>0.070874</text:p>
          </table:table-cell>
          <table:table-cell office:value-type="float" office:value="0.19755800000000001" table:style-name="ce1">
            <text:p>0.197558</text:p>
          </table:table-cell>
          <table:table-cell office:value-type="float" office:value="-6.50199E-3" table:style-name="ce1">
            <text:p>-0.00650199</text:p>
          </table:table-cell>
          <table:table-cell table:number-columns-repeated="16370"/>
        </table:table-row>
        <table:table-row table:style-name="ro1">
          <table:table-cell office:value-type="float" office:value="12.95" table:style-name="ce1">
            <text:p>12.95</text:p>
          </table:table-cell>
          <table:table-cell office:value-type="float" office:value="1.6091000000000001E-2" table:style-name="ce1">
            <text:p>0.016091</text:p>
          </table:table-cell>
          <table:table-cell office:value-type="float" office:value="-1.8533999999999998E-2" table:style-name="ce1">
            <text:p>-0.018534</text:p>
          </table:table-cell>
          <table:table-cell office:value-type="float" office:value="-1.8216E-2" table:style-name="ce1">
            <text:p>-0.018216</text:p>
          </table:table-cell>
          <table:table-cell office:value-type="float" office:value="-7.8103000000000006E-2" table:style-name="ce1">
            <text:p>-0.078103</text:p>
          </table:table-cell>
          <table:table-cell office:value-type="float" office:value="-4.1273999999999998E-2" table:style-name="ce1">
            <text:p>-0.041274</text:p>
          </table:table-cell>
          <table:table-cell office:value-type="float" office:value="-7.7406000000000003E-2" table:style-name="ce1">
            <text:p>-0.077406</text:p>
          </table:table-cell>
          <table:table-cell office:value-type="float" office:value="-4.0597000000000001E-2" table:style-name="ce1">
            <text:p>-0.040597</text:p>
          </table:table-cell>
          <table:table-cell table:style-name="ce1"/>
          <table:table-cell office:value-type="float" office:value="5.2200499999999996" table:style-name="ce1">
            <text:p>5.22005</text:p>
          </table:table-cell>
          <table:table-cell office:value-type="float" office:value="0.329957" table:style-name="ce1">
            <text:p>0.329957</text:p>
          </table:table-cell>
          <table:table-cell office:value-type="float" office:value="6.1367999999999978E-2" table:formula="of:=[.K279]-[.$K$18]" table:style-name="ce1">
            <text:p>0.061368</text:p>
          </table:table-cell>
          <table:table-cell office:value-type="float" office:value="0.19308700000000001" table:style-name="ce1">
            <text:p>0.193087</text:p>
          </table:table-cell>
          <table:table-cell office:value-type="float" office:value="-2.90212E-2" table:style-name="ce1">
            <text:p>-0.0290212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8636E-2" table:style-name="ce1">
            <text:p>0.018636</text:p>
          </table:table-cell>
          <table:table-cell office:value-type="float" office:value="-2.1988000000000001E-2" table:style-name="ce1">
            <text:p>-0.021988</text:p>
          </table:table-cell>
          <table:table-cell office:value-type="float" office:value="-2.1426000000000001E-2" table:style-name="ce1">
            <text:p>-0.021426</text:p>
          </table:table-cell>
          <table:table-cell office:value-type="float" office:value="-9.9268999999999996E-2" table:style-name="ce1">
            <text:p>-0.099269</text:p>
          </table:table-cell>
          <table:table-cell office:value-type="float" office:value="-2.5347000000000001E-2" table:style-name="ce1">
            <text:p>-0.025347</text:p>
          </table:table-cell>
          <table:table-cell office:value-type="float" office:value="-9.8145999999999997E-2" table:style-name="ce1">
            <text:p>-0.098146</text:p>
          </table:table-cell>
          <table:table-cell office:value-type="float" office:value="-2.4895E-2" table:style-name="ce1">
            <text:p>-0.024895</text:p>
          </table:table-cell>
          <table:table-cell table:style-name="ce1"/>
          <table:table-cell office:value-type="float" office:value="5.24" table:style-name="ce1">
            <text:p>5.24</text:p>
          </table:table-cell>
          <table:table-cell office:value-type="float" office:value="0.32733099999999998" table:style-name="ce1">
            <text:p>0.327331</text:p>
          </table:table-cell>
          <table:table-cell office:value-type="float" office:value="5.8741999999999961E-2" table:formula="of:=[.K280]-[.$K$18]" table:style-name="ce1">
            <text:p>0.058742</text:p>
          </table:table-cell>
          <table:table-cell office:value-type="float" office:value="0.18201100000000001" table:style-name="ce1">
            <text:p>0.182011</text:p>
          </table:table-cell>
          <table:table-cell office:value-type="float" office:value="-5.42073E-2" table:style-name="ce1">
            <text:p>-0.0542073</text:p>
          </table:table-cell>
          <table:table-cell table:number-columns-repeated="16370"/>
        </table:table-row>
        <table:table-row table:style-name="ro1">
          <table:table-cell office:value-type="float" office:value="13.05" table:style-name="ce1">
            <text:p>13.05</text:p>
          </table:table-cell>
          <table:table-cell office:value-type="float" office:value="2.0146000000000001E-2" table:style-name="ce1">
            <text:p>0.020146</text:p>
          </table:table-cell>
          <table:table-cell office:value-type="float" office:value="-2.3514E-2" table:style-name="ce1">
            <text:p>-0.023514</text:p>
          </table:table-cell>
          <table:table-cell office:value-type="float" office:value="-2.2918999999999998E-2" table:style-name="ce1">
            <text:p>-0.022919</text:p>
          </table:table-cell>
          <table:table-cell office:value-type="float" office:value="-0.110721" table:style-name="ce1">
            <text:p>-0.110721</text:p>
          </table:table-cell>
          <table:table-cell office:value-type="float" office:value="-9.0419999999999997E-3" table:style-name="ce1">
            <text:p>-0.009042</text:p>
          </table:table-cell>
          <table:table-cell office:value-type="float" office:value="-0.109388" table:style-name="ce1">
            <text:p>-0.109388</text:p>
          </table:table-cell>
          <table:table-cell office:value-type="float" office:value="-8.9359999999999995E-3" table:style-name="ce1">
            <text:p>-0.008936</text:p>
          </table:table-cell>
          <table:table-cell table:style-name="ce1"/>
          <table:table-cell office:value-type="float" office:value="5.2600199999999999" table:style-name="ce1">
            <text:p>5.26002</text:p>
          </table:table-cell>
          <table:table-cell office:value-type="float" office:value="0.31807999999999997" table:style-name="ce1">
            <text:p>0.31808</text:p>
          </table:table-cell>
          <table:table-cell office:value-type="float" office:value="4.9490999999999952E-2" table:formula="of:=[.K281]-[.$K$18]" table:style-name="ce1">
            <text:p>0.049491</text:p>
          </table:table-cell>
          <table:table-cell office:value-type="float" office:value="0.16834099999999999" table:style-name="ce1">
            <text:p>0.168341</text:p>
          </table:table-cell>
          <table:table-cell office:value-type="float" office:value="-6.8269800000000005E-2" table:style-name="ce1">
            <text:p>-0.0682698</text:p>
          </table:table-cell>
          <table:table-cell table:number-columns-repeated="16370"/>
        </table:table-row>
        <table:table-row table:style-name="ro1">
          <table:table-cell office:value-type="float" office:value="13.1" table:style-name="ce1">
            <text:p>13.1</text:p>
          </table:table-cell>
          <table:table-cell office:value-type="float" office:value="2.0296999999999999E-2" table:style-name="ce1">
            <text:p>0.020297</text:p>
          </table:table-cell>
          <table:table-cell office:value-type="float" office:value="-2.3224999999999999E-2" table:style-name="ce1">
            <text:p>-0.023225</text:p>
          </table:table-cell>
          <table:table-cell office:value-type="float" office:value="-2.2796E-2" table:style-name="ce1">
            <text:p>-0.022796</text:p>
          </table:table-cell>
          <table:table-cell office:value-type="float" office:value="-0.112622" table:style-name="ce1">
            <text:p>-0.112622</text:p>
          </table:table-cell>
          <table:table-cell office:value-type="float" office:value="6.0780000000000001E-3" table:style-name="ce1">
            <text:p>0.006078</text:p>
          </table:table-cell>
          <table:table-cell office:value-type="float" office:value="-0.11135100000000001" table:style-name="ce1">
            <text:p>-0.111351</text:p>
          </table:table-cell>
          <table:table-cell office:value-type="float" office:value="5.8019999999999999E-3" table:style-name="ce1">
            <text:p>0.005802</text:p>
          </table:table-cell>
          <table:table-cell table:style-name="ce1"/>
          <table:table-cell office:value-type="float" office:value="5.2800099999999999" table:style-name="ce1">
            <text:p>5.28001</text:p>
          </table:table-cell>
          <table:table-cell office:value-type="float" office:value="0.30882199999999999" table:style-name="ce1">
            <text:p>0.308822</text:p>
          </table:table-cell>
          <table:table-cell office:value-type="float" office:value="4.0232999999999963E-2" table:formula="of:=[.K282]-[.$K$18]" table:style-name="ce1">
            <text:p>0.040233</text:p>
          </table:table-cell>
          <table:table-cell office:value-type="float" office:value="0.150917" table:style-name="ce1">
            <text:p>0.150917</text:p>
          </table:table-cell>
          <table:table-cell office:value-type="float" office:value="-7.6266299999999995E-2" table:style-name="ce1">
            <text:p>-0.0762663</text:p>
          </table:table-cell>
          <table:table-cell table:number-columns-repeated="16370"/>
        </table:table-row>
        <table:table-row table:style-name="ro1">
          <table:table-cell office:value-type="float" office:value="13.15" table:style-name="ce1">
            <text:p>13.15</text:p>
          </table:table-cell>
          <table:table-cell office:value-type="float" office:value="1.8905000000000002E-2" table:style-name="ce1">
            <text:p>0.018905</text:p>
          </table:table-cell>
          <table:table-cell office:value-type="float" office:value="-2.129E-2" table:style-name="ce1">
            <text:p>-0.02129</text:p>
          </table:table-cell>
          <table:table-cell office:value-type="float" office:value="-2.1106E-2" table:style-name="ce1">
            <text:p>-0.021106</text:p>
          </table:table-cell>
          <table:table-cell office:value-type="float" office:value="-0.10596999999999999" table:style-name="ce1">
            <text:p>-0.10597</text:p>
          </table:table-cell>
          <table:table-cell office:value-type="float" office:value="1.8755000000000001E-2" table:style-name="ce1">
            <text:p>0.018755</text:p>
          </table:table-cell>
          <table:table-cell office:value-type="float" office:value="-0.10502400000000001" table:style-name="ce1">
            <text:p>-0.105024</text:p>
          </table:table-cell>
          <table:table-cell office:value-type="float" office:value="1.8141999999999998E-2" table:style-name="ce1">
            <text:p>0.018142</text:p>
          </table:table-cell>
          <table:table-cell table:style-name="ce1"/>
          <table:table-cell office:value-type="float" office:value="5.30002" table:style-name="ce1">
            <text:p>5.30002</text:p>
          </table:table-cell>
          <table:table-cell office:value-type="float" office:value="0.30081799999999997" table:style-name="ce1">
            <text:p>0.300818</text:p>
          </table:table-cell>
          <table:table-cell office:value-type="float" office:value="3.2228999999999952E-2" table:formula="of:=[.K283]-[.$K$18]" table:style-name="ce1">
            <text:p>0.032229</text:p>
          </table:table-cell>
          <table:table-cell office:value-type="float" office:value="0.12673799999999999" table:style-name="ce1">
            <text:p>0.126738</text:p>
          </table:table-cell>
          <table:table-cell office:value-type="float" office:value="-8.1003000000000006E-2" table:style-name="ce1">
            <text:p>-0.081003</text:p>
          </table:table-cell>
          <table:table-cell table:number-columns-repeated="16370"/>
        </table:table-row>
        <table:table-row table:style-name="ro1">
          <table:table-cell office:value-type="float" office:value="13.2" table:style-name="ce1">
            <text:p>13.2</text:p>
          </table:table-cell>
          <table:table-cell office:value-type="float" office:value="1.6E-2" table:style-name="ce1">
            <text:p>0.016</text:p>
          </table:table-cell>
          <table:table-cell office:value-type="float" office:value="-1.7949E-2" table:style-name="ce1">
            <text:p>-0.017949</text:p>
          </table:table-cell>
          <table:table-cell office:value-type="float" office:value="-1.7964000000000001E-2" table:style-name="ce1">
            <text:p>-0.017964</text:p>
          </table:table-cell>
          <table:table-cell office:value-type="float" office:value="-9.2429999999999998E-2" table:style-name="ce1">
            <text:p>-0.09243</text:p>
          </table:table-cell>
          <table:table-cell office:value-type="float" office:value="2.8056999999999999E-2" table:style-name="ce1">
            <text:p>0.028057</text:p>
          </table:table-cell>
          <table:table-cell office:value-type="float" office:value="-9.2010999999999996E-2" table:style-name="ce1">
            <text:p>-0.092011</text:p>
          </table:table-cell>
          <table:table-cell office:value-type="float" office:value="2.7215E-2" table:style-name="ce1">
            <text:p>0.027215</text:p>
          </table:table-cell>
          <table:table-cell table:style-name="ce1"/>
          <table:table-cell office:value-type="float" office:value="5.32003" table:style-name="ce1">
            <text:p>5.32003</text:p>
          </table:table-cell>
          <table:table-cell office:value-type="float" office:value="0.29313899999999998" table:style-name="ce1">
            <text:p>0.293139</text:p>
          </table:table-cell>
          <table:table-cell office:value-type="float" office:value="2.4549999999999961E-2" table:formula="of:=[.K284]-[.$K$18]" table:style-name="ce1">
            <text:p>0.02455</text:p>
          </table:table-cell>
          <table:table-cell office:value-type="float" office:value="0.10286099999999999" table:style-name="ce1">
            <text:p>0.102861</text:p>
          </table:table-cell>
          <table:table-cell office:value-type="float" office:value="-8.9434299999999994E-2" table:style-name="ce1">
            <text:p>-0.0894343</text:p>
          </table:table-cell>
          <table:table-cell table:number-columns-repeated="16370"/>
        </table:table-row>
        <table:table-row table:style-name="ro1">
          <table:table-cell office:value-type="float" office:value="13.25" table:style-name="ce1">
            <text:p>13.25</text:p>
          </table:table-cell>
          <table:table-cell office:value-type="float" office:value="1.1859E-2" table:style-name="ce1">
            <text:p>0.011859</text:p>
          </table:table-cell>
          <table:table-cell office:value-type="float" office:value="-1.3557E-2" table:style-name="ce1">
            <text:p>-0.013557</text:p>
          </table:table-cell>
          <table:table-cell office:value-type="float" office:value="-1.3674E-2" table:style-name="ce1">
            <text:p>-0.013674</text:p>
          </table:table-cell>
          <table:table-cell office:value-type="float" office:value="-7.4152999999999997E-2" table:style-name="ce1">
            <text:p>-0.074153</text:p>
          </table:table-cell>
          <table:table-cell office:value-type="float" office:value="3.3401E-2" table:style-name="ce1">
            <text:p>0.033401</text:p>
          </table:table-cell>
          <table:table-cell office:value-type="float" office:value="-7.4372999999999995E-2" table:style-name="ce1">
            <text:p>-0.074373</text:p>
          </table:table-cell>
          <table:table-cell office:value-type="float" office:value="3.2472000000000001E-2" table:style-name="ce1">
            <text:p>0.032472</text:p>
          </table:table-cell>
          <table:table-cell table:style-name="ce1"/>
          <table:table-cell office:value-type="float" office:value="5.3400400000000001" table:style-name="ce1">
            <text:p>5.34004</text:p>
          </table:table-cell>
          <table:table-cell office:value-type="float" office:value="0.28570400000000001" table:style-name="ce1">
            <text:p>0.285704</text:p>
          </table:table-cell>
          <table:table-cell office:value-type="float" office:value="1.7114999999999991E-2" table:formula="of:=[.K285]-[.$K$18]" table:style-name="ce1">
            <text:p>0.017115</text:p>
          </table:table-cell>
          <table:table-cell office:value-type="float" office:value="7.8161800000000003E-2" table:style-name="ce1">
            <text:p>0.0781618</text:p>
          </table:table-cell>
          <table:table-cell office:value-type="float" office:value="-9.1161500000000006E-2" table:style-name="ce1">
            <text:p>-0.0911615</text:p>
          </table:table-cell>
          <table:table-cell table:number-columns-repeated="16370"/>
        </table:table-row>
        <table:table-row table:style-name="ro1">
          <table:table-cell office:value-type="float" office:value="13.3" table:style-name="ce1">
            <text:p>13.3</text:p>
          </table:table-cell>
          <table:table-cell office:value-type="float" office:value="6.9680000000000002E-3" table:style-name="ce1">
            <text:p>0.006968</text:p>
          </table:table-cell>
          <table:table-cell office:value-type="float" office:value="-8.5950000000000002E-3" table:style-name="ce1">
            <text:p>-0.008595</text:p>
          </table:table-cell>
          <table:table-cell office:value-type="float" office:value="-8.7609999999999997E-3" table:style-name="ce1">
            <text:p>-0.008761</text:p>
          </table:table-cell>
          <table:table-cell office:value-type="float" office:value="-5.3567999999999998E-2" table:style-name="ce1">
            <text:p>-0.053568</text:p>
          </table:table-cell>
          <table:table-cell office:value-type="float" office:value="3.4591999999999998E-2" table:style-name="ce1">
            <text:p>0.034592</text:p>
          </table:table-cell>
          <table:table-cell office:value-type="float" office:value="-5.4434000000000003E-2" table:style-name="ce1">
            <text:p>-0.054434</text:p>
          </table:table-cell>
          <table:table-cell office:value-type="float" office:value="3.3727E-2" table:style-name="ce1">
            <text:p>0.033727</text:p>
          </table:table-cell>
          <table:table-cell table:style-name="ce1"/>
          <table:table-cell office:value-type="float" office:value="5.3600199999999996" table:style-name="ce1">
            <text:p>5.36002</text:p>
          </table:table-cell>
          <table:table-cell office:value-type="float" office:value="0.28015200000000001" table:style-name="ce1">
            <text:p>0.280152</text:p>
          </table:table-cell>
          <table:table-cell office:value-type="float" office:value="1.156299999999999E-2" table:formula="of:=[.K286]-[.$K$18]" table:style-name="ce1">
            <text:p>0.011563</text:p>
          </table:table-cell>
          <table:table-cell office:value-type="float" office:value="5.4658999999999999E-2" table:style-name="ce1">
            <text:p>0.054659</text:p>
          </table:table-cell>
          <table:table-cell office:value-type="float" office:value="-9.2182600000000003E-2" table:style-name="ce1">
            <text:p>-0.0921826</text:p>
          </table:table-cell>
          <table:table-cell table:number-columns-repeated="16370"/>
        </table:table-row>
        <table:table-row table:style-name="ro1">
          <table:table-cell office:value-type="float" office:value="13.35" table:style-name="ce1">
            <text:p>13.35</text:p>
          </table:table-cell>
          <table:table-cell office:value-type="float" office:value="1.9419999999999999E-3" table:style-name="ce1">
            <text:p>0.001942</text:p>
          </table:table-cell>
          <table:table-cell office:value-type="float" office:value="-3.6519999999999999E-3" table:style-name="ce1">
            <text:p>-0.003652</text:p>
          </table:table-cell>
          <table:table-cell office:value-type="float" office:value="-3.8860000000000001E-3" table:style-name="ce1">
            <text:p>-0.003886</text:p>
          </table:table-cell>
          <table:table-cell office:value-type="float" office:value="-3.3141999999999998E-2" table:style-name="ce1">
            <text:p>-0.033142</text:p>
          </table:table-cell>
          <table:table-cell office:value-type="float" office:value="3.1854E-2" table:style-name="ce1">
            <text:p>0.031854</text:p>
          </table:table-cell>
          <table:table-cell office:value-type="float" office:value="-3.4556999999999997E-2" table:style-name="ce1">
            <text:p>-0.034557</text:p>
          </table:table-cell>
          <table:table-cell office:value-type="float" office:value="3.1199999999999999E-2" table:style-name="ce1">
            <text:p>0.0312</text:p>
          </table:table-cell>
          <table:table-cell table:style-name="ce1"/>
          <table:table-cell office:value-type="float" office:value="5.3800100000000004" table:style-name="ce1">
            <text:p>5.38001</text:p>
          </table:table-cell>
          <table:table-cell office:value-type="float" office:value="0.27463199999999999" table:style-name="ce1">
            <text:p>0.274632</text:p>
          </table:table-cell>
          <table:table-cell office:value-type="float" office:value="6.0429999999999651E-3" table:formula="of:=[.K287]-[.$K$18]" table:style-name="ce1">
            <text:p>0.006043</text:p>
          </table:table-cell>
          <table:table-cell office:value-type="float" office:value="2.61453E-2" table:style-name="ce1">
            <text:p>0.0261453</text:p>
          </table:table-cell>
          <table:table-cell office:value-type="float" office:value="-9.3063400000000004E-2" table:style-name="ce1">
            <text:p>-0.0930634</text:p>
          </table:table-cell>
          <table:table-cell table:number-columns-repeated="16370"/>
        </table:table-row>
        <table:table-row table:style-name="ro1">
          <table:table-cell office:value-type="float" office:value="13.4" table:style-name="ce1">
            <text:p>13.4</text:p>
          </table:table-cell>
          <table:table-cell office:value-type="float" office:value="-2.5929999999999998E-3" table:style-name="ce1">
            <text:p>-0.002593</text:p>
          </table:table-cell>
          <table:table-cell office:value-type="float" office:value="6.5300000000000004E-4" table:style-name="ce1">
            <text:p>0.000653</text:p>
          </table:table-cell>
          <table:table-cell office:value-type="float" office:value="3.01E-4" table:style-name="ce1">
            <text:p>0.000301</text:p>
          </table:table-cell>
          <table:table-cell office:value-type="float" office:value="-1.5107000000000001E-2" table:style-name="ce1">
            <text:p>-0.015107</text:p>
          </table:table-cell>
          <table:table-cell office:value-type="float" office:value="2.5847999999999999E-2" table:style-name="ce1">
            <text:p>0.025848</text:p>
          </table:table-cell>
          <table:table-cell office:value-type="float" office:value="-1.6881E-2" table:style-name="ce1">
            <text:p>-0.016881</text:p>
          </table:table-cell>
          <table:table-cell office:value-type="float" office:value="2.5534000000000001E-2" table:style-name="ce1">
            <text:p>0.025534</text:p>
          </table:table-cell>
          <table:table-cell table:style-name="ce1"/>
          <table:table-cell office:value-type="float" office:value="5.4000300000000001" table:style-name="ce1">
            <text:p>5.40003</text:p>
          </table:table-cell>
          <table:table-cell office:value-type="float" office:value="0.26942199999999999" table:style-name="ce1">
            <text:p>0.269422</text:p>
          </table:table-cell>
          <table:table-cell office:value-type="float" office:value="8.3299999999997265E-4" table:formula="of:=[.K288]-[.$K$18]" table:style-name="ce1">
            <text:p>0.000833</text:p>
          </table:table-cell>
          <table:table-cell office:value-type="float" office:value="2.8953300000000002E-3" table:style-name="ce1">
            <text:p>0.00289533</text:p>
          </table:table-cell>
          <table:table-cell office:value-type="float" office:value="-9.1096999999999997E-2" table:style-name="ce1">
            <text:p>-0.091097</text:p>
          </table:table-cell>
          <table:table-cell table:number-columns-repeated="16370"/>
        </table:table-row>
        <table:table-row table:style-name="ro1">
          <table:table-cell office:value-type="float" office:value="13.45" table:style-name="ce1">
            <text:p>13.45</text:p>
          </table:table-cell>
          <table:table-cell office:value-type="float" office:value="-6.1079999999999997E-3" table:style-name="ce1">
            <text:p>-0.006108</text:p>
          </table:table-cell>
          <table:table-cell office:value-type="float" office:value="3.7799999999999999E-3" table:style-name="ce1">
            <text:p>0.00378</text:p>
          </table:table-cell>
          <table:table-cell office:value-type="float" office:value="3.2959999999999999E-3" table:style-name="ce1">
            <text:p>0.003296</text:p>
          </table:table-cell>
          <table:table-cell office:value-type="float" office:value="-1.199E-3" table:style-name="ce1">
            <text:p>-0.001199</text:p>
          </table:table-cell>
          <table:table-cell office:value-type="float" office:value="1.7624000000000001E-2" table:style-name="ce1">
            <text:p>0.017624</text:p>
          </table:table-cell>
          <table:table-cell office:value-type="float" office:value="-3.0599999999999998E-3" table:style-name="ce1">
            <text:p>-0.00306</text:p>
          </table:table-cell>
          <table:table-cell office:value-type="float" office:value="1.7748E-2" table:style-name="ce1">
            <text:p>0.017748</text:p>
          </table:table-cell>
          <table:table-cell table:style-name="ce1"/>
          <table:table-cell office:value-type="float" office:value="5.42" table:style-name="ce1">
            <text:p>5.42</text:p>
          </table:table-cell>
          <table:table-cell office:value-type="float" office:value="0.264984" table:style-name="ce1">
            <text:p>0.264984</text:p>
          </table:table-cell>
          <table:table-cell office:value-type="float" office:value="-3.6050000000000249E-3" table:formula="of:=[.K289]-[.$K$18]" table:style-name="ce1">
            <text:p>-0.003605</text:p>
          </table:table-cell>
          <table:table-cell office:value-type="float" office:value="-1.93873E-2" table:style-name="ce1">
            <text:p>-0.0193873</text:p>
          </table:table-cell>
          <table:table-cell office:value-type="float" office:value="-8.6537000000000003E-2" table:style-name="ce1">
            <text:p>-0.086537</text:p>
          </table:table-cell>
          <table:table-cell table:number-columns-repeated="16370"/>
        </table:table-row>
        <table:table-row table:style-name="ro1">
          <table:table-cell office:value-type="float" office:value="13.5" table:style-name="ce1">
            <text:p>13.5</text:p>
          </table:table-cell>
          <table:table-cell office:value-type="float" office:value="-8.2640000000000005E-3" table:style-name="ce1">
            <text:p>-0.008264</text:p>
          </table:table-cell>
          <table:table-cell office:value-type="float" office:value="5.378E-3" table:style-name="ce1">
            <text:p>0.005378</text:p>
          </table:table-cell>
          <table:table-cell office:value-type="float" office:value="4.8199999999999996E-3" table:style-name="ce1">
            <text:p>0.00482</text:p>
          </table:table-cell>
          <table:table-cell office:value-type="float" office:value="7.5640000000000004E-3" table:style-name="ce1">
            <text:p>0.007564</text:p>
          </table:table-cell>
          <table:table-cell office:value-type="float" office:value="8.5109999999999995E-3" table:style-name="ce1">
            <text:p>0.008511</text:p>
          </table:table-cell>
          <table:table-cell office:value-type="float" office:value="5.9449999999999998E-3" table:style-name="ce1">
            <text:p>0.005945</text:p>
          </table:table-cell>
          <table:table-cell office:value-type="float" office:value="9.1170000000000001E-3" table:style-name="ce1">
            <text:p>0.009117</text:p>
          </table:table-cell>
          <table:table-cell table:style-name="ce1"/>
          <table:table-cell office:value-type="float" office:value="5.4400300000000001" table:style-name="ce1">
            <text:p>5.44003</text:p>
          </table:table-cell>
          <table:table-cell office:value-type="float" office:value="0.26133699999999999" table:style-name="ce1">
            <text:p>0.261337</text:p>
          </table:table-cell>
          <table:table-cell office:value-type="float" office:value="-7.2520000000000362E-3" table:formula="of:=[.K290]-[.$K$18]" table:style-name="ce1">
            <text:p>-0.007252</text:p>
          </table:table-cell>
          <table:table-cell office:value-type="float" office:value="-4.3474400000000003E-2" table:style-name="ce1">
            <text:p>-0.0434744</text:p>
          </table:table-cell>
          <table:table-cell office:value-type="float" office:value="-8.0005900000000005E-2" table:style-name="ce1">
            <text:p>-0.0800059</text:p>
          </table:table-cell>
          <table:table-cell table:number-columns-repeated="16370"/>
        </table:table-row>
        <table:table-row table:style-name="ro1">
          <table:table-cell office:value-type="float" office:value="13.55" table:style-name="ce1">
            <text:p>13.55</text:p>
          </table:table-cell>
          <table:table-cell office:value-type="float" office:value="-8.9499999999999996E-3" table:style-name="ce1">
            <text:p>-0.00895</text:p>
          </table:table-cell>
          <table:table-cell office:value-type="float" office:value="5.3709999999999999E-3" table:style-name="ce1">
            <text:p>0.005371</text:p>
          </table:table-cell>
          <table:table-cell office:value-type="float" office:value="4.8580000000000003E-3" table:style-name="ce1">
            <text:p>0.004858</text:p>
          </table:table-cell>
          <table:table-cell office:value-type="float" office:value="1.1015E-2" table:style-name="ce1">
            <text:p>0.011015</text:p>
          </table:table-cell>
          <table:table-cell office:value-type="float" office:value="-6.3E-5" table:style-name="ce1">
            <text:p>-0.000063</text:p>
          </table:table-cell>
          <table:table-cell office:value-type="float" office:value="9.9760000000000005E-3" table:style-name="ce1">
            <text:p>0.009976</text:p>
          </table:table-cell>
          <table:table-cell office:value-type="float" office:value="9.8299999999999993E-4" table:style-name="ce1">
            <text:p>0.000983</text:p>
          </table:table-cell>
          <table:table-cell table:style-name="ce1"/>
          <table:table-cell office:value-type="float" office:value="5.4600200000000001" table:style-name="ce1">
            <text:p>5.46002</text:p>
          </table:table-cell>
          <table:table-cell office:value-type="float" office:value="0.25822200000000001" table:style-name="ce1">
            <text:p>0.258222</text:p>
          </table:table-cell>
          <table:table-cell office:value-type="float" office:value="-1.0367000000000015E-2" table:formula="of:=[.K291]-[.$K$18]" table:style-name="ce1">
            <text:p>-0.010367</text:p>
          </table:table-cell>
          <table:table-cell office:value-type="float" office:value="-6.5784800000000004E-2" table:style-name="ce1">
            <text:p>-0.0657848</text:p>
          </table:table-cell>
          <table:table-cell office:value-type="float" office:value="-7.4511300000000003E-2" table:style-name="ce1">
            <text:p>-0.0745113</text:p>
          </table:table-cell>
          <table:table-cell table:number-columns-repeated="16370"/>
        </table:table-row>
        <table:table-row table:style-name="ro1">
          <table:table-cell office:value-type="float" office:value="13.6" table:style-name="ce1">
            <text:p>13.6</text:p>
          </table:table-cell>
          <table:table-cell office:value-type="float" office:value="-8.2889999999999995E-3" table:style-name="ce1">
            <text:p>-0.008289</text:p>
          </table:table-cell>
          <table:table-cell office:value-type="float" office:value="3.9830000000000004E-3" table:style-name="ce1">
            <text:p>0.003983</text:p>
          </table:table-cell>
          <table:table-cell office:value-type="float" office:value="3.6610000000000002E-3" table:style-name="ce1">
            <text:p>0.003661</text:p>
          </table:table-cell>
          <table:table-cell office:value-type="float" office:value="9.8379999999999995E-3" table:style-name="ce1">
            <text:p>0.009838</text:p>
          </table:table-cell>
          <table:table-cell office:value-type="float" office:value="-6.7920000000000003E-3" table:style-name="ce1">
            <text:p>-0.006792</text:p>
          </table:table-cell>
          <table:table-cell office:value-type="float" office:value="9.6579999999999999E-3" table:style-name="ce1">
            <text:p>0.009658</text:p>
          </table:table-cell>
          <table:table-cell office:value-type="float" office:value="-5.4469999999999996E-3" table:style-name="ce1">
            <text:p>-0.005447</text:p>
          </table:table-cell>
          <table:table-cell table:style-name="ce1"/>
          <table:table-cell office:value-type="float" office:value="5.48001" table:style-name="ce1">
            <text:p>5.48001</text:p>
          </table:table-cell>
          <table:table-cell office:value-type="float" office:value="0.25547199999999998" table:style-name="ce1">
            <text:p>0.255472</text:p>
          </table:table-cell>
          <table:table-cell office:value-type="float" office:value="-1.3117000000000045E-2" table:formula="of:=[.K292]-[.$K$18]" table:style-name="ce1">
            <text:p>-0.013117</text:p>
          </table:table-cell>
          <table:table-cell office:value-type="float" office:value="-8.8725399999999996E-2" table:style-name="ce1">
            <text:p>-0.0887254</text:p>
          </table:table-cell>
          <table:table-cell office:value-type="float" office:value="-6.6787700000000005E-2" table:style-name="ce1">
            <text:p>-0.0667877</text:p>
          </table:table-cell>
          <table:table-cell table:number-columns-repeated="16370"/>
        </table:table-row>
        <table:table-row table:style-name="ro1">
          <table:table-cell office:value-type="float" office:value="13.65" table:style-name="ce1">
            <text:p>13.65</text:p>
          </table:table-cell>
          <table:table-cell office:value-type="float" office:value="-6.5960000000000003E-3" table:style-name="ce1">
            <text:p>-0.006596</text:p>
          </table:table-cell>
          <table:table-cell office:value-type="float" office:value="1.688E-3" table:style-name="ce1">
            <text:p>0.001688</text:p>
          </table:table-cell>
          <table:table-cell office:value-type="float" office:value="1.694E-3" table:style-name="ce1">
            <text:p>0.001694</text:p>
          </table:table-cell>
          <table:table-cell office:value-type="float" office:value="5.4320000000000002E-3" table:style-name="ce1">
            <text:p>0.005432</text:p>
          </table:table-cell>
          <table:table-cell office:value-type="float" office:value="-1.0697E-2" table:style-name="ce1">
            <text:p>-0.010697</text:p>
          </table:table-cell>
          <table:table-cell office:value-type="float" office:value="6.2589999999999998E-3" table:style-name="ce1">
            <text:p>0.006259</text:p>
          </table:table-cell>
          <table:table-cell office:value-type="float" office:value="-9.2899999999999996E-3" table:style-name="ce1">
            <text:p>-0.00929</text:p>
          </table:table-cell>
          <table:table-cell table:style-name="ce1"/>
          <table:table-cell office:value-type="float" office:value="5.5000400000000003" table:style-name="ce1">
            <text:p>5.50004</text:p>
          </table:table-cell>
          <table:table-cell office:value-type="float" office:value="0.25304399999999999" table:style-name="ce1">
            <text:p>0.253044</text:p>
          </table:table-cell>
          <table:table-cell office:value-type="float" office:value="-1.5545000000000031E-2" table:formula="of:=[.K293]-[.$K$18]" table:style-name="ce1">
            <text:p>-0.015545</text:p>
          </table:table-cell>
          <table:table-cell office:value-type="float" office:value="-0.112119" table:style-name="ce1">
            <text:p>-0.112119</text:p>
          </table:table-cell>
          <table:table-cell office:value-type="float" office:value="-6.1143799999999998E-2" table:style-name="ce1">
            <text:p>-0.0611438</text:p>
          </table:table-cell>
          <table:table-cell table:number-columns-repeated="16370"/>
        </table:table-row>
        <table:table-row table:style-name="ro1">
          <table:table-cell office:value-type="float" office:value="13.7" table:style-name="ce1">
            <text:p>13.7</text:p>
          </table:table-cell>
          <table:table-cell office:value-type="float" office:value="-4.3099999999999996E-3" table:style-name="ce1">
            <text:p>-0.00431</text:p>
          </table:table-cell>
          <table:table-cell office:value-type="float" office:value="-8.8999999999999995E-4" table:style-name="ce1">
            <text:p>-0.00089</text:p>
          </table:table-cell>
          <table:table-cell office:value-type="float" office:value="-4.7199999999999998E-4" table:style-name="ce1">
            <text:p>-0.000472</text:p>
          </table:table-cell>
          <table:table-cell office:value-type="float" office:value="-3.4099999999999999E-4" table:style-name="ce1">
            <text:p>-0.000341</text:p>
          </table:table-cell>
          <table:table-cell office:value-type="float" office:value="-1.1279000000000001E-2" table:style-name="ce1">
            <text:p>-0.011279</text:p>
          </table:table-cell>
          <table:table-cell office:value-type="float" office:value="1.4450000000000001E-3" table:style-name="ce1">
            <text:p>0.001445</text:p>
          </table:table-cell>
          <table:table-cell office:value-type="float" office:value="-1.0108000000000001E-2" table:style-name="ce1">
            <text:p>-0.010108</text:p>
          </table:table-cell>
          <table:table-cell table:style-name="ce1"/>
          <table:table-cell office:value-type="float" office:value="5.5200100000000001" table:style-name="ce1">
            <text:p>5.52001</text:p>
          </table:table-cell>
          <table:table-cell office:value-type="float" office:value="0.25086000000000003" table:style-name="ce1">
            <text:p>0.25086</text:p>
          </table:table-cell>
          <table:table-cell office:value-type="float" office:value="-1.7728999999999995E-2" table:formula="of:=[.K294]-[.$K$18]" table:style-name="ce1">
            <text:p>-0.017729</text:p>
          </table:table-cell>
          <table:table-cell office:value-type="float" office:value="-0.13202800000000001" table:style-name="ce1">
            <text:p>-0.132028</text:p>
          </table:table-cell>
          <table:table-cell office:value-type="float" office:value="-5.53477E-2" table:style-name="ce1">
            <text:p>-0.0553477</text:p>
          </table:table-cell>
          <table:table-cell table:number-columns-repeated="16370"/>
        </table:table-row>
        <table:table-row table:style-name="ro1">
          <table:table-cell office:value-type="float" office:value="13.75" table:style-name="ce1">
            <text:p>13.75</text:p>
          </table:table-cell>
          <table:table-cell office:value-type="float" office:value="-1.9139999999999999E-3" table:style-name="ce1">
            <text:p>-0.001914</text:p>
          </table:table-cell>
          <table:table-cell office:value-type="float" office:value="-3.1099999999999999E-3" table:style-name="ce1">
            <text:p>-0.00311</text:p>
          </table:table-cell>
          <table:table-cell office:value-type="float" office:value="-2.2989999999999998E-3" table:style-name="ce1">
            <text:p>-0.002299</text:p>
          </table:table-cell>
          <table:table-cell office:value-type="float" office:value="-5.4790000000000004E-3" table:style-name="ce1">
            <text:p>-0.005479</text:p>
          </table:table-cell>
          <table:table-cell office:value-type="float" office:value="-8.5850000000000006E-3" table:style-name="ce1">
            <text:p>-0.008585</text:p>
          </table:table-cell>
          <table:table-cell office:value-type="float" office:value="-3.003E-3" table:style-name="ce1">
            <text:p>-0.003003</text:p>
          </table:table-cell>
          <table:table-cell office:value-type="float" office:value="-7.9399999999999991E-3" table:style-name="ce1">
            <text:p>-0.00794</text:p>
          </table:table-cell>
          <table:table-cell table:style-name="ce1"/>
          <table:table-cell office:value-type="float" office:value="5.5400099999999997" table:style-name="ce1">
            <text:p>5.54001</text:p>
          </table:table-cell>
          <table:table-cell office:value-type="float" office:value="0.24886" table:style-name="ce1">
            <text:p>0.24886</text:p>
          </table:table-cell>
          <table:table-cell office:value-type="float" office:value="-1.9729000000000024E-2" table:formula="of:=[.K295]-[.$K$18]" table:style-name="ce1">
            <text:p>-0.019729</text:p>
          </table:table-cell>
          <table:table-cell office:value-type="float" office:value="-0.148225" table:style-name="ce1">
            <text:p>-0.148225</text:p>
          </table:table-cell>
          <table:table-cell office:value-type="float" office:value="-5.05595E-2" table:style-name="ce1">
            <text:p>-0.0505595</text:p>
          </table:table-cell>
          <table:table-cell table:number-columns-repeated="16370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1.3200000000000001E-4" table:style-name="ce1">
            <text:p>0.000132</text:p>
          </table:table-cell>
          <table:table-cell office:value-type="float" office:value="-4.4429999999999999E-3" table:style-name="ce1">
            <text:p>-0.004443</text:p>
          </table:table-cell>
          <table:table-cell office:value-type="float" office:value="-3.392E-3" table:style-name="ce1">
            <text:p>-0.003392</text:p>
          </table:table-cell>
          <table:table-cell office:value-type="float" office:value="-8.1700000000000002E-3" table:style-name="ce1">
            <text:p>-0.00817</text:p>
          </table:table-cell>
          <table:table-cell office:value-type="float" office:value="-3.1689999999999999E-3" table:style-name="ce1">
            <text:p>-0.003169</text:p>
          </table:table-cell>
          <table:table-cell office:value-type="float" office:value="-5.4640000000000001E-3" table:style-name="ce1">
            <text:p>-0.005464</text:p>
          </table:table-cell>
          <table:table-cell office:value-type="float" office:value="-3.2529999999999998E-3" table:style-name="ce1">
            <text:p>-0.003253</text:p>
          </table:table-cell>
          <table:table-cell table:style-name="ce1"/>
          <table:table-cell office:value-type="float" office:value="5.5600399999999999" table:style-name="ce1">
            <text:p>5.56004</text:p>
          </table:table-cell>
          <table:table-cell office:value-type="float" office:value="0.247173" table:style-name="ce1">
            <text:p>0.247173</text:p>
          </table:table-cell>
          <table:table-cell office:value-type="float" office:value="-2.1416000000000018E-2" table:formula="of:=[.K296]-[.$K$18]" table:style-name="ce1">
            <text:p>-0.021416</text:p>
          </table:table-cell>
          <table:table-cell office:value-type="float" office:value="-0.171708" table:style-name="ce1">
            <text:p>-0.171708</text:p>
          </table:table-cell>
          <table:table-cell office:value-type="float" office:value="-4.7969199999999997E-2" table:style-name="ce1">
            <text:p>-0.0479692</text:p>
          </table:table-cell>
          <table:table-cell table:number-columns-repeated="16370"/>
        </table:table-row>
        <table:table-row table:style-name="ro1">
          <table:table-cell office:value-type="float" office:value="13.85" table:style-name="ce1">
            <text:p>13.85</text:p>
          </table:table-cell>
          <table:table-cell office:value-type="float" office:value="1.4580000000000001E-3" table:style-name="ce1">
            <text:p>0.001458</text:p>
          </table:table-cell>
          <table:table-cell office:value-type="float" office:value="-4.5659999999999997E-3" table:style-name="ce1">
            <text:p>-0.004566</text:p>
          </table:table-cell>
          <table:table-cell office:value-type="float" office:value="-3.5370000000000002E-3" table:style-name="ce1">
            <text:p>-0.003537</text:p>
          </table:table-cell>
          <table:table-cell office:value-type="float" office:value="-7.0740000000000004E-3" table:style-name="ce1">
            <text:p>-0.007074</text:p>
          </table:table-cell>
          <table:table-cell office:value-type="float" office:value="4.0299999999999997E-3" table:style-name="ce1">
            <text:p>0.00403</text:p>
          </table:table-cell>
          <table:table-cell office:value-type="float" office:value="-4.6969999999999998E-3" table:style-name="ce1">
            <text:p>-0.004697</text:p>
          </table:table-cell>
          <table:table-cell office:value-type="float" office:value="3.1689999999999999E-3" table:style-name="ce1">
            <text:p>0.003169</text:p>
          </table:table-cell>
          <table:table-cell table:style-name="ce1"/>
          <table:table-cell office:value-type="float" office:value="5.58" table:style-name="ce1">
            <text:p>5.58</text:p>
          </table:table-cell>
          <table:table-cell office:value-type="float" office:value="0.24575" table:style-name="ce1">
            <text:p>0.24575</text:p>
          </table:table-cell>
          <table:table-cell office:value-type="float" office:value="-2.2839000000000026E-2" table:formula="of:=[.K297]-[.$K$18]" table:style-name="ce1">
            <text:p>-0.022839</text:p>
          </table:table-cell>
          <table:table-cell office:value-type="float" office:value="-0.171848" table:style-name="ce1">
            <text:p>-0.171848</text:p>
          </table:table-cell>
          <table:table-cell office:value-type="float" office:value="-3.6690199999999999E-2" table:style-name="ce1">
            <text:p>-0.0366902</text:p>
          </table:table-cell>
          <table:table-cell table:number-columns-repeated="16370"/>
        </table:table-row>
        <table:table-row table:style-name="ro1">
          <table:table-cell office:value-type="float" office:value="13.9" table:style-name="ce1">
            <text:p>13.9</text:p>
          </table:table-cell>
          <table:table-cell office:value-type="float" office:value="1.8209999999999999E-3" table:style-name="ce1">
            <text:p>0.001821</text:p>
          </table:table-cell>
          <table:table-cell office:value-type="float" office:value="-3.395E-3" table:style-name="ce1">
            <text:p>-0.003395</text:p>
          </table:table-cell>
          <table:table-cell office:value-type="float" office:value="-2.6779999999999998E-3" table:style-name="ce1">
            <text:p>-0.002678</text:p>
          </table:table-cell>
          <table:table-cell office:value-type="float" office:value="-1.4989999999999999E-3" table:style-name="ce1">
            <text:p>-0.001499</text:p>
          </table:table-cell>
          <table:table-cell office:value-type="float" office:value="1.1863E-2" table:style-name="ce1">
            <text:p>0.011863</text:p>
          </table:table-cell>
          <table:table-cell office:value-type="float" office:value="1.7E-5" table:style-name="ce1">
            <text:p>0.000017</text:p>
          </table:table-cell>
          <table:table-cell office:value-type="float" office:value="1.0363000000000001E-2" table:style-name="ce1">
            <text:p>0.010363</text:p>
          </table:table-cell>
          <table:table-cell table:style-name="ce1"/>
          <table:table-cell office:value-type="float" office:value="5.6000199999999998" table:style-name="ce1">
            <text:p>5.60002</text:p>
          </table:table-cell>
          <table:table-cell office:value-type="float" office:value="0.244426" table:style-name="ce1">
            <text:p>0.244426</text:p>
          </table:table-cell>
          <table:table-cell office:value-type="float" office:value="-2.4163000000000018E-2" table:formula="of:=[.K298]-[.$K$18]" table:style-name="ce1">
            <text:p>-0.024163</text:p>
          </table:table-cell>
          <table:table-cell office:value-type="float" office:value="-0.18920699999999999" table:style-name="ce1">
            <text:p>-0.189207</text:p>
          </table:table-cell>
          <table:table-cell office:value-type="float" office:value="-3.4566300000000001E-2" table:style-name="ce1">
            <text:p>-0.0345663</text:p>
          </table:table-cell>
          <table:table-cell table:number-columns-repeated="16370"/>
        </table:table-row>
        <table:table-row table:style-name="ro1">
          <table:table-cell office:value-type="float" office:value="13.95" table:style-name="ce1">
            <text:p>13.95</text:p>
          </table:table-cell>
          <table:table-cell office:value-type="float" office:value="1.1329999999999999E-3" table:style-name="ce1">
            <text:p>0.001133</text:p>
          </table:table-cell>
          <table:table-cell office:value-type="float" office:value="-1.065E-3" table:style-name="ce1">
            <text:p>-0.001065</text:p>
          </table:table-cell>
          <table:table-cell office:value-type="float" office:value="-8.6899999999999998E-4" table:style-name="ce1">
            <text:p>-0.000869</text:p>
          </table:table-cell>
          <table:table-cell office:value-type="float" office:value="8.5310000000000004E-3" table:style-name="ce1">
            <text:p>0.008531</text:p>
          </table:table-cell>
          <table:table-cell office:value-type="float" office:value="1.915E-2" table:style-name="ce1">
            <text:p>0.01915</text:p>
          </table:table-cell>
          <table:table-cell office:value-type="float" office:value="8.8140000000000007E-3" table:style-name="ce1">
            <text:p>0.008814</text:p>
          </table:table-cell>
          <table:table-cell office:value-type="float" office:value="1.7312999999999999E-2" table:style-name="ce1">
            <text:p>0.017313</text:p>
          </table:table-cell>
          <table:table-cell table:style-name="ce1"/>
          <table:table-cell office:value-type="float" office:value="5.6200400000000004" table:style-name="ce1">
            <text:p>5.62004</text:p>
          </table:table-cell>
          <table:table-cell office:value-type="float" office:value="0.243172" table:style-name="ce1">
            <text:p>0.243172</text:p>
          </table:table-cell>
          <table:table-cell office:value-type="float" office:value="-2.5417000000000023E-2" table:formula="of:=[.K299]-[.$K$18]" table:style-name="ce1">
            <text:p>-0.025417</text:p>
          </table:table-cell>
          <table:table-cell office:value-type="float" office:value="-0.18811800000000001" table:style-name="ce1">
            <text:p>-0.188118</text:p>
          </table:table-cell>
          <table:table-cell office:value-type="float" office:value="-3.0102799999999999E-2" table:style-name="ce1">
            <text:p>-0.0301028</text:p>
          </table:table-cell>
          <table:table-cell table:number-columns-repeated="1637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5.2099999999999998E-4" table:style-name="ce1">
            <text:p>-0.000521</text:p>
          </table:table-cell>
          <table:table-cell office:value-type="float" office:value="2.1359999999999999E-3" table:style-name="ce1">
            <text:p>0.002136</text:p>
          </table:table-cell>
          <table:table-cell office:value-type="float" office:value="1.748E-3" table:style-name="ce1">
            <text:p>0.001748</text:p>
          </table:table-cell>
          <table:table-cell office:value-type="float" office:value="2.2308999999999999E-2" table:style-name="ce1">
            <text:p>0.022309</text:p>
          </table:table-cell>
          <table:table-cell office:value-type="float" office:value="2.4834999999999999E-2" table:style-name="ce1">
            <text:p>0.024835</text:p>
          </table:table-cell>
          <table:table-cell office:value-type="float" office:value="2.1252E-2" table:style-name="ce1">
            <text:p>0.021252</text:p>
          </table:table-cell>
          <table:table-cell office:value-type="float" office:value="2.3059E-2" table:style-name="ce1">
            <text:p>0.023059</text:p>
          </table:table-cell>
          <table:table-cell table:style-name="ce1"/>
          <table:table-cell office:value-type="float" office:value="5.6400100000000002" table:style-name="ce1">
            <text:p>5.64001</text:p>
          </table:table-cell>
          <table:table-cell office:value-type="float" office:value="0.24196799999999999" table:style-name="ce1">
            <text:p>0.241968</text:p>
          </table:table-cell>
          <table:table-cell office:value-type="float" office:value="-2.6621000000000034E-2" table:formula="of:=[.K300]-[.$K$18]" table:style-name="ce1">
            <text:p>-0.026621</text:p>
          </table:table-cell>
          <table:table-cell office:value-type="float" office:value="-0.20330599999999999" table:style-name="ce1">
            <text:p>-0.203306</text:p>
          </table:table-cell>
          <table:table-cell office:value-type="float" office:value="-2.3136799999999999E-2" table:style-name="ce1">
            <text:p>-0.0231368</text:p>
          </table:table-cell>
          <table:table-cell table:number-columns-repeated="16370"/>
        </table:table-row>
        <table:table-row table:style-name="ro1">
          <table:table-cell office:value-type="float" office:value="14.05" table:style-name="ce1">
            <text:p>14.05</text:p>
          </table:table-cell>
          <table:table-cell office:value-type="float" office:value="-2.8909999999999999E-3" table:style-name="ce1">
            <text:p>-0.002891</text:p>
          </table:table-cell>
          <table:table-cell office:value-type="float" office:value="5.8409999999999998E-3" table:style-name="ce1">
            <text:p>0.005841</text:p>
          </table:table-cell>
          <table:table-cell office:value-type="float" office:value="4.9699999999999996E-3" table:style-name="ce1">
            <text:p>0.00497</text:p>
          </table:table-cell>
          <table:table-cell office:value-type="float" office:value="3.8566999999999997E-2" table:style-name="ce1">
            <text:p>0.038567</text:p>
          </table:table-cell>
          <table:table-cell office:value-type="float" office:value="2.8080000000000001E-2" table:style-name="ce1">
            <text:p>0.02808</text:p>
          </table:table-cell>
          <table:table-cell office:value-type="float" office:value="3.6361999999999998E-2" table:style-name="ce1">
            <text:p>0.036362</text:p>
          </table:table-cell>
          <table:table-cell office:value-type="float" office:value="2.6761E-2" table:style-name="ce1">
            <text:p>0.026761</text:p>
          </table:table-cell>
          <table:table-cell table:style-name="ce1"/>
          <table:table-cell office:value-type="float" office:value="5.6600400000000004" table:style-name="ce1">
            <text:p>5.66004</text:p>
          </table:table-cell>
          <table:table-cell office:value-type="float" office:value="0.240926" table:style-name="ce1">
            <text:p>0.240926</text:p>
          </table:table-cell>
          <table:table-cell office:value-type="float" office:value="-2.7663000000000021E-2" table:formula="of:=[.K301]-[.$K$18]" table:style-name="ce1">
            <text:p>-0.027663</text:p>
          </table:table-cell>
          <table:table-cell office:value-type="float" office:value="-0.20560800000000001" table:style-name="ce1">
            <text:p>-0.205608</text:p>
          </table:table-cell>
          <table:table-cell office:value-type="float" office:value="-1.8785199999999998E-2" table:style-name="ce1">
            <text:p>-0.0187852</text:p>
          </table:table-cell>
          <table:table-cell table:number-columns-repeated="16370"/>
        </table:table-row>
        <table:table-row table:style-name="ro1">
          <table:table-cell office:value-type="float" office:value="14.1" table:style-name="ce1">
            <text:p>14.1</text:p>
          </table:table-cell>
          <table:table-cell office:value-type="float" office:value="-5.587E-3" table:style-name="ce1">
            <text:p>-0.005587</text:p>
          </table:table-cell>
          <table:table-cell office:value-type="float" office:value="9.6729999999999993E-3" table:style-name="ce1">
            <text:p>0.009673</text:p>
          </table:table-cell>
          <table:table-cell office:value-type="float" office:value="8.5389999999999997E-3" table:style-name="ce1">
            <text:p>0.008539</text:p>
          </table:table-cell>
          <table:table-cell office:value-type="float" office:value="5.5631E-2" table:style-name="ce1">
            <text:p>0.055631</text:p>
          </table:table-cell>
          <table:table-cell office:value-type="float" office:value="2.8313999999999999E-2" table:style-name="ce1">
            <text:p>0.028314</text:p>
          </table:table-cell>
          <table:table-cell office:value-type="float" office:value="5.2727999999999997E-2" table:style-name="ce1">
            <text:p>0.052728</text:p>
          </table:table-cell>
          <table:table-cell office:value-type="float" office:value="2.7744000000000001E-2" table:style-name="ce1">
            <text:p>0.027744</text:p>
          </table:table-cell>
          <table:table-cell table:style-name="ce1"/>
          <table:table-cell office:value-type="float" office:value="5.68004" table:style-name="ce1">
            <text:p>5.68004</text:p>
          </table:table-cell>
          <table:table-cell office:value-type="float" office:value="0.240037" table:style-name="ce1">
            <text:p>0.240037</text:p>
          </table:table-cell>
          <table:table-cell office:value-type="float" office:value="-2.8552000000000022E-2" table:formula="of:=[.K302]-[.$K$18]" table:style-name="ce1">
            <text:p>-0.028552</text:p>
          </table:table-cell>
          <table:table-cell office:value-type="float" office:value="-0.20596" table:style-name="ce1">
            <text:p>-0.20596</text:p>
          </table:table-cell>
          <table:table-cell office:value-type="float" office:value="-1.48275E-2" table:style-name="ce1">
            <text:p>-0.0148275</text:p>
          </table:table-cell>
          <table:table-cell table:number-columns-repeated="16370"/>
        </table:table-row>
        <table:table-row table:style-name="ro1">
          <table:table-cell office:value-type="float" office:value="14.15" table:style-name="ce1">
            <text:p>14.15</text:p>
          </table:table-cell>
          <table:table-cell office:value-type="float" office:value="-8.1259999999999995E-3" table:style-name="ce1">
            <text:p>-0.008126</text:p>
          </table:table-cell>
          <table:table-cell office:value-type="float" office:value="1.3283E-2" table:style-name="ce1">
            <text:p>0.013283</text:p>
          </table:table-cell>
          <table:table-cell office:value-type="float" office:value="1.2160000000000001E-2" table:style-name="ce1">
            <text:p>0.01216</text:p>
          </table:table-cell>
          <table:table-cell office:value-type="float" office:value="7.1592000000000003E-2" table:style-name="ce1">
            <text:p>0.071592</text:p>
          </table:table-cell>
          <table:table-cell office:value-type="float" office:value="2.5242000000000001E-2" table:style-name="ce1">
            <text:p>0.025242</text:p>
          </table:table-cell>
          <table:table-cell office:value-type="float" office:value="6.8592E-2" table:style-name="ce1">
            <text:p>0.068592</text:p>
          </table:table-cell>
          <table:table-cell office:value-type="float" office:value="2.5537000000000001E-2" table:style-name="ce1">
            <text:p>0.025537</text:p>
          </table:table-cell>
          <table:table-cell table:style-name="ce1"/>
          <table:table-cell office:value-type="float" office:value="5.7000099999999998" table:style-name="ce1">
            <text:p>5.70001</text:p>
          </table:table-cell>
          <table:table-cell office:value-type="float" office:value="0.239144" table:style-name="ce1">
            <text:p>0.239144</text:p>
          </table:table-cell>
          <table:table-cell office:value-type="float" office:value="-2.9445000000000027E-2" table:formula="of:=[.K303]-[.$K$18]" table:style-name="ce1">
            <text:p>-0.029445</text:p>
          </table:table-cell>
          <table:table-cell office:value-type="float" office:value="-0.20247599999999999" table:style-name="ce1">
            <text:p>-0.202476</text:p>
          </table:table-cell>
          <table:table-cell office:value-type="float" office:value="-1.0229500000000001E-2" table:style-name="ce1">
            <text:p>-0.0102295</text:p>
          </table:table-cell>
          <table:table-cell table:number-columns-repeated="16370"/>
        </table:table-row>
        <table:table-row table:style-name="ro1">
          <table:table-cell office:value-type="float" office:value="14.2" table:style-name="ce1">
            <text:p>14.2</text:p>
          </table:table-cell>
          <table:table-cell office:value-type="float" office:value="-1.0008E-2" table:style-name="ce1">
            <text:p>-0.010008</text:p>
          </table:table-cell>
          <table:table-cell office:value-type="float" office:value="1.6352999999999999E-2" table:style-name="ce1">
            <text:p>0.016353</text:p>
          </table:table-cell>
          <table:table-cell office:value-type="float" office:value="1.55E-2" table:style-name="ce1">
            <text:p>0.0155</text:p>
          </table:table-cell>
          <table:table-cell office:value-type="float" office:value="8.4468000000000001E-2" table:style-name="ce1">
            <text:p>0.084468</text:p>
          </table:table-cell>
          <table:table-cell office:value-type="float" office:value="1.8846000000000002E-2" table:style-name="ce1">
            <text:p>0.018846</text:p>
          </table:table-cell>
          <table:table-cell office:value-type="float" office:value="8.1984000000000001E-2" table:style-name="ce1">
            <text:p>0.081984</text:p>
          </table:table-cell>
          <table:table-cell office:value-type="float" office:value="1.9924000000000001E-2" table:style-name="ce1">
            <text:p>0.019924</text:p>
          </table:table-cell>
          <table:table-cell table:style-name="ce1"/>
          <table:table-cell office:value-type="float" office:value="5.7200199999999999" table:style-name="ce1">
            <text:p>5.72002</text:p>
          </table:table-cell>
          <table:table-cell office:value-type="float" office:value="0.23845" table:style-name="ce1">
            <text:p>0.23845</text:p>
          </table:table-cell>
          <table:table-cell office:value-type="float" office:value="-3.0139000000000027E-2" table:formula="of:=[.K304]-[.$K$18]" table:style-name="ce1">
            <text:p>-0.030139</text:p>
          </table:table-cell>
          <table:table-cell office:value-type="float" office:value="-0.20366799999999999" table:style-name="ce1">
            <text:p>-0.203668</text:p>
          </table:table-cell>
          <table:table-cell office:value-type="float" office:value="-1.0681700000000001E-2" table:style-name="ce1">
            <text:p>-0.0106817</text:p>
          </table:table-cell>
          <table:table-cell table:number-columns-repeated="16370"/>
        </table:table-row>
        <table:table-row table:style-name="ro1">
          <table:table-cell office:value-type="float" office:value="14.25" table:style-name="ce1">
            <text:p>14.25</text:p>
          </table:table-cell>
          <table:table-cell office:value-type="float" office:value="-1.0788000000000001E-2" table:style-name="ce1">
            <text:p>-0.010788</text:p>
          </table:table-cell>
          <table:table-cell office:value-type="float" office:value="1.8581E-2" table:style-name="ce1">
            <text:p>0.018581</text:p>
          </table:table-cell>
          <table:table-cell office:value-type="float" office:value="1.8176999999999999E-2" table:style-name="ce1">
            <text:p>0.018177</text:p>
          </table:table-cell>
          <table:table-cell office:value-type="float" office:value="9.2374999999999999E-2" table:style-name="ce1">
            <text:p>0.092375</text:p>
          </table:table-cell>
          <table:table-cell office:value-type="float" office:value="9.3889999999999998E-3" table:style-name="ce1">
            <text:p>0.009389</text:p>
          </table:table-cell>
          <table:table-cell office:value-type="float" office:value="9.0891E-2" table:style-name="ce1">
            <text:p>0.090891</text:p>
          </table:table-cell>
          <table:table-cell office:value-type="float" office:value="1.0999999999999999E-2" table:style-name="ce1">
            <text:p>0.011</text:p>
          </table:table-cell>
          <table:table-cell table:style-name="ce1"/>
          <table:table-cell office:value-type="float" office:value="5.74" table:style-name="ce1">
            <text:p>5.74</text:p>
          </table:table-cell>
          <table:table-cell office:value-type="float" office:value="0.23799000000000001" table:style-name="ce1">
            <text:p>0.23799</text:p>
          </table:table-cell>
          <table:table-cell office:value-type="float" office:value="-3.0599000000000015E-2" table:formula="of:=[.K305]-[.$K$18]" table:style-name="ce1">
            <text:p>-0.030599</text:p>
          </table:table-cell>
          <table:table-cell office:value-type="float" office:value="-0.20575299999999999" table:style-name="ce1">
            <text:p>-0.205753</text:p>
          </table:table-cell>
          <table:table-cell office:value-type="float" office:value="-3.4008599999999999E-3" table:style-name="ce1">
            <text:p>-0.00340086</text:p>
          </table:table-cell>
          <table:table-cell table:number-columns-repeated="16370"/>
        </table:table-row>
        <table:table-row table:style-name="ro1">
          <table:table-cell office:value-type="float" office:value="14.3" table:style-name="ce1">
            <text:p>14.3</text:p>
          </table:table-cell>
          <table:table-cell office:value-type="float" office:value="-1.0163999999999999E-2" table:style-name="ce1">
            <text:p>-0.010164</text:p>
          </table:table-cell>
          <table:table-cell office:value-type="float" office:value="1.9661999999999999E-2" table:style-name="ce1">
            <text:p>0.019662</text:p>
          </table:table-cell>
          <table:table-cell office:value-type="float" office:value="1.9761000000000001E-2" table:style-name="ce1">
            <text:p>0.019761</text:p>
          </table:table-cell>
          <table:table-cell office:value-type="float" office:value="9.3692999999999999E-2" table:style-name="ce1">
            <text:p>0.093693</text:p>
          </table:table-cell>
          <table:table-cell office:value-type="float" office:value="-2.5500000000000002E-3" table:style-name="ce1">
            <text:p>-0.00255</text:p>
          </table:table-cell>
          <table:table-cell office:value-type="float" office:value="9.3464000000000005E-2" table:style-name="ce1">
            <text:p>0.093464</text:p>
          </table:table-cell>
          <table:table-cell office:value-type="float" office:value="-7.5900000000000002E-4" table:style-name="ce1">
            <text:p>-0.000759</text:p>
          </table:table-cell>
          <table:table-cell table:style-name="ce1"/>
          <table:table-cell office:value-type="float" office:value="5.7600199999999999" table:style-name="ce1">
            <text:p>5.76002</text:p>
          </table:table-cell>
          <table:table-cell office:value-type="float" office:value="0.23766999999999999" table:style-name="ce1">
            <text:p>0.23767</text:p>
          </table:table-cell>
          <table:table-cell office:value-type="float" office:value="-3.091900000000003E-2" table:formula="of:=[.K306]-[.$K$18]" table:style-name="ce1">
            <text:p>-0.030919</text:p>
          </table:table-cell>
          <table:table-cell office:value-type="float" office:value="-0.21016000000000001" table:style-name="ce1">
            <text:p>-0.21016</text:p>
          </table:table-cell>
          <table:table-cell office:value-type="float" office:value="3.6638399999999998E-3" table:style-name="ce1">
            <text:p>0.00366384</text:p>
          </table:table-cell>
          <table:table-cell table:number-columns-repeated="16370"/>
        </table:table-row>
        <table:table-row table:style-name="ro1">
          <table:table-cell office:value-type="float" office:value="14.35" table:style-name="ce1">
            <text:p>14.35</text:p>
          </table:table-cell>
          <table:table-cell office:value-type="float" office:value="-8.0409999999999995E-3" table:style-name="ce1">
            <text:p>-0.008041</text:p>
          </table:table-cell>
          <table:table-cell office:value-type="float" office:value="1.9289000000000001E-2" table:style-name="ce1">
            <text:p>0.019289</text:p>
          </table:table-cell>
          <table:table-cell office:value-type="float" office:value="1.9810999999999999E-2" table:style-name="ce1">
            <text:p>0.019811</text:p>
          </table:table-cell>
          <table:table-cell office:value-type="float" office:value="8.7250999999999995E-2" table:style-name="ce1">
            <text:p>0.087251</text:p>
          </table:table-cell>
          <table:table-cell office:value-type="float" office:value="-1.6052E-2" table:style-name="ce1">
            <text:p>-0.016052</text:p>
          </table:table-cell>
          <table:table-cell office:value-type="float" office:value="8.8266999999999998E-2" table:style-name="ce1">
            <text:p>0.088267</text:p>
          </table:table-cell>
          <table:table-cell office:value-type="float" office:value="-1.4446000000000001E-2" table:style-name="ce1">
            <text:p>-0.014446</text:p>
          </table:table-cell>
          <table:table-cell table:style-name="ce1"/>
          <table:table-cell office:value-type="float" office:value="5.7800099999999999" table:style-name="ce1">
            <text:p>5.78001</text:p>
          </table:table-cell>
          <table:table-cell office:value-type="float" office:value="0.23774300000000001" table:style-name="ce1">
            <text:p>0.237743</text:p>
          </table:table-cell>
          <table:table-cell office:value-type="float" office:value="-3.0846000000000012E-2" table:formula="of:=[.K307]-[.$K$18]" table:style-name="ce1">
            <text:p>-0.030846</text:p>
          </table:table-cell>
          <table:table-cell office:value-type="float" office:value="-0.204321" table:style-name="ce1">
            <text:p>-0.204321</text:p>
          </table:table-cell>
          <table:table-cell office:value-type="float" office:value="6.6203900000000001E-4" table:style-name="ce1">
            <text:p>0.000662039</text:p>
          </table:table-cell>
          <table:table-cell table:number-columns-repeated="16370"/>
        </table:table-row>
        <table:table-row table:style-name="ro1">
          <table:table-cell office:value-type="float" office:value="14.4" table:style-name="ce1">
            <text:p>14.4</text:p>
          </table:table-cell>
          <table:table-cell office:value-type="float" office:value="-4.5700000000000003E-3" table:style-name="ce1">
            <text:p>-0.00457</text:p>
          </table:table-cell>
          <table:table-cell office:value-type="float" office:value="1.7191000000000001E-2" table:style-name="ce1">
            <text:p>0.017191</text:p>
          </table:table-cell>
          <table:table-cell office:value-type="float" office:value="1.7964999999999998E-2" table:style-name="ce1">
            <text:p>0.017965</text:p>
          </table:table-cell>
          <table:table-cell office:value-type="float" office:value="7.2536000000000003E-2" table:style-name="ce1">
            <text:p>0.072536</text:p>
          </table:table-cell>
          <table:table-cell office:value-type="float" office:value="-2.9850999999999999E-2" table:style-name="ce1">
            <text:p>-0.029851</text:p>
          </table:table-cell>
          <table:table-cell office:value-type="float" office:value="7.4539999999999995E-2" table:style-name="ce1">
            <text:p>0.07454</text:p>
          </table:table-cell>
          <table:table-cell office:value-type="float" office:value="-2.8728E-2" table:style-name="ce1">
            <text:p>-0.028728</text:p>
          </table:table-cell>
          <table:table-cell table:style-name="ce1"/>
          <table:table-cell office:value-type="float" office:value="5.8000400000000001" table:style-name="ce1">
            <text:p>5.80004</text:p>
          </table:table-cell>
          <table:table-cell office:value-type="float" office:value="0.238342" table:style-name="ce1">
            <text:p>0.238342</text:p>
          </table:table-cell>
          <table:table-cell office:value-type="float" office:value="-3.0247000000000024E-2" table:formula="of:=[.K308]-[.$K$18]" table:style-name="ce1">
            <text:p>-0.030247</text:p>
          </table:table-cell>
          <table:table-cell office:value-type="float" office:value="-0.20630499999999999" table:style-name="ce1">
            <text:p>-0.206305</text:p>
          </table:table-cell>
          <table:table-cell office:value-type="float" office:value="8.9867899999999997E-3" table:style-name="ce1">
            <text:p>0.00898679</text:p>
          </table:table-cell>
          <table:table-cell table:number-columns-repeated="16370"/>
        </table:table-row>
        <table:table-row table:style-name="ro1">
          <table:table-cell office:value-type="float" office:value="14.45" table:style-name="ce1">
            <text:p>14.45</text:p>
          </table:table-cell>
          <table:table-cell office:value-type="float" office:value="-1.47E-4" table:style-name="ce1">
            <text:p>-0.000147</text:p>
          </table:table-cell>
          <table:table-cell office:value-type="float" office:value="1.3205E-2" table:style-name="ce1">
            <text:p>0.013205</text:p>
          </table:table-cell>
          <table:table-cell office:value-type="float" office:value="1.4038999999999999E-2" table:style-name="ce1">
            <text:p>0.014039</text:p>
          </table:table-cell>
          <table:table-cell office:value-type="float" office:value="4.9872E-2" table:style-name="ce1">
            <text:p>0.049872</text:p>
          </table:table-cell>
          <table:table-cell office:value-type="float" office:value="-4.2384999999999999E-2" table:style-name="ce1">
            <text:p>-0.042385</text:p>
          </table:table-cell>
          <table:table-cell office:value-type="float" office:value="5.2440000000000001E-2" table:style-name="ce1">
            <text:p>0.05244</text:p>
          </table:table-cell>
          <table:table-cell office:value-type="float" office:value="-4.1923000000000002E-2" table:style-name="ce1">
            <text:p>-0.041923</text:p>
          </table:table-cell>
          <table:table-cell table:style-name="ce1"/>
          <table:table-cell office:value-type="float" office:value="5.8200200000000004" table:style-name="ce1">
            <text:p>5.82002</text:p>
          </table:table-cell>
          <table:table-cell office:value-type="float" office:value="0.23940800000000001" table:style-name="ce1">
            <text:p>0.239408</text:p>
          </table:table-cell>
          <table:table-cell office:value-type="float" office:value="-2.9181000000000012E-2" table:formula="of:=[.K309]-[.$K$18]" table:style-name="ce1">
            <text:p>-0.029181</text:p>
          </table:table-cell>
          <table:table-cell office:value-type="float" office:value="-0.20277999999999999" table:style-name="ce1">
            <text:p>-0.20278</text:p>
          </table:table-cell>
          <table:table-cell office:value-type="float" office:value="1.70878E-2" table:style-name="ce1">
            <text:p>0.0170878</text:p>
          </table:table-cell>
          <table:table-cell table:number-columns-repeated="16370"/>
        </table:table-row>
        <table:table-row table:style-name="ro1">
          <table:table-cell office:value-type="float" office:value="14.5" table:style-name="ce1">
            <text:p>14.5</text:p>
          </table:table-cell>
          <table:table-cell office:value-type="float" office:value="4.64E-3" table:style-name="ce1">
            <text:p>0.00464</text:p>
          </table:table-cell>
          <table:table-cell office:value-type="float" office:value="7.3670000000000003E-3" table:style-name="ce1">
            <text:p>0.007367</text:p>
          </table:table-cell>
          <table:table-cell office:value-type="float" office:value="8.1110000000000002E-3" table:style-name="ce1">
            <text:p>0.008111</text:p>
          </table:table-cell>
          <table:table-cell office:value-type="float" office:value="2.0565E-2" table:style-name="ce1">
            <text:p>0.020565</text:p>
          </table:table-cell>
          <table:table-cell office:value-type="float" office:value="-5.1935000000000002E-2" table:style-name="ce1">
            <text:p>-0.051935</text:p>
          </table:table-cell>
          <table:table-cell office:value-type="float" office:value="2.3196999999999999E-2" table:style-name="ce1">
            <text:p>0.023197</text:p>
          </table:table-cell>
          <table:table-cell office:value-type="float" office:value="-5.2171000000000002E-2" table:style-name="ce1">
            <text:p>-0.052171</text:p>
          </table:table-cell>
          <table:table-cell table:style-name="ce1"/>
          <table:table-cell office:value-type="float" office:value="5.8400299999999996" table:style-name="ce1">
            <text:p>5.84003</text:p>
          </table:table-cell>
          <table:table-cell office:value-type="float" office:value="0.2409" table:style-name="ce1">
            <text:p>0.2409</text:p>
          </table:table-cell>
          <table:table-cell office:value-type="float" office:value="-2.7689000000000019E-2" table:formula="of:=[.K310]-[.$K$18]" table:style-name="ce1">
            <text:p>-0.027689</text:p>
          </table:table-cell>
          <table:table-cell office:value-type="float" office:value="-0.197877" table:style-name="ce1">
            <text:p>-0.197877</text:p>
          </table:table-cell>
          <table:table-cell office:value-type="float" office:value="1.8820699999999999E-2" table:style-name="ce1">
            <text:p>0.0188207</text:p>
          </table:table-cell>
          <table:table-cell table:number-columns-repeated="16370"/>
        </table:table-row>
        <table:table-row table:style-name="ro1">
          <table:table-cell office:value-type="float" office:value="14.55" table:style-name="ce1">
            <text:p>14.55</text:p>
          </table:table-cell>
          <table:table-cell office:value-type="float" office:value="9.103E-3" table:style-name="ce1">
            <text:p>0.009103</text:p>
          </table:table-cell>
          <table:table-cell office:value-type="float" office:value="-6.9999999999999999E-6" table:style-name="ce1">
            <text:p>-0.000007</text:p>
          </table:table-cell>
          <table:table-cell office:value-type="float" office:value="5.5900000000000004E-4" table:style-name="ce1">
            <text:p>0.000559</text:p>
          </table:table-cell>
          <table:table-cell office:value-type="float" office:value="-1.3075E-2" table:style-name="ce1">
            <text:p>-0.013075</text:p>
          </table:table-cell>
          <table:table-cell office:value-type="float" office:value="-5.6857999999999999E-2" table:style-name="ce1">
            <text:p>-0.056858</text:p>
          </table:table-cell>
          <table:table-cell office:value-type="float" office:value="-1.0848999999999999E-2" table:style-name="ce1">
            <text:p>-0.010849</text:p>
          </table:table-cell>
          <table:table-cell office:value-type="float" office:value="-5.7695999999999997E-2" table:style-name="ce1">
            <text:p>-0.057696</text:p>
          </table:table-cell>
          <table:table-cell table:style-name="ce1"/>
          <table:table-cell office:value-type="float" office:value="5.8600300000000001" table:style-name="ce1">
            <text:p>5.86003</text:p>
          </table:table-cell>
          <table:table-cell office:value-type="float" office:value="0.24249000000000001" table:style-name="ce1">
            <text:p>0.24249</text:p>
          </table:table-cell>
          <table:table-cell office:value-type="float" office:value="-2.6099000000000011E-2" table:formula="of:=[.K311]-[.$K$18]" table:style-name="ce1">
            <text:p>-0.026099</text:p>
          </table:table-cell>
          <table:table-cell office:value-type="float" office:value="-0.18737000000000001" table:style-name="ce1">
            <text:p>-0.18737</text:p>
          </table:table-cell>
          <table:table-cell office:value-type="float" office:value="2.2112300000000001E-2" table:style-name="ce1">
            <text:p>0.0221123</text:p>
          </table:table-cell>
          <table:table-cell table:number-columns-repeated="16370"/>
        </table:table-row>
        <table:table-row table:style-name="ro1">
          <table:table-cell office:value-type="float" office:value="14.6" table:style-name="ce1">
            <text:p>14.6</text:p>
          </table:table-cell>
          <table:table-cell office:value-type="float" office:value="1.2572E-2" table:style-name="ce1">
            <text:p>0.012572</text:p>
          </table:table-cell>
          <table:table-cell office:value-type="float" office:value="-8.2810000000000002E-3" table:style-name="ce1">
            <text:p>-0.008281</text:p>
          </table:table-cell>
          <table:table-cell office:value-type="float" office:value="-7.9380000000000006E-3" table:style-name="ce1">
            <text:p>-0.007938</text:p>
          </table:table-cell>
          <table:table-cell office:value-type="float" office:value="-4.7854000000000001E-2" table:style-name="ce1">
            <text:p>-0.047854</text:p>
          </table:table-cell>
          <table:table-cell office:value-type="float" office:value="-5.5871999999999998E-2" table:style-name="ce1">
            <text:p>-0.055872</text:p>
          </table:table-cell>
          <table:table-cell office:value-type="float" office:value="-4.6397000000000001E-2" table:style-name="ce1">
            <text:p>-0.046397</text:p>
          </table:table-cell>
          <table:table-cell office:value-type="float" office:value="-5.7121999999999999E-2" table:style-name="ce1">
            <text:p>-0.057122</text:p>
          </table:table-cell>
          <table:table-cell table:style-name="ce1"/>
          <table:table-cell office:value-type="float" office:value="5.88" table:style-name="ce1">
            <text:p>5.88</text:p>
          </table:table-cell>
          <table:table-cell office:value-type="float" office:value="0.24395" table:style-name="ce1">
            <text:p>0.24395</text:p>
          </table:table-cell>
          <table:table-cell office:value-type="float" office:value="-2.4639000000000022E-2" table:formula="of:=[.K312]-[.$K$18]" table:style-name="ce1">
            <text:p>-0.024639</text:p>
          </table:table-cell>
          <table:table-cell office:value-type="float" office:value="-0.17854100000000001" table:style-name="ce1">
            <text:p>-0.178541</text:p>
          </table:table-cell>
          <table:table-cell office:value-type="float" office:value="1.9837400000000002E-2" table:style-name="ce1">
            <text:p>0.0198374</text:p>
          </table:table-cell>
          <table:table-cell table:number-columns-repeated="16370"/>
        </table:table-row>
        <table:table-row table:style-name="ro1">
          <table:table-cell office:value-type="float" office:value="14.65" table:style-name="ce1">
            <text:p>14.65</text:p>
          </table:table-cell>
          <table:table-cell office:value-type="float" office:value="1.4506E-2" table:style-name="ce1">
            <text:p>0.014506</text:p>
          </table:table-cell>
          <table:table-cell office:value-type="float" office:value="-1.6528000000000001E-2" table:style-name="ce1">
            <text:p>-0.016528</text:p>
          </table:table-cell>
          <table:table-cell office:value-type="float" office:value="-1.6437E-2" table:style-name="ce1">
            <text:p>-0.016437</text:p>
          </table:table-cell>
          <table:table-cell office:value-type="float" office:value="-8.0005000000000007E-2" table:style-name="ce1">
            <text:p>-0.080005</text:p>
          </table:table-cell>
          <table:table-cell office:value-type="float" office:value="-4.8364999999999998E-2" table:style-name="ce1">
            <text:p>-0.048365</text:p>
          </table:table-cell>
          <table:table-cell office:value-type="float" office:value="-7.9519999999999993E-2" table:style-name="ce1">
            <text:p>-0.07952</text:p>
          </table:table-cell>
          <table:table-cell office:value-type="float" office:value="-4.9783000000000001E-2" table:style-name="ce1">
            <text:p>-0.049783</text:p>
          </table:table-cell>
          <table:table-cell table:style-name="ce1"/>
          <table:table-cell office:value-type="float" office:value="5.90001" table:style-name="ce1">
            <text:p>5.90001</text:p>
          </table:table-cell>
          <table:table-cell office:value-type="float" office:value="0.24524599999999999" table:style-name="ce1">
            <text:p>0.245246</text:p>
          </table:table-cell>
          <table:table-cell office:value-type="float" office:value="-2.334300000000003E-2" table:formula="of:=[.K313]-[.$K$18]" table:style-name="ce1">
            <text:p>-0.023343</text:p>
          </table:table-cell>
          <table:table-cell office:value-type="float" office:value="-0.17347199999999999" table:style-name="ce1">
            <text:p>-0.173472</text:p>
          </table:table-cell>
          <table:table-cell office:value-type="float" office:value="2.11737E-2" table:style-name="ce1">
            <text:p>0.0211737</text:p>
          </table:table-cell>
          <table:table-cell table:number-columns-repeated="16370"/>
        </table:table-row>
        <table:table-row table:style-name="ro1">
          <table:table-cell office:value-type="float" office:value="14.7" table:style-name="ce1">
            <text:p>14.7</text:p>
          </table:table-cell>
          <table:table-cell office:value-type="float" office:value="1.4586E-2" table:style-name="ce1">
            <text:p>0.014586</text:p>
          </table:table-cell>
          <table:table-cell office:value-type="float" office:value="-2.3639E-2" table:style-name="ce1">
            <text:p>-0.023639</text:p>
          </table:table-cell>
          <table:table-cell office:value-type="float" office:value="-2.3817999999999999E-2" table:style-name="ce1">
            <text:p>-0.023818</text:p>
          </table:table-cell>
          <table:table-cell office:value-type="float" office:value="-0.105656" table:style-name="ce1">
            <text:p>-0.105656</text:p>
          </table:table-cell>
          <table:table-cell office:value-type="float" office:value="-3.4634999999999999E-2" table:style-name="ce1">
            <text:p>-0.034635</text:p>
          </table:table-cell>
          <table:table-cell office:value-type="float" office:value="-0.106167" table:style-name="ce1">
            <text:p>-0.106167</text:p>
          </table:table-cell>
          <table:table-cell office:value-type="float" office:value="-3.5969000000000001E-2" table:style-name="ce1">
            <text:p>-0.035969</text:p>
          </table:table-cell>
          <table:table-cell table:style-name="ce1"/>
          <table:table-cell office:value-type="float" office:value="5.9200100000000004" table:style-name="ce1">
            <text:p>5.92001</text:p>
          </table:table-cell>
          <table:table-cell office:value-type="float" office:value="0.24640100000000001" table:style-name="ce1">
            <text:p>0.246401</text:p>
          </table:table-cell>
          <table:table-cell office:value-type="float" office:value="-2.2188000000000013E-2" table:formula="of:=[.K314]-[.$K$18]" table:style-name="ce1">
            <text:p>-0.022188</text:p>
          </table:table-cell>
          <table:table-cell office:value-type="float" office:value="-0.17174200000000001" table:style-name="ce1">
            <text:p>-0.171742</text:p>
          </table:table-cell>
          <table:table-cell office:value-type="float" office:value="2.3644200000000001E-2" table:style-name="ce1">
            <text:p>0.0236442</text:p>
          </table:table-cell>
          <table:table-cell table:number-columns-repeated="16370"/>
        </table:table-row>
        <table:table-row table:style-name="ro1">
          <table:table-cell office:value-type="float" office:value="14.75" table:style-name="ce1">
            <text:p>14.75</text:p>
          </table:table-cell>
          <table:table-cell office:value-type="float" office:value="1.2770999999999999E-2" table:style-name="ce1">
            <text:p>0.012771</text:p>
          </table:table-cell>
          <table:table-cell office:value-type="float" office:value="-2.8503000000000001E-2" table:style-name="ce1">
            <text:p>-0.028503</text:p>
          </table:table-cell>
          <table:table-cell office:value-type="float" office:value="-2.8936E-2" table:style-name="ce1">
            <text:p>-0.028936</text:p>
          </table:table-cell>
          <table:table-cell office:value-type="float" office:value="-0.12141200000000001" table:style-name="ce1">
            <text:p>-0.121412</text:p>
          </table:table-cell>
          <table:table-cell office:value-type="float" office:value="-1.5990999999999998E-2" table:style-name="ce1">
            <text:p>-0.015991</text:p>
          </table:table-cell>
          <table:table-cell office:value-type="float" office:value="-0.12277399999999999" table:style-name="ce1">
            <text:p>-0.122774</text:p>
          </table:table-cell>
          <table:table-cell office:value-type="float" office:value="-1.7021999999999999E-2" table:style-name="ce1">
            <text:p>-0.017022</text:p>
          </table:table-cell>
          <table:table-cell table:style-name="ce1"/>
          <table:table-cell office:value-type="float" office:value="5.9400399999999998" table:style-name="ce1">
            <text:p>5.94004</text:p>
          </table:table-cell>
          <table:table-cell office:value-type="float" office:value="0.24757299999999999" table:style-name="ce1">
            <text:p>0.247573</text:p>
          </table:table-cell>
          <table:table-cell office:value-type="float" office:value="-2.1016000000000035E-2" table:formula="of:=[.K315]-[.$K$18]" table:style-name="ce1">
            <text:p>-0.021016</text:p>
          </table:table-cell>
          <table:table-cell office:value-type="float" office:value="-0.16683500000000001" table:style-name="ce1">
            <text:p>-0.166835</text:p>
          </table:table-cell>
          <table:table-cell office:value-type="float" office:value="2.5519400000000001E-2" table:style-name="ce1">
            <text:p>0.0255194</text:p>
          </table:table-cell>
          <table:table-cell table:number-columns-repeated="16370"/>
        </table:table-row>
        <table:table-row table:style-name="ro1">
          <table:table-cell office:value-type="float" office:value="14.8" table:style-name="ce1">
            <text:p>14.8</text:p>
          </table:table-cell>
          <table:table-cell office:value-type="float" office:value="9.3109999999999998E-3" table:style-name="ce1">
            <text:p>0.009311</text:p>
          </table:table-cell>
          <table:table-cell office:value-type="float" office:value="-3.022E-2" table:style-name="ce1">
            <text:p>-0.03022</text:p>
          </table:table-cell>
          <table:table-cell office:value-type="float" office:value="-3.0835999999999999E-2" table:style-name="ce1">
            <text:p>-0.030836</text:p>
          </table:table-cell>
          <table:table-cell office:value-type="float" office:value="-0.124946" table:style-name="ce1">
            <text:p>-0.124946</text:p>
          </table:table-cell>
          <table:table-cell office:value-type="float" office:value="5.3239999999999997E-3" table:style-name="ce1">
            <text:p>0.005324</text:p>
          </table:table-cell>
          <table:table-cell office:value-type="float" office:value="-0.12688099999999999" table:style-name="ce1">
            <text:p>-0.126881</text:p>
          </table:table-cell>
          <table:table-cell office:value-type="float" office:value="4.7520000000000001E-3" table:style-name="ce1">
            <text:p>0.004752</text:p>
          </table:table-cell>
          <table:table-cell table:style-name="ce1"/>
          <table:table-cell office:value-type="float" office:value="5.96" table:style-name="ce1">
            <text:p>5.96</text:p>
          </table:table-cell>
          <table:table-cell office:value-type="float" office:value="0.24887200000000001" table:style-name="ce1">
            <text:p>0.248872</text:p>
          </table:table-cell>
          <table:table-cell office:value-type="float" office:value="-1.9717000000000012E-2" table:formula="of:=[.K316]-[.$K$18]" table:style-name="ce1">
            <text:p>-0.019717</text:p>
          </table:table-cell>
          <table:table-cell office:value-type="float" office:value="-0.159582" table:style-name="ce1">
            <text:p>-0.159582</text:p>
          </table:table-cell>
          <table:table-cell office:value-type="float" office:value="3.2355099999999998E-2" table:style-name="ce1">
            <text:p>0.0323551</text:p>
          </table:table-cell>
          <table:table-cell table:number-columns-repeated="16370"/>
        </table:table-row>
        <table:table-row table:style-name="ro1">
          <table:table-cell office:value-type="float" office:value="14.85" table:style-name="ce1">
            <text:p>14.85</text:p>
          </table:table-cell>
          <table:table-cell office:value-type="float" office:value="4.7109999999999999E-3" table:style-name="ce1">
            <text:p>0.004711</text:p>
          </table:table-cell>
          <table:table-cell office:value-type="float" office:value="-2.8309999999999998E-2" table:style-name="ce1">
            <text:p>-0.02831</text:p>
          </table:table-cell>
          <table:table-cell office:value-type="float" office:value="-2.8988E-2" table:style-name="ce1">
            <text:p>-0.028988</text:p>
          </table:table-cell>
          <table:table-cell office:value-type="float" office:value="-0.115479" table:style-name="ce1">
            <text:p>-0.115479</text:p>
          </table:table-cell>
          <table:table-cell office:value-type="float" office:value="2.6425000000000001E-2" table:style-name="ce1">
            <text:p>0.026425</text:p>
          </table:table-cell>
          <table:table-cell office:value-type="float" office:value="-0.117629" table:style-name="ce1">
            <text:p>-0.117629</text:p>
          </table:table-cell>
          <table:table-cell office:value-type="float" office:value="2.6383E-2" table:style-name="ce1">
            <text:p>0.026383</text:p>
          </table:table-cell>
          <table:table-cell table:style-name="ce1"/>
          <table:table-cell office:value-type="float" office:value="5.98" table:style-name="ce1">
            <text:p>5.98</text:p>
          </table:table-cell>
          <table:table-cell office:value-type="float" office:value="0.250305" table:style-name="ce1">
            <text:p>0.250305</text:p>
          </table:table-cell>
          <table:table-cell office:value-type="float" office:value="-1.8284000000000022E-2" table:formula="of:=[.K317]-[.$K$18]" table:style-name="ce1">
            <text:p>-0.018284</text:p>
          </table:table-cell>
          <table:table-cell office:value-type="float" office:value="-0.148511" table:style-name="ce1">
            <text:p>-0.148511</text:p>
          </table:table-cell>
          <table:table-cell office:value-type="float" office:value="3.5174700000000003E-2" table:style-name="ce1">
            <text:p>0.0351747</text:p>
          </table:table-cell>
          <table:table-cell table:number-columns-repeated="16370"/>
        </table:table-row>
        <table:table-row table:style-name="ro1">
          <table:table-cell office:value-type="float" office:value="14.9" table:style-name="ce1">
            <text:p>14.9</text:p>
          </table:table-cell>
          <table:table-cell office:value-type="float" office:value="-3.57E-4" table:style-name="ce1">
            <text:p>-0.000357</text:p>
          </table:table-cell>
          <table:table-cell office:value-type="float" office:value="-2.2860999999999999E-2" table:style-name="ce1">
            <text:p>-0.022861</text:p>
          </table:table-cell>
          <table:table-cell office:value-type="float" office:value="-2.3460999999999999E-2" table:style-name="ce1">
            <text:p>-0.023461</text:p>
          </table:table-cell>
          <table:table-cell office:value-type="float" office:value="-9.4043000000000002E-2" table:style-name="ce1">
            <text:p>-0.094043</text:p>
          </table:table-cell>
          <table:table-cell office:value-type="float" office:value="4.4239000000000001E-2" table:style-name="ce1">
            <text:p>0.044239</text:p>
          </table:table-cell>
          <table:table-cell office:value-type="float" office:value="-9.6032000000000006E-2" table:style-name="ce1">
            <text:p>-0.096032</text:p>
          </table:table-cell>
          <table:table-cell office:value-type="float" office:value="4.4706000000000003E-2" table:style-name="ce1">
            <text:p>0.044706</text:p>
          </table:table-cell>
          <table:table-cell table:style-name="ce1"/>
          <table:table-cell office:value-type="float" office:value="6.0000099999999996" table:style-name="ce1">
            <text:p>6.00001</text:p>
          </table:table-cell>
          <table:table-cell office:value-type="float" office:value="0.25185200000000002" table:style-name="ce1">
            <text:p>0.251852</text:p>
          </table:table-cell>
          <table:table-cell office:value-type="float" office:value="-1.6737000000000002E-2" table:formula="of:=[.K318]-[.$K$18]" table:style-name="ce1">
            <text:p>-0.016737</text:p>
          </table:table-cell>
          <table:table-cell office:value-type="float" office:value="-0.14445" table:style-name="ce1">
            <text:p>-0.14445</text:p>
          </table:table-cell>
          <table:table-cell office:value-type="float" office:value="3.4284099999999998E-2" table:style-name="ce1">
            <text:p>0.0342841</text:p>
          </table:table-cell>
          <table:table-cell table:number-columns-repeated="16370"/>
        </table:table-row>
        <table:table-row table:style-name="ro1">
          <table:table-cell office:value-type="float" office:value="14.95" table:style-name="ce1">
            <text:p>14.95</text:p>
          </table:table-cell>
          <table:table-cell office:value-type="float" office:value="-5.1640000000000002E-3" table:style-name="ce1">
            <text:p>-0.005164</text:p>
          </table:table-cell>
          <table:table-cell office:value-type="float" office:value="-1.4567999999999999E-2" table:style-name="ce1">
            <text:p>-0.014568</text:p>
          </table:table-cell>
          <table:table-cell office:value-type="float" office:value="-1.4981E-2" table:style-name="ce1">
            <text:p>-0.014981</text:p>
          </table:table-cell>
          <table:table-cell office:value-type="float" office:value="-6.3435000000000005E-2" table:style-name="ce1">
            <text:p>-0.063435</text:p>
          </table:table-cell>
          <table:table-cell office:value-type="float" office:value="5.6049000000000002E-2" table:style-name="ce1">
            <text:p>0.056049</text:p>
          </table:table-cell>
          <table:table-cell office:value-type="float" office:value="-6.4932000000000004E-2" table:style-name="ce1">
            <text:p>-0.064932</text:p>
          </table:table-cell>
          <table:table-cell office:value-type="float" office:value="5.6920999999999999E-2" table:style-name="ce1">
            <text:p>0.056921</text:p>
          </table:table-cell>
          <table:table-cell table:style-name="ce1"/>
          <table:table-cell office:value-type="float" office:value="6.0200100000000001" table:style-name="ce1">
            <text:p>6.02001</text:p>
          </table:table-cell>
          <table:table-cell office:value-type="float" office:value="0.253355" table:style-name="ce1">
            <text:p>0.253355</text:p>
          </table:table-cell>
          <table:table-cell office:value-type="float" office:value="-1.5234000000000025E-2" table:formula="of:=[.K319]-[.$K$18]" table:style-name="ce1">
            <text:p>-0.015234</text:p>
          </table:table-cell>
          <table:table-cell office:value-type="float" office:value="-0.13556000000000001" table:style-name="ce1">
            <text:p>-0.13556</text:p>
          </table:table-cell>
          <table:table-cell office:value-type="float" office:value="3.7288399999999999E-2" table:style-name="ce1">
            <text:p>0.0372884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9.0600000000000003E-3" table:style-name="ce1">
            <text:p>-0.00906</text:p>
          </table:table-cell>
          <table:table-cell office:value-type="float" office:value="-4.6550000000000003E-3" table:style-name="ce1">
            <text:p>-0.004655</text:p>
          </table:table-cell>
          <table:table-cell office:value-type="float" office:value="-4.829E-3" table:style-name="ce1">
            <text:p>-0.004829</text:p>
          </table:table-cell>
          <table:table-cell office:value-type="float" office:value="-2.7847E-2" table:style-name="ce1">
            <text:p>-0.027847</text:p>
          </table:table-cell>
          <table:table-cell office:value-type="float" office:value="6.0028999999999999E-2" table:style-name="ce1">
            <text:p>0.060029</text:p>
          </table:table-cell>
          <table:table-cell office:value-type="float" office:value="-2.8622000000000002E-2" table:style-name="ce1">
            <text:p>-0.028622</text:p>
          </table:table-cell>
          <table:table-cell office:value-type="float" office:value="6.1135000000000002E-2" table:style-name="ce1">
            <text:p>0.061135</text:p>
          </table:table-cell>
          <table:table-cell table:style-name="ce1"/>
          <table:table-cell office:value-type="float" office:value="6.0400400000000003" table:style-name="ce1">
            <text:p>6.04004</text:p>
          </table:table-cell>
          <table:table-cell office:value-type="float" office:value="0.25470100000000001" table:style-name="ce1">
            <text:p>0.254701</text:p>
          </table:table-cell>
          <table:table-cell office:value-type="float" office:value="-1.3888000000000011E-2" table:formula="of:=[.K320]-[.$K$18]" table:style-name="ce1">
            <text:p>-0.013888</text:p>
          </table:table-cell>
          <table:table-cell office:value-type="float" office:value="-0.125663" table:style-name="ce1">
            <text:p>-0.125663</text:p>
          </table:table-cell>
          <table:table-cell office:value-type="float" office:value="3.2544400000000001E-2" table:style-name="ce1">
            <text:p>0.0325444</text:p>
          </table:table-cell>
          <table:table-cell table:number-columns-repeated="16370"/>
        </table:table-row>
        <table:table-row table:style-name="ro1">
          <table:table-cell office:value-type="float" office:value="15.05" table:style-name="ce1">
            <text:p>15.05</text:p>
          </table:table-cell>
          <table:table-cell office:value-type="float" office:value="-1.1583E-2" table:style-name="ce1">
            <text:p>-0.011583</text:p>
          </table:table-cell>
          <table:table-cell office:value-type="float" office:value="5.3290000000000004E-3" table:style-name="ce1">
            <text:p>0.005329</text:p>
          </table:table-cell>
          <table:table-cell office:value-type="float" office:value="5.3940000000000004E-3" table:style-name="ce1">
            <text:p>0.005394</text:p>
          </table:table-cell>
          <table:table-cell office:value-type="float" office:value="7.7840000000000001E-3" table:style-name="ce1">
            <text:p>0.007784</text:p>
          </table:table-cell>
          <table:table-cell office:value-type="float" office:value="5.5626000000000002E-2" table:style-name="ce1">
            <text:p>0.055626</text:p>
          </table:table-cell>
          <table:table-cell office:value-type="float" office:value="7.8250000000000004E-3" table:style-name="ce1">
            <text:p>0.007825</text:p>
          </table:table-cell>
          <table:table-cell office:value-type="float" office:value="5.6759999999999998E-2" table:style-name="ce1">
            <text:p>0.05676</text:p>
          </table:table-cell>
          <table:table-cell table:style-name="ce1"/>
          <table:table-cell office:value-type="float" office:value="6.0600300000000002" table:style-name="ce1">
            <text:p>6.06003</text:p>
          </table:table-cell>
          <table:table-cell office:value-type="float" office:value="0.25593300000000002" table:style-name="ce1">
            <text:p>0.255933</text:p>
          </table:table-cell>
          <table:table-cell office:value-type="float" office:value="-1.2656000000000001E-2" table:formula="of:=[.K321]-[.$K$18]" table:style-name="ce1">
            <text:p>-0.012656</text:p>
          </table:table-cell>
          <table:table-cell office:value-type="float" office:value="-0.122429" table:style-name="ce1">
            <text:p>-0.122429</text:p>
          </table:table-cell>
          <table:table-cell office:value-type="float" office:value="2.68715E-2" table:style-name="ce1">
            <text:p>0.0268715</text:p>
          </table:table-cell>
          <table:table-cell table:number-columns-repeated="16370"/>
        </table:table-row>
        <table:table-row table:style-name="ro1">
          <table:table-cell office:value-type="float" office:value="15.1" table:style-name="ce1">
            <text:p>15.1</text:p>
          </table:table-cell>
          <table:table-cell office:value-type="float" office:value="-1.2515999999999999E-2" table:style-name="ce1">
            <text:p>-0.012516</text:p>
          </table:table-cell>
          <table:table-cell office:value-type="float" office:value="1.3793E-2" table:style-name="ce1">
            <text:p>0.013793</text:p>
          </table:table-cell>
          <table:table-cell office:value-type="float" office:value="1.4067E-2" table:style-name="ce1">
            <text:p>0.014067</text:p>
          </table:table-cell>
          <table:table-cell office:value-type="float" office:value="3.8599000000000001E-2" table:style-name="ce1">
            <text:p>0.038599</text:p>
          </table:table-cell>
          <table:table-cell office:value-type="float" office:value="4.3719000000000001E-2" table:style-name="ce1">
            <text:p>0.043719</text:p>
          </table:table-cell>
          <table:table-cell office:value-type="float" office:value="3.9399999999999998E-2" table:style-name="ce1">
            <text:p>0.0394</text:p>
          </table:table-cell>
          <table:table-cell office:value-type="float" office:value="4.4679000000000003E-2" table:style-name="ce1">
            <text:p>0.044679</text:p>
          </table:table-cell>
          <table:table-cell table:style-name="ce1"/>
          <table:table-cell office:value-type="float" office:value="6.0800099999999997" table:style-name="ce1">
            <text:p>6.08001</text:p>
          </table:table-cell>
          <table:table-cell office:value-type="float" office:value="0.25698300000000002" table:style-name="ce1">
            <text:p>0.256983</text:p>
          </table:table-cell>
          <table:table-cell office:value-type="float" office:value="-1.1606000000000005E-2" table:formula="of:=[.K322]-[.$K$18]" table:style-name="ce1">
            <text:p>-0.011606</text:p>
          </table:table-cell>
          <table:table-cell office:value-type="float" office:value="-0.11471000000000001" table:style-name="ce1">
            <text:p>-0.11471</text:p>
          </table:table-cell>
          <table:table-cell office:value-type="float" office:value="2.8333000000000001E-2" table:style-name="ce1">
            <text:p>0.028333</text:p>
          </table:table-cell>
          <table:table-cell table:number-columns-repeated="16370"/>
        </table:table-row>
        <table:table-row table:style-name="ro1">
          <table:table-cell office:value-type="float" office:value="15.15" table:style-name="ce1">
            <text:p>15.15</text:p>
          </table:table-cell>
          <table:table-cell office:value-type="float" office:value="-1.1898000000000001E-2" table:style-name="ce1">
            <text:p>-0.011898</text:p>
          </table:table-cell>
          <table:table-cell office:value-type="float" office:value="1.9415999999999999E-2" table:style-name="ce1">
            <text:p>0.019416</text:p>
          </table:table-cell>
          <table:table-cell office:value-type="float" office:value="1.9855999999999999E-2" table:style-name="ce1">
            <text:p>0.019856</text:p>
          </table:table-cell>
          <table:table-cell office:value-type="float" office:value="6.0650999999999997E-2" table:style-name="ce1">
            <text:p>0.060651</text:p>
          </table:table-cell>
          <table:table-cell office:value-type="float" office:value="2.6494E-2" table:style-name="ce1">
            <text:p>0.026494</text:p>
          </table:table-cell>
          <table:table-cell office:value-type="float" office:value="6.2024000000000003E-2" table:style-name="ce1">
            <text:p>0.062024</text:p>
          </table:table-cell>
          <table:table-cell office:value-type="float" office:value="2.7116000000000001E-2" table:style-name="ce1">
            <text:p>0.027116</text:p>
          </table:table-cell>
          <table:table-cell table:style-name="ce1"/>
          <table:table-cell office:value-type="float" office:value="6.1000100000000002" table:style-name="ce1">
            <text:p>6.10001</text:p>
          </table:table-cell>
          <table:table-cell office:value-type="float" office:value="0.25787500000000002" table:style-name="ce1">
            <text:p>0.257875</text:p>
          </table:table-cell>
          <table:table-cell office:value-type="float" office:value="-1.0714000000000001E-2" table:formula="of:=[.K323]-[.$K$18]" table:style-name="ce1">
            <text:p>-0.010714</text:p>
          </table:table-cell>
          <table:table-cell office:value-type="float" office:value="-0.104425" table:style-name="ce1">
            <text:p>-0.104425</text:p>
          </table:table-cell>
          <table:table-cell office:value-type="float" office:value="2.3592399999999999E-2" table:style-name="ce1">
            <text:p>0.0235924</text:p>
          </table:table-cell>
          <table:table-cell table:number-columns-repeated="16370"/>
        </table:table-row>
        <table:table-row table:style-name="ro1">
          <table:table-cell office:value-type="float" office:value="15.2" table:style-name="ce1">
            <text:p>15.2</text:p>
          </table:table-cell>
          <table:table-cell office:value-type="float" office:value="-9.9819999999999996E-3" table:style-name="ce1">
            <text:p>-0.009982</text:p>
          </table:table-cell>
          <table:table-cell office:value-type="float" office:value="2.1410999999999999E-2" table:style-name="ce1">
            <text:p>0.021411</text:p>
          </table:table-cell>
          <table:table-cell office:value-type="float" office:value="2.1957000000000001E-2" table:style-name="ce1">
            <text:p>0.021957</text:p>
          </table:table-cell>
          <table:table-cell office:value-type="float" office:value="7.1582000000000007E-2" table:style-name="ce1">
            <text:p>0.071582</text:p>
          </table:table-cell>
          <table:table-cell office:value-type="float" office:value="7.0369999999999999E-3" table:style-name="ce1">
            <text:p>0.007037</text:p>
          </table:table-cell>
          <table:table-cell office:value-type="float" office:value="7.3244000000000004E-2" table:style-name="ce1">
            <text:p>0.073244</text:p>
          </table:table-cell>
          <table:table-cell office:value-type="float" office:value="7.2259999999999998E-3" table:style-name="ce1">
            <text:p>0.007226</text:p>
          </table:table-cell>
          <table:table-cell table:style-name="ce1"/>
          <table:table-cell office:value-type="float" office:value="6.12" table:style-name="ce1">
            <text:p>6.12</text:p>
          </table:table-cell>
          <table:table-cell office:value-type="float" office:value="0.25869599999999998" table:style-name="ce1">
            <text:p>0.258696</text:p>
          </table:table-cell>
          <table:table-cell office:value-type="float" office:value="-9.8930000000000407E-3" table:formula="of:=[.K324]-[.$K$18]" table:style-name="ce1">
            <text:p>-0.009893</text:p>
          </table:table-cell>
          <table:table-cell office:value-type="float" office:value="-9.4885200000000003E-2" table:style-name="ce1">
            <text:p>-0.0948852</text:p>
          </table:table-cell>
          <table:table-cell office:value-type="float" office:value="2.2950600000000002E-2" table:style-name="ce1">
            <text:p>0.0229506</text:p>
          </table:table-cell>
          <table:table-cell table:number-columns-repeated="16370"/>
        </table:table-row>
        <table:table-row table:style-name="ro1">
          <table:table-cell office:value-type="float" office:value="15.25" table:style-name="ce1">
            <text:p>15.25</text:p>
          </table:table-cell>
          <table:table-cell office:value-type="float" office:value="-7.169E-3" table:style-name="ce1">
            <text:p>-0.007169</text:p>
          </table:table-cell>
          <table:table-cell office:value-type="float" office:value="1.9692999999999999E-2" table:style-name="ce1">
            <text:p>0.019693</text:p>
          </table:table-cell>
          <table:table-cell office:value-type="float" office:value="2.0247999999999999E-2" table:style-name="ce1">
            <text:p>0.020248</text:p>
          </table:table-cell>
          <table:table-cell office:value-type="float" office:value="7.1002999999999997E-2" table:style-name="ce1">
            <text:p>0.071003</text:p>
          </table:table-cell>
          <table:table-cell office:value-type="float" office:value="-1.1257E-2" table:style-name="ce1">
            <text:p>-0.011257</text:p>
          </table:table-cell>
          <table:table-cell office:value-type="float" office:value="7.2634000000000004E-2" table:style-name="ce1">
            <text:p>0.072634</text:p>
          </table:table-cell>
          <table:table-cell office:value-type="float" office:value="-1.1508000000000001E-2" table:style-name="ce1">
            <text:p>-0.011508</text:p>
          </table:table-cell>
          <table:table-cell table:style-name="ce1"/>
          <table:table-cell office:value-type="float" office:value="6.1400100000000002" table:style-name="ce1">
            <text:p>6.14001</text:p>
          </table:table-cell>
          <table:table-cell office:value-type="float" office:value="0.25937500000000002" table:style-name="ce1">
            <text:p>0.259375</text:p>
          </table:table-cell>
          <table:table-cell office:value-type="float" office:value="-9.214E-3" table:formula="of:=[.K325]-[.$K$18]" table:style-name="ce1">
            <text:p>-0.009214</text:p>
          </table:table-cell>
          <table:table-cell office:value-type="float" office:value="-8.5816299999999998E-2" table:style-name="ce1">
            <text:p>-0.0858163</text:p>
          </table:table-cell>
          <table:table-cell office:value-type="float" office:value="2.7473999999999998E-2" table:style-name="ce1">
            <text:p>0.027474</text:p>
          </table:table-cell>
          <table:table-cell table:number-columns-repeated="16370"/>
        </table:table-row>
        <table:table-row table:style-name="ro1">
          <table:table-cell office:value-type="float" office:value="15.3" table:style-name="ce1">
            <text:p>15.3</text:p>
          </table:table-cell>
          <table:table-cell office:value-type="float" office:value="-3.9220000000000001E-3" table:style-name="ce1">
            <text:p>-0.003922</text:p>
          </table:table-cell>
          <table:table-cell office:value-type="float" office:value="1.4886999999999999E-2" table:style-name="ce1">
            <text:p>0.014887</text:p>
          </table:table-cell>
          <table:table-cell office:value-type="float" office:value="1.5327E-2" table:style-name="ce1">
            <text:p>0.015327</text:p>
          </table:table-cell>
          <table:table-cell office:value-type="float" office:value="6.0485999999999998E-2" table:style-name="ce1">
            <text:p>0.060486</text:p>
          </table:table-cell>
          <table:table-cell office:value-type="float" office:value="-2.5356E-2" table:style-name="ce1">
            <text:p>-0.025356</text:p>
          </table:table-cell>
          <table:table-cell office:value-type="float" office:value="6.1793000000000001E-2" table:style-name="ce1">
            <text:p>0.061793</text:p>
          </table:table-cell>
          <table:table-cell office:value-type="float" office:value="-2.5968000000000001E-2" table:style-name="ce1">
            <text:p>-0.025968</text:p>
          </table:table-cell>
          <table:table-cell table:style-name="ce1"/>
          <table:table-cell office:value-type="float" office:value="6.1600200000000003" table:style-name="ce1">
            <text:p>6.16002</text:p>
          </table:table-cell>
          <table:table-cell office:value-type="float" office:value="0.26001200000000002" table:style-name="ce1">
            <text:p>0.260012</text:p>
          </table:table-cell>
          <table:table-cell office:value-type="float" office:value="-8.5770000000000013E-3" table:formula="of:=[.K326]-[.$K$18]" table:style-name="ce1">
            <text:p>-0.008577</text:p>
          </table:table-cell>
          <table:table-cell office:value-type="float" office:value="-7.7765399999999998E-2" table:style-name="ce1">
            <text:p>-0.0777654</text:p>
          </table:table-cell>
          <table:table-cell office:value-type="float" office:value="2.6591400000000001E-2" table:style-name="ce1">
            <text:p>0.0265914</text:p>
          </table:table-cell>
          <table:table-cell table:number-columns-repeated="16370"/>
        </table:table-row>
        <table:table-row table:style-name="ro1">
          <table:table-cell office:value-type="float" office:value="15.35" table:style-name="ce1">
            <text:p>15.35</text:p>
          </table:table-cell>
          <table:table-cell office:value-type="float" office:value="-6.9200000000000002E-4" table:style-name="ce1">
            <text:p>-0.000692</text:p>
          </table:table-cell>
          <table:table-cell office:value-type="float" office:value="8.1939999999999999E-3" table:style-name="ce1">
            <text:p>0.008194</text:p>
          </table:table-cell>
          <table:table-cell office:value-type="float" office:value="8.4060000000000003E-3" table:style-name="ce1">
            <text:p>0.008406</text:p>
          </table:table-cell>
          <table:table-cell office:value-type="float" office:value="4.3173000000000003E-2" table:style-name="ce1">
            <text:p>0.043173</text:p>
          </table:table-cell>
          <table:table-cell office:value-type="float" office:value="-3.3182000000000003E-2" table:style-name="ce1">
            <text:p>-0.033182</text:p>
          </table:table-cell>
          <table:table-cell office:value-type="float" office:value="4.3944999999999998E-2" table:style-name="ce1">
            <text:p>0.043945</text:p>
          </table:table-cell>
          <table:table-cell office:value-type="float" office:value="-3.4009999999999999E-2" table:style-name="ce1">
            <text:p>-0.03401</text:p>
          </table:table-cell>
          <table:table-cell table:style-name="ce1"/>
          <table:table-cell office:value-type="float" office:value="6.18" table:style-name="ce1">
            <text:p>6.18</text:p>
          </table:table-cell>
          <table:table-cell office:value-type="float" office:value="0.26065500000000003" table:style-name="ce1">
            <text:p>0.260655</text:p>
          </table:table-cell>
          <table:table-cell office:value-type="float" office:value="-7.9339999999999966E-3" table:formula="of:=[.K327]-[.$K$18]" table:style-name="ce1">
            <text:p>-0.007934</text:p>
          </table:table-cell>
          <table:table-cell office:value-type="float" office:value="-6.8781599999999998E-2" table:style-name="ce1">
            <text:p>-0.0687816</text:p>
          </table:table-cell>
          <table:table-cell office:value-type="float" office:value="3.11297E-2" table:style-name="ce1">
            <text:p>0.0311297</text:p>
          </table:table-cell>
          <table:table-cell table:number-columns-repeated="16370"/>
        </table:table-row>
        <table:table-row table:style-name="ro1">
          <table:table-cell office:value-type="float" office:value="15.4" table:style-name="ce1">
            <text:p>15.4</text:p>
          </table:table-cell>
          <table:table-cell office:value-type="float" office:value="2.1459999999999999E-3" table:style-name="ce1">
            <text:p>0.002146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1.059E-3" table:style-name="ce1">
            <text:p>0.001059</text:p>
          </table:table-cell>
          <table:table-cell office:value-type="float" office:value="2.308E-2" table:style-name="ce1">
            <text:p>0.02308</text:p>
          </table:table-cell>
          <table:table-cell office:value-type="float" office:value="-3.4001000000000003E-2" table:style-name="ce1">
            <text:p>-0.034001</text:p>
          </table:table-cell>
          <table:table-cell office:value-type="float" office:value="2.3229E-2" table:style-name="ce1">
            <text:p>0.023229</text:p>
          </table:table-cell>
          <table:table-cell office:value-type="float" office:value="-3.4866000000000001E-2" table:style-name="ce1">
            <text:p>-0.034866</text:p>
          </table:table-cell>
          <table:table-cell table:style-name="ce1"/>
          <table:table-cell office:value-type="float" office:value="6.2000099999999998" table:style-name="ce1">
            <text:p>6.20001</text:p>
          </table:table-cell>
          <table:table-cell office:value-type="float" office:value="0.26131799999999999" table:style-name="ce1">
            <text:p>0.261318</text:p>
          </table:table-cell>
          <table:table-cell office:value-type="float" office:value="-7.2710000000000274E-3" table:formula="of:=[.K328]-[.$K$18]" table:style-name="ce1">
            <text:p>-0.007271</text:p>
          </table:table-cell>
          <table:table-cell office:value-type="float" office:value="-5.8839000000000002E-2" table:style-name="ce1">
            <text:p>-0.058839</text:p>
          </table:table-cell>
          <table:table-cell office:value-type="float" office:value="3.2746900000000002E-2" table:style-name="ce1">
            <text:p>0.0327469</text:p>
          </table:table-cell>
          <table:table-cell table:number-columns-repeated="16370"/>
        </table:table-row>
        <table:table-row table:style-name="ro1">
          <table:table-cell office:value-type="float" office:value="15.45" table:style-name="ce1">
            <text:p>15.45</text:p>
          </table:table-cell>
          <table:table-cell office:value-type="float" office:value="4.3480000000000003E-3" table:style-name="ce1">
            <text:p>0.004348</text:p>
          </table:table-cell>
          <table:table-cell office:value-type="float" office:value="-4.8549999999999999E-3" table:style-name="ce1">
            <text:p>-0.004855</text:p>
          </table:table-cell>
          <table:table-cell office:value-type="float" office:value="-5.1399999999999996E-3" table:style-name="ce1">
            <text:p>-0.00514</text:p>
          </table:table-cell>
          <table:table-cell office:value-type="float" office:value="4.2589999999999998E-3" table:style-name="ce1">
            <text:p>0.004259</text:p>
          </table:table-cell>
          <table:table-cell office:value-type="float" office:value="-2.8507000000000001E-2" table:style-name="ce1">
            <text:p>-0.028507</text:p>
          </table:table-cell>
          <table:table-cell office:value-type="float" office:value="3.8249999999999998E-3" table:style-name="ce1">
            <text:p>0.003825</text:p>
          </table:table-cell>
          <table:table-cell office:value-type="float" office:value="-2.9239000000000001E-2" table:style-name="ce1">
            <text:p>-0.029239</text:p>
          </table:table-cell>
          <table:table-cell table:style-name="ce1"/>
          <table:table-cell office:value-type="float" office:value="6.2200300000000004" table:style-name="ce1">
            <text:p>6.22003</text:p>
          </table:table-cell>
          <table:table-cell office:value-type="float" office:value="0.26211600000000002" table:style-name="ce1">
            <text:p>0.262116</text:p>
          </table:table-cell>
          <table:table-cell office:value-type="float" office:value="-6.4730000000000065E-3" table:formula="of:=[.K329]-[.$K$18]" table:style-name="ce1">
            <text:p>-0.006473</text:p>
          </table:table-cell>
          <table:table-cell office:value-type="float" office:value="-5.0770700000000002E-2" table:style-name="ce1">
            <text:p>-0.0507707</text:p>
          </table:table-cell>
          <table:table-cell office:value-type="float" office:value="3.4479599999999999E-2" table:style-name="ce1">
            <text:p>0.0344796</text:p>
          </table:table-cell>
          <table:table-cell table:number-columns-repeated="16370"/>
        </table:table-row>
        <table:table-row table:style-name="ro1">
          <table:table-cell office:value-type="float" office:value="15.5" table:style-name="ce1">
            <text:p>15.5</text:p>
          </table:table-cell>
          <table:table-cell office:value-type="float" office:value="5.8170000000000001E-3" table:style-name="ce1">
            <text:p>0.005817</text:p>
          </table:table-cell>
          <table:table-cell office:value-type="float" office:value="-8.6029999999999995E-3" table:style-name="ce1">
            <text:p>-0.008603</text:p>
          </table:table-cell>
          <table:table-cell office:value-type="float" office:value="-8.9999999999999993E-3" table:style-name="ce1">
            <text:p>-0.009</text:p>
          </table:table-cell>
          <table:table-cell office:value-type="float" office:value="-1.0011000000000001E-2" table:style-name="ce1">
            <text:p>-0.010011</text:p>
          </table:table-cell>
          <table:table-cell office:value-type="float" office:value="-1.8600999999999999E-2" table:style-name="ce1">
            <text:p>-0.018601</text:p>
          </table:table-cell>
          <table:table-cell office:value-type="float" office:value="-1.0877E-2" table:style-name="ce1">
            <text:p>-0.010877</text:p>
          </table:table-cell>
          <table:table-cell office:value-type="float" office:value="-1.9074000000000001E-2" table:style-name="ce1">
            <text:p>-0.019074</text:p>
          </table:table-cell>
          <table:table-cell table:style-name="ce1"/>
          <table:table-cell office:value-type="float" office:value="6.2400399999999996" table:style-name="ce1">
            <text:p>6.24004</text:p>
          </table:table-cell>
          <table:table-cell office:value-type="float" office:value="0.263042" table:style-name="ce1">
            <text:p>0.263042</text:p>
          </table:table-cell>
          <table:table-cell office:value-type="float" office:value="-5.5470000000000241E-3" table:formula="of:=[.K330]-[.$K$18]" table:style-name="ce1">
            <text:p>-0.005547</text:p>
          </table:table-cell>
          <table:table-cell office:value-type="float" office:value="-3.9365400000000002E-2" table:style-name="ce1">
            <text:p>-0.0393654</text:p>
          </table:table-cell>
          <table:table-cell office:value-type="float" office:value="3.9126000000000001E-2" table:style-name="ce1">
            <text:p>0.039126</text:p>
          </table:table-cell>
          <table:table-cell table:number-columns-repeated="16370"/>
        </table:table-row>
        <table:table-row table:style-name="ro1">
          <table:table-cell office:value-type="float" office:value="15.55" table:style-name="ce1">
            <text:p>15.55</text:p>
          </table:table-cell>
          <table:table-cell office:value-type="float" office:value="6.5900000000000004E-3" table:style-name="ce1">
            <text:p>0.00659</text:p>
          </table:table-cell>
          <table:table-cell office:value-type="float" office:value="-9.5840000000000005E-3" table:style-name="ce1">
            <text:p>-0.009584</text:p>
          </table:table-cell>
          <table:table-cell office:value-type="float" office:value="-9.9740000000000002E-3" table:style-name="ce1">
            <text:p>-0.009974</text:p>
          </table:table-cell>
          <table:table-cell office:value-type="float" office:value="-1.7814E-2" table:style-name="ce1">
            <text:p>-0.017814</text:p>
          </table:table-cell>
          <table:table-cell office:value-type="float" office:value="-6.8999999999999999E-3" table:style-name="ce1">
            <text:p>-0.0069</text:p>
          </table:table-cell>
          <table:table-cell office:value-type="float" office:value="-1.8897000000000001E-2" table:style-name="ce1">
            <text:p>-0.018897</text:p>
          </table:table-cell>
          <table:table-cell office:value-type="float" office:value="-7.0559999999999998E-3" table:style-name="ce1">
            <text:p>-0.007056</text:p>
          </table:table-cell>
          <table:table-cell table:style-name="ce1"/>
          <table:table-cell office:value-type="float" office:value="6.2600100000000003" table:style-name="ce1">
            <text:p>6.26001</text:p>
          </table:table-cell>
          <table:table-cell office:value-type="float" office:value="0.26413999999999999" table:style-name="ce1">
            <text:p>0.26414</text:p>
          </table:table-cell>
          <table:table-cell office:value-type="float" office:value="-4.4490000000000363E-3" table:formula="of:=[.K331]-[.$K$18]" table:style-name="ce1">
            <text:p>-0.004449</text:p>
          </table:table-cell>
          <table:table-cell office:value-type="float" office:value="-3.0223199999999999E-2" table:style-name="ce1">
            <text:p>-0.0302232</text:p>
          </table:table-cell>
          <table:table-cell office:value-type="float" office:value="4.0762199999999998E-2" table:style-name="ce1">
            <text:p>0.0407622</text:p>
          </table:table-cell>
          <table:table-cell table:number-columns-repeated="16370"/>
        </table:table-row>
        <table:table-row table:style-name="ro1">
          <table:table-cell office:value-type="float" office:value="15.6" table:style-name="ce1">
            <text:p>15.6</text:p>
          </table:table-cell>
          <table:table-cell office:value-type="float" office:value="6.8019999999999999E-3" table:style-name="ce1">
            <text:p>0.006802</text:p>
          </table:table-cell>
          <table:table-cell office:value-type="float" office:value="-7.9369999999999996E-3" table:style-name="ce1">
            <text:p>-0.007937</text:p>
          </table:table-cell>
          <table:table-cell office:value-type="float" office:value="-8.2439999999999996E-3" table:style-name="ce1">
            <text:p>-0.008244</text:p>
          </table:table-cell>
          <table:table-cell office:value-type="float" office:value="-1.8851E-2" table:style-name="ce1">
            <text:p>-0.018851</text:p>
          </table:table-cell>
          <table:table-cell office:value-type="float" office:value="3.8909999999999999E-3" table:style-name="ce1">
            <text:p>0.003891</text:p>
          </table:table-cell>
          <table:table-cell office:value-type="float" office:value="-1.9923E-2" table:style-name="ce1">
            <text:p>-0.019923</text:p>
          </table:table-cell>
          <table:table-cell office:value-type="float" office:value="4.0369999999999998E-3" table:style-name="ce1">
            <text:p>0.004037</text:p>
          </table:table-cell>
          <table:table-cell table:style-name="ce1"/>
          <table:table-cell office:value-type="float" office:value="6.2800399999999996" table:style-name="ce1">
            <text:p>6.28004</text:p>
          </table:table-cell>
          <table:table-cell office:value-type="float" office:value="0.26543800000000001" table:style-name="ce1">
            <text:p>0.265438</text:p>
          </table:table-cell>
          <table:table-cell office:value-type="float" office:value="-3.1510000000000149E-3" table:formula="of:=[.K332]-[.$K$18]" table:style-name="ce1">
            <text:p>-0.003151</text:p>
          </table:table-cell>
          <table:table-cell office:value-type="float" office:value="-2.2136800000000002E-2" table:style-name="ce1">
            <text:p>-0.0221368</text:p>
          </table:table-cell>
          <table:table-cell office:value-type="float" office:value="4.3564699999999998E-2" table:style-name="ce1">
            <text:p>0.0435647</text:p>
          </table:table-cell>
          <table:table-cell table:number-columns-repeated="16370"/>
        </table:table-row>
        <table:table-row table:style-name="ro1">
          <table:table-cell office:value-type="float" office:value="15.65" table:style-name="ce1">
            <text:p>15.65</text:p>
          </table:table-cell>
          <table:table-cell office:value-type="float" office:value="6.6299999999999996E-3" table:style-name="ce1">
            <text:p>0.00663</text:p>
          </table:table-cell>
          <table:table-cell office:value-type="float" office:value="-4.4070000000000003E-3" table:style-name="ce1">
            <text:p>-0.004407</text:p>
          </table:table-cell>
          <table:table-cell office:value-type="float" office:value="-4.6020000000000002E-3" table:style-name="ce1">
            <text:p>-0.004602</text:p>
          </table:table-cell>
          <table:table-cell office:value-type="float" office:value="-1.4314E-2" table:style-name="ce1">
            <text:p>-0.014314</text:p>
          </table:table-cell>
          <table:table-cell office:value-type="float" office:value="1.1597E-2" table:style-name="ce1">
            <text:p>0.011597</text:p>
          </table:table-cell>
          <table:table-cell office:value-type="float" office:value="-1.5181999999999999E-2" table:style-name="ce1">
            <text:p>-0.015182</text:p>
          </table:table-cell>
          <table:table-cell office:value-type="float" office:value="1.1969E-2" table:style-name="ce1">
            <text:p>0.011969</text:p>
          </table:table-cell>
          <table:table-cell table:style-name="ce1"/>
          <table:table-cell office:value-type="float" office:value="6.3" table:style-name="ce1">
            <text:p>6.3</text:p>
          </table:table-cell>
          <table:table-cell office:value-type="float" office:value="0.26690700000000001" table:style-name="ce1">
            <text:p>0.266907</text:p>
          </table:table-cell>
          <table:table-cell office:value-type="float" office:value="-1.6820000000000168E-3" table:formula="of:=[.K333]-[.$K$18]" table:style-name="ce1">
            <text:p>-0.001682</text:p>
          </table:table-cell>
          <table:table-cell office:value-type="float" office:value="-1.35879E-2" table:style-name="ce1">
            <text:p>-0.0135879</text:p>
          </table:table-cell>
          <table:table-cell office:value-type="float" office:value="4.6490999999999998E-2" table:style-name="ce1">
            <text:p>0.046491</text:p>
          </table:table-cell>
          <table:table-cell table:number-columns-repeated="16370"/>
        </table:table-row>
        <table:table-row table:style-name="ro1">
          <table:table-cell office:value-type="float" office:value="15.7" table:style-name="ce1">
            <text:p>15.7</text:p>
          </table:table-cell>
          <table:table-cell office:value-type="float" office:value="6.2480000000000001E-3" table:style-name="ce1">
            <text:p>0.006248</text:p>
          </table:table-cell>
          <table:table-cell office:value-type="float" office:value="-1.2400000000000001E-4" table:style-name="ce1">
            <text:p>-0.000124</text:p>
          </table:table-cell>
          <table:table-cell office:value-type="float" office:value="-2.0100000000000001E-4" table:style-name="ce1">
            <text:p>-0.000201</text:p>
          </table:table-cell>
          <table:table-cell office:value-type="float" office:value="-6.4250000000000002E-3" table:style-name="ce1">
            <text:p>-0.006425</text:p>
          </table:table-cell>
          <table:table-cell office:value-type="float" office:value="1.503E-2" table:style-name="ce1">
            <text:p>0.01503</text:p>
          </table:table-cell>
          <table:table-cell office:value-type="float" office:value="-6.9690000000000004E-3" table:style-name="ce1">
            <text:p>-0.006969</text:p>
          </table:table-cell>
          <table:table-cell office:value-type="float" office:value="1.5519E-2" table:style-name="ce1">
            <text:p>0.015519</text:p>
          </table:table-cell>
          <table:table-cell table:style-name="ce1"/>
          <table:table-cell office:value-type="float" office:value="6.32003" table:style-name="ce1">
            <text:p>6.32003</text:p>
          </table:table-cell>
          <table:table-cell office:value-type="float" office:value="0.26858399999999999" table:style-name="ce1">
            <text:p>0.268584</text:p>
          </table:table-cell>
          <table:table-cell office:value-type="float" office:value="-5.000000000032756E-6" table:formula="of:=[.K334]-[.$K$18]" table:style-name="ce1">
            <text:p>-5E-06</text:p>
          </table:table-cell>
          <table:table-cell office:value-type="float" office:value="-4.5667800000000003E-3" table:style-name="ce1">
            <text:p>-0.00456678</text:p>
          </table:table-cell>
          <table:table-cell office:value-type="float" office:value="4.7384200000000001E-2" table:style-name="ce1">
            <text:p>0.0473842</text:p>
          </table:table-cell>
          <table:table-cell table:number-columns-repeated="16370"/>
        </table:table-row>
        <table:table-row table:style-name="ro1">
          <table:table-cell office:value-type="float" office:value="15.75" table:style-name="ce1">
            <text:p>15.75</text:p>
          </table:table-cell>
          <table:table-cell office:value-type="float" office:value="5.7819999999999998E-3" table:style-name="ce1">
            <text:p>0.005782</text:p>
          </table:table-cell>
          <table:table-cell office:value-type="float" office:value="3.7039999999999998E-3" table:style-name="ce1">
            <text:p>0.003704</text:p>
          </table:table-cell>
          <table:table-cell office:value-type="float" office:value="3.7429999999999998E-3" table:style-name="ce1">
            <text:p>0.003743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4179000000000001E-2" table:style-name="ce1">
            <text:p>0.014179</text:p>
          </table:table-cell>
          <table:table-cell office:value-type="float" office:value="2.0379999999999999E-3" table:style-name="ce1">
            <text:p>0.002038</text:p>
          </table:table-cell>
          <table:table-cell office:value-type="float" office:value="1.4675000000000001E-2" table:style-name="ce1">
            <text:p>0.014675</text:p>
          </table:table-cell>
          <table:table-cell table:style-name="ce1"/>
          <table:table-cell office:value-type="float" office:value="6.3400299999999996" table:style-name="ce1">
            <text:p>6.34003</text:p>
          </table:table-cell>
          <table:table-cell office:value-type="float" office:value="0.270486" table:style-name="ce1">
            <text:p>0.270486</text:p>
          </table:table-cell>
          <table:table-cell office:value-type="float" office:value="1.896999999999982E-3" table:formula="of:=[.K335]-[.$K$18]" table:style-name="ce1">
            <text:p>0.001897</text:p>
          </table:table-cell>
          <table:table-cell office:value-type="float" office:value="3.5345799999999998E-3" table:style-name="ce1">
            <text:p>0.00353458</text:p>
          </table:table-cell>
          <table:table-cell office:value-type="float" office:value="4.904E-2" table:style-name="ce1">
            <text:p>0.04904</text:p>
          </table:table-cell>
          <table:table-cell table:number-columns-repeated="16370"/>
        </table:table-row>
        <table:table-row table:style-name="ro1">
          <table:table-cell office:value-type="float" office:value="15.8" table:style-name="ce1">
            <text:p>15.8</text:p>
          </table:table-cell>
          <table:table-cell office:value-type="float" office:value="5.2989999999999999E-3" table:style-name="ce1">
            <text:p>0.005299</text:p>
          </table:table-cell>
          <table:table-cell office:value-type="float" office:value="6.11E-3" table:style-name="ce1">
            <text:p>0.00611</text:p>
          </table:table-cell>
          <table:table-cell office:value-type="float" office:value="6.2440000000000004E-3" table:style-name="ce1">
            <text:p>0.006244</text:p>
          </table:table-cell>
          <table:table-cell office:value-type="float" office:value="9.3349999999999995E-3" table:style-name="ce1">
            <text:p>0.009335</text:p>
          </table:table-cell>
          <table:table-cell office:value-type="float" office:value="1.0095E-2" table:style-name="ce1">
            <text:p>0.010095</text:p>
          </table:table-cell>
          <table:table-cell office:value-type="float" office:value="9.4789999999999996E-3" table:style-name="ce1">
            <text:p>0.009479</text:p>
          </table:table-cell>
          <table:table-cell office:value-type="float" office:value="1.0508E-2" table:style-name="ce1">
            <text:p>0.010508</text:p>
          </table:table-cell>
          <table:table-cell table:style-name="ce1"/>
          <table:table-cell office:value-type="float" office:value="6.3600199999999996" table:style-name="ce1">
            <text:p>6.36002</text:p>
          </table:table-cell>
          <table:table-cell office:value-type="float" office:value="0.27265400000000001" table:style-name="ce1">
            <text:p>0.272654</text:p>
          </table:table-cell>
          <table:table-cell office:value-type="float" office:value="4.0649999999999853E-3" table:formula="of:=[.K336]-[.$K$18]" table:style-name="ce1">
            <text:p>0.004065</text:p>
          </table:table-cell>
          <table:table-cell office:value-type="float" office:value="1.51158E-2" table:style-name="ce1">
            <text:p>0.0151158</text:p>
          </table:table-cell>
          <table:table-cell office:value-type="float" office:value="4.8290600000000003E-2" table:style-name="ce1">
            <text:p>0.0482906</text:p>
          </table:table-cell>
          <table:table-cell table:number-columns-repeated="16370"/>
        </table:table-row>
        <table:table-row table:style-name="ro1">
          <table:table-cell office:value-type="float" office:value="15.85" table:style-name="ce1">
            <text:p>15.85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6.607E-3" table:style-name="ce1">
            <text:p>0.006607</text:p>
          </table:table-cell>
          <table:table-cell office:value-type="float" office:value="6.7910000000000002E-3" table:style-name="ce1">
            <text:p>0.006791</text:p>
          </table:table-cell>
          <table:table-cell office:value-type="float" office:value="1.3479E-2" table:style-name="ce1">
            <text:p>0.013479</text:p>
          </table:table-cell>
          <table:table-cell office:value-type="float" office:value="4.5030000000000001E-3" table:style-name="ce1">
            <text:p>0.004503</text:p>
          </table:table-cell>
          <table:table-cell office:value-type="float" office:value="1.3865000000000001E-2" table:style-name="ce1">
            <text:p>0.013865</text:p>
          </table:table-cell>
          <table:table-cell office:value-type="float" office:value="4.7809999999999997E-3" table:style-name="ce1">
            <text:p>0.004781</text:p>
          </table:table-cell>
          <table:table-cell table:style-name="ce1"/>
          <table:table-cell office:value-type="float" office:value="6.3800499999999998" table:style-name="ce1">
            <text:p>6.38005</text:p>
          </table:table-cell>
          <table:table-cell office:value-type="float" office:value="0.27519500000000002" table:style-name="ce1">
            <text:p>0.275195</text:p>
          </table:table-cell>
          <table:table-cell office:value-type="float" office:value="6.6060000000000008E-3" table:formula="of:=[.K337]-[.$K$18]" table:style-name="ce1">
            <text:p>0.006606</text:p>
          </table:table-cell>
          <table:table-cell office:value-type="float" office:value="2.6403599999999999E-2" table:style-name="ce1">
            <text:p>0.0264036</text:p>
          </table:table-cell>
          <table:table-cell office:value-type="float" office:value="4.6729399999999997E-2" table:style-name="ce1">
            <text:p>0.0467294</text:p>
          </table:table-cell>
          <table:table-cell table:number-columns-repeated="16370"/>
        </table:table-row>
        <table:table-row table:style-name="ro1">
          <table:table-cell office:value-type="float" office:value="15.9" table:style-name="ce1">
            <text:p>15.9</text:p>
          </table:table-cell>
          <table:table-cell office:value-type="float" office:value="4.241E-3" table:style-name="ce1">
            <text:p>0.004241</text:p>
          </table:table-cell>
          <table:table-cell office:value-type="float" office:value="5.2940000000000001E-3" table:style-name="ce1">
            <text:p>0.005294</text:p>
          </table:table-cell>
          <table:table-cell office:value-type="float" office:value="5.4660000000000004E-3" table:style-name="ce1">
            <text:p>0.005466</text:p>
          </table:table-cell>
          <table:table-cell office:value-type="float" office:value="1.431E-2" table:style-name="ce1">
            <text:p>0.01431</text:p>
          </table:table-cell>
          <table:table-cell office:value-type="float" office:value="-7.2800000000000002E-4" table:style-name="ce1">
            <text:p>-0.000728</text:p>
          </table:table-cell>
          <table:table-cell office:value-type="float" office:value="1.4829E-2" table:style-name="ce1">
            <text:p>0.014829</text:p>
          </table:table-cell>
          <table:table-cell office:value-type="float" office:value="-6.02E-4" table:style-name="ce1">
            <text:p>-0.000602</text:p>
          </table:table-cell>
          <table:table-cell table:style-name="ce1"/>
          <table:table-cell office:value-type="float" office:value="6.4000500000000002" table:style-name="ce1">
            <text:p>6.40005</text:p>
          </table:table-cell>
          <table:table-cell office:value-type="float" office:value="0.27793499999999999" table:style-name="ce1">
            <text:p>0.277935</text:p>
          </table:table-cell>
          <table:table-cell office:value-type="float" office:value="9.3459999999999654E-3" table:formula="of:=[.K338]-[.$K$18]" table:style-name="ce1">
            <text:p>0.009346</text:p>
          </table:table-cell>
          <table:table-cell office:value-type="float" office:value="3.6479299999999999E-2" table:style-name="ce1">
            <text:p>0.0364793</text:p>
          </table:table-cell>
          <table:table-cell office:value-type="float" office:value="4.6683299999999997E-2" table:style-name="ce1">
            <text:p>0.0466833</text:p>
          </table:table-cell>
          <table:table-cell table:number-columns-repeated="16370"/>
        </table:table-row>
        <table:table-row table:style-name="ro1">
          <table:table-cell office:value-type="float" office:value="15.95" table:style-name="ce1">
            <text:p>15.95</text:p>
          </table:table-cell>
          <table:table-cell office:value-type="float" office:value="3.555E-3" table:style-name="ce1">
            <text:p>0.003555</text:p>
          </table:table-cell>
          <table:table-cell office:value-type="float" office:value="2.7889999999999998E-3" table:style-name="ce1">
            <text:p>0.002789</text:p>
          </table:table-cell>
          <table:table-cell office:value-type="float" office:value="2.9060000000000002E-3" table:style-name="ce1">
            <text:p>0.002906</text:p>
          </table:table-cell>
          <table:table-cell office:value-type="float" office:value="1.2503E-2" table:style-name="ce1">
            <text:p>0.012503</text:p>
          </table:table-cell>
          <table:table-cell office:value-type="float" office:value="-4.1370000000000001E-3" table:style-name="ce1">
            <text:p>-0.004137</text:p>
          </table:table-cell>
          <table:table-cell office:value-type="float" office:value="1.3054E-2" table:style-name="ce1">
            <text:p>0.013054</text:p>
          </table:table-cell>
          <table:table-cell office:value-type="float" office:value="-4.1489999999999999E-3" table:style-name="ce1">
            <text:p>-0.004149</text:p>
          </table:table-cell>
          <table:table-cell table:style-name="ce1"/>
          <table:table-cell office:value-type="float" office:value="6.4200299999999997" table:style-name="ce1">
            <text:p>6.42003</text:p>
          </table:table-cell>
          <table:table-cell office:value-type="float" office:value="0.28064800000000001" table:style-name="ce1">
            <text:p>0.280648</text:p>
          </table:table-cell>
          <table:table-cell office:value-type="float" office:value="1.2058999999999986E-2" table:formula="of:=[.K339]-[.$K$18]" table:style-name="ce1">
            <text:p>0.012059</text:p>
          </table:table-cell>
          <table:table-cell office:value-type="float" office:value="4.6927999999999997E-2" table:style-name="ce1">
            <text:p>0.046928</text:p>
          </table:table-cell>
          <table:table-cell office:value-type="float" office:value="4.0542599999999998E-2" table:style-name="ce1">
            <text:p>0.0405426</text:p>
          </table:table-cell>
          <table:table-cell table:number-columns-repeated="1637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6870000000000002E-3" table:style-name="ce1">
            <text:p>0.002687</text:p>
          </table:table-cell>
          <table:table-cell office:value-type="float" office:value="2.0999999999999999E-5" table:style-name="ce1">
            <text:p>0.000021</text:p>
          </table:table-cell>
          <table:table-cell office:value-type="float" office:value="8.3999999999999995E-5" table:style-name="ce1">
            <text:p>0.000084</text:p>
          </table:table-cell>
          <table:table-cell office:value-type="float" office:value="9.391E-3" table:style-name="ce1">
            <text:p>0.009391</text:p>
          </table:table-cell>
          <table:table-cell office:value-type="float" office:value="-5.0619999999999997E-3" table:style-name="ce1">
            <text:p>-0.005062</text:p>
          </table:table-cell>
          <table:table-cell office:value-type="float" office:value="9.887E-3" table:style-name="ce1">
            <text:p>0.009887</text:p>
          </table:table-cell>
          <table:table-cell office:value-type="float" office:value="-5.1840000000000002E-3" table:style-name="ce1">
            <text:p>-0.005184</text:p>
          </table:table-cell>
          <table:table-cell table:style-name="ce1"/>
          <table:table-cell office:value-type="float" office:value="6.4400199999999996" table:style-name="ce1">
            <text:p>6.44002</text:p>
          </table:table-cell>
          <table:table-cell office:value-type="float" office:value="0.28324300000000002" table:style-name="ce1">
            <text:p>0.283243</text:p>
          </table:table-cell>
          <table:table-cell office:value-type="float" office:value="1.4654E-2" table:formula="of:=[.K340]-[.$K$18]" table:style-name="ce1">
            <text:p>0.014654</text:p>
          </table:table-cell>
          <table:table-cell office:value-type="float" office:value="5.5421699999999997E-2" table:style-name="ce1">
            <text:p>0.0554217</text:p>
          </table:table-cell>
          <table:table-cell office:value-type="float" office:value="3.7377500000000001E-2" table:style-name="ce1">
            <text:p>0.0373775</text:p>
          </table:table-cell>
          <table:table-cell table:number-columns-repeated="16370"/>
        </table:table-row>
        <table:table-row table:style-name="ro1">
          <table:table-cell office:value-type="float" office:value="16.05" table:style-name="ce1">
            <text:p>16.05</text:p>
          </table:table-cell>
          <table:table-cell office:value-type="float" office:value="1.6230000000000001E-3" table:style-name="ce1">
            <text:p>0.001623</text:p>
          </table:table-cell>
          <table:table-cell office:value-type="float" office:value="-2.0600000000000002E-3" table:style-name="ce1">
            <text:p>-0.00206</text:p>
          </table:table-cell>
          <table:table-cell office:value-type="float" office:value="-2.0240000000000002E-3" table:style-name="ce1">
            <text:p>-0.002024</text:p>
          </table:table-cell>
          <table:table-cell office:value-type="float" office:value="6.4219999999999998E-3" table:style-name="ce1">
            <text:p>0.006422</text:p>
          </table:table-cell>
          <table:table-cell office:value-type="float" office:value="-3.787E-3" table:style-name="ce1">
            <text:p>-0.003787</text:p>
          </table:table-cell>
          <table:table-cell office:value-type="float" office:value="6.8019999999999999E-3" table:style-name="ce1">
            <text:p>0.006802</text:p>
          </table:table-cell>
          <table:table-cell office:value-type="float" office:value="-3.9849999999999998E-3" table:style-name="ce1">
            <text:p>-0.003985</text:p>
          </table:table-cell>
          <table:table-cell table:style-name="ce1"/>
          <table:table-cell office:value-type="float" office:value="6.4600400000000002" table:style-name="ce1">
            <text:p>6.46004</text:p>
          </table:table-cell>
          <table:table-cell office:value-type="float" office:value="0.28591800000000001" table:style-name="ce1">
            <text:p>0.285918</text:p>
          </table:table-cell>
          <table:table-cell office:value-type="float" office:value="1.7328999999999983E-2" table:formula="of:=[.K341]-[.$K$18]" table:style-name="ce1">
            <text:p>0.017329</text:p>
          </table:table-cell>
          <table:table-cell office:value-type="float" office:value="6.21851E-2" table:style-name="ce1">
            <text:p>0.0621851</text:p>
          </table:table-cell>
          <table:table-cell office:value-type="float" office:value="3.43218E-2" table:style-name="ce1">
            <text:p>0.0343218</text:p>
          </table:table-cell>
          <table:table-cell table:number-columns-repeated="16370"/>
        </table:table-row>
        <table:table-row table:style-name="ro1">
          <table:table-cell office:value-type="float" office:value="16.100000000000001" table:style-name="ce1">
            <text:p>16.1</text:p>
          </table:table-cell>
          <table:table-cell office:value-type="float" office:value="4.06E-4" table:style-name="ce1">
            <text:p>0.000406</text:p>
          </table:table-cell>
          <table:table-cell office:value-type="float" office:value="-2.7789999999999998E-3" table:style-name="ce1">
            <text:p>-0.002779</text:p>
          </table:table-cell>
          <table:table-cell office:value-type="float" office:value="-2.7460000000000002E-3" table:style-name="ce1">
            <text:p>-0.002746</text:p>
          </table:table-cell>
          <table:table-cell office:value-type="float" office:value="4.6290000000000003E-3" table:style-name="ce1">
            <text:p>0.004629</text:p>
          </table:table-cell>
          <table:table-cell office:value-type="float" office:value="-1.3940000000000001E-3" table:style-name="ce1">
            <text:p>-0.001394</text:p>
          </table:table-cell>
          <table:table-cell office:value-type="float" office:value="4.8520000000000004E-3" table:style-name="ce1">
            <text:p>0.004852</text:p>
          </table:table-cell>
          <table:table-cell office:value-type="float" office:value="-1.64E-3" table:style-name="ce1">
            <text:p>-0.00164</text:p>
          </table:table-cell>
          <table:table-cell table:style-name="ce1"/>
          <table:table-cell office:value-type="float" office:value="6.4800300000000002" table:style-name="ce1">
            <text:p>6.48003</text:p>
          </table:table-cell>
          <table:table-cell office:value-type="float" office:value="0.28923500000000002" table:style-name="ce1">
            <text:p>0.289235</text:p>
          </table:table-cell>
          <table:table-cell office:value-type="float" office:value="2.0645999999999998E-2" table:formula="of:=[.K342]-[.$K$18]" table:style-name="ce1">
            <text:p>0.020646</text:p>
          </table:table-cell>
          <table:table-cell office:value-type="float" office:value="6.8222599999999994E-2" table:style-name="ce1">
            <text:p>0.0682226</text:p>
          </table:table-cell>
          <table:table-cell office:value-type="float" office:value="2.9753700000000001E-2" table:style-name="ce1">
            <text:p>0.0297537</text:p>
          </table:table-cell>
          <table:table-cell table:number-columns-repeated="16370"/>
        </table:table-row>
        <table:table-row table:style-name="ro1">
          <table:table-cell office:value-type="float" office:value="16.149999999999999" table:style-name="ce1">
            <text:p>16.15</text:p>
          </table:table-cell>
          <table:table-cell office:value-type="float" office:value="-8.6499999999999999E-4" table:style-name="ce1">
            <text:p>-0.000865</text:p>
          </table:table-cell>
          <table:table-cell office:value-type="float" office:value="-1.952E-3" table:style-name="ce1">
            <text:p>-0.001952</text:p>
          </table:table-cell>
          <table:table-cell office:value-type="float" office:value="-1.918E-3" table:style-name="ce1">
            <text:p>-0.001918</text:p>
          </table:table-cell>
          <table:table-cell office:value-type="float" office:value="4.2509999999999996E-3" table:style-name="ce1">
            <text:p>0.004251</text:p>
          </table:table-cell>
          <table:table-cell office:value-type="float" office:value="6.2E-4" table:style-name="ce1">
            <text:p>0.00062</text:p>
          </table:table-cell>
          <table:table-cell office:value-type="float" office:value="4.2960000000000003E-3" table:style-name="ce1">
            <text:p>0.004296</text:p>
          </table:table-cell>
          <table:table-cell office:value-type="float" office:value="3.59E-4" table:style-name="ce1">
            <text:p>0.000359</text:p>
          </table:table-cell>
          <table:table-cell table:style-name="ce1"/>
          <table:table-cell office:value-type="float" office:value="6.5000099999999996" table:style-name="ce1">
            <text:p>6.50001</text:p>
          </table:table-cell>
          <table:table-cell office:value-type="float" office:value="0.29230800000000001" table:style-name="ce1">
            <text:p>0.292308</text:p>
          </table:table-cell>
          <table:table-cell office:value-type="float" office:value="2.371899999999999E-2" table:formula="of:=[.K343]-[.$K$18]" table:style-name="ce1">
            <text:p>0.023719</text:p>
          </table:table-cell>
          <table:table-cell office:value-type="float" office:value="7.1885500000000005E-2" table:style-name="ce1">
            <text:p>0.0718855</text:p>
          </table:table-cell>
          <table:table-cell office:value-type="float" office:value="2.8076E-2" table:style-name="ce1">
            <text:p>0.028076</text:p>
          </table:table-cell>
          <table:table-cell table:number-columns-repeated="16370"/>
        </table:table-row>
        <table:table-row table:style-name="ro1">
          <table:table-cell office:value-type="float" office:value="16.2" table:style-name="ce1">
            <text:p>16.2</text:p>
          </table:table-cell>
          <table:table-cell office:value-type="float" office:value="-2.052E-3" table:style-name="ce1">
            <text:p>-0.002052</text:p>
          </table:table-cell>
          <table:table-cell office:value-type="float" office:value="5.8E-5" table:style-name="ce1">
            <text:p>0.000058</text:p>
          </table:table-cell>
          <table:table-cell office:value-type="float" office:value="7.7000000000000001E-5" table:style-name="ce1">
            <text:p>0.000077</text:p>
          </table:table-cell>
          <table:table-cell office:value-type="float" office:value="4.6420000000000003E-3" table:style-name="ce1">
            <text:p>0.004642</text:p>
          </table:table-cell>
          <table:table-cell office:value-type="float" office:value="8.7299999999999997E-4" table:style-name="ce1">
            <text:p>0.000873</text:p>
          </table:table-cell>
          <table:table-cell office:value-type="float" office:value="4.5069999999999997E-3" table:style-name="ce1">
            <text:p>0.004507</text:p>
          </table:table-cell>
          <table:table-cell office:value-type="float" office:value="6.3000000000000003E-4" table:style-name="ce1">
            <text:p>0.00063</text:p>
          </table:table-cell>
          <table:table-cell table:style-name="ce1"/>
          <table:table-cell office:value-type="float" office:value="6.5200399999999998" table:style-name="ce1">
            <text:p>6.52004</text:p>
          </table:table-cell>
          <table:table-cell office:value-type="float" office:value="0.294435" table:style-name="ce1">
            <text:p>0.294435</text:p>
          </table:table-cell>
          <table:table-cell office:value-type="float" office:value="2.584599999999998E-2" table:formula="of:=[.K344]-[.$K$18]" table:style-name="ce1">
            <text:p>0.025846</text:p>
          </table:table-cell>
          <table:table-cell office:value-type="float" office:value="7.6515799999999995E-2" table:style-name="ce1">
            <text:p>0.0765158</text:p>
          </table:table-cell>
          <table:table-cell office:value-type="float" office:value="2.2814899999999999E-2" table:style-name="ce1">
            <text:p>0.0228149</text:p>
          </table:table-cell>
          <table:table-cell table:number-columns-repeated="16370"/>
        </table:table-row>
        <table:table-row table:style-name="ro1">
          <table:table-cell office:value-type="float" office:value="16.25" table:style-name="ce1">
            <text:p>16.25</text:p>
          </table:table-cell>
          <table:table-cell office:value-type="float" office:value="-3.0109999999999998E-3" table:style-name="ce1">
            <text:p>-0.003011</text:p>
          </table:table-cell>
          <table:table-cell office:value-type="float" office:value="2.4399999999999999E-3" table:style-name="ce1">
            <text:p>0.00244</text:p>
          </table:table-cell>
          <table:table-cell office:value-type="float" office:value="2.421E-3" table:style-name="ce1">
            <text:p>0.002421</text:p>
          </table:table-cell>
          <table:table-cell office:value-type="float" office:value="4.4860000000000004E-3" table:style-name="ce1">
            <text:p>0.004486</text:p>
          </table:table-cell>
          <table:table-cell office:value-type="float" office:value="-1.4189999999999999E-3" table:style-name="ce1">
            <text:p>-0.001419</text:p>
          </table:table-cell>
          <table:table-cell office:value-type="float" office:value="4.1960000000000001E-3" table:style-name="ce1">
            <text:p>0.004196</text:p>
          </table:table-cell>
          <table:table-cell office:value-type="float" office:value="-1.6019999999999999E-3" table:style-name="ce1">
            <text:p>-0.001602</text:p>
          </table:table-cell>
          <table:table-cell table:style-name="ce1"/>
          <table:table-cell office:value-type="float" office:value="6.5400099999999997" table:style-name="ce1">
            <text:p>6.54001</text:p>
          </table:table-cell>
          <table:table-cell office:value-type="float" office:value="0.29639900000000002" table:style-name="ce1">
            <text:p>0.296399</text:p>
          </table:table-cell>
          <table:table-cell office:value-type="float" office:value="2.7810000000000001E-2" table:formula="of:=[.K345]-[.$K$18]" table:style-name="ce1">
            <text:p>0.02781</text:p>
          </table:table-cell>
          <table:table-cell office:value-type="float" office:value="8.06891E-2" table:style-name="ce1">
            <text:p>0.0806891</text:p>
          </table:table-cell>
          <table:table-cell office:value-type="float" office:value="1.84374E-2" table:style-name="ce1">
            <text:p>0.0184374</text:p>
          </table:table-cell>
          <table:table-cell table:number-columns-repeated="16370"/>
        </table:table-row>
        <table:table-row table:style-name="ro1">
          <table:table-cell office:value-type="float" office:value="16.3" table:style-name="ce1">
            <text:p>16.3</text:p>
          </table:table-cell>
          <table:table-cell office:value-type="float" office:value="-3.6289999999999998E-3" table:style-name="ce1">
            <text:p>-0.003629</text:p>
          </table:table-cell>
          <table:table-cell office:value-type="float" office:value="4.1790000000000004E-3" table:style-name="ce1">
            <text:p>0.004179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2.2650000000000001E-3" table:style-name="ce1">
            <text:p>0.002265</text:p>
          </table:table-cell>
          <table:table-cell office:value-type="float" office:value="-6.1130000000000004E-3" table:style-name="ce1">
            <text:p>-0.006113</text:p>
          </table:table-cell>
          <table:table-cell office:value-type="float" office:value="1.8730000000000001E-3" table:style-name="ce1">
            <text:p>0.001873</text:p>
          </table:table-cell>
          <table:table-cell office:value-type="float" office:value="-6.1939999999999999E-3" table:style-name="ce1">
            <text:p>-0.006194</text:p>
          </table:table-cell>
          <table:table-cell table:style-name="ce1"/>
          <table:table-cell office:value-type="float" office:value="6.5600500000000004" table:style-name="ce1">
            <text:p>6.56005</text:p>
          </table:table-cell>
          <table:table-cell office:value-type="float" office:value="0.29901800000000001" table:style-name="ce1">
            <text:p>0.299018</text:p>
          </table:table-cell>
          <table:table-cell office:value-type="float" office:value="3.0428999999999984E-2" table:formula="of:=[.K346]-[.$K$18]" table:style-name="ce1">
            <text:p>0.030429</text:p>
          </table:table-cell>
          <table:table-cell office:value-type="float" office:value="8.2627800000000001E-2" table:style-name="ce1">
            <text:p>0.0826278</text:p>
          </table:table-cell>
          <table:table-cell office:value-type="float" office:value="1.21829E-2" table:style-name="ce1">
            <text:p>0.0121829</text:p>
          </table:table-cell>
          <table:table-cell table:number-columns-repeated="16370"/>
        </table:table-row>
        <table:table-row table:style-name="ro1">
          <table:table-cell office:value-type="float" office:value="16.350000000000001" table:style-name="ce1">
            <text:p>16.35</text:p>
          </table:table-cell>
          <table:table-cell office:value-type="float" office:value="-3.8549999999999999E-3" table:style-name="ce1">
            <text:p>-0.003855</text:p>
          </table:table-cell>
          <table:table-cell office:value-type="float" office:value="4.3769999999999998E-3" table:style-name="ce1">
            <text:p>0.004377</text:p>
          </table:table-cell>
          <table:table-cell office:value-type="float" office:value="4.2230000000000002E-3" table:style-name="ce1">
            <text:p>0.004223</text:p>
          </table:table-cell>
          <table:table-cell office:value-type="float" office:value="-3.1589999999999999E-3" table:style-name="ce1">
            <text:p>-0.003159</text:p>
          </table:table-cell>
          <table:table-cell office:value-type="float" office:value="-1.2092E-2" table:style-name="ce1">
            <text:p>-0.012092</text:p>
          </table:table-cell>
          <table:table-cell office:value-type="float" office:value="-3.568E-3" table:style-name="ce1">
            <text:p>-0.003568</text:p>
          </table:table-cell>
          <table:table-cell office:value-type="float" office:value="-1.2042000000000001E-2" table:style-name="ce1">
            <text:p>-0.012042</text:p>
          </table:table-cell>
          <table:table-cell table:style-name="ce1"/>
          <table:table-cell office:value-type="float" office:value="6.5800099999999997" table:style-name="ce1">
            <text:p>6.58001</text:p>
          </table:table-cell>
          <table:table-cell office:value-type="float" office:value="0.30133100000000002" table:style-name="ce1">
            <text:p>0.301331</text:p>
          </table:table-cell>
          <table:table-cell office:value-type="float" office:value="3.2741999999999993E-2" table:formula="of:=[.K347]-[.$K$18]" table:style-name="ce1">
            <text:p>0.032742</text:p>
          </table:table-cell>
          <table:table-cell office:value-type="float" office:value="8.4553699999999996E-2" table:style-name="ce1">
            <text:p>0.0845537</text:p>
          </table:table-cell>
          <table:table-cell office:value-type="float" office:value="4.8740099999999998E-3" table:style-name="ce1">
            <text:p>0.00487401</text:p>
          </table:table-cell>
          <table:table-cell table:number-columns-repeated="16370"/>
        </table:table-row>
        <table:table-row table:style-name="ro1">
          <table:table-cell office:value-type="float" office:value="16.399999999999999" table:style-name="ce1">
            <text:p>16.4</text:p>
          </table:table-cell>
          <table:table-cell office:value-type="float" office:value="-3.7260000000000001E-3" table:style-name="ce1">
            <text:p>-0.003726</text:p>
          </table:table-cell>
          <table:table-cell office:value-type="float" office:value="2.5439999999999998E-3" table:style-name="ce1">
            <text:p>0.002544</text:p>
          </table:table-cell>
          <table:table-cell office:value-type="float" office:value="2.333E-3" table:style-name="ce1">
            <text:p>0.002333</text:p>
          </table:table-cell>
          <table:table-cell office:value-type="float" office:value="-1.2024E-2" table:style-name="ce1">
            <text:p>-0.012024</text:p>
          </table:table-cell>
          <table:table-cell office:value-type="float" office:value="-1.7524999999999999E-2" table:style-name="ce1">
            <text:p>-0.017525</text:p>
          </table:table-cell>
          <table:table-cell office:value-type="float" office:value="-1.2351000000000001E-2" table:style-name="ce1">
            <text:p>-0.012351</text:p>
          </table:table-cell>
          <table:table-cell office:value-type="float" office:value="-1.7342E-2" table:style-name="ce1">
            <text:p>-0.017342</text:p>
          </table:table-cell>
          <table:table-cell table:style-name="ce1"/>
          <table:table-cell office:value-type="float" office:value="6.6000100000000002" table:style-name="ce1">
            <text:p>6.60001</text:p>
          </table:table-cell>
          <table:table-cell office:value-type="float" office:value="0.30204500000000001" table:style-name="ce1">
            <text:p>0.302045</text:p>
          </table:table-cell>
          <table:table-cell office:value-type="float" office:value="3.3455999999999986E-2" table:formula="of:=[.K348]-[.$K$18]" table:style-name="ce1">
            <text:p>0.033456</text:p>
          </table:table-cell>
          <table:table-cell office:value-type="float" office:value="8.3608500000000002E-2" table:style-name="ce1">
            <text:p>0.0836085</text:p>
          </table:table-cell>
          <table:table-cell office:value-type="float" office:value="-3.3274300000000001E-3" table:style-name="ce1">
            <text:p>-0.00332743</text:p>
          </table:table-cell>
          <table:table-cell table:number-columns-repeated="16370"/>
        </table:table-row>
        <table:table-row table:style-name="ro1">
          <table:table-cell office:value-type="float" office:value="16.45" table:style-name="ce1">
            <text:p>16.45</text:p>
          </table:table-cell>
          <table:table-cell office:value-type="float" office:value="-3.369E-3" table:style-name="ce1">
            <text:p>-0.003369</text:p>
          </table:table-cell>
          <table:table-cell office:value-type="float" office:value="-1.2049999999999999E-3" table:style-name="ce1">
            <text:p>-0.001205</text:p>
          </table:table-cell>
          <table:table-cell office:value-type="float" office:value="-1.4059999999999999E-3" table:style-name="ce1">
            <text:p>-0.001406</text:p>
          </table:table-cell>
          <table:table-cell office:value-type="float" office:value="-2.3375E-2" table:style-name="ce1">
            <text:p>-0.023375</text:p>
          </table:table-cell>
          <table:table-cell office:value-type="float" office:value="-2.0348999999999999E-2" table:style-name="ce1">
            <text:p>-0.020349</text:p>
          </table:table-cell>
          <table:table-cell office:value-type="float" office:value="-2.3529999999999999E-2" table:style-name="ce1">
            <text:p>-0.02353</text:p>
          </table:table-cell>
          <table:table-cell office:value-type="float" office:value="-2.0069E-2" table:style-name="ce1">
            <text:p>-0.020069</text:p>
          </table:table-cell>
          <table:table-cell table:style-name="ce1"/>
          <table:table-cell office:value-type="float" office:value="6.62" table:style-name="ce1">
            <text:p>6.62</text:p>
          </table:table-cell>
          <table:table-cell office:value-type="float" office:value="0.30235800000000002" table:style-name="ce1">
            <text:p>0.302358</text:p>
          </table:table-cell>
          <table:table-cell office:value-type="float" office:value="3.3768999999999993E-2" table:formula="of:=[.K349]-[.$K$18]" table:style-name="ce1">
            <text:p>0.033769</text:p>
          </table:table-cell>
          <table:table-cell office:value-type="float" office:value="8.21326E-2" table:style-name="ce1">
            <text:p>0.0821326</text:p>
          </table:table-cell>
          <table:table-cell office:value-type="float" office:value="-1.31728E-2" table:style-name="ce1">
            <text:p>-0.0131728</text:p>
          </table:table-cell>
          <table:table-cell table:number-columns-repeated="16370"/>
        </table:table-row>
        <table:table-row table:style-name="ro1">
          <table:table-cell office:value-type="float" office:value="16.5" table:style-name="ce1">
            <text:p>16.5</text:p>
          </table:table-cell>
          <table:table-cell office:value-type="float" office:value="-2.9840000000000001E-3" table:style-name="ce1">
            <text:p>-0.002984</text:p>
          </table:table-cell>
          <table:table-cell office:value-type="float" office:value="-6.1339999999999997E-3" table:style-name="ce1">
            <text:p>-0.006134</text:p>
          </table:table-cell>
          <table:table-cell office:value-type="float" office:value="-6.2129999999999998E-3" table:style-name="ce1">
            <text:p>-0.006213</text:p>
          </table:table-cell>
          <table:table-cell office:value-type="float" office:value="-3.5109000000000001E-2" table:style-name="ce1">
            <text:p>-0.035109</text:p>
          </table:table-cell>
          <table:table-cell office:value-type="float" office:value="-1.8876E-2" table:style-name="ce1">
            <text:p>-0.018876</text:p>
          </table:table-cell>
          <table:table-cell office:value-type="float" office:value="-3.5041000000000003E-2" table:style-name="ce1">
            <text:p>-0.035041</text:p>
          </table:table-cell>
          <table:table-cell office:value-type="float" office:value="-1.8568000000000001E-2" table:style-name="ce1">
            <text:p>-0.018568</text:p>
          </table:table-cell>
          <table:table-cell table:style-name="ce1"/>
          <table:table-cell office:value-type="float" office:value="6.6400300000000003" table:style-name="ce1">
            <text:p>6.64003</text:p>
          </table:table-cell>
          <table:table-cell office:value-type="float" office:value="0.30191800000000002" table:style-name="ce1">
            <text:p>0.301918</text:p>
          </table:table-cell>
          <table:table-cell office:value-type="float" office:value="3.3328999999999998E-2" table:formula="of:=[.K350]-[.$K$18]" table:style-name="ce1">
            <text:p>0.033329</text:p>
          </table:table-cell>
          <table:table-cell office:value-type="float" office:value="7.8342099999999998E-2" table:style-name="ce1">
            <text:p>0.0783421</text:p>
          </table:table-cell>
          <table:table-cell office:value-type="float" office:value="-2.14535E-2" table:style-name="ce1">
            <text:p>-0.0214535</text:p>
          </table:table-cell>
          <table:table-cell table:number-columns-repeated="16370"/>
        </table:table-row>
        <table:table-row table:style-name="ro1">
          <table:table-cell office:value-type="float" office:value="16.55" table:style-name="ce1">
            <text:p>16.55</text:p>
          </table:table-cell>
          <table:table-cell office:value-type="float" office:value="-2.807E-3" table:style-name="ce1">
            <text:p>-0.002807</text:p>
          </table:table-cell>
          <table:table-cell office:value-type="float" office:value="-1.1037999999999999E-2" table:style-name="ce1">
            <text:p>-0.011038</text:p>
          </table:table-cell>
          <table:table-cell office:value-type="float" office:value="-1.0912E-2" table:style-name="ce1">
            <text:p>-0.010912</text:p>
          </table:table-cell>
          <table:table-cell office:value-type="float" office:value="-4.437E-2" table:style-name="ce1">
            <text:p>-0.04437</text:p>
          </table:table-cell>
          <table:table-cell office:value-type="float" office:value="-1.2328E-2" table:style-name="ce1">
            <text:p>-0.012328</text:p>
          </table:table-cell>
          <table:table-cell office:value-type="float" office:value="-4.4088000000000002E-2" table:style-name="ce1">
            <text:p>-0.044088</text:p>
          </table:table-cell>
          <table:table-cell office:value-type="float" office:value="-1.2076E-2" table:style-name="ce1">
            <text:p>-0.012076</text:p>
          </table:table-cell>
          <table:table-cell table:style-name="ce1"/>
          <table:table-cell office:value-type="float" office:value="6.6600200000000003" table:style-name="ce1">
            <text:p>6.66002</text:p>
          </table:table-cell>
          <table:table-cell office:value-type="float" office:value="0.30171999999999999" table:style-name="ce1">
            <text:p>0.30172</text:p>
          </table:table-cell>
          <table:table-cell office:value-type="float" office:value="3.3130999999999966E-2" table:formula="of:=[.K351]-[.$K$18]" table:style-name="ce1">
            <text:p>0.033131</text:p>
          </table:table-cell>
          <table:table-cell office:value-type="float" office:value="7.3198899999999997E-2" table:style-name="ce1">
            <text:p>0.0731989</text:p>
          </table:table-cell>
          <table:table-cell office:value-type="float" office:value="-2.9893400000000001E-2" table:style-name="ce1">
            <text:p>-0.0298934</text:p>
          </table:table-cell>
          <table:table-cell table:number-columns-repeated="16370"/>
        </table:table-row>
        <table:table-row table:style-name="ro1">
          <table:table-cell office:value-type="float" office:value="16.600000000000001" table:style-name="ce1">
            <text:p>16.6</text:p>
          </table:table-cell>
          <table:table-cell office:value-type="float" office:value="-3.0539999999999999E-3" table:style-name="ce1">
            <text:p>-0.003054</text:p>
          </table:table-cell>
          <table:table-cell office:value-type="float" office:value="-1.4543E-2" table:style-name="ce1">
            <text:p>-0.014543</text:p>
          </table:table-cell>
          <table:table-cell office:value-type="float" office:value="-1.4233000000000001E-2" table:style-name="ce1">
            <text:p>-0.014233</text:p>
          </table:table-cell>
          <table:table-cell office:value-type="float" office:value="-4.8211999999999998E-2" table:style-name="ce1">
            <text:p>-0.048212</text:p>
          </table:table-cell>
          <table:table-cell office:value-type="float" office:value="-1.17E-3" table:style-name="ce1">
            <text:p>-0.00117</text:p>
          </table:table-cell>
          <table:table-cell office:value-type="float" office:value="-4.7787000000000003E-2" table:style-name="ce1">
            <text:p>-0.047787</text:p>
          </table:table-cell>
          <table:table-cell office:value-type="float" office:value="-1.0480000000000001E-3" table:style-name="ce1">
            <text:p>-0.001048</text:p>
          </table:table-cell>
          <table:table-cell table:style-name="ce1"/>
          <table:table-cell office:value-type="float" office:value="6.68004" table:style-name="ce1">
            <text:p>6.68004</text:p>
          </table:table-cell>
          <table:table-cell office:value-type="float" office:value="0.30066599999999999" table:style-name="ce1">
            <text:p>0.300666</text:p>
          </table:table-cell>
          <table:table-cell office:value-type="float" office:value="3.2076999999999967E-2" table:formula="of:=[.K352]-[.$K$18]" table:style-name="ce1">
            <text:p>0.032077</text:p>
          </table:table-cell>
          <table:table-cell office:value-type="float" office:value="6.7869399999999996E-2" table:style-name="ce1">
            <text:p>0.0678694</text:p>
          </table:table-cell>
          <table:table-cell office:value-type="float" office:value="-3.6614399999999998E-2" table:style-name="ce1">
            <text:p>-0.0366144</text:p>
          </table:table-cell>
          <table:table-cell table:number-columns-repeated="16370"/>
        </table:table-row>
        <table:table-row table:style-name="ro1">
          <table:table-cell office:value-type="float" office:value="16.649999999999999" table:style-name="ce1">
            <text:p>16.65</text:p>
          </table:table-cell>
          <table:table-cell office:value-type="float" office:value="-3.8670000000000002E-3" table:style-name="ce1">
            <text:p>-0.003867</text:p>
          </table:table-cell>
          <table:table-cell office:value-type="float" office:value="-1.5471E-2" table:style-name="ce1">
            <text:p>-0.015471</text:p>
          </table:table-cell>
          <table:table-cell office:value-type="float" office:value="-1.512E-2" table:style-name="ce1">
            <text:p>-0.01512</text:p>
          </table:table-cell>
          <table:table-cell office:value-type="float" office:value="-4.4363E-2" table:style-name="ce1">
            <text:p>-0.044363</text:p>
          </table:table-cell>
          <table:table-cell office:value-type="float" office:value="1.2871E-2" table:style-name="ce1">
            <text:p>0.012871</text:p>
          </table:table-cell>
          <table:table-cell office:value-type="float" office:value="-4.3908000000000003E-2" table:style-name="ce1">
            <text:p>-0.043908</text:p>
          </table:table-cell>
          <table:table-cell office:value-type="float" office:value="1.2828000000000001E-2" table:style-name="ce1">
            <text:p>0.012828</text:p>
          </table:table-cell>
          <table:table-cell table:style-name="ce1"/>
          <table:table-cell office:value-type="float" office:value="6.7000200000000003" table:style-name="ce1">
            <text:p>6.70002</text:p>
          </table:table-cell>
          <table:table-cell office:value-type="float" office:value="0.29834699999999997" table:style-name="ce1">
            <text:p>0.298347</text:p>
          </table:table-cell>
          <table:table-cell office:value-type="float" office:value="2.9757999999999951E-2" table:formula="of:=[.K353]-[.$K$18]" table:style-name="ce1">
            <text:p>0.029758</text:p>
          </table:table-cell>
          <table:table-cell office:value-type="float" office:value="5.8771200000000003E-2" table:style-name="ce1">
            <text:p>0.0587712</text:p>
          </table:table-cell>
          <table:table-cell office:value-type="float" office:value="-4.2708999999999997E-2" table:style-name="ce1">
            <text:p>-0.042709</text:p>
          </table:table-cell>
          <table:table-cell table:number-columns-repeated="16370"/>
        </table:table-row>
        <table:table-row table:style-name="ro1">
          <table:table-cell office:value-type="float" office:value="16.7" table:style-name="ce1">
            <text:p>16.7</text:p>
          </table:table-cell>
          <table:table-cell office:value-type="float" office:value="-5.2659999999999998E-3" table:style-name="ce1">
            <text:p>-0.005266</text:p>
          </table:table-cell>
          <table:table-cell office:value-type="float" office:value="-1.3171E-2" table:style-name="ce1">
            <text:p>-0.013171</text:p>
          </table:table-cell>
          <table:table-cell office:value-type="float" office:value="-1.2956000000000001E-2" table:style-name="ce1">
            <text:p>-0.012956</text:p>
          </table:table-cell>
          <table:table-cell office:value-type="float" office:value="-3.1900999999999999E-2" table:style-name="ce1">
            <text:p>-0.031901</text:p>
          </table:table-cell>
          <table:table-cell office:value-type="float" office:value="2.7129E-2" table:style-name="ce1">
            <text:p>0.027129</text:p>
          </table:table-cell>
          <table:table-cell office:value-type="float" office:value="-3.1537999999999997E-2" table:style-name="ce1">
            <text:p>-0.031538</text:p>
          </table:table-cell>
          <table:table-cell office:value-type="float" office:value="2.6932000000000001E-2" table:style-name="ce1">
            <text:p>0.026932</text:p>
          </table:table-cell>
          <table:table-cell table:style-name="ce1"/>
          <table:table-cell office:value-type="float" office:value="6.72004" table:style-name="ce1">
            <text:p>6.72004</text:p>
          </table:table-cell>
          <table:table-cell office:value-type="float" office:value="0.29543000000000003" table:style-name="ce1">
            <text:p>0.29543</text:p>
          </table:table-cell>
          <table:table-cell office:value-type="float" office:value="2.6841000000000004E-2" table:formula="of:=[.K354]-[.$K$18]" table:style-name="ce1">
            <text:p>0.026841</text:p>
          </table:table-cell>
          <table:table-cell office:value-type="float" office:value="4.8607200000000003E-2" table:style-name="ce1">
            <text:p>0.0486072</text:p>
          </table:table-cell>
          <table:table-cell office:value-type="float" office:value="-4.8912799999999999E-2" table:style-name="ce1">
            <text:p>-0.0489128</text:p>
          </table:table-cell>
          <table:table-cell table:number-columns-repeated="16370"/>
        </table:table-row>
        <table:table-row table:style-name="ro1">
          <table:table-cell office:value-type="float" office:value="16.75" table:style-name="ce1">
            <text:p>16.75</text:p>
          </table:table-cell>
          <table:table-cell office:value-type="float" office:value="-7.1279999999999998E-3" table:style-name="ce1">
            <text:p>-0.007128</text:p>
          </table:table-cell>
          <table:table-cell office:value-type="float" office:value="-7.718E-3" table:style-name="ce1">
            <text:p>-0.007718</text:p>
          </table:table-cell>
          <table:table-cell office:value-type="float" office:value="-7.7320000000000002E-3" table:style-name="ce1">
            <text:p>-0.007732</text:p>
          </table:table-cell>
          <table:table-cell office:value-type="float" office:value="-1.1651E-2" table:style-name="ce1">
            <text:p>-0.011651</text:p>
          </table:table-cell>
          <table:table-cell office:value-type="float" office:value="3.8566999999999997E-2" table:style-name="ce1">
            <text:p>0.038567</text:p>
          </table:table-cell>
          <table:table-cell office:value-type="float" office:value="-1.1476E-2" table:style-name="ce1">
            <text:p>-0.011476</text:p>
          </table:table-cell>
          <table:table-cell office:value-type="float" office:value="3.8272E-2" table:style-name="ce1">
            <text:p>0.038272</text:p>
          </table:table-cell>
          <table:table-cell table:style-name="ce1"/>
          <table:table-cell office:value-type="float" office:value="6.7400200000000003" table:style-name="ce1">
            <text:p>6.74002</text:p>
          </table:table-cell>
          <table:table-cell office:value-type="float" office:value="0.29152800000000001" table:style-name="ce1">
            <text:p>0.291528</text:p>
          </table:table-cell>
          <table:table-cell office:value-type="float" office:value="2.2938999999999987E-2" table:formula="of:=[.K355]-[.$K$18]" table:style-name="ce1">
            <text:p>0.022939</text:p>
          </table:table-cell>
          <table:table-cell office:value-type="float" office:value="3.7635500000000002E-2" table:style-name="ce1">
            <text:p>0.0376355</text:p>
          </table:table-cell>
          <table:table-cell office:value-type="float" office:value="-5.52379E-2" table:style-name="ce1">
            <text:p>-0.0552379</text:p>
          </table:table-cell>
          <table:table-cell table:number-columns-repeated="16370"/>
        </table:table-row>
        <table:table-row table:style-name="ro1">
          <table:table-cell office:value-type="float" office:value="16.8" table:style-name="ce1">
            <text:p>16.8</text:p>
          </table:table-cell>
          <table:table-cell office:value-type="float" office:value="-9.1839999999999995E-3" table:style-name="ce1">
            <text:p>-0.009184</text:p>
          </table:table-cell>
          <table:table-cell office:value-type="float" office:value="5.5999999999999999E-5" table:style-name="ce1">
            <text:p>0.000056</text:p>
          </table:table-cell>
          <table:table-cell office:value-type="float" office:value="-1.3300000000000001E-4" table:style-name="ce1">
            <text:p>-0.000133</text:p>
          </table:table-cell>
          <table:table-cell office:value-type="float" office:value="1.3809E-2" table:style-name="ce1">
            <text:p>0.013809</text:p>
          </table:table-cell>
          <table:table-cell office:value-type="float" office:value="4.4482000000000001E-2" table:style-name="ce1">
            <text:p>0.044482</text:p>
          </table:table-cell>
          <table:table-cell office:value-type="float" office:value="1.3754000000000001E-2" table:style-name="ce1">
            <text:p>0.013754</text:p>
          </table:table-cell>
          <table:table-cell office:value-type="float" office:value="4.4164000000000002E-2" table:style-name="ce1">
            <text:p>0.044164</text:p>
          </table:table-cell>
          <table:table-cell table:style-name="ce1"/>
          <table:table-cell office:value-type="float" office:value="6.7600199999999999" table:style-name="ce1">
            <text:p>6.76002</text:p>
          </table:table-cell>
          <table:table-cell office:value-type="float" office:value="0.28712500000000002" table:style-name="ce1">
            <text:p>0.287125</text:p>
          </table:table-cell>
          <table:table-cell office:value-type="float" office:value="1.8535999999999997E-2" table:formula="of:=[.K356]-[.$K$18]" table:style-name="ce1">
            <text:p>0.018536</text:p>
          </table:table-cell>
          <table:table-cell office:value-type="float" office:value="2.45042E-2" table:style-name="ce1">
            <text:p>0.0245042</text:p>
          </table:table-cell>
          <table:table-cell office:value-type="float" office:value="-6.0085300000000001E-2" table:style-name="ce1">
            <text:p>-0.0600853</text:p>
          </table:table-cell>
          <table:table-cell table:number-columns-repeated="16370"/>
        </table:table-row>
        <table:table-row table:style-name="ro1">
          <table:table-cell office:value-type="float" office:value="16.850000000000001" table:style-name="ce1">
            <text:p>16.85</text:p>
          </table:table-cell>
          <table:table-cell office:value-type="float" office:value="-1.1049E-2" table:style-name="ce1">
            <text:p>-0.011049</text:p>
          </table:table-cell>
          <table:table-cell office:value-type="float" office:value="8.7309999999999992E-3" table:style-name="ce1">
            <text:p>0.008731</text:p>
          </table:table-cell>
          <table:table-cell office:value-type="float" office:value="8.5100000000000002E-3" table:style-name="ce1">
            <text:p>0.00851</text:p>
          </table:table-cell>
          <table:table-cell office:value-type="float" office:value="4.0556000000000002E-2" table:style-name="ce1">
            <text:p>0.040556</text:p>
          </table:table-cell>
          <table:table-cell office:value-type="float" office:value="4.3144000000000002E-2" table:style-name="ce1">
            <text:p>0.043144</text:p>
          </table:table-cell>
          <table:table-cell office:value-type="float" office:value="4.0285000000000001E-2" table:style-name="ce1">
            <text:p>0.040285</text:p>
          </table:table-cell>
          <table:table-cell office:value-type="float" office:value="4.2876999999999998E-2" table:style-name="ce1">
            <text:p>0.042877</text:p>
          </table:table-cell>
          <table:table-cell table:style-name="ce1"/>
          <table:table-cell office:value-type="float" office:value="6.7800099999999999" table:style-name="ce1">
            <text:p>6.78001</text:p>
          </table:table-cell>
          <table:table-cell office:value-type="float" office:value="0.28282499999999999" table:style-name="ce1">
            <text:p>0.282825</text:p>
          </table:table-cell>
          <table:table-cell office:value-type="float" office:value="1.4235999999999971E-2" table:formula="of:=[.K357]-[.$K$18]" table:style-name="ce1">
            <text:p>0.014236</text:p>
          </table:table-cell>
          <table:table-cell office:value-type="float" office:value="1.23465E-2" table:style-name="ce1">
            <text:p>0.0123465</text:p>
          </table:table-cell>
          <table:table-cell office:value-type="float" office:value="-6.32046E-2" table:style-name="ce1">
            <text:p>-0.0632046</text:p>
          </table:table-cell>
          <table:table-cell table:number-columns-repeated="16370"/>
        </table:table-row>
        <table:table-row table:style-name="ro1">
          <table:table-cell office:value-type="float" office:value="16.899999999999999" table:style-name="ce1">
            <text:p>16.9</text:p>
          </table:table-cell>
          <table:table-cell office:value-type="float" office:value="-1.2269E-2" table:style-name="ce1">
            <text:p>-0.012269</text:p>
          </table:table-cell>
          <table:table-cell office:value-type="float" office:value="1.6615999999999999E-2" table:style-name="ce1">
            <text:p>0.016616</text:p>
          </table:table-cell>
          <table:table-cell office:value-type="float" office:value="1.6476000000000001E-2" table:style-name="ce1">
            <text:p>0.016476</text:p>
          </table:table-cell>
          <table:table-cell office:value-type="float" office:value="6.4058000000000004E-2" table:style-name="ce1">
            <text:p>0.064058</text:p>
          </table:table-cell>
          <table:table-cell office:value-type="float" office:value="3.4234000000000001E-2" table:style-name="ce1">
            <text:p>0.034234</text:p>
          </table:table-cell>
          <table:table-cell office:value-type="float" office:value="6.3631999999999994E-2" table:style-name="ce1">
            <text:p>0.063632</text:p>
          </table:table-cell>
          <table:table-cell office:value-type="float" office:value="3.4069000000000002E-2" table:style-name="ce1">
            <text:p>0.034069</text:p>
          </table:table-cell>
          <table:table-cell table:style-name="ce1"/>
          <table:table-cell office:value-type="float" office:value="6.80002" table:style-name="ce1">
            <text:p>6.80002</text:p>
          </table:table-cell>
          <table:table-cell office:value-type="float" office:value="0.27878599999999998" table:style-name="ce1">
            <text:p>0.278786</text:p>
          </table:table-cell>
          <table:table-cell office:value-type="float" office:value="1.0196999999999956E-2" table:formula="of:=[.K358]-[.$K$18]" table:style-name="ce1">
            <text:p>0.010197</text:p>
          </table:table-cell>
          <table:table-cell office:value-type="float" office:value="-5.9795499999999995E-4" table:style-name="ce1">
            <text:p>-0.000597955</text:p>
          </table:table-cell>
          <table:table-cell office:value-type="float" office:value="-6.6201200000000002E-2" table:style-name="ce1">
            <text:p>-0.0662012</text:p>
          </table:table-cell>
          <table:table-cell table:number-columns-repeated="16370"/>
        </table:table-row>
        <table:table-row table:style-name="ro1">
          <table:table-cell office:value-type="float" office:value="16.95" table:style-name="ce1">
            <text:p>16.95</text:p>
          </table:table-cell>
          <table:table-cell office:value-type="float" office:value="-1.2382000000000001E-2" table:style-name="ce1">
            <text:p>-0.012382</text:p>
          </table:table-cell>
          <table:table-cell office:value-type="float" office:value="2.2128999999999999E-2" table:style-name="ce1">
            <text:p>0.022129</text:p>
          </table:table-cell>
          <table:table-cell office:value-type="float" office:value="2.2079000000000001E-2" table:style-name="ce1">
            <text:p>0.022079</text:p>
          </table:table-cell>
          <table:table-cell office:value-type="float" office:value="8.0074000000000006E-2" table:style-name="ce1">
            <text:p>0.080074</text:p>
          </table:table-cell>
          <table:table-cell office:value-type="float" office:value="1.8953999999999999E-2" table:style-name="ce1">
            <text:p>0.018954</text:p>
          </table:table-cell>
          <table:table-cell office:value-type="float" office:value="7.9577999999999996E-2" table:style-name="ce1">
            <text:p>0.079578</text:p>
          </table:table-cell>
          <table:table-cell office:value-type="float" office:value="1.8918000000000001E-2" table:style-name="ce1">
            <text:p>0.018918</text:p>
          </table:table-cell>
          <table:table-cell table:style-name="ce1"/>
          <table:table-cell office:value-type="float" office:value="6.8200200000000004" table:style-name="ce1">
            <text:p>6.82002</text:p>
          </table:table-cell>
          <table:table-cell office:value-type="float" office:value="0.27483000000000002" table:style-name="ce1">
            <text:p>0.27483</text:p>
          </table:table-cell>
          <table:table-cell office:value-type="float" office:value="6.2409999999999966E-3" table:formula="of:=[.K359]-[.$K$18]" table:style-name="ce1">
            <text:p>0.006241</text:p>
          </table:table-cell>
          <table:table-cell office:value-type="float" office:value="-1.5691400000000001E-2" table:style-name="ce1">
            <text:p>-0.0156914</text:p>
          </table:table-cell>
          <table:table-cell office:value-type="float" office:value="-6.6229899999999994E-2" table:style-name="ce1">
            <text:p>-0.0662299</text:p>
          </table:table-cell>
          <table:table-cell table:number-columns-repeated="1637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.0999999999999999E-2" table:style-name="ce1">
            <text:p>-0.011</text:p>
          </table:table-cell>
          <table:table-cell office:value-type="float" office:value="2.4152E-2" table:style-name="ce1">
            <text:p>0.024152</text:p>
          </table:table-cell>
          <table:table-cell office:value-type="float" office:value="2.4125000000000001E-2" table:style-name="ce1">
            <text:p>0.024125</text:p>
          </table:table-cell>
          <table:table-cell office:value-type="float" office:value="8.5512000000000005E-2" table:style-name="ce1">
            <text:p>0.085512</text:p>
          </table:table-cell>
          <table:table-cell office:value-type="float" office:value="-1.9900000000000001E-4" table:style-name="ce1">
            <text:p>-0.000199</text:p>
          </table:table-cell>
          <table:table-cell office:value-type="float" office:value="8.5040000000000004E-2" table:style-name="ce1">
            <text:p>0.08504</text:p>
          </table:table-cell>
          <table:table-cell office:value-type="float" office:value="-1.03E-4" table:style-name="ce1">
            <text:p>-0.000103</text:p>
          </table:table-cell>
          <table:table-cell table:style-name="ce1"/>
          <table:table-cell office:value-type="float" office:value="6.84002" table:style-name="ce1">
            <text:p>6.84002</text:p>
          </table:table-cell>
          <table:table-cell office:value-type="float" office:value="0.27099299999999998" table:style-name="ce1">
            <text:p>0.270993</text:p>
          </table:table-cell>
          <table:table-cell office:value-type="float" office:value="2.4039999999999617E-3" table:formula="of:=[.K360]-[.$K$18]" table:style-name="ce1">
            <text:p>0.002404</text:p>
          </table:table-cell>
          <table:table-cell office:value-type="float" office:value="-2.8698700000000001E-2" table:style-name="ce1">
            <text:p>-0.0286987</text:p>
          </table:table-cell>
          <table:table-cell office:value-type="float" office:value="-6.5093300000000007E-2" table:style-name="ce1">
            <text:p>-0.0650933</text:p>
          </table:table-cell>
          <table:table-cell table:number-columns-repeated="16370"/>
        </table:table-row>
        <table:table-row table:style-name="ro1">
          <table:table-cell office:value-type="float" office:value="17.05" table:style-name="ce1">
            <text:p>17.05</text:p>
          </table:table-cell>
          <table:table-cell office:value-type="float" office:value="-7.8820000000000001E-3" table:style-name="ce1">
            <text:p>-0.007882</text:p>
          </table:table-cell>
          <table:table-cell office:value-type="float" office:value="2.2270000000000002E-2" table:style-name="ce1">
            <text:p>0.02227</text:p>
          </table:table-cell>
          <table:table-cell office:value-type="float" office:value="2.2206E-2" table:style-name="ce1">
            <text:p>0.022206</text:p>
          </table:table-cell>
          <table:table-cell office:value-type="float" office:value="7.9057000000000002E-2" table:style-name="ce1">
            <text:p>0.079057</text:p>
          </table:table-cell>
          <table:table-cell office:value-type="float" office:value="-1.9949000000000001E-2" table:style-name="ce1">
            <text:p>-0.019949</text:p>
          </table:table-cell>
          <table:table-cell office:value-type="float" office:value="7.8692999999999999E-2" table:style-name="ce1">
            <text:p>0.078693</text:p>
          </table:table-cell>
          <table:table-cell office:value-type="float" office:value="-1.9737000000000001E-2" table:style-name="ce1">
            <text:p>-0.019737</text:p>
          </table:table-cell>
          <table:table-cell table:style-name="ce1"/>
          <table:table-cell office:value-type="float" office:value="6.8600300000000001" table:style-name="ce1">
            <text:p>6.86003</text:p>
          </table:table-cell>
          <table:table-cell office:value-type="float" office:value="0.26720699999999997" table:style-name="ce1">
            <text:p>0.267207</text:p>
          </table:table-cell>
          <table:table-cell office:value-type="float" office:value="-1.3820000000000499E-3" table:formula="of:=[.K361]-[.$K$18]" table:style-name="ce1">
            <text:p>-0.001382</text:p>
          </table:table-cell>
          <table:table-cell office:value-type="float" office:value="-4.2098299999999998E-2" table:style-name="ce1">
            <text:p>-0.0420983</text:p>
          </table:table-cell>
          <table:table-cell office:value-type="float" office:value="-6.2342799999999997E-2" table:style-name="ce1">
            <text:p>-0.0623428</text:p>
          </table:table-cell>
          <table:table-cell table:number-columns-repeated="16370"/>
        </table:table-row>
        <table:table-row table:style-name="ro1">
          <table:table-cell office:value-type="float" office:value="17.100000000000001" table:style-name="ce1">
            <text:p>17.1</text:p>
          </table:table-cell>
          <table:table-cell office:value-type="float" office:value="-3.009E-3" table:style-name="ce1">
            <text:p>-0.003009</text:p>
          </table:table-cell>
          <table:table-cell office:value-type="float" office:value="1.6840000000000001E-2" table:style-name="ce1">
            <text:p>0.01684</text:p>
          </table:table-cell>
          <table:table-cell office:value-type="float" office:value="1.6742E-2" table:style-name="ce1">
            <text:p>0.016742</text:p>
          </table:table-cell>
          <table:table-cell office:value-type="float" office:value="6.1425E-2" table:style-name="ce1">
            <text:p>0.061425</text:p>
          </table:table-cell>
          <table:table-cell office:value-type="float" office:value="-3.6917999999999999E-2" table:style-name="ce1">
            <text:p>-0.036918</text:p>
          </table:table-cell>
          <table:table-cell office:value-type="float" office:value="6.1242999999999999E-2" table:style-name="ce1">
            <text:p>0.061243</text:p>
          </table:table-cell>
          <table:table-cell office:value-type="float" office:value="-3.6616999999999997E-2" table:style-name="ce1">
            <text:p>-0.036617</text:p>
          </table:table-cell>
          <table:table-cell table:style-name="ce1"/>
          <table:table-cell office:value-type="float" office:value="6.8800499999999998" table:style-name="ce1">
            <text:p>6.88005</text:p>
          </table:table-cell>
          <table:table-cell office:value-type="float" office:value="0.26365300000000003" table:style-name="ce1">
            <text:p>0.263653</text:p>
          </table:table-cell>
          <table:table-cell office:value-type="float" office:value="-4.9359999999999959E-3" table:formula="of:=[.K362]-[.$K$18]" table:style-name="ce1">
            <text:p>-0.004936</text:p>
          </table:table-cell>
          <table:table-cell office:value-type="float" office:value="-5.34035E-2" table:style-name="ce1">
            <text:p>-0.0534035</text:p>
          </table:table-cell>
          <table:table-cell office:value-type="float" office:value="-5.7728799999999997E-2" table:style-name="ce1">
            <text:p>-0.0577288</text:p>
          </table:table-cell>
          <table:table-cell table:number-columns-repeated="16370"/>
        </table:table-row>
        <table:table-row table:style-name="ro1">
          <table:table-cell office:value-type="float" office:value="17.149999999999999" table:style-name="ce1">
            <text:p>17.15</text:p>
          </table:table-cell>
          <table:table-cell office:value-type="float" office:value="3.372E-3" table:style-name="ce1">
            <text:p>0.003372</text:p>
          </table:table-cell>
          <table:table-cell office:value-type="float" office:value="8.8850000000000005E-3" table:style-name="ce1">
            <text:p>0.008885</text:p>
          </table:table-cell>
          <table:table-cell office:value-type="float" office:value="8.8030000000000001E-3" table:style-name="ce1">
            <text:p>0.008803</text:p>
          </table:table-cell>
          <table:table-cell office:value-type="float" office:value="3.5212E-2" table:style-name="ce1">
            <text:p>0.035212</text:p>
          </table:table-cell>
          <table:table-cell office:value-type="float" office:value="-4.8293000000000003E-2" table:style-name="ce1">
            <text:p>-0.048293</text:p>
          </table:table-cell>
          <table:table-cell office:value-type="float" office:value="3.5261000000000001E-2" table:style-name="ce1">
            <text:p>0.035261</text:p>
          </table:table-cell>
          <table:table-cell office:value-type="float" office:value="-4.7948999999999999E-2" table:style-name="ce1">
            <text:p>-0.047949</text:p>
          </table:table-cell>
          <table:table-cell table:style-name="ce1"/>
          <table:table-cell office:value-type="float" office:value="6.9000399999999997" table:style-name="ce1">
            <text:p>6.90004</text:p>
          </table:table-cell>
          <table:table-cell office:value-type="float" office:value="0.26058599999999998" table:style-name="ce1">
            <text:p>0.260586</text:p>
          </table:table-cell>
          <table:table-cell office:value-type="float" office:value="-8.0030000000000379E-3" table:formula="of:=[.K363]-[.$K$18]" table:style-name="ce1">
            <text:p>-0.008003</text:p>
          </table:table-cell>
          <table:table-cell office:value-type="float" office:value="-6.5032699999999999E-2" table:style-name="ce1">
            <text:p>-0.0650327</text:p>
          </table:table-cell>
          <table:table-cell office:value-type="float" office:value="-5.2499299999999999E-2" table:style-name="ce1">
            <text:p>-0.0524993</text:p>
          </table:table-cell>
          <table:table-cell table:number-columns-repeated="16370"/>
        </table:table-row>
        <table:table-row table:style-name="ro1">
          <table:table-cell office:value-type="float" office:value="17.2" table:style-name="ce1">
            <text:p>17.2</text:p>
          </table:table-cell>
          <table:table-cell office:value-type="float" office:value="1.073E-2" table:style-name="ce1">
            <text:p>0.01073</text:p>
          </table:table-cell>
          <table:table-cell office:value-type="float" office:value="-1.5799999999999999E-4" table:style-name="ce1">
            <text:p>-0.000158</text:p>
          </table:table-cell>
          <table:table-cell office:value-type="float" office:value="-1.7200000000000001E-4" table:style-name="ce1">
            <text:p>-0.000172</text:p>
          </table:table-cell>
          <table:table-cell office:value-type="float" office:value="4.3750000000000004E-3" table:style-name="ce1">
            <text:p>0.004375</text:p>
          </table:table-cell>
          <table:table-cell office:value-type="float" office:value="-5.2356E-2" table:style-name="ce1">
            <text:p>-0.052356</text:p>
          </table:table-cell>
          <table:table-cell office:value-type="float" office:value="4.6699999999999997E-3" table:style-name="ce1">
            <text:p>0.00467</text:p>
          </table:table-cell>
          <table:table-cell office:value-type="float" office:value="-5.2028999999999999E-2" table:style-name="ce1">
            <text:p>-0.052029</text:p>
          </table:table-cell>
          <table:table-cell table:style-name="ce1"/>
          <table:table-cell office:value-type="float" office:value="6.9200100000000004" table:style-name="ce1">
            <text:p>6.92001</text:p>
          </table:table-cell>
          <table:table-cell office:value-type="float" office:value="0.25808799999999998" table:style-name="ce1">
            <text:p>0.258088</text:p>
          </table:table-cell>
          <table:table-cell office:value-type="float" office:value="-1.0501000000000038E-2" table:formula="of:=[.K364]-[.$K$18]" table:style-name="ce1">
            <text:p>-0.010501</text:p>
          </table:table-cell>
          <table:table-cell office:value-type="float" office:value="-7.3764300000000005E-2" table:style-name="ce1">
            <text:p>-0.0737643</text:p>
          </table:table-cell>
          <table:table-cell office:value-type="float" office:value="-4.6171799999999999E-2" table:style-name="ce1">
            <text:p>-0.0461718</text:p>
          </table:table-cell>
          <table:table-cell table:number-columns-repeated="16370"/>
        </table:table-row>
        <table:table-row table:style-name="ro1">
          <table:table-cell office:value-type="float" office:value="17.25" table:style-name="ce1">
            <text:p>17.25</text:p>
          </table:table-cell>
          <table:table-cell office:value-type="float" office:value="1.8279E-2" table:style-name="ce1">
            <text:p>0.018279</text:p>
          </table:table-cell>
          <table:table-cell office:value-type="float" office:value="-8.7500000000000008E-3" table:style-name="ce1">
            <text:p>-0.00875</text:p>
          </table:table-cell>
          <table:table-cell office:value-type="float" office:value="-8.6700000000000006E-3" table:style-name="ce1">
            <text:p>-0.00867</text:p>
          </table:table-cell>
          <table:table-cell office:value-type="float" office:value="-2.6525E-2" table:style-name="ce1">
            <text:p>-0.026525</text:p>
          </table:table-cell>
          <table:table-cell office:value-type="float" office:value="-4.8744999999999997E-2" table:style-name="ce1">
            <text:p>-0.048745</text:p>
          </table:table-cell>
          <table:table-cell office:value-type="float" office:value="-2.6019E-2" table:style-name="ce1">
            <text:p>-0.026019</text:p>
          </table:table-cell>
          <table:table-cell office:value-type="float" office:value="-4.8512E-2" table:style-name="ce1">
            <text:p>-0.048512</text:p>
          </table:table-cell>
          <table:table-cell table:style-name="ce1"/>
          <table:table-cell office:value-type="float" office:value="6.9400199999999996" table:style-name="ce1">
            <text:p>6.94002</text:p>
          </table:table-cell>
          <table:table-cell office:value-type="float" office:value="0.25614500000000001" table:style-name="ce1">
            <text:p>0.256145</text:p>
          </table:table-cell>
          <table:table-cell office:value-type="float" office:value="-1.2444000000000011E-2" table:formula="of:=[.K365]-[.$K$18]" table:style-name="ce1">
            <text:p>-0.012444</text:p>
          </table:table-cell>
          <table:table-cell office:value-type="float" office:value="-8.1982799999999995E-2" table:style-name="ce1">
            <text:p>-0.0819828</text:p>
          </table:table-cell>
          <table:table-cell office:value-type="float" office:value="-3.9199600000000001E-2" table:style-name="ce1">
            <text:p>-0.0391996</text:p>
          </table:table-cell>
          <table:table-cell table:number-columns-repeated="16370"/>
        </table:table-row>
        <table:table-row table:style-name="ro1">
          <table:table-cell office:value-type="float" office:value="17.3" table:style-name="ce1">
            <text:p>17.3</text:p>
          </table:table-cell>
          <table:table-cell office:value-type="float" office:value="2.5048000000000001E-2" table:style-name="ce1">
            <text:p>0.025048</text:p>
          </table:table-cell>
          <table:table-cell office:value-type="float" office:value="-1.5569E-2" table:style-name="ce1">
            <text:p>-0.015569</text:p>
          </table:table-cell>
          <table:table-cell office:value-type="float" office:value="-1.5384999999999999E-2" table:style-name="ce1">
            <text:p>-0.015385</text:p>
          </table:table-cell>
          <table:table-cell office:value-type="float" office:value="-5.3138999999999999E-2" table:style-name="ce1">
            <text:p>-0.053139</text:p>
          </table:table-cell>
          <table:table-cell office:value-type="float" office:value="-3.8434999999999997E-2" table:style-name="ce1">
            <text:p>-0.038435</text:p>
          </table:table-cell>
          <table:table-cell office:value-type="float" office:value="-5.2512000000000003E-2" table:style-name="ce1">
            <text:p>-0.052512</text:p>
          </table:table-cell>
          <table:table-cell office:value-type="float" office:value="-3.8367999999999999E-2" table:style-name="ce1">
            <text:p>-0.038368</text:p>
          </table:table-cell>
          <table:table-cell table:style-name="ce1"/>
          <table:table-cell office:value-type="float" office:value="6.9600400000000002" table:style-name="ce1">
            <text:p>6.96004</text:p>
          </table:table-cell>
          <table:table-cell office:value-type="float" office:value="0.25477499999999997" table:style-name="ce1">
            <text:p>0.254775</text:p>
          </table:table-cell>
          <table:table-cell office:value-type="float" office:value="-1.3814000000000048E-2" table:formula="of:=[.K366]-[.$K$18]" table:style-name="ce1">
            <text:p>-0.013814</text:p>
          </table:table-cell>
          <table:table-cell office:value-type="float" office:value="-8.8436699999999993E-2" table:style-name="ce1">
            <text:p>-0.0884367</text:p>
          </table:table-cell>
          <table:table-cell office:value-type="float" office:value="-3.1458E-2" table:style-name="ce1">
            <text:p>-0.031458</text:p>
          </table:table-cell>
          <table:table-cell table:number-columns-repeated="16370"/>
        </table:table-row>
        <table:table-row table:style-name="ro1">
          <table:table-cell office:value-type="float" office:value="17.350000000000001" table:style-name="ce1">
            <text:p>17.35</text:p>
          </table:table-cell>
          <table:table-cell office:value-type="float" office:value="3.0002000000000001E-2" table:style-name="ce1">
            <text:p>0.030002</text:p>
          </table:table-cell>
          <table:table-cell office:value-type="float" office:value="-1.9732E-2" table:style-name="ce1">
            <text:p>-0.019732</text:p>
          </table:table-cell>
          <table:table-cell office:value-type="float" office:value="-1.9453000000000002E-2" table:style-name="ce1">
            <text:p>-0.019453</text:p>
          </table:table-cell>
          <table:table-cell office:value-type="float" office:value="-7.2050000000000003E-2" table:style-name="ce1">
            <text:p>-0.07205</text:p>
          </table:table-cell>
          <table:table-cell office:value-type="float" office:value="-2.3451E-2" table:style-name="ce1">
            <text:p>-0.023451</text:p>
          </table:table-cell>
          <table:table-cell office:value-type="float" office:value="-7.1439000000000002E-2" table:style-name="ce1">
            <text:p>-0.071439</text:p>
          </table:table-cell>
          <table:table-cell office:value-type="float" office:value="-2.3592999999999999E-2" table:style-name="ce1">
            <text:p>-0.023593</text:p>
          </table:table-cell>
          <table:table-cell table:style-name="ce1"/>
          <table:table-cell office:value-type="float" office:value="6.9800199999999997" table:style-name="ce1">
            <text:p>6.98002</text:p>
          </table:table-cell>
          <table:table-cell office:value-type="float" office:value="0.25392999999999999" table:style-name="ce1">
            <text:p>0.25393</text:p>
          </table:table-cell>
          <table:table-cell office:value-type="float" office:value="-1.4659000000000033E-2" table:formula="of:=[.K367]-[.$K$18]" table:style-name="ce1">
            <text:p>-0.014659</text:p>
          </table:table-cell>
          <table:table-cell office:value-type="float" office:value="-9.2488299999999996E-2" table:style-name="ce1">
            <text:p>-0.0924883</text:p>
          </table:table-cell>
          <table:table-cell office:value-type="float" office:value="-2.4819299999999999E-2" table:style-name="ce1">
            <text:p>-0.0248193</text:p>
          </table:table-cell>
          <table:table-cell table:number-columns-repeated="16370"/>
        </table:table-row>
        <table:table-row table:style-name="ro1">
          <table:table-cell office:value-type="float" office:value="17.399999999999999" table:style-name="ce1">
            <text:p>17.4</text:p>
          </table:table-cell>
          <table:table-cell office:value-type="float" office:value="3.2208000000000001E-2" table:style-name="ce1">
            <text:p>0.032208</text:p>
          </table:table-cell>
          <table:table-cell office:value-type="float" office:value="-2.0909000000000001E-2" table:style-name="ce1">
            <text:p>-0.020909</text:p>
          </table:table-cell>
          <table:table-cell office:value-type="float" office:value="-2.0591000000000002E-2" table:style-name="ce1">
            <text:p>-0.020591</text:p>
          </table:table-cell>
          <table:table-cell office:value-type="float" office:value="-8.1254999999999994E-2" table:style-name="ce1">
            <text:p>-0.081255</text:p>
          </table:table-cell>
          <table:table-cell office:value-type="float" office:value="-6.4120000000000002E-3" table:style-name="ce1">
            <text:p>-0.006412</text:p>
          </table:table-cell>
          <table:table-cell office:value-type="float" office:value="-8.0818000000000001E-2" table:style-name="ce1">
            <text:p>-0.080818</text:p>
          </table:table-cell>
          <table:table-cell office:value-type="float" office:value="-6.7510000000000001E-3" table:style-name="ce1">
            <text:p>-0.006751</text:p>
          </table:table-cell>
          <table:table-cell table:style-name="ce1"/>
          <table:table-cell office:value-type="float" office:value="7.0000299999999998" table:style-name="ce1">
            <text:p>7.00003</text:p>
          </table:table-cell>
          <table:table-cell office:value-type="float" office:value="0.25347599999999998" table:style-name="ce1">
            <text:p>0.253476</text:p>
          </table:table-cell>
          <table:table-cell office:value-type="float" office:value="-1.5113000000000043E-2" table:formula="of:=[.K368]-[.$K$18]" table:style-name="ce1">
            <text:p>-0.015113</text:p>
          </table:table-cell>
          <table:table-cell office:value-type="float" office:value="-9.8005499999999995E-2" table:style-name="ce1">
            <text:p>-0.0980055</text:p>
          </table:table-cell>
          <table:table-cell office:value-type="float" office:value="-1.8065299999999999E-2" table:style-name="ce1">
            <text:p>-0.0180653</text:p>
          </table:table-cell>
          <table:table-cell table:number-columns-repeated="16370"/>
        </table:table-row>
        <table:table-row table:style-name="ro1">
          <table:table-cell office:value-type="float" office:value="17.45" table:style-name="ce1">
            <text:p>17.45</text:p>
          </table:table-cell>
          <table:table-cell office:value-type="float" office:value="3.1002999999999999E-2" table:style-name="ce1">
            <text:p>0.031003</text:p>
          </table:table-cell>
          <table:table-cell office:value-type="float" office:value="-1.9303000000000001E-2" table:style-name="ce1">
            <text:p>-0.019303</text:p>
          </table:table-cell>
          <table:table-cell office:value-type="float" office:value="-1.9061000000000002E-2" table:style-name="ce1">
            <text:p>-0.019061</text:p>
          </table:table-cell>
          <table:table-cell office:value-type="float" office:value="-8.0359E-2" table:style-name="ce1">
            <text:p>-0.080359</text:p>
          </table:table-cell>
          <table:table-cell office:value-type="float" office:value="9.9860000000000001E-3" table:style-name="ce1">
            <text:p>0.009986</text:p>
          </table:table-cell>
          <table:table-cell office:value-type="float" office:value="-8.0223000000000003E-2" table:style-name="ce1">
            <text:p>-0.080223</text:p>
          </table:table-cell>
          <table:table-cell office:value-type="float" office:value="9.5259999999999997E-3" table:style-name="ce1">
            <text:p>0.009526</text:p>
          </table:table-cell>
          <table:table-cell table:style-name="ce1"/>
          <table:table-cell office:value-type="float" office:value="7.02" table:style-name="ce1">
            <text:p>7.02</text:p>
          </table:table-cell>
          <table:table-cell office:value-type="float" office:value="0.25324200000000002" table:style-name="ce1">
            <text:p>0.253242</text:p>
          </table:table-cell>
          <table:table-cell office:value-type="float" office:value="-1.5347E-2" table:formula="of:=[.K369]-[.$K$18]" table:style-name="ce1">
            <text:p>-0.015347</text:p>
          </table:table-cell>
          <table:table-cell office:value-type="float" office:value="-0.102699" table:style-name="ce1">
            <text:p>-0.102699</text:p>
          </table:table-cell>
          <table:table-cell office:value-type="float" office:value="-1.15333E-2" table:style-name="ce1">
            <text:p>-0.0115333</text:p>
          </table:table-cell>
          <table:table-cell table:number-columns-repeated="16370"/>
        </table:table-row>
        <table:table-row table:style-name="ro1">
          <table:table-cell office:value-type="float" office:value="17.5" table:style-name="ce1">
            <text:p>17.5</text:p>
          </table:table-cell>
          <table:table-cell office:value-type="float" office:value="2.6145999999999999E-2" table:style-name="ce1">
            <text:p>0.026146</text:p>
          </table:table-cell>
          <table:table-cell office:value-type="float" office:value="-1.5521E-2" table:style-name="ce1">
            <text:p>-0.015521</text:p>
          </table:table-cell>
          <table:table-cell office:value-type="float" office:value="-1.5497E-2" table:style-name="ce1">
            <text:p>-0.015497</text:p>
          </table:table-cell>
          <table:table-cell office:value-type="float" office:value="-7.0461999999999997E-2" table:style-name="ce1">
            <text:p>-0.070462</text:p>
          </table:table-cell>
          <table:table-cell office:value-type="float" office:value="2.3428999999999998E-2" table:style-name="ce1">
            <text:p>0.023429</text:p>
          </table:table-cell>
          <table:table-cell office:value-type="float" office:value="-7.0677000000000004E-2" table:style-name="ce1">
            <text:p>-0.070677</text:p>
          </table:table-cell>
          <table:table-cell office:value-type="float" office:value="2.2978999999999999E-2" table:style-name="ce1">
            <text:p>0.022979</text:p>
          </table:table-cell>
          <table:table-cell table:style-name="ce1"/>
          <table:table-cell office:value-type="float" office:value="7.0400099999999997" table:style-name="ce1">
            <text:p>7.04001</text:p>
          </table:table-cell>
          <table:table-cell office:value-type="float" office:value="0.25312699999999999" table:style-name="ce1">
            <text:p>0.253127</text:p>
          </table:table-cell>
          <table:table-cell office:value-type="float" office:value="-1.5462000000000031E-2" table:formula="of:=[.K370]-[.$K$18]" table:style-name="ce1">
            <text:p>-0.015462</text:p>
          </table:table-cell>
          <table:table-cell office:value-type="float" office:value="-0.106117" table:style-name="ce1">
            <text:p>-0.106117</text:p>
          </table:table-cell>
          <table:table-cell office:value-type="float" office:value="-4.40852E-3" table:style-name="ce1">
            <text:p>-0.00440852</text:p>
          </table:table-cell>
          <table:table-cell table:number-columns-repeated="16370"/>
        </table:table-row>
        <table:table-row table:style-name="ro1">
          <table:table-cell office:value-type="float" office:value="17.55" table:style-name="ce1">
            <text:p>17.55</text:p>
          </table:table-cell>
          <table:table-cell office:value-type="float" office:value="1.7909000000000001E-2" table:style-name="ce1">
            <text:p>0.017909</text:p>
          </table:table-cell>
          <table:table-cell office:value-type="float" office:value="-1.0404E-2" table:style-name="ce1">
            <text:p>-0.010404</text:p>
          </table:table-cell>
          <table:table-cell office:value-type="float" office:value="-1.0668E-2" table:style-name="ce1">
            <text:p>-0.010668</text:p>
          </table:table-cell>
          <table:table-cell office:value-type="float" office:value="-5.3823999999999997E-2" table:style-name="ce1">
            <text:p>-0.053824</text:p>
          </table:table-cell>
          <table:table-cell office:value-type="float" office:value="3.2318E-2" table:style-name="ce1">
            <text:p>0.032318</text:p>
          </table:table-cell>
          <table:table-cell office:value-type="float" office:value="-5.4331999999999998E-2" table:style-name="ce1">
            <text:p>-0.054332</text:p>
          </table:table-cell>
          <table:table-cell office:value-type="float" office:value="3.202E-2" table:style-name="ce1">
            <text:p>0.03202</text:p>
          </table:table-cell>
          <table:table-cell table:style-name="ce1"/>
          <table:table-cell office:value-type="float" office:value="7.0600100000000001" table:style-name="ce1">
            <text:p>7.06001</text:p>
          </table:table-cell>
          <table:table-cell office:value-type="float" office:value="0.25317699999999999" table:style-name="ce1">
            <text:p>0.253177</text:p>
          </table:table-cell>
          <table:table-cell office:value-type="float" office:value="-1.5412000000000037E-2" table:formula="of:=[.K371]-[.$K$18]" table:style-name="ce1">
            <text:p>-0.015412</text:p>
          </table:table-cell>
          <table:table-cell office:value-type="float" office:value="-0.10961600000000001" table:style-name="ce1">
            <text:p>-0.109616</text:p>
          </table:table-cell>
          <table:table-cell office:value-type="float" office:value="2.86638E-3" table:style-name="ce1">
            <text:p>0.00286638</text:p>
          </table:table-cell>
          <table:table-cell table:number-columns-repeated="16370"/>
        </table:table-row>
        <table:table-row table:style-name="ro1">
          <table:table-cell office:value-type="float" office:value="17.600000000000001" table:style-name="ce1">
            <text:p>17.6</text:p>
          </table:table-cell>
          <table:table-cell office:value-type="float" office:value="7.0850000000000002E-3" table:style-name="ce1">
            <text:p>0.007085</text:p>
          </table:table-cell>
          <table:table-cell office:value-type="float" office:value="-4.8349999999999999E-3" table:style-name="ce1">
            <text:p>-0.004835</text:p>
          </table:table-cell>
          <table:table-cell office:value-type="float" office:value="-5.3160000000000004E-3" table:style-name="ce1">
            <text:p>-0.005316</text:p>
          </table:table-cell>
          <table:table-cell office:value-type="float" office:value="-3.3381000000000001E-2" table:style-name="ce1">
            <text:p>-0.033381</text:p>
          </table:table-cell>
          <table:table-cell office:value-type="float" office:value="3.5917999999999999E-2" table:style-name="ce1">
            <text:p>0.035918</text:p>
          </table:table-cell>
          <table:table-cell office:value-type="float" office:value="-3.4027000000000002E-2" table:style-name="ce1">
            <text:p>-0.034027</text:p>
          </table:table-cell>
          <table:table-cell office:value-type="float" office:value="3.5875999999999998E-2" table:style-name="ce1">
            <text:p>0.035876</text:p>
          </table:table-cell>
          <table:table-cell table:style-name="ce1"/>
          <table:table-cell office:value-type="float" office:value="7.0800299999999998" table:style-name="ce1">
            <text:p>7.08003</text:p>
          </table:table-cell>
          <table:table-cell office:value-type="float" office:value="0.253444" table:style-name="ce1">
            <text:p>0.253444</text:p>
          </table:table-cell>
          <table:table-cell office:value-type="float" office:value="-1.514500000000002E-2" table:formula="of:=[.K372]-[.$K$18]" table:style-name="ce1">
            <text:p>-0.015145</text:p>
          </table:table-cell>
          <table:table-cell office:value-type="float" office:value="-0.110223" table:style-name="ce1">
            <text:p>-0.110223</text:p>
          </table:table-cell>
          <table:table-cell office:value-type="float" office:value="8.0443500000000005E-3" table:style-name="ce1">
            <text:p>0.00804435</text:p>
          </table:table-cell>
          <table:table-cell table:number-columns-repeated="16370"/>
        </table:table-row>
        <table:table-row table:style-name="ro1">
          <table:table-cell office:value-type="float" office:value="17.649999999999999" table:style-name="ce1">
            <text:p>17.65</text:p>
          </table:table-cell>
          <table:table-cell office:value-type="float" office:value="-5.0920000000000002E-3" table:style-name="ce1">
            <text:p>-0.005092</text:p>
          </table:table-cell>
          <table:table-cell office:value-type="float" office:value="4.0200000000000001E-4" table:style-name="ce1">
            <text:p>0.000402</text:p>
          </table:table-cell>
          <table:table-cell office:value-type="float" office:value="-9.5000000000000005E-5" table:style-name="ce1">
            <text:p>-0.000095</text:p>
          </table:table-cell>
          <table:table-cell office:value-type="float" office:value="-1.2243E-2" table:style-name="ce1">
            <text:p>-0.012243</text:p>
          </table:table-cell>
          <table:table-cell office:value-type="float" office:value="3.4347999999999997E-2" table:style-name="ce1">
            <text:p>0.034348</text:p>
          </table:table-cell>
          <table:table-cell office:value-type="float" office:value="-1.2815999999999999E-2" table:style-name="ce1">
            <text:p>-0.012816</text:p>
          </table:table-cell>
          <table:table-cell office:value-type="float" office:value="3.4585999999999999E-2" table:style-name="ce1">
            <text:p>0.034586</text:p>
          </table:table-cell>
          <table:table-cell table:style-name="ce1"/>
          <table:table-cell office:value-type="float" office:value="7.1000100000000002" table:style-name="ce1">
            <text:p>7.10001</text:p>
          </table:table-cell>
          <table:table-cell office:value-type="float" office:value="0.253917" table:style-name="ce1">
            <text:p>0.253917</text:p>
          </table:table-cell>
          <table:table-cell office:value-type="float" office:value="-1.4672000000000018E-2" table:formula="of:=[.K373]-[.$K$18]" table:style-name="ce1">
            <text:p>-0.014672</text:p>
          </table:table-cell>
          <table:table-cell office:value-type="float" office:value="-0.108393" table:style-name="ce1">
            <text:p>-0.108393</text:p>
          </table:table-cell>
          <table:table-cell office:value-type="float" office:value="1.19924E-2" table:style-name="ce1">
            <text:p>0.0119924</text:p>
          </table:table-cell>
          <table:table-cell table:number-columns-repeated="16370"/>
        </table:table-row>
        <table:table-row table:style-name="ro1">
          <table:table-cell office:value-type="float" office:value="17.7" table:style-name="ce1">
            <text:p>17.7</text:p>
          </table:table-cell>
          <table:table-cell office:value-type="float" office:value="-1.7101000000000002E-2" table:style-name="ce1">
            <text:p>-0.017101</text:p>
          </table:table-cell>
          <table:table-cell office:value-type="float" office:value="4.7080000000000004E-3" table:style-name="ce1">
            <text:p>0.004708</text:p>
          </table:table-cell>
          <table:table-cell office:value-type="float" office:value="4.4209999999999996E-3" table:style-name="ce1">
            <text:p>0.004421</text:p>
          </table:table-cell>
          <table:table-cell office:value-type="float" office:value="6.7720000000000002E-3" table:style-name="ce1">
            <text:p>0.006772</text:p>
          </table:table-cell>
          <table:table-cell office:value-type="float" office:value="2.844E-2" table:style-name="ce1">
            <text:p>0.02844</text:p>
          </table:table-cell>
          <table:table-cell office:value-type="float" office:value="6.463E-3" table:style-name="ce1">
            <text:p>0.006463</text:p>
          </table:table-cell>
          <table:table-cell office:value-type="float" office:value="2.8879999999999999E-2" table:style-name="ce1">
            <text:p>0.02888</text:p>
          </table:table-cell>
          <table:table-cell table:style-name="ce1"/>
          <table:table-cell office:value-type="float" office:value="7.1200200000000002" table:style-name="ce1">
            <text:p>7.12002</text:p>
          </table:table-cell>
          <table:table-cell office:value-type="float" office:value="0.25459300000000001" table:style-name="ce1">
            <text:p>0.254593</text:p>
          </table:table-cell>
          <table:table-cell office:value-type="float" office:value="-1.3996000000000008E-2" table:formula="of:=[.K374]-[.$K$18]" table:style-name="ce1">
            <text:p>-0.013996</text:p>
          </table:table-cell>
          <table:table-cell office:value-type="float" office:value="-0.105544" table:style-name="ce1">
            <text:p>-0.105544</text:p>
          </table:table-cell>
          <table:table-cell office:value-type="float" office:value="1.26391E-2" table:style-name="ce1">
            <text:p>0.0126391</text:p>
          </table:table-cell>
          <table:table-cell table:number-columns-repeated="16370"/>
        </table:table-row>
        <table:table-row table:style-name="ro1">
          <table:table-cell office:value-type="float" office:value="17.75" table:style-name="ce1">
            <text:p>17.75</text:p>
          </table:table-cell>
          <table:table-cell office:value-type="float" office:value="-2.7359000000000001E-2" table:style-name="ce1">
            <text:p>-0.027359</text:p>
          </table:table-cell>
          <table:table-cell office:value-type="float" office:value="7.7039999999999999E-3" table:style-name="ce1">
            <text:p>0.007704</text:p>
          </table:table-cell>
          <table:table-cell office:value-type="float" office:value="7.7520000000000002E-3" table:style-name="ce1">
            <text:p>0.007752</text:p>
          </table:table-cell>
          <table:table-cell office:value-type="float" office:value="2.1479999999999999E-2" table:style-name="ce1">
            <text:p>0.02148</text:p>
          </table:table-cell>
          <table:table-cell office:value-type="float" office:value="1.9519000000000002E-2" table:style-name="ce1">
            <text:p>0.019519</text:p>
          </table:table-cell>
          <table:table-cell office:value-type="float" office:value="2.154E-2" table:style-name="ce1">
            <text:p>0.02154</text:p>
          </table:table-cell>
          <table:table-cell office:value-type="float" office:value="2.0008000000000001E-2" table:style-name="ce1">
            <text:p>0.020008</text:p>
          </table:table-cell>
          <table:table-cell table:style-name="ce1"/>
          <table:table-cell office:value-type="float" office:value="7.1400300000000003" table:style-name="ce1">
            <text:p>7.14003</text:p>
          </table:table-cell>
          <table:table-cell office:value-type="float" office:value="0.25544800000000001" table:style-name="ce1">
            <text:p>0.255448</text:p>
          </table:table-cell>
          <table:table-cell office:value-type="float" office:value="-1.3141000000000014E-2" table:formula="of:=[.K375]-[.$K$18]" table:style-name="ce1">
            <text:p>-0.013141</text:p>
          </table:table-cell>
          <table:table-cell office:value-type="float" office:value="-0.10279099999999999" table:style-name="ce1">
            <text:p>-0.102791</text:p>
          </table:table-cell>
          <table:table-cell office:value-type="float" office:value="1.11999E-2" table:style-name="ce1">
            <text:p>0.0111999</text:p>
          </table:table-cell>
          <table:table-cell table:number-columns-repeated="16370"/>
        </table:table-row>
        <table:table-row table:style-name="ro1">
          <table:table-cell office:value-type="float" office:value="17.8" table:style-name="ce1">
            <text:p>17.8</text:p>
          </table:table-cell>
          <table:table-cell office:value-type="float" office:value="-3.4472999999999997E-2" table:style-name="ce1">
            <text:p>-0.034473</text:p>
          </table:table-cell>
          <table:table-cell office:value-type="float" office:value="9.2169999999999995E-3" table:style-name="ce1">
            <text:p>0.009217</text:p>
          </table:table-cell>
          <table:table-cell office:value-type="float" office:value="9.5659999999999999E-3" table:style-name="ce1">
            <text:p>0.009566</text:p>
          </table:table-cell>
          <table:table-cell office:value-type="float" office:value="3.0549E-2" table:style-name="ce1">
            <text:p>0.030549</text:p>
          </table:table-cell>
          <table:table-cell office:value-type="float" office:value="9.1660000000000005E-3" table:style-name="ce1">
            <text:p>0.009166</text:p>
          </table:table-cell>
          <table:table-cell office:value-type="float" office:value="3.0948E-2" table:style-name="ce1">
            <text:p>0.030948</text:p>
          </table:table-cell>
          <table:table-cell office:value-type="float" office:value="9.5239999999999995E-3" table:style-name="ce1">
            <text:p>0.009524</text:p>
          </table:table-cell>
          <table:table-cell table:style-name="ce1"/>
          <table:table-cell office:value-type="float" office:value="7.1600200000000003" table:style-name="ce1">
            <text:p>7.16002</text:p>
          </table:table-cell>
          <table:table-cell office:value-type="float" office:value="0.25646000000000002" table:style-name="ce1">
            <text:p>0.25646</text:p>
          </table:table-cell>
          <table:table-cell office:value-type="float" office:value="-1.2129000000000001E-2" table:formula="of:=[.K376]-[.$K$18]" table:style-name="ce1">
            <text:p>-0.012129</text:p>
          </table:table-cell>
          <table:table-cell office:value-type="float" office:value="-9.8230100000000001E-2" table:style-name="ce1">
            <text:p>-0.0982301</text:p>
          </table:table-cell>
          <table:table-cell office:value-type="float" office:value="1.0377300000000001E-2" table:style-name="ce1">
            <text:p>0.0103773</text:p>
          </table:table-cell>
          <table:table-cell table:number-columns-repeated="16370"/>
        </table:table-row>
        <table:table-row table:style-name="ro1">
          <table:table-cell office:value-type="float" office:value="17.850000000000001" table:style-name="ce1">
            <text:p>17.85</text:p>
          </table:table-cell>
          <table:table-cell office:value-type="float" office:value="-3.7477999999999997E-2" table:style-name="ce1">
            <text:p>-0.037478</text:p>
          </table:table-cell>
          <table:table-cell office:value-type="float" office:value="9.2530000000000008E-3" table:style-name="ce1">
            <text:p>0.009253</text:p>
          </table:table-cell>
          <table:table-cell office:value-type="float" office:value="9.7479999999999997E-3" table:style-name="ce1">
            <text:p>0.009748</text:p>
          </table:table-cell>
          <table:table-cell office:value-type="float" office:value="3.3577000000000003E-2" table:style-name="ce1">
            <text:p>0.033577</text:p>
          </table:table-cell>
          <table:table-cell office:value-type="float" office:value="-1.008E-3" table:style-name="ce1">
            <text:p>-0.001008</text:p>
          </table:table-cell>
          <table:table-cell office:value-type="float" office:value="3.4157E-2" table:style-name="ce1">
            <text:p>0.034157</text:p>
          </table:table-cell>
          <table:table-cell office:value-type="float" office:value="-9.2299999999999999E-4" table:style-name="ce1">
            <text:p>-0.000923</text:p>
          </table:table-cell>
          <table:table-cell table:style-name="ce1"/>
          <table:table-cell office:value-type="float" office:value="7.1800300000000004" table:style-name="ce1">
            <text:p>7.18003</text:p>
          </table:table-cell>
          <table:table-cell office:value-type="float" office:value="0.25756200000000001" table:style-name="ce1">
            <text:p>0.257562</text:p>
          </table:table-cell>
          <table:table-cell office:value-type="float" office:value="-1.1027000000000009E-2" table:formula="of:=[.K377]-[.$K$18]" table:style-name="ce1">
            <text:p>-0.011027</text:p>
          </table:table-cell>
          <table:table-cell office:value-type="float" office:value="-9.4129199999999996E-2" table:style-name="ce1">
            <text:p>-0.0941292</text:p>
          </table:table-cell>
          <table:table-cell office:value-type="float" office:value="1.12777E-2" table:style-name="ce1">
            <text:p>0.0112777</text:p>
          </table:table-cell>
          <table:table-cell table:number-columns-repeated="16370"/>
        </table:table-row>
        <table:table-row table:style-name="ro1">
          <table:table-cell office:value-type="float" office:value="17.899999999999999" table:style-name="ce1">
            <text:p>17.9</text:p>
          </table:table-cell>
          <table:table-cell office:value-type="float" office:value="-3.6015999999999999E-2" table:style-name="ce1">
            <text:p>-0.036016</text:p>
          </table:table-cell>
          <table:table-cell office:value-type="float" office:value="7.9670000000000001E-3" table:style-name="ce1">
            <text:p>0.007967</text:p>
          </table:table-cell>
          <table:table-cell office:value-type="float" office:value="8.4130000000000003E-3" table:style-name="ce1">
            <text:p>0.008413</text:p>
          </table:table-cell>
          <table:table-cell office:value-type="float" office:value="3.1053999999999998E-2" table:style-name="ce1">
            <text:p>0.031054</text:p>
          </table:table-cell>
          <table:table-cell office:value-type="float" office:value="-9.5600000000000008E-3" table:style-name="ce1">
            <text:p>-0.00956</text:p>
          </table:table-cell>
          <table:table-cell office:value-type="float" office:value="3.1579999999999997E-2" table:style-name="ce1">
            <text:p>0.03158</text:p>
          </table:table-cell>
          <table:table-cell office:value-type="float" office:value="-9.7959999999999992E-3" table:style-name="ce1">
            <text:p>-0.009796</text:p>
          </table:table-cell>
          <table:table-cell table:style-name="ce1"/>
          <table:table-cell office:value-type="float" office:value="7.2000400000000004" table:style-name="ce1">
            <text:p>7.20004</text:p>
          </table:table-cell>
          <table:table-cell office:value-type="float" office:value="0.25870100000000001" table:style-name="ce1">
            <text:p>0.258701</text:p>
          </table:table-cell>
          <table:table-cell office:value-type="float" office:value="-9.8880000000000079E-3" table:formula="of:=[.K378]-[.$K$18]" table:style-name="ce1">
            <text:p>-0.009888</text:p>
          </table:table-cell>
          <table:table-cell office:value-type="float" office:value="-8.8095499999999993E-2" table:style-name="ce1">
            <text:p>-0.0880955</text:p>
          </table:table-cell>
          <table:table-cell office:value-type="float" office:value="1.22214E-2" table:style-name="ce1">
            <text:p>0.0122214</text:p>
          </table:table-cell>
          <table:table-cell table:number-columns-repeated="16370"/>
        </table:table-row>
        <table:table-row table:style-name="ro1">
          <table:table-cell office:value-type="float" office:value="17.95" table:style-name="ce1">
            <text:p>17.95</text:p>
          </table:table-cell>
          <table:table-cell office:value-type="float" office:value="-3.0398999999999999E-2" table:style-name="ce1">
            <text:p>-0.030399</text:p>
          </table:table-cell>
          <table:table-cell office:value-type="float" office:value="5.646E-3" table:style-name="ce1">
            <text:p>0.005646</text:p>
          </table:table-cell>
          <table:table-cell office:value-type="float" office:value="5.8830000000000002E-3" table:style-name="ce1">
            <text:p>0.005883</text:p>
          </table:table-cell>
          <table:table-cell office:value-type="float" office:value="2.4225E-2" table:style-name="ce1">
            <text:p>0.024225</text:p>
          </table:table-cell>
          <table:table-cell office:value-type="float" office:value="-1.5365E-2" table:style-name="ce1">
            <text:p>-0.015365</text:p>
          </table:table-cell>
          <table:table-cell office:value-type="float" office:value="2.4471E-2" table:style-name="ce1">
            <text:p>0.024471</text:p>
          </table:table-cell>
          <table:table-cell office:value-type="float" office:value="-1.5854E-2" table:style-name="ce1">
            <text:p>-0.015854</text:p>
          </table:table-cell>
          <table:table-cell table:style-name="ce1"/>
          <table:table-cell office:value-type="float" office:value="7.22004" table:style-name="ce1">
            <text:p>7.22004</text:p>
          </table:table-cell>
          <table:table-cell office:value-type="float" office:value="0.259822" table:style-name="ce1">
            <text:p>0.259822</text:p>
          </table:table-cell>
          <table:table-cell office:value-type="float" office:value="-8.7670000000000248E-3" table:formula="of:=[.K379]-[.$K$18]" table:style-name="ce1">
            <text:p>-0.008767</text:p>
          </table:table-cell>
          <table:table-cell office:value-type="float" office:value="-8.4984000000000004E-2" table:style-name="ce1">
            <text:p>-0.084984</text:p>
          </table:table-cell>
          <table:table-cell office:value-type="float" office:value="1.5899E-2" table:style-name="ce1">
            <text:p>0.015899</text:p>
          </table:table-cell>
          <table:table-cell table:number-columns-repeated="1637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2.1538999999999999E-2" table:style-name="ce1">
            <text:p>-0.021539</text:p>
          </table:table-cell>
          <table:table-cell office:value-type="float" office:value="2.6940000000000002E-3" table:style-name="ce1">
            <text:p>0.002694</text:p>
          </table:table-cell>
          <table:table-cell office:value-type="float" office:value="2.643E-3" table:style-name="ce1">
            <text:p>0.002643</text:p>
          </table:table-cell>
          <table:table-cell office:value-type="float" office:value="1.4886E-2" table:style-name="ce1">
            <text:p>0.014886</text:p>
          </table:table-cell>
          <table:table-cell office:value-type="float" office:value="-1.7729999999999999E-2" table:style-name="ce1">
            <text:p>-0.01773</text:p>
          </table:table-cell>
          <table:table-cell office:value-type="float" office:value="1.4713E-2" table:style-name="ce1">
            <text:p>0.014713</text:p>
          </table:table-cell>
          <table:table-cell office:value-type="float" office:value="-1.831E-2" table:style-name="ce1">
            <text:p>-0.01831</text:p>
          </table:table-cell>
          <table:table-cell table:style-name="ce1"/>
          <table:table-cell office:value-type="float" office:value="7.2400200000000003" table:style-name="ce1">
            <text:p>7.24002</text:p>
          </table:table-cell>
          <table:table-cell office:value-type="float" office:value="0.260909" table:style-name="ce1">
            <text:p>0.260909</text:p>
          </table:table-cell>
          <table:table-cell office:value-type="float" office:value="-7.6800000000000201E-3" table:formula="of:=[.K380]-[.$K$18]" table:style-name="ce1">
            <text:p>-0.00768</text:p>
          </table:table-cell>
          <table:table-cell office:value-type="float" office:value="-7.77949E-2" table:style-name="ce1">
            <text:p>-0.0777949</text:p>
          </table:table-cell>
          <table:table-cell office:value-type="float" office:value="1.8042099999999998E-2" table:style-name="ce1">
            <text:p>0.0180421</text:p>
          </table:table-cell>
          <table:table-cell table:number-columns-repeated="16370"/>
        </table:table-row>
        <table:table-row table:style-name="ro1">
          <table:table-cell office:value-type="float" office:value="18.05" table:style-name="ce1">
            <text:p>18.05</text:p>
          </table:table-cell>
          <table:table-cell office:value-type="float" office:value="-1.0775E-2" table:style-name="ce1">
            <text:p>-0.010775</text:p>
          </table:table-cell>
          <table:table-cell office:value-type="float" office:value="-3.9399999999999998E-4" table:style-name="ce1">
            <text:p>-0.000394</text:p>
          </table:table-cell>
          <table:table-cell office:value-type="float" office:value="-7.1699999999999997E-4" table:style-name="ce1">
            <text:p>-0.000717</text:p>
          </table:table-cell>
          <table:table-cell office:value-type="float" office:value="5.1079999999999997E-3" table:style-name="ce1">
            <text:p>0.005108</text:p>
          </table:table-cell>
          <table:table-cell office:value-type="float" office:value="-1.6473999999999999E-2" table:style-name="ce1">
            <text:p>-0.016474</text:p>
          </table:table-cell>
          <table:table-cell office:value-type="float" office:value="4.5199999999999997E-3" table:style-name="ce1">
            <text:p>0.00452</text:p>
          </table:table-cell>
          <table:table-cell office:value-type="float" office:value="-1.6938999999999999E-2" table:style-name="ce1">
            <text:p>-0.016939</text:p>
          </table:table-cell>
          <table:table-cell table:style-name="ce1"/>
          <table:table-cell office:value-type="float" office:value="7.26004" table:style-name="ce1">
            <text:p>7.26004</text:p>
          </table:table-cell>
          <table:table-cell office:value-type="float" office:value="0.26195800000000002" table:style-name="ce1">
            <text:p>0.261958</text:p>
          </table:table-cell>
          <table:table-cell office:value-type="float" office:value="-6.630999999999998E-3" table:formula="of:=[.K381]-[.$K$18]" table:style-name="ce1">
            <text:p>-0.006631</text:p>
          </table:table-cell>
          <table:table-cell office:value-type="float" office:value="-7.3936699999999994E-2" table:style-name="ce1">
            <text:p>-0.0739367</text:p>
          </table:table-cell>
          <table:table-cell office:value-type="float" office:value="1.9554800000000001E-2" table:style-name="ce1">
            <text:p>0.0195548</text:p>
          </table:table-cell>
          <table:table-cell table:number-columns-repeated="16370"/>
        </table:table-row>
        <table:table-row table:style-name="ro1">
          <table:table-cell office:value-type="float" office:value="18.100000000000001" table:style-name="ce1">
            <text:p>18.1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-3.0760000000000002E-3" table:style-name="ce1">
            <text:p>-0.003076</text:p>
          </table:table-cell>
          <table:table-cell office:value-type="float" office:value="-3.5630000000000002E-3" table:style-name="ce1">
            <text:p>-0.003563</text:p>
          </table:table-cell>
          <table:table-cell office:value-type="float" office:value="-3.0620000000000001E-3" table:style-name="ce1">
            <text:p>-0.003062</text:p>
          </table:table-cell>
          <table:table-cell office:value-type="float" office:value="-1.1945000000000001E-2" table:style-name="ce1">
            <text:p>-0.011945</text:p>
          </table:table-cell>
          <table:table-cell office:value-type="float" office:value="-3.9069999999999999E-3" table:style-name="ce1">
            <text:p>-0.003907</text:p>
          </table:table-cell>
          <table:table-cell office:value-type="float" office:value="-1.2116999999999999E-2" table:style-name="ce1">
            <text:p>-0.012117</text:p>
          </table:table-cell>
          <table:table-cell table:style-name="ce1"/>
          <table:table-cell office:value-type="float" office:value="7.2800200000000004" table:style-name="ce1">
            <text:p>7.28002</text:p>
          </table:table-cell>
          <table:table-cell office:value-type="float" office:value="0.26294800000000002" table:style-name="ce1">
            <text:p>0.262948</text:p>
          </table:table-cell>
          <table:table-cell office:value-type="float" office:value="-5.6410000000000071E-3" table:formula="of:=[.K382]-[.$K$18]" table:style-name="ce1">
            <text:p>-0.005641</text:p>
          </table:table-cell>
          <table:table-cell office:value-type="float" office:value="-6.9561300000000006E-2" table:style-name="ce1">
            <text:p>-0.0695613</text:p>
          </table:table-cell>
          <table:table-cell office:value-type="float" office:value="2.1868100000000001E-2" table:style-name="ce1">
            <text:p>0.0218681</text:p>
          </table:table-cell>
          <table:table-cell table:number-columns-repeated="16370"/>
        </table:table-row>
        <table:table-row table:style-name="ro1">
          <table:table-cell office:value-type="float" office:value="18.149999999999999" table:style-name="ce1">
            <text:p>18.15</text:p>
          </table:table-cell>
          <table:table-cell office:value-type="float" office:value="1.0503E-2" table:style-name="ce1">
            <text:p>0.010503</text:p>
          </table:table-cell>
          <table:table-cell office:value-type="float" office:value="-4.8390000000000004E-3" table:style-name="ce1">
            <text:p>-0.004839</text:p>
          </table:table-cell>
          <table:table-cell office:value-type="float" office:value="-5.3309999999999998E-3" table:style-name="ce1">
            <text:p>-0.005331</text:p>
          </table:table-cell>
          <table:table-cell office:value-type="float" office:value="-7.9070000000000008E-3" table:style-name="ce1">
            <text:p>-0.007907</text:p>
          </table:table-cell>
          <table:table-cell office:value-type="float" office:value="-4.9890000000000004E-3" table:style-name="ce1">
            <text:p>-0.004989</text:p>
          </table:table-cell>
          <table:table-cell office:value-type="float" office:value="-8.7489999999999998E-3" table:style-name="ce1">
            <text:p>-0.008749</text:p>
          </table:table-cell>
          <table:table-cell office:value-type="float" office:value="-4.7759999999999999E-3" table:style-name="ce1">
            <text:p>-0.004776</text:p>
          </table:table-cell>
          <table:table-cell table:style-name="ce1"/>
          <table:table-cell office:value-type="float" office:value="7.3000100000000003" table:style-name="ce1">
            <text:p>7.30001</text:p>
          </table:table-cell>
          <table:table-cell office:value-type="float" office:value="0.263934" table:style-name="ce1">
            <text:p>0.263934</text:p>
          </table:table-cell>
          <table:table-cell office:value-type="float" office:value="-4.6550000000000202E-3" table:formula="of:=[.K383]-[.$K$18]" table:style-name="ce1">
            <text:p>-0.004655</text:p>
          </table:table-cell>
          <table:table-cell office:value-type="float" office:value="-6.2573599999999993E-2" table:style-name="ce1">
            <text:p>-0.0625736</text:p>
          </table:table-cell>
          <table:table-cell office:value-type="float" office:value="1.9708199999999999E-2" table:style-name="ce1">
            <text:p>0.0197082</text:p>
          </table:table-cell>
          <table:table-cell table:number-columns-repeated="16370"/>
        </table:table-row>
        <table:table-row table:style-name="ro1">
          <table:table-cell office:value-type="float" office:value="18.2" table:style-name="ce1">
            <text:p>18.2</text:p>
          </table:table-cell>
          <table:table-cell office:value-type="float" office:value="1.8485999999999999E-2" table:style-name="ce1">
            <text:p>0.018486</text:p>
          </table:table-cell>
          <table:table-cell office:value-type="float" office:value="-5.2909999999999997E-3" table:style-name="ce1">
            <text:p>-0.005291</text:p>
          </table:table-cell>
          <table:table-cell office:value-type="float" office:value="-5.6350000000000003E-3" table:style-name="ce1">
            <text:p>-0.005635</text:p>
          </table:table-cell>
          <table:table-cell office:value-type="float" office:value="-8.3119999999999999E-3" table:style-name="ce1">
            <text:p>-0.008312</text:p>
          </table:table-cell>
          <table:table-cell office:value-type="float" office:value="3.1640000000000001E-3" table:style-name="ce1">
            <text:p>0.003164</text:p>
          </table:table-cell>
          <table:table-cell office:value-type="float" office:value="-8.8640000000000004E-3" table:style-name="ce1">
            <text:p>-0.008864</text:p>
          </table:table-cell>
          <table:table-cell office:value-type="float" office:value="3.7330000000000002E-3" table:style-name="ce1">
            <text:p>0.003733</text:p>
          </table:table-cell>
          <table:table-cell table:style-name="ce1"/>
          <table:table-cell office:value-type="float" office:value="7.3200200000000004" table:style-name="ce1">
            <text:p>7.32002</text:p>
          </table:table-cell>
          <table:table-cell office:value-type="float" office:value="0.26484400000000002" table:style-name="ce1">
            <text:p>0.264844</text:p>
          </table:table-cell>
          <table:table-cell office:value-type="float" office:value="-3.7449999999999983E-3" table:formula="of:=[.K384]-[.$K$18]" table:style-name="ce1">
            <text:p>-0.003745</text:p>
          </table:table-cell>
          <table:table-cell office:value-type="float" office:value="-5.8049900000000001E-2" table:style-name="ce1">
            <text:p>-0.0580499</text:p>
          </table:table-cell>
          <table:table-cell office:value-type="float" office:value="2.0770400000000001E-2" table:style-name="ce1">
            <text:p>0.0207704</text:p>
          </table:table-cell>
          <table:table-cell table:number-columns-repeated="16370"/>
        </table:table-row>
        <table:table-row table:style-name="ro1">
          <table:table-cell office:value-type="float" office:value="18.25" table:style-name="ce1">
            <text:p>18.25</text:p>
          </table:table-cell>
          <table:table-cell office:value-type="float" office:value="2.3685999999999999E-2" table:style-name="ce1">
            <text:p>0.023686</text:p>
          </table:table-cell>
          <table:table-cell office:value-type="float" office:value="-4.2500000000000003E-3" table:style-name="ce1">
            <text:p>-0.00425</text:p>
          </table:table-cell>
          <table:table-cell office:value-type="float" office:value="-4.3509999999999998E-3" table:style-name="ce1">
            <text:p>-0.004351</text:p>
          </table:table-cell>
          <table:table-cell office:value-type="float" office:value="-3.9560000000000003E-3" table:style-name="ce1">
            <text:p>-0.003956</text:p>
          </table:table-cell>
          <table:table-cell office:value-type="float" office:value="1.1076000000000001E-2" table:style-name="ce1">
            <text:p>0.011076</text:p>
          </table:table-cell>
          <table:table-cell office:value-type="float" office:value="-3.9969999999999997E-3" table:style-name="ce1">
            <text:p>-0.003997</text:p>
          </table:table-cell>
          <table:table-cell office:value-type="float" office:value="1.1854E-2" table:style-name="ce1">
            <text:p>0.011854</text:p>
          </table:table-cell>
          <table:table-cell table:style-name="ce1"/>
          <table:table-cell office:value-type="float" office:value="7.3400100000000004" table:style-name="ce1">
            <text:p>7.34001</text:p>
          </table:table-cell>
          <table:table-cell office:value-type="float" office:value="0.26563700000000001" table:style-name="ce1">
            <text:p>0.265637</text:p>
          </table:table-cell>
          <table:table-cell office:value-type="float" office:value="-2.9520000000000102E-3" table:formula="of:=[.K385]-[.$K$18]" table:style-name="ce1">
            <text:p>-0.002952</text:p>
          </table:table-cell>
          <table:table-cell office:value-type="float" office:value="-5.3009300000000002E-2" table:style-name="ce1">
            <text:p>-0.0530093</text:p>
          </table:table-cell>
          <table:table-cell office:value-type="float" office:value="2.13209E-2" table:style-name="ce1">
            <text:p>0.0213209</text:p>
          </table:table-cell>
          <table:table-cell table:number-columns-repeated="16370"/>
        </table:table-row>
        <table:table-row table:style-name="ro1">
          <table:table-cell office:value-type="float" office:value="18.3" table:style-name="ce1">
            <text:p>18.3</text:p>
          </table:table-cell>
          <table:table-cell office:value-type="float" office:value="2.5971999999999999E-2" table:style-name="ce1">
            <text:p>0.025972</text:p>
          </table:table-cell>
          <table:table-cell office:value-type="float" office:value="-1.81E-3" table:style-name="ce1">
            <text:p>-0.00181</text:p>
          </table:table-cell>
          <table:table-cell office:value-type="float" office:value="-1.6459999999999999E-3" table:style-name="ce1">
            <text:p>-0.001646</text:p>
          </table:table-cell>
          <table:table-cell office:value-type="float" office:value="4.6220000000000002E-3" table:style-name="ce1">
            <text:p>0.004622</text:p>
          </table:table-cell>
          <table:table-cell office:value-type="float" office:value="1.7332E-2" table:style-name="ce1">
            <text:p>0.017332</text:p>
          </table:table-cell>
          <table:table-cell office:value-type="float" office:value="5.1720000000000004E-3" table:style-name="ce1">
            <text:p>0.005172</text:p>
          </table:table-cell>
          <table:table-cell office:value-type="float" office:value="1.8096999999999999E-2" table:style-name="ce1">
            <text:p>0.018097</text:p>
          </table:table-cell>
          <table:table-cell table:style-name="ce1"/>
          <table:table-cell office:value-type="float" office:value="7.3600099999999999" table:style-name="ce1">
            <text:p>7.36001</text:p>
          </table:table-cell>
          <table:table-cell office:value-type="float" office:value="0.26625700000000002" table:style-name="ce1">
            <text:p>0.266257</text:p>
          </table:table-cell>
          <table:table-cell office:value-type="float" office:value="-2.3320000000000007E-3" table:formula="of:=[.K386]-[.$K$18]" table:style-name="ce1">
            <text:p>-0.002332</text:p>
          </table:table-cell>
          <table:table-cell office:value-type="float" office:value="-4.6974500000000002E-2" table:style-name="ce1">
            <text:p>-0.0469745</text:p>
          </table:table-cell>
          <table:table-cell office:value-type="float" office:value="2.0766400000000001E-2" table:style-name="ce1">
            <text:p>0.0207664</text:p>
          </table:table-cell>
          <table:table-cell table:number-columns-repeated="16370"/>
        </table:table-row>
        <table:table-row table:style-name="ro1">
          <table:table-cell office:value-type="float" office:value="18.350000000000001" table:style-name="ce1">
            <text:p>18.35</text:p>
          </table:table-cell>
          <table:table-cell office:value-type="float" office:value="2.5662000000000001E-2" table:style-name="ce1">
            <text:p>0.025662</text:p>
          </table:table-cell>
          <table:table-cell office:value-type="float" office:value="1.6540000000000001E-3" table:style-name="ce1">
            <text:p>0.001654</text:p>
          </table:table-cell>
          <table:table-cell office:value-type="float" office:value="2.049E-3" table:style-name="ce1">
            <text:p>0.002049</text:p>
          </table:table-cell>
          <table:table-cell office:value-type="float" office:value="1.6095000000000002E-2" table:style-name="ce1">
            <text:p>0.016095</text:p>
          </table:table-cell>
          <table:table-cell office:value-type="float" office:value="2.0782999999999999E-2" table:style-name="ce1">
            <text:p>0.020783</text:p>
          </table:table-cell>
          <table:table-cell office:value-type="float" office:value="1.7142999999999999E-2" table:style-name="ce1">
            <text:p>0.017143</text:p>
          </table:table-cell>
          <table:table-cell office:value-type="float" office:value="2.1305000000000001E-2" table:style-name="ce1">
            <text:p>0.021305</text:p>
          </table:table-cell>
          <table:table-cell table:style-name="ce1"/>
          <table:table-cell office:value-type="float" office:value="7.3800400000000002" table:style-name="ce1">
            <text:p>7.38004</text:p>
          </table:table-cell>
          <table:table-cell office:value-type="float" office:value="0.26664900000000002" table:style-name="ce1">
            <text:p>0.266649</text:p>
          </table:table-cell>
          <table:table-cell office:value-type="float" office:value="-1.9399999999999973E-3" table:formula="of:=[.K387]-[.$K$18]" table:style-name="ce1">
            <text:p>-0.00194</text:p>
          </table:table-cell>
          <table:table-cell office:value-type="float" office:value="-4.7652699999999999E-2" table:style-name="ce1">
            <text:p>-0.0476527</text:p>
          </table:table-cell>
          <table:table-cell office:value-type="float" office:value="2.0240899999999999E-2" table:style-name="ce1">
            <text:p>0.0202409</text:p>
          </table:table-cell>
          <table:table-cell table:number-columns-repeated="16370"/>
        </table:table-row>
        <table:table-row table:style-name="ro1">
          <table:table-cell office:value-type="float" office:value="18.399999999999999" table:style-name="ce1">
            <text:p>18.4</text:p>
          </table:table-cell>
          <table:table-cell office:value-type="float" office:value="2.3375E-2" table:style-name="ce1">
            <text:p>0.023375</text:p>
          </table:table-cell>
          <table:table-cell office:value-type="float" office:value="5.5399999999999998E-3" table:style-name="ce1">
            <text:p>0.00554</text:p>
          </table:table-cell>
          <table:table-cell office:value-type="float" office:value="6.0990000000000003E-3" table:style-name="ce1">
            <text:p>0.006099</text:p>
          </table:table-cell>
          <table:table-cell office:value-type="float" office:value="2.8569000000000001E-2" table:style-name="ce1">
            <text:p>0.028569</text:p>
          </table:table-cell>
          <table:table-cell office:value-type="float" office:value="2.0760000000000001E-2" table:style-name="ce1">
            <text:p>0.02076</text:p>
          </table:table-cell>
          <table:table-cell office:value-type="float" office:value="2.9864999999999999E-2" table:style-name="ce1">
            <text:p>0.029865</text:p>
          </table:table-cell>
          <table:table-cell office:value-type="float" office:value="2.0868999999999999E-2" table:style-name="ce1">
            <text:p>0.020869</text:p>
          </table:table-cell>
          <table:table-cell table:style-name="ce1"/>
          <table:table-cell office:value-type="float" office:value="7.40001" table:style-name="ce1">
            <text:p>7.40001</text:p>
          </table:table-cell>
          <table:table-cell office:value-type="float" office:value="0.26686500000000002" table:style-name="ce1">
            <text:p>0.266865</text:p>
          </table:table-cell>
          <table:table-cell office:value-type="float" office:value="-1.7240000000000033E-3" table:formula="of:=[.K388]-[.$K$18]" table:style-name="ce1">
            <text:p>-0.001724</text:p>
          </table:table-cell>
          <table:table-cell office:value-type="float" office:value="-4.5808300000000003E-2" table:style-name="ce1">
            <text:p>-0.0458083</text:p>
          </table:table-cell>
          <table:table-cell office:value-type="float" office:value="1.8554399999999999E-2" table:style-name="ce1">
            <text:p>0.0185544</text:p>
          </table:table-cell>
          <table:table-cell table:number-columns-repeated="16370"/>
        </table:table-row>
        <table:table-row table:style-name="ro1">
          <table:table-cell office:value-type="float" office:value="18.45" table:style-name="ce1">
            <text:p>18.45</text:p>
          </table:table-cell>
          <table:table-cell office:value-type="float" office:value="1.9838000000000001E-2" table:style-name="ce1">
            <text:p>0.019838</text:p>
          </table:table-cell>
          <table:table-cell office:value-type="float" office:value="9.129E-3" table:style-name="ce1">
            <text:p>0.009129</text:p>
          </table:table-cell>
          <table:table-cell office:value-type="float" office:value="9.7409999999999997E-3" table:style-name="ce1">
            <text:p>0.009741</text:p>
          </table:table-cell>
          <table:table-cell office:value-type="float" office:value="3.9906999999999998E-2" table:style-name="ce1">
            <text:p>0.039907</text:p>
          </table:table-cell>
          <table:table-cell office:value-type="float" office:value="1.7195999999999999E-2" table:style-name="ce1">
            <text:p>0.017196</text:p>
          </table:table-cell>
          <table:table-cell office:value-type="float" office:value="4.1114999999999999E-2" table:style-name="ce1">
            <text:p>0.041115</text:p>
          </table:table-cell>
          <table:table-cell office:value-type="float" office:value="1.6837999999999999E-2" table:style-name="ce1">
            <text:p>0.016838</text:p>
          </table:table-cell>
          <table:table-cell table:style-name="ce1"/>
          <table:table-cell office:value-type="float" office:value="7.4200200000000001" table:style-name="ce1">
            <text:p>7.42002</text:p>
          </table:table-cell>
          <table:table-cell office:value-type="float" office:value="0.26690700000000001" table:style-name="ce1">
            <text:p>0.266907</text:p>
          </table:table-cell>
          <table:table-cell office:value-type="float" office:value="-1.6820000000000168E-3" table:formula="of:=[.K389]-[.$K$18]" table:style-name="ce1">
            <text:p>-0.001682</text:p>
          </table:table-cell>
          <table:table-cell office:value-type="float" office:value="-4.2104999999999997E-2" table:style-name="ce1">
            <text:p>-0.042105</text:p>
          </table:table-cell>
          <table:table-cell office:value-type="float" office:value="1.8225499999999999E-2" table:style-name="ce1">
            <text:p>0.0182255</text:p>
          </table:table-cell>
          <table:table-cell table:number-columns-repeated="16370"/>
        </table:table-row>
        <table:table-row table:style-name="ro1">
          <table:table-cell office:value-type="float" office:value="18.5" table:style-name="ce1">
            <text:p>18.5</text:p>
          </table:table-cell>
          <table:table-cell office:value-type="float" office:value="1.5708E-2" table:style-name="ce1">
            <text:p>0.015708</text:p>
          </table:table-cell>
          <table:table-cell office:value-type="float" office:value="1.174E-2" table:style-name="ce1">
            <text:p>0.01174</text:p>
          </table:table-cell>
          <table:table-cell office:value-type="float" office:value="1.2237E-2" table:style-name="ce1">
            <text:p>0.012237</text:p>
          </table:table-cell>
          <table:table-cell office:value-type="float" office:value="4.8103E-2" table:style-name="ce1">
            <text:p>0.048103</text:p>
          </table:table-cell>
          <table:table-cell office:value-type="float" office:value="1.0635E-2" table:style-name="ce1">
            <text:p>0.010635</text:p>
          </table:table-cell>
          <table:table-cell office:value-type="float" office:value="4.8897000000000003E-2" table:style-name="ce1">
            <text:p>0.048897</text:p>
          </table:table-cell>
          <table:table-cell office:value-type="float" office:value="9.8949999999999993E-3" table:style-name="ce1">
            <text:p>0.009895</text:p>
          </table:table-cell>
          <table:table-cell table:style-name="ce1"/>
          <table:table-cell office:value-type="float" office:value="7.4400399999999998" table:style-name="ce1">
            <text:p>7.44004</text:p>
          </table:table-cell>
          <table:table-cell office:value-type="float" office:value="0.266849" table:style-name="ce1">
            <text:p>0.266849</text:p>
          </table:table-cell>
          <table:table-cell office:value-type="float" office:value="-1.7400000000000193E-3" table:formula="of:=[.K390]-[.$K$18]" table:style-name="ce1">
            <text:p>-0.00174</text:p>
          </table:table-cell>
          <table:table-cell office:value-type="float" office:value="-4.1735899999999999E-2" table:style-name="ce1">
            <text:p>-0.0417359</text:p>
          </table:table-cell>
          <table:table-cell office:value-type="float" office:value="1.5455399999999999E-2" table:style-name="ce1">
            <text:p>0.0154554</text:p>
          </table:table-cell>
          <table:table-cell table:number-columns-repeated="16370"/>
        </table:table-row>
        <table:table-row table:style-name="ro1">
          <table:table-cell office:value-type="float" office:value="18.55" table:style-name="ce1">
            <text:p>18.55</text:p>
          </table:table-cell>
          <table:table-cell office:value-type="float" office:value="1.1435000000000001E-2" table:style-name="ce1">
            <text:p>0.011435</text:p>
          </table:table-cell>
          <table:table-cell office:value-type="float" office:value="1.2869E-2" table:style-name="ce1">
            <text:p>0.012869</text:p>
          </table:table-cell>
          <table:table-cell office:value-type="float" office:value="1.3056999999999999E-2" table:style-name="ce1">
            <text:p>0.013057</text:p>
          </table:table-cell>
          <table:table-cell office:value-type="float" office:value="5.1629000000000001E-2" table:style-name="ce1">
            <text:p>0.051629</text:p>
          </table:table-cell>
          <table:table-cell office:value-type="float" office:value="2.114E-3" table:style-name="ce1">
            <text:p>0.002114</text:p>
          </table:table-cell>
          <table:table-cell office:value-type="float" office:value="5.1790000000000003E-2" table:style-name="ce1">
            <text:p>0.05179</text:p>
          </table:table-cell>
          <table:table-cell office:value-type="float" office:value="1.1919999999999999E-3" table:style-name="ce1">
            <text:p>0.001192</text:p>
          </table:table-cell>
          <table:table-cell table:style-name="ce1"/>
          <table:table-cell office:value-type="float" office:value="7.4600299999999997" table:style-name="ce1">
            <text:p>7.46003</text:p>
          </table:table-cell>
          <table:table-cell office:value-type="float" office:value="0.266737" table:style-name="ce1">
            <text:p>0.266737</text:p>
          </table:table-cell>
          <table:table-cell office:value-type="float" office:value="-1.8520000000000203E-3" table:formula="of:=[.K391]-[.$K$18]" table:style-name="ce1">
            <text:p>-0.001852</text:p>
          </table:table-cell>
          <table:table-cell office:value-type="float" office:value="-3.7349199999999999E-2" table:style-name="ce1">
            <text:p>-0.0373492</text:p>
          </table:table-cell>
          <table:table-cell office:value-type="float" office:value="1.35278E-2" table:style-name="ce1">
            <text:p>0.0135278</text:p>
          </table:table-cell>
          <table:table-cell table:number-columns-repeated="16370"/>
        </table:table-row>
        <table:table-row table:style-name="ro1">
          <table:table-cell office:value-type="float" office:value="18.600000000000001" table:style-name="ce1">
            <text:p>18.6</text:p>
          </table:table-cell>
          <table:table-cell office:value-type="float" office:value="7.2220000000000001E-3" table:style-name="ce1">
            <text:p>0.007222</text:p>
          </table:table-cell>
          <table:table-cell office:value-type="float" office:value="1.2300999999999999E-2" table:style-name="ce1">
            <text:p>0.012301</text:p>
          </table:table-cell>
          <table:table-cell office:value-type="float" office:value="1.2056000000000001E-2" table:style-name="ce1">
            <text:p>0.012056</text:p>
          </table:table-cell>
          <table:table-cell office:value-type="float" office:value="4.9673000000000002E-2" table:style-name="ce1">
            <text:p>0.049673</text:p>
          </table:table-cell>
          <table:table-cell office:value-type="float" office:value="-7.0520000000000001E-3" table:style-name="ce1">
            <text:p>-0.007052</text:p>
          </table:table-cell>
          <table:table-cell office:value-type="float" office:value="4.9159000000000001E-2" table:style-name="ce1">
            <text:p>0.049159</text:p>
          </table:table-cell>
          <table:table-cell office:value-type="float" office:value="-7.9019999999999993E-3" table:style-name="ce1">
            <text:p>-0.007902</text:p>
          </table:table-cell>
          <table:table-cell table:style-name="ce1"/>
          <table:table-cell office:value-type="float" office:value="7.4800199999999997" table:style-name="ce1">
            <text:p>7.48002</text:p>
          </table:table-cell>
          <table:table-cell office:value-type="float" office:value="0.26662999999999998" table:style-name="ce1">
            <text:p>0.26663</text:p>
          </table:table-cell>
          <table:table-cell office:value-type="float" office:value="-1.959000000000044E-3" table:formula="of:=[.K392]-[.$K$18]" table:style-name="ce1">
            <text:p>-0.001959</text:p>
          </table:table-cell>
          <table:table-cell office:value-type="float" office:value="-3.8623900000000003E-2" table:style-name="ce1">
            <text:p>-0.0386239</text:p>
          </table:table-cell>
          <table:table-cell office:value-type="float" office:value="1.16898E-2" table:style-name="ce1">
            <text:p>0.0116898</text:p>
          </table:table-cell>
          <table:table-cell table:number-columns-repeated="16370"/>
        </table:table-row>
        <table:table-row table:style-name="ro1">
          <table:table-cell office:value-type="float" office:value="18.649999999999999" table:style-name="ce1">
            <text:p>18.65</text:p>
          </table:table-cell>
          <table:table-cell office:value-type="float" office:value="3.0530000000000002E-3" table:style-name="ce1">
            <text:p>0.003053</text:p>
          </table:table-cell>
          <table:table-cell office:value-type="float" office:value="1.0139E-2" table:style-name="ce1">
            <text:p>0.010139</text:p>
          </table:table-cell>
          <table:table-cell office:value-type="float" office:value="9.5080000000000008E-3" table:style-name="ce1">
            <text:p>0.009508</text:p>
          </table:table-cell>
          <table:table-cell office:value-type="float" office:value="4.2241000000000001E-2" table:style-name="ce1">
            <text:p>0.042241</text:p>
          </table:table-cell>
          <table:table-cell office:value-type="float" office:value="-1.5544000000000001E-2" table:style-name="ce1">
            <text:p>-0.015544</text:p>
          </table:table-cell>
          <table:table-cell office:value-type="float" office:value="4.1197999999999999E-2" table:style-name="ce1">
            <text:p>0.041198</text:p>
          </table:table-cell>
          <table:table-cell office:value-type="float" office:value="-1.6091999999999999E-2" table:style-name="ce1">
            <text:p>-0.016092</text:p>
          </table:table-cell>
          <table:table-cell table:style-name="ce1"/>
          <table:table-cell office:value-type="float" office:value="7.5" table:style-name="ce1">
            <text:p>7.5</text:p>
          </table:table-cell>
          <table:table-cell office:value-type="float" office:value="0.266573" table:style-name="ce1">
            <text:p>0.266573</text:p>
          </table:table-cell>
          <table:table-cell office:value-type="float" office:value="-2.0160000000000178E-3" table:formula="of:=[.K393]-[.$K$18]" table:style-name="ce1">
            <text:p>-0.002016</text:p>
          </table:table-cell>
          <table:table-cell office:value-type="float" office:value="-3.8253099999999998E-2" table:style-name="ce1">
            <text:p>-0.0382531</text:p>
          </table:table-cell>
          <table:table-cell office:value-type="float" office:value="1.0581200000000001E-2" table:style-name="ce1">
            <text:p>0.0105812</text:p>
          </table:table-cell>
          <table:table-cell table:number-columns-repeated="16370"/>
        </table:table-row>
        <table:table-row table:style-name="ro1">
          <table:table-cell office:value-type="float" office:value="18.7" table:style-name="ce1">
            <text:p>18.7</text:p>
          </table:table-cell>
          <table:table-cell office:value-type="float" office:value="-1.2099999999999999E-3" table:style-name="ce1">
            <text:p>-0.00121</text:p>
          </table:table-cell>
          <table:table-cell office:value-type="float" office:value="6.77E-3" table:style-name="ce1">
            <text:p>0.00677</text:p>
          </table:table-cell>
          <table:table-cell office:value-type="float" office:value="5.986E-3" table:style-name="ce1">
            <text:p>0.005986</text:p>
          </table:table-cell>
          <table:table-cell office:value-type="float" office:value="3.0082000000000001E-2" table:style-name="ce1">
            <text:p>0.030082</text:p>
          </table:table-cell>
          <table:table-cell office:value-type="float" office:value="-2.2290999999999998E-2" table:style-name="ce1">
            <text:p>-0.022291</text:p>
          </table:table-cell>
          <table:table-cell office:value-type="float" office:value="2.8795999999999999E-2" table:style-name="ce1">
            <text:p>0.028796</text:p>
          </table:table-cell>
          <table:table-cell office:value-type="float" office:value="-2.2404E-2" table:style-name="ce1">
            <text:p>-0.022404</text:p>
          </table:table-cell>
          <table:table-cell table:style-name="ce1"/>
          <table:table-cell office:value-type="float" office:value="7.52" table:style-name="ce1">
            <text:p>7.52</text:p>
          </table:table-cell>
          <table:table-cell office:value-type="float" office:value="0.26654800000000001" table:style-name="ce1">
            <text:p>0.266548</text:p>
          </table:table-cell>
          <table:table-cell office:value-type="float" office:value="-2.041000000000015E-3" table:formula="of:=[.K394]-[.$K$18]" table:style-name="ce1">
            <text:p>-0.002041</text:p>
          </table:table-cell>
          <table:table-cell office:value-type="float" office:value="-3.5736499999999997E-2" table:style-name="ce1">
            <text:p>-0.0357365</text:p>
          </table:table-cell>
          <table:table-cell office:value-type="float" office:value="9.1704000000000004E-3" table:style-name="ce1">
            <text:p>0.0091704</text:p>
          </table:table-cell>
          <table:table-cell table:number-columns-repeated="16370"/>
        </table:table-row>
        <table:table-row table:style-name="ro1">
          <table:table-cell office:value-type="float" office:value="18.75" table:style-name="ce1">
            <text:p>18.75</text:p>
          </table:table-cell>
          <table:table-cell office:value-type="float" office:value="-5.7060000000000001E-3" table:style-name="ce1">
            <text:p>-0.005706</text:p>
          </table:table-cell>
          <table:table-cell office:value-type="float" office:value="2.7499999999999998E-3" table:style-name="ce1">
            <text:p>0.00275</text:p>
          </table:table-cell>
          <table:table-cell office:value-type="float" office:value="2.127E-3" table:style-name="ce1">
            <text:p>0.002127</text:p>
          </table:table-cell>
          <table:table-cell office:value-type="float" office:value="1.4487E-2" table:style-name="ce1">
            <text:p>0.014487</text:p>
          </table:table-cell>
          <table:table-cell office:value-type="float" office:value="-2.665E-2" table:style-name="ce1">
            <text:p>-0.02665</text:p>
          </table:table-cell>
          <table:table-cell office:value-type="float" office:value="1.3294E-2" table:style-name="ce1">
            <text:p>0.013294</text:p>
          </table:table-cell>
          <table:table-cell office:value-type="float" office:value="-2.6331E-2" table:style-name="ce1">
            <text:p>-0.026331</text:p>
          </table:table-cell>
          <table:table-cell table:style-name="ce1"/>
          <table:table-cell office:value-type="float" office:value="7.54" table:style-name="ce1">
            <text:p>7.54</text:p>
          </table:table-cell>
          <table:table-cell office:value-type="float" office:value="0.26658599999999999" table:style-name="ce1">
            <text:p>0.266586</text:p>
          </table:table-cell>
          <table:table-cell office:value-type="float" office:value="-2.0030000000000325E-3" table:formula="of:=[.K395]-[.$K$18]" table:style-name="ce1">
            <text:p>-0.002003</text:p>
          </table:table-cell>
          <table:table-cell office:value-type="float" office:value="-3.5358399999999998E-2" table:style-name="ce1">
            <text:p>-0.0353584</text:p>
          </table:table-cell>
          <table:table-cell office:value-type="float" office:value="8.3370000000000007E-3" table:style-name="ce1">
            <text:p>0.008337</text:p>
          </table:table-cell>
          <table:table-cell table:number-columns-repeated="16370"/>
        </table:table-row>
        <table:table-row table:style-name="ro1">
          <table:table-cell office:value-type="float" office:value="18.8" table:style-name="ce1">
            <text:p>18.8</text:p>
          </table:table-cell>
          <table:table-cell office:value-type="float" office:value="-1.047E-2" table:style-name="ce1">
            <text:p>-0.01047</text:p>
          </table:table-cell>
          <table:table-cell office:value-type="float" office:value="-1.338E-3" table:style-name="ce1">
            <text:p>-0.001338</text:p>
          </table:table-cell>
          <table:table-cell office:value-type="float" office:value="-1.5770000000000001E-3" table:style-name="ce1">
            <text:p>-0.001577</text:p>
          </table:table-cell>
          <table:table-cell office:value-type="float" office:value="-2.9949999999999998E-3" table:style-name="ce1">
            <text:p>-0.002995</text:p>
          </table:table-cell>
          <table:table-cell office:value-type="float" office:value="-2.8464E-2" table:style-name="ce1">
            <text:p>-0.028464</text:p>
          </table:table-cell>
          <table:table-cell office:value-type="float" office:value="-3.8159999999999999E-3" table:style-name="ce1">
            <text:p>-0.003816</text:p>
          </table:table-cell>
          <table:table-cell office:value-type="float" office:value="-2.7845999999999999E-2" table:style-name="ce1">
            <text:p>-0.027846</text:p>
          </table:table-cell>
          <table:table-cell table:style-name="ce1"/>
          <table:table-cell office:value-type="float" office:value="7.5600199999999997" table:style-name="ce1">
            <text:p>7.56002</text:p>
          </table:table-cell>
          <table:table-cell office:value-type="float" office:value="0.266652" table:style-name="ce1">
            <text:p>0.266652</text:p>
          </table:table-cell>
          <table:table-cell office:value-type="float" office:value="-1.937000000000022E-3" table:formula="of:=[.K396]-[.$K$18]" table:style-name="ce1">
            <text:p>-0.001937</text:p>
          </table:table-cell>
          <table:table-cell office:value-type="float" office:value="-3.5264900000000002E-2" table:style-name="ce1">
            <text:p>-0.0352649</text:p>
          </table:table-cell>
          <table:table-cell office:value-type="float" office:value="8.3481600000000003E-3" table:style-name="ce1">
            <text:p>0.00834816</text:p>
          </table:table-cell>
          <table:table-cell table:number-columns-repeated="16370"/>
        </table:table-row>
        <table:table-row table:style-name="ro1">
          <table:table-cell office:value-type="float" office:value="18.850000000000001" table:style-name="ce1">
            <text:p>18.85</text:p>
          </table:table-cell>
          <table:table-cell office:value-type="float" office:value="-1.5373E-2" table:style-name="ce1">
            <text:p>-0.015373</text:p>
          </table:table-cell>
          <table:table-cell office:value-type="float" office:value="-5.0169999999999998E-3" table:style-name="ce1">
            <text:p>-0.005017</text:p>
          </table:table-cell>
          <table:table-cell office:value-type="float" office:value="-4.8520000000000004E-3" table:style-name="ce1">
            <text:p>-0.004852</text:p>
          </table:table-cell>
          <table:table-cell office:value-type="float" office:value="-2.0837999999999999E-2" table:style-name="ce1">
            <text:p>-0.020838</text:p>
          </table:table-cell>
          <table:table-cell office:value-type="float" office:value="-2.7993000000000001E-2" table:style-name="ce1">
            <text:p>-0.027993</text:p>
          </table:table-cell>
          <table:table-cell office:value-type="float" office:value="-2.1144E-2" table:style-name="ce1">
            <text:p>-0.021144</text:p>
          </table:table-cell>
          <table:table-cell office:value-type="float" office:value="-2.7289999999999998E-2" table:style-name="ce1">
            <text:p>-0.02729</text:p>
          </table:table-cell>
          <table:table-cell table:style-name="ce1"/>
          <table:table-cell office:value-type="float" office:value="7.5800299999999998" table:style-name="ce1">
            <text:p>7.58003</text:p>
          </table:table-cell>
          <table:table-cell office:value-type="float" office:value="0.266764" table:style-name="ce1">
            <text:p>0.266764</text:p>
          </table:table-cell>
          <table:table-cell office:value-type="float" office:value="-1.825000000000021E-3" table:formula="of:=[.K397]-[.$K$18]" table:style-name="ce1">
            <text:p>-0.001825</text:p>
          </table:table-cell>
          <table:table-cell office:value-type="float" office:value="-3.6775700000000001E-2" table:style-name="ce1">
            <text:p>-0.0367757</text:p>
          </table:table-cell>
          <table:table-cell office:value-type="float" office:value="6.1907000000000004E-3" table:style-name="ce1">
            <text:p>0.0061907</text:p>
          </table:table-cell>
          <table:table-cell table:number-columns-repeated="16370"/>
        </table:table-row>
        <table:table-row table:style-name="ro1">
          <table:table-cell office:value-type="float" office:value="18.899999999999999" table:style-name="ce1">
            <text:p>18.9</text:p>
          </table:table-cell>
          <table:table-cell office:value-type="float" office:value="-2.0126999999999999E-2" table:style-name="ce1">
            <text:p>-0.020127</text:p>
          </table:table-cell>
          <table:table-cell office:value-type="float" office:value="-8.012E-3" table:style-name="ce1">
            <text:p>-0.008012</text:p>
          </table:table-cell>
          <table:table-cell office:value-type="float" office:value="-7.6039999999999996E-3" table:style-name="ce1">
            <text:p>-0.007604</text:p>
          </table:table-cell>
          <table:table-cell office:value-type="float" office:value="-3.7747000000000003E-2" table:style-name="ce1">
            <text:p>-0.037747</text:p>
          </table:table-cell>
          <table:table-cell office:value-type="float" office:value="-2.5749000000000001E-2" table:style-name="ce1">
            <text:p>-0.025749</text:p>
          </table:table-cell>
          <table:table-cell office:value-type="float" office:value="-3.7565000000000001E-2" table:style-name="ce1">
            <text:p>-0.037565</text:p>
          </table:table-cell>
          <table:table-cell office:value-type="float" office:value="-2.5177000000000001E-2" table:style-name="ce1">
            <text:p>-0.025177</text:p>
          </table:table-cell>
          <table:table-cell table:style-name="ce1"/>
          <table:table-cell office:value-type="float" office:value="7.6000300000000003" table:style-name="ce1">
            <text:p>7.60003</text:p>
          </table:table-cell>
          <table:table-cell office:value-type="float" office:value="0.26690900000000001" table:style-name="ce1">
            <text:p>0.266909</text:p>
          </table:table-cell>
          <table:table-cell office:value-type="float" office:value="-1.6800000000000148E-3" table:formula="of:=[.K398]-[.$K$18]" table:style-name="ce1">
            <text:p>-0.00168</text:p>
          </table:table-cell>
          <table:table-cell office:value-type="float" office:value="-3.4405900000000003E-2" table:style-name="ce1">
            <text:p>-0.0344059</text:p>
          </table:table-cell>
          <table:table-cell office:value-type="float" office:value="5.6328000000000003E-3" table:style-name="ce1">
            <text:p>0.0056328</text:p>
          </table:table-cell>
          <table:table-cell table:number-columns-repeated="16370"/>
        </table:table-row>
        <table:table-row table:style-name="ro1">
          <table:table-cell office:value-type="float" office:value="18.95" table:style-name="ce1">
            <text:p>18.95</text:p>
          </table:table-cell>
          <table:table-cell office:value-type="float" office:value="-2.4341999999999999E-2" table:style-name="ce1">
            <text:p>-0.024342</text:p>
          </table:table-cell>
          <table:table-cell office:value-type="float" office:value="-1.0272999999999999E-2" table:style-name="ce1">
            <text:p>-0.010273</text:p>
          </table:table-cell>
          <table:table-cell office:value-type="float" office:value="-9.8370000000000003E-3" table:style-name="ce1">
            <text:p>-0.009837</text:p>
          </table:table-cell>
          <table:table-cell office:value-type="float" office:value="-5.2755000000000003E-2" table:style-name="ce1">
            <text:p>-0.052755</text:p>
          </table:table-cell>
          <table:table-cell office:value-type="float" office:value="-2.2277999999999999E-2" table:style-name="ce1">
            <text:p>-0.022278</text:p>
          </table:table-cell>
          <table:table-cell office:value-type="float" office:value="-5.2253000000000001E-2" table:style-name="ce1">
            <text:p>-0.052253</text:p>
          </table:table-cell>
          <table:table-cell office:value-type="float" office:value="-2.1984E-2" table:style-name="ce1">
            <text:p>-0.021984</text:p>
          </table:table-cell>
          <table:table-cell table:style-name="ce1"/>
          <table:table-cell office:value-type="float" office:value="7.62" table:style-name="ce1">
            <text:p>7.62</text:p>
          </table:table-cell>
          <table:table-cell office:value-type="float" office:value="0.26709699999999997" table:style-name="ce1">
            <text:p>0.267097</text:p>
          </table:table-cell>
          <table:table-cell office:value-type="float" office:value="-1.4920000000000488E-3" table:formula="of:=[.K399]-[.$K$18]" table:style-name="ce1">
            <text:p>-0.001492</text:p>
          </table:table-cell>
          <table:table-cell office:value-type="float" office:value="-3.5727200000000001E-2" table:style-name="ce1">
            <text:p>-0.0357272</text:p>
          </table:table-cell>
          <table:table-cell office:value-type="float" office:value="4.2673099999999999E-3" table:style-name="ce1">
            <text:p>0.00426731</text:p>
          </table:table-cell>
          <table:table-cell table:number-columns-repeated="1637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2.7602999999999999E-2" table:style-name="ce1">
            <text:p>-0.027603</text:p>
          </table:table-cell>
          <table:table-cell office:value-type="float" office:value="-1.1927999999999999E-2" table:style-name="ce1">
            <text:p>-0.011928</text:p>
          </table:table-cell>
          <table:table-cell office:value-type="float" office:value="-1.1612000000000001E-2" table:style-name="ce1">
            <text:p>-0.011612</text:p>
          </table:table-cell>
          <table:table-cell office:value-type="float" office:value="-6.5187999999999996E-2" table:style-name="ce1">
            <text:p>-0.065188</text:p>
          </table:table-cell>
          <table:table-cell office:value-type="float" office:value="-1.7968999999999999E-2" table:style-name="ce1">
            <text:p>-0.017969</text:p>
          </table:table-cell>
          <table:table-cell office:value-type="float" office:value="-6.4602000000000007E-2" table:style-name="ce1">
            <text:p>-0.064602</text:p>
          </table:table-cell>
          <table:table-cell office:value-type="float" office:value="-1.7984E-2" table:style-name="ce1">
            <text:p>-0.017984</text:p>
          </table:table-cell>
          <table:table-cell table:style-name="ce1"/>
          <table:table-cell office:value-type="float" office:value="7.6400300000000003" table:style-name="ce1">
            <text:p>7.64003</text:p>
          </table:table-cell>
          <table:table-cell office:value-type="float" office:value="0.26734599999999997" table:style-name="ce1">
            <text:p>0.267346</text:p>
          </table:table-cell>
          <table:table-cell office:value-type="float" office:value="-1.2430000000000496E-3" table:formula="of:=[.K400]-[.$K$18]" table:style-name="ce1">
            <text:p>-0.001243</text:p>
          </table:table-cell>
          <table:table-cell office:value-type="float" office:value="-3.4160900000000001E-2" table:style-name="ce1">
            <text:p>-0.0341609</text:p>
          </table:table-cell>
          <table:table-cell office:value-type="float" office:value="4.62116E-3" table:style-name="ce1">
            <text:p>0.00462116</text:p>
          </table:table-cell>
          <table:table-cell table:number-columns-repeated="16370"/>
        </table:table-row>
        <table:table-row table:style-name="ro1">
          <table:table-cell office:value-type="float" office:value="19.05" table:style-name="ce1">
            <text:p>19.05</text:p>
          </table:table-cell>
          <table:table-cell office:value-type="float" office:value="-2.9536E-2" table:style-name="ce1">
            <text:p>-0.029536</text:p>
          </table:table-cell>
          <table:table-cell office:value-type="float" office:value="-1.3179E-2" table:style-name="ce1">
            <text:p>-0.013179</text:p>
          </table:table-cell>
          <table:table-cell office:value-type="float" office:value="-1.3029000000000001E-2" table:style-name="ce1">
            <text:p>-0.013029</text:p>
          </table:table-cell>
          <table:table-cell office:value-type="float" office:value="-7.4540999999999996E-2" table:style-name="ce1">
            <text:p>-0.074541</text:p>
          </table:table-cell>
          <table:table-cell office:value-type="float" office:value="-1.2933999999999999E-2" table:style-name="ce1">
            <text:p>-0.012934</text:p>
          </table:table-cell>
          <table:table-cell office:value-type="float" office:value="-7.4080999999999994E-2" table:style-name="ce1">
            <text:p>-0.074081</text:p>
          </table:table-cell>
          <table:table-cell office:value-type="float" office:value="-1.3174999999999999E-2" table:style-name="ce1">
            <text:p>-0.013175</text:p>
          </table:table-cell>
          <table:table-cell table:style-name="ce1"/>
          <table:table-cell office:value-type="float" office:value="7.6600400000000004" table:style-name="ce1">
            <text:p>7.66004</text:p>
          </table:table-cell>
          <table:table-cell office:value-type="float" office:value="0.26766099999999998" table:style-name="ce1">
            <text:p>0.267661</text:p>
          </table:table-cell>
          <table:table-cell office:value-type="float" office:value="-9.280000000000399E-4" table:formula="of:=[.K401]-[.$K$18]" table:style-name="ce1">
            <text:p>-0.000928</text:p>
          </table:table-cell>
          <table:table-cell office:value-type="float" office:value="-3.3500200000000001E-2" table:style-name="ce1">
            <text:p>-0.0335002</text:p>
          </table:table-cell>
          <table:table-cell office:value-type="float" office:value="4.1046600000000004E-3" table:style-name="ce1">
            <text:p>0.00410466</text:p>
          </table:table-cell>
          <table:table-cell table:number-columns-repeated="16370"/>
        </table:table-row>
        <table:table-row table:style-name="ro1">
          <table:table-cell office:value-type="float" office:value="19.100000000000001" table:style-name="ce1">
            <text:p>19.1</text:p>
          </table:table-cell>
          <table:table-cell office:value-type="float" office:value="-2.9856000000000001E-2" table:style-name="ce1">
            <text:p>-0.029856</text:p>
          </table:table-cell>
          <table:table-cell office:value-type="float" office:value="-1.418E-2" table:style-name="ce1">
            <text:p>-0.01418</text:p>
          </table:table-cell>
          <table:table-cell office:value-type="float" office:value="-1.4191E-2" table:style-name="ce1">
            <text:p>-0.014191</text:p>
          </table:table-cell>
          <table:table-cell office:value-type="float" office:value="-8.0308000000000004E-2" table:style-name="ce1">
            <text:p>-0.080308</text:p>
          </table:table-cell>
          <table:table-cell office:value-type="float" office:value="-7.0190000000000001E-3" table:style-name="ce1">
            <text:p>-0.007019</text:p>
          </table:table-cell>
          <table:table-cell office:value-type="float" office:value="-8.0087000000000005E-2" table:style-name="ce1">
            <text:p>-0.080087</text:p>
          </table:table-cell>
          <table:table-cell office:value-type="float" office:value="-7.3220000000000004E-3" table:style-name="ce1">
            <text:p>-0.007322</text:p>
          </table:table-cell>
          <table:table-cell table:style-name="ce1"/>
          <table:table-cell office:value-type="float" office:value="7.6800300000000004" table:style-name="ce1">
            <text:p>7.68003</text:p>
          </table:table-cell>
          <table:table-cell office:value-type="float" office:value="0.268096" table:style-name="ce1">
            <text:p>0.268096</text:p>
          </table:table-cell>
          <table:table-cell office:value-type="float" office:value="-4.930000000000212E-4" table:formula="of:=[.K402]-[.$K$18]" table:style-name="ce1">
            <text:p>-0.000493</text:p>
          </table:table-cell>
          <table:table-cell office:value-type="float" office:value="-3.1158000000000002E-2" table:style-name="ce1">
            <text:p>-0.031158</text:p>
          </table:table-cell>
          <table:table-cell office:value-type="float" office:value="4.8522900000000004E-3" table:style-name="ce1">
            <text:p>0.00485229</text:p>
          </table:table-cell>
          <table:table-cell table:number-columns-repeated="16370"/>
        </table:table-row>
        <table:table-row table:style-name="ro1">
          <table:table-cell office:value-type="float" office:value="19.149999999999999" table:style-name="ce1">
            <text:p>19.15</text:p>
          </table:table-cell>
          <table:table-cell office:value-type="float" office:value="-2.8385000000000001E-2" table:style-name="ce1">
            <text:p>-0.028385</text:p>
          </table:table-cell>
          <table:table-cell office:value-type="float" office:value="-1.4940999999999999E-2" table:style-name="ce1">
            <text:p>-0.014941</text:p>
          </table:table-cell>
          <table:table-cell office:value-type="float" office:value="-1.5099E-2" table:style-name="ce1">
            <text:p>-0.015099</text:p>
          </table:table-cell>
          <table:table-cell office:value-type="float" office:value="-8.1865999999999994E-2" table:style-name="ce1">
            <text:p>-0.081866</text:p>
          </table:table-cell>
          <table:table-cell office:value-type="float" office:value="8.2999999999999998E-5" table:style-name="ce1">
            <text:p>0.000083</text:p>
          </table:table-cell>
          <table:table-cell office:value-type="float" office:value="-8.1861000000000003E-2" table:style-name="ce1">
            <text:p>-0.081861</text:p>
          </table:table-cell>
          <table:table-cell office:value-type="float" office:value="-1.06E-4" table:style-name="ce1">
            <text:p>-0.000106</text:p>
          </table:table-cell>
          <table:table-cell table:style-name="ce1"/>
          <table:table-cell office:value-type="float" office:value="7.7000400000000004" table:style-name="ce1">
            <text:p>7.70004</text:p>
          </table:table-cell>
          <table:table-cell office:value-type="float" office:value="0.26862799999999998" table:style-name="ce1">
            <text:p>0.268628</text:p>
          </table:table-cell>
          <table:table-cell office:value-type="float" office:value="3.8999999999955737E-5" table:formula="of:=[.K403]-[.$K$18]" table:style-name="ce1">
            <text:p>3.9E-05</text:p>
          </table:table-cell>
          <table:table-cell office:value-type="float" office:value="-2.8196800000000001E-2" table:style-name="ce1">
            <text:p>-0.0281968</text:p>
          </table:table-cell>
          <table:table-cell office:value-type="float" office:value="6.4547800000000002E-3" table:style-name="ce1">
            <text:p>0.00645478</text:p>
          </table:table-cell>
          <table:table-cell table:number-columns-repeated="16370"/>
        </table:table-row>
        <table:table-row table:style-name="ro1">
          <table:table-cell office:value-type="float" office:value="19.2" table:style-name="ce1">
            <text:p>19.2</text:p>
          </table:table-cell>
          <table:table-cell office:value-type="float" office:value="-2.5042999999999999E-2" table:style-name="ce1">
            <text:p>-0.025043</text:p>
          </table:table-cell>
          <table:table-cell office:value-type="float" office:value="-1.5276E-2" table:style-name="ce1">
            <text:p>-0.015276</text:p>
          </table:table-cell>
          <table:table-cell office:value-type="float" office:value="-1.5553000000000001E-2" table:style-name="ce1">
            <text:p>-0.015553</text:p>
          </table:table-cell>
          <table:table-cell office:value-type="float" office:value="-7.8441999999999998E-2" table:style-name="ce1">
            <text:p>-0.078442</text:p>
          </table:table-cell>
          <table:table-cell office:value-type="float" office:value="8.6230000000000005E-3" table:style-name="ce1">
            <text:p>0.008623</text:p>
          </table:table-cell>
          <table:table-cell office:value-type="float" office:value="-7.8508999999999995E-2" table:style-name="ce1">
            <text:p>-0.078509</text:p>
          </table:table-cell>
          <table:table-cell office:value-type="float" office:value="8.6680000000000004E-3" table:style-name="ce1">
            <text:p>0.008668</text:p>
          </table:table-cell>
          <table:table-cell table:style-name="ce1"/>
          <table:table-cell office:value-type="float" office:value="7.72" table:style-name="ce1">
            <text:p>7.72</text:p>
          </table:table-cell>
          <table:table-cell office:value-type="float" office:value="0.26930700000000002" table:style-name="ce1">
            <text:p>0.269307</text:p>
          </table:table-cell>
          <table:table-cell office:value-type="float" office:value="7.1799999999999642E-4" table:formula="of:=[.K404]-[.$K$18]" table:style-name="ce1">
            <text:p>0.000718</text:p>
          </table:table-cell>
          <table:table-cell office:value-type="float" office:value="-2.4013900000000001E-2" table:style-name="ce1">
            <text:p>-0.0240139</text:p>
          </table:table-cell>
          <table:table-cell office:value-type="float" office:value="7.8148699999999998E-3" table:style-name="ce1">
            <text:p>0.00781487</text:p>
          </table:table-cell>
          <table:table-cell table:number-columns-repeated="16370"/>
        </table:table-row>
        <table:table-row table:style-name="ro1">
          <table:table-cell office:value-type="float" office:value="19.25" table:style-name="ce1">
            <text:p>19.25</text:p>
          </table:table-cell>
          <table:table-cell office:value-type="float" office:value="-1.9845000000000002E-2" table:style-name="ce1">
            <text:p>-0.019845</text:p>
          </table:table-cell>
          <table:table-cell office:value-type="float" office:value="-1.4827E-2" table:style-name="ce1">
            <text:p>-0.014827</text:p>
          </table:table-cell>
          <table:table-cell office:value-type="float" office:value="-1.5138E-2" table:style-name="ce1">
            <text:p>-0.015138</text:p>
          </table:table-cell>
          <table:table-cell office:value-type="float" office:value="-6.9220000000000004E-2" table:style-name="ce1">
            <text:p>-0.06922</text:p>
          </table:table-cell>
          <table:table-cell office:value-type="float" office:value="1.8572999999999999E-2" table:style-name="ce1">
            <text:p>0.018573</text:p>
          </table:table-cell>
          <table:table-cell office:value-type="float" office:value="-6.9159999999999999E-2" table:style-name="ce1">
            <text:p>-0.06916</text:p>
          </table:table-cell>
          <table:table-cell office:value-type="float" office:value="1.8866999999999998E-2" table:style-name="ce1">
            <text:p>0.018867</text:p>
          </table:table-cell>
          <table:table-cell table:style-name="ce1"/>
          <table:table-cell office:value-type="float" office:value="7.74003" table:style-name="ce1">
            <text:p>7.74003</text:p>
          </table:table-cell>
          <table:table-cell office:value-type="float" office:value="0.27011099999999999" table:style-name="ce1">
            <text:p>0.270111</text:p>
          </table:table-cell>
          <table:table-cell office:value-type="float" office:value="1.5219999999999678E-3" table:formula="of:=[.K405]-[.$K$18]" table:style-name="ce1">
            <text:p>0.001522</text:p>
          </table:table-cell>
          <table:table-cell office:value-type="float" office:value="-2.1822000000000001E-2" table:style-name="ce1">
            <text:p>-0.021822</text:p>
          </table:table-cell>
          <table:table-cell office:value-type="float" office:value="1.1072500000000001E-2" table:style-name="ce1">
            <text:p>0.0110725</text:p>
          </table:table-cell>
          <table:table-cell table:number-columns-repeated="16370"/>
        </table:table-row>
        <table:table-row table:style-name="ro1">
          <table:table-cell office:value-type="float" office:value="19.3" table:style-name="ce1">
            <text:p>19.3</text:p>
          </table:table-cell>
          <table:table-cell office:value-type="float" office:value="-1.2881E-2" table:style-name="ce1">
            <text:p>-0.012881</text:p>
          </table:table-cell>
          <table:table-cell office:value-type="float" office:value="-1.3155E-2" table:style-name="ce1">
            <text:p>-0.013155</text:p>
          </table:table-cell>
          <table:table-cell office:value-type="float" office:value="-1.3344E-2" table:style-name="ce1">
            <text:p>-0.013344</text:p>
          </table:table-cell>
          <table:table-cell office:value-type="float" office:value="-5.3560000000000003E-2" table:style-name="ce1">
            <text:p>-0.05356</text:p>
          </table:table-cell>
          <table:table-cell office:value-type="float" office:value="2.9444000000000001E-2" table:style-name="ce1">
            <text:p>0.029444</text:p>
          </table:table-cell>
          <table:table-cell office:value-type="float" office:value="-5.3206000000000003E-2" table:style-name="ce1">
            <text:p>-0.053206</text:p>
          </table:table-cell>
          <table:table-cell office:value-type="float" office:value="2.9884999999999998E-2" table:style-name="ce1">
            <text:p>0.029885</text:p>
          </table:table-cell>
          <table:table-cell table:style-name="ce1"/>
          <table:table-cell office:value-type="float" office:value="7.7600300000000004" table:style-name="ce1">
            <text:p>7.76003</text:p>
          </table:table-cell>
          <table:table-cell office:value-type="float" office:value="0.27105200000000002" table:style-name="ce1">
            <text:p>0.271052</text:p>
          </table:table-cell>
          <table:table-cell office:value-type="float" office:value="2.462999999999993E-3" table:formula="of:=[.K406]-[.$K$18]" table:style-name="ce1">
            <text:p>0.002463</text:p>
          </table:table-cell>
          <table:table-cell office:value-type="float" office:value="-1.7179099999999999E-2" table:style-name="ce1">
            <text:p>-0.0171791</text:p>
          </table:table-cell>
          <table:table-cell office:value-type="float" office:value="1.2250799999999999E-2" table:style-name="ce1">
            <text:p>0.0122508</text:p>
          </table:table-cell>
          <table:table-cell table:number-columns-repeated="16370"/>
        </table:table-row>
        <table:table-row table:style-name="ro1">
          <table:table-cell office:value-type="float" office:value="19.350000000000001" table:style-name="ce1">
            <text:p>19.35</text:p>
          </table:table-cell>
          <table:table-cell office:value-type="float" office:value="-4.326E-3" table:style-name="ce1">
            <text:p>-0.004326</text:p>
          </table:table-cell>
          <table:table-cell office:value-type="float" office:value="-9.8759999999999994E-3" table:style-name="ce1">
            <text:p>-0.009876</text:p>
          </table:table-cell>
          <table:table-cell office:value-type="float" office:value="-9.783E-3" table:style-name="ce1">
            <text:p>-0.009783</text:p>
          </table:table-cell>
          <table:table-cell office:value-type="float" office:value="-3.1303999999999998E-2" table:style-name="ce1">
            <text:p>-0.031304</text:p>
          </table:table-cell>
          <table:table-cell office:value-type="float" office:value="4.0214E-2" table:style-name="ce1">
            <text:p>0.040214</text:p>
          </table:table-cell>
          <table:table-cell office:value-type="float" office:value="-3.0603000000000002E-2" table:style-name="ce1">
            <text:p>-0.030603</text:p>
          </table:table-cell>
          <table:table-cell office:value-type="float" office:value="4.0608999999999999E-2" table:style-name="ce1">
            <text:p>0.040609</text:p>
          </table:table-cell>
          <table:table-cell table:style-name="ce1"/>
          <table:table-cell office:value-type="float" office:value="7.7800099999999999" table:style-name="ce1">
            <text:p>7.78001</text:p>
          </table:table-cell>
          <table:table-cell office:value-type="float" office:value="0.27212599999999998" table:style-name="ce1">
            <text:p>0.272126</text:p>
          </table:table-cell>
          <table:table-cell office:value-type="float" office:value="3.5369999999999568E-3" table:formula="of:=[.K407]-[.$K$18]" table:style-name="ce1">
            <text:p>0.003537</text:p>
          </table:table-cell>
          <table:table-cell office:value-type="float" office:value="-1.05939E-2" table:style-name="ce1">
            <text:p>-0.0105939</text:p>
          </table:table-cell>
          <table:table-cell office:value-type="float" office:value="1.5777099999999999E-2" table:style-name="ce1">
            <text:p>0.0157771</text:p>
          </table:table-cell>
          <table:table-cell table:number-columns-repeated="16370"/>
        </table:table-row>
        <table:table-row table:style-name="ro1">
          <table:table-cell office:value-type="float" office:value="19.399999999999999" table:style-name="ce1">
            <text:p>19.4</text:p>
          </table:table-cell>
          <table:table-cell office:value-type="float" office:value="5.548E-3" table:style-name="ce1">
            <text:p>0.005548</text:p>
          </table:table-cell>
          <table:table-cell office:value-type="float" office:value="-4.8050000000000002E-3" table:style-name="ce1">
            <text:p>-0.004805</text:p>
          </table:table-cell>
          <table:table-cell office:value-type="float" office:value="-4.3750000000000004E-3" table:style-name="ce1">
            <text:p>-0.004375</text:p>
          </table:table-cell>
          <table:table-cell office:value-type="float" office:value="-3.0660000000000001E-3" table:style-name="ce1">
            <text:p>-0.003066</text:p>
          </table:table-cell>
          <table:table-cell office:value-type="float" office:value="4.9396000000000002E-2" table:style-name="ce1">
            <text:p>0.049396</text:p>
          </table:table-cell>
          <table:table-cell office:value-type="float" office:value="-2.124E-3" table:style-name="ce1">
            <text:p>-0.002124</text:p>
          </table:table-cell>
          <table:table-cell office:value-type="float" office:value="4.9533000000000001E-2" table:style-name="ce1">
            <text:p>0.049533</text:p>
          </table:table-cell>
          <table:table-cell table:style-name="ce1"/>
          <table:table-cell office:value-type="float" office:value="7.8000499999999997" table:style-name="ce1">
            <text:p>7.80005</text:p>
          </table:table-cell>
          <table:table-cell office:value-type="float" office:value="0.27331699999999998" table:style-name="ce1">
            <text:p>0.273317</text:p>
          </table:table-cell>
          <table:table-cell office:value-type="float" office:value="4.7279999999999545E-3" table:formula="of:=[.K408]-[.$K$18]" table:style-name="ce1">
            <text:p>0.004728</text:p>
          </table:table-cell>
          <table:table-cell office:value-type="float" office:value="-5.2535999999999998E-3" table:style-name="ce1">
            <text:p>-0.0052536</text:p>
          </table:table-cell>
          <table:table-cell office:value-type="float" office:value="1.69944E-2" table:style-name="ce1">
            <text:p>0.0169944</text:p>
          </table:table-cell>
          <table:table-cell table:number-columns-repeated="16370"/>
        </table:table-row>
        <table:table-row table:style-name="ro1">
          <table:table-cell office:value-type="float" office:value="19.45" table:style-name="ce1">
            <text:p>19.45</text:p>
          </table:table-cell>
          <table:table-cell office:value-type="float" office:value="1.6334000000000001E-2" table:style-name="ce1">
            <text:p>0.016334</text:p>
          </table:table-cell>
          <table:table-cell office:value-type="float" office:value="1.9289999999999999E-3" table:style-name="ce1">
            <text:p>0.001929</text:p>
          </table:table-cell>
          <table:table-cell office:value-type="float" office:value="2.581E-3" table:style-name="ce1">
            <text:p>0.002581</text:p>
          </table:table-cell>
          <table:table-cell office:value-type="float" office:value="2.9559999999999999E-2" table:style-name="ce1">
            <text:p>0.02956</text:p>
          </table:table-cell>
          <table:table-cell office:value-type="float" office:value="5.525E-2" table:style-name="ce1">
            <text:p>0.05525</text:p>
          </table:table-cell>
          <table:table-cell office:value-type="float" office:value="3.0487E-2" table:style-name="ce1">
            <text:p>0.030487</text:p>
          </table:table-cell>
          <table:table-cell office:value-type="float" office:value="5.4975000000000003E-2" table:style-name="ce1">
            <text:p>0.054975</text:p>
          </table:table-cell>
          <table:table-cell table:style-name="ce1"/>
          <table:table-cell office:value-type="float" office:value="7.8200200000000004" table:style-name="ce1">
            <text:p>7.82002</text:p>
          </table:table-cell>
          <table:table-cell office:value-type="float" office:value="0.27465000000000001" table:style-name="ce1">
            <text:p>0.27465</text:p>
          </table:table-cell>
          <table:table-cell office:value-type="float" office:value="6.0609999999999831E-3" table:formula="of:=[.K409]-[.$K$18]" table:style-name="ce1">
            <text:p>0.006061</text:p>
          </table:table-cell>
          <table:table-cell office:value-type="float" office:value="1.3994400000000001E-3" table:style-name="ce1">
            <text:p>0.00139944</text:p>
          </table:table-cell>
          <table:table-cell office:value-type="float" office:value="1.9248899999999999E-2" table:style-name="ce1">
            <text:p>0.0192489</text:p>
          </table:table-cell>
          <table:table-cell table:number-columns-repeated="16370"/>
        </table:table-row>
        <table:table-row table:style-name="ro1">
          <table:table-cell office:value-type="float" office:value="19.5" table:style-name="ce1">
            <text:p>19.5</text:p>
          </table:table-cell>
          <table:table-cell office:value-type="float" office:value="2.7456999999999999E-2" table:style-name="ce1">
            <text:p>0.027457</text:p>
          </table:table-cell>
          <table:table-cell office:value-type="float" office:value="9.8300000000000002E-3" table:style-name="ce1">
            <text:p>0.00983</text:p>
          </table:table-cell>
          <table:table-cell office:value-type="float" office:value="1.0455000000000001E-2" table:style-name="ce1">
            <text:p>0.010455</text:p>
          </table:table-cell>
          <table:table-cell office:value-type="float" office:value="6.3950000000000007E-2" table:style-name="ce1">
            <text:p>0.06395</text:p>
          </table:table-cell>
          <table:table-cell office:value-type="float" office:value="5.6094999999999999E-2" table:style-name="ce1">
            <text:p>0.056095</text:p>
          </table:table-cell>
          <table:table-cell office:value-type="float" office:value="6.4531000000000005E-2" table:style-name="ce1">
            <text:p>0.064531</text:p>
          </table:table-cell>
          <table:table-cell office:value-type="float" office:value="5.5382000000000001E-2" table:style-name="ce1">
            <text:p>0.055382</text:p>
          </table:table-cell>
          <table:table-cell table:style-name="ce1"/>
          <table:table-cell office:value-type="float" office:value="7.8400400000000001" table:style-name="ce1">
            <text:p>7.84004</text:p>
          </table:table-cell>
          <table:table-cell office:value-type="float" office:value="0.276061" table:style-name="ce1">
            <text:p>0.276061</text:p>
          </table:table-cell>
          <table:table-cell office:value-type="float" office:value="7.4719999999999787E-3" table:formula="of:=[.K410]-[.$K$18]" table:style-name="ce1">
            <text:p>0.007472</text:p>
          </table:table-cell>
          <table:table-cell office:value-type="float" office:value="7.8144800000000004E-3" table:style-name="ce1">
            <text:p>0.00781448</text:p>
          </table:table-cell>
          <table:table-cell office:value-type="float" office:value="2.04429E-2" table:style-name="ce1">
            <text:p>0.0204429</text:p>
          </table:table-cell>
          <table:table-cell table:number-columns-repeated="16370"/>
        </table:table-row>
        <table:table-row table:style-name="ro1">
          <table:table-cell office:value-type="float" office:value="19.55" table:style-name="ce1">
            <text:p>19.55</text:p>
          </table:table-cell>
          <table:table-cell office:value-type="float" office:value="3.8157000000000003E-2" table:style-name="ce1">
            <text:p>0.038157</text:p>
          </table:table-cell>
          <table:table-cell office:value-type="float" office:value="1.8062999999999999E-2" table:style-name="ce1">
            <text:p>0.018063</text:p>
          </table:table-cell>
          <table:table-cell office:value-type="float" office:value="1.8391999999999999E-2" table:style-name="ce1">
            <text:p>0.018392</text:p>
          </table:table-cell>
          <table:table-cell office:value-type="float" office:value="9.6615999999999994E-2" table:style-name="ce1">
            <text:p>0.096616</text:p>
          </table:table-cell>
          <table:table-cell office:value-type="float" office:value="5.0674999999999998E-2" table:style-name="ce1">
            <text:p>0.050675</text:p>
          </table:table-cell>
          <table:table-cell office:value-type="float" office:value="9.6551999999999999E-2" table:style-name="ce1">
            <text:p>0.096552</text:p>
          </table:table-cell>
          <table:table-cell office:value-type="float" office:value="4.9654999999999998E-2" table:style-name="ce1">
            <text:p>0.049655</text:p>
          </table:table-cell>
          <table:table-cell table:style-name="ce1"/>
          <table:table-cell office:value-type="float" office:value="7.8600300000000001" table:style-name="ce1">
            <text:p>7.86003</text:p>
          </table:table-cell>
          <table:table-cell office:value-type="float" office:value="0.27758100000000002" table:style-name="ce1">
            <text:p>0.277581</text:p>
          </table:table-cell>
          <table:table-cell office:value-type="float" office:value="8.992E-3" table:formula="of:=[.K411]-[.$K$18]" table:style-name="ce1">
            <text:p>0.008992</text:p>
          </table:table-cell>
          <table:table-cell office:value-type="float" office:value="1.37964E-2" table:style-name="ce1">
            <text:p>0.0137964</text:p>
          </table:table-cell>
          <table:table-cell office:value-type="float" office:value="2.0533800000000001E-2" table:style-name="ce1">
            <text:p>0.0205338</text:p>
          </table:table-cell>
          <table:table-cell table:number-columns-repeated="16370"/>
        </table:table-row>
        <table:table-row table:style-name="ro1">
          <table:table-cell office:value-type="float" office:value="19.600000000000001" table:style-name="ce1">
            <text:p>19.6</text:p>
          </table:table-cell>
          <table:table-cell office:value-type="float" office:value="4.7511999999999999E-2" table:style-name="ce1">
            <text:p>0.047512</text:p>
          </table:table-cell>
          <table:table-cell office:value-type="float" office:value="2.5551999999999998E-2" table:style-name="ce1">
            <text:p>0.025552</text:p>
          </table:table-cell>
          <table:table-cell office:value-type="float" office:value="2.5420999999999999E-2" table:style-name="ce1">
            <text:p>0.025421</text:p>
          </table:table-cell>
          <table:table-cell office:value-type="float" office:value="0.123566" table:style-name="ce1">
            <text:p>0.123566</text:p>
          </table:table-cell>
          <table:table-cell office:value-type="float" office:value="3.8481000000000001E-2" table:style-name="ce1">
            <text:p>0.038481</text:p>
          </table:table-cell>
          <table:table-cell office:value-type="float" office:value="0.122707" table:style-name="ce1">
            <text:p>0.122707</text:p>
          </table:table-cell>
          <table:table-cell office:value-type="float" office:value="3.7415999999999998E-2" table:style-name="ce1">
            <text:p>0.037416</text:p>
          </table:table-cell>
          <table:table-cell table:style-name="ce1"/>
          <table:table-cell office:value-type="float" office:value="7.8800499999999998" table:style-name="ce1">
            <text:p>7.88005</text:p>
          </table:table-cell>
          <table:table-cell office:value-type="float" office:value="0.27914099999999997" table:style-name="ce1">
            <text:p>0.279141</text:p>
          </table:table-cell>
          <table:table-cell office:value-type="float" office:value="1.055199999999995E-2" table:formula="of:=[.K412]-[.$K$18]" table:style-name="ce1">
            <text:p>0.010552</text:p>
          </table:table-cell>
          <table:table-cell office:value-type="float" office:value="1.9352299999999999E-2" table:style-name="ce1">
            <text:p>0.0193523</text:p>
          </table:table-cell>
          <table:table-cell office:value-type="float" office:value="2.1580599999999998E-2" table:style-name="ce1">
            <text:p>0.0215806</text:p>
          </table:table-cell>
          <table:table-cell table:number-columns-repeated="16370"/>
        </table:table-row>
        <table:table-row table:style-name="ro1">
          <table:table-cell office:value-type="float" office:value="19.649999999999999" table:style-name="ce1">
            <text:p>19.65</text:p>
          </table:table-cell>
          <table:table-cell office:value-type="float" office:value="5.4510000000000003E-2" table:style-name="ce1">
            <text:p>0.05451</text:p>
          </table:table-cell>
          <table:table-cell office:value-type="float" office:value="3.1144999999999999E-2" table:style-name="ce1">
            <text:p>0.031145</text:p>
          </table:table-cell>
          <table:table-cell office:value-type="float" office:value="3.0553E-2" table:style-name="ce1">
            <text:p>0.030553</text:p>
          </table:table-cell>
          <table:table-cell office:value-type="float" office:value="0.14083699999999999" table:style-name="ce1">
            <text:p>0.140837</text:p>
          </table:table-cell>
          <table:table-cell office:value-type="float" office:value="1.9977999999999999E-2" table:style-name="ce1">
            <text:p>0.019978</text:p>
          </table:table-cell>
          <table:table-cell office:value-type="float" office:value="0.13925699999999999" table:style-name="ce1">
            <text:p>0.139257</text:p>
          </table:table-cell>
          <table:table-cell office:value-type="float" office:value="1.9182999999999999E-2" table:style-name="ce1">
            <text:p>0.019183</text:p>
          </table:table-cell>
          <table:table-cell table:style-name="ce1"/>
          <table:table-cell office:value-type="float" office:value="7.9000500000000002" table:style-name="ce1">
            <text:p>7.90005</text:p>
          </table:table-cell>
          <table:table-cell office:value-type="float" office:value="0.28071600000000002" table:style-name="ce1">
            <text:p>0.280716</text:p>
          </table:table-cell>
          <table:table-cell office:value-type="float" office:value="1.2126999999999999E-2" table:formula="of:=[.K413]-[.$K$18]" table:style-name="ce1">
            <text:p>0.012127</text:p>
          </table:table-cell>
          <table:table-cell office:value-type="float" office:value="2.4760299999999999E-2" table:style-name="ce1">
            <text:p>0.0247603</text:p>
          </table:table-cell>
          <table:table-cell office:value-type="float" office:value="1.8535099999999999E-2" table:style-name="ce1">
            <text:p>0.0185351</text:p>
          </table:table-cell>
          <table:table-cell table:number-columns-repeated="16370"/>
        </table:table-row>
        <table:table-row table:style-name="ro1">
          <table:table-cell office:value-type="float" office:value="19.7" table:style-name="ce1">
            <text:p>19.7</text:p>
          </table:table-cell>
          <table:table-cell office:value-type="float" office:value="5.8177E-2" table:style-name="ce1">
            <text:p>0.058177</text:p>
          </table:table-cell>
          <table:table-cell office:value-type="float" office:value="3.3804000000000001E-2" table:style-name="ce1">
            <text:p>0.033804</text:p>
          </table:table-cell>
          <table:table-cell office:value-type="float" office:value="3.2897999999999997E-2" table:style-name="ce1">
            <text:p>0.032898</text:p>
          </table:table-cell>
          <table:table-cell office:value-type="float" office:value="0.14510100000000001" table:style-name="ce1">
            <text:p>0.145101</text:p>
          </table:table-cell>
          <table:table-cell office:value-type="float" office:value="-3.3349999999999999E-3" table:style-name="ce1">
            <text:p>-0.003335</text:p>
          </table:table-cell>
          <table:table-cell office:value-type="float" office:value="0.14310300000000001" table:style-name="ce1">
            <text:p>0.143103</text:p>
          </table:table-cell>
          <table:table-cell office:value-type="float" office:value="-3.5869999999999999E-3" table:style-name="ce1">
            <text:p>-0.003587</text:p>
          </table:table-cell>
          <table:table-cell table:style-name="ce1"/>
          <table:table-cell office:value-type="float" office:value="7.9200299999999997" table:style-name="ce1">
            <text:p>7.92003</text:p>
          </table:table-cell>
          <table:table-cell office:value-type="float" office:value="0.282111" table:style-name="ce1">
            <text:p>0.282111</text:p>
          </table:table-cell>
          <table:table-cell office:value-type="float" office:value="1.3521999999999978E-2" table:formula="of:=[.K414]-[.$K$18]" table:style-name="ce1">
            <text:p>0.013522</text:p>
          </table:table-cell>
          <table:table-cell office:value-type="float" office:value="2.9175199999999998E-2" table:style-name="ce1">
            <text:p>0.0291752</text:p>
          </table:table-cell>
          <table:table-cell office:value-type="float" office:value="1.8124100000000001E-2" table:style-name="ce1">
            <text:p>0.0181241</text:p>
          </table:table-cell>
          <table:table-cell table:number-columns-repeated="16370"/>
        </table:table-row>
        <table:table-row table:style-name="ro1">
          <table:table-cell office:value-type="float" office:value="19.75" table:style-name="ce1">
            <text:p>19.75</text:p>
          </table:table-cell>
          <table:table-cell office:value-type="float" office:value="5.7715000000000002E-2" table:style-name="ce1">
            <text:p>0.057715</text:p>
          </table:table-cell>
          <table:table-cell office:value-type="float" office:value="3.2791000000000001E-2" table:style-name="ce1">
            <text:p>0.032791</text:p>
          </table:table-cell>
          <table:table-cell office:value-type="float" office:value="3.1816999999999998E-2" table:style-name="ce1">
            <text:p>0.031817</text:p>
          </table:table-cell>
          <table:table-cell office:value-type="float" office:value="0.13425599999999999" table:style-name="ce1">
            <text:p>0.134256</text:p>
          </table:table-cell>
          <table:table-cell office:value-type="float" office:value="-2.9031000000000001E-2" table:style-name="ce1">
            <text:p>-0.029031</text:p>
          </table:table-cell>
          <table:table-cell office:value-type="float" office:value="0.132302" table:style-name="ce1">
            <text:p>0.132302</text:p>
          </table:table-cell>
          <table:table-cell office:value-type="float" office:value="-2.861E-2" table:style-name="ce1">
            <text:p>-0.02861</text:p>
          </table:table-cell>
          <table:table-cell table:style-name="ce1"/>
          <table:table-cell office:value-type="float" office:value="7.9400300000000001" table:style-name="ce1">
            <text:p>7.94003</text:p>
          </table:table-cell>
          <table:table-cell office:value-type="float" office:value="0.28318399999999999" table:style-name="ce1">
            <text:p>0.283184</text:p>
          </table:table-cell>
          <table:table-cell office:value-type="float" office:value="1.4594999999999969E-2" table:formula="of:=[.K415]-[.$K$18]" table:style-name="ce1">
            <text:p>0.014595</text:p>
          </table:table-cell>
          <table:table-cell office:value-type="float" office:value="3.2883500000000003E-2" table:style-name="ce1">
            <text:p>0.0328835</text:p>
          </table:table-cell>
          <table:table-cell office:value-type="float" office:value="1.2933999999999999E-2" table:style-name="ce1">
            <text:p>0.012934</text:p>
          </table:table-cell>
          <table:table-cell table:number-columns-repeated="16370"/>
        </table:table-row>
        <table:table-row table:style-name="ro1">
          <table:table-cell office:value-type="float" office:value="19.8" table:style-name="ce1">
            <text:p>19.8</text:p>
          </table:table-cell>
          <table:table-cell office:value-type="float" office:value="5.2660999999999999E-2" table:style-name="ce1">
            <text:p>0.052661</text:p>
          </table:table-cell>
          <table:table-cell office:value-type="float" office:value="2.7810999999999999E-2" table:style-name="ce1">
            <text:p>0.027811</text:p>
          </table:table-cell>
          <table:table-cell office:value-type="float" office:value="2.7049E-2" table:style-name="ce1">
            <text:p>0.027049</text:p>
          </table:table-cell>
          <table:table-cell office:value-type="float" office:value="0.107888" table:style-name="ce1">
            <text:p>0.107888</text:p>
          </table:table-cell>
          <table:table-cell office:value-type="float" office:value="-5.4043000000000001E-2" table:style-name="ce1">
            <text:p>-0.054043</text:p>
          </table:table-cell>
          <table:table-cell office:value-type="float" office:value="0.106472" table:style-name="ce1">
            <text:p>0.106472</text:p>
          </table:table-cell>
          <table:table-cell office:value-type="float" office:value="-5.3008E-2" table:style-name="ce1">
            <text:p>-0.053008</text:p>
          </table:table-cell>
          <table:table-cell table:style-name="ce1"/>
          <table:table-cell office:value-type="float" office:value="7.9600099999999996" table:style-name="ce1">
            <text:p>7.96001</text:p>
          </table:table-cell>
          <table:table-cell office:value-type="float" office:value="0.28415499999999999" table:style-name="ce1">
            <text:p>0.284155</text:p>
          </table:table-cell>
          <table:table-cell office:value-type="float" office:value="1.5565999999999969E-2" table:formula="of:=[.K416]-[.$K$18]" table:style-name="ce1">
            <text:p>0.015566</text:p>
          </table:table-cell>
          <table:table-cell office:value-type="float" office:value="3.60679E-2" table:style-name="ce1">
            <text:p>0.0360679</text:p>
          </table:table-cell>
          <table:table-cell office:value-type="float" office:value="8.3575200000000002E-3" table:style-name="ce1">
            <text:p>0.00835752</text:p>
          </table:table-cell>
          <table:table-cell table:number-columns-repeated="16370"/>
        </table:table-row>
        <table:table-row table:style-name="ro1">
          <table:table-cell office:value-type="float" office:value="19.850000000000001" table:style-name="ce1">
            <text:p>19.85</text:p>
          </table:table-cell>
          <table:table-cell office:value-type="float" office:value="4.2994999999999998E-2" table:style-name="ce1">
            <text:p>0.042995</text:p>
          </table:table-cell>
          <table:table-cell office:value-type="float" office:value="1.9096999999999999E-2" table:style-name="ce1">
            <text:p>0.019097</text:p>
          </table:table-cell>
          <table:table-cell office:value-type="float" office:value="1.8787999999999999E-2" table:style-name="ce1">
            <text:p>0.018788</text:p>
          </table:table-cell>
          <table:table-cell office:value-type="float" office:value="6.7519999999999997E-2" table:style-name="ce1">
            <text:p>0.06752</text:p>
          </table:table-cell>
          <table:table-cell office:value-type="float" office:value="-7.5074000000000002E-2" table:style-name="ce1">
            <text:p>-0.075074</text:p>
          </table:table-cell>
          <table:table-cell office:value-type="float" office:value="6.7020999999999997E-2" table:style-name="ce1">
            <text:p>0.067021</text:p>
          </table:table-cell>
          <table:table-cell office:value-type="float" office:value="-7.3665999999999995E-2" table:style-name="ce1">
            <text:p>-0.073666</text:p>
          </table:table-cell>
          <table:table-cell table:style-name="ce1"/>
          <table:table-cell office:value-type="float" office:value="7.9800399999999998" table:style-name="ce1">
            <text:p>7.98004</text:p>
          </table:table-cell>
          <table:table-cell office:value-type="float" office:value="0.28512500000000002" table:style-name="ce1">
            <text:p>0.285125</text:p>
          </table:table-cell>
          <table:table-cell office:value-type="float" office:value="1.6535999999999995E-2" table:formula="of:=[.K417]-[.$K$18]" table:style-name="ce1">
            <text:p>0.016536</text:p>
          </table:table-cell>
          <table:table-cell office:value-type="float" office:value="3.8314099999999997E-2" table:style-name="ce1">
            <text:p>0.0383141</text:p>
          </table:table-cell>
          <table:table-cell office:value-type="float" office:value="3.6733999999999998E-3" table:style-name="ce1">
            <text:p>0.0036734</text:p>
          </table:table-cell>
          <table:table-cell table:number-columns-repeated="16370"/>
        </table:table-row>
        <table:table-row table:style-name="ro1">
          <table:table-cell office:value-type="float" office:value="19.899999999999999" table:style-name="ce1">
            <text:p>19.9</text:p>
          </table:table-cell>
          <table:table-cell office:value-type="float" office:value="2.9198999999999999E-2" table:style-name="ce1">
            <text:p>0.029199</text:p>
          </table:table-cell>
          <table:table-cell office:value-type="float" office:value="7.4110000000000001E-3" table:style-name="ce1">
            <text:p>0.007411</text:p>
          </table:table-cell>
          <table:table-cell office:value-type="float" office:value="7.6750000000000004E-3" table:style-name="ce1">
            <text:p>0.007675</text:p>
          </table:table-cell>
          <table:table-cell office:value-type="float" office:value="1.6594000000000001E-2" table:style-name="ce1">
            <text:p>0.016594</text:p>
          </table:table-cell>
          <table:table-cell office:value-type="float" office:value="-8.9077000000000003E-2" table:style-name="ce1">
            <text:p>-0.089077</text:p>
          </table:table-cell>
          <table:table-cell office:value-type="float" office:value="1.7163999999999999E-2" table:style-name="ce1">
            <text:p>0.017164</text:p>
          </table:table-cell>
          <table:table-cell office:value-type="float" office:value="-8.7645000000000001E-2" table:style-name="ce1">
            <text:p>-0.087645</text:p>
          </table:table-cell>
          <table:table-cell table:style-name="ce1"/>
          <table:table-cell office:value-type="float" office:value="8.0000199999999992" table:style-name="ce1">
            <text:p>8.00002</text:p>
          </table:table-cell>
          <table:table-cell office:value-type="float" office:value="0.28586600000000001" table:style-name="ce1">
            <text:p>0.285866</text:p>
          </table:table-cell>
          <table:table-cell office:value-type="float" office:value="1.7276999999999987E-2" table:formula="of:=[.K418]-[.$K$18]" table:style-name="ce1">
            <text:p>0.017277</text:p>
          </table:table-cell>
          <table:table-cell office:value-type="float" office:value="3.9471199999999998E-2" table:style-name="ce1">
            <text:p>0.0394712</text:p>
          </table:table-cell>
          <table:table-cell office:value-type="float" office:value="-3.4566800000000002E-3" table:style-name="ce1">
            <text:p>-0.00345668</text:p>
          </table:table-cell>
          <table:table-cell table:number-columns-repeated="16370"/>
        </table:table-row>
        <table:table-row table:style-name="ro1">
          <table:table-cell office:value-type="float" office:value="19.95" table:style-name="ce1">
            <text:p>19.95</text:p>
          </table:table-cell>
          <table:table-cell office:value-type="float" office:value="1.2237E-2" table:style-name="ce1">
            <text:p>0.012237</text:p>
          </table:table-cell>
          <table:table-cell office:value-type="float" office:value="-6.0270000000000002E-3" table:style-name="ce1">
            <text:p>-0.006027</text:p>
          </table:table-cell>
          <table:table-cell office:value-type="float" office:value="-5.2529999999999999E-3" table:style-name="ce1">
            <text:p>-0.005253</text:p>
          </table:table-cell>
          <table:table-cell office:value-type="float" office:value="-3.9835000000000002E-2" table:style-name="ce1">
            <text:p>-0.039835</text:p>
          </table:table-cell>
          <table:table-cell office:value-type="float" office:value="-9.3720999999999999E-2" table:style-name="ce1">
            <text:p>-0.093721</text:p>
          </table:table-cell>
          <table:table-cell office:value-type="float" office:value="-3.8315000000000002E-2" table:style-name="ce1">
            <text:p>-0.038315</text:p>
          </table:table-cell>
          <table:table-cell office:value-type="float" office:value="-9.2620999999999995E-2" table:style-name="ce1">
            <text:p>-0.092621</text:p>
          </table:table-cell>
          <table:table-cell table:style-name="ce1"/>
          <table:table-cell office:value-type="float" office:value="8.0200399999999998" table:style-name="ce1">
            <text:p>8.02004</text:p>
          </table:table-cell>
          <table:table-cell office:value-type="float" office:value="0.28606500000000001" table:style-name="ce1">
            <text:p>0.286065</text:p>
          </table:table-cell>
          <table:table-cell office:value-type="float" office:value="1.7475999999999992E-2" table:formula="of:=[.K419]-[.$K$18]" table:style-name="ce1">
            <text:p>0.017476</text:p>
          </table:table-cell>
          <table:table-cell office:value-type="float" office:value="3.9843000000000003E-2" table:style-name="ce1">
            <text:p>0.039843</text:p>
          </table:table-cell>
          <table:table-cell office:value-type="float" office:value="-7.7855800000000003E-3" table:style-name="ce1">
            <text:p>-0.00778558</text:p>
          </table:table-cell>
          <table:table-cell table:number-columns-repeated="1637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-6.5310000000000003E-3" table:style-name="ce1">
            <text:p>-0.006531</text:p>
          </table:table-cell>
          <table:table-cell office:value-type="float" office:value="-1.9687E-2" table:style-name="ce1">
            <text:p>-0.019687</text:p>
          </table:table-cell>
          <table:table-cell office:value-type="float" office:value="-1.8648999999999999E-2" table:style-name="ce1">
            <text:p>-0.018649</text:p>
          </table:table-cell>
          <table:table-cell office:value-type="float" office:value="-9.5652000000000001E-2" table:style-name="ce1">
            <text:p>-0.095652</text:p>
          </table:table-cell>
          <table:table-cell office:value-type="float" office:value="-8.7778999999999996E-2" table:style-name="ce1">
            <text:p>-0.087779</text:p>
          </table:table-cell>
          <table:table-cell office:value-type="float" office:value="-9.3535999999999994E-2" table:style-name="ce1">
            <text:p>-0.093536</text:p>
          </table:table-cell>
          <table:table-cell office:value-type="float" office:value="-8.7264999999999995E-2" table:style-name="ce1">
            <text:p>-0.087265</text:p>
          </table:table-cell>
          <table:table-cell table:style-name="ce1"/>
          <table:table-cell office:value-type="float" office:value="8.0400500000000008" table:style-name="ce1">
            <text:p>8.04005</text:p>
          </table:table-cell>
          <table:table-cell office:value-type="float" office:value="0.28581699999999999" table:style-name="ce1">
            <text:p>0.285817</text:p>
          </table:table-cell>
          <table:table-cell office:value-type="float" office:value="1.7227999999999966E-2" table:formula="of:=[.K420]-[.$K$18]" table:style-name="ce1">
            <text:p>0.017228</text:p>
          </table:table-cell>
          <table:table-cell office:value-type="float" office:value="4.0190999999999998E-2" table:style-name="ce1">
            <text:p>0.040191</text:p>
          </table:table-cell>
          <table:table-cell office:value-type="float" office:value="-1.3288400000000001E-2" table:style-name="ce1">
            <text:p>-0.0132884</text:p>
          </table:table-cell>
          <table:table-cell table:number-columns-repeated="16370"/>
        </table:table-row>
        <table:table-row table:style-name="ro1">
          <table:table-cell office:value-type="float" office:value="20.05" table:style-name="ce1">
            <text:p>20.05</text:p>
          </table:table-cell>
          <table:table-cell office:value-type="float" office:value="-2.5500999999999999E-2" table:style-name="ce1">
            <text:p>-0.0255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0600199999999997" table:style-name="ce1">
            <text:p>8.06002</text:p>
          </table:table-cell>
          <table:table-cell office:value-type="float" office:value="0.28518399999999999" table:style-name="ce1">
            <text:p>0.285184</text:p>
          </table:table-cell>
          <table:table-cell office:value-type="float" office:value="1.6594999999999971E-2" table:formula="of:=[.K421]-[.$K$18]" table:style-name="ce1">
            <text:p>0.016595</text:p>
          </table:table-cell>
          <table:table-cell office:value-type="float" office:value="3.9022000000000001E-2" table:style-name="ce1">
            <text:p>0.039022</text:p>
          </table:table-cell>
          <table:table-cell office:value-type="float" office:value="-1.6393899999999999E-2" table:style-name="ce1">
            <text:p>-0.0163939</text:p>
          </table:table-cell>
          <table:table-cell table:number-columns-repeated="16370"/>
        </table:table-row>
        <table:table-row table:style-name="ro1">
          <table:table-cell office:value-type="float" office:value="20.100000000000001" table:style-name="ce1">
            <text:p>20.1</text:p>
          </table:table-cell>
          <table:table-cell office:value-type="float" office:value="-4.3001999999999999E-2" table:style-name="ce1">
            <text:p>-0.043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0800199999999993" table:style-name="ce1">
            <text:p>8.08002</text:p>
          </table:table-cell>
          <table:table-cell office:value-type="float" office:value="0.28431000000000001" table:style-name="ce1">
            <text:p>0.28431</text:p>
          </table:table-cell>
          <table:table-cell office:value-type="float" office:value="1.5720999999999985E-2" table:formula="of:=[.K422]-[.$K$18]" table:style-name="ce1">
            <text:p>0.015721</text:p>
          </table:table-cell>
          <table:table-cell office:value-type="float" office:value="3.6956000000000003E-2" table:style-name="ce1">
            <text:p>0.036956</text:p>
          </table:table-cell>
          <table:table-cell office:value-type="float" office:value="-2.0875100000000001E-2" table:style-name="ce1">
            <text:p>-0.0208751</text:p>
          </table:table-cell>
          <table:table-cell table:number-columns-repeated="16370"/>
        </table:table-row>
        <table:table-row table:style-name="ro1">
          <table:table-cell office:value-type="float" office:value="20.149999999999999" table:style-name="ce1">
            <text:p>20.15</text:p>
          </table:table-cell>
          <table:table-cell office:value-type="float" office:value="-5.7480999999999997E-2" table:style-name="ce1">
            <text:p>-0.0574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1000499999999995" table:style-name="ce1">
            <text:p>8.10005</text:p>
          </table:table-cell>
          <table:table-cell office:value-type="float" office:value="0.283188" table:style-name="ce1">
            <text:p>0.283188</text:p>
          </table:table-cell>
          <table:table-cell office:value-type="float" office:value="1.4598999999999973E-2" table:formula="of:=[.K423]-[.$K$18]" table:style-name="ce1">
            <text:p>0.014599</text:p>
          </table:table-cell>
          <table:table-cell office:value-type="float" office:value="3.4577299999999998E-2" table:style-name="ce1">
            <text:p>0.0345773</text:p>
          </table:table-cell>
          <table:table-cell office:value-type="float" office:value="-2.2157199999999998E-2" table:style-name="ce1">
            <text:p>-0.0221572</text:p>
          </table:table-cell>
          <table:table-cell table:number-columns-repeated="16370"/>
        </table:table-row>
        <table:table-row table:style-name="ro1">
          <table:table-cell office:value-type="float" office:value="20.2" table:style-name="ce1">
            <text:p>20.2</text:p>
          </table:table-cell>
          <table:table-cell office:value-type="float" office:value="-6.7667000000000005E-2" table:style-name="ce1">
            <text:p>-0.0676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1200200000000002" table:style-name="ce1">
            <text:p>8.12002</text:p>
          </table:table-cell>
          <table:table-cell office:value-type="float" office:value="0.28175899999999998" table:style-name="ce1">
            <text:p>0.281759</text:p>
          </table:table-cell>
          <table:table-cell office:value-type="float" office:value="1.316999999999996E-2" table:formula="of:=[.K424]-[.$K$18]" table:style-name="ce1">
            <text:p>0.01317</text:p>
          </table:table-cell>
          <table:table-cell office:value-type="float" office:value="3.07243E-2" table:style-name="ce1">
            <text:p>0.0307243</text:p>
          </table:table-cell>
          <table:table-cell office:value-type="float" office:value="-2.4206100000000001E-2" table:style-name="ce1">
            <text:p>-0.0242061</text:p>
          </table:table-cell>
          <table:table-cell table:number-columns-repeated="16370"/>
        </table:table-row>
        <table:table-row table:style-name="ro1">
          <table:table-cell office:value-type="float" office:value="20.25" table:style-name="ce1">
            <text:p>20.25</text:p>
          </table:table-cell>
          <table:table-cell office:value-type="float" office:value="-7.2693999999999995E-2" table:style-name="ce1">
            <text:p>-0.072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1400100000000002" table:style-name="ce1">
            <text:p>8.14001</text:p>
          </table:table-cell>
          <table:table-cell office:value-type="float" office:value="0.28016400000000002" table:style-name="ce1">
            <text:p>0.280164</text:p>
          </table:table-cell>
          <table:table-cell office:value-type="float" office:value="1.1575000000000002E-2" table:formula="of:=[.K425]-[.$K$18]" table:style-name="ce1">
            <text:p>0.011575</text:p>
          </table:table-cell>
          <table:table-cell office:value-type="float" office:value="2.62305E-2" table:style-name="ce1">
            <text:p>0.0262305</text:p>
          </table:table-cell>
          <table:table-cell office:value-type="float" office:value="-2.5472999999999999E-2" table:style-name="ce1">
            <text:p>-0.025473</text:p>
          </table:table-cell>
          <table:table-cell table:number-columns-repeated="16370"/>
        </table:table-row>
        <table:table-row table:style-name="ro1">
          <table:table-cell office:value-type="float" office:value="20.3" table:style-name="ce1">
            <text:p>20.3</text:p>
          </table:table-cell>
          <table:table-cell office:value-type="float" office:value="-7.2167999999999996E-2" table:style-name="ce1">
            <text:p>-0.0721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16005" table:style-name="ce1">
            <text:p>8.16005</text:p>
          </table:table-cell>
          <table:table-cell office:value-type="float" office:value="0.27838600000000002" table:style-name="ce1">
            <text:p>0.278386</text:p>
          </table:table-cell>
          <table:table-cell office:value-type="float" office:value="9.7970000000000002E-3" table:formula="of:=[.K426]-[.$K$18]" table:style-name="ce1">
            <text:p>0.009797</text:p>
          </table:table-cell>
          <table:table-cell office:value-type="float" office:value="2.1096199999999999E-2" table:style-name="ce1">
            <text:p>0.0210962</text:p>
          </table:table-cell>
          <table:table-cell office:value-type="float" office:value="-2.3785500000000001E-2" table:style-name="ce1">
            <text:p>-0.0237855</text:p>
          </table:table-cell>
          <table:table-cell table:number-columns-repeated="16370"/>
        </table:table-row>
        <table:table-row table:style-name="ro1">
          <table:table-cell office:value-type="float" office:value="20.350000000000001" table:style-name="ce1">
            <text:p>20.35</text:p>
          </table:table-cell>
          <table:table-cell office:value-type="float" office:value="-6.6191E-2" table:style-name="ce1">
            <text:p>-0.0661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1800200000000007" table:style-name="ce1">
            <text:p>8.18002</text:p>
          </table:table-cell>
          <table:table-cell office:value-type="float" office:value="0.27646500000000002" table:style-name="ce1">
            <text:p>0.276465</text:p>
          </table:table-cell>
          <table:table-cell office:value-type="float" office:value="7.8759999999999941E-3" table:formula="of:=[.K427]-[.$K$18]" table:style-name="ce1">
            <text:p>0.007876</text:p>
          </table:table-cell>
          <table:table-cell office:value-type="float" office:value="1.61122E-2" table:style-name="ce1">
            <text:p>0.0161122</text:p>
          </table:table-cell>
          <table:table-cell office:value-type="float" office:value="-2.4490000000000001E-2" table:style-name="ce1">
            <text:p>-0.02449</text:p>
          </table:table-cell>
          <table:table-cell table:number-columns-repeated="16370"/>
        </table:table-row>
        <table:table-row table:style-name="ro1">
          <table:table-cell office:value-type="float" office:value="20.399999999999999" table:style-name="ce1">
            <text:p>20.4</text:p>
          </table:table-cell>
          <table:table-cell office:value-type="float" office:value="-5.5342000000000002E-2" table:style-name="ce1">
            <text:p>-0.0553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1999999999999993" table:style-name="ce1">
            <text:p>8.2</text:p>
          </table:table-cell>
          <table:table-cell office:value-type="float" office:value="0.27449899999999999" table:style-name="ce1">
            <text:p>0.274499</text:p>
          </table:table-cell>
          <table:table-cell office:value-type="float" office:value="5.9099999999999708E-3" table:formula="of:=[.K428]-[.$K$18]" table:style-name="ce1">
            <text:p>0.00591</text:p>
          </table:table-cell>
          <table:table-cell office:value-type="float" office:value="1.10948E-2" table:style-name="ce1">
            <text:p>0.0110948</text:p>
          </table:table-cell>
          <table:table-cell office:value-type="float" office:value="-2.1959300000000001E-2" table:style-name="ce1">
            <text:p>-0.0219593</text:p>
          </table:table-cell>
          <table:table-cell table:number-columns-repeated="16370"/>
        </table:table-row>
        <table:table-row table:style-name="ro1">
          <table:table-cell office:value-type="float" office:value="20.45" table:style-name="ce1">
            <text:p>20.45</text:p>
          </table:table-cell>
          <table:table-cell office:value-type="float" office:value="-4.0627000000000003E-2" table:style-name="ce1">
            <text:p>-0.0406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2200199999999999" table:style-name="ce1">
            <text:p>8.22002</text:p>
          </table:table-cell>
          <table:table-cell office:value-type="float" office:value="0.27265800000000001" table:style-name="ce1">
            <text:p>0.272658</text:p>
          </table:table-cell>
          <table:table-cell office:value-type="float" office:value="4.0689999999999893E-3" table:formula="of:=[.K429]-[.$K$18]" table:style-name="ce1">
            <text:p>0.004069</text:p>
          </table:table-cell>
          <table:table-cell office:value-type="float" office:value="6.4784999999999999E-3" table:style-name="ce1">
            <text:p>0.0064785</text:p>
          </table:table-cell>
          <table:table-cell office:value-type="float" office:value="-2.14617E-2" table:style-name="ce1">
            <text:p>-0.0214617</text:p>
          </table:table-cell>
          <table:table-cell table:number-columns-repeated="16370"/>
        </table:table-row>
        <table:table-row table:style-name="ro1">
          <table:table-cell office:value-type="float" office:value="20.5" table:style-name="ce1">
            <text:p>20.5</text:p>
          </table:table-cell>
          <table:table-cell office:value-type="float" office:value="-2.3393000000000001E-2" table:style-name="ce1">
            <text:p>-0.02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2400199999999995" table:style-name="ce1">
            <text:p>8.24002</text:p>
          </table:table-cell>
          <table:table-cell office:value-type="float" office:value="0.27110499999999998" table:style-name="ce1">
            <text:p>0.271105</text:p>
          </table:table-cell>
          <table:table-cell office:value-type="float" office:value="2.5159999999999627E-3" table:formula="of:=[.K430]-[.$K$18]" table:style-name="ce1">
            <text:p>0.002516</text:p>
          </table:table-cell>
          <table:table-cell office:value-type="float" office:value="1.99007E-3" table:style-name="ce1">
            <text:p>0.00199007</text:p>
          </table:table-cell>
          <table:table-cell office:value-type="float" office:value="-1.8932600000000001E-2" table:style-name="ce1">
            <text:p>-0.0189326</text:p>
          </table:table-cell>
          <table:table-cell table:number-columns-repeated="16370"/>
        </table:table-row>
        <table:table-row table:style-name="ro1">
          <table:table-cell office:value-type="float" office:value="20.55" table:style-name="ce1">
            <text:p>20.55</text:p>
          </table:table-cell>
          <table:table-cell office:value-type="float" office:value="-5.1999999999999998E-3" table:style-name="ce1">
            <text:p>-0.00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2600200000000008" table:style-name="ce1">
            <text:p>8.26002</text:p>
          </table:table-cell>
          <table:table-cell office:value-type="float" office:value="0.269816" table:style-name="ce1">
            <text:p>0.269816</text:p>
          </table:table-cell>
          <table:table-cell office:value-type="float" office:value="1.2269999999999781E-3" table:formula="of:=[.K431]-[.$K$18]" table:style-name="ce1">
            <text:p>0.001227</text:p>
          </table:table-cell>
          <table:table-cell office:value-type="float" office:value="-1.03422E-3" table:style-name="ce1">
            <text:p>-0.00103422</text:p>
          </table:table-cell>
          <table:table-cell office:value-type="float" office:value="-1.7358100000000001E-2" table:style-name="ce1">
            <text:p>-0.0173581</text:p>
          </table:table-cell>
          <table:table-cell table:number-columns-repeated="16370"/>
        </table:table-row>
        <table:table-row table:style-name="ro1">
          <table:table-cell office:value-type="float" office:value="20.6" table:style-name="ce1">
            <text:p>20.6</text:p>
          </table:table-cell>
          <table:table-cell office:value-type="float" office:value="1.2341E-2" table:style-name="ce1">
            <text:p>0.0123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2800200000000004" table:style-name="ce1">
            <text:p>8.28002</text:p>
          </table:table-cell>
          <table:table-cell office:value-type="float" office:value="0.268793" table:style-name="ce1">
            <text:p>0.268793</text:p>
          </table:table-cell>
          <table:table-cell office:value-type="float" office:value="2.0399999999998197E-4" table:formula="of:=[.K432]-[.$K$18]" table:style-name="ce1">
            <text:p>0.000204</text:p>
          </table:table-cell>
          <table:table-cell office:value-type="float" office:value="-3.7338599999999999E-3" table:style-name="ce1">
            <text:p>-0.00373386</text:p>
          </table:table-cell>
          <table:table-cell office:value-type="float" office:value="-1.54664E-2" table:style-name="ce1">
            <text:p>-0.0154664</text:p>
          </table:table-cell>
          <table:table-cell table:number-columns-repeated="16370"/>
        </table:table-row>
        <table:table-row table:style-name="ro1">
          <table:table-cell office:value-type="float" office:value="20.65" table:style-name="ce1">
            <text:p>20.65</text:p>
          </table:table-cell>
          <table:table-cell office:value-type="float" office:value="2.7740000000000001E-2" table:style-name="ce1">
            <text:p>0.027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3000299999999996" table:style-name="ce1">
            <text:p>8.30003</text:p>
          </table:table-cell>
          <table:table-cell office:value-type="float" office:value="0.26789800000000003" table:style-name="ce1">
            <text:p>0.267898</text:p>
          </table:table-cell>
          <table:table-cell office:value-type="float" office:value="-6.9099999999999717E-4" table:formula="of:=[.K433]-[.$K$18]" table:style-name="ce1">
            <text:p>-0.000691</text:p>
          </table:table-cell>
          <table:table-cell office:value-type="float" office:value="-5.8314300000000003E-3" table:style-name="ce3">
            <text:p>-5.83E-03</text:p>
          </table:table-cell>
          <table:table-cell office:value-type="float" office:value="-1.1739899999999999E-2" table:style-name="ce1">
            <text:p>-0.0117399</text:p>
          </table:table-cell>
          <table:table-cell table:number-columns-repeated="16370"/>
        </table:table-row>
        <table:table-row table:style-name="ro1">
          <table:table-cell office:value-type="float" office:value="20.7" table:style-name="ce1">
            <text:p>20.7</text:p>
          </table:table-cell>
          <table:table-cell office:value-type="float" office:value="3.9801000000000003E-2" table:style-name="ce1">
            <text:p>0.0398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3200400000000005" table:style-name="ce1">
            <text:p>8.32004</text:p>
          </table:table-cell>
          <table:table-cell office:value-type="float" office:value="0.26711499999999999" table:style-name="ce1">
            <text:p>0.267115</text:p>
          </table:table-cell>
          <table:table-cell office:value-type="float" office:value="-1.4740000000000308E-3" table:formula="of:=[.K434]-[.$K$18]" table:style-name="ce1">
            <text:p>-0.001474</text:p>
          </table:table-cell>
          <table:table-cell office:value-type="float" office:value="-7.7868399999999997E-3" table:style-name="ce1">
            <text:p>-0.00778684</text:p>
          </table:table-cell>
          <table:table-cell office:value-type="float" office:value="-1.0190100000000001E-2" table:style-name="ce1">
            <text:p>-0.0101901</text:p>
          </table:table-cell>
          <table:table-cell table:number-columns-repeated="16370"/>
        </table:table-row>
        <table:table-row table:style-name="ro1">
          <table:table-cell office:value-type="float" office:value="20.75" table:style-name="ce1">
            <text:p>20.75</text:p>
          </table:table-cell>
          <table:table-cell office:value-type="float" office:value="4.7745999999999997E-2" table:style-name="ce1">
            <text:p>0.0477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3400200000000009" table:style-name="ce1">
            <text:p>8.34002</text:p>
          </table:table-cell>
          <table:table-cell office:value-type="float" office:value="0.26642399999999999" table:style-name="ce1">
            <text:p>0.266424</text:p>
          </table:table-cell>
          <table:table-cell office:value-type="float" office:value="-2.165000000000028E-3" table:formula="of:=[.K435]-[.$K$18]" table:style-name="ce1">
            <text:p>-0.002165</text:p>
          </table:table-cell>
          <table:table-cell office:value-type="float" office:value="-8.5117300000000003E-3" table:style-name="ce1">
            <text:p>-0.00851173</text:p>
          </table:table-cell>
          <table:table-cell office:value-type="float" office:value="-4.9311399999999997E-3" table:style-name="ce1">
            <text:p>-0.00493114</text:p>
          </table:table-cell>
          <table:table-cell table:number-columns-repeated="16370"/>
        </table:table-row>
        <table:table-row table:style-name="ro1">
          <table:table-cell office:value-type="float" office:value="20.8" table:style-name="ce1">
            <text:p>20.8</text:p>
          </table:table-cell>
          <table:table-cell office:value-type="float" office:value="5.1298000000000003E-2" table:style-name="ce1">
            <text:p>0.0512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3600100000000008" table:style-name="ce1">
            <text:p>8.36001</text:p>
          </table:table-cell>
          <table:table-cell office:value-type="float" office:value="0.26587" table:style-name="ce1">
            <text:p>0.26587</text:p>
          </table:table-cell>
          <table:table-cell office:value-type="float" office:value="-2.719000000000027E-3" table:formula="of:=[.K436]-[.$K$18]" table:style-name="ce1">
            <text:p>-0.002719</text:p>
          </table:table-cell>
          <table:table-cell office:value-type="float" office:value="-7.8356999999999993E-3" table:style-name="ce1">
            <text:p>-0.0078357</text:p>
          </table:table-cell>
          <table:table-cell office:value-type="float" office:value="-2.6058100000000001E-3" table:style-name="ce1">
            <text:p>-0.00260581</text:p>
          </table:table-cell>
          <table:table-cell table:number-columns-repeated="16370"/>
        </table:table-row>
        <table:table-row table:style-name="ro1">
          <table:table-cell office:value-type="float" office:value="20.85" table:style-name="ce1">
            <text:p>20.85</text:p>
          </table:table-cell>
          <table:table-cell office:value-type="float" office:value="5.0687000000000003E-2" table:style-name="ce1">
            <text:p>0.050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3800000000000008" table:style-name="ce1">
            <text:p>8.38</text:p>
          </table:table-cell>
          <table:table-cell office:value-type="float" office:value="0.26553300000000002" table:style-name="ce1">
            <text:p>0.265533</text:p>
          </table:table-cell>
          <table:table-cell office:value-type="float" office:value="-3.0560000000000032E-3" table:formula="of:=[.K437]-[.$K$18]" table:style-name="ce1">
            <text:p>-0.003056</text:p>
          </table:table-cell>
          <table:table-cell office:value-type="float" office:value="-5.8578700000000003E-3" table:style-name="ce1">
            <text:p>-0.00585787</text:p>
          </table:table-cell>
          <table:table-cell office:value-type="float" office:value="2.1246799999999999E-3" table:style-name="ce1">
            <text:p>0.00212468</text:p>
          </table:table-cell>
          <table:table-cell table:number-columns-repeated="16370"/>
        </table:table-row>
        <table:table-row table:style-name="ro1">
          <table:table-cell office:value-type="float" office:value="20.9" table:style-name="ce1">
            <text:p>20.9</text:p>
          </table:table-cell>
          <table:table-cell office:value-type="float" office:value="4.6582999999999999E-2" table:style-name="ce1">
            <text:p>0.046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4000500000000002" table:style-name="ce1">
            <text:p>8.40005</text:p>
          </table:table-cell>
          <table:table-cell office:value-type="float" office:value="0.265426" table:style-name="ce1">
            <text:p>0.265426</text:p>
          </table:table-cell>
          <table:table-cell office:value-type="float" office:value="-3.1630000000000269E-3" table:formula="of:=[.K438]-[.$K$18]" table:style-name="ce1">
            <text:p>-0.003163</text:p>
          </table:table-cell>
          <table:table-cell office:value-type="float" office:value="-4.0483000000000003E-3" table:style-name="ce1">
            <text:p>-0.0040483</text:p>
          </table:table-cell>
          <table:table-cell office:value-type="float" office:value="5.3006900000000003E-3" table:style-name="ce1">
            <text:p>0.00530069</text:p>
          </table:table-cell>
          <table:table-cell table:number-columns-repeated="16370"/>
        </table:table-row>
        <table:table-row table:style-name="ro1">
          <table:table-cell office:value-type="float" office:value="20.95" table:style-name="ce1">
            <text:p>20.95</text:p>
          </table:table-cell>
          <table:table-cell office:value-type="float" office:value="3.9965000000000001E-2" table:style-name="ce1">
            <text:p>0.0399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4200199999999992" table:style-name="ce1">
            <text:p>8.42002</text:p>
          </table:table-cell>
          <table:table-cell office:value-type="float" office:value="0.26563100000000001" table:style-name="ce1">
            <text:p>0.265631</text:p>
          </table:table-cell>
          <table:table-cell office:value-type="float" office:value="-2.9580000000000162E-3" table:formula="of:=[.K439]-[.$K$18]" table:style-name="ce1">
            <text:p>-0.002958</text:p>
          </table:table-cell>
          <table:table-cell office:value-type="float" office:value="-9.901039999999999E-4" table:style-name="ce1">
            <text:p>-0.000990104</text:p>
          </table:table-cell>
          <table:table-cell office:value-type="float" office:value="7.9774700000000004E-3" table:style-name="ce1">
            <text:p>0.00797747</text:p>
          </table:table-cell>
          <table:table-cell table:number-columns-repeated="1637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1925000000000002E-2" table:style-name="ce1">
            <text:p>0.0319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4400499999999994" table:style-name="ce1">
            <text:p>8.44005</text:p>
          </table:table-cell>
          <table:table-cell office:value-type="float" office:value="0.26609699999999997" table:style-name="ce1">
            <text:p>0.266097</text:p>
          </table:table-cell>
          <table:table-cell office:value-type="float" office:value="-2.4920000000000497E-3" table:formula="of:=[.K440]-[.$K$18]" table:style-name="ce1">
            <text:p>-0.002492</text:p>
          </table:table-cell>
          <table:table-cell office:value-type="float" office:value="2.9235799999999998E-3" table:style-name="ce1">
            <text:p>0.00292358</text:p>
          </table:table-cell>
          <table:table-cell office:value-type="float" office:value="1.1465400000000001E-2" table:style-name="ce1">
            <text:p>0.0114654</text:p>
          </table:table-cell>
          <table:table-cell table:number-columns-repeated="16370"/>
        </table:table-row>
        <table:table-row table:style-name="ro1">
          <table:table-cell office:value-type="float" office:value="21.05" table:style-name="ce1">
            <text:p>21.05</text:p>
          </table:table-cell>
          <table:table-cell office:value-type="float" office:value="2.3477999999999999E-2" table:style-name="ce1">
            <text:p>0.0234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4600200000000001" table:style-name="ce1">
            <text:p>8.46002</text:p>
          </table:table-cell>
          <table:table-cell office:value-type="float" office:value="0.26684000000000002" table:style-name="ce1">
            <text:p>0.26684</text:p>
          </table:table-cell>
          <table:table-cell office:value-type="float" office:value="-1.7490000000000006E-3" table:formula="of:=[.K441]-[.$K$18]" table:style-name="ce1">
            <text:p>-0.001749</text:p>
          </table:table-cell>
          <table:table-cell office:value-type="float" office:value="7.1340800000000001E-3" table:style-name="ce1">
            <text:p>0.00713408</text:p>
          </table:table-cell>
          <table:table-cell office:value-type="float" office:value="1.15368E-2" table:style-name="ce1">
            <text:p>0.0115368</text:p>
          </table:table-cell>
          <table:table-cell table:number-columns-repeated="16370"/>
        </table:table-row>
        <table:table-row table:style-name="ro1">
          <table:table-cell office:value-type="float" office:value="21.1" table:style-name="ce1">
            <text:p>21.1</text:p>
          </table:table-cell>
          <table:table-cell office:value-type="float" office:value="1.5398E-2" table:style-name="ce1">
            <text:p>0.0153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48001" table:style-name="ce1">
            <text:p>8.48001</text:p>
          </table:table-cell>
          <table:table-cell office:value-type="float" office:value="0.26779900000000001" table:style-name="ce1">
            <text:p>0.267799</text:p>
          </table:table-cell>
          <table:table-cell office:value-type="float" office:value="-7.9000000000001291E-4" table:formula="of:=[.K442]-[.$K$18]" table:style-name="ce1">
            <text:p>-0.00079</text:p>
          </table:table-cell>
          <table:table-cell office:value-type="float" office:value="1.05789E-2" table:style-name="ce1">
            <text:p>0.0105789</text:p>
          </table:table-cell>
          <table:table-cell office:value-type="float" office:value="1.42252E-2" table:style-name="ce1">
            <text:p>0.0142252</text:p>
          </table:table-cell>
          <table:table-cell table:number-columns-repeated="16370"/>
        </table:table-row>
        <table:table-row table:style-name="ro1">
          <table:table-cell office:value-type="float" office:value="21.15" table:style-name="ce1">
            <text:p>21.15</text:p>
          </table:table-cell>
          <table:table-cell office:value-type="float" office:value="8.1359999999999991E-3" table:style-name="ce1">
            <text:p>0.008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5000099999999996" table:style-name="ce1">
            <text:p>8.50001</text:p>
          </table:table-cell>
          <table:table-cell office:value-type="float" office:value="0.268932" table:style-name="ce1">
            <text:p>0.268932</text:p>
          </table:table-cell>
          <table:table-cell office:value-type="float" office:value="3.4299999999998221E-4" table:formula="of:=[.K443]-[.$K$18]" table:style-name="ce1">
            <text:p>0.000343</text:p>
          </table:table-cell>
          <table:table-cell office:value-type="float" office:value="1.35724E-2" table:style-name="ce1">
            <text:p>0.0135724</text:p>
          </table:table-cell>
          <table:table-cell office:value-type="float" office:value="1.42956E-2" table:style-name="ce1">
            <text:p>0.0142956</text:p>
          </table:table-cell>
          <table:table-cell table:number-columns-repeated="16370"/>
        </table:table-row>
        <table:table-row table:style-name="ro1">
          <table:table-cell office:value-type="float" office:value="21.2" table:style-name="ce1">
            <text:p>21.2</text:p>
          </table:table-cell>
          <table:table-cell office:value-type="float" office:value="1.823E-3" table:style-name="ce1">
            <text:p>0.0018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5200200000000006" table:style-name="ce1">
            <text:p>8.52002</text:p>
          </table:table-cell>
          <table:table-cell office:value-type="float" office:value="0.27018799999999998" table:style-name="ce1">
            <text:p>0.270188</text:p>
          </table:table-cell>
          <table:table-cell office:value-type="float" office:value="1.5989999999999616E-3" table:formula="of:=[.K444]-[.$K$18]" table:style-name="ce1">
            <text:p>0.001599</text:p>
          </table:table-cell>
          <table:table-cell office:value-type="float" office:value="1.71924E-2" table:style-name="ce1">
            <text:p>0.0171924</text:p>
          </table:table-cell>
          <table:table-cell office:value-type="float" office:value="1.4303E-2" table:style-name="ce1">
            <text:p>0.014303</text:p>
          </table:table-cell>
          <table:table-cell table:number-columns-repeated="16370"/>
        </table:table-row>
        <table:table-row table:style-name="ro1">
          <table:table-cell office:value-type="float" office:value="21.25" table:style-name="ce1">
            <text:p>21.25</text:p>
          </table:table-cell>
          <table:table-cell office:value-type="float" office:value="-3.656E-3" table:style-name="ce1">
            <text:p>-0.003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5400200000000002" table:style-name="ce1">
            <text:p>8.54002</text:p>
          </table:table-cell>
          <table:table-cell office:value-type="float" office:value="0.271424" table:style-name="ce1">
            <text:p>0.271424</text:p>
          </table:table-cell>
          <table:table-cell office:value-type="float" office:value="2.8349999999999764E-3" table:formula="of:=[.K445]-[.$K$18]" table:style-name="ce1">
            <text:p>0.002835</text:p>
          </table:table-cell>
          <table:table-cell office:value-type="float" office:value="2.0557599999999999E-2" table:style-name="ce1">
            <text:p>0.0205576</text:p>
          </table:table-cell>
          <table:table-cell office:value-type="float" office:value="1.28912E-2" table:style-name="ce1">
            <text:p>0.0128912</text:p>
          </table:table-cell>
          <table:table-cell table:number-columns-repeated="16370"/>
        </table:table-row>
        <table:table-row table:style-name="ro1">
          <table:table-cell office:value-type="float" office:value="21.3" table:style-name="ce1">
            <text:p>21.3</text:p>
          </table:table-cell>
          <table:table-cell office:value-type="float" office:value="-8.5330000000000007E-3" table:style-name="ce1">
            <text:p>-0.008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5600400000000008" table:style-name="ce1">
            <text:p>8.56004</text:p>
          </table:table-cell>
          <table:table-cell office:value-type="float" office:value="0.27259299999999997" table:style-name="ce1">
            <text:p>0.272593</text:p>
          </table:table-cell>
          <table:table-cell office:value-type="float" office:value="4.003999999999952E-3" table:formula="of:=[.K446]-[.$K$18]" table:style-name="ce1">
            <text:p>0.004004</text:p>
          </table:table-cell>
          <table:table-cell office:value-type="float" office:value="2.2735200000000001E-2" table:style-name="ce1">
            <text:p>0.0227352</text:p>
          </table:table-cell>
          <table:table-cell office:value-type="float" office:value="1.0929299999999999E-2" table:style-name="ce1">
            <text:p>0.0109293</text:p>
          </table:table-cell>
          <table:table-cell table:number-columns-repeated="16370"/>
        </table:table-row>
        <table:table-row table:style-name="ro1">
          <table:table-cell office:value-type="float" office:value="21.35" table:style-name="ce1">
            <text:p>21.35</text:p>
          </table:table-cell>
          <table:table-cell office:value-type="float" office:value="-1.3015000000000001E-2" table:style-name="ce1">
            <text:p>-0.013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5800300000000007" table:style-name="ce1">
            <text:p>8.58003</text:p>
          </table:table-cell>
          <table:table-cell office:value-type="float" office:value="0.27363700000000002" table:style-name="ce1">
            <text:p>0.273637</text:p>
          </table:table-cell>
          <table:table-cell office:value-type="float" office:value="5.0479999999999969E-3" table:formula="of:=[.K447]-[.$K$18]" table:style-name="ce1">
            <text:p>0.005048</text:p>
          </table:table-cell>
          <table:table-cell office:value-type="float" office:value="2.5909100000000001E-2" table:style-name="ce1">
            <text:p>0.0259091</text:p>
          </table:table-cell>
          <table:table-cell office:value-type="float" office:value="9.8542200000000003E-3" table:style-name="ce1">
            <text:p>0.00985422</text:p>
          </table:table-cell>
          <table:table-cell table:number-columns-repeated="16370"/>
        </table:table-row>
        <table:table-row table:style-name="ro1">
          <table:table-cell office:value-type="float" office:value="21.4" table:style-name="ce1">
            <text:p>21.4</text:p>
          </table:table-cell>
          <table:table-cell office:value-type="float" office:value="-1.7163999999999999E-2" table:style-name="ce1">
            <text:p>-0.017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6000399999999999" table:style-name="ce1">
            <text:p>8.60004</text:p>
          </table:table-cell>
          <table:table-cell office:value-type="float" office:value="0.27449699999999999" table:style-name="ce1">
            <text:p>0.274497</text:p>
          </table:table-cell>
          <table:table-cell office:value-type="float" office:value="5.9079999999999688E-3" table:formula="of:=[.K448]-[.$K$18]" table:style-name="ce1">
            <text:p>0.005908</text:p>
          </table:table-cell>
          <table:table-cell office:value-type="float" office:value="2.4465899999999999E-2" table:style-name="ce1">
            <text:p>0.0244659</text:p>
          </table:table-cell>
          <table:table-cell office:value-type="float" office:value="7.12256E-3" table:style-name="ce1">
            <text:p>0.00712256</text:p>
          </table:table-cell>
          <table:table-cell table:number-columns-repeated="16370"/>
        </table:table-row>
        <table:table-row table:style-name="ro1">
          <table:table-cell office:value-type="float" office:value="21.45" table:style-name="ce1">
            <text:p>21.45</text:p>
          </table:table-cell>
          <table:table-cell office:value-type="float" office:value="-2.0826999999999998E-2" table:style-name="ce1">
            <text:p>-0.0208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6200100000000006" table:style-name="ce1">
            <text:p>8.62001</text:p>
          </table:table-cell>
          <table:table-cell office:value-type="float" office:value="0.27513100000000001" table:style-name="ce1">
            <text:p>0.275131</text:p>
          </table:table-cell>
          <table:table-cell office:value-type="float" office:value="6.5419999999999923E-3" table:formula="of:=[.K449]-[.$K$18]" table:style-name="ce1">
            <text:p>0.006542</text:p>
          </table:table-cell>
          <table:table-cell office:value-type="float" office:value="2.61003E-2" table:style-name="ce1">
            <text:p>0.0261003</text:p>
          </table:table-cell>
          <table:table-cell office:value-type="float" office:value="4.9218200000000004E-3" table:style-name="ce1">
            <text:p>0.00492182</text:p>
          </table:table-cell>
          <table:table-cell table:number-columns-repeated="16370"/>
        </table:table-row>
        <table:table-row table:style-name="ro1">
          <table:table-cell office:value-type="float" office:value="21.5" table:style-name="ce1">
            <text:p>21.5</text:p>
          </table:table-cell>
          <table:table-cell office:value-type="float" office:value="-2.3647999999999999E-2" table:style-name="ce1">
            <text:p>-0.023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6400100000000002" table:style-name="ce1">
            <text:p>8.64001</text:p>
          </table:table-cell>
          <table:table-cell office:value-type="float" office:value="0.275644" table:style-name="ce1">
            <text:p>0.275644</text:p>
          </table:table-cell>
          <table:table-cell office:value-type="float" office:value="7.054999999999978E-3" table:formula="of:=[.K450]-[.$K$18]" table:style-name="ce1">
            <text:p>0.007055</text:p>
          </table:table-cell>
          <table:table-cell office:value-type="float" office:value="2.6908399999999999E-2" table:style-name="ce1">
            <text:p>0.0269084</text:p>
          </table:table-cell>
          <table:table-cell office:value-type="float" office:value="9.7486100000000004E-4" table:style-name="ce1">
            <text:p>0.000974861</text:p>
          </table:table-cell>
          <table:table-cell table:number-columns-repeated="16370"/>
        </table:table-row>
        <table:table-row table:style-name="ro1">
          <table:table-cell office:value-type="float" office:value="21.55" table:style-name="ce1">
            <text:p>21.55</text:p>
          </table:table-cell>
          <table:table-cell office:value-type="float" office:value="-2.5159999999999998E-2" table:style-name="ce1">
            <text:p>-0.025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6600400000000004" table:style-name="ce1">
            <text:p>8.66004</text:p>
          </table:table-cell>
          <table:table-cell office:value-type="float" office:value="0.27611999999999998" table:style-name="ce1">
            <text:p>0.27612</text:p>
          </table:table-cell>
          <table:table-cell office:value-type="float" office:value="7.5309999999999544E-3" table:formula="of:=[.K451]-[.$K$18]" table:style-name="ce1">
            <text:p>0.007531</text:p>
          </table:table-cell>
          <table:table-cell office:value-type="float" office:value="2.6338299999999999E-2" table:style-name="ce1">
            <text:p>0.0263383</text:p>
          </table:table-cell>
          <table:table-cell office:value-type="float" office:value="-1.49175E-3" table:style-name="ce1">
            <text:p>-0.00149175</text:p>
          </table:table-cell>
          <table:table-cell table:number-columns-repeated="16370"/>
        </table:table-row>
        <table:table-row table:style-name="ro1">
          <table:table-cell office:value-type="float" office:value="21.6" table:style-name="ce1">
            <text:p>21.6</text:p>
          </table:table-cell>
          <table:table-cell office:value-type="float" office:value="-2.4927000000000001E-2" table:style-name="ce1">
            <text:p>-0.0249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6800300000000004" table:style-name="ce1">
            <text:p>8.68003</text:p>
          </table:table-cell>
          <table:table-cell office:value-type="float" office:value="0.27642800000000001" table:style-name="ce1">
            <text:p>0.276428</text:p>
          </table:table-cell>
          <table:table-cell office:value-type="float" office:value="7.8389999999999849E-3" table:formula="of:=[.K452]-[.$K$18]" table:style-name="ce1">
            <text:p>0.007839</text:p>
          </table:table-cell>
          <table:table-cell office:value-type="float" office:value="2.3077199999999999E-2" table:style-name="ce1">
            <text:p>0.0230772</text:p>
          </table:table-cell>
          <table:table-cell office:value-type="float" office:value="-4.7968000000000004E-3" table:style-name="ce1">
            <text:p>-0.0047968</text:p>
          </table:table-cell>
          <table:table-cell table:number-columns-repeated="16370"/>
        </table:table-row>
        <table:table-row table:style-name="ro1">
          <table:table-cell office:value-type="float" office:value="21.65" table:style-name="ce1">
            <text:p>21.65</text:p>
          </table:table-cell>
          <table:table-cell office:value-type="float" office:value="-2.2696999999999998E-2" table:style-name="ce1">
            <text:p>-0.0226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7000399999999996" table:style-name="ce1">
            <text:p>8.70004</text:p>
          </table:table-cell>
          <table:table-cell office:value-type="float" office:value="0.27645199999999998" table:style-name="ce1">
            <text:p>0.276452</text:p>
          </table:table-cell>
          <table:table-cell office:value-type="float" office:value="7.8629999999999534E-3" table:formula="of:=[.K453]-[.$K$18]" table:style-name="ce1">
            <text:p>0.007863</text:p>
          </table:table-cell>
          <table:table-cell office:value-type="float" office:value="2.4460800000000001E-2" table:style-name="ce1">
            <text:p>0.0244608</text:p>
          </table:table-cell>
          <table:table-cell office:value-type="float" office:value="-7.2826599999999998E-3" table:style-name="ce1">
            <text:p>-0.00728266</text:p>
          </table:table-cell>
          <table:table-cell table:number-columns-repeated="16370"/>
        </table:table-row>
        <table:table-row table:style-name="ro1">
          <table:table-cell office:value-type="float" office:value="21.7" table:style-name="ce1">
            <text:p>21.7</text:p>
          </table:table-cell>
          <table:table-cell office:value-type="float" office:value="-1.8509999999999999E-2" table:style-name="ce1">
            <text:p>-0.018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7200299999999995" table:style-name="ce1">
            <text:p>8.72003</text:p>
          </table:table-cell>
          <table:table-cell office:value-type="float" office:value="0.27615600000000001" table:style-name="ce1">
            <text:p>0.276156</text:p>
          </table:table-cell>
          <table:table-cell office:value-type="float" office:value="7.5669999999999904E-3" table:formula="of:=[.K454]-[.$K$18]" table:style-name="ce1">
            <text:p>0.007567</text:p>
          </table:table-cell>
          <table:table-cell office:value-type="float" office:value="2.0986399999999999E-2" table:style-name="ce1">
            <text:p>0.0209864</text:p>
          </table:table-cell>
          <table:table-cell office:value-type="float" office:value="-1.01405E-2" table:style-name="ce1">
            <text:p>-0.0101405</text:p>
          </table:table-cell>
          <table:table-cell table:number-columns-repeated="16370"/>
        </table:table-row>
        <table:table-row table:style-name="ro1">
          <table:table-cell office:value-type="float" office:value="21.75" table:style-name="ce1">
            <text:p>21.75</text:p>
          </table:table-cell>
          <table:table-cell office:value-type="float" office:value="-1.2744E-2" table:style-name="ce1">
            <text:p>-0.0127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7400400000000005" table:style-name="ce1">
            <text:p>8.74004</text:p>
          </table:table-cell>
          <table:table-cell office:value-type="float" office:value="0.27559099999999997" table:style-name="ce1">
            <text:p>0.275591</text:p>
          </table:table-cell>
          <table:table-cell office:value-type="float" office:value="7.0019999999999527E-3" table:formula="of:=[.K455]-[.$K$18]" table:style-name="ce1">
            <text:p>0.007002</text:p>
          </table:table-cell>
          <table:table-cell office:value-type="float" office:value="1.65784E-2" table:style-name="ce1">
            <text:p>0.0165784</text:p>
          </table:table-cell>
          <table:table-cell office:value-type="float" office:value="-1.35634E-2" table:style-name="ce1">
            <text:p>-0.0135634</text:p>
          </table:table-cell>
          <table:table-cell table:number-columns-repeated="16370"/>
        </table:table-row>
        <table:table-row table:style-name="ro1">
          <table:table-cell office:value-type="float" office:value="21.8" table:style-name="ce1">
            <text:p>21.8</text:p>
          </table:table-cell>
          <table:table-cell office:value-type="float" office:value="-6.0670000000000003E-3" table:style-name="ce1">
            <text:p>-0.006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7600099999999994" table:style-name="ce1">
            <text:p>8.76001</text:p>
          </table:table-cell>
          <table:table-cell office:value-type="float" office:value="0.27474999999999999" table:style-name="ce1">
            <text:p>0.27475</text:p>
          </table:table-cell>
          <table:table-cell office:value-type="float" office:value="6.1609999999999721E-3" table:formula="of:=[.K456]-[.$K$18]" table:style-name="ce1">
            <text:p>0.006161</text:p>
          </table:table-cell>
          <table:table-cell office:value-type="float" office:value="1.23272E-2" table:style-name="ce1">
            <text:p>0.0123272</text:p>
          </table:table-cell>
          <table:table-cell office:value-type="float" office:value="-1.44978E-2" table:style-name="ce1">
            <text:p>-0.0144978</text:p>
          </table:table-cell>
          <table:table-cell table:number-columns-repeated="16370"/>
        </table:table-row>
        <table:table-row table:style-name="ro1">
          <table:table-cell office:value-type="float" office:value="21.85" table:style-name="ce1">
            <text:p>21.85</text:p>
          </table:table-cell>
          <table:table-cell office:value-type="float" office:value="6.7400000000000001E-4" table:style-name="ce1">
            <text:p>0.0006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78003" table:style-name="ce1">
            <text:p>8.78003</text:p>
          </table:table-cell>
          <table:table-cell office:value-type="float" office:value="0.27369599999999999" table:style-name="ce1">
            <text:p>0.273696</text:p>
          </table:table-cell>
          <table:table-cell office:value-type="float" office:value="5.1069999999999727E-3" table:formula="of:=[.K457]-[.$K$18]" table:style-name="ce1">
            <text:p>0.005107</text:p>
          </table:table-cell>
          <table:table-cell office:value-type="float" office:value="5.8602000000000003E-3" table:style-name="ce1">
            <text:p>0.0058602</text:p>
          </table:table-cell>
          <table:table-cell office:value-type="float" office:value="-1.6922300000000001E-2" table:style-name="ce1">
            <text:p>-0.0169223</text:p>
          </table:table-cell>
          <table:table-cell table:number-columns-repeated="16370"/>
        </table:table-row>
        <table:table-row table:style-name="ro1">
          <table:table-cell office:value-type="float" office:value="21.9" table:style-name="ce1">
            <text:p>21.9</text:p>
          </table:table-cell>
          <table:table-cell office:value-type="float" office:value="6.6059999999999999E-3" table:style-name="ce1">
            <text:p>0.0066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8000000000000007" table:style-name="ce1">
            <text:p>8.8</text:p>
          </table:table-cell>
          <table:table-cell office:value-type="float" office:value="0.27248899999999998" table:style-name="ce1">
            <text:p>0.272489</text:p>
          </table:table-cell>
          <table:table-cell office:value-type="float" office:value="3.8999999999999591E-3" table:formula="of:=[.K458]-[.$K$18]" table:style-name="ce1">
            <text:p>0.0039</text:p>
          </table:table-cell>
          <table:table-cell office:value-type="float" office:value="2.7391999999999998E-3" table:style-name="ce1">
            <text:p>0.0027392</text:p>
          </table:table-cell>
          <table:table-cell office:value-type="float" office:value="-1.8398399999999999E-2" table:style-name="ce1">
            <text:p>-0.0183984</text:p>
          </table:table-cell>
          <table:table-cell table:number-columns-repeated="16370"/>
        </table:table-row>
        <table:table-row table:style-name="ro1">
          <table:table-cell office:value-type="float" office:value="21.95" table:style-name="ce1">
            <text:p>21.95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8200500000000002" table:style-name="ce1">
            <text:p>8.82005</text:p>
          </table:table-cell>
          <table:table-cell office:value-type="float" office:value="0.27112799999999998" table:style-name="ce1">
            <text:p>0.271128</text:p>
          </table:table-cell>
          <table:table-cell office:value-type="float" office:value="2.538999999999958E-3" table:formula="of:=[.K459]-[.$K$18]" table:style-name="ce1">
            <text:p>0.002539</text:p>
          </table:table-cell>
          <table:table-cell office:value-type="float" office:value="-3.0651300000000001E-3" table:style-name="ce1">
            <text:p>-0.00306513</text:p>
          </table:table-cell>
          <table:table-cell office:value-type="float" office:value="-1.9725099999999999E-2" table:style-name="ce1">
            <text:p>-0.0197251</text:p>
          </table:table-cell>
          <table:table-cell table:number-columns-repeated="1637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3402000000000001E-2" table:style-name="ce1">
            <text:p>0.0134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8400400000000001" table:style-name="ce1">
            <text:p>8.84004</text:p>
          </table:table-cell>
          <table:table-cell office:value-type="float" office:value="0.26966099999999998" table:style-name="ce1">
            <text:p>0.269661</text:p>
          </table:table-cell>
          <table:table-cell office:value-type="float" office:value="1.0719999999999619E-3" table:formula="of:=[.K460]-[.$K$18]" table:style-name="ce1">
            <text:p>0.001072</text:p>
          </table:table-cell>
          <table:table-cell office:value-type="float" office:value="-1.4380799999999999E-2" table:style-name="ce1">
            <text:p>-0.0143808</text:p>
          </table:table-cell>
          <table:table-cell office:value-type="float" office:value="-2.0983600000000002E-2" table:style-name="ce1">
            <text:p>-0.0209836</text:p>
          </table:table-cell>
          <table:table-cell table:number-columns-repeated="16370"/>
        </table:table-row>
        <table:table-row table:style-name="ro1">
          <table:table-cell office:value-type="float" office:value="22.05" table:style-name="ce1">
            <text:p>22.05</text:p>
          </table:table-cell>
          <table:table-cell office:value-type="float" office:value="1.3705999999999999E-2" table:style-name="ce1">
            <text:p>0.013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8600100000000008" table:style-name="ce1">
            <text:p>8.86001</text:p>
          </table:table-cell>
          <table:table-cell office:value-type="float" office:value="0.26810699999999998" table:style-name="ce1">
            <text:p>0.268107</text:p>
          </table:table-cell>
          <table:table-cell office:value-type="float" office:value="-4.8200000000003795E-4" table:formula="of:=[.K461]-[.$K$18]" table:style-name="ce1">
            <text:p>-0.000482</text:p>
          </table:table-cell>
          <table:table-cell office:value-type="float" office:value="-1.8386099999999999E-2" table:style-name="ce1">
            <text:p>-0.0183861</text:p>
          </table:table-cell>
          <table:table-cell office:value-type="float" office:value="-2.12666E-2" table:style-name="ce1">
            <text:p>-0.0212666</text:p>
          </table:table-cell>
          <table:table-cell table:number-columns-repeated="16370"/>
        </table:table-row>
        <table:table-row table:style-name="ro1">
          <table:table-cell office:value-type="float" office:value="22.1" table:style-name="ce1">
            <text:p>22.1</text:p>
          </table:table-cell>
          <table:table-cell office:value-type="float" office:value="1.2154E-2" table:style-name="ce1">
            <text:p>0.012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8800399999999993" table:style-name="ce1">
            <text:p>8.88004</text:p>
          </table:table-cell>
          <table:table-cell office:value-type="float" office:value="0.26652599999999999" table:style-name="ce1">
            <text:p>0.266526</text:p>
          </table:table-cell>
          <table:table-cell office:value-type="float" office:value="-2.063000000000037E-3" table:formula="of:=[.K462]-[.$K$18]" table:style-name="ce1">
            <text:p>-0.002063</text:p>
          </table:table-cell>
          <table:table-cell office:value-type="float" office:value="-2.44085E-2" table:style-name="ce1">
            <text:p>-0.0244085</text:p>
          </table:table-cell>
          <table:table-cell office:value-type="float" office:value="-2.2216900000000001E-2" table:style-name="ce1">
            <text:p>-0.0222169</text:p>
          </table:table-cell>
          <table:table-cell table:number-columns-repeated="16370"/>
        </table:table-row>
        <table:table-row table:style-name="ro1">
          <table:table-cell office:value-type="float" office:value="22.15" table:style-name="ce1">
            <text:p>22.15</text:p>
          </table:table-cell>
          <table:table-cell office:value-type="float" office:value="9.2549999999999993E-3" table:style-name="ce1">
            <text:p>0.009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90001" table:style-name="ce1">
            <text:p>8.90001</text:p>
          </table:table-cell>
          <table:table-cell office:value-type="float" office:value="0.26499" table:style-name="ce1">
            <text:p>0.26499</text:p>
          </table:table-cell>
          <table:table-cell office:value-type="float" office:value="-3.5990000000000189E-3" table:formula="of:=[.K463]-[.$K$18]" table:style-name="ce1">
            <text:p>-0.003599</text:p>
          </table:table-cell>
          <table:table-cell office:value-type="float" office:value="-3.3136899999999997E-2" table:style-name="ce1">
            <text:p>-0.0331369</text:p>
          </table:table-cell>
          <table:table-cell office:value-type="float" office:value="-2.25892E-2" table:style-name="ce1">
            <text:p>-0.0225892</text:p>
          </table:table-cell>
          <table:table-cell table:number-columns-repeated="16370"/>
        </table:table-row>
        <table:table-row table:style-name="ro1">
          <table:table-cell office:value-type="float" office:value="22.2" table:style-name="ce1">
            <text:p>22.2</text:p>
          </table:table-cell>
          <table:table-cell office:value-type="float" office:value="5.6550000000000003E-3" table:style-name="ce1">
            <text:p>0.0056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9200499999999998" table:style-name="ce1">
            <text:p>8.92005</text:p>
          </table:table-cell>
          <table:table-cell office:value-type="float" office:value="0.26355800000000001" table:style-name="ce1">
            <text:p>0.263558</text:p>
          </table:table-cell>
          <table:table-cell office:value-type="float" office:value="-5.0310000000000077E-3" table:formula="of:=[.K464]-[.$K$18]" table:style-name="ce1">
            <text:p>-0.005031</text:p>
          </table:table-cell>
          <table:table-cell office:value-type="float" office:value="-3.8759399999999999E-2" table:style-name="ce1">
            <text:p>-0.0387594</text:p>
          </table:table-cell>
          <table:table-cell office:value-type="float" office:value="-2.3143E-2" table:style-name="ce1">
            <text:p>-0.023143</text:p>
          </table:table-cell>
          <table:table-cell table:number-columns-repeated="16370"/>
        </table:table-row>
        <table:table-row table:style-name="ro1">
          <table:table-cell office:value-type="float" office:value="22.25" table:style-name="ce1">
            <text:p>22.25</text:p>
          </table:table-cell>
          <table:table-cell office:value-type="float" office:value="1.9989999999999999E-3" table:style-name="ce1">
            <text:p>0.001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9400099999999991" table:style-name="ce1">
            <text:p>8.94001</text:p>
          </table:table-cell>
          <table:table-cell office:value-type="float" office:value="0.26224999999999998" table:style-name="ce1">
            <text:p>0.26225</text:p>
          </table:table-cell>
          <table:table-cell office:value-type="float" office:value="-6.339000000000039E-3" table:formula="of:=[.K465]-[.$K$18]" table:style-name="ce1">
            <text:p>-0.006339</text:p>
          </table:table-cell>
          <table:table-cell office:value-type="float" office:value="-4.3837099999999997E-2" table:style-name="ce1">
            <text:p>-0.0438371</text:p>
          </table:table-cell>
          <table:table-cell office:value-type="float" office:value="-2.3063E-2" table:style-name="ce1">
            <text:p>-0.023063</text:p>
          </table:table-cell>
          <table:table-cell table:number-columns-repeated="16370"/>
        </table:table-row>
        <table:table-row table:style-name="ro1">
          <table:table-cell office:value-type="float" office:value="22.3" table:style-name="ce1">
            <text:p>22.3</text:p>
          </table:table-cell>
          <table:table-cell office:value-type="float" office:value="-1.189E-3" table:style-name="ce1">
            <text:p>-0.0011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9600100000000005" table:style-name="ce1">
            <text:p>8.96001</text:p>
          </table:table-cell>
          <table:table-cell office:value-type="float" office:value="0.26103799999999999" table:style-name="ce1">
            <text:p>0.261038</text:p>
          </table:table-cell>
          <table:table-cell office:value-type="float" office:value="-7.5510000000000299E-3" table:formula="of:=[.K466]-[.$K$18]" table:style-name="ce1">
            <text:p>-0.007551</text:p>
          </table:table-cell>
          <table:table-cell office:value-type="float" office:value="-5.2465499999999998E-2" table:style-name="ce1">
            <text:p>-0.0524655</text:p>
          </table:table-cell>
          <table:table-cell office:value-type="float" office:value="-2.31443E-2" table:style-name="ce1">
            <text:p>-0.0231443</text:p>
          </table:table-cell>
          <table:table-cell table:number-columns-repeated="16370"/>
        </table:table-row>
        <table:table-row table:style-name="ro1">
          <table:table-cell office:value-type="float" office:value="22.35" table:style-name="ce1">
            <text:p>22.35</text:p>
          </table:table-cell>
          <table:table-cell office:value-type="float" office:value="-3.5760000000000002E-3" table:style-name="ce1">
            <text:p>-0.0035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.9800199999999997" table:style-name="ce1">
            <text:p>8.98002</text:p>
          </table:table-cell>
          <table:table-cell office:value-type="float" office:value="0.25991799999999998" table:style-name="ce1">
            <text:p>0.259918</text:p>
          </table:table-cell>
          <table:table-cell office:value-type="float" office:value="-8.6710000000000398E-3" table:formula="of:=[.K467]-[.$K$18]" table:style-name="ce1">
            <text:p>-0.008671</text:p>
          </table:table-cell>
          <table:table-cell office:value-type="float" office:value="-5.5991100000000002E-2" table:style-name="ce1">
            <text:p>-0.0559911</text:p>
          </table:table-cell>
          <table:table-cell office:value-type="float" office:value="-2.2079399999999999E-2" table:style-name="ce1">
            <text:p>-0.0220794</text:p>
          </table:table-cell>
          <table:table-cell table:number-columns-repeated="16370"/>
        </table:table-row>
        <table:table-row table:style-name="ro1">
          <table:table-cell office:value-type="float" office:value="22.4" table:style-name="ce1">
            <text:p>22.4</text:p>
          </table:table-cell>
          <table:table-cell office:value-type="float" office:value="-5.0340000000000003E-3" table:style-name="ce1">
            <text:p>-0.0050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0000199999999992" table:style-name="ce1">
            <text:p>9.00002</text:p>
          </table:table-cell>
          <table:table-cell office:value-type="float" office:value="0.25883600000000001" table:style-name="ce1">
            <text:p>0.258836</text:p>
          </table:table-cell>
          <table:table-cell office:value-type="float" office:value="-9.7530000000000117E-3" table:formula="of:=[.K468]-[.$K$18]" table:style-name="ce1">
            <text:p>-0.009753</text:p>
          </table:table-cell>
          <table:table-cell office:value-type="float" office:value="-6.10903E-2" table:style-name="ce1">
            <text:p>-0.0610903</text:p>
          </table:table-cell>
          <table:table-cell office:value-type="float" office:value="-1.9312800000000001E-2" table:style-name="ce1">
            <text:p>-0.0193128</text:p>
          </table:table-cell>
          <table:table-cell table:number-columns-repeated="16370"/>
        </table:table-row>
        <table:table-row table:style-name="ro1">
          <table:table-cell office:value-type="float" office:value="22.45" table:style-name="ce1">
            <text:p>22.45</text:p>
          </table:table-cell>
          <table:table-cell office:value-type="float" office:value="-5.6160000000000003E-3" table:style-name="ce1">
            <text:p>-0.005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0200300000000002" table:style-name="ce1">
            <text:p>9.02003</text:p>
          </table:table-cell>
          <table:table-cell office:value-type="float" office:value="0.25781300000000001" table:style-name="ce1">
            <text:p>0.257813</text:p>
          </table:table-cell>
          <table:table-cell office:value-type="float" office:value="-1.0776000000000008E-2" table:formula="of:=[.K469]-[.$K$18]" table:style-name="ce1">
            <text:p>-0.010776</text:p>
          </table:table-cell>
          <table:table-cell office:value-type="float" office:value="-6.2998799999999994E-2" table:style-name="ce1">
            <text:p>-0.0629988</text:p>
          </table:table-cell>
          <table:table-cell office:value-type="float" office:value="-1.88468E-2" table:style-name="ce1">
            <text:p>-0.0188468</text:p>
          </table:table-cell>
          <table:table-cell table:number-columns-repeated="16370"/>
        </table:table-row>
        <table:table-row table:style-name="ro1">
          <table:table-cell office:value-type="float" office:value="22.5" table:style-name="ce1">
            <text:p>22.5</text:p>
          </table:table-cell>
          <table:table-cell office:value-type="float" office:value="-5.5100000000000001E-3" table:style-name="ce1">
            <text:p>-0.00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0400399999999994" table:style-name="ce1">
            <text:p>9.04004</text:p>
          </table:table-cell>
          <table:table-cell office:value-type="float" office:value="0.25686599999999998" table:style-name="ce1">
            <text:p>0.256866</text:p>
          </table:table-cell>
          <table:table-cell office:value-type="float" office:value="-1.1723000000000039E-2" table:formula="of:=[.K470]-[.$K$18]" table:style-name="ce1">
            <text:p>-0.011723</text:p>
          </table:table-cell>
          <table:table-cell office:value-type="float" office:value="-6.7529199999999998E-2" table:style-name="ce1">
            <text:p>-0.0675292</text:p>
          </table:table-cell>
          <table:table-cell office:value-type="float" office:value="-1.5904399999999999E-2" table:style-name="ce1">
            <text:p>-0.0159044</text:p>
          </table:table-cell>
          <table:table-cell table:number-columns-repeated="16370"/>
        </table:table-row>
        <table:table-row table:style-name="ro1">
          <table:table-cell office:value-type="float" office:value="22.55" table:style-name="ce1">
            <text:p>22.55</text:p>
          </table:table-cell>
          <table:table-cell office:value-type="float" office:value="-4.9699999999999996E-3" table:style-name="ce1">
            <text:p>-0.004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0600400000000008" table:style-name="ce1">
            <text:p>9.06004</text:p>
          </table:table-cell>
          <table:table-cell office:value-type="float" office:value="0.25603999999999999" table:style-name="ce1">
            <text:p>0.25604</text:p>
          </table:table-cell>
          <table:table-cell office:value-type="float" office:value="-1.2549000000000032E-2" table:formula="of:=[.K471]-[.$K$18]" table:style-name="ce1">
            <text:p>-0.012549</text:p>
          </table:table-cell>
          <table:table-cell office:value-type="float" office:value="-6.8250900000000003E-2" table:style-name="ce1">
            <text:p>-0.0682509</text:p>
          </table:table-cell>
          <table:table-cell office:value-type="float" office:value="-1.33407E-2" table:style-name="ce1">
            <text:p>-0.0133407</text:p>
          </table:table-cell>
          <table:table-cell table:number-columns-repeated="16370"/>
        </table:table-row>
        <table:table-row table:style-name="ro1">
          <table:table-cell office:value-type="float" office:value="22.6" table:style-name="ce1">
            <text:p>22.6</text:p>
          </table:table-cell>
          <table:table-cell office:value-type="float" office:value="-4.2509999999999996E-3" table:style-name="ce1">
            <text:p>-0.004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0800099999999997" table:style-name="ce1">
            <text:p>9.08001</text:p>
          </table:table-cell>
          <table:table-cell office:value-type="float" office:value="0.25542700000000002" table:style-name="ce1">
            <text:p>0.255427</text:p>
          </table:table-cell>
          <table:table-cell office:value-type="float" office:value="-1.3162000000000007E-2" table:formula="of:=[.K472]-[.$K$18]" table:style-name="ce1">
            <text:p>-0.013162</text:p>
          </table:table-cell>
          <table:table-cell office:value-type="float" office:value="-7.0541099999999995E-2" table:style-name="ce1">
            <text:p>-0.0705411</text:p>
          </table:table-cell>
          <table:table-cell office:value-type="float" office:value="-9.8455399999999998E-3" table:style-name="ce1">
            <text:p>-0.00984554</text:p>
          </table:table-cell>
          <table:table-cell table:number-columns-repeated="16370"/>
        </table:table-row>
        <table:table-row table:style-name="ro1">
          <table:table-cell office:value-type="float" office:value="22.65" table:style-name="ce1">
            <text:p>22.65</text:p>
          </table:table-cell>
          <table:table-cell office:value-type="float" office:value="-3.5469999999999998E-3" table:style-name="ce1">
            <text:p>-0.0035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1000200000000007" table:style-name="ce1">
            <text:p>9.10002</text:p>
          </table:table-cell>
          <table:table-cell office:value-type="float" office:value="0.25504300000000002" table:style-name="ce1">
            <text:p>0.255043</text:p>
          </table:table-cell>
          <table:table-cell office:value-type="float" office:value="-1.3546000000000002E-2" table:formula="of:=[.K473]-[.$K$18]" table:style-name="ce1">
            <text:p>-0.013546</text:p>
          </table:table-cell>
          <table:table-cell office:value-type="float" office:value="-6.8679900000000002E-2" table:style-name="ce1">
            <text:p>-0.0686799</text:p>
          </table:table-cell>
          <table:table-cell office:value-type="float" office:value="-5.8311700000000001E-3" table:style-name="ce1">
            <text:p>-0.00583117</text:p>
          </table:table-cell>
          <table:table-cell table:number-columns-repeated="16370"/>
        </table:table-row>
        <table:table-row table:style-name="ro1">
          <table:table-cell office:value-type="float" office:value="22.7" table:style-name="ce1">
            <text:p>22.7</text:p>
          </table:table-cell>
          <table:table-cell office:value-type="float" office:value="-2.9559999999999999E-3" table:style-name="ce1">
            <text:p>-0.0029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1200100000000006" table:style-name="ce1">
            <text:p>9.12001</text:p>
          </table:table-cell>
          <table:table-cell office:value-type="float" office:value="0.25487599999999999" table:style-name="ce1">
            <text:p>0.254876</text:p>
          </table:table-cell>
          <table:table-cell office:value-type="float" office:value="-1.3713000000000031E-2" table:formula="of:=[.K474]-[.$K$18]" table:style-name="ce1">
            <text:p>-0.013713</text:p>
          </table:table-cell>
          <table:table-cell office:value-type="float" office:value="-6.6832000000000003E-2" table:style-name="ce1">
            <text:p>-0.066832</text:p>
          </table:table-cell>
          <table:table-cell office:value-type="float" office:value="-1.9180099999999999E-3" table:style-name="ce1">
            <text:p>-0.00191801</text:p>
          </table:table-cell>
          <table:table-cell table:number-columns-repeated="16370"/>
        </table:table-row>
        <table:table-row table:style-name="ro1">
          <table:table-cell office:value-type="float" office:value="22.75" table:style-name="ce1">
            <text:p>22.75</text:p>
          </table:table-cell>
          <table:table-cell office:value-type="float" office:value="-2.4740000000000001E-3" table:style-name="ce1">
            <text:p>-0.0024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1400100000000002" table:style-name="ce1">
            <text:p>9.14001</text:p>
          </table:table-cell>
          <table:table-cell office:value-type="float" office:value="0.25484000000000001" table:style-name="ce1">
            <text:p>0.25484</text:p>
          </table:table-cell>
          <table:table-cell office:value-type="float" office:value="-1.3749000000000011E-2" table:formula="of:=[.K475]-[.$K$18]" table:style-name="ce1">
            <text:p>-0.013749</text:p>
          </table:table-cell>
          <table:table-cell office:value-type="float" office:value="-6.4030100000000006E-2" table:style-name="ce1">
            <text:p>-0.0640301</text:p>
          </table:table-cell>
          <table:table-cell office:value-type="float" office:value="2.6221E-3" table:style-name="ce3">
            <text:p>2.62E-03</text:p>
          </table:table-cell>
          <table:table-cell table:number-columns-repeated="16370"/>
        </table:table-row>
        <table:table-row table:style-name="ro1">
          <table:table-cell office:value-type="float" office:value="22.8" table:style-name="ce1">
            <text:p>22.8</text:p>
          </table:table-cell>
          <table:table-cell office:value-type="float" office:value="-2.029E-3" table:style-name="ce1">
            <text:p>-0.0020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16005" table:style-name="ce1">
            <text:p>9.16005</text:p>
          </table:table-cell>
          <table:table-cell office:value-type="float" office:value="0.25491799999999998" table:style-name="ce1">
            <text:p>0.254918</text:p>
          </table:table-cell>
          <table:table-cell office:value-type="float" office:value="-1.3671000000000044E-2" table:formula="of:=[.K476]-[.$K$18]" table:style-name="ce1">
            <text:p>-0.013671</text:p>
          </table:table-cell>
          <table:table-cell office:value-type="float" office:value="-6.0807800000000002E-2" table:style-name="ce1">
            <text:p>-0.0608078</text:p>
          </table:table-cell>
          <table:table-cell office:value-type="float" office:value="6.6421700000000002E-3" table:style-name="ce1">
            <text:p>0.00664217</text:p>
          </table:table-cell>
          <table:table-cell table:number-columns-repeated="16370"/>
        </table:table-row>
        <table:table-row table:style-name="ro1">
          <table:table-cell office:value-type="float" office:value="22.85" table:style-name="ce1">
            <text:p>22.85</text:p>
          </table:table-cell>
          <table:table-cell office:value-type="float" office:value="-1.5200000000000001E-3" table:style-name="ce1">
            <text:p>-0.00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1800200000000007" table:style-name="ce1">
            <text:p>9.18002</text:p>
          </table:table-cell>
          <table:table-cell office:value-type="float" office:value="0.25514300000000001" table:style-name="ce1">
            <text:p>0.255143</text:p>
          </table:table-cell>
          <table:table-cell office:value-type="float" office:value="-1.3446000000000013E-2" table:formula="of:=[.K477]-[.$K$18]" table:style-name="ce1">
            <text:p>-0.013446</text:p>
          </table:table-cell>
          <table:table-cell office:value-type="float" office:value="-5.6586999999999998E-2" table:style-name="ce1">
            <text:p>-0.056587</text:p>
          </table:table-cell>
          <table:table-cell office:value-type="float" office:value="1.12342E-2" table:style-name="ce1">
            <text:p>0.0112342</text:p>
          </table:table-cell>
          <table:table-cell table:number-columns-repeated="16370"/>
        </table:table-row>
        <table:table-row table:style-name="ro1">
          <table:table-cell office:value-type="float" office:value="22.9" table:style-name="ce1">
            <text:p>22.9</text:p>
          </table:table-cell>
          <table:table-cell office:value-type="float" office:value="-8.5300000000000003E-4" table:style-name="ce1">
            <text:p>-0.0008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1999999999999993" table:style-name="ce1">
            <text:p>9.2</text:p>
          </table:table-cell>
          <table:table-cell office:value-type="float" office:value="0.25558599999999998" table:style-name="ce1">
            <text:p>0.255586</text:p>
          </table:table-cell>
          <table:table-cell office:value-type="float" office:value="-1.3003000000000042E-2" table:formula="of:=[.K478]-[.$K$18]" table:style-name="ce1">
            <text:p>-0.013003</text:p>
          </table:table-cell>
          <table:table-cell office:value-type="float" office:value="-4.8781199999999997E-2" table:style-name="ce1">
            <text:p>-0.0487812</text:p>
          </table:table-cell>
          <table:table-cell office:value-type="float" office:value="1.51737E-2" table:style-name="ce1">
            <text:p>0.0151737</text:p>
          </table:table-cell>
          <table:table-cell table:number-columns-repeated="16370"/>
        </table:table-row>
        <table:table-row table:style-name="ro1">
          <table:table-cell office:value-type="float" office:value="22.95" table:style-name="ce1">
            <text:p>22.95</text:p>
          </table:table-cell>
          <table:table-cell office:value-type="float" office:value="3.6999999999999998E-5" table:style-name="ce1">
            <text:p>0.0000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2200199999999999" table:style-name="ce1">
            <text:p>9.22002</text:p>
          </table:table-cell>
          <table:table-cell office:value-type="float" office:value="0.25630999999999998" table:style-name="ce1">
            <text:p>0.25631</text:p>
          </table:table-cell>
          <table:table-cell office:value-type="float" office:value="-1.227900000000004E-2" table:formula="of:=[.K479]-[.$K$18]" table:style-name="ce1">
            <text:p>-0.012279</text:p>
          </table:table-cell>
          <table:table-cell office:value-type="float" office:value="-4.1479799999999997E-2" table:style-name="ce1">
            <text:p>-0.0414798</text:p>
          </table:table-cell>
          <table:table-cell office:value-type="float" office:value="1.98873E-2" table:style-name="ce1">
            <text:p>0.0198873</text:p>
          </table:table-cell>
          <table:table-cell table:number-columns-repeated="1637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1869999999999999E-3" table:style-name="ce1">
            <text:p>0.001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2400500000000001" table:style-name="ce1">
            <text:p>9.24005</text:p>
          </table:table-cell>
          <table:table-cell office:value-type="float" office:value="0.25734200000000002" table:style-name="ce1">
            <text:p>0.257342</text:p>
          </table:table-cell>
          <table:table-cell office:value-type="float" office:value="-1.1247000000000007E-2" table:formula="of:=[.K480]-[.$K$18]" table:style-name="ce1">
            <text:p>-0.011247</text:p>
          </table:table-cell>
          <table:table-cell office:value-type="float" office:value="-3.2435199999999997E-2" table:style-name="ce1">
            <text:p>-0.0324352</text:p>
          </table:table-cell>
          <table:table-cell office:value-type="float" office:value="2.3753099999999999E-2" table:style-name="ce1">
            <text:p>0.0237531</text:p>
          </table:table-cell>
          <table:table-cell table:number-columns-repeated="16370"/>
        </table:table-row>
        <table:table-row table:style-name="ro1">
          <table:table-cell office:value-type="float" office:value="23.05" table:style-name="ce1">
            <text:p>23.05</text:p>
          </table:table-cell>
          <table:table-cell office:value-type="float" office:value="2.5969999999999999E-3" table:style-name="ce1">
            <text:p>0.0025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2600099999999994" table:style-name="ce1">
            <text:p>9.26001</text:p>
          </table:table-cell>
          <table:table-cell office:value-type="float" office:value="0.25869500000000001" table:style-name="ce1">
            <text:p>0.258695</text:p>
          </table:table-cell>
          <table:table-cell office:value-type="float" office:value="-9.8940000000000139E-3" table:formula="of:=[.K481]-[.$K$18]" table:style-name="ce1">
            <text:p>-0.009894</text:p>
          </table:table-cell>
          <table:table-cell office:value-type="float" office:value="-2.15488E-2" table:style-name="ce1">
            <text:p>-0.0215488</text:p>
          </table:table-cell>
          <table:table-cell office:value-type="float" office:value="2.8091600000000001E-2" table:style-name="ce1">
            <text:p>0.0280916</text:p>
          </table:table-cell>
          <table:table-cell table:number-columns-repeated="16370"/>
        </table:table-row>
        <table:table-row table:style-name="ro1">
          <table:table-cell office:value-type="float" office:value="23.1" table:style-name="ce1">
            <text:p>23.1</text:p>
          </table:table-cell>
          <table:table-cell office:value-type="float" office:value="4.235E-3" table:style-name="ce1">
            <text:p>0.0042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2800499999999992" table:style-name="ce1">
            <text:p>9.28005</text:p>
          </table:table-cell>
          <table:table-cell office:value-type="float" office:value="0.26033000000000001" table:style-name="ce1">
            <text:p>0.26033</text:p>
          </table:table-cell>
          <table:table-cell office:value-type="float" office:value="-8.2590000000000163E-3" table:formula="of:=[.K482]-[.$K$18]" table:style-name="ce1">
            <text:p>-0.008259</text:p>
          </table:table-cell>
          <table:table-cell office:value-type="float" office:value="-1.02351E-2" table:style-name="ce1">
            <text:p>-0.0102351</text:p>
          </table:table-cell>
          <table:table-cell office:value-type="float" office:value="3.2216599999999998E-2" table:style-name="ce1">
            <text:p>0.0322166</text:p>
          </table:table-cell>
          <table:table-cell table:number-columns-repeated="16370"/>
        </table:table-row>
        <table:table-row table:style-name="ro1">
          <table:table-cell office:value-type="float" office:value="23.15" table:style-name="ce1">
            <text:p>23.15</text:p>
          </table:table-cell>
          <table:table-cell office:value-type="float" office:value="6.0280000000000004E-3" table:style-name="ce1">
            <text:p>0.006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3000100000000003" table:style-name="ce1">
            <text:p>9.30001</text:p>
          </table:table-cell>
          <table:table-cell office:value-type="float" office:value="0.262262" table:style-name="ce1">
            <text:p>0.262262</text:p>
          </table:table-cell>
          <table:table-cell office:value-type="float" office:value="-6.327000000000027E-3" table:formula="of:=[.K483]-[.$K$18]" table:style-name="ce1">
            <text:p>-0.006327</text:p>
          </table:table-cell>
          <table:table-cell office:value-type="float" office:value="2.3305399999999999E-3" table:style-name="ce1">
            <text:p>0.00233054</text:p>
          </table:table-cell>
          <table:table-cell office:value-type="float" office:value="3.5748500000000002E-2" table:style-name="ce1">
            <text:p>0.0357485</text:p>
          </table:table-cell>
          <table:table-cell table:number-columns-repeated="16370"/>
        </table:table-row>
        <table:table-row table:style-name="ro1">
          <table:table-cell office:value-type="float" office:value="23.2" table:style-name="ce1">
            <text:p>23.2</text:p>
          </table:table-cell>
          <table:table-cell office:value-type="float" office:value="7.8729999999999998E-3" table:style-name="ce1">
            <text:p>0.0078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3200299999999991" table:style-name="ce1">
            <text:p>9.32003</text:p>
          </table:table-cell>
          <table:table-cell office:value-type="float" office:value="0.26444400000000001" table:style-name="ce1">
            <text:p>0.264444</text:p>
          </table:table-cell>
          <table:table-cell office:value-type="float" office:value="-4.1450000000000098E-3" table:formula="of:=[.K484]-[.$K$18]" table:style-name="ce1">
            <text:p>-0.004145</text:p>
          </table:table-cell>
          <table:table-cell office:value-type="float" office:value="1.5137599999999999E-2" table:style-name="ce1">
            <text:p>0.0151376</text:p>
          </table:table-cell>
          <table:table-cell office:value-type="float" office:value="4.0115400000000002E-2" table:style-name="ce1">
            <text:p>0.0401154</text:p>
          </table:table-cell>
          <table:table-cell table:number-columns-repeated="16370"/>
        </table:table-row>
        <table:table-row table:style-name="ro1">
          <table:table-cell office:value-type="float" office:value="23.25" table:style-name="ce1">
            <text:p>23.25</text:p>
          </table:table-cell>
          <table:table-cell office:value-type="float" office:value="9.6399999999999993E-3" table:style-name="ce1">
            <text:p>0.00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3400099999999995" table:style-name="ce1">
            <text:p>9.34001</text:p>
          </table:table-cell>
          <table:table-cell office:value-type="float" office:value="0.266874" table:style-name="ce1">
            <text:p>0.266874</text:p>
          </table:table-cell>
          <table:table-cell office:value-type="float" office:value="-1.7150000000000221E-3" table:formula="of:=[.K485]-[.$K$18]" table:style-name="ce1">
            <text:p>-0.001715</text:p>
          </table:table-cell>
          <table:table-cell office:value-type="float" office:value="2.79417E-2" table:style-name="ce1">
            <text:p>0.0279417</text:p>
          </table:table-cell>
          <table:table-cell office:value-type="float" office:value="4.2537600000000002E-2" table:style-name="ce1">
            <text:p>0.0425376</text:p>
          </table:table-cell>
          <table:table-cell table:number-columns-repeated="16370"/>
        </table:table-row>
        <table:table-row table:style-name="ro1">
          <table:table-cell office:value-type="float" office:value="23.3" table:style-name="ce1">
            <text:p>23.3</text:p>
          </table:table-cell>
          <table:table-cell office:value-type="float" office:value="1.1192000000000001E-2" table:style-name="ce1">
            <text:p>0.0111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3600100000000008" table:style-name="ce1">
            <text:p>9.36001</text:p>
          </table:table-cell>
          <table:table-cell office:value-type="float" office:value="0.26953500000000002" table:style-name="ce1">
            <text:p>0.269535</text:p>
          </table:table-cell>
          <table:table-cell office:value-type="float" office:value="9.4600000000000239E-4" table:formula="of:=[.K486]-[.$K$18]" table:style-name="ce1">
            <text:p>0.000946</text:p>
          </table:table-cell>
          <table:table-cell office:value-type="float" office:value="4.1474700000000003E-2" table:style-name="ce1">
            <text:p>0.0414747</text:p>
          </table:table-cell>
          <table:table-cell office:value-type="float" office:value="4.5699400000000001E-2" table:style-name="ce1">
            <text:p>0.0456994</text:p>
          </table:table-cell>
          <table:table-cell table:number-columns-repeated="16370"/>
        </table:table-row>
        <table:table-row table:style-name="ro1">
          <table:table-cell office:value-type="float" office:value="23.35" table:style-name="ce1">
            <text:p>23.35</text:p>
          </table:table-cell>
          <table:table-cell office:value-type="float" office:value="1.2389000000000001E-2" table:style-name="ce1">
            <text:p>0.0123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3800100000000004" table:style-name="ce1">
            <text:p>9.38001</text:p>
          </table:table-cell>
          <table:table-cell office:value-type="float" office:value="0.27237699999999998" table:style-name="ce1">
            <text:p>0.272377</text:p>
          </table:table-cell>
          <table:table-cell office:value-type="float" office:value="3.7879999999999581E-3" table:formula="of:=[.K487]-[.$K$18]" table:style-name="ce1">
            <text:p>0.003788</text:p>
          </table:table-cell>
          <table:table-cell office:value-type="float" office:value="5.36675E-2" table:style-name="ce1">
            <text:p>0.0536675</text:p>
          </table:table-cell>
          <table:table-cell office:value-type="float" office:value="4.7454900000000001E-2" table:style-name="ce1">
            <text:p>0.0474549</text:p>
          </table:table-cell>
          <table:table-cell table:number-columns-repeated="16370"/>
        </table:table-row>
        <table:table-row table:style-name="ro1">
          <table:table-cell office:value-type="float" office:value="23.4" table:style-name="ce1">
            <text:p>23.4</text:p>
          </table:table-cell>
          <table:table-cell office:value-type="float" office:value="1.3096E-2" table:style-name="ce1">
            <text:p>0.0130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4000299999999992" table:style-name="ce1">
            <text:p>9.40003</text:p>
          </table:table-cell>
          <table:table-cell office:value-type="float" office:value="0.27535999999999999" table:style-name="ce1">
            <text:p>0.27536</text:p>
          </table:table-cell>
          <table:table-cell office:value-type="float" office:value="6.7709999999999715E-3" table:formula="of:=[.K488]-[.$K$18]" table:style-name="ce1">
            <text:p>0.006771</text:p>
          </table:table-cell>
          <table:table-cell office:value-type="float" office:value="6.6672800000000004E-2" table:style-name="ce1">
            <text:p>0.0666728</text:p>
          </table:table-cell>
          <table:table-cell office:value-type="float" office:value="4.8559999999999999E-2" table:style-name="ce1">
            <text:p>0.04856</text:p>
          </table:table-cell>
          <table:table-cell table:number-columns-repeated="16370"/>
        </table:table-row>
        <table:table-row table:style-name="ro1">
          <table:table-cell office:value-type="float" office:value="23.45" table:style-name="ce1">
            <text:p>23.45</text:p>
          </table:table-cell>
          <table:table-cell office:value-type="float" office:value="1.3179E-2" table:style-name="ce1">
            <text:p>0.013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42" table:style-name="ce1">
            <text:p>9.42</text:p>
          </table:table-cell>
          <table:table-cell office:value-type="float" office:value="0.27841700000000003" table:style-name="ce1">
            <text:p>0.278417</text:p>
          </table:table-cell>
          <table:table-cell office:value-type="float" office:value="9.8280000000000034E-3" table:formula="of:=[.K489]-[.$K$18]" table:style-name="ce1">
            <text:p>0.009828</text:p>
          </table:table-cell>
          <table:table-cell office:value-type="float" office:value="8.0192799999999995E-2" table:style-name="ce1">
            <text:p>0.0801928</text:p>
          </table:table-cell>
          <table:table-cell office:value-type="float" office:value="4.8795699999999997E-2" table:style-name="ce1">
            <text:p>0.0487957</text:p>
          </table:table-cell>
          <table:table-cell table:number-columns-repeated="16370"/>
        </table:table-row>
        <table:table-row table:style-name="ro1">
          <table:table-cell office:value-type="float" office:value="23.5" table:style-name="ce1">
            <text:p>23.5</text:p>
          </table:table-cell>
          <table:table-cell office:value-type="float" office:value="1.251E-2" table:style-name="ce1">
            <text:p>0.01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44" table:style-name="ce1">
            <text:p>9.44</text:p>
          </table:table-cell>
          <table:table-cell office:value-type="float" office:value="0.28169100000000002" table:style-name="ce1">
            <text:p>0.281691</text:p>
          </table:table-cell>
          <table:table-cell office:value-type="float" office:value="1.3102000000000003E-2" table:formula="of:=[.K490]-[.$K$18]" table:style-name="ce1">
            <text:p>0.013102</text:p>
          </table:table-cell>
          <table:table-cell office:value-type="float" office:value="9.47128E-2" table:style-name="ce1">
            <text:p>0.0947128</text:p>
          </table:table-cell>
          <table:table-cell office:value-type="float" office:value="4.75825E-2" table:style-name="ce1">
            <text:p>0.0475825</text:p>
          </table:table-cell>
          <table:table-cell table:number-columns-repeated="16370"/>
        </table:table-row>
        <table:table-row table:style-name="ro1">
          <table:table-cell office:value-type="float" office:value="23.55" table:style-name="ce1">
            <text:p>23.55</text:p>
          </table:table-cell>
          <table:table-cell office:value-type="float" office:value="1.0977000000000001E-2" table:style-name="ce1">
            <text:p>0.0109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4600500000000007" table:style-name="ce1">
            <text:p>9.46005</text:p>
          </table:table-cell>
          <table:table-cell office:value-type="float" office:value="0.28500399999999998" table:style-name="ce1">
            <text:p>0.285004</text:p>
          </table:table-cell>
          <table:table-cell office:value-type="float" office:value="1.6414999999999957E-2" table:formula="of:=[.K491]-[.$K$18]" table:style-name="ce1">
            <text:p>0.016415</text:p>
          </table:table-cell>
          <table:table-cell office:value-type="float" office:value="0.10828500000000001" table:style-name="ce1">
            <text:p>0.108285</text:p>
          </table:table-cell>
          <table:table-cell office:value-type="float" office:value="4.5482399999999999E-2" table:style-name="ce1">
            <text:p>0.0454824</text:p>
          </table:table-cell>
          <table:table-cell table:number-columns-repeated="16370"/>
        </table:table-row>
        <table:table-row table:style-name="ro1">
          <table:table-cell office:value-type="float" office:value="23.6" table:style-name="ce1">
            <text:p>23.6</text:p>
          </table:table-cell>
          <table:table-cell office:value-type="float" office:value="8.4939999999999998E-3" table:style-name="ce1">
            <text:p>0.008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4800199999999997" table:style-name="ce1">
            <text:p>9.48002</text:p>
          </table:table-cell>
          <table:table-cell office:value-type="float" office:value="0.28816599999999998" table:style-name="ce1">
            <text:p>0.288166</text:p>
          </table:table-cell>
          <table:table-cell office:value-type="float" office:value="1.9576999999999956E-2" table:formula="of:=[.K492]-[.$K$18]" table:style-name="ce1">
            <text:p>0.019577</text:p>
          </table:table-cell>
          <table:table-cell office:value-type="float" office:value="0.120266" table:style-name="ce1">
            <text:p>0.120266</text:p>
          </table:table-cell>
          <table:table-cell office:value-type="float" office:value="3.8915900000000003E-2" table:style-name="ce1">
            <text:p>0.0389159</text:p>
          </table:table-cell>
          <table:table-cell table:number-columns-repeated="16370"/>
        </table:table-row>
        <table:table-row table:style-name="ro1">
          <table:table-cell office:value-type="float" office:value="23.65" table:style-name="ce1">
            <text:p>23.65</text:p>
          </table:table-cell>
          <table:table-cell office:value-type="float" office:value="5.0260000000000001E-3" table:style-name="ce1">
            <text:p>0.005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5000199999999992" table:style-name="ce1">
            <text:p>9.50002</text:p>
          </table:table-cell>
          <table:table-cell office:value-type="float" office:value="0.29063299999999997" table:style-name="ce1">
            <text:p>0.290633</text:p>
          </table:table-cell>
          <table:table-cell office:value-type="float" office:value="2.2043999999999953E-2" table:formula="of:=[.K493]-[.$K$18]" table:style-name="ce1">
            <text:p>0.022044</text:p>
          </table:table-cell>
          <table:table-cell office:value-type="float" office:value="0.131328" table:style-name="ce1">
            <text:p>0.131328</text:p>
          </table:table-cell>
          <table:table-cell office:value-type="float" office:value="3.1852699999999998E-2" table:style-name="ce1">
            <text:p>0.0318527</text:p>
          </table:table-cell>
          <table:table-cell table:number-columns-repeated="16370"/>
        </table:table-row>
        <table:table-row table:style-name="ro1">
          <table:table-cell office:value-type="float" office:value="23.7" table:style-name="ce1">
            <text:p>23.7</text:p>
          </table:table-cell>
          <table:table-cell office:value-type="float" office:value="6.1600000000000001E-4" table:style-name="ce1">
            <text:p>0.000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5200200000000006" table:style-name="ce1">
            <text:p>9.52002</text:p>
          </table:table-cell>
          <table:table-cell office:value-type="float" office:value="0.29289300000000001" table:style-name="ce1">
            <text:p>0.292893</text:p>
          </table:table-cell>
          <table:table-cell office:value-type="float" office:value="2.4303999999999992E-2" table:formula="of:=[.K494]-[.$K$18]" table:style-name="ce1">
            <text:p>0.024304</text:p>
          </table:table-cell>
          <table:table-cell office:value-type="float" office:value="0.140849" table:style-name="ce1">
            <text:p>0.140849</text:p>
          </table:table-cell>
          <table:table-cell office:value-type="float" office:value="2.2552599999999999E-2" table:style-name="ce1">
            <text:p>0.0225526</text:p>
          </table:table-cell>
          <table:table-cell table:number-columns-repeated="16370"/>
        </table:table-row>
        <table:table-row table:style-name="ro1">
          <table:table-cell office:value-type="float" office:value="23.75" table:style-name="ce1">
            <text:p>23.75</text:p>
          </table:table-cell>
          <table:table-cell office:value-type="float" office:value="-4.5859999999999998E-3" table:style-name="ce1">
            <text:p>-0.0045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5400200000000002" table:style-name="ce1">
            <text:p>9.54002</text:p>
          </table:table-cell>
          <table:table-cell office:value-type="float" office:value="0.29490300000000003" table:style-name="ce1">
            <text:p>0.294903</text:p>
          </table:table-cell>
          <table:table-cell office:value-type="float" office:value="2.6314000000000004E-2" table:formula="of:=[.K495]-[.$K$18]" table:style-name="ce1">
            <text:p>0.026314</text:p>
          </table:table-cell>
          <table:table-cell office:value-type="float" office:value="0.14790500000000001" table:style-name="ce1">
            <text:p>0.147905</text:p>
          </table:table-cell>
          <table:table-cell office:value-type="float" office:value="1.5206799999999999E-2" table:style-name="ce1">
            <text:p>0.0152068</text:p>
          </table:table-cell>
          <table:table-cell table:number-columns-repeated="16370"/>
        </table:table-row>
        <table:table-row table:style-name="ro1">
          <table:table-cell office:value-type="float" office:value="23.8" table:style-name="ce1">
            <text:p>23.8</text:p>
          </table:table-cell>
          <table:table-cell office:value-type="float" office:value="-1.0298E-2" table:style-name="ce1">
            <text:p>-0.0102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5600100000000001" table:style-name="ce1">
            <text:p>9.56001</text:p>
          </table:table-cell>
          <table:table-cell office:value-type="float" office:value="0.29598400000000002" table:style-name="ce1">
            <text:p>0.295984</text:p>
          </table:table-cell>
          <table:table-cell office:value-type="float" office:value="2.7395000000000003E-2" table:formula="of:=[.K496]-[.$K$18]" table:style-name="ce1">
            <text:p>0.027395</text:p>
          </table:table-cell>
          <table:table-cell office:value-type="float" office:value="0.151504" table:style-name="ce1">
            <text:p>0.151504</text:p>
          </table:table-cell>
          <table:table-cell office:value-type="float" office:value="7.7873899999999999E-3" table:style-name="ce1">
            <text:p>0.00778739</text:p>
          </table:table-cell>
          <table:table-cell table:number-columns-repeated="16370"/>
        </table:table-row>
        <table:table-row table:style-name="ro1">
          <table:table-cell office:value-type="float" office:value="23.85" table:style-name="ce1">
            <text:p>23.85</text:p>
          </table:table-cell>
          <table:table-cell office:value-type="float" office:value="-1.6111E-2" table:style-name="ce1">
            <text:p>-0.0161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5800199999999993" table:style-name="ce1">
            <text:p>9.58002</text:p>
          </table:table-cell>
          <table:table-cell office:value-type="float" office:value="0.29607" table:style-name="ce1">
            <text:p>0.29607</text:p>
          </table:table-cell>
          <table:table-cell office:value-type="float" office:value="2.7480999999999978E-2" table:formula="of:=[.K497]-[.$K$18]" table:style-name="ce1">
            <text:p>0.027481</text:p>
          </table:table-cell>
          <table:table-cell office:value-type="float" office:value="0.15212200000000001" table:style-name="ce1">
            <text:p>0.152122</text:p>
          </table:table-cell>
          <table:table-cell office:value-type="float" office:value="-2.6351299999999999E-3" table:style-name="ce1">
            <text:p>-0.00263513</text:p>
          </table:table-cell>
          <table:table-cell table:number-columns-repeated="16370"/>
        </table:table-row>
        <table:table-row table:style-name="ro1">
          <table:table-cell office:value-type="float" office:value="23.9" table:style-name="ce1">
            <text:p>23.9</text:p>
          </table:table-cell>
          <table:table-cell office:value-type="float" office:value="-2.1505E-2" table:style-name="ce1">
            <text:p>-0.0215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6000300000000003" table:style-name="ce1">
            <text:p>9.60003</text:p>
          </table:table-cell>
          <table:table-cell office:value-type="float" office:value="0.29508000000000001" table:style-name="ce1">
            <text:p>0.29508</text:p>
          </table:table-cell>
          <table:table-cell office:value-type="float" office:value="2.6490999999999987E-2" table:formula="of:=[.K498]-[.$K$18]" table:style-name="ce1">
            <text:p>0.026491</text:p>
          </table:table-cell>
          <table:table-cell office:value-type="float" office:value="0.150975" table:style-name="ce1">
            <text:p>0.150975</text:p>
          </table:table-cell>
          <table:table-cell office:value-type="float" office:value="-1.14237E-2" table:style-name="ce1">
            <text:p>-0.0114237</text:p>
          </table:table-cell>
          <table:table-cell table:number-columns-repeated="16370"/>
        </table:table-row>
        <table:table-row table:style-name="ro1">
          <table:table-cell office:value-type="float" office:value="23.95" table:style-name="ce1">
            <text:p>23.95</text:p>
          </table:table-cell>
          <table:table-cell office:value-type="float" office:value="-2.5898000000000001E-2" table:style-name="ce1">
            <text:p>-0.0258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6199999999999992" table:style-name="ce1">
            <text:p>9.62</text:p>
          </table:table-cell>
          <table:table-cell office:value-type="float" office:value="0.293572" table:style-name="ce1">
            <text:p>0.293572</text:p>
          </table:table-cell>
          <table:table-cell office:value-type="float" office:value="2.4982999999999977E-2" table:formula="of:=[.K499]-[.$K$18]" table:style-name="ce1">
            <text:p>0.024983</text:p>
          </table:table-cell>
          <table:table-cell office:value-type="float" office:value="0.14802999999999999" table:style-name="ce1">
            <text:p>0.14803</text:p>
          </table:table-cell>
          <table:table-cell office:value-type="float" office:value="-1.92528E-2" table:style-name="ce1">
            <text:p>-0.0192528</text:p>
          </table:table-cell>
          <table:table-cell table:number-columns-repeated="1637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-2.8712000000000001E-2" table:style-name="ce1">
            <text:p>-0.0287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6400500000000005" table:style-name="ce1">
            <text:p>9.64005</text:p>
          </table:table-cell>
          <table:table-cell office:value-type="float" office:value="0.29133300000000001" table:style-name="ce1">
            <text:p>0.291333</text:p>
          </table:table-cell>
          <table:table-cell office:value-type="float" office:value="2.2743999999999986E-2" table:formula="of:=[.K500]-[.$K$18]" table:style-name="ce1">
            <text:p>0.022744</text:p>
          </table:table-cell>
          <table:table-cell office:value-type="float" office:value="0.14366599999999999" table:style-name="ce1">
            <text:p>0.143666</text:p>
          </table:table-cell>
          <table:table-cell office:value-type="float" office:value="-2.2413700000000002E-2" table:style-name="ce1">
            <text:p>-0.0224137</text:p>
          </table:table-cell>
          <table:table-cell table:number-columns-repeated="16370"/>
        </table:table-row>
        <table:table-row table:style-name="ro1">
          <table:table-cell office:value-type="float" office:value="24.05" table:style-name="ce1">
            <text:p>24.05</text:p>
          </table:table-cell>
          <table:table-cell office:value-type="float" office:value="-2.9461000000000001E-2" table:style-name="ce1">
            <text:p>-0.0294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6600199999999994" table:style-name="ce1">
            <text:p>9.66002</text:p>
          </table:table-cell>
          <table:table-cell office:value-type="float" office:value="0.28856199999999999" table:style-name="ce1">
            <text:p>0.288562</text:p>
          </table:table-cell>
          <table:table-cell office:value-type="float" office:value="1.9972999999999963E-2" table:formula="of:=[.K501]-[.$K$18]" table:style-name="ce1">
            <text:p>0.019973</text:p>
          </table:table-cell>
          <table:table-cell office:value-type="float" office:value="0.13805400000000001" table:style-name="ce1">
            <text:p>0.138054</text:p>
          </table:table-cell>
          <table:table-cell office:value-type="float" office:value="-2.6931E-2" table:style-name="ce1">
            <text:p>-0.026931</text:p>
          </table:table-cell>
          <table:table-cell table:number-columns-repeated="16370"/>
        </table:table-row>
        <table:table-row table:style-name="ro1">
          <table:table-cell office:value-type="float" office:value="24.1" table:style-name="ce1">
            <text:p>24.1</text:p>
          </table:table-cell>
          <table:table-cell office:value-type="float" office:value="-2.784E-2" table:style-name="ce1">
            <text:p>-0.02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68004" table:style-name="ce1">
            <text:p>9.68004</text:p>
          </table:table-cell>
          <table:table-cell office:value-type="float" office:value="0.28565000000000002" table:style-name="ce1">
            <text:p>0.28565</text:p>
          </table:table-cell>
          <table:table-cell office:value-type="float" office:value="1.7060999999999993E-2" table:formula="of:=[.K502]-[.$K$18]" table:style-name="ce1">
            <text:p>0.017061</text:p>
          </table:table-cell>
          <table:table-cell office:value-type="float" office:value="0.13033500000000001" table:style-name="ce1">
            <text:p>0.130335</text:p>
          </table:table-cell>
          <table:table-cell office:value-type="float" office:value="-3.2804300000000002E-2" table:style-name="ce1">
            <text:p>-0.0328043</text:p>
          </table:table-cell>
          <table:table-cell table:number-columns-repeated="16370"/>
        </table:table-row>
        <table:table-row table:style-name="ro1">
          <table:table-cell office:value-type="float" office:value="24.15" table:style-name="ce1">
            <text:p>24.15</text:p>
          </table:table-cell>
          <table:table-cell office:value-type="float" office:value="-2.3799000000000001E-2" table:style-name="ce1">
            <text:p>-0.0237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7000100000000007" table:style-name="ce1">
            <text:p>9.70001</text:p>
          </table:table-cell>
          <table:table-cell office:value-type="float" office:value="0.28290799999999999" table:style-name="ce1">
            <text:p>0.282908</text:p>
          </table:table-cell>
          <table:table-cell office:value-type="float" office:value="1.4318999999999971E-2" table:formula="of:=[.K503]-[.$K$18]" table:style-name="ce1">
            <text:p>0.014319</text:p>
          </table:table-cell>
          <table:table-cell office:value-type="float" office:value="0.120474" table:style-name="ce1">
            <text:p>0.120474</text:p>
          </table:table-cell>
          <table:table-cell office:value-type="float" office:value="-3.63507E-2" table:style-name="ce1">
            <text:p>-0.0363507</text:p>
          </table:table-cell>
          <table:table-cell table:number-columns-repeated="16370"/>
        </table:table-row>
        <table:table-row table:style-name="ro1">
          <table:table-cell office:value-type="float" office:value="24.2" table:style-name="ce1">
            <text:p>24.2</text:p>
          </table:table-cell>
          <table:table-cell office:value-type="float" office:value="-1.7576000000000001E-2" table:style-name="ce1">
            <text:p>-0.0175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7200299999999995" table:style-name="ce1">
            <text:p>9.72003</text:p>
          </table:table-cell>
          <table:table-cell office:value-type="float" office:value="0.28026600000000002" table:style-name="ce1">
            <text:p>0.280266</text:p>
          </table:table-cell>
          <table:table-cell office:value-type="float" office:value="1.1676999999999993E-2" table:formula="of:=[.K504]-[.$K$18]" table:style-name="ce1">
            <text:p>0.011677</text:p>
          </table:table-cell>
          <table:table-cell office:value-type="float" office:value="0.10885499999999999" table:style-name="ce1">
            <text:p>0.108855</text:p>
          </table:table-cell>
          <table:table-cell office:value-type="float" office:value="-3.9523700000000002E-2" table:style-name="ce1">
            <text:p>-0.0395237</text:p>
          </table:table-cell>
          <table:table-cell table:number-columns-repeated="16370"/>
        </table:table-row>
        <table:table-row table:style-name="ro1">
          <table:table-cell office:value-type="float" office:value="24.25" table:style-name="ce1">
            <text:p>24.25</text:p>
          </table:table-cell>
          <table:table-cell office:value-type="float" office:value="-9.6869999999999994E-3" table:style-name="ce1">
            <text:p>-0.009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7400199999999995" table:style-name="ce1">
            <text:p>9.74002</text:p>
          </table:table-cell>
          <table:table-cell office:value-type="float" office:value="0.27756799999999998" table:style-name="ce1">
            <text:p>0.277568</text:p>
          </table:table-cell>
          <table:table-cell office:value-type="float" office:value="8.9789999999999592E-3" table:formula="of:=[.K505]-[.$K$18]" table:style-name="ce1">
            <text:p>0.008979</text:p>
          </table:table-cell>
          <table:table-cell office:value-type="float" office:value="9.6190800000000007E-2" table:style-name="ce1">
            <text:p>0.0961908</text:p>
          </table:table-cell>
          <table:table-cell office:value-type="float" office:value="-3.9908600000000002E-2" table:style-name="ce1">
            <text:p>-0.0399086</text:p>
          </table:table-cell>
          <table:table-cell table:number-columns-repeated="16370"/>
        </table:table-row>
        <table:table-row table:style-name="ro1">
          <table:table-cell office:value-type="float" office:value="24.3" table:style-name="ce1">
            <text:p>24.3</text:p>
          </table:table-cell>
          <table:table-cell office:value-type="float" office:value="-8.5700000000000001E-4" table:style-name="ce1">
            <text:p>-0.000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7600099999999994" table:style-name="ce1">
            <text:p>9.76001</text:p>
          </table:table-cell>
          <table:table-cell office:value-type="float" office:value="0.274758" table:style-name="ce1">
            <text:p>0.274758</text:p>
          </table:table-cell>
          <table:table-cell office:value-type="float" office:value="6.1689999999999801E-3" table:formula="of:=[.K506]-[.$K$18]" table:style-name="ce1">
            <text:p>0.006169</text:p>
          </table:table-cell>
          <table:table-cell office:value-type="float" office:value="8.3762500000000004E-2" table:style-name="ce1">
            <text:p>0.0837625</text:p>
          </table:table-cell>
          <table:table-cell office:value-type="float" office:value="-4.1670400000000003E-2" table:style-name="ce1">
            <text:p>-0.0416704</text:p>
          </table:table-cell>
          <table:table-cell table:number-columns-repeated="16370"/>
        </table:table-row>
        <table:table-row table:style-name="ro1">
          <table:table-cell office:value-type="float" office:value="24.35" table:style-name="ce1">
            <text:p>24.35</text:p>
          </table:table-cell>
          <table:table-cell office:value-type="float" office:value="8.071E-3" table:style-name="ce1">
            <text:p>0.0080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7800499999999992" table:style-name="ce1">
            <text:p>9.78005</text:p>
          </table:table-cell>
          <table:table-cell office:value-type="float" office:value="0.27196199999999998" table:style-name="ce1">
            <text:p>0.271962</text:p>
          </table:table-cell>
          <table:table-cell office:value-type="float" office:value="3.3729999999999594E-3" table:formula="of:=[.K507]-[.$K$18]" table:style-name="ce1">
            <text:p>0.003373</text:p>
          </table:table-cell>
          <table:table-cell office:value-type="float" office:value="7.1362900000000007E-2" table:style-name="ce1">
            <text:p>0.0713629</text:p>
          </table:table-cell>
          <table:table-cell office:value-type="float" office:value="-4.2397499999999998E-2" table:style-name="ce1">
            <text:p>-0.0423975</text:p>
          </table:table-cell>
          <table:table-cell table:number-columns-repeated="16370"/>
        </table:table-row>
        <table:table-row table:style-name="ro1">
          <table:table-cell office:value-type="float" office:value="24.4" table:style-name="ce1">
            <text:p>24.4</text:p>
          </table:table-cell>
          <table:table-cell office:value-type="float" office:value="1.6261999999999999E-2" table:style-name="ce1">
            <text:p>0.0162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8000299999999996" table:style-name="ce1">
            <text:p>9.80003</text:p>
          </table:table-cell>
          <table:table-cell office:value-type="float" office:value="0.26930300000000001" table:style-name="ce1">
            <text:p>0.269303</text:p>
          </table:table-cell>
          <table:table-cell office:value-type="float" office:value="7.1399999999999242E-4" table:formula="of:=[.K508]-[.$K$18]" table:style-name="ce1">
            <text:p>0.000714</text:p>
          </table:table-cell>
          <table:table-cell office:value-type="float" office:value="5.9361299999999999E-2" table:style-name="ce1">
            <text:p>0.0593613</text:p>
          </table:table-cell>
          <table:table-cell office:value-type="float" office:value="-4.3217899999999997E-2" table:style-name="ce1">
            <text:p>-0.0432179</text:p>
          </table:table-cell>
          <table:table-cell table:number-columns-repeated="16370"/>
        </table:table-row>
        <table:table-row table:style-name="ro1">
          <table:table-cell office:value-type="float" office:value="24.45" table:style-name="ce1">
            <text:p>24.45</text:p>
          </table:table-cell>
          <table:table-cell office:value-type="float" office:value="2.3E-2" table:style-name="ce1">
            <text:p>0.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8200099999999999" table:style-name="ce1">
            <text:p>9.82001</text:p>
          </table:table-cell>
          <table:table-cell office:value-type="float" office:value="0.26692300000000002" table:style-name="ce1">
            <text:p>0.266923</text:p>
          </table:table-cell>
          <table:table-cell office:value-type="float" office:value="-1.6660000000000008E-3" table:formula="of:=[.K509]-[.$K$18]" table:style-name="ce1">
            <text:p>-0.001666</text:p>
          </table:table-cell>
          <table:table-cell office:value-type="float" office:value="4.7541100000000003E-2" table:style-name="ce1">
            <text:p>0.0475411</text:p>
          </table:table-cell>
          <table:table-cell office:value-type="float" office:value="-4.4135599999999997E-2" table:style-name="ce1">
            <text:p>-0.0441356</text:p>
          </table:table-cell>
          <table:table-cell table:number-columns-repeated="16370"/>
        </table:table-row>
        <table:table-row table:style-name="ro1">
          <table:table-cell office:value-type="float" office:value="24.5" table:style-name="ce1">
            <text:p>24.5</text:p>
          </table:table-cell>
          <table:table-cell office:value-type="float" office:value="2.7779999999999999E-2" table:style-name="ce1">
            <text:p>0.027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8400300000000005" table:style-name="ce1">
            <text:p>9.84003</text:p>
          </table:table-cell>
          <table:table-cell office:value-type="float" office:value="0.26477200000000001" table:style-name="ce1">
            <text:p>0.264772</text:p>
          </table:table-cell>
          <table:table-cell office:value-type="float" office:value="-3.8170000000000148E-3" table:formula="of:=[.K510]-[.$K$18]" table:style-name="ce1">
            <text:p>-0.003817</text:p>
          </table:table-cell>
          <table:table-cell office:value-type="float" office:value="3.4985200000000001E-2" table:style-name="ce1">
            <text:p>0.0349852</text:p>
          </table:table-cell>
          <table:table-cell office:value-type="float" office:value="-4.3280100000000002E-2" table:style-name="ce1">
            <text:p>-0.0432801</text:p>
          </table:table-cell>
          <table:table-cell table:number-columns-repeated="16370"/>
        </table:table-row>
        <table:table-row table:style-name="ro1">
          <table:table-cell office:value-type="float" office:value="24.55" table:style-name="ce1">
            <text:p>24.55</text:p>
          </table:table-cell>
          <table:table-cell office:value-type="float" office:value="3.0360000000000002E-2" table:style-name="ce1">
            <text:p>0.03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8600100000000008" table:style-name="ce1">
            <text:p>9.86001</text:p>
          </table:table-cell>
          <table:table-cell office:value-type="float" office:value="0.26280999999999999" table:style-name="ce1">
            <text:p>0.26281</text:p>
          </table:table-cell>
          <table:table-cell office:value-type="float" office:value="-5.7790000000000341E-3" table:formula="of:=[.K511]-[.$K$18]" table:style-name="ce1">
            <text:p>-0.005779</text:p>
          </table:table-cell>
          <table:table-cell office:value-type="float" office:value="2.2419999999999999E-2" table:style-name="ce1">
            <text:p>0.02242</text:p>
          </table:table-cell>
          <table:table-cell office:value-type="float" office:value="-4.2866500000000002E-2" table:style-name="ce1">
            <text:p>-0.0428665</text:p>
          </table:table-cell>
          <table:table-cell table:number-columns-repeated="16370"/>
        </table:table-row>
        <table:table-row table:style-name="ro1">
          <table:table-cell office:value-type="float" office:value="24.6" table:style-name="ce1">
            <text:p>24.6</text:p>
          </table:table-cell>
          <table:table-cell office:value-type="float" office:value="3.075E-2" table:style-name="ce1">
            <text:p>0.03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8800399999999993" table:style-name="ce1">
            <text:p>9.88004</text:p>
          </table:table-cell>
          <table:table-cell office:value-type="float" office:value="0.26098500000000002" table:style-name="ce1">
            <text:p>0.260985</text:p>
          </table:table-cell>
          <table:table-cell office:value-type="float" office:value="-7.6039999999999996E-3" table:formula="of:=[.K512]-[.$K$18]" table:style-name="ce1">
            <text:p>-0.007604</text:p>
          </table:table-cell>
          <table:table-cell office:value-type="float" office:value="9.5428300000000004E-3" table:style-name="ce1">
            <text:p>0.00954283</text:p>
          </table:table-cell>
          <table:table-cell office:value-type="float" office:value="-4.0410700000000001E-2" table:style-name="ce1">
            <text:p>-0.0404107</text:p>
          </table:table-cell>
          <table:table-cell table:number-columns-repeated="16370"/>
        </table:table-row>
        <table:table-row table:style-name="ro1">
          <table:table-cell office:value-type="float" office:value="24.65" table:style-name="ce1">
            <text:p>24.65</text:p>
          </table:table-cell>
          <table:table-cell office:value-type="float" office:value="2.9152999999999998E-2" table:style-name="ce1">
            <text:p>0.029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9000199999999996" table:style-name="ce1">
            <text:p>9.90002</text:p>
          </table:table-cell>
          <table:table-cell office:value-type="float" office:value="0.25925199999999998" table:style-name="ce1">
            <text:p>0.259252</text:p>
          </table:table-cell>
          <table:table-cell office:value-type="float" office:value="-9.3370000000000397E-3" table:formula="of:=[.K513]-[.$K$18]" table:style-name="ce1">
            <text:p>-0.009337</text:p>
          </table:table-cell>
          <table:table-cell office:value-type="float" office:value="-1.6895300000000001E-3" table:style-name="ce1">
            <text:p>-0.00168953</text:p>
          </table:table-cell>
          <table:table-cell office:value-type="float" office:value="-3.8618199999999998E-2" table:style-name="ce1">
            <text:p>-0.0386182</text:p>
          </table:table-cell>
          <table:table-cell table:number-columns-repeated="16370"/>
        </table:table-row>
        <table:table-row table:style-name="ro1">
          <table:table-cell office:value-type="float" office:value="24.7" table:style-name="ce1">
            <text:p>24.7</text:p>
          </table:table-cell>
          <table:table-cell office:value-type="float" office:value="2.5887E-2" table:style-name="ce1">
            <text:p>0.0258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9200099999999996" table:style-name="ce1">
            <text:p>9.92001</text:p>
          </table:table-cell>
          <table:table-cell office:value-type="float" office:value="0.25761899999999999" table:style-name="ce1">
            <text:p>0.257619</text:p>
          </table:table-cell>
          <table:table-cell office:value-type="float" office:value="-1.0970000000000035E-2" table:formula="of:=[.K514]-[.$K$18]" table:style-name="ce1">
            <text:p>-0.01097</text:p>
          </table:table-cell>
          <table:table-cell office:value-type="float" office:value="-1.08372E-2" table:style-name="ce1">
            <text:p>-0.0108372</text:p>
          </table:table-cell>
          <table:table-cell office:value-type="float" office:value="-3.6700200000000002E-2" table:style-name="ce1">
            <text:p>-0.0367002</text:p>
          </table:table-cell>
          <table:table-cell table:number-columns-repeated="16370"/>
        </table:table-row>
        <table:table-row table:style-name="ro1">
          <table:table-cell office:value-type="float" office:value="24.75" table:style-name="ce1">
            <text:p>24.75</text:p>
          </table:table-cell>
          <table:table-cell office:value-type="float" office:value="2.1307E-2" table:style-name="ce1">
            <text:p>0.0213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9400499999999994" table:style-name="ce1">
            <text:p>9.94005</text:p>
          </table:table-cell>
          <table:table-cell office:value-type="float" office:value="0.25607400000000002" table:style-name="ce1">
            <text:p>0.256074</text:p>
          </table:table-cell>
          <table:table-cell office:value-type="float" office:value="-1.2514999999999998E-2" table:formula="of:=[.K515]-[.$K$18]" table:style-name="ce1">
            <text:p>-0.012515</text:p>
          </table:table-cell>
          <table:table-cell office:value-type="float" office:value="-1.76534E-2" table:style-name="ce1">
            <text:p>-0.0176534</text:p>
          </table:table-cell>
          <table:table-cell office:value-type="float" office:value="-3.44883E-2" table:style-name="ce1">
            <text:p>-0.0344883</text:p>
          </table:table-cell>
          <table:table-cell table:number-columns-repeated="16370"/>
        </table:table-row>
        <table:table-row table:style-name="ro1">
          <table:table-cell office:value-type="float" office:value="24.8" table:style-name="ce1">
            <text:p>24.8</text:p>
          </table:table-cell>
          <table:table-cell office:value-type="float" office:value="1.5746E-2" table:style-name="ce1">
            <text:p>0.0157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9600399999999993" table:style-name="ce1">
            <text:p>9.96004</text:p>
          </table:table-cell>
          <table:table-cell office:value-type="float" office:value="0.25464399999999998" table:style-name="ce1">
            <text:p>0.254644</text:p>
          </table:table-cell>
          <table:table-cell office:value-type="float" office:value="-1.3945000000000041E-2" table:formula="of:=[.K516]-[.$K$18]" table:style-name="ce1">
            <text:p>-0.013945</text:p>
          </table:table-cell>
          <table:table-cell office:value-type="float" office:value="-2.3505499999999999E-2" table:style-name="ce1">
            <text:p>-0.0235055</text:p>
          </table:table-cell>
          <table:table-cell office:value-type="float" office:value="-3.2744599999999999E-2" table:style-name="ce1">
            <text:p>-0.0327446</text:p>
          </table:table-cell>
          <table:table-cell table:number-columns-repeated="16370"/>
        </table:table-row>
        <table:table-row table:style-name="ro1">
          <table:table-cell office:value-type="float" office:value="24.85" table:style-name="ce1">
            <text:p>24.85</text:p>
          </table:table-cell>
          <table:table-cell office:value-type="float" office:value="9.4859999999999996E-3" table:style-name="ce1">
            <text:p>0.0094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9800400000000007" table:style-name="ce1">
            <text:p>9.98004</text:p>
          </table:table-cell>
          <table:table-cell office:value-type="float" office:value="0.253361" table:style-name="ce1">
            <text:p>0.253361</text:p>
          </table:table-cell>
          <table:table-cell office:value-type="float" office:value="-1.5228000000000019E-2" table:formula="of:=[.K517]-[.$K$18]" table:style-name="ce1">
            <text:p>-0.015228</text:p>
          </table:table-cell>
          <table:table-cell office:value-type="float" office:value="-2.8849900000000001E-2" table:style-name="ce1">
            <text:p>-0.0288499</text:p>
          </table:table-cell>
          <table:table-cell office:value-type="float" office:value="-3.0541100000000002E-2" table:style-name="ce1">
            <text:p>-0.0305411</text:p>
          </table:table-cell>
          <table:table-cell table:number-columns-repeated="16370"/>
        </table:table-row>
        <table:table-row table:style-name="ro1">
          <table:table-cell office:value-type="float" office:value="24.9" table:style-name="ce1">
            <text:p>24.9</text:p>
          </table:table-cell>
          <table:table-cell office:value-type="float" office:value="2.748E-3" table:style-name="ce1">
            <text:p>0.0027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252245" table:style-name="ce1">
            <text:p>0.252245</text:p>
          </table:table-cell>
          <table:table-cell office:value-type="float" office:value="-1.6344000000000025E-2" table:formula="of:=[.K518]-[.$K$18]" table:style-name="ce1">
            <text:p>-0.016344</text:p>
          </table:table-cell>
          <table:table-cell office:value-type="float" office:value="-3.45641E-2" table:style-name="ce1">
            <text:p>-0.0345641</text:p>
          </table:table-cell>
          <table:table-cell office:value-type="float" office:value="-2.8421700000000001E-2" table:style-name="ce1">
            <text:p>-0.0284217</text:p>
          </table:table-cell>
          <table:table-cell table:number-columns-repeated="16370"/>
        </table:table-row>
        <table:table-row table:style-name="ro1">
          <table:table-cell office:value-type="float" office:value="24.95" table:style-name="ce1">
            <text:p>24.95</text:p>
          </table:table-cell>
          <table:table-cell office:value-type="float" office:value="-4.28E-3" table:style-name="ce1">
            <text:p>-0.004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02" table:style-name="ce1">
            <text:p>10.02</text:p>
          </table:table-cell>
          <table:table-cell office:value-type="float" office:value="0.252139" table:style-name="ce1">
            <text:p>0.252139</text:p>
          </table:table-cell>
          <table:table-cell office:value-type="float" office:value="-1.645000000000002E-2" table:formula="of:=[.K519]-[.$K$18]" table:style-name="ce1">
            <text:p>-0.01645</text:p>
          </table:table-cell>
          <table:table-cell office:value-type="float" office:value="-4.5070100000000002E-2" table:style-name="ce1">
            <text:p>-0.0450701</text:p>
          </table:table-cell>
          <table:table-cell office:value-type="float" office:value="-2.7785899999999999E-2" table:style-name="ce1">
            <text:p>-0.0277859</text:p>
          </table:table-cell>
          <table:table-cell table:number-columns-repeated="1637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-1.1393E-2" table:style-name="ce1">
            <text:p>-0.011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039999999999999" table:style-name="ce1">
            <text:p>10.04</text:p>
          </table:table-cell>
          <table:table-cell office:value-type="float" office:value="0.251525" table:style-name="ce1">
            <text:p>0.251525</text:p>
          </table:table-cell>
          <table:table-cell office:value-type="float" office:value="-1.7064000000000024E-2" table:formula="of:=[.K520]-[.$K$18]" table:style-name="ce1">
            <text:p>-0.017064</text:p>
          </table:table-cell>
          <table:table-cell office:value-type="float" office:value="-5.0153999999999997E-2" table:style-name="ce1">
            <text:p>-0.050154</text:p>
          </table:table-cell>
          <table:table-cell office:value-type="float" office:value="-2.4532700000000001E-2" table:style-name="ce1">
            <text:p>-0.0245327</text:p>
          </table:table-cell>
          <table:table-cell table:number-columns-repeated="16370"/>
        </table:table-row>
        <table:table-row table:style-name="ro1">
          <table:table-cell office:value-type="float" office:value="25.05" table:style-name="ce1">
            <text:p>25.05</text:p>
          </table:table-cell>
          <table:table-cell office:value-type="float" office:value="-1.8311999999999998E-2" table:style-name="ce1">
            <text:p>-0.018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06" table:style-name="ce1">
            <text:p>10.06</text:p>
          </table:table-cell>
          <table:table-cell office:value-type="float" office:value="0.25104399999999999" table:style-name="ce1">
            <text:p>0.251044</text:p>
          </table:table-cell>
          <table:table-cell office:value-type="float" office:value="-1.7545000000000033E-2" table:formula="of:=[.K521]-[.$K$18]" table:style-name="ce1">
            <text:p>-0.017545</text:p>
          </table:table-cell>
          <table:table-cell office:value-type="float" office:value="-5.4755999999999999E-2" table:style-name="ce1">
            <text:p>-0.054756</text:p>
          </table:table-cell>
          <table:table-cell office:value-type="float" office:value="-2.1711399999999999E-2" table:style-name="ce1">
            <text:p>-0.0217114</text:p>
          </table:table-cell>
          <table:table-cell table:number-columns-repeated="16370"/>
        </table:table-row>
        <table:table-row table:style-name="ro1">
          <table:table-cell office:value-type="float" office:value="25.1" table:style-name="ce1">
            <text:p>25.1</text:p>
          </table:table-cell>
          <table:table-cell office:value-type="float" office:value="-2.4641E-2" table:style-name="ce1">
            <text:p>-0.0246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08" table:style-name="ce1">
            <text:p>10.08</text:p>
          </table:table-cell>
          <table:table-cell office:value-type="float" office:value="0.25069000000000002" table:style-name="ce1">
            <text:p>0.25069</text:p>
          </table:table-cell>
          <table:table-cell office:value-type="float" office:value="-1.7898999999999998E-2" table:formula="of:=[.K522]-[.$K$18]" table:style-name="ce1">
            <text:p>-0.017899</text:p>
          </table:table-cell>
          <table:table-cell office:value-type="float" office:value="-5.89632E-2" table:style-name="ce1">
            <text:p>-0.0589632</text:p>
          </table:table-cell>
          <table:table-cell office:value-type="float" office:value="-1.7889499999999999E-2" table:style-name="ce1">
            <text:p>-0.0178895</text:p>
          </table:table-cell>
          <table:table-cell table:number-columns-repeated="16370"/>
        </table:table-row>
        <table:table-row table:style-name="ro1">
          <table:table-cell office:value-type="float" office:value="25.15" table:style-name="ce1">
            <text:p>25.15</text:p>
          </table:table-cell>
          <table:table-cell office:value-type="float" office:value="-2.9862E-2" table:style-name="ce1">
            <text:p>-0.0298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1" table:style-name="ce1">
            <text:p>10.1</text:p>
          </table:table-cell>
          <table:table-cell office:value-type="float" office:value="0.25045600000000001" table:style-name="ce1">
            <text:p>0.250456</text:p>
          </table:table-cell>
          <table:table-cell office:value-type="float" office:value="-1.813300000000001E-2" table:formula="of:=[.K523]-[.$K$18]" table:style-name="ce1">
            <text:p>-0.018133</text:p>
          </table:table-cell>
          <table:table-cell office:value-type="float" office:value="-6.3186099999999995E-2" table:style-name="ce1">
            <text:p>-0.0631861</text:p>
          </table:table-cell>
          <table:table-cell office:value-type="float" office:value="-1.4804299999999999E-2" table:style-name="ce1">
            <text:p>-0.0148043</text:p>
          </table:table-cell>
          <table:table-cell table:number-columns-repeated="16370"/>
        </table:table-row>
        <table:table-row table:style-name="ro1">
          <table:table-cell office:value-type="float" office:value="25.2" table:style-name="ce1">
            <text:p>25.2</text:p>
          </table:table-cell>
          <table:table-cell office:value-type="float" office:value="-3.3388000000000001E-2" table:style-name="ce1">
            <text:p>-0.0333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119999999999999" table:style-name="ce1">
            <text:p>10.12</text:p>
          </table:table-cell>
          <table:table-cell office:value-type="float" office:value="0.25033499999999997" table:style-name="ce1">
            <text:p>0.250335</text:p>
          </table:table-cell>
          <table:table-cell office:value-type="float" office:value="-1.8254000000000048E-2" table:formula="of:=[.K524]-[.$K$18]" table:style-name="ce1">
            <text:p>-0.018254</text:p>
          </table:table-cell>
          <table:table-cell office:value-type="float" office:value="-6.7639699999999997E-2" table:style-name="ce1">
            <text:p>-0.0676397</text:p>
          </table:table-cell>
          <table:table-cell office:value-type="float" office:value="-1.19991E-2" table:style-name="ce1">
            <text:p>-0.0119991</text:p>
          </table:table-cell>
          <table:table-cell table:number-columns-repeated="16370"/>
        </table:table-row>
        <table:table-row table:style-name="ro1">
          <table:table-cell office:value-type="float" office:value="25.25" table:style-name="ce1">
            <text:p>25.25</text:p>
          </table:table-cell>
          <table:table-cell office:value-type="float" office:value="-3.4646999999999997E-2" table:style-name="ce1">
            <text:p>-0.0346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14" table:style-name="ce1">
            <text:p>10.14</text:p>
          </table:table-cell>
          <table:table-cell office:value-type="float" office:value="0.25029400000000002" table:style-name="ce1">
            <text:p>0.250294</text:p>
          </table:table-cell>
          <table:table-cell office:value-type="float" office:value="-1.8295000000000006E-2" table:formula="of:=[.K525]-[.$K$18]" table:style-name="ce1">
            <text:p>-0.018295</text:p>
          </table:table-cell>
          <table:table-cell office:value-type="float" office:value="-7.1724499999999997E-2" table:style-name="ce1">
            <text:p>-0.0717245</text:p>
          </table:table-cell>
          <table:table-cell office:value-type="float" office:value="-9.3840299999999998E-3" table:style-name="ce1">
            <text:p>-0.00938403</text:p>
          </table:table-cell>
          <table:table-cell table:number-columns-repeated="16370"/>
        </table:table-row>
        <table:table-row table:style-name="ro1">
          <table:table-cell office:value-type="float" office:value="25.3" table:style-name="ce1">
            <text:p>25.3</text:p>
          </table:table-cell>
          <table:table-cell office:value-type="float" office:value="-3.3182999999999997E-2" table:style-name="ce1">
            <text:p>-0.033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16" table:style-name="ce1">
            <text:p>10.16</text:p>
          </table:table-cell>
          <table:table-cell office:value-type="float" office:value="0.250305" table:style-name="ce1">
            <text:p>0.250305</text:p>
          </table:table-cell>
          <table:table-cell office:value-type="float" office:value="-1.8284000000000022E-2" table:formula="of:=[.K526]-[.$K$18]" table:style-name="ce1">
            <text:p>-0.018284</text:p>
          </table:table-cell>
          <table:table-cell office:value-type="float" office:value="-7.5373800000000005E-2" table:style-name="ce1">
            <text:p>-0.0753738</text:p>
          </table:table-cell>
          <table:table-cell office:value-type="float" office:value="-7.6975100000000003E-3" table:style-name="ce1">
            <text:p>-0.00769751</text:p>
          </table:table-cell>
          <table:table-cell table:number-columns-repeated="16370"/>
        </table:table-row>
        <table:table-row table:style-name="ro1">
          <table:table-cell office:value-type="float" office:value="25.35" table:style-name="ce1">
            <text:p>25.35</text:p>
          </table:table-cell>
          <table:table-cell office:value-type="float" office:value="-2.8753999999999998E-2" table:style-name="ce1">
            <text:p>-0.0287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18" table:style-name="ce1">
            <text:p>10.18</text:p>
          </table:table-cell>
          <table:table-cell office:value-type="float" office:value="0.25034200000000001" table:style-name="ce1">
            <text:p>0.250342</text:p>
          </table:table-cell>
          <table:table-cell office:value-type="float" office:value="-1.8247000000000013E-2" table:formula="of:=[.K527]-[.$K$18]" table:style-name="ce1">
            <text:p>-0.018247</text:p>
          </table:table-cell>
          <table:table-cell office:value-type="float" office:value="-7.8129699999999996E-2" table:style-name="ce1">
            <text:p>-0.0781297</text:p>
          </table:table-cell>
          <table:table-cell office:value-type="float" office:value="-5.0528300000000003E-3" table:style-name="ce1">
            <text:p>-0.00505283</text:p>
          </table:table-cell>
          <table:table-cell table:number-columns-repeated="16370"/>
        </table:table-row>
        <table:table-row table:style-name="ro1">
          <table:table-cell office:value-type="float" office:value="25.4" table:style-name="ce1">
            <text:p>25.4</text:p>
          </table:table-cell>
          <table:table-cell office:value-type="float" office:value="-2.1405E-2" table:style-name="ce1">
            <text:p>-0.0214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199999999999999" table:style-name="ce1">
            <text:p>10.2</text:p>
          </table:table-cell>
          <table:table-cell office:value-type="float" office:value="0.25039800000000001" table:style-name="ce1">
            <text:p>0.250398</text:p>
          </table:table-cell>
          <table:table-cell office:value-type="float" office:value="-1.8191000000000013E-2" table:formula="of:=[.K528]-[.$K$18]" table:style-name="ce1">
            <text:p>-0.018191</text:p>
          </table:table-cell>
          <table:table-cell office:value-type="float" office:value="-7.9986199999999993E-2" table:style-name="ce1">
            <text:p>-0.0799862</text:p>
          </table:table-cell>
          <table:table-cell office:value-type="float" office:value="-1.94042E-3" table:style-name="ce1">
            <text:p>-0.00194042</text:p>
          </table:table-cell>
          <table:table-cell table:number-columns-repeated="16370"/>
        </table:table-row>
        <table:table-row table:style-name="ro1">
          <table:table-cell office:value-type="float" office:value="25.45" table:style-name="ce1">
            <text:p>25.45</text:p>
          </table:table-cell>
          <table:table-cell office:value-type="float" office:value="-1.1521E-2" table:style-name="ce1">
            <text:p>-0.0115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220000000000001" table:style-name="ce1">
            <text:p>10.22</text:p>
          </table:table-cell>
          <table:table-cell office:value-type="float" office:value="0.25050499999999998" table:style-name="ce1">
            <text:p>0.250505</text:p>
          </table:table-cell>
          <table:table-cell office:value-type="float" office:value="-1.8084000000000044E-2" table:formula="of:=[.K529]-[.$K$18]" table:style-name="ce1">
            <text:p>-0.018084</text:p>
          </table:table-cell>
          <table:table-cell office:value-type="float" office:value="-8.1587099999999996E-2" table:style-name="ce1">
            <text:p>-0.0815871</text:p>
          </table:table-cell>
          <table:table-cell office:value-type="float" office:value="1.4881899999999999E-3" table:style-name="ce1">
            <text:p>0.00148819</text:p>
          </table:table-cell>
          <table:table-cell table:number-columns-repeated="16370"/>
        </table:table-row>
        <table:table-row table:style-name="ro1">
          <table:table-cell office:value-type="float" office:value="25.5" table:style-name="ce1">
            <text:p>25.5</text:p>
          </table:table-cell>
          <table:table-cell office:value-type="float" office:value="1.83E-4" table:style-name="ce1">
            <text:p>0.000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24" table:style-name="ce1">
            <text:p>10.24</text:p>
          </table:table-cell>
          <table:table-cell office:value-type="float" office:value="0.25069000000000002" table:style-name="ce1">
            <text:p>0.25069</text:p>
          </table:table-cell>
          <table:table-cell office:value-type="float" office:value="-1.7898999999999998E-2" table:formula="of:=[.K530]-[.$K$18]" table:style-name="ce1">
            <text:p>-0.017899</text:p>
          </table:table-cell>
          <table:table-cell office:value-type="float" office:value="-8.2486400000000001E-2" table:style-name="ce1">
            <text:p>-0.0824864</text:p>
          </table:table-cell>
          <table:table-cell office:value-type="float" office:value="4.0866799999999997E-3" table:style-name="ce1">
            <text:p>0.00408668</text:p>
          </table:table-cell>
          <table:table-cell table:number-columns-repeated="16370"/>
        </table:table-row>
        <table:table-row table:style-name="ro1">
          <table:table-cell office:value-type="float" office:value="25.55" table:style-name="ce1">
            <text:p>25.55</text:p>
          </table:table-cell>
          <table:table-cell office:value-type="float" office:value="1.2711E-2" table:style-name="ce1">
            <text:p>0.0127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26" table:style-name="ce1">
            <text:p>10.26</text:p>
          </table:table-cell>
          <table:table-cell office:value-type="float" office:value="0.25092900000000001" table:style-name="ce1">
            <text:p>0.250929</text:p>
          </table:table-cell>
          <table:table-cell office:value-type="float" office:value="-1.7660000000000009E-2" table:formula="of:=[.K531]-[.$K$18]" table:style-name="ce1">
            <text:p>-0.01766</text:p>
          </table:table-cell>
          <table:table-cell office:value-type="float" office:value="-8.2575499999999996E-2" table:style-name="ce1">
            <text:p>-0.0825755</text:p>
          </table:table-cell>
          <table:table-cell office:value-type="float" office:value="6.4175200000000003E-3" table:style-name="ce1">
            <text:p>0.00641752</text:p>
          </table:table-cell>
          <table:table-cell table:number-columns-repeated="16370"/>
        </table:table-row>
        <table:table-row table:style-name="ro1">
          <table:table-cell office:value-type="float" office:value="25.6" table:style-name="ce1">
            <text:p>25.6</text:p>
          </table:table-cell>
          <table:table-cell office:value-type="float" office:value="2.4886999999999999E-2" table:style-name="ce1">
            <text:p>0.0248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28" table:style-name="ce1">
            <text:p>10.28</text:p>
          </table:table-cell>
          <table:table-cell office:value-type="float" office:value="0.25118000000000001" table:style-name="ce1">
            <text:p>0.25118</text:p>
          </table:table-cell>
          <table:table-cell office:value-type="float" office:value="-1.7409000000000008E-2" table:formula="of:=[.K532]-[.$K$18]" table:style-name="ce1">
            <text:p>-0.017409</text:p>
          </table:table-cell>
          <table:table-cell office:value-type="float" office:value="-8.1875100000000006E-2" table:style-name="ce1">
            <text:p>-0.0818751</text:p>
          </table:table-cell>
          <table:table-cell office:value-type="float" office:value="8.7088100000000009E-3" table:style-name="ce1">
            <text:p>0.00870881</text:p>
          </table:table-cell>
          <table:table-cell table:number-columns-repeated="16370"/>
        </table:table-row>
        <table:table-row table:style-name="ro1">
          <table:table-cell office:value-type="float" office:value="25.65" table:style-name="ce1">
            <text:p>25.65</text:p>
          </table:table-cell>
          <table:table-cell office:value-type="float" office:value="3.5489E-2" table:style-name="ce1">
            <text:p>0.0354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3" table:style-name="ce1">
            <text:p>10.3</text:p>
          </table:table-cell>
          <table:table-cell office:value-type="float" office:value="0.251471" table:style-name="ce1">
            <text:p>0.251471</text:p>
          </table:table-cell>
          <table:table-cell office:value-type="float" office:value="-1.7118000000000022E-2" table:formula="of:=[.K533]-[.$K$18]" table:style-name="ce1">
            <text:p>-0.017118</text:p>
          </table:table-cell>
          <table:table-cell office:value-type="float" office:value="-7.9977500000000007E-2" table:style-name="ce1">
            <text:p>-0.0799775</text:p>
          </table:table-cell>
          <table:table-cell office:value-type="float" office:value="9.9277299999999992E-3" table:style-name="ce1">
            <text:p>0.00992773</text:p>
          </table:table-cell>
          <table:table-cell table:number-columns-repeated="16370"/>
        </table:table-row>
        <table:table-row table:style-name="ro1">
          <table:table-cell office:value-type="float" office:value="25.7" table:style-name="ce1">
            <text:p>25.7</text:p>
          </table:table-cell>
          <table:table-cell office:value-type="float" office:value="4.3388000000000003E-2" table:style-name="ce1">
            <text:p>0.0433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32" table:style-name="ce1">
            <text:p>10.32</text:p>
          </table:table-cell>
          <table:table-cell office:value-type="float" office:value="0.25186399999999998" table:style-name="ce1">
            <text:p>0.251864</text:p>
          </table:table-cell>
          <table:table-cell office:value-type="float" office:value="-1.6725000000000045E-2" table:formula="of:=[.K534]-[.$K$18]" table:style-name="ce1">
            <text:p>-0.016725</text:p>
          </table:table-cell>
          <table:table-cell office:value-type="float" office:value="-7.7716800000000003E-2" table:style-name="ce1">
            <text:p>-0.0777168</text:p>
          </table:table-cell>
          <table:table-cell office:value-type="float" office:value="1.1018200000000001E-2" table:style-name="ce1">
            <text:p>0.0110182</text:p>
          </table:table-cell>
          <table:table-cell table:number-columns-repeated="16370"/>
        </table:table-row>
        <table:table-row table:style-name="ro1">
          <table:table-cell office:value-type="float" office:value="25.75" table:style-name="ce1">
            <text:p>25.75</text:p>
          </table:table-cell>
          <table:table-cell office:value-type="float" office:value="4.7691999999999998E-2" table:style-name="ce1">
            <text:p>0.0476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34" table:style-name="ce1">
            <text:p>10.34</text:p>
          </table:table-cell>
          <table:table-cell office:value-type="float" office:value="0.252386" table:style-name="ce1">
            <text:p>0.252386</text:p>
          </table:table-cell>
          <table:table-cell office:value-type="float" office:value="-1.6203000000000023E-2" table:formula="of:=[.K535]-[.$K$18]" table:style-name="ce1">
            <text:p>-0.016203</text:p>
          </table:table-cell>
          <table:table-cell office:value-type="float" office:value="-7.5463699999999995E-2" table:style-name="ce1">
            <text:p>-0.0754637</text:p>
          </table:table-cell>
          <table:table-cell office:value-type="float" office:value="1.10134E-2" table:style-name="ce1">
            <text:p>0.0110134</text:p>
          </table:table-cell>
          <table:table-cell table:number-columns-repeated="16370"/>
        </table:table-row>
        <table:table-row table:style-name="ro1">
          <table:table-cell office:value-type="float" office:value="25.8" table:style-name="ce1">
            <text:p>25.8</text:p>
          </table:table-cell>
          <table:table-cell office:value-type="float" office:value="4.7856000000000003E-2" table:style-name="ce1">
            <text:p>0.047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36" table:style-name="ce1">
            <text:p>10.36</text:p>
          </table:table-cell>
          <table:table-cell office:value-type="float" office:value="0.25303199999999998" table:style-name="ce1">
            <text:p>0.253032</text:p>
          </table:table-cell>
          <table:table-cell office:value-type="float" office:value="-1.5557000000000043E-2" table:formula="of:=[.K536]-[.$K$18]" table:style-name="ce1">
            <text:p>-0.015557</text:p>
          </table:table-cell>
          <table:table-cell office:value-type="float" office:value="-7.2497300000000001E-2" table:style-name="ce1">
            <text:p>-0.0724973</text:p>
          </table:table-cell>
          <table:table-cell office:value-type="float" office:value="1.1001500000000001E-2" table:style-name="ce1">
            <text:p>0.0110015</text:p>
          </table:table-cell>
          <table:table-cell table:number-columns-repeated="16370"/>
        </table:table-row>
        <table:table-row table:style-name="ro1">
          <table:table-cell office:value-type="float" office:value="25.85" table:style-name="ce1">
            <text:p>25.85</text:p>
          </table:table-cell>
          <table:table-cell office:value-type="float" office:value="4.3765999999999999E-2" table:style-name="ce1">
            <text:p>0.0437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38" table:style-name="ce1">
            <text:p>10.38</text:p>
          </table:table-cell>
          <table:table-cell office:value-type="float" office:value="0.253772" table:style-name="ce1">
            <text:p>0.253772</text:p>
          </table:table-cell>
          <table:table-cell office:value-type="float" office:value="-1.4817000000000025E-2" table:formula="of:=[.K537]-[.$K$18]" table:style-name="ce1">
            <text:p>-0.014817</text:p>
          </table:table-cell>
          <table:table-cell office:value-type="float" office:value="-6.8687899999999996E-2" table:style-name="ce1">
            <text:p>-0.0686879</text:p>
          </table:table-cell>
          <table:table-cell office:value-type="float" office:value="1.1753E-2" table:style-name="ce1">
            <text:p>0.011753</text:p>
          </table:table-cell>
          <table:table-cell table:number-columns-repeated="16370"/>
        </table:table-row>
        <table:table-row table:style-name="ro1">
          <table:table-cell office:value-type="float" office:value="25.9" table:style-name="ce1">
            <text:p>25.9</text:p>
          </table:table-cell>
          <table:table-cell office:value-type="float" office:value="3.5754000000000001E-2" table:style-name="ce1">
            <text:p>0.0357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4" table:style-name="ce1">
            <text:p>10.4</text:p>
          </table:table-cell>
          <table:table-cell office:value-type="float" office:value="0.25459999999999999" table:style-name="ce1">
            <text:p>0.2546</text:p>
          </table:table-cell>
          <table:table-cell office:value-type="float" office:value="-1.3989000000000029E-2" table:formula="of:=[.K538]-[.$K$18]" table:style-name="ce1">
            <text:p>-0.013989</text:p>
          </table:table-cell>
          <table:table-cell office:value-type="float" office:value="-6.3992199999999999E-2" table:style-name="ce1">
            <text:p>-0.0639922</text:p>
          </table:table-cell>
          <table:table-cell office:value-type="float" office:value="1.35082E-2" table:style-name="ce1">
            <text:p>0.0135082</text:p>
          </table:table-cell>
          <table:table-cell table:number-columns-repeated="16370"/>
        </table:table-row>
        <table:table-row table:style-name="ro1">
          <table:table-cell office:value-type="float" office:value="25.95" table:style-name="ce1">
            <text:p>25.95</text:p>
          </table:table-cell>
          <table:table-cell office:value-type="float" office:value="2.4568E-2" table:style-name="ce1">
            <text:p>0.024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42" table:style-name="ce1">
            <text:p>10.42</text:p>
          </table:table-cell>
          <table:table-cell office:value-type="float" office:value="0.25553199999999998" table:style-name="ce1">
            <text:p>0.255532</text:p>
          </table:table-cell>
          <table:table-cell office:value-type="float" office:value="-1.3057000000000041E-2" table:formula="of:=[.K539]-[.$K$18]" table:style-name="ce1">
            <text:p>-0.013057</text:p>
          </table:table-cell>
          <table:table-cell office:value-type="float" office:value="-5.6927199999999997E-2" table:style-name="ce1">
            <text:p>-0.0569272</text:p>
          </table:table-cell>
          <table:table-cell office:value-type="float" office:value="1.7115600000000002E-2" table:style-name="ce1">
            <text:p>0.0171156</text:p>
          </table:table-cell>
          <table:table-cell table:number-columns-repeated="1637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1273E-2" table:style-name="ce1">
            <text:p>0.0112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44" table:style-name="ce1">
            <text:p>10.44</text:p>
          </table:table-cell>
          <table:table-cell office:value-type="float" office:value="0.25660500000000003" table:style-name="ce1">
            <text:p>0.256605</text:p>
          </table:table-cell>
          <table:table-cell office:value-type="float" office:value="-1.1983999999999995E-2" table:formula="of:=[.K540]-[.$K$18]" table:style-name="ce1">
            <text:p>-0.011984</text:p>
          </table:table-cell>
          <table:table-cell office:value-type="float" office:value="-4.8283800000000002E-2" table:style-name="ce1">
            <text:p>-0.0482838</text:p>
          </table:table-cell>
          <table:table-cell office:value-type="float" office:value="2.1644400000000001E-2" table:style-name="ce1">
            <text:p>0.0216444</text:p>
          </table:table-cell>
          <table:table-cell table:number-columns-repeated="16370"/>
        </table:table-row>
        <table:table-row table:style-name="ro1">
          <table:table-cell office:value-type="float" office:value="26.05" table:style-name="ce1">
            <text:p>26.05</text:p>
          </table:table-cell>
          <table:table-cell office:value-type="float" office:value="-2.879E-3" table:style-name="ce1">
            <text:p>-0.002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46" table:style-name="ce1">
            <text:p>10.46</text:p>
          </table:table-cell>
          <table:table-cell office:value-type="float" office:value="0.25784400000000002" table:style-name="ce1">
            <text:p>0.257844</text:p>
          </table:table-cell>
          <table:table-cell office:value-type="float" office:value="-1.0745000000000005E-2" table:formula="of:=[.K541]-[.$K$18]" table:style-name="ce1">
            <text:p>-0.010745</text:p>
          </table:table-cell>
          <table:table-cell office:value-type="float" office:value="-3.87459E-2" table:style-name="ce1">
            <text:p>-0.0387459</text:p>
          </table:table-cell>
          <table:table-cell office:value-type="float" office:value="2.6614700000000002E-2" table:style-name="ce1">
            <text:p>0.0266147</text:p>
          </table:table-cell>
          <table:table-cell table:number-columns-repeated="16370"/>
        </table:table-row>
        <table:table-row table:style-name="ro1">
          <table:table-cell office:value-type="float" office:value="26.1" table:style-name="ce1">
            <text:p>26.1</text:p>
          </table:table-cell>
          <table:table-cell office:value-type="float" office:value="-1.6601999999999999E-2" table:style-name="ce1">
            <text:p>-0.016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48" table:style-name="ce1">
            <text:p>10.48</text:p>
          </table:table-cell>
          <table:table-cell office:value-type="float" office:value="0.25926300000000002" table:style-name="ce1">
            <text:p>0.259263</text:p>
          </table:table-cell>
          <table:table-cell office:value-type="float" office:value="-9.326000000000001E-3" table:formula="of:=[.K542]-[.$K$18]" table:style-name="ce1">
            <text:p>-0.009326</text:p>
          </table:table-cell>
          <table:table-cell office:value-type="float" office:value="-2.7414600000000001E-2" table:style-name="ce1">
            <text:p>-0.0274146</text:p>
          </table:table-cell>
          <table:table-cell office:value-type="float" office:value="3.13919E-2" table:style-name="ce1">
            <text:p>0.0313919</text:p>
          </table:table-cell>
          <table:table-cell table:number-columns-repeated="16370"/>
        </table:table-row>
        <table:table-row table:style-name="ro1">
          <table:table-cell office:value-type="float" office:value="26.15" table:style-name="ce1">
            <text:p>26.15</text:p>
          </table:table-cell>
          <table:table-cell office:value-type="float" office:value="-2.8724E-2" table:style-name="ce1">
            <text:p>-0.028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5" table:style-name="ce1">
            <text:p>10.5</text:p>
          </table:table-cell>
          <table:table-cell office:value-type="float" office:value="0.26086700000000002" table:style-name="ce1">
            <text:p>0.260867</text:p>
          </table:table-cell>
          <table:table-cell office:value-type="float" office:value="-7.7220000000000066E-3" table:formula="of:=[.K543]-[.$K$18]" table:style-name="ce1">
            <text:p>-0.007722</text:p>
          </table:table-cell>
          <table:table-cell office:value-type="float" office:value="-1.7363199999999999E-2" table:style-name="ce1">
            <text:p>-0.0173632</text:p>
          </table:table-cell>
          <table:table-cell office:value-type="float" office:value="3.5406800000000002E-2" table:style-name="ce1">
            <text:p>0.0354068</text:p>
          </table:table-cell>
          <table:table-cell table:number-columns-repeated="16370"/>
        </table:table-row>
        <table:table-row table:style-name="ro1">
          <table:table-cell office:value-type="float" office:value="26.2" table:style-name="ce1">
            <text:p>26.2</text:p>
          </table:table-cell>
          <table:table-cell office:value-type="float" office:value="-3.8330000000000003E-2" table:style-name="ce1">
            <text:p>-0.038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52" table:style-name="ce1">
            <text:p>10.52</text:p>
          </table:table-cell>
          <table:table-cell office:value-type="float" office:value="0.26267099999999999" table:style-name="ce1">
            <text:p>0.262671</text:p>
          </table:table-cell>
          <table:table-cell office:value-type="float" office:value="-5.9180000000000343E-3" table:formula="of:=[.K544]-[.$K$18]" table:style-name="ce1">
            <text:p>-0.005918</text:p>
          </table:table-cell>
          <table:table-cell office:value-type="float" office:value="-7.2500300000000002E-3" table:style-name="ce1">
            <text:p>-0.00725003</text:p>
          </table:table-cell>
          <table:table-cell office:value-type="float" office:value="3.82539E-2" table:style-name="ce1">
            <text:p>0.0382539</text:p>
          </table:table-cell>
          <table:table-cell table:number-columns-repeated="16370"/>
        </table:table-row>
        <table:table-row table:style-name="ro1">
          <table:table-cell office:value-type="float" office:value="26.25" table:style-name="ce1">
            <text:p>26.25</text:p>
          </table:table-cell>
          <table:table-cell office:value-type="float" office:value="-4.4849E-2" table:style-name="ce1">
            <text:p>-0.0448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54" table:style-name="ce1">
            <text:p>10.54</text:p>
          </table:table-cell>
          <table:table-cell office:value-type="float" office:value="0.26466600000000001" table:style-name="ce1">
            <text:p>0.264666</text:p>
          </table:table-cell>
          <table:table-cell office:value-type="float" office:value="-3.9230000000000098E-3" table:formula="of:=[.K545]-[.$K$18]" table:style-name="ce1">
            <text:p>-0.003923</text:p>
          </table:table-cell>
          <table:table-cell office:value-type="float" office:value="2.7068600000000002E-3" table:style-name="ce1">
            <text:p>0.00270686</text:p>
          </table:table-cell>
          <table:table-cell office:value-type="float" office:value="4.1066400000000003E-2" table:style-name="ce1">
            <text:p>0.0410664</text:p>
          </table:table-cell>
          <table:table-cell table:number-columns-repeated="16370"/>
        </table:table-row>
        <table:table-row table:style-name="ro1">
          <table:table-cell office:value-type="float" office:value="26.3" table:style-name="ce1">
            <text:p>26.3</text:p>
          </table:table-cell>
          <table:table-cell office:value-type="float" office:value="-4.8085000000000003E-2" table:style-name="ce1">
            <text:p>-0.048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56" table:style-name="ce1">
            <text:p>10.56</text:p>
          </table:table-cell>
          <table:table-cell office:value-type="float" office:value="0.26682699999999998" table:style-name="ce1">
            <text:p>0.266827</text:p>
          </table:table-cell>
          <table:table-cell office:value-type="float" office:value="-1.7620000000000413E-3" table:formula="of:=[.K546]-[.$K$18]" table:style-name="ce1">
            <text:p>-0.001762</text:p>
          </table:table-cell>
          <table:table-cell office:value-type="float" office:value="1.29052E-2" table:style-name="ce1">
            <text:p>0.0129052</text:p>
          </table:table-cell>
          <table:table-cell office:value-type="float" office:value="4.2623599999999998E-2" table:style-name="ce1">
            <text:p>0.0426236</text:p>
          </table:table-cell>
          <table:table-cell table:number-columns-repeated="16370"/>
        </table:table-row>
        <table:table-row table:style-name="ro1">
          <table:table-cell office:value-type="float" office:value="26.35" table:style-name="ce1">
            <text:p>26.35</text:p>
          </table:table-cell>
          <table:table-cell office:value-type="float" office:value="-4.8176999999999998E-2" table:style-name="ce1">
            <text:p>-0.0481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58" table:style-name="ce1">
            <text:p>10.58</text:p>
          </table:table-cell>
          <table:table-cell office:value-type="float" office:value="0.26910800000000001" table:style-name="ce1">
            <text:p>0.269108</text:p>
          </table:table-cell>
          <table:table-cell office:value-type="float" office:value="5.1899999999999169E-4" table:formula="of:=[.K547]-[.$K$18]" table:style-name="ce1">
            <text:p>0.000519</text:p>
          </table:table-cell>
          <table:table-cell office:value-type="float" office:value="2.35678E-2" table:style-name="ce1">
            <text:p>0.0235678</text:p>
          </table:table-cell>
          <table:table-cell office:value-type="float" office:value="4.3154900000000003E-2" table:style-name="ce1">
            <text:p>0.0431549</text:p>
          </table:table-cell>
          <table:table-cell table:number-columns-repeated="16370"/>
        </table:table-row>
        <table:table-row table:style-name="ro1">
          <table:table-cell office:value-type="float" office:value="26.4" table:style-name="ce1">
            <text:p>26.4</text:p>
          </table:table-cell>
          <table:table-cell office:value-type="float" office:value="-4.5503000000000002E-2" table:style-name="ce1">
            <text:p>-0.0455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6" table:style-name="ce1">
            <text:p>10.6</text:p>
          </table:table-cell>
          <table:table-cell office:value-type="float" office:value="0.27141700000000002" table:style-name="ce1">
            <text:p>0.271417</text:p>
          </table:table-cell>
          <table:table-cell office:value-type="float" office:value="2.8279999999999972E-3" table:formula="of:=[.K548]-[.$K$18]" table:style-name="ce1">
            <text:p>0.002828</text:p>
          </table:table-cell>
          <table:table-cell office:value-type="float" office:value="3.56859E-2" table:style-name="ce1">
            <text:p>0.0356859</text:p>
          </table:table-cell>
          <table:table-cell office:value-type="float" office:value="4.33102E-2" table:style-name="ce1">
            <text:p>0.0433102</text:p>
          </table:table-cell>
          <table:table-cell table:number-columns-repeated="16370"/>
        </table:table-row>
        <table:table-row table:style-name="ro1">
          <table:table-cell office:value-type="float" office:value="26.45" table:style-name="ce1">
            <text:p>26.45</text:p>
          </table:table-cell>
          <table:table-cell office:value-type="float" office:value="-4.0570000000000002E-2" table:style-name="ce1">
            <text:p>-0.04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62" table:style-name="ce1">
            <text:p>10.62</text:p>
          </table:table-cell>
          <table:table-cell office:value-type="float" office:value="0.27365099999999998" table:style-name="ce1">
            <text:p>0.273651</text:p>
          </table:table-cell>
          <table:table-cell office:value-type="float" office:value="5.0619999999999554E-3" table:formula="of:=[.K549]-[.$K$18]" table:style-name="ce1">
            <text:p>0.005062</text:p>
          </table:table-cell>
          <table:table-cell office:value-type="float" office:value="4.7476699999999997E-2" table:style-name="ce1">
            <text:p>0.0474767</text:p>
          </table:table-cell>
          <table:table-cell office:value-type="float" office:value="4.2937400000000001E-2" table:style-name="ce1">
            <text:p>0.0429374</text:p>
          </table:table-cell>
          <table:table-cell table:number-columns-repeated="16370"/>
        </table:table-row>
        <table:table-row table:style-name="ro1">
          <table:table-cell office:value-type="float" office:value="26.5" table:style-name="ce1">
            <text:p>26.5</text:p>
          </table:table-cell>
          <table:table-cell office:value-type="float" office:value="-3.3907E-2" table:style-name="ce1">
            <text:p>-0.0339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64" table:style-name="ce1">
            <text:p>10.64</text:p>
          </table:table-cell>
          <table:table-cell office:value-type="float" office:value="0.27578799999999998" table:style-name="ce1">
            <text:p>0.275788</text:p>
          </table:table-cell>
          <table:table-cell office:value-type="float" office:value="7.1989999999999554E-3" table:formula="of:=[.K550]-[.$K$18]" table:style-name="ce1">
            <text:p>0.007199</text:p>
          </table:table-cell>
          <table:table-cell office:value-type="float" office:value="5.8353000000000002E-2" table:style-name="ce1">
            <text:p>0.058353</text:p>
          </table:table-cell>
          <table:table-cell office:value-type="float" office:value="4.3036900000000003E-2" table:style-name="ce1">
            <text:p>0.0430369</text:p>
          </table:table-cell>
          <table:table-cell table:number-columns-repeated="16370"/>
        </table:table-row>
        <table:table-row table:style-name="ro1">
          <table:table-cell office:value-type="float" office:value="26.55" table:style-name="ce1">
            <text:p>26.55</text:p>
          </table:table-cell>
          <table:table-cell office:value-type="float" office:value="-2.5991E-2" table:style-name="ce1">
            <text:p>-0.025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66" table:style-name="ce1">
            <text:p>10.66</text:p>
          </table:table-cell>
          <table:table-cell office:value-type="float" office:value="0.27794200000000002" table:style-name="ce1">
            <text:p>0.277942</text:p>
          </table:table-cell>
          <table:table-cell office:value-type="float" office:value="9.3530000000000002E-3" table:formula="of:=[.K551]-[.$K$18]" table:style-name="ce1">
            <text:p>0.009353</text:p>
          </table:table-cell>
          <table:table-cell office:value-type="float" office:value="6.7430100000000007E-2" table:style-name="ce1">
            <text:p>0.0674301</text:p>
          </table:table-cell>
          <table:table-cell office:value-type="float" office:value="4.2146700000000002E-2" table:style-name="ce1">
            <text:p>0.0421467</text:p>
          </table:table-cell>
          <table:table-cell table:number-columns-repeated="16370"/>
        </table:table-row>
        <table:table-row table:style-name="ro1">
          <table:table-cell office:value-type="float" office:value="26.6" table:style-name="ce1">
            <text:p>26.6</text:p>
          </table:table-cell>
          <table:table-cell office:value-type="float" office:value="-1.7205000000000002E-2" table:style-name="ce1">
            <text:p>-0.0172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68" table:style-name="ce1">
            <text:p>10.68</text:p>
          </table:table-cell>
          <table:table-cell office:value-type="float" office:value="0.28013700000000002" table:style-name="ce1">
            <text:p>0.280137</text:p>
          </table:table-cell>
          <table:table-cell office:value-type="float" office:value="1.1548000000000003E-2" table:formula="of:=[.K552]-[.$K$18]" table:style-name="ce1">
            <text:p>0.011548</text:p>
          </table:table-cell>
          <table:table-cell office:value-type="float" office:value="7.6697000000000001E-2" table:style-name="ce1">
            <text:p>0.076697</text:p>
          </table:table-cell>
          <table:table-cell office:value-type="float" office:value="3.9399499999999997E-2" table:style-name="ce1">
            <text:p>0.0393995</text:p>
          </table:table-cell>
          <table:table-cell table:number-columns-repeated="16370"/>
        </table:table-row>
        <table:table-row table:style-name="ro1">
          <table:table-cell office:value-type="float" office:value="26.65" table:style-name="ce1">
            <text:p>26.65</text:p>
          </table:table-cell>
          <table:table-cell office:value-type="float" office:value="-7.8399999999999997E-3" table:style-name="ce1">
            <text:p>-0.00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7" table:style-name="ce1">
            <text:p>10.7</text:p>
          </table:table-cell>
          <table:table-cell office:value-type="float" office:value="0.28228199999999998" table:style-name="ce1">
            <text:p>0.282282</text:p>
          </table:table-cell>
          <table:table-cell office:value-type="float" office:value="1.3692999999999955E-2" table:formula="of:=[.K553]-[.$K$18]" table:style-name="ce1">
            <text:p>0.013693</text:p>
          </table:table-cell>
          <table:table-cell office:value-type="float" office:value="8.5563299999999995E-2" table:style-name="ce1">
            <text:p>0.0855633</text:p>
          </table:table-cell>
          <table:table-cell office:value-type="float" office:value="3.5026399999999999E-2" table:style-name="ce1">
            <text:p>0.0350264</text:p>
          </table:table-cell>
          <table:table-cell table:number-columns-repeated="16370"/>
        </table:table-row>
        <table:table-row table:style-name="ro1">
          <table:table-cell office:value-type="float" office:value="26.7" table:style-name="ce1">
            <text:p>26.7</text:p>
          </table:table-cell>
          <table:table-cell office:value-type="float" office:value="1.877E-3" table:style-name="ce1">
            <text:p>0.0018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72" table:style-name="ce1">
            <text:p>10.72</text:p>
          </table:table-cell>
          <table:table-cell office:value-type="float" office:value="0.28421299999999999" table:style-name="ce1">
            <text:p>0.284213</text:p>
          </table:table-cell>
          <table:table-cell office:value-type="float" office:value="1.5623999999999971E-2" table:formula="of:=[.K554]-[.$K$18]" table:style-name="ce1">
            <text:p>0.015624</text:p>
          </table:table-cell>
          <table:table-cell office:value-type="float" office:value="9.3547699999999998E-2" table:style-name="ce1">
            <text:p>0.0935477</text:p>
          </table:table-cell>
          <table:table-cell office:value-type="float" office:value="2.8256300000000002E-2" table:style-name="ce1">
            <text:p>0.0282563</text:p>
          </table:table-cell>
          <table:table-cell table:number-columns-repeated="16370"/>
        </table:table-row>
        <table:table-row table:style-name="ro1">
          <table:table-cell office:value-type="float" office:value="26.75" table:style-name="ce1">
            <text:p>26.75</text:p>
          </table:table-cell>
          <table:table-cell office:value-type="float" office:value="1.1731999999999999E-2" table:style-name="ce1">
            <text:p>0.0117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74" table:style-name="ce1">
            <text:p>10.74</text:p>
          </table:table-cell>
          <table:table-cell office:value-type="float" office:value="0.28584799999999999" table:style-name="ce1">
            <text:p>0.285848</text:p>
          </table:table-cell>
          <table:table-cell office:value-type="float" office:value="1.7258999999999969E-2" table:formula="of:=[.K555]-[.$K$18]" table:style-name="ce1">
            <text:p>0.017259</text:p>
          </table:table-cell>
          <table:table-cell office:value-type="float" office:value="0.100536" table:style-name="ce1">
            <text:p>0.100536</text:p>
          </table:table-cell>
          <table:table-cell office:value-type="float" office:value="2.2543500000000001E-2" table:style-name="ce1">
            <text:p>0.0225435</text:p>
          </table:table-cell>
          <table:table-cell table:number-columns-repeated="16370"/>
        </table:table-row>
        <table:table-row table:style-name="ro1">
          <table:table-cell office:value-type="float" office:value="26.8" table:style-name="ce1">
            <text:p>26.8</text:p>
          </table:table-cell>
          <table:table-cell office:value-type="float" office:value="2.1455999999999999E-2" table:style-name="ce1">
            <text:p>0.021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76" table:style-name="ce1">
            <text:p>10.76</text:p>
          </table:table-cell>
          <table:table-cell office:value-type="float" office:value="0.28729399999999999" table:style-name="ce1">
            <text:p>0.287294</text:p>
          </table:table-cell>
          <table:table-cell office:value-type="float" office:value="1.8704999999999972E-2" table:formula="of:=[.K556]-[.$K$18]" table:style-name="ce1">
            <text:p>0.018705</text:p>
          </table:table-cell>
          <table:table-cell office:value-type="float" office:value="0.10647" table:style-name="ce1">
            <text:p>0.10647</text:p>
          </table:table-cell>
          <table:table-cell office:value-type="float" office:value="1.9136E-2" table:style-name="ce1">
            <text:p>0.019136</text:p>
          </table:table-cell>
          <table:table-cell table:number-columns-repeated="16370"/>
        </table:table-row>
        <table:table-row table:style-name="ro1">
          <table:table-cell office:value-type="float" office:value="26.85" table:style-name="ce1">
            <text:p>26.85</text:p>
          </table:table-cell>
          <table:table-cell office:value-type="float" office:value="3.0679999999999999E-2" table:style-name="ce1">
            <text:p>0.03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78" table:style-name="ce1">
            <text:p>10.78</text:p>
          </table:table-cell>
          <table:table-cell office:value-type="float" office:value="0.28854299999999999" table:style-name="ce1">
            <text:p>0.288543</text:p>
          </table:table-cell>
          <table:table-cell office:value-type="float" office:value="1.9953999999999972E-2" table:formula="of:=[.K557]-[.$K$18]" table:style-name="ce1">
            <text:p>0.019954</text:p>
          </table:table-cell>
          <table:table-cell office:value-type="float" office:value="0.11203299999999999" table:style-name="ce1">
            <text:p>0.112033</text:p>
          </table:table-cell>
          <table:table-cell office:value-type="float" office:value="1.70183E-2" table:style-name="ce1">
            <text:p>0.0170183</text:p>
          </table:table-cell>
          <table:table-cell table:number-columns-repeated="16370"/>
        </table:table-row>
        <table:table-row table:style-name="ro1">
          <table:table-cell office:value-type="float" office:value="26.9" table:style-name="ce1">
            <text:p>26.9</text:p>
          </table:table-cell>
          <table:table-cell office:value-type="float" office:value="3.8921999999999998E-2" table:style-name="ce1">
            <text:p>0.0389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8" table:style-name="ce1">
            <text:p>10.8</text:p>
          </table:table-cell>
          <table:table-cell office:value-type="float" office:value="0.28970400000000002" table:style-name="ce1">
            <text:p>0.289704</text:p>
          </table:table-cell>
          <table:table-cell office:value-type="float" office:value="2.1114999999999995E-2" table:formula="of:=[.K558]-[.$K$18]" table:style-name="ce1">
            <text:p>0.021115</text:p>
          </table:table-cell>
          <table:table-cell office:value-type="float" office:value="0.11662599999999999" table:style-name="ce1">
            <text:p>0.116626</text:p>
          </table:table-cell>
          <table:table-cell office:value-type="float" office:value="1.4582599999999999E-2" table:style-name="ce1">
            <text:p>0.0145826</text:p>
          </table:table-cell>
          <table:table-cell table:number-columns-repeated="16370"/>
        </table:table-row>
        <table:table-row table:style-name="ro1">
          <table:table-cell office:value-type="float" office:value="26.95" table:style-name="ce1">
            <text:p>26.95</text:p>
          </table:table-cell>
          <table:table-cell office:value-type="float" office:value="4.5617999999999999E-2" table:style-name="ce1">
            <text:p>0.0456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82" table:style-name="ce1">
            <text:p>10.82</text:p>
          </table:table-cell>
          <table:table-cell office:value-type="float" office:value="0.29071200000000003" table:style-name="ce1">
            <text:p>0.290712</text:p>
          </table:table-cell>
          <table:table-cell office:value-type="float" office:value="2.2123000000000004E-2" table:formula="of:=[.K559]-[.$K$18]" table:style-name="ce1">
            <text:p>0.022123</text:p>
          </table:table-cell>
          <table:table-cell office:value-type="float" office:value="0.12006699999999999" table:style-name="ce1">
            <text:p>0.120067</text:p>
          </table:table-cell>
          <table:table-cell office:value-type="float" office:value="1.09195E-2" table:style-name="ce1">
            <text:p>0.0109195</text:p>
          </table:table-cell>
          <table:table-cell table:number-columns-repeated="1637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.0195999999999998E-2" table:style-name="ce1">
            <text:p>0.050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84" table:style-name="ce1">
            <text:p>10.84</text:p>
          </table:table-cell>
          <table:table-cell office:value-type="float" office:value="0.29164099999999998" table:style-name="ce1">
            <text:p>0.291641</text:p>
          </table:table-cell>
          <table:table-cell office:value-type="float" office:value="2.3051999999999961E-2" table:formula="of:=[.K560]-[.$K$18]" table:style-name="ce1">
            <text:p>0.023052</text:p>
          </table:table-cell>
          <table:table-cell office:value-type="float" office:value="0.122248" table:style-name="ce1">
            <text:p>0.122248</text:p>
          </table:table-cell>
          <table:table-cell office:value-type="float" office:value="6.54186E-3" table:style-name="ce1">
            <text:p>0.00654186</text:p>
          </table:table-cell>
          <table:table-cell table:number-columns-repeated="16370"/>
        </table:table-row>
        <table:table-row table:style-name="ro1">
          <table:table-cell office:value-type="float" office:value="27.05" table:style-name="ce1">
            <text:p>27.05</text:p>
          </table:table-cell>
          <table:table-cell office:value-type="float" office:value="5.2162E-2" table:style-name="ce1">
            <text:p>0.0521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86" table:style-name="ce1">
            <text:p>10.86</text:p>
          </table:table-cell>
          <table:table-cell office:value-type="float" office:value="0.29231099999999999" table:style-name="ce1">
            <text:p>0.292311</text:p>
          </table:table-cell>
          <table:table-cell office:value-type="float" office:value="2.3721999999999965E-2" table:formula="of:=[.K561]-[.$K$18]" table:style-name="ce1">
            <text:p>0.023722</text:p>
          </table:table-cell>
          <table:table-cell office:value-type="float" office:value="0.123346" table:style-name="ce1">
            <text:p>0.123346</text:p>
          </table:table-cell>
          <table:table-cell office:value-type="float" office:value="8.6701599999999997E-4" table:style-name="ce1">
            <text:p>0.000867016</text:p>
          </table:table-cell>
          <table:table-cell table:number-columns-repeated="16370"/>
        </table:table-row>
        <table:table-row table:style-name="ro1">
          <table:table-cell office:value-type="float" office:value="27.1" table:style-name="ce1">
            <text:p>27.1</text:p>
          </table:table-cell>
          <table:table-cell office:value-type="float" office:value="5.1204E-2" table:style-name="ce1">
            <text:p>0.0512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88" table:style-name="ce1">
            <text:p>10.88</text:p>
          </table:table-cell>
          <table:table-cell office:value-type="float" office:value="0.29273500000000002" table:style-name="ce1">
            <text:p>0.292735</text:p>
          </table:table-cell>
          <table:table-cell office:value-type="float" office:value="2.4146000000000001E-2" table:formula="of:=[.K562]-[.$K$18]" table:style-name="ce1">
            <text:p>0.024146</text:p>
          </table:table-cell>
          <table:table-cell office:value-type="float" office:value="0.124025" table:style-name="ce1">
            <text:p>0.124025</text:p>
          </table:table-cell>
          <table:table-cell office:value-type="float" office:value="-6.8052900000000003E-3" table:style-name="ce1">
            <text:p>-0.00680529</text:p>
          </table:table-cell>
          <table:table-cell table:number-columns-repeated="16370"/>
        </table:table-row>
        <table:table-row table:style-name="ro1">
          <table:table-cell office:value-type="float" office:value="27.15" table:style-name="ce1">
            <text:p>27.15</text:p>
          </table:table-cell>
          <table:table-cell office:value-type="float" office:value="4.7253999999999997E-2" table:style-name="ce1">
            <text:p>0.0472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9" table:style-name="ce1">
            <text:p>10.9</text:p>
          </table:table-cell>
          <table:table-cell office:value-type="float" office:value="0.29297600000000001" table:style-name="ce1">
            <text:p>0.292976</text:p>
          </table:table-cell>
          <table:table-cell office:value-type="float" office:value="2.4386999999999992E-2" table:formula="of:=[.K563]-[.$K$18]" table:style-name="ce1">
            <text:p>0.024387</text:p>
          </table:table-cell>
          <table:table-cell office:value-type="float" office:value="0.12479999999999999" table:style-name="ce1">
            <text:p>0.1248</text:p>
          </table:table-cell>
          <table:table-cell office:value-type="float" office:value="-1.6969000000000001E-2" table:style-name="ce1">
            <text:p>-0.016969</text:p>
          </table:table-cell>
          <table:table-cell table:number-columns-repeated="16370"/>
        </table:table-row>
        <table:table-row table:style-name="ro1">
          <table:table-cell office:value-type="float" office:value="27.2" table:style-name="ce1">
            <text:p>27.2</text:p>
          </table:table-cell>
          <table:table-cell office:value-type="float" office:value="4.0515000000000002E-2" table:style-name="ce1">
            <text:p>0.0405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92" table:style-name="ce1">
            <text:p>10.92</text:p>
          </table:table-cell>
          <table:table-cell office:value-type="float" office:value="0.292935" table:style-name="ce1">
            <text:p>0.292935</text:p>
          </table:table-cell>
          <table:table-cell office:value-type="float" office:value="2.4345999999999979E-2" table:formula="of:=[.K564]-[.$K$18]" table:style-name="ce1">
            <text:p>0.024346</text:p>
          </table:table-cell>
          <table:table-cell office:value-type="float" office:value="0.125473" table:style-name="ce1">
            <text:p>0.125473</text:p>
          </table:table-cell>
          <table:table-cell office:value-type="float" office:value="-2.5175800000000002E-2" table:style-name="ce1">
            <text:p>-0.0251758</text:p>
          </table:table-cell>
          <table:table-cell table:number-columns-repeated="16370"/>
        </table:table-row>
        <table:table-row table:style-name="ro1">
          <table:table-cell office:value-type="float" office:value="27.25" table:style-name="ce1">
            <text:p>27.25</text:p>
          </table:table-cell>
          <table:table-cell office:value-type="float" office:value="3.1438000000000001E-2" table:style-name="ce1">
            <text:p>0.0314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94" table:style-name="ce1">
            <text:p>10.94</text:p>
          </table:table-cell>
          <table:table-cell office:value-type="float" office:value="0.29261399999999999" table:style-name="ce1">
            <text:p>0.292614</text:p>
          </table:table-cell>
          <table:table-cell office:value-type="float" office:value="2.4024999999999963E-2" table:formula="of:=[.K565]-[.$K$18]" table:style-name="ce1">
            <text:p>0.024025</text:p>
          </table:table-cell>
          <table:table-cell office:value-type="float" office:value="0.124942" table:style-name="ce1">
            <text:p>0.124942</text:p>
          </table:table-cell>
          <table:table-cell office:value-type="float" office:value="-2.8256099999999999E-2" table:style-name="ce1">
            <text:p>-0.0282561</text:p>
          </table:table-cell>
          <table:table-cell table:number-columns-repeated="16370"/>
        </table:table-row>
        <table:table-row table:style-name="ro1">
          <table:table-cell office:value-type="float" office:value="27.3" table:style-name="ce1">
            <text:p>27.3</text:p>
          </table:table-cell>
          <table:table-cell office:value-type="float" office:value="2.0648E-2" table:style-name="ce1">
            <text:p>0.020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96" table:style-name="ce1">
            <text:p>10.96</text:p>
          </table:table-cell>
          <table:table-cell office:value-type="float" office:value="0.292155" table:style-name="ce1">
            <text:p>0.292155</text:p>
          </table:table-cell>
          <table:table-cell office:value-type="float" office:value="2.3565999999999976E-2" table:formula="of:=[.K566]-[.$K$18]" table:style-name="ce1">
            <text:p>0.023566</text:p>
          </table:table-cell>
          <table:table-cell office:value-type="float" office:value="0.120991" table:style-name="ce1">
            <text:p>0.120991</text:p>
          </table:table-cell>
          <table:table-cell office:value-type="float" office:value="-2.98695E-2" table:style-name="ce1">
            <text:p>-0.0298695</text:p>
          </table:table-cell>
          <table:table-cell table:number-columns-repeated="16370"/>
        </table:table-row>
        <table:table-row table:style-name="ro1">
          <table:table-cell office:value-type="float" office:value="27.35" table:style-name="ce1">
            <text:p>27.35</text:p>
          </table:table-cell>
          <table:table-cell office:value-type="float" office:value="8.8590000000000006E-3" table:style-name="ce1">
            <text:p>0.0088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.98" table:style-name="ce1">
            <text:p>10.98</text:p>
          </table:table-cell>
          <table:table-cell office:value-type="float" office:value="0.291412" table:style-name="ce1">
            <text:p>0.291412</text:p>
          </table:table-cell>
          <table:table-cell office:value-type="float" office:value="2.2822999999999982E-2" table:formula="of:=[.K567]-[.$K$18]" table:style-name="ce1">
            <text:p>0.022823</text:p>
          </table:table-cell>
          <table:table-cell office:value-type="float" office:value="0.113484" table:style-name="ce1">
            <text:p>0.113484</text:p>
          </table:table-cell>
          <table:table-cell office:value-type="float" office:value="-3.42014E-2" table:style-name="ce1">
            <text:p>-0.0342014</text:p>
          </table:table-cell>
          <table:table-cell table:number-columns-repeated="16370"/>
        </table:table-row>
        <table:table-row table:style-name="ro1">
          <table:table-cell office:value-type="float" office:value="27.4" table:style-name="ce1">
            <text:p>27.4</text:p>
          </table:table-cell>
          <table:table-cell office:value-type="float" office:value="-3.215E-3" table:style-name="ce1">
            <text:p>-0.003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290408" table:style-name="ce1">
            <text:p>0.290408</text:p>
          </table:table-cell>
          <table:table-cell office:value-type="float" office:value="2.1818999999999977E-2" table:formula="of:=[.K568]-[.$K$18]" table:style-name="ce1">
            <text:p>0.021819</text:p>
          </table:table-cell>
          <table:table-cell office:value-type="float" office:value="0.102552" table:style-name="ce1">
            <text:p>0.102552</text:p>
          </table:table-cell>
          <table:table-cell office:value-type="float" office:value="-4.0336999999999998E-2" table:style-name="ce1">
            <text:p>-0.040337</text:p>
          </table:table-cell>
          <table:table-cell table:number-columns-repeated="16370"/>
        </table:table-row>
        <table:table-row table:style-name="ro1">
          <table:table-cell office:value-type="float" office:value="27.45" table:style-name="ce1">
            <text:p>27.45</text:p>
          </table:table-cell>
          <table:table-cell office:value-type="float" office:value="-1.4921E-2" table:style-name="ce1">
            <text:p>-0.0149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02" table:style-name="ce1">
            <text:p>11.02</text:p>
          </table:table-cell>
          <table:table-cell office:value-type="float" office:value="0.288997" table:style-name="ce1">
            <text:p>0.288997</text:p>
          </table:table-cell>
          <table:table-cell office:value-type="float" office:value="2.0407999999999982E-2" table:formula="of:=[.K569]-[.$K$18]" table:style-name="ce1">
            <text:p>0.020408</text:p>
          </table:table-cell>
          <table:table-cell office:value-type="float" office:value="8.9000800000000005E-2" table:style-name="ce1">
            <text:p>0.0890008</text:p>
          </table:table-cell>
          <table:table-cell office:value-type="float" office:value="-4.5600099999999998E-2" table:style-name="ce1">
            <text:p>-0.0456001</text:p>
          </table:table-cell>
          <table:table-cell table:number-columns-repeated="16370"/>
        </table:table-row>
        <table:table-row table:style-name="ro1">
          <table:table-cell office:value-type="float" office:value="27.5" table:style-name="ce1">
            <text:p>27.5</text:p>
          </table:table-cell>
          <table:table-cell office:value-type="float" office:value="-2.571E-2" table:style-name="ce1">
            <text:p>-0.025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04" table:style-name="ce1">
            <text:p>11.04</text:p>
          </table:table-cell>
          <table:table-cell office:value-type="float" office:value="0.28678700000000001" table:style-name="ce1">
            <text:p>0.286787</text:p>
          </table:table-cell>
          <table:table-cell office:value-type="float" office:value="1.8197999999999992E-2" table:formula="of:=[.K570]-[.$K$18]" table:style-name="ce1">
            <text:p>0.018198</text:p>
          </table:table-cell>
          <table:table-cell office:value-type="float" office:value="7.5147800000000001E-2" table:style-name="ce1">
            <text:p>0.0751478</text:p>
          </table:table-cell>
          <table:table-cell office:value-type="float" office:value="-4.9803E-2" table:style-name="ce1">
            <text:p>-0.049803</text:p>
          </table:table-cell>
          <table:table-cell table:number-columns-repeated="16370"/>
        </table:table-row>
        <table:table-row table:style-name="ro1">
          <table:table-cell office:value-type="float" office:value="27.55" table:style-name="ce1">
            <text:p>27.55</text:p>
          </table:table-cell>
          <table:table-cell office:value-type="float" office:value="-3.5142E-2" table:style-name="ce1">
            <text:p>-0.035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06" table:style-name="ce1">
            <text:p>11.06</text:p>
          </table:table-cell>
          <table:table-cell office:value-type="float" office:value="0.284163" table:style-name="ce1">
            <text:p>0.284163</text:p>
          </table:table-cell>
          <table:table-cell office:value-type="float" office:value="1.5573999999999977E-2" table:formula="of:=[.K571]-[.$K$18]" table:style-name="ce1">
            <text:p>0.015574</text:p>
          </table:table-cell>
          <table:table-cell office:value-type="float" office:value="6.15582E-2" table:style-name="ce1">
            <text:p>0.0615582</text:p>
          </table:table-cell>
          <table:table-cell office:value-type="float" office:value="-5.32515E-2" table:style-name="ce1">
            <text:p>-0.0532515</text:p>
          </table:table-cell>
          <table:table-cell table:number-columns-repeated="16370"/>
        </table:table-row>
        <table:table-row table:style-name="ro1">
          <table:table-cell office:value-type="float" office:value="27.6" table:style-name="ce1">
            <text:p>27.6</text:p>
          </table:table-cell>
          <table:table-cell office:value-type="float" office:value="-4.2877999999999999E-2" table:style-name="ce1">
            <text:p>-0.0428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08" table:style-name="ce1">
            <text:p>11.08</text:p>
          </table:table-cell>
          <table:table-cell office:value-type="float" office:value="0.28130300000000003" table:style-name="ce1">
            <text:p>0.281303</text:p>
          </table:table-cell>
          <table:table-cell office:value-type="float" office:value="1.2714000000000003E-2" table:formula="of:=[.K572]-[.$K$18]" table:style-name="ce1">
            <text:p>0.012714</text:p>
          </table:table-cell>
          <table:table-cell office:value-type="float" office:value="4.8066900000000003E-2" table:style-name="ce1">
            <text:p>0.0480669</text:p>
          </table:table-cell>
          <table:table-cell office:value-type="float" office:value="-5.6458300000000003E-2" table:style-name="ce1">
            <text:p>-0.0564583</text:p>
          </table:table-cell>
          <table:table-cell table:number-columns-repeated="16370"/>
        </table:table-row>
        <table:table-row table:style-name="ro1">
          <table:table-cell office:value-type="float" office:value="27.65" table:style-name="ce1">
            <text:p>27.65</text:p>
          </table:table-cell>
          <table:table-cell office:value-type="float" office:value="-4.8648999999999998E-2" table:style-name="ce1">
            <text:p>-0.048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1" table:style-name="ce1">
            <text:p>11.1</text:p>
          </table:table-cell>
          <table:table-cell office:value-type="float" office:value="0.27802500000000002" table:style-name="ce1">
            <text:p>0.278025</text:p>
          </table:table-cell>
          <table:table-cell office:value-type="float" office:value="9.4359999999999999E-3" table:formula="of:=[.K573]-[.$K$18]" table:style-name="ce1">
            <text:p>0.009436</text:p>
          </table:table-cell>
          <table:table-cell office:value-type="float" office:value="3.3969600000000003E-2" table:style-name="ce1">
            <text:p>0.0339696</text:p>
          </table:table-cell>
          <table:table-cell office:value-type="float" office:value="-5.86502E-2" table:style-name="ce1">
            <text:p>-0.0586502</text:p>
          </table:table-cell>
          <table:table-cell table:number-columns-repeated="16370"/>
        </table:table-row>
        <table:table-row table:style-name="ro1">
          <table:table-cell office:value-type="float" office:value="27.7" table:style-name="ce1">
            <text:p>27.7</text:p>
          </table:table-cell>
          <table:table-cell office:value-type="float" office:value="-5.2227999999999997E-2" table:style-name="ce1">
            <text:p>-0.052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12" table:style-name="ce1">
            <text:p>11.12</text:p>
          </table:table-cell>
          <table:table-cell office:value-type="float" office:value="0.27439999999999998" table:style-name="ce1">
            <text:p>0.2744</text:p>
          </table:table-cell>
          <table:table-cell office:value-type="float" office:value="5.8109999999999551E-3" table:formula="of:=[.K574]-[.$K$18]" table:style-name="ce1">
            <text:p>0.005811</text:p>
          </table:table-cell>
          <table:table-cell office:value-type="float" office:value="1.9355500000000001E-2" table:style-name="ce1">
            <text:p>0.0193555</text:p>
          </table:table-cell>
          <table:table-cell office:value-type="float" office:value="-6.0182600000000003E-2" table:style-name="ce1">
            <text:p>-0.0601826</text:p>
          </table:table-cell>
          <table:table-cell table:number-columns-repeated="16370"/>
        </table:table-row>
        <table:table-row table:style-name="ro1">
          <table:table-cell office:value-type="float" office:value="27.75" table:style-name="ce1">
            <text:p>27.75</text:p>
          </table:table-cell>
          <table:table-cell office:value-type="float" office:value="-5.3407000000000003E-2" table:style-name="ce1">
            <text:p>-0.0534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14" table:style-name="ce1">
            <text:p>11.14</text:p>
          </table:table-cell>
          <table:table-cell office:value-type="float" office:value="0.270567" table:style-name="ce1">
            <text:p>0.270567</text:p>
          </table:table-cell>
          <table:table-cell office:value-type="float" office:value="1.9779999999999798E-3" table:formula="of:=[.K575]-[.$K$18]" table:style-name="ce1">
            <text:p>0.001978</text:p>
          </table:table-cell>
          <table:table-cell office:value-type="float" office:value="3.8903800000000001E-3" table:style-name="ce1">
            <text:p>0.00389038</text:p>
          </table:table-cell>
          <table:table-cell office:value-type="float" office:value="-6.0798400000000002E-2" table:style-name="ce1">
            <text:p>-0.0607984</text:p>
          </table:table-cell>
          <table:table-cell table:number-columns-repeated="16370"/>
        </table:table-row>
        <table:table-row table:style-name="ro1">
          <table:table-cell office:value-type="float" office:value="27.8" table:style-name="ce1">
            <text:p>27.8</text:p>
          </table:table-cell>
          <table:table-cell office:value-type="float" office:value="-5.2013999999999998E-2" table:style-name="ce1">
            <text:p>-0.052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16" table:style-name="ce1">
            <text:p>11.16</text:p>
          </table:table-cell>
          <table:table-cell office:value-type="float" office:value="0.26655400000000001" table:style-name="ce1">
            <text:p>0.266554</text:p>
          </table:table-cell>
          <table:table-cell office:value-type="float" office:value="-2.035000000000009E-3" table:formula="of:=[.K576]-[.$K$18]" table:style-name="ce1">
            <text:p>-0.002035</text:p>
          </table:table-cell>
          <table:table-cell office:value-type="float" office:value="-1.18382E-2" table:style-name="ce1">
            <text:p>-0.0118382</text:p>
          </table:table-cell>
          <table:table-cell office:value-type="float" office:value="-6.0896899999999997E-2" table:style-name="ce1">
            <text:p>-0.0608969</text:p>
          </table:table-cell>
          <table:table-cell table:number-columns-repeated="16370"/>
        </table:table-row>
        <table:table-row table:style-name="ro1">
          <table:table-cell office:value-type="float" office:value="27.85" table:style-name="ce1">
            <text:p>27.85</text:p>
          </table:table-cell>
          <table:table-cell office:value-type="float" office:value="-4.7953999999999997E-2" table:style-name="ce1">
            <text:p>-0.0479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18" table:style-name="ce1">
            <text:p>11.18</text:p>
          </table:table-cell>
          <table:table-cell office:value-type="float" office:value="0.26249800000000001" table:style-name="ce1">
            <text:p>0.262498</text:p>
          </table:table-cell>
          <table:table-cell office:value-type="float" office:value="-6.0910000000000131E-3" table:formula="of:=[.K577]-[.$K$18]" table:style-name="ce1">
            <text:p>-0.006091</text:p>
          </table:table-cell>
          <table:table-cell office:value-type="float" office:value="-2.74398E-2" table:style-name="ce1">
            <text:p>-0.0274398</text:p>
          </table:table-cell>
          <table:table-cell office:value-type="float" office:value="-6.0090299999999999E-2" table:style-name="ce1">
            <text:p>-0.0600903</text:p>
          </table:table-cell>
          <table:table-cell table:number-columns-repeated="16370"/>
        </table:table-row>
        <table:table-row table:style-name="ro1">
          <table:table-cell office:value-type="float" office:value="27.9" table:style-name="ce1">
            <text:p>27.9</text:p>
          </table:table-cell>
          <table:table-cell office:value-type="float" office:value="-4.1257000000000002E-2" table:style-name="ce1">
            <text:p>-0.041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2" table:style-name="ce1">
            <text:p>11.2</text:p>
          </table:table-cell>
          <table:table-cell office:value-type="float" office:value="0.25863799999999998" table:style-name="ce1">
            <text:p>0.258638</text:p>
          </table:table-cell>
          <table:table-cell office:value-type="float" office:value="-9.9510000000000431E-3" table:formula="of:=[.K578]-[.$K$18]" table:style-name="ce1">
            <text:p>-0.009951</text:p>
          </table:table-cell>
          <table:table-cell office:value-type="float" office:value="-4.3183699999999998E-2" table:style-name="ce1">
            <text:p>-0.0431837</text:p>
          </table:table-cell>
          <table:table-cell office:value-type="float" office:value="-5.7572400000000003E-2" table:style-name="ce1">
            <text:p>-0.0575724</text:p>
          </table:table-cell>
          <table:table-cell table:number-columns-repeated="16370"/>
        </table:table-row>
        <table:table-row table:style-name="ro1">
          <table:table-cell office:value-type="float" office:value="27.95" table:style-name="ce1">
            <text:p>27.95</text:p>
          </table:table-cell>
          <table:table-cell office:value-type="float" office:value="-3.2135999999999998E-2" table:style-name="ce1">
            <text:p>-0.032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22" table:style-name="ce1">
            <text:p>11.22</text:p>
          </table:table-cell>
          <table:table-cell office:value-type="float" office:value="0.25518200000000002" table:style-name="ce1">
            <text:p>0.255182</text:p>
          </table:table-cell>
          <table:table-cell office:value-type="float" office:value="-1.3407000000000002E-2" table:formula="of:=[.K579]-[.$K$18]" table:style-name="ce1">
            <text:p>-0.013407</text:p>
          </table:table-cell>
          <table:table-cell office:value-type="float" office:value="-5.8408300000000003E-2" table:style-name="ce1">
            <text:p>-0.0584083</text:p>
          </table:table-cell>
          <table:table-cell office:value-type="float" office:value="-5.4376899999999999E-2" table:style-name="ce1">
            <text:p>-0.0543769</text:p>
          </table:table-cell>
          <table:table-cell table:number-columns-repeated="1637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2.1007000000000001E-2" table:style-name="ce1">
            <text:p>-0.021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24" table:style-name="ce1">
            <text:p>11.24</text:p>
          </table:table-cell>
          <table:table-cell office:value-type="float" office:value="0.252141" table:style-name="ce1">
            <text:p>0.252141</text:p>
          </table:table-cell>
          <table:table-cell office:value-type="float" office:value="-1.6448000000000018E-2" table:formula="of:=[.K580]-[.$K$18]" table:style-name="ce1">
            <text:p>-0.016448</text:p>
          </table:table-cell>
          <table:table-cell office:value-type="float" office:value="-7.3308100000000001E-2" table:style-name="ce1">
            <text:p>-0.0733081</text:p>
          </table:table-cell>
          <table:table-cell office:value-type="float" office:value="-4.96015E-2" table:style-name="ce1">
            <text:p>-0.0496015</text:p>
          </table:table-cell>
          <table:table-cell table:number-columns-repeated="16370"/>
        </table:table-row>
        <table:table-row table:style-name="ro1">
          <table:table-cell office:value-type="float" office:value="28.05" table:style-name="ce1">
            <text:p>28.05</text:p>
          </table:table-cell>
          <table:table-cell office:value-type="float" office:value="-8.4989999999999996E-3" table:style-name="ce1">
            <text:p>-0.0084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26" table:style-name="ce1">
            <text:p>11.26</text:p>
          </table:table-cell>
          <table:table-cell office:value-type="float" office:value="0.249391" table:style-name="ce1">
            <text:p>0.249391</text:p>
          </table:table-cell>
          <table:table-cell office:value-type="float" office:value="-1.9198000000000021E-2" table:formula="of:=[.K581]-[.$K$18]" table:style-name="ce1">
            <text:p>-0.019198</text:p>
          </table:table-cell>
          <table:table-cell office:value-type="float" office:value="-8.7544300000000005E-2" table:style-name="ce1">
            <text:p>-0.0875443</text:p>
          </table:table-cell>
          <table:table-cell office:value-type="float" office:value="-4.3936900000000001E-2" table:style-name="ce1">
            <text:p>-0.0439369</text:p>
          </table:table-cell>
          <table:table-cell table:number-columns-repeated="16370"/>
        </table:table-row>
        <table:table-row table:style-name="ro1">
          <table:table-cell office:value-type="float" office:value="28.1" table:style-name="ce1">
            <text:p>28.1</text:p>
          </table:table-cell>
          <table:table-cell office:value-type="float" office:value="4.5830000000000003E-3" table:style-name="ce1">
            <text:p>0.004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28" table:style-name="ce1">
            <text:p>11.28</text:p>
          </table:table-cell>
          <table:table-cell office:value-type="float" office:value="0.246943" table:style-name="ce1">
            <text:p>0.246943</text:p>
          </table:table-cell>
          <table:table-cell office:value-type="float" office:value="-2.1646000000000026E-2" table:formula="of:=[.K582]-[.$K$18]" table:style-name="ce1">
            <text:p>-0.021646</text:p>
          </table:table-cell>
          <table:table-cell office:value-type="float" office:value="-0.101005" table:style-name="ce1">
            <text:p>-0.101005</text:p>
          </table:table-cell>
          <table:table-cell office:value-type="float" office:value="-3.7477099999999999E-2" table:style-name="ce1">
            <text:p>-0.0374771</text:p>
          </table:table-cell>
          <table:table-cell table:number-columns-repeated="16370"/>
        </table:table-row>
        <table:table-row table:style-name="ro1">
          <table:table-cell office:value-type="float" office:value="28.15" table:style-name="ce1">
            <text:p>28.15</text:p>
          </table:table-cell>
          <table:table-cell office:value-type="float" office:value="1.7316999999999999E-2" table:style-name="ce1">
            <text:p>0.0173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3" table:style-name="ce1">
            <text:p>11.3</text:p>
          </table:table-cell>
          <table:table-cell office:value-type="float" office:value="0.24496699999999999" table:style-name="ce1">
            <text:p>0.244967</text:p>
          </table:table-cell>
          <table:table-cell office:value-type="float" office:value="-2.3622000000000032E-2" table:formula="of:=[.K583]-[.$K$18]" table:style-name="ce1">
            <text:p>-0.023622</text:p>
          </table:table-cell>
          <table:table-cell office:value-type="float" office:value="-0.112929" table:style-name="ce1">
            <text:p>-0.112929</text:p>
          </table:table-cell>
          <table:table-cell office:value-type="float" office:value="-3.0163499999999999E-2" table:style-name="ce1">
            <text:p>-0.0301635</text:p>
          </table:table-cell>
          <table:table-cell table:number-columns-repeated="16370"/>
        </table:table-row>
        <table:table-row table:style-name="ro1">
          <table:table-cell office:value-type="float" office:value="28.2" table:style-name="ce1">
            <text:p>28.2</text:p>
          </table:table-cell>
          <table:table-cell office:value-type="float" office:value="2.8753999999999998E-2" table:style-name="ce1">
            <text:p>0.0287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32" table:style-name="ce1">
            <text:p>11.32</text:p>
          </table:table-cell>
          <table:table-cell office:value-type="float" office:value="0.24349499999999999" table:style-name="ce1">
            <text:p>0.243495</text:p>
          </table:table-cell>
          <table:table-cell office:value-type="float" office:value="-2.5094000000000033E-2" table:formula="of:=[.K584]-[.$K$18]" table:style-name="ce1">
            <text:p>-0.025094</text:p>
          </table:table-cell>
          <table:table-cell office:value-type="float" office:value="-0.123083" table:style-name="ce1">
            <text:p>-0.123083</text:p>
          </table:table-cell>
          <table:table-cell office:value-type="float" office:value="-2.26184E-2" table:style-name="ce1">
            <text:p>-0.0226184</text:p>
          </table:table-cell>
          <table:table-cell table:number-columns-repeated="16370"/>
        </table:table-row>
        <table:table-row table:style-name="ro1">
          <table:table-cell office:value-type="float" office:value="28.25" table:style-name="ce1">
            <text:p>28.25</text:p>
          </table:table-cell>
          <table:table-cell office:value-type="float" office:value="3.8033999999999998E-2" table:style-name="ce1">
            <text:p>0.0380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34" table:style-name="ce1">
            <text:p>11.34</text:p>
          </table:table-cell>
          <table:table-cell office:value-type="float" office:value="0.24243600000000001" table:style-name="ce1">
            <text:p>0.242436</text:p>
          </table:table-cell>
          <table:table-cell office:value-type="float" office:value="-2.615300000000001E-2" table:formula="of:=[.K585]-[.$K$18]" table:style-name="ce1">
            <text:p>-0.026153</text:p>
          </table:table-cell>
          <table:table-cell office:value-type="float" office:value="-0.13165199999999999" table:style-name="ce1">
            <text:p>-0.131652</text:p>
          </table:table-cell>
          <table:table-cell office:value-type="float" office:value="-1.49959E-2" table:style-name="ce1">
            <text:p>-0.0149959</text:p>
          </table:table-cell>
          <table:table-cell table:number-columns-repeated="16370"/>
        </table:table-row>
        <table:table-row table:style-name="ro1">
          <table:table-cell office:value-type="float" office:value="28.3" table:style-name="ce1">
            <text:p>28.3</text:p>
          </table:table-cell>
          <table:table-cell office:value-type="float" office:value="4.4484000000000003E-2" table:style-name="ce1">
            <text:p>0.0444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36" table:style-name="ce1">
            <text:p>11.36</text:p>
          </table:table-cell>
          <table:table-cell office:value-type="float" office:value="0.24182799999999999" table:style-name="ce1">
            <text:p>0.241828</text:p>
          </table:table-cell>
          <table:table-cell office:value-type="float" office:value="-2.6761000000000035E-2" table:formula="of:=[.K586]-[.$K$18]" table:style-name="ce1">
            <text:p>-0.026761</text:p>
          </table:table-cell>
          <table:table-cell office:value-type="float" office:value="-0.13949700000000001" table:style-name="ce1">
            <text:p>-0.139497</text:p>
          </table:table-cell>
          <table:table-cell office:value-type="float" office:value="-8.06925E-3" table:style-name="ce1">
            <text:p>-0.00806925</text:p>
          </table:table-cell>
          <table:table-cell table:number-columns-repeated="16370"/>
        </table:table-row>
        <table:table-row table:style-name="ro1">
          <table:table-cell office:value-type="float" office:value="28.35" table:style-name="ce1">
            <text:p>28.35</text:p>
          </table:table-cell>
          <table:table-cell office:value-type="float" office:value="4.7704000000000003E-2" table:style-name="ce1">
            <text:p>0.0477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38" table:style-name="ce1">
            <text:p>11.38</text:p>
          </table:table-cell>
          <table:table-cell office:value-type="float" office:value="0.24159" table:style-name="ce1">
            <text:p>0.24159</text:p>
          </table:table-cell>
          <table:table-cell office:value-type="float" office:value="-2.6999000000000023E-2" table:formula="of:=[.K587]-[.$K$18]" table:style-name="ce1">
            <text:p>-0.026999</text:p>
          </table:table-cell>
          <table:table-cell office:value-type="float" office:value="-0.147228" table:style-name="ce1">
            <text:p>-0.147228</text:p>
          </table:table-cell>
          <table:table-cell office:value-type="float" office:value="-1.1695799999999999E-3" table:style-name="ce1">
            <text:p>-0.00116958</text:p>
          </table:table-cell>
          <table:table-cell table:number-columns-repeated="16370"/>
        </table:table-row>
        <table:table-row table:style-name="ro1">
          <table:table-cell office:value-type="float" office:value="28.4" table:style-name="ce1">
            <text:p>28.4</text:p>
          </table:table-cell>
          <table:table-cell office:value-type="float" office:value="4.7604E-2" table:style-name="ce1">
            <text:p>0.0476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4" table:style-name="ce1">
            <text:p>11.4</text:p>
          </table:table-cell>
          <table:table-cell office:value-type="float" office:value="0.241706" table:style-name="ce1">
            <text:p>0.241706</text:p>
          </table:table-cell>
          <table:table-cell office:value-type="float" office:value="-2.6883000000000018E-2" table:formula="of:=[.K588]-[.$K$18]" table:style-name="ce1">
            <text:p>-0.026883</text:p>
          </table:table-cell>
          <table:table-cell office:value-type="float" office:value="-0.152528" table:style-name="ce1">
            <text:p>-0.152528</text:p>
          </table:table-cell>
          <table:table-cell office:value-type="float" office:value="5.1658099999999998E-3" table:style-name="ce1">
            <text:p>0.00516581</text:p>
          </table:table-cell>
          <table:table-cell table:number-columns-repeated="16370"/>
        </table:table-row>
        <table:table-row table:style-name="ro1">
          <table:table-cell office:value-type="float" office:value="28.45" table:style-name="ce1">
            <text:p>28.45</text:p>
          </table:table-cell>
          <table:table-cell office:value-type="float" office:value="4.4396999999999999E-2" table:style-name="ce1">
            <text:p>0.0443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42" table:style-name="ce1">
            <text:p>11.42</text:p>
          </table:table-cell>
          <table:table-cell office:value-type="float" office:value="0.241922" table:style-name="ce1">
            <text:p>0.241922</text:p>
          </table:table-cell>
          <table:table-cell office:value-type="float" office:value="-2.6667000000000024E-2" table:formula="of:=[.K589]-[.$K$18]" table:style-name="ce1">
            <text:p>-0.026667</text:p>
          </table:table-cell>
          <table:table-cell office:value-type="float" office:value="-0.154029" table:style-name="ce1">
            <text:p>-0.154029</text:p>
          </table:table-cell>
          <table:table-cell office:value-type="float" office:value="1.2046299999999999E-2" table:style-name="ce1">
            <text:p>0.0120463</text:p>
          </table:table-cell>
          <table:table-cell table:number-columns-repeated="16370"/>
        </table:table-row>
        <table:table-row table:style-name="ro1">
          <table:table-cell office:value-type="float" office:value="28.5" table:style-name="ce1">
            <text:p>28.5</text:p>
          </table:table-cell>
          <table:table-cell office:value-type="float" office:value="3.8566999999999997E-2" table:style-name="ce1">
            <text:p>0.0385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44" table:style-name="ce1">
            <text:p>11.44</text:p>
          </table:table-cell>
          <table:table-cell office:value-type="float" office:value="0.24237300000000001" table:style-name="ce1">
            <text:p>0.242373</text:p>
          </table:table-cell>
          <table:table-cell office:value-type="float" office:value="-2.6216000000000017E-2" table:formula="of:=[.K590]-[.$K$18]" table:style-name="ce1">
            <text:p>-0.026216</text:p>
          </table:table-cell>
          <table:table-cell office:value-type="float" office:value="-0.152254" table:style-name="ce1">
            <text:p>-0.152254</text:p>
          </table:table-cell>
          <table:table-cell office:value-type="float" office:value="2.0050800000000001E-2" table:style-name="ce1">
            <text:p>0.0200508</text:p>
          </table:table-cell>
          <table:table-cell table:number-columns-repeated="16370"/>
        </table:table-row>
        <table:table-row table:style-name="ro1">
          <table:table-cell office:value-type="float" office:value="28.55" table:style-name="ce1">
            <text:p>28.55</text:p>
          </table:table-cell>
          <table:table-cell office:value-type="float" office:value="3.0799E-2" table:style-name="ce1">
            <text:p>0.0307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46" table:style-name="ce1">
            <text:p>11.46</text:p>
          </table:table-cell>
          <table:table-cell office:value-type="float" office:value="0.24346000000000001" table:style-name="ce1">
            <text:p>0.24346</text:p>
          </table:table-cell>
          <table:table-cell office:value-type="float" office:value="-2.5129000000000012E-2" table:formula="of:=[.K591]-[.$K$18]" table:style-name="ce1">
            <text:p>-0.025129</text:p>
          </table:table-cell>
          <table:table-cell office:value-type="float" office:value="-0.149172" table:style-name="ce1">
            <text:p>-0.149172</text:p>
          </table:table-cell>
          <table:table-cell office:value-type="float" office:value="2.8436300000000001E-2" table:style-name="ce1">
            <text:p>0.0284363</text:p>
          </table:table-cell>
          <table:table-cell table:number-columns-repeated="16370"/>
        </table:table-row>
        <table:table-row table:style-name="ro1">
          <table:table-cell office:value-type="float" office:value="28.6" table:style-name="ce1">
            <text:p>28.6</text:p>
          </table:table-cell>
          <table:table-cell office:value-type="float" office:value="2.1892000000000002E-2" table:style-name="ce1">
            <text:p>0.0218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48" table:style-name="ce1">
            <text:p>11.48</text:p>
          </table:table-cell>
          <table:table-cell office:value-type="float" office:value="0.245226" table:style-name="ce1">
            <text:p>0.245226</text:p>
          </table:table-cell>
          <table:table-cell office:value-type="float" office:value="-2.3363000000000023E-2" table:formula="of:=[.K592]-[.$K$18]" table:style-name="ce1">
            <text:p>-0.023363</text:p>
          </table:table-cell>
          <table:table-cell office:value-type="float" office:value="-0.145732" table:style-name="ce1">
            <text:p>-0.145732</text:p>
          </table:table-cell>
          <table:table-cell office:value-type="float" office:value="3.8032000000000003E-2" table:style-name="ce1">
            <text:p>0.038032</text:p>
          </table:table-cell>
          <table:table-cell table:number-columns-repeated="16370"/>
        </table:table-row>
        <table:table-row table:style-name="ro1">
          <table:table-cell office:value-type="float" office:value="28.65" table:style-name="ce1">
            <text:p>28.65</text:p>
          </table:table-cell>
          <table:table-cell office:value-type="float" office:value="1.2666999999999999E-2" table:style-name="ce1">
            <text:p>0.0126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5" table:style-name="ce1">
            <text:p>11.5</text:p>
          </table:table-cell>
          <table:table-cell office:value-type="float" office:value="0.24701400000000001" table:style-name="ce1">
            <text:p>0.247014</text:p>
          </table:table-cell>
          <table:table-cell office:value-type="float" office:value="-2.1575000000000011E-2" table:formula="of:=[.K593]-[.$K$18]" table:style-name="ce1">
            <text:p>-0.021575</text:p>
          </table:table-cell>
          <table:table-cell office:value-type="float" office:value="-0.14207400000000001" table:style-name="ce1">
            <text:p>-0.142074</text:p>
          </table:table-cell>
          <table:table-cell office:value-type="float" office:value="4.6417100000000003E-2" table:style-name="ce1">
            <text:p>0.0464171</text:p>
          </table:table-cell>
          <table:table-cell table:number-columns-repeated="16370"/>
        </table:table-row>
        <table:table-row table:style-name="ro1">
          <table:table-cell office:value-type="float" office:value="28.7" table:style-name="ce1">
            <text:p>28.7</text:p>
          </table:table-cell>
          <table:table-cell office:value-type="float" office:value="3.8760000000000001E-3" table:style-name="ce1">
            <text:p>0.0038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52" table:style-name="ce1">
            <text:p>11.52</text:p>
          </table:table-cell>
          <table:table-cell office:value-type="float" office:value="0.24868100000000001" table:style-name="ce1">
            <text:p>0.248681</text:p>
          </table:table-cell>
          <table:table-cell office:value-type="float" office:value="-1.9908000000000009E-2" table:formula="of:=[.K594]-[.$K$18]" table:style-name="ce1">
            <text:p>-0.019908</text:p>
          </table:table-cell>
          <table:table-cell office:value-type="float" office:value="-0.13806399999999999" table:style-name="ce1">
            <text:p>-0.138064</text:p>
          </table:table-cell>
          <table:table-cell office:value-type="float" office:value="5.2355499999999999E-2" table:style-name="ce1">
            <text:p>0.0523555</text:p>
          </table:table-cell>
          <table:table-cell table:number-columns-repeated="16370"/>
        </table:table-row>
        <table:table-row table:style-name="ro1">
          <table:table-cell office:value-type="float" office:value="28.75" table:style-name="ce1">
            <text:p>28.75</text:p>
          </table:table-cell>
          <table:table-cell office:value-type="float" office:value="-3.8730000000000001E-3" table:style-name="ce1">
            <text:p>-0.0038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54" table:style-name="ce1">
            <text:p>11.54</text:p>
          </table:table-cell>
          <table:table-cell office:value-type="float" office:value="0.25067099999999998" table:style-name="ce1">
            <text:p>0.250671</text:p>
          </table:table-cell>
          <table:table-cell office:value-type="float" office:value="-1.7918000000000045E-2" table:formula="of:=[.K595]-[.$K$18]" table:style-name="ce1">
            <text:p>-0.017918</text:p>
          </table:table-cell>
          <table:table-cell office:value-type="float" office:value="-0.13347700000000001" table:style-name="ce1">
            <text:p>-0.133477</text:p>
          </table:table-cell>
          <table:table-cell office:value-type="float" office:value="5.3718700000000001E-2" table:style-name="ce1">
            <text:p>0.0537187</text:p>
          </table:table-cell>
          <table:table-cell table:number-columns-repeated="16370"/>
        </table:table-row>
        <table:table-row table:style-name="ro1">
          <table:table-cell office:value-type="float" office:value="28.8" table:style-name="ce1">
            <text:p>28.8</text:p>
          </table:table-cell>
          <table:table-cell office:value-type="float" office:value="-1.0159E-2" table:style-name="ce1">
            <text:p>-0.010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56" table:style-name="ce1">
            <text:p>11.56</text:p>
          </table:table-cell>
          <table:table-cell office:value-type="float" office:value="0.25318000000000002" table:style-name="ce1">
            <text:p>0.25318</text:p>
          </table:table-cell>
          <table:table-cell office:value-type="float" office:value="-1.5409000000000006E-2" table:formula="of:=[.K596]-[.$K$18]" table:style-name="ce1">
            <text:p>-0.015409</text:p>
          </table:table-cell>
          <table:table-cell office:value-type="float" office:value="-0.12711700000000001" table:style-name="ce1">
            <text:p>-0.127117</text:p>
          </table:table-cell>
          <table:table-cell office:value-type="float" office:value="5.0273699999999998E-2" table:style-name="ce1">
            <text:p>0.0502737</text:p>
          </table:table-cell>
          <table:table-cell table:number-columns-repeated="16370"/>
        </table:table-row>
        <table:table-row table:style-name="ro1">
          <table:table-cell office:value-type="float" office:value="28.85" table:style-name="ce1">
            <text:p>28.85</text:p>
          </table:table-cell>
          <table:table-cell office:value-type="float" office:value="-1.4763E-2" table:style-name="ce1">
            <text:p>-0.0147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58" table:style-name="ce1">
            <text:p>11.58</text:p>
          </table:table-cell>
          <table:table-cell office:value-type="float" office:value="0.255969" table:style-name="ce1">
            <text:p>0.255969</text:p>
          </table:table-cell>
          <table:table-cell office:value-type="float" office:value="-1.262000000000002E-2" table:formula="of:=[.K597]-[.$K$18]" table:style-name="ce1">
            <text:p>-0.01262</text:p>
          </table:table-cell>
          <table:table-cell office:value-type="float" office:value="-0.117771" table:style-name="ce1">
            <text:p>-0.117771</text:p>
          </table:table-cell>
          <table:table-cell office:value-type="float" office:value="4.4940800000000003E-2" table:style-name="ce1">
            <text:p>0.0449408</text:p>
          </table:table-cell>
          <table:table-cell table:number-columns-repeated="16370"/>
        </table:table-row>
        <table:table-row table:style-name="ro1">
          <table:table-cell office:value-type="float" office:value="28.9" table:style-name="ce1">
            <text:p>28.9</text:p>
          </table:table-cell>
          <table:table-cell office:value-type="float" office:value="-1.7652999999999999E-2" table:style-name="ce1">
            <text:p>-0.0176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6" table:style-name="ce1">
            <text:p>11.6</text:p>
          </table:table-cell>
          <table:table-cell office:value-type="float" office:value="0.25883200000000001" table:style-name="ce1">
            <text:p>0.258832</text:p>
          </table:table-cell>
          <table:table-cell office:value-type="float" office:value="-9.7570000000000157E-3" table:formula="of:=[.K598]-[.$K$18]" table:style-name="ce1">
            <text:p>-0.009757</text:p>
          </table:table-cell>
          <table:table-cell office:value-type="float" office:value="-0.106514" table:style-name="ce1">
            <text:p>-0.106514</text:p>
          </table:table-cell>
          <table:table-cell office:value-type="float" office:value="4.1741899999999998E-2" table:style-name="ce1">
            <text:p>0.0417419</text:p>
          </table:table-cell>
          <table:table-cell table:number-columns-repeated="16370"/>
        </table:table-row>
        <table:table-row table:style-name="ro1">
          <table:table-cell office:value-type="float" office:value="28.95" table:style-name="ce1">
            <text:p>28.95</text:p>
          </table:table-cell>
          <table:table-cell office:value-type="float" office:value="-1.8957000000000002E-2" table:style-name="ce1">
            <text:p>-0.0189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62" table:style-name="ce1">
            <text:p>11.62</text:p>
          </table:table-cell>
          <table:table-cell office:value-type="float" office:value="0.261743" table:style-name="ce1">
            <text:p>0.261743</text:p>
          </table:table-cell>
          <table:table-cell office:value-type="float" office:value="-6.8460000000000187E-3" table:formula="of:=[.K599]-[.$K$18]" table:style-name="ce1">
            <text:p>-0.006846</text:p>
          </table:table-cell>
          <table:table-cell office:value-type="float" office:value="-9.5036200000000001E-2" table:style-name="ce1">
            <text:p>-0.0950362</text:p>
          </table:table-cell>
          <table:table-cell office:value-type="float" office:value="4.0615999999999999E-2" table:style-name="ce1">
            <text:p>0.040616</text:p>
          </table:table-cell>
          <table:table-cell table:number-columns-repeated="1637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1.8922999999999999E-2" table:style-name="ce1">
            <text:p>-0.0189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64" table:style-name="ce1">
            <text:p>11.64</text:p>
          </table:table-cell>
          <table:table-cell office:value-type="float" office:value="0.26468799999999998" table:style-name="ce1">
            <text:p>0.264688</text:p>
          </table:table-cell>
          <table:table-cell office:value-type="float" office:value="-3.9010000000000433E-3" table:formula="of:=[.K600]-[.$K$18]" table:style-name="ce1">
            <text:p>-0.003901</text:p>
          </table:table-cell>
          <table:table-cell office:value-type="float" office:value="-8.4147200000000005E-2" table:style-name="ce1">
            <text:p>-0.0841472</text:p>
          </table:table-cell>
          <table:table-cell office:value-type="float" office:value="3.9938500000000002E-2" table:style-name="ce1">
            <text:p>0.0399385</text:p>
          </table:table-cell>
          <table:table-cell table:number-columns-repeated="16370"/>
        </table:table-row>
        <table:table-row table:style-name="ro1">
          <table:table-cell office:value-type="float" office:value="29.05" table:style-name="ce1">
            <text:p>29.05</text:p>
          </table:table-cell>
          <table:table-cell office:value-type="float" office:value="-1.7874000000000001E-2" table:style-name="ce1">
            <text:p>-0.0178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66" table:style-name="ce1">
            <text:p>11.66</text:p>
          </table:table-cell>
          <table:table-cell office:value-type="float" office:value="0.26764700000000002" table:style-name="ce1">
            <text:p>0.267647</text:p>
          </table:table-cell>
          <table:table-cell office:value-type="float" office:value="-9.4199999999999839E-4" table:formula="of:=[.K601]-[.$K$18]" table:style-name="ce1">
            <text:p>-0.000942</text:p>
          </table:table-cell>
          <table:table-cell office:value-type="float" office:value="-7.4356000000000005E-2" table:style-name="ce1">
            <text:p>-0.074356</text:p>
          </table:table-cell>
          <table:table-cell office:value-type="float" office:value="3.8343200000000001E-2" table:style-name="ce1">
            <text:p>0.0383432</text:p>
          </table:table-cell>
          <table:table-cell table:number-columns-repeated="16370"/>
        </table:table-row>
        <table:table-row table:style-name="ro1">
          <table:table-cell office:value-type="float" office:value="29.1" table:style-name="ce1">
            <text:p>29.1</text:p>
          </table:table-cell>
          <table:table-cell office:value-type="float" office:value="-1.6152E-2" table:style-name="ce1">
            <text:p>-0.016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68" table:style-name="ce1">
            <text:p>11.68</text:p>
          </table:table-cell>
          <table:table-cell office:value-type="float" office:value="0.27055699999999999" table:style-name="ce1">
            <text:p>0.270557</text:p>
          </table:table-cell>
          <table:table-cell office:value-type="float" office:value="1.9679999999999698E-3" table:formula="of:=[.K602]-[.$K$18]" table:style-name="ce1">
            <text:p>0.001968</text:p>
          </table:table-cell>
          <table:table-cell office:value-type="float" office:value="-6.54005E-2" table:style-name="ce1">
            <text:p>-0.0654005</text:p>
          </table:table-cell>
          <table:table-cell office:value-type="float" office:value="3.5285499999999997E-2" table:style-name="ce1">
            <text:p>0.0352855</text:p>
          </table:table-cell>
          <table:table-cell table:number-columns-repeated="16370"/>
        </table:table-row>
        <table:table-row table:style-name="ro1">
          <table:table-cell office:value-type="float" office:value="29.15" table:style-name="ce1">
            <text:p>29.15</text:p>
          </table:table-cell>
          <table:table-cell office:value-type="float" office:value="-1.4082000000000001E-2" table:style-name="ce1">
            <text:p>-0.014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7" table:style-name="ce1">
            <text:p>11.7</text:p>
          </table:table-cell>
          <table:table-cell office:value-type="float" office:value="0.27332499999999998" table:style-name="ce1">
            <text:p>0.273325</text:p>
          </table:table-cell>
          <table:table-cell office:value-type="float" office:value="4.7359999999999625E-3" table:formula="of:=[.K603]-[.$K$18]" table:style-name="ce1">
            <text:p>0.004736</text:p>
          </table:table-cell>
          <table:table-cell office:value-type="float" office:value="-5.6577099999999998E-2" table:style-name="ce1">
            <text:p>-0.0565771</text:p>
          </table:table-cell>
          <table:table-cell office:value-type="float" office:value="3.1587900000000002E-2" table:style-name="ce1">
            <text:p>0.0315879</text:p>
          </table:table-cell>
          <table:table-cell table:number-columns-repeated="16370"/>
        </table:table-row>
        <table:table-row table:style-name="ro1">
          <table:table-cell office:value-type="float" office:value="29.2" table:style-name="ce1">
            <text:p>29.2</text:p>
          </table:table-cell>
          <table:table-cell office:value-type="float" office:value="-1.1939E-2" table:style-name="ce1">
            <text:p>-0.0119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7201" table:style-name="ce1">
            <text:p>11.7201</text:p>
          </table:table-cell>
          <table:table-cell office:value-type="float" office:value="0.27587699999999998" table:style-name="ce1">
            <text:p>0.275877</text:p>
          </table:table-cell>
          <table:table-cell office:value-type="float" office:value="7.2879999999999612E-3" table:formula="of:=[.K604]-[.$K$18]" table:style-name="ce1">
            <text:p>0.007288</text:p>
          </table:table-cell>
          <table:table-cell office:value-type="float" office:value="-4.8273400000000001E-2" table:style-name="ce1">
            <text:p>-0.0482734</text:p>
          </table:table-cell>
          <table:table-cell office:value-type="float" office:value="2.6676100000000001E-2" table:style-name="ce1">
            <text:p>0.0266761</text:p>
          </table:table-cell>
          <table:table-cell table:number-columns-repeated="16370"/>
        </table:table-row>
        <table:table-row table:style-name="ro1">
          <table:table-cell office:value-type="float" office:value="29.25" table:style-name="ce1">
            <text:p>29.25</text:p>
          </table:table-cell>
          <table:table-cell office:value-type="float" office:value="-9.9229999999999995E-3" table:style-name="ce1">
            <text:p>-0.0099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74" table:style-name="ce1">
            <text:p>11.74</text:p>
          </table:table-cell>
          <table:table-cell office:value-type="float" office:value="0.278196" table:style-name="ce1">
            <text:p>0.278196</text:p>
          </table:table-cell>
          <table:table-cell office:value-type="float" office:value="9.6069999999999767E-3" table:formula="of:=[.K605]-[.$K$18]" table:style-name="ce1">
            <text:p>0.009607</text:p>
          </table:table-cell>
          <table:table-cell office:value-type="float" office:value="-4.1131599999999997E-2" table:style-name="ce1">
            <text:p>-0.0411316</text:p>
          </table:table-cell>
          <table:table-cell office:value-type="float" office:value="2.1802200000000001E-2" table:style-name="ce1">
            <text:p>0.0218022</text:p>
          </table:table-cell>
          <table:table-cell table:number-columns-repeated="16370"/>
        </table:table-row>
        <table:table-row table:style-name="ro1">
          <table:table-cell office:value-type="float" office:value="29.3" table:style-name="ce1">
            <text:p>29.3</text:p>
          </table:table-cell>
          <table:table-cell office:value-type="float" office:value="-8.1589999999999996E-3" table:style-name="ce1">
            <text:p>-0.008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76" table:style-name="ce1">
            <text:p>11.76</text:p>
          </table:table-cell>
          <table:table-cell office:value-type="float" office:value="0.28010299999999999" table:style-name="ce1">
            <text:p>0.280103</text:p>
          </table:table-cell>
          <table:table-cell office:value-type="float" office:value="1.1513999999999969E-2" table:formula="of:=[.K606]-[.$K$18]" table:style-name="ce1">
            <text:p>0.011514</text:p>
          </table:table-cell>
          <table:table-cell office:value-type="float" office:value="-3.5249999999999997E-2" table:style-name="ce1">
            <text:p>-0.03525</text:p>
          </table:table-cell>
          <table:table-cell office:value-type="float" office:value="1.69523E-2" table:style-name="ce1">
            <text:p>0.0169523</text:p>
          </table:table-cell>
          <table:table-cell table:number-columns-repeated="16370"/>
        </table:table-row>
        <table:table-row table:style-name="ro1">
          <table:table-cell office:value-type="float" office:value="29.35" table:style-name="ce1">
            <text:p>29.35</text:p>
          </table:table-cell>
          <table:table-cell office:value-type="float" office:value="-6.6950000000000004E-3" table:style-name="ce1">
            <text:p>-0.0066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78" table:style-name="ce1">
            <text:p>11.78</text:p>
          </table:table-cell>
          <table:table-cell office:value-type="float" office:value="0.28128900000000001" table:style-name="ce1">
            <text:p>0.281289</text:p>
          </table:table-cell>
          <table:table-cell office:value-type="float" office:value="1.2699999999999989E-2" table:formula="of:=[.K607]-[.$K$18]" table:style-name="ce1">
            <text:p>0.0127</text:p>
          </table:table-cell>
          <table:table-cell office:value-type="float" office:value="-2.9933299999999999E-2" table:style-name="ce1">
            <text:p>-0.0299333</text:p>
          </table:table-cell>
          <table:table-cell office:value-type="float" office:value="1.1072800000000001E-2" table:style-name="ce1">
            <text:p>0.0110728</text:p>
          </table:table-cell>
          <table:table-cell table:number-columns-repeated="16370"/>
        </table:table-row>
        <table:table-row table:style-name="ro1">
          <table:table-cell office:value-type="float" office:value="29.4" table:style-name="ce1">
            <text:p>29.4</text:p>
          </table:table-cell>
          <table:table-cell office:value-type="float" office:value="-5.509E-3" table:style-name="ce1">
            <text:p>-0.0055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8" table:style-name="ce1">
            <text:p>11.8</text:p>
          </table:table-cell>
          <table:table-cell office:value-type="float" office:value="0.28165299999999999" table:style-name="ce1">
            <text:p>0.281653</text:p>
          </table:table-cell>
          <table:table-cell office:value-type="float" office:value="1.3063999999999965E-2" table:formula="of:=[.K608]-[.$K$18]" table:style-name="ce1">
            <text:p>0.013064</text:p>
          </table:table-cell>
          <table:table-cell office:value-type="float" office:value="-2.4794099999999999E-2" table:style-name="ce1">
            <text:p>-0.0247941</text:p>
          </table:table-cell>
          <table:table-cell office:value-type="float" office:value="4.4246700000000003E-3" table:style-name="ce1">
            <text:p>0.00442467</text:p>
          </table:table-cell>
          <table:table-cell table:number-columns-repeated="16370"/>
        </table:table-row>
        <table:table-row table:style-name="ro1">
          <table:table-cell office:value-type="float" office:value="29.45" table:style-name="ce1">
            <text:p>29.45</text:p>
          </table:table-cell>
          <table:table-cell office:value-type="float" office:value="-4.5250000000000004E-3" table:style-name="ce1">
            <text:p>-0.004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82" table:style-name="ce1">
            <text:p>11.82</text:p>
          </table:table-cell>
          <table:table-cell office:value-type="float" office:value="0.28131800000000001" table:style-name="ce1">
            <text:p>0.281318</text:p>
          </table:table-cell>
          <table:table-cell office:value-type="float" office:value="1.272899999999999E-2" table:formula="of:=[.K609]-[.$K$18]" table:style-name="ce1">
            <text:p>0.012729</text:p>
          </table:table-cell>
          <table:table-cell office:value-type="float" office:value="-2.0513799999999999E-2" table:style-name="ce1">
            <text:p>-0.0205138</text:p>
          </table:table-cell>
          <table:table-cell office:value-type="float" office:value="-3.6694200000000001E-3" table:style-name="ce1">
            <text:p>-0.00366942</text:p>
          </table:table-cell>
          <table:table-cell table:number-columns-repeated="16370"/>
        </table:table-row>
        <table:table-row table:style-name="ro1">
          <table:table-cell office:value-type="float" office:value="29.5" table:style-name="ce1">
            <text:p>29.5</text:p>
          </table:table-cell>
          <table:table-cell office:value-type="float" office:value="-3.65E-3" table:style-name="ce1">
            <text:p>-0.00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84" table:style-name="ce1">
            <text:p>11.84</text:p>
          </table:table-cell>
          <table:table-cell office:value-type="float" office:value="0.28040599999999999" table:style-name="ce1">
            <text:p>0.280406</text:p>
          </table:table-cell>
          <table:table-cell office:value-type="float" office:value="1.1816999999999966E-2" table:formula="of:=[.K610]-[.$K$18]" table:style-name="ce1">
            <text:p>0.011817</text:p>
          </table:table-cell>
          <table:table-cell office:value-type="float" office:value="-1.8243100000000002E-2" table:style-name="ce1">
            <text:p>-0.0182431</text:p>
          </table:table-cell>
          <table:table-cell office:value-type="float" office:value="-1.18376E-2" table:style-name="ce1">
            <text:p>-0.0118376</text:p>
          </table:table-cell>
          <table:table-cell table:number-columns-repeated="16370"/>
        </table:table-row>
        <table:table-row table:style-name="ro1">
          <table:table-cell office:value-type="float" office:value="29.55" table:style-name="ce1">
            <text:p>29.55</text:p>
          </table:table-cell>
          <table:table-cell office:value-type="float" office:value="-2.8019999999999998E-3" table:style-name="ce1">
            <text:p>-0.0028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86" table:style-name="ce1">
            <text:p>11.86</text:p>
          </table:table-cell>
          <table:table-cell office:value-type="float" office:value="0.27891899999999997" table:style-name="ce1">
            <text:p>0.278919</text:p>
          </table:table-cell>
          <table:table-cell office:value-type="float" office:value="1.032999999999995E-2" table:formula="of:=[.K611]-[.$K$18]" table:style-name="ce1">
            <text:p>0.01033</text:p>
          </table:table-cell>
          <table:table-cell office:value-type="float" office:value="-1.8743300000000001E-2" table:style-name="ce1">
            <text:p>-0.0187433</text:p>
          </table:table-cell>
          <table:table-cell office:value-type="float" office:value="-1.9399599999999999E-2" table:style-name="ce1">
            <text:p>-0.0193996</text:p>
          </table:table-cell>
          <table:table-cell table:number-columns-repeated="16370"/>
        </table:table-row>
        <table:table-row table:style-name="ro1">
          <table:table-cell office:value-type="float" office:value="29.6" table:style-name="ce1">
            <text:p>29.6</text:p>
          </table:table-cell>
          <table:table-cell office:value-type="float" office:value="-1.9430000000000001E-3" table:style-name="ce1">
            <text:p>-0.0019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88" table:style-name="ce1">
            <text:p>11.88</text:p>
          </table:table-cell>
          <table:table-cell office:value-type="float" office:value="0.27695199999999998" table:style-name="ce1">
            <text:p>0.276952</text:p>
          </table:table-cell>
          <table:table-cell office:value-type="float" office:value="8.3629999999999538E-3" table:formula="of:=[.K612]-[.$K$18]" table:style-name="ce1">
            <text:p>0.008363</text:p>
          </table:table-cell>
          <table:table-cell office:value-type="float" office:value="-2.17042E-2" table:style-name="ce1">
            <text:p>-0.0217042</text:p>
          </table:table-cell>
          <table:table-cell office:value-type="float" office:value="-2.6608E-2" table:style-name="ce1">
            <text:p>-0.026608</text:p>
          </table:table-cell>
          <table:table-cell table:number-columns-repeated="16370"/>
        </table:table-row>
        <table:table-row table:style-name="ro1">
          <table:table-cell office:value-type="float" office:value="29.65" table:style-name="ce1">
            <text:p>29.65</text:p>
          </table:table-cell>
          <table:table-cell office:value-type="float" office:value="-1.0950000000000001E-3" table:style-name="ce1">
            <text:p>-0.001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9" table:style-name="ce1">
            <text:p>11.9</text:p>
          </table:table-cell>
          <table:table-cell office:value-type="float" office:value="0.27461999999999998" table:style-name="ce1">
            <text:p>0.27462</text:p>
          </table:table-cell>
          <table:table-cell office:value-type="float" office:value="6.0309999999999531E-3" table:formula="of:=[.K613]-[.$K$18]" table:style-name="ce1">
            <text:p>0.006031</text:p>
          </table:table-cell>
          <table:table-cell office:value-type="float" office:value="-2.67732E-2" table:style-name="ce1">
            <text:p>-0.0267732</text:p>
          </table:table-cell>
          <table:table-cell office:value-type="float" office:value="-3.2083300000000002E-2" table:style-name="ce1">
            <text:p>-0.0320833</text:p>
          </table:table-cell>
          <table:table-cell table:number-columns-repeated="16370"/>
        </table:table-row>
        <table:table-row table:style-name="ro1">
          <table:table-cell office:value-type="float" office:value="29.7" table:style-name="ce1">
            <text:p>29.7</text:p>
          </table:table-cell>
          <table:table-cell office:value-type="float" office:value="-3.3199999999999999E-4" table:style-name="ce1">
            <text:p>-0.000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92" table:style-name="ce1">
            <text:p>11.92</text:p>
          </table:table-cell>
          <table:table-cell office:value-type="float" office:value="0.27197199999999999" table:style-name="ce1">
            <text:p>0.271972</text:p>
          </table:table-cell>
          <table:table-cell office:value-type="float" office:value="3.3829999999999694E-3" table:formula="of:=[.K614]-[.$K$18]" table:style-name="ce1">
            <text:p>0.003383</text:p>
          </table:table-cell>
          <table:table-cell office:value-type="float" office:value="-3.3269899999999998E-2" table:style-name="ce1">
            <text:p>-0.0332699</text:p>
          </table:table-cell>
          <table:table-cell office:value-type="float" office:value="-3.5762299999999997E-2" table:style-name="ce1">
            <text:p>-0.0357623</text:p>
          </table:table-cell>
          <table:table-cell table:number-columns-repeated="16370"/>
        </table:table-row>
        <table:table-row table:style-name="ro1">
          <table:table-cell office:value-type="float" office:value="29.75" table:style-name="ce1">
            <text:p>29.75</text:p>
          </table:table-cell>
          <table:table-cell office:value-type="float" office:value="2.43E-4" table:style-name="ce1">
            <text:p>0.000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940099999999999" table:style-name="ce1">
            <text:p>11.9401</text:p>
          </table:table-cell>
          <table:table-cell office:value-type="float" office:value="0.26914300000000002" table:style-name="ce1">
            <text:p>0.269143</text:p>
          </table:table-cell>
          <table:table-cell office:value-type="float" office:value="5.5399999999999894E-4" table:formula="of:=[.K615]-[.$K$18]" table:style-name="ce1">
            <text:p>0.000554</text:p>
          </table:table-cell>
          <table:table-cell office:value-type="float" office:value="-4.0240100000000001E-2" table:style-name="ce1">
            <text:p>-0.0402401</text:p>
          </table:table-cell>
          <table:table-cell office:value-type="float" office:value="-3.8117400000000003E-2" table:style-name="ce1">
            <text:p>-0.0381174</text:p>
          </table:table-cell>
          <table:table-cell table:number-columns-repeated="16370"/>
        </table:table-row>
        <table:table-row table:style-name="ro1">
          <table:table-cell office:value-type="float" office:value="29.8" table:style-name="ce1">
            <text:p>29.8</text:p>
          </table:table-cell>
          <table:table-cell office:value-type="float" office:value="5.4199999999999995E-4" table:style-name="ce1">
            <text:p>0.000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96" table:style-name="ce1">
            <text:p>11.96</text:p>
          </table:table-cell>
          <table:table-cell office:value-type="float" office:value="0.26634600000000003" table:style-name="ce1">
            <text:p>0.266346</text:p>
          </table:table-cell>
          <table:table-cell office:value-type="float" office:value="-2.242999999999995E-3" table:formula="of:=[.K616]-[.$K$18]" table:style-name="ce1">
            <text:p>-0.002243</text:p>
          </table:table-cell>
          <table:table-cell office:value-type="float" office:value="-4.6851299999999999E-2" table:style-name="ce1">
            <text:p>-0.0468513</text:p>
          </table:table-cell>
          <table:table-cell office:value-type="float" office:value="-3.8510500000000003E-2" table:style-name="ce1">
            <text:p>-0.0385105</text:p>
          </table:table-cell>
          <table:table-cell table:number-columns-repeated="16370"/>
        </table:table-row>
        <table:table-row table:style-name="ro1">
          <table:table-cell office:value-type="float" office:value="29.85" table:style-name="ce1">
            <text:p>29.85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.98" table:style-name="ce1">
            <text:p>11.98</text:p>
          </table:table-cell>
          <table:table-cell office:value-type="float" office:value="0.26375900000000002" table:style-name="ce1">
            <text:p>0.263759</text:p>
          </table:table-cell>
          <table:table-cell office:value-type="float" office:value="-4.830000000000001E-3" table:formula="of:=[.K617]-[.$K$18]" table:style-name="ce1">
            <text:p>-0.00483</text:p>
          </table:table-cell>
          <table:table-cell office:value-type="float" office:value="-5.2626699999999998E-2" table:style-name="ce1">
            <text:p>-0.0526267</text:p>
          </table:table-cell>
          <table:table-cell office:value-type="float" office:value="-3.81851E-2" table:style-name="ce1">
            <text:p>-0.0381851</text:p>
          </table:table-cell>
          <table:table-cell table:number-columns-repeated="16370"/>
        </table:table-row>
        <table:table-row table:style-name="ro1">
          <table:table-cell office:value-type="float" office:value="29.9" table:style-name="ce1">
            <text:p>29.9</text:p>
          </table:table-cell>
          <table:table-cell office:value-type="float" office:value="2.5799999999999998E-4" table:style-name="ce1">
            <text:p>0.0002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.261434" table:style-name="ce1">
            <text:p>0.261434</text:p>
          </table:table-cell>
          <table:table-cell office:value-type="float" office:value="-7.1550000000000225E-3" table:formula="of:=[.K618]-[.$K$18]" table:style-name="ce1">
            <text:p>-0.007155</text:p>
          </table:table-cell>
          <table:table-cell office:value-type="float" office:value="-5.76032E-2" table:style-name="ce1">
            <text:p>-0.0576032</text:p>
          </table:table-cell>
          <table:table-cell office:value-type="float" office:value="-3.7047200000000002E-2" table:style-name="ce1">
            <text:p>-0.0370472</text:p>
          </table:table-cell>
          <table:table-cell table:number-columns-repeated="16370"/>
        </table:table-row>
        <table:table-row table:style-name="ro1">
          <table:table-cell office:value-type="float" office:value="29.95" table:style-name="ce1">
            <text:p>29.95</text:p>
          </table:table-cell>
          <table:table-cell office:value-type="float" office:value="-1.2E-4" table:style-name="ce1">
            <text:p>-0.00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.02" table:style-name="ce1">
            <text:p>12.02</text:p>
          </table:table-cell>
          <table:table-cell office:value-type="float" office:value="0.25925100000000001" table:style-name="ce1">
            <text:p>0.259251</text:p>
          </table:table-cell>
          <table:table-cell office:value-type="float" office:value="-9.338000000000013E-3" table:formula="of:=[.K619]-[.$K$18]" table:style-name="ce1">
            <text:p>-0.009338</text:p>
          </table:table-cell>
          <table:table-cell office:value-type="float" office:value="-6.1768900000000002E-2" table:style-name="ce1">
            <text:p>-0.0617689</text:p>
          </table:table-cell>
          <table:table-cell office:value-type="float" office:value="-3.4683899999999997E-2" table:style-name="ce1">
            <text:p>-0.0346839</text:p>
          </table:table-cell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-3.7100000000000002E-4" table:style-name="ce1">
            <text:p>-0.0003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.04" table:style-name="ce1">
            <text:p>12.04</text:p>
          </table:table-cell>
          <table:table-cell office:value-type="float" office:value="0.25709399999999999" table:style-name="ce1">
            <text:p>0.257094</text:p>
          </table:table-cell>
          <table:table-cell office:value-type="float" office:value="-1.1495000000000033E-2" table:formula="of:=[.K620]-[.$K$18]" table:style-name="ce1">
            <text:p>-0.011495</text:p>
          </table:table-cell>
          <table:table-cell office:value-type="float" office:value="-6.5339599999999998E-2" table:style-name="ce1">
            <text:p>-0.0653396</text:p>
          </table:table-cell>
          <table:table-cell office:value-type="float" office:value="-3.1510799999999999E-2" table:style-name="ce1">
            <text:p>-0.0315108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float" office:value="12.06" table:style-name="ce1">
            <text:p>12.06</text:p>
          </table:table-cell>
          <table:table-cell office:value-type="float" office:value="0.25498100000000001" table:style-name="ce1">
            <text:p>0.254981</text:p>
          </table:table-cell>
          <table:table-cell office:value-type="float" office:value="-1.3608000000000009E-2" table:formula="of:=[.K621]-[.$K$18]" table:style-name="ce1">
            <text:p>-0.013608</text:p>
          </table:table-cell>
          <table:table-cell office:value-type="float" office:value="-6.8262600000000007E-2" table:style-name="ce1">
            <text:p>-0.0682626</text:p>
          </table:table-cell>
          <table:table-cell office:value-type="float" office:value="-2.6971499999999999E-2" table:style-name="ce1">
            <text:p>-0.0269715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float" office:value="12.08" table:style-name="ce1">
            <text:p>12.08</text:p>
          </table:table-cell>
          <table:table-cell office:value-type="float" office:value="0.25313000000000002" table:style-name="ce1">
            <text:p>0.25313</text:p>
          </table:table-cell>
          <table:table-cell office:value-type="float" office:value="-1.5459000000000001E-2" table:formula="of:=[.K622]-[.$K$18]" table:style-name="ce1">
            <text:p>-0.015459</text:p>
          </table:table-cell>
          <table:table-cell office:value-type="float" office:value="-6.9964799999999994E-2" table:style-name="ce1">
            <text:p>-0.0699648</text:p>
          </table:table-cell>
          <table:table-cell office:value-type="float" office:value="-2.1436500000000001E-2" table:style-name="ce1">
            <text:p>-0.0214365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float" office:value="12.1" table:style-name="ce1">
            <text:p>12.1</text:p>
          </table:table-cell>
          <table:table-cell office:value-type="float" office:value="0.25195200000000001" table:style-name="ce1">
            <text:p>0.251952</text:p>
          </table:table-cell>
          <table:table-cell office:value-type="float" office:value="-1.6637000000000013E-2" table:formula="of:=[.K623]-[.$K$18]" table:style-name="ce1">
            <text:p>-0.016637</text:p>
          </table:table-cell>
          <table:table-cell office:value-type="float" office:value="-7.0630299999999993E-2" table:style-name="ce1">
            <text:p>-0.0706303</text:p>
          </table:table-cell>
          <table:table-cell office:value-type="float" office:value="-1.47361E-2" table:style-name="ce1">
            <text:p>-0.0147361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float" office:value="12.12" table:style-name="ce1">
            <text:p>12.12</text:p>
          </table:table-cell>
          <table:table-cell office:value-type="float" office:value="0.25163799999999997" table:style-name="ce1">
            <text:p>0.251638</text:p>
          </table:table-cell>
          <table:table-cell office:value-type="float" office:value="-1.6951000000000049E-2" table:formula="of:=[.K624]-[.$K$18]" table:style-name="ce1">
            <text:p>-0.016951</text:p>
          </table:table-cell>
          <table:table-cell office:value-type="float" office:value="-7.0064199999999993E-2" table:style-name="ce1">
            <text:p>-0.0700642</text:p>
          </table:table-cell>
          <table:table-cell office:value-type="float" office:value="-7.4042600000000002E-3" table:style-name="ce1">
            <text:p>-0.0074042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14" table:style-name="ce1">
            <text:p>12.14</text:p>
          </table:table-cell>
          <table:table-cell office:value-type="float" office:value="0.251751" table:style-name="ce1">
            <text:p>0.251751</text:p>
          </table:table-cell>
          <table:table-cell office:value-type="float" office:value="-1.683800000000002E-2" table:formula="of:=[.K625]-[.$K$18]" table:style-name="ce1">
            <text:p>-0.016838</text:p>
          </table:table-cell>
          <table:table-cell office:value-type="float" office:value="-6.8062200000000003E-2" table:style-name="ce1">
            <text:p>-0.0680622</text:p>
          </table:table-cell>
          <table:table-cell office:value-type="float" office:value="3.7965299999999998E-4" table:style-name="ce1">
            <text:p>0.00037965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16" table:style-name="ce1">
            <text:p>12.16</text:p>
          </table:table-cell>
          <table:table-cell office:value-type="float" office:value="0.25195899999999999" table:style-name="ce1">
            <text:p>0.251959</text:p>
          </table:table-cell>
          <table:table-cell office:value-type="float" office:value="-1.6630000000000034E-2" table:formula="of:=[.K626]-[.$K$18]" table:style-name="ce1">
            <text:p>-0.01663</text:p>
          </table:table-cell>
          <table:table-cell office:value-type="float" office:value="-6.5305199999999994E-2" table:style-name="ce1">
            <text:p>-0.0653052</text:p>
          </table:table-cell>
          <table:table-cell office:value-type="float" office:value="9.1060599999999992E-3" table:style-name="ce1">
            <text:p>0.0091060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180099999999999" table:style-name="ce1">
            <text:p>12.1801</text:p>
          </table:table-cell>
          <table:table-cell office:value-type="float" office:value="0.25243500000000002" table:style-name="ce1">
            <text:p>0.252435</text:p>
          </table:table-cell>
          <table:table-cell office:value-type="float" office:value="-1.6154000000000002E-2" table:formula="of:=[.K627]-[.$K$18]" table:style-name="ce1">
            <text:p>-0.016154</text:p>
          </table:table-cell>
          <table:table-cell office:value-type="float" office:value="-6.1689800000000003E-2" table:style-name="ce1">
            <text:p>-0.0616898</text:p>
          </table:table-cell>
          <table:table-cell office:value-type="float" office:value="1.78146E-2" table:style-name="ce1">
            <text:p>0.017814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2" table:style-name="ce1">
            <text:p>12.2</text:p>
          </table:table-cell>
          <table:table-cell office:value-type="float" office:value="0.25345000000000001" table:style-name="ce1">
            <text:p>0.25345</text:p>
          </table:table-cell>
          <table:table-cell office:value-type="float" office:value="-1.5139000000000014E-2" table:formula="of:=[.K628]-[.$K$18]" table:style-name="ce1">
            <text:p>-0.015139</text:p>
          </table:table-cell>
          <table:table-cell office:value-type="float" office:value="-5.7582700000000001E-2" table:style-name="ce1">
            <text:p>-0.0575827</text:p>
          </table:table-cell>
          <table:table-cell office:value-type="float" office:value="2.6101900000000001E-2" table:style-name="ce1">
            <text:p>0.026101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22" table:style-name="ce1">
            <text:p>12.22</text:p>
          </table:table-cell>
          <table:table-cell office:value-type="float" office:value="0.25501200000000002" table:style-name="ce1">
            <text:p>0.255012</text:p>
          </table:table-cell>
          <table:table-cell office:value-type="float" office:value="-1.3577000000000006E-2" table:formula="of:=[.K629]-[.$K$18]" table:style-name="ce1">
            <text:p>-0.013577</text:p>
          </table:table-cell>
          <table:table-cell office:value-type="float" office:value="-5.3116700000000003E-2" table:style-name="ce1">
            <text:p>-0.0531167</text:p>
          </table:table-cell>
          <table:table-cell office:value-type="float" office:value="3.3592799999999999E-2" table:style-name="ce1">
            <text:p>0.033592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24" table:style-name="ce1">
            <text:p>12.24</text:p>
          </table:table-cell>
          <table:table-cell office:value-type="float" office:value="0.256938" table:style-name="ce1">
            <text:p>0.256938</text:p>
          </table:table-cell>
          <table:table-cell office:value-type="float" office:value="-1.1651000000000022E-2" table:formula="of:=[.K630]-[.$K$18]" table:style-name="ce1">
            <text:p>-0.011651</text:p>
          </table:table-cell>
          <table:table-cell office:value-type="float" office:value="-4.7160599999999997E-2" table:style-name="ce1">
            <text:p>-0.0471606</text:p>
          </table:table-cell>
          <table:table-cell office:value-type="float" office:value="4.0070500000000002E-2" table:style-name="ce1">
            <text:p>0.040070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26" table:style-name="ce1">
            <text:p>12.26</text:p>
          </table:table-cell>
          <table:table-cell office:value-type="float" office:value="0.259127" table:style-name="ce1">
            <text:p>0.259127</text:p>
          </table:table-cell>
          <table:table-cell office:value-type="float" office:value="-9.4620000000000259E-3" table:formula="of:=[.K631]-[.$K$18]" table:style-name="ce1">
            <text:p>-0.009462</text:p>
          </table:table-cell>
          <table:table-cell office:value-type="float" office:value="-3.9608299999999999E-2" table:style-name="ce1">
            <text:p>-0.0396083</text:p>
          </table:table-cell>
          <table:table-cell office:value-type="float" office:value="4.5730399999999997E-2" table:style-name="ce1">
            <text:p>0.04573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28" table:style-name="ce1">
            <text:p>12.28</text:p>
          </table:table-cell>
          <table:table-cell office:value-type="float" office:value="0.26163900000000001" table:style-name="ce1">
            <text:p>0.261639</text:p>
          </table:table-cell>
          <table:table-cell office:value-type="float" office:value="-6.9500000000000117E-3" table:formula="of:=[.K632]-[.$K$18]" table:style-name="ce1">
            <text:p>-0.00695</text:p>
          </table:table-cell>
          <table:table-cell office:value-type="float" office:value="-3.01008E-2" table:style-name="ce1">
            <text:p>-0.0301008</text:p>
          </table:table-cell>
          <table:table-cell office:value-type="float" office:value="5.0422700000000001E-2" table:style-name="ce1">
            <text:p>0.050422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3" table:style-name="ce1">
            <text:p>12.3</text:p>
          </table:table-cell>
          <table:table-cell office:value-type="float" office:value="0.26450099999999999" table:style-name="ce1">
            <text:p>0.264501</text:p>
          </table:table-cell>
          <table:table-cell office:value-type="float" office:value="-4.088000000000036E-3" table:formula="of:=[.K633]-[.$K$18]" table:style-name="ce1">
            <text:p>-0.004088</text:p>
          </table:table-cell>
          <table:table-cell office:value-type="float" office:value="-1.85963E-2" table:style-name="ce1">
            <text:p>-0.0185963</text:p>
          </table:table-cell>
          <table:table-cell office:value-type="float" office:value="5.4175000000000001E-2" table:style-name="ce1">
            <text:p>0.05417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32" table:style-name="ce1">
            <text:p>12.32</text:p>
          </table:table-cell>
          <table:table-cell office:value-type="float" office:value="0.267646" table:style-name="ce1">
            <text:p>0.267646</text:p>
          </table:table-cell>
          <table:table-cell office:value-type="float" office:value="-9.4300000000002715E-4" table:formula="of:=[.K634]-[.$K$18]" table:style-name="ce1">
            <text:p>-0.000943</text:p>
          </table:table-cell>
          <table:table-cell office:value-type="float" office:value="-6.14491E-3" table:style-name="ce1">
            <text:p>-0.00614491</text:p>
          </table:table-cell>
          <table:table-cell office:value-type="float" office:value="5.6907899999999997E-2" table:style-name="ce1">
            <text:p>0.056907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34" table:style-name="ce1">
            <text:p>12.34</text:p>
          </table:table-cell>
          <table:table-cell office:value-type="float" office:value="0.27102900000000002" table:style-name="ce1">
            <text:p>0.271029</text:p>
          </table:table-cell>
          <table:table-cell office:value-type="float" office:value="2.4399999999999977E-3" table:formula="of:=[.K635]-[.$K$18]" table:style-name="ce1">
            <text:p>0.00244</text:p>
          </table:table-cell>
          <table:table-cell office:value-type="float" office:value="6.7276300000000001E-3" table:style-name="ce1">
            <text:p>0.00672763</text:p>
          </table:table-cell>
          <table:table-cell office:value-type="float" office:value="5.8200799999999997E-2" table:style-name="ce1">
            <text:p>0.058200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36" table:style-name="ce1">
            <text:p>12.36</text:p>
          </table:table-cell>
          <table:table-cell office:value-type="float" office:value="0.27463100000000001" table:style-name="ce1">
            <text:p>0.274631</text:p>
          </table:table-cell>
          <table:table-cell office:value-type="float" office:value="6.0419999999999918E-3" table:formula="of:=[.K636]-[.$K$18]" table:style-name="ce1">
            <text:p>0.006042</text:p>
          </table:table-cell>
          <table:table-cell office:value-type="float" office:value="1.9754799999999999E-2" table:style-name="ce1">
            <text:p>0.0197548</text:p>
          </table:table-cell>
          <table:table-cell office:value-type="float" office:value="5.7925299999999999E-2" table:style-name="ce1">
            <text:p>0.057925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38" table:style-name="ce1">
            <text:p>12.38</text:p>
          </table:table-cell>
          <table:table-cell office:value-type="float" office:value="0.27833200000000002" table:style-name="ce1">
            <text:p>0.278332</text:p>
          </table:table-cell>
          <table:table-cell office:value-type="float" office:value="9.7430000000000017E-3" table:formula="of:=[.K637]-[.$K$18]" table:style-name="ce1">
            <text:p>0.009743</text:p>
          </table:table-cell>
          <table:table-cell office:value-type="float" office:value="3.21088E-2" table:style-name="ce1">
            <text:p>0.0321088</text:p>
          </table:table-cell>
          <table:table-cell office:value-type="float" office:value="5.5759200000000002E-2" table:style-name="ce1">
            <text:p>0.055759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4" table:style-name="ce1">
            <text:p>12.4</text:p>
          </table:table-cell>
          <table:table-cell office:value-type="float" office:value="0.28205000000000002" table:style-name="ce1">
            <text:p>0.28205</text:p>
          </table:table-cell>
          <table:table-cell office:value-type="float" office:value="1.3461000000000001E-2" table:formula="of:=[.K638]-[.$K$18]" table:style-name="ce1">
            <text:p>0.013461</text:p>
          </table:table-cell>
          <table:table-cell office:value-type="float" office:value="4.3536900000000003E-2" table:style-name="ce1">
            <text:p>0.0435369</text:p>
          </table:table-cell>
          <table:table-cell office:value-type="float" office:value="5.18261E-2" table:style-name="ce1">
            <text:p>0.051826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42" table:style-name="ce1">
            <text:p>12.42</text:p>
          </table:table-cell>
          <table:table-cell office:value-type="float" office:value="0.28575299999999998" table:style-name="ce1">
            <text:p>0.285753</text:p>
          </table:table-cell>
          <table:table-cell office:value-type="float" office:value="1.7163999999999957E-2" table:formula="of:=[.K639]-[.$K$18]" table:style-name="ce1">
            <text:p>0.017164</text:p>
          </table:table-cell>
          <table:table-cell office:value-type="float" office:value="5.3568900000000003E-2" table:style-name="ce1">
            <text:p>0.0535689</text:p>
          </table:table-cell>
          <table:table-cell office:value-type="float" office:value="4.6561699999999998E-2" table:style-name="ce1">
            <text:p>0.046561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44" table:style-name="ce1">
            <text:p>12.44</text:p>
          </table:table-cell>
          <table:table-cell office:value-type="float" office:value="0.28897899999999999" table:style-name="ce1">
            <text:p>0.288979</text:p>
          </table:table-cell>
          <table:table-cell office:value-type="float" office:value="2.0389999999999964E-2" table:formula="of:=[.K640]-[.$K$18]" table:style-name="ce1">
            <text:p>0.02039</text:p>
          </table:table-cell>
          <table:table-cell office:value-type="float" office:value="6.2649700000000003E-2" table:style-name="ce1">
            <text:p>0.0626497</text:p>
          </table:table-cell>
          <table:table-cell office:value-type="float" office:value="3.99739E-2" table:style-name="ce1">
            <text:p>0.03997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46" table:style-name="ce1">
            <text:p>12.46</text:p>
          </table:table-cell>
          <table:table-cell office:value-type="float" office:value="0.29126200000000002" table:style-name="ce1">
            <text:p>0.291262</text:p>
          </table:table-cell>
          <table:table-cell office:value-type="float" office:value="2.2672999999999999E-2" table:formula="of:=[.K641]-[.$K$18]" table:style-name="ce1">
            <text:p>0.022673</text:p>
          </table:table-cell>
          <table:table-cell office:value-type="float" office:value="7.0041300000000001E-2" table:style-name="ce1">
            <text:p>0.0700413</text:p>
          </table:table-cell>
          <table:table-cell office:value-type="float" office:value="3.2521799999999997E-2" table:style-name="ce1">
            <text:p>0.032521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48" table:style-name="ce1">
            <text:p>12.48</text:p>
          </table:table-cell>
          <table:table-cell office:value-type="float" office:value="0.293018" table:style-name="ce1">
            <text:p>0.293018</text:p>
          </table:table-cell>
          <table:table-cell office:value-type="float" office:value="2.4428999999999979E-2" table:formula="of:=[.K642]-[.$K$18]" table:style-name="ce1">
            <text:p>0.024429</text:p>
          </table:table-cell>
          <table:table-cell office:value-type="float" office:value="7.5875999999999999E-2" table:style-name="ce1">
            <text:p>0.075876</text:p>
          </table:table-cell>
          <table:table-cell office:value-type="float" office:value="2.4069400000000001E-2" table:style-name="ce1">
            <text:p>0.024069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5" table:style-name="ce1">
            <text:p>12.5</text:p>
          </table:table-cell>
          <table:table-cell office:value-type="float" office:value="0.29496800000000001" table:style-name="ce1">
            <text:p>0.294968</text:p>
          </table:table-cell>
          <table:table-cell office:value-type="float" office:value="2.6378999999999986E-2" table:formula="of:=[.K643]-[.$K$18]" table:style-name="ce1">
            <text:p>0.026379</text:p>
          </table:table-cell>
          <table:table-cell office:value-type="float" office:value="7.9949099999999995E-2" table:style-name="ce1">
            <text:p>0.0799491</text:p>
          </table:table-cell>
          <table:table-cell office:value-type="float" office:value="1.49058E-2" table:style-name="ce1">
            <text:p>0.014905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52" table:style-name="ce1">
            <text:p>12.52</text:p>
          </table:table-cell>
          <table:table-cell office:value-type="float" office:value="0.29642200000000002" table:style-name="ce1">
            <text:p>0.296422</text:p>
          </table:table-cell>
          <table:table-cell office:value-type="float" office:value="2.7832999999999997E-2" table:formula="of:=[.K644]-[.$K$18]" table:style-name="ce1">
            <text:p>0.027833</text:p>
          </table:table-cell>
          <table:table-cell office:value-type="float" office:value="8.2167799999999999E-2" table:style-name="ce1">
            <text:p>0.0821678</text:p>
          </table:table-cell>
          <table:table-cell office:value-type="float" office:value="6.0618099999999999E-3" table:style-name="ce1">
            <text:p>0.0060618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54" table:style-name="ce1">
            <text:p>12.54</text:p>
          </table:table-cell>
          <table:table-cell office:value-type="float" office:value="0.29660799999999998" table:style-name="ce1">
            <text:p>0.296608</text:p>
          </table:table-cell>
          <table:table-cell office:value-type="float" office:value="2.8018999999999961E-2" table:formula="of:=[.K645]-[.$K$18]" table:style-name="ce1">
            <text:p>0.028019</text:p>
          </table:table-cell>
          <table:table-cell office:value-type="float" office:value="8.2520099999999999E-2" table:style-name="ce1">
            <text:p>0.0825201</text:p>
          </table:table-cell>
          <table:table-cell office:value-type="float" office:value="-2.2085199999999998E-3" table:style-name="ce1">
            <text:p>-0.0022085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56" table:style-name="ce1">
            <text:p>12.56</text:p>
          </table:table-cell>
          <table:table-cell office:value-type="float" office:value="0.29604000000000003" table:style-name="ce1">
            <text:p>0.29604</text:p>
          </table:table-cell>
          <table:table-cell office:value-type="float" office:value="2.7451000000000003E-2" table:formula="of:=[.K646]-[.$K$18]" table:style-name="ce1">
            <text:p>0.027451</text:p>
          </table:table-cell>
          <table:table-cell office:value-type="float" office:value="8.1423599999999999E-2" table:style-name="ce1">
            <text:p>0.0814236</text:p>
          </table:table-cell>
          <table:table-cell office:value-type="float" office:value="-8.9661800000000007E-3" table:style-name="ce1">
            <text:p>-0.0089661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58" table:style-name="ce1">
            <text:p>12.58</text:p>
          </table:table-cell>
          <table:table-cell office:value-type="float" office:value="0.29504900000000001" table:style-name="ce1">
            <text:p>0.295049</text:p>
          </table:table-cell>
          <table:table-cell office:value-type="float" office:value="2.6459999999999984E-2" table:formula="of:=[.K647]-[.$K$18]" table:style-name="ce1">
            <text:p>0.02646</text:p>
          </table:table-cell>
          <table:table-cell office:value-type="float" office:value="7.8565599999999999E-2" table:style-name="ce1">
            <text:p>0.0785656</text:p>
          </table:table-cell>
          <table:table-cell office:value-type="float" office:value="-1.4218099999999999E-2" table:style-name="ce1">
            <text:p>-0.014218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6" table:style-name="ce1">
            <text:p>12.6</text:p>
          </table:table-cell>
          <table:table-cell office:value-type="float" office:value="0.29390100000000002" table:style-name="ce1">
            <text:p>0.293901</text:p>
          </table:table-cell>
          <table:table-cell office:value-type="float" office:value="2.5312000000000001E-2" table:formula="of:=[.K648]-[.$K$18]" table:style-name="ce1">
            <text:p>0.025312</text:p>
          </table:table-cell>
          <table:table-cell office:value-type="float" office:value="7.4055999999999997E-2" table:style-name="ce1">
            <text:p>0.074056</text:p>
          </table:table-cell>
          <table:table-cell office:value-type="float" office:value="-1.9483899999999998E-2" table:style-name="ce1">
            <text:p>-0.01948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62" table:style-name="ce1">
            <text:p>12.62</text:p>
          </table:table-cell>
          <table:table-cell office:value-type="float" office:value="0.29206100000000002" table:style-name="ce1">
            <text:p>0.292061</text:p>
          </table:table-cell>
          <table:table-cell office:value-type="float" office:value="2.3471999999999993E-2" table:formula="of:=[.K649]-[.$K$18]" table:style-name="ce1">
            <text:p>0.023472</text:p>
          </table:table-cell>
          <table:table-cell office:value-type="float" office:value="6.7731200000000005E-2" table:style-name="ce1">
            <text:p>0.0677312</text:p>
          </table:table-cell>
          <table:table-cell office:value-type="float" office:value="-2.4604000000000001E-2" table:style-name="ce1">
            <text:p>-0.0246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64" table:style-name="ce1">
            <text:p>12.64</text:p>
          </table:table-cell>
          <table:table-cell office:value-type="float" office:value="0.28956900000000002" table:style-name="ce1">
            <text:p>0.289569</text:p>
          </table:table-cell>
          <table:table-cell office:value-type="float" office:value="2.0979999999999999E-2" table:formula="of:=[.K650]-[.$K$18]" table:style-name="ce1">
            <text:p>0.02098</text:p>
          </table:table-cell>
          <table:table-cell office:value-type="float" office:value="5.92525E-2" table:style-name="ce1">
            <text:p>0.0592525</text:p>
          </table:table-cell>
          <table:table-cell office:value-type="float" office:value="-3.02469E-2" table:style-name="ce1">
            <text:p>-0.030246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66" table:style-name="ce1">
            <text:p>12.66</text:p>
          </table:table-cell>
          <table:table-cell office:value-type="float" office:value="0.287018" table:style-name="ce1">
            <text:p>0.287018</text:p>
          </table:table-cell>
          <table:table-cell office:value-type="float" office:value="1.8428999999999973E-2" table:formula="of:=[.K651]-[.$K$18]" table:style-name="ce1">
            <text:p>0.018429</text:p>
          </table:table-cell>
          <table:table-cell office:value-type="float" office:value="4.8923899999999999E-2" table:style-name="ce1">
            <text:p>0.0489239</text:p>
          </table:table-cell>
          <table:table-cell office:value-type="float" office:value="-3.5763999999999997E-2" table:style-name="ce1">
            <text:p>-0.03576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68" table:style-name="ce1">
            <text:p>12.68</text:p>
          </table:table-cell>
          <table:table-cell office:value-type="float" office:value="0.28444199999999997" table:style-name="ce1">
            <text:p>0.284442</text:p>
          </table:table-cell>
          <table:table-cell office:value-type="float" office:value="1.585299999999995E-2" table:formula="of:=[.K652]-[.$K$18]" table:style-name="ce1">
            <text:p>0.015853</text:p>
          </table:table-cell>
          <table:table-cell office:value-type="float" office:value="3.7322599999999997E-2" table:style-name="ce1">
            <text:p>0.0373226</text:p>
          </table:table-cell>
          <table:table-cell office:value-type="float" office:value="-4.0329700000000003E-2" table:style-name="ce1">
            <text:p>-0.040329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7" table:style-name="ce1">
            <text:p>12.7</text:p>
          </table:table-cell>
          <table:table-cell office:value-type="float" office:value="0.28168399999999999" table:style-name="ce1">
            <text:p>0.281684</text:p>
          </table:table-cell>
          <table:table-cell office:value-type="float" office:value="1.3094999999999968E-2" table:formula="of:=[.K653]-[.$K$18]" table:style-name="ce1">
            <text:p>0.013095</text:p>
          </table:table-cell>
          <table:table-cell office:value-type="float" office:value="2.5485600000000001E-2" table:style-name="ce1">
            <text:p>0.0254856</text:p>
          </table:table-cell>
          <table:table-cell office:value-type="float" office:value="-4.4593399999999998E-2" table:style-name="ce1">
            <text:p>-0.044593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72" table:style-name="ce1">
            <text:p>12.72</text:p>
          </table:table-cell>
          <table:table-cell office:value-type="float" office:value="0.27871600000000002" table:style-name="ce1">
            <text:p>0.278716</text:p>
          </table:table-cell>
          <table:table-cell office:value-type="float" office:value="1.0126999999999997E-2" table:formula="of:=[.K654]-[.$K$18]" table:style-name="ce1">
            <text:p>0.010127</text:p>
          </table:table-cell>
          <table:table-cell office:value-type="float" office:value="1.4171100000000001E-2" table:style-name="ce1">
            <text:p>0.0141711</text:p>
          </table:table-cell>
          <table:table-cell office:value-type="float" office:value="-4.7863999999999997E-2" table:style-name="ce1">
            <text:p>-0.04786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74" table:style-name="ce1">
            <text:p>12.74</text:p>
          </table:table-cell>
          <table:table-cell office:value-type="float" office:value="0.27563700000000002" table:style-name="ce1">
            <text:p>0.275637</text:p>
          </table:table-cell>
          <table:table-cell office:value-type="float" office:value="7.0479999999999987E-3" table:formula="of:=[.K655]-[.$K$18]" table:style-name="ce1">
            <text:p>0.007048</text:p>
          </table:table-cell>
          <table:table-cell office:value-type="float" office:value="3.9761400000000004E-3" table:style-name="ce1">
            <text:p>0.00397614</text:p>
          </table:table-cell>
          <table:table-cell office:value-type="float" office:value="-5.0561599999999998E-2" table:style-name="ce1">
            <text:p>-0.050561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76" table:style-name="ce1">
            <text:p>12.76</text:p>
          </table:table-cell>
          <table:table-cell office:value-type="float" office:value="0.27255800000000002" table:style-name="ce1">
            <text:p>0.272558</text:p>
          </table:table-cell>
          <table:table-cell office:value-type="float" office:value="3.9690000000000003E-3" table:formula="of:=[.K656]-[.$K$18]" table:style-name="ce1">
            <text:p>0.003969</text:p>
          </table:table-cell>
          <table:table-cell office:value-type="float" office:value="-6.4409100000000002E-3" table:style-name="ce1">
            <text:p>-0.00644091</text:p>
          </table:table-cell>
          <table:table-cell office:value-type="float" office:value="-5.3125100000000001E-2" table:style-name="ce1">
            <text:p>-0.053125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78" table:style-name="ce1">
            <text:p>12.78</text:p>
          </table:table-cell>
          <table:table-cell office:value-type="float" office:value="0.26957100000000001" table:style-name="ce1">
            <text:p>0.269571</text:p>
          </table:table-cell>
          <table:table-cell office:value-type="float" office:value="9.8199999999998289E-4" table:formula="of:=[.K657]-[.$K$18]" table:style-name="ce1">
            <text:p>0.000982</text:p>
          </table:table-cell>
          <table:table-cell office:value-type="float" office:value="-1.7976700000000002E-2" table:style-name="ce1">
            <text:p>-0.0179767</text:p>
          </table:table-cell>
          <table:table-cell office:value-type="float" office:value="-5.3959699999999999E-2" table:style-name="ce1">
            <text:p>-0.053959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8" table:style-name="ce1">
            <text:p>12.8</text:p>
          </table:table-cell>
          <table:table-cell office:value-type="float" office:value="0.266708" table:style-name="ce1">
            <text:p>0.266708</text:p>
          </table:table-cell>
          <table:table-cell office:value-type="float" office:value="-1.8810000000000215E-3" table:formula="of:=[.K658]-[.$K$18]" table:style-name="ce1">
            <text:p>-0.001881</text:p>
          </table:table-cell>
          <table:table-cell office:value-type="float" office:value="-3.0767800000000001E-2" table:style-name="ce1">
            <text:p>-0.0307678</text:p>
          </table:table-cell>
          <table:table-cell office:value-type="float" office:value="-5.3308300000000003E-2" table:style-name="ce1">
            <text:p>-0.053308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82" table:style-name="ce1">
            <text:p>12.82</text:p>
          </table:table-cell>
          <table:table-cell office:value-type="float" office:value="0.26400499999999999" table:style-name="ce1">
            <text:p>0.264005</text:p>
          </table:table-cell>
          <table:table-cell office:value-type="float" office:value="-4.5840000000000325E-3" table:formula="of:=[.K659]-[.$K$18]" table:style-name="ce1">
            <text:p>-0.004584</text:p>
          </table:table-cell>
          <table:table-cell office:value-type="float" office:value="-4.4026900000000001E-2" table:style-name="ce1">
            <text:p>-0.0440269</text:p>
          </table:table-cell>
          <table:table-cell office:value-type="float" office:value="-5.1062099999999999E-2" table:style-name="ce1">
            <text:p>-0.051062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84" table:style-name="ce1">
            <text:p>12.84</text:p>
          </table:table-cell>
          <table:table-cell office:value-type="float" office:value="0.26149800000000001" table:style-name="ce1">
            <text:p>0.261498</text:p>
          </table:table-cell>
          <table:table-cell office:value-type="float" office:value="-7.091000000000014E-3" table:formula="of:=[.K660]-[.$K$18]" table:style-name="ce1">
            <text:p>-0.007091</text:p>
          </table:table-cell>
          <table:table-cell office:value-type="float" office:value="-5.6944099999999997E-2" table:style-name="ce1">
            <text:p>-0.0569441</text:p>
          </table:table-cell>
          <table:table-cell office:value-type="float" office:value="-4.7364000000000003E-2" table:style-name="ce1">
            <text:p>-0.04736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86" table:style-name="ce1">
            <text:p>12.86</text:p>
          </table:table-cell>
          <table:table-cell office:value-type="float" office:value="0.25921100000000002" table:style-name="ce1">
            <text:p>0.259211</text:p>
          </table:table-cell>
          <table:table-cell office:value-type="float" office:value="-9.3779999999999974E-3" table:formula="of:=[.K661]-[.$K$18]" table:style-name="ce1">
            <text:p>-0.009378</text:p>
          </table:table-cell>
          <table:table-cell office:value-type="float" office:value="-6.8363900000000005E-2" table:style-name="ce1">
            <text:p>-0.0683639</text:p>
          </table:table-cell>
          <table:table-cell office:value-type="float" office:value="-4.3298400000000001E-2" table:style-name="ce1">
            <text:p>-0.043298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88" table:style-name="ce1">
            <text:p>12.88</text:p>
          </table:table-cell>
          <table:table-cell office:value-type="float" office:value="0.25716699999999998" table:style-name="ce1">
            <text:p>0.257167</text:p>
          </table:table-cell>
          <table:table-cell office:value-type="float" office:value="-1.1422000000000043E-2" table:formula="of:=[.K662]-[.$K$18]" table:style-name="ce1">
            <text:p>-0.011422</text:p>
          </table:table-cell>
          <table:table-cell office:value-type="float" office:value="-7.8292200000000006E-2" table:style-name="ce1">
            <text:p>-0.0782922</text:p>
          </table:table-cell>
          <table:table-cell office:value-type="float" office:value="-3.9724299999999997E-2" table:style-name="ce1">
            <text:p>-0.039724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9" table:style-name="ce1">
            <text:p>12.9</text:p>
          </table:table-cell>
          <table:table-cell office:value-type="float" office:value="0.255355" table:style-name="ce1">
            <text:p>0.255355</text:p>
          </table:table-cell>
          <table:table-cell office:value-type="float" office:value="-1.3234000000000024E-2" table:formula="of:=[.K663]-[.$K$18]" table:style-name="ce1">
            <text:p>-0.013234</text:p>
          </table:table-cell>
          <table:table-cell office:value-type="float" office:value="-8.7025000000000005E-2" table:style-name="ce1">
            <text:p>-0.087025</text:p>
          </table:table-cell>
          <table:table-cell office:value-type="float" office:value="-3.6405899999999998E-2" table:style-name="ce1">
            <text:p>-0.036405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92" table:style-name="ce1">
            <text:p>12.92</text:p>
          </table:table-cell>
          <table:table-cell office:value-type="float" office:value="0.25380999999999998" table:style-name="ce1">
            <text:p>0.25381</text:p>
          </table:table-cell>
          <table:table-cell office:value-type="float" office:value="-1.4779000000000042E-2" table:formula="of:=[.K664]-[.$K$18]" table:style-name="ce1">
            <text:p>-0.014779</text:p>
          </table:table-cell>
          <table:table-cell office:value-type="float" office:value="-9.5097699999999993E-2" table:style-name="ce1">
            <text:p>-0.0950977</text:p>
          </table:table-cell>
          <table:table-cell office:value-type="float" office:value="-3.2960299999999998E-2" table:style-name="ce1">
            <text:p>-0.032960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94" table:style-name="ce1">
            <text:p>12.94</text:p>
          </table:table-cell>
          <table:table-cell office:value-type="float" office:value="0.25249199999999999" table:style-name="ce1">
            <text:p>0.252492</text:p>
          </table:table-cell>
          <table:table-cell office:value-type="float" office:value="-1.6097000000000028E-2" table:formula="of:=[.K665]-[.$K$18]" table:style-name="ce1">
            <text:p>-0.016097</text:p>
          </table:table-cell>
          <table:table-cell office:value-type="float" office:value="-0.102767" table:style-name="ce1">
            <text:p>-0.102767</text:p>
          </table:table-cell>
          <table:table-cell office:value-type="float" office:value="-2.7404399999999999E-2" table:style-name="ce1">
            <text:p>-0.02740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96" table:style-name="ce1">
            <text:p>12.96</text:p>
          </table:table-cell>
          <table:table-cell office:value-type="float" office:value="0.25135099999999999" table:style-name="ce1">
            <text:p>0.251351</text:p>
          </table:table-cell>
          <table:table-cell office:value-type="float" office:value="-1.7238000000000031E-2" table:formula="of:=[.K666]-[.$K$18]" table:style-name="ce1">
            <text:p>-0.017238</text:p>
          </table:table-cell>
          <table:table-cell office:value-type="float" office:value="-0.110286" table:style-name="ce1">
            <text:p>-0.110286</text:p>
          </table:table-cell>
          <table:table-cell office:value-type="float" office:value="-1.9882199999999999E-2" table:style-name="ce1">
            <text:p>-0.019882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98" table:style-name="ce1">
            <text:p>12.98</text:p>
          </table:table-cell>
          <table:table-cell office:value-type="float" office:value="0.25045400000000001" table:style-name="ce1">
            <text:p>0.250454</text:p>
          </table:table-cell>
          <table:table-cell office:value-type="float" office:value="-1.8135000000000012E-2" table:formula="of:=[.K667]-[.$K$18]" table:style-name="ce1">
            <text:p>-0.018135</text:p>
          </table:table-cell>
          <table:table-cell office:value-type="float" office:value="-0.116179" table:style-name="ce1">
            <text:p>-0.116179</text:p>
          </table:table-cell>
          <table:table-cell office:value-type="float" office:value="-1.2055099999999999E-2" table:style-name="ce1">
            <text:p>-0.012055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" table:style-name="ce1">
            <text:p>13</text:p>
          </table:table-cell>
          <table:table-cell office:value-type="float" office:value="0.249806" table:style-name="ce1">
            <text:p>0.249806</text:p>
          </table:table-cell>
          <table:table-cell office:value-type="float" office:value="-1.8783000000000022E-2" table:formula="of:=[.K668]-[.$K$18]" table:style-name="ce1">
            <text:p>-0.018783</text:p>
          </table:table-cell>
          <table:table-cell office:value-type="float" office:value="-0.11938699999999999" table:style-name="ce1">
            <text:p>-0.119387</text:p>
          </table:table-cell>
          <table:table-cell office:value-type="float" office:value="-7.9994799999999998E-3" table:style-name="ce1">
            <text:p>-0.0079994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02" table:style-name="ce1">
            <text:p>13.02</text:p>
          </table:table-cell>
          <table:table-cell office:value-type="float" office:value="0.249309" table:style-name="ce1">
            <text:p>0.249309</text:p>
          </table:table-cell>
          <table:table-cell office:value-type="float" office:value="-1.9280000000000019E-2" table:formula="of:=[.K669]-[.$K$18]" table:style-name="ce1">
            <text:p>-0.01928</text:p>
          </table:table-cell>
          <table:table-cell office:value-type="float" office:value="-0.12024899999999999" table:style-name="ce1">
            <text:p>-0.120249</text:p>
          </table:table-cell>
          <table:table-cell office:value-type="float" office:value="-7.9355999999999993E-3" table:style-name="ce1">
            <text:p>-0.00793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04" table:style-name="ce1">
            <text:p>13.04</text:p>
          </table:table-cell>
          <table:table-cell office:value-type="float" office:value="0.249024" table:style-name="ce1">
            <text:p>0.249024</text:p>
          </table:table-cell>
          <table:table-cell office:value-type="float" office:value="-1.9565000000000027E-2" table:formula="of:=[.K670]-[.$K$18]" table:style-name="ce1">
            <text:p>-0.019565</text:p>
          </table:table-cell>
          <table:table-cell office:value-type="float" office:value="-0.121643" table:style-name="ce1">
            <text:p>-0.121643</text:p>
          </table:table-cell>
          <table:table-cell office:value-type="float" office:value="-7.3680000000000004E-3" table:style-name="ce1">
            <text:p>-0.00736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06" table:style-name="ce1">
            <text:p>13.06</text:p>
          </table:table-cell>
          <table:table-cell office:value-type="float" office:value="0.24918199999999999" table:style-name="ce1">
            <text:p>0.249182</text:p>
          </table:table-cell>
          <table:table-cell office:value-type="float" office:value="-1.9407000000000035E-2" table:formula="of:=[.K671]-[.$K$18]" table:style-name="ce1">
            <text:p>-0.019407</text:p>
          </table:table-cell>
          <table:table-cell office:value-type="float" office:value="-0.123584" table:style-name="ce1">
            <text:p>-0.123584</text:p>
          </table:table-cell>
          <table:table-cell office:value-type="float" office:value="-3.5741000000000002E-3" table:style-name="ce1">
            <text:p>-0.003574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08" table:style-name="ce1">
            <text:p>13.08</text:p>
          </table:table-cell>
          <table:table-cell office:value-type="float" office:value="0.249695" table:style-name="ce1">
            <text:p>0.249695</text:p>
          </table:table-cell>
          <table:table-cell office:value-type="float" office:value="-1.8894000000000022E-2" table:formula="of:=[.K672]-[.$K$18]" table:style-name="ce1">
            <text:p>-0.018894</text:p>
          </table:table-cell>
          <table:table-cell office:value-type="float" office:value="-0.12548899999999999" table:style-name="ce1">
            <text:p>-0.125489</text:p>
          </table:table-cell>
          <table:table-cell office:value-type="float" office:value="2.11998E-3" table:style-name="ce1">
            <text:p>0.0021199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1" table:style-name="ce1">
            <text:p>13.1</text:p>
          </table:table-cell>
          <table:table-cell office:value-type="float" office:value="0.25026399999999999" table:style-name="ce1">
            <text:p>0.250264</text:p>
          </table:table-cell>
          <table:table-cell office:value-type="float" office:value="-1.8325000000000036E-2" table:formula="of:=[.K673]-[.$K$18]" table:style-name="ce1">
            <text:p>-0.018325</text:p>
          </table:table-cell>
          <table:table-cell office:value-type="float" office:value="-0.12629099999999999" table:style-name="ce1">
            <text:p>-0.126291</text:p>
          </table:table-cell>
          <table:table-cell office:value-type="float" office:value="6.7180399999999998E-3" table:style-name="ce1">
            <text:p>0.006718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12" table:style-name="ce1">
            <text:p>13.12</text:p>
          </table:table-cell>
          <table:table-cell office:value-type="float" office:value="0.25087599999999999" table:style-name="ce1">
            <text:p>0.250876</text:p>
          </table:table-cell>
          <table:table-cell office:value-type="float" office:value="-1.7713000000000034E-2" table:formula="of:=[.K674]-[.$K$18]" table:style-name="ce1">
            <text:p>-0.017713</text:p>
          </table:table-cell>
          <table:table-cell office:value-type="float" office:value="-0.125554" table:style-name="ce1">
            <text:p>-0.125554</text:p>
          </table:table-cell>
          <table:table-cell office:value-type="float" office:value="1.0714700000000001E-2" table:style-name="ce1">
            <text:p>0.010714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14" table:style-name="ce1">
            <text:p>13.14</text:p>
          </table:table-cell>
          <table:table-cell office:value-type="float" office:value="0.251668" table:style-name="ce1">
            <text:p>0.251668</text:p>
          </table:table-cell>
          <table:table-cell office:value-type="float" office:value="-1.6921000000000019E-2" table:formula="of:=[.K675]-[.$K$18]" table:style-name="ce1">
            <text:p>-0.016921</text:p>
          </table:table-cell>
          <table:table-cell office:value-type="float" office:value="-0.12332799999999999" table:style-name="ce1">
            <text:p>-0.123328</text:p>
          </table:table-cell>
          <table:table-cell office:value-type="float" office:value="1.53598E-2" table:style-name="ce1">
            <text:p>0.015359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16" table:style-name="ce1">
            <text:p>13.16</text:p>
          </table:table-cell>
          <table:table-cell office:value-type="float" office:value="0.25269999999999998" table:style-name="ce1">
            <text:p>0.2527</text:p>
          </table:table-cell>
          <table:table-cell office:value-type="float" office:value="-1.5889000000000042E-2" table:formula="of:=[.K676]-[.$K$18]" table:style-name="ce1">
            <text:p>-0.015889</text:p>
          </table:table-cell>
          <table:table-cell office:value-type="float" office:value="-0.12098" table:style-name="ce1">
            <text:p>-0.12098</text:p>
          </table:table-cell>
          <table:table-cell office:value-type="float" office:value="2.00872E-2" table:style-name="ce1">
            <text:p>0.020087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18" table:style-name="ce1">
            <text:p>13.18</text:p>
          </table:table-cell>
          <table:table-cell office:value-type="float" office:value="0.25392199999999998" table:style-name="ce1">
            <text:p>0.253922</text:p>
          </table:table-cell>
          <table:table-cell office:value-type="float" office:value="-1.4667000000000041E-2" table:formula="of:=[.K677]-[.$K$18]" table:style-name="ce1">
            <text:p>-0.014667</text:p>
          </table:table-cell>
          <table:table-cell office:value-type="float" office:value="-0.11704299999999999" table:style-name="ce1">
            <text:p>-0.117043</text:p>
          </table:table-cell>
          <table:table-cell office:value-type="float" office:value="2.3612999999999999E-2" table:style-name="ce1">
            <text:p>0.02361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2" table:style-name="ce1">
            <text:p>13.2</text:p>
          </table:table-cell>
          <table:table-cell office:value-type="float" office:value="0.25517099999999998" table:style-name="ce1">
            <text:p>0.255171</text:p>
          </table:table-cell>
          <table:table-cell office:value-type="float" office:value="-1.3418000000000041E-2" table:formula="of:=[.K678]-[.$K$18]" table:style-name="ce1">
            <text:p>-0.013418</text:p>
          </table:table-cell>
          <table:table-cell office:value-type="float" office:value="-0.11252" table:style-name="ce1">
            <text:p>-0.11252</text:p>
          </table:table-cell>
          <table:table-cell office:value-type="float" office:value="2.5907800000000002E-2" table:style-name="ce1">
            <text:p>0.025907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22" table:style-name="ce1">
            <text:p>13.22</text:p>
          </table:table-cell>
          <table:table-cell office:value-type="float" office:value="0.256326" table:style-name="ce1">
            <text:p>0.256326</text:p>
          </table:table-cell>
          <table:table-cell office:value-type="float" office:value="-1.2263000000000024E-2" table:formula="of:=[.K679]-[.$K$18]" table:style-name="ce1">
            <text:p>-0.012263</text:p>
          </table:table-cell>
          <table:table-cell office:value-type="float" office:value="-0.108165" table:style-name="ce1">
            <text:p>-0.108165</text:p>
          </table:table-cell>
          <table:table-cell office:value-type="float" office:value="2.7067799999999999E-2" table:style-name="ce1">
            <text:p>0.027067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24" table:style-name="ce1">
            <text:p>13.24</text:p>
          </table:table-cell>
          <table:table-cell office:value-type="float" office:value="0.25750699999999999" table:style-name="ce1">
            <text:p>0.257507</text:p>
          </table:table-cell>
          <table:table-cell office:value-type="float" office:value="-1.1082000000000036E-2" table:formula="of:=[.K680]-[.$K$18]" table:style-name="ce1">
            <text:p>-0.011082</text:p>
          </table:table-cell>
          <table:table-cell office:value-type="float" office:value="-0.102247" table:style-name="ce1">
            <text:p>-0.102247</text:p>
          </table:table-cell>
          <table:table-cell office:value-type="float" office:value="2.75339E-2" table:style-name="ce1">
            <text:p>0.02753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26" table:style-name="ce1">
            <text:p>13.26</text:p>
          </table:table-cell>
          <table:table-cell office:value-type="float" office:value="0.25885900000000001" table:style-name="ce1">
            <text:p>0.258859</text:p>
          </table:table-cell>
          <table:table-cell office:value-type="float" office:value="-9.7300000000000164E-3" table:formula="of:=[.K681]-[.$K$18]" table:style-name="ce1">
            <text:p>-0.00973</text:p>
          </table:table-cell>
          <table:table-cell office:value-type="float" office:value="-9.50767E-2" table:style-name="ce1">
            <text:p>-0.0950767</text:p>
          </table:table-cell>
          <table:table-cell office:value-type="float" office:value="2.8058199999999998E-2" table:style-name="ce1">
            <text:p>0.02805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28" table:style-name="ce1">
            <text:p>13.28</text:p>
          </table:table-cell>
          <table:table-cell office:value-type="float" office:value="0.26037100000000002" table:style-name="ce1">
            <text:p>0.260371</text:p>
          </table:table-cell>
          <table:table-cell office:value-type="float" office:value="-8.2180000000000031E-3" table:formula="of:=[.K682]-[.$K$18]" table:style-name="ce1">
            <text:p>-0.008218</text:p>
          </table:table-cell>
          <table:table-cell office:value-type="float" office:value="-8.9255100000000004E-2" table:style-name="ce1">
            <text:p>-0.0892551</text:p>
          </table:table-cell>
          <table:table-cell office:value-type="float" office:value="2.8267799999999999E-2" table:style-name="ce1">
            <text:p>0.028267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3" table:style-name="ce1">
            <text:p>13.3</text:p>
          </table:table-cell>
          <table:table-cell office:value-type="float" office:value="0.26190000000000002" table:style-name="ce1">
            <text:p>0.2619</text:p>
          </table:table-cell>
          <table:table-cell office:value-type="float" office:value="-6.6890000000000005E-3" table:formula="of:=[.K683]-[.$K$18]" table:style-name="ce1">
            <text:p>-0.006689</text:p>
          </table:table-cell>
          <table:table-cell office:value-type="float" office:value="-8.3778900000000003E-2" table:style-name="ce1">
            <text:p>-0.0837789</text:p>
          </table:table-cell>
          <table:table-cell office:value-type="float" office:value="2.9194600000000001E-2" table:style-name="ce1">
            <text:p>0.029194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32" table:style-name="ce1">
            <text:p>13.32</text:p>
          </table:table-cell>
          <table:table-cell office:value-type="float" office:value="0.26334400000000002" table:style-name="ce1">
            <text:p>0.263344</text:p>
          </table:table-cell>
          <table:table-cell office:value-type="float" office:value="-5.2449999999999997E-3" table:formula="of:=[.K684]-[.$K$18]" table:style-name="ce1">
            <text:p>-0.005245</text:p>
          </table:table-cell>
          <table:table-cell office:value-type="float" office:value="-7.4603500000000003E-2" table:style-name="ce1">
            <text:p>-0.0746035</text:p>
          </table:table-cell>
          <table:table-cell office:value-type="float" office:value="3.01506E-2" table:style-name="ce1">
            <text:p>0.030150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34" table:style-name="ce1">
            <text:p>13.34</text:p>
          </table:table-cell>
          <table:table-cell office:value-type="float" office:value="0.26468399999999997" table:style-name="ce1">
            <text:p>0.264684</text:p>
          </table:table-cell>
          <table:table-cell office:value-type="float" office:value="-3.9050000000000473E-3" table:formula="of:=[.K685]-[.$K$18]" table:style-name="ce1">
            <text:p>-0.003905</text:p>
          </table:table-cell>
          <table:table-cell office:value-type="float" office:value="-6.52084E-2" table:style-name="ce1">
            <text:p>-0.0652084</text:p>
          </table:table-cell>
          <table:table-cell office:value-type="float" office:value="3.1295799999999999E-2" table:style-name="ce1">
            <text:p>0.031295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36" table:style-name="ce1">
            <text:p>13.36</text:p>
          </table:table-cell>
          <table:table-cell office:value-type="float" office:value="0.26593899999999998" table:style-name="ce1">
            <text:p>0.265939</text:p>
          </table:table-cell>
          <table:table-cell office:value-type="float" office:value="-2.6500000000000412E-3" table:formula="of:=[.K686]-[.$K$18]" table:style-name="ce1">
            <text:p>-0.00265</text:p>
          </table:table-cell>
          <table:table-cell office:value-type="float" office:value="-5.8241300000000003E-2" table:style-name="ce1">
            <text:p>-0.0582413</text:p>
          </table:table-cell>
          <table:table-cell office:value-type="float" office:value="3.1224399999999999E-2" table:style-name="ce1">
            <text:p>0.03122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38" table:style-name="ce1">
            <text:p>13.38</text:p>
          </table:table-cell>
          <table:table-cell office:value-type="float" office:value="0.26712999999999998" table:style-name="ce1">
            <text:p>0.26713</text:p>
          </table:table-cell>
          <table:table-cell office:value-type="float" office:value="-1.4590000000000436E-3" table:formula="of:=[.K687]-[.$K$18]" table:style-name="ce1">
            <text:p>-0.001459</text:p>
          </table:table-cell>
          <table:table-cell office:value-type="float" office:value="-5.1864800000000003E-2" table:style-name="ce1">
            <text:p>-0.0518648</text:p>
          </table:table-cell>
          <table:table-cell office:value-type="float" office:value="3.00197E-2" table:style-name="ce1">
            <text:p>0.030019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4" table:style-name="ce1">
            <text:p>13.4</text:p>
          </table:table-cell>
          <table:table-cell office:value-type="float" office:value="0.26823999999999998" table:style-name="ce1">
            <text:p>0.26824</text:p>
          </table:table-cell>
          <table:table-cell office:value-type="float" office:value="-3.4900000000004372E-4" table:formula="of:=[.K688]-[.$K$18]" table:style-name="ce1">
            <text:p>-0.000349</text:p>
          </table:table-cell>
          <table:table-cell office:value-type="float" office:value="-4.4575799999999999E-2" table:style-name="ce1">
            <text:p>-0.0445758</text:p>
          </table:table-cell>
          <table:table-cell office:value-type="float" office:value="2.76257E-2" table:style-name="ce1">
            <text:p>0.027625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42" table:style-name="ce1">
            <text:p>13.42</text:p>
          </table:table-cell>
          <table:table-cell office:value-type="float" office:value="0.26926" table:style-name="ce1">
            <text:p>0.26926</text:p>
          </table:table-cell>
          <table:table-cell office:value-type="float" office:value="6.7099999999997717E-4" table:formula="of:=[.K689]-[.$K$18]" table:style-name="ce1">
            <text:p>0.000671</text:p>
          </table:table-cell>
          <table:table-cell office:value-type="float" office:value="-3.8070199999999998E-2" table:style-name="ce1">
            <text:p>-0.0380702</text:p>
          </table:table-cell>
          <table:table-cell office:value-type="float" office:value="2.38085E-2" table:style-name="ce1">
            <text:p>0.023808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44" table:style-name="ce1">
            <text:p>13.44</text:p>
          </table:table-cell>
          <table:table-cell office:value-type="float" office:value="0.27017999999999998" table:style-name="ce1">
            <text:p>0.27018</text:p>
          </table:table-cell>
          <table:table-cell office:value-type="float" office:value="1.5909999999999536E-3" table:formula="of:=[.K690]-[.$K$18]" table:style-name="ce1">
            <text:p>0.001591</text:p>
          </table:table-cell>
          <table:table-cell office:value-type="float" office:value="-3.3025600000000002E-2" table:style-name="ce1">
            <text:p>-0.0330256</text:p>
          </table:table-cell>
          <table:table-cell office:value-type="float" office:value="2.0241700000000001E-2" table:style-name="ce1">
            <text:p>0.020241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46" table:style-name="ce1">
            <text:p>13.46</text:p>
          </table:table-cell>
          <table:table-cell office:value-type="float" office:value="0.270982" table:style-name="ce1">
            <text:p>0.270982</text:p>
          </table:table-cell>
          <table:table-cell office:value-type="float" office:value="2.3929999999999785E-3" table:formula="of:=[.K691]-[.$K$18]" table:style-name="ce1">
            <text:p>0.002393</text:p>
          </table:table-cell>
          <table:table-cell office:value-type="float" office:value="-2.7393799999999999E-2" table:style-name="ce1">
            <text:p>-0.0273938</text:p>
          </table:table-cell>
          <table:table-cell office:value-type="float" office:value="1.6249900000000001E-2" table:style-name="ce1">
            <text:p>0.016249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48" table:style-name="ce1">
            <text:p>13.48</text:p>
          </table:table-cell>
          <table:table-cell office:value-type="float" office:value="0.27167000000000002" table:style-name="ce1">
            <text:p>0.27167</text:p>
          </table:table-cell>
          <table:table-cell office:value-type="float" office:value="3.0810000000000004E-3" table:formula="of:=[.K692]-[.$K$18]" table:style-name="ce1">
            <text:p>0.003081</text:p>
          </table:table-cell>
          <table:table-cell office:value-type="float" office:value="-2.3542400000000002E-2" table:style-name="ce1">
            <text:p>-0.0235424</text:p>
          </table:table-cell>
          <table:table-cell office:value-type="float" office:value="1.23356E-2" table:style-name="ce1">
            <text:p>0.01233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5" table:style-name="ce1">
            <text:p>13.5</text:p>
          </table:table-cell>
          <table:table-cell office:value-type="float" office:value="0.272233" table:style-name="ce1">
            <text:p>0.272233</text:p>
          </table:table-cell>
          <table:table-cell office:value-type="float" office:value="3.6439999999999806E-3" table:formula="of:=[.K693]-[.$K$18]" table:style-name="ce1">
            <text:p>0.003644</text:p>
          </table:table-cell>
          <table:table-cell office:value-type="float" office:value="-1.79612E-2" table:style-name="ce1">
            <text:p>-0.0179612</text:p>
          </table:table-cell>
          <table:table-cell office:value-type="float" office:value="9.2614900000000007E-3" table:style-name="ce1">
            <text:p>0.0092614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52" table:style-name="ce1">
            <text:p>13.52</text:p>
          </table:table-cell>
          <table:table-cell office:value-type="float" office:value="0.272673" table:style-name="ce1">
            <text:p>0.272673</text:p>
          </table:table-cell>
          <table:table-cell office:value-type="float" office:value="4.0839999999999765E-3" table:formula="of:=[.K694]-[.$K$18]" table:style-name="ce1">
            <text:p>0.004084</text:p>
          </table:table-cell>
          <table:table-cell office:value-type="float" office:value="-1.5644100000000001E-2" table:style-name="ce1">
            <text:p>-0.0156441</text:p>
          </table:table-cell>
          <table:table-cell office:value-type="float" office:value="5.8347900000000003E-3" table:style-name="ce1">
            <text:p>0.0058347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54" table:style-name="ce1">
            <text:p>13.54</text:p>
          </table:table-cell>
          <table:table-cell office:value-type="float" office:value="0.27300099999999999" table:style-name="ce1">
            <text:p>0.273001</text:p>
          </table:table-cell>
          <table:table-cell office:value-type="float" office:value="4.4119999999999715E-3" table:formula="of:=[.K695]-[.$K$18]" table:style-name="ce1">
            <text:p>0.004412</text:p>
          </table:table-cell>
          <table:table-cell office:value-type="float" office:value="-1.45063E-2" table:style-name="ce1">
            <text:p>-0.0145063</text:p>
          </table:table-cell>
          <table:table-cell office:value-type="float" office:value="2.7755200000000001E-3" table:style-name="ce1">
            <text:p>0.0027755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56" table:style-name="ce1">
            <text:p>13.56</text:p>
          </table:table-cell>
          <table:table-cell office:value-type="float" office:value="0.27321099999999998" table:style-name="ce1">
            <text:p>0.273211</text:p>
          </table:table-cell>
          <table:table-cell office:value-type="float" office:value="4.6219999999999595E-3" table:formula="of:=[.K696]-[.$K$18]" table:style-name="ce1">
            <text:p>0.004622</text:p>
          </table:table-cell>
          <table:table-cell office:value-type="float" office:value="-1.15794E-2" table:style-name="ce1">
            <text:p>-0.0115794</text:p>
          </table:table-cell>
          <table:table-cell office:value-type="float" office:value="4.13519E-4" table:style-name="ce1">
            <text:p>0.00041351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58" table:style-name="ce1">
            <text:p>13.58</text:p>
          </table:table-cell>
          <table:table-cell office:value-type="float" office:value="0.27330199999999999" table:style-name="ce1">
            <text:p>0.273302</text:p>
          </table:table-cell>
          <table:table-cell office:value-type="float" office:value="4.7129999999999672E-3" table:formula="of:=[.K697]-[.$K$18]" table:style-name="ce1">
            <text:p>0.004713</text:p>
          </table:table-cell>
          <table:table-cell office:value-type="float" office:value="-1.11942E-2" table:style-name="ce1">
            <text:p>-0.0111942</text:p>
          </table:table-cell>
          <table:table-cell office:value-type="float" office:value="-2.0768000000000002E-3" table:style-name="ce1">
            <text:p>-0.002076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6" table:style-name="ce1">
            <text:p>13.6</text:p>
          </table:table-cell>
          <table:table-cell office:value-type="float" office:value="0.27326800000000001" table:style-name="ce1">
            <text:p>0.273268</text:p>
          </table:table-cell>
          <table:table-cell office:value-type="float" office:value="4.6789999999999887E-3" table:formula="of:=[.K698]-[.$K$18]" table:style-name="ce1">
            <text:p>0.004679</text:p>
          </table:table-cell>
          <table:table-cell office:value-type="float" office:value="-1.13831E-2" table:style-name="ce1">
            <text:p>-0.0113831</text:p>
          </table:table-cell>
          <table:table-cell office:value-type="float" office:value="-3.7860400000000001E-3" table:style-name="ce1">
            <text:p>-0.003786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62" table:style-name="ce1">
            <text:p>13.62</text:p>
          </table:table-cell>
          <table:table-cell office:value-type="float" office:value="0.27310299999999998" table:style-name="ce1">
            <text:p>0.273103</text:p>
          </table:table-cell>
          <table:table-cell office:value-type="float" office:value="4.5139999999999625E-3" table:formula="of:=[.K699]-[.$K$18]" table:style-name="ce1">
            <text:p>0.004514</text:p>
          </table:table-cell>
          <table:table-cell office:value-type="float" office:value="-1.24954E-2" table:style-name="ce1">
            <text:p>-0.0124954</text:p>
          </table:table-cell>
          <table:table-cell office:value-type="float" office:value="-5.2525499999999999E-3" table:style-name="ce1">
            <text:p>-0.0052525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64" table:style-name="ce1">
            <text:p>13.64</text:p>
          </table:table-cell>
          <table:table-cell office:value-type="float" office:value="0.27282000000000001" table:style-name="ce1">
            <text:p>0.27282</text:p>
          </table:table-cell>
          <table:table-cell office:value-type="float" office:value="4.2309999999999848E-3" table:formula="of:=[.K700]-[.$K$18]" table:style-name="ce1">
            <text:p>0.004231</text:p>
          </table:table-cell>
          <table:table-cell office:value-type="float" office:value="-1.34552E-2" table:style-name="ce1">
            <text:p>-0.0134552</text:p>
          </table:table-cell>
          <table:table-cell office:value-type="float" office:value="-6.42766E-3" table:style-name="ce1">
            <text:p>-0.0064276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66" table:style-name="ce1">
            <text:p>13.66</text:p>
          </table:table-cell>
          <table:table-cell office:value-type="float" office:value="0.27243200000000001" table:style-name="ce1">
            <text:p>0.272432</text:p>
          </table:table-cell>
          <table:table-cell office:value-type="float" office:value="3.8429999999999853E-3" table:formula="of:=[.K701]-[.$K$18]" table:style-name="ce1">
            <text:p>0.003843</text:p>
          </table:table-cell>
          <table:table-cell office:value-type="float" office:value="-1.4022400000000001E-2" table:style-name="ce1">
            <text:p>-0.0140224</text:p>
          </table:table-cell>
          <table:table-cell office:value-type="float" office:value="-6.8757999999999996E-3" table:style-name="ce1">
            <text:p>-0.006875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68" table:style-name="ce1">
            <text:p>13.68</text:p>
          </table:table-cell>
          <table:table-cell office:value-type="float" office:value="0.27197399999999999" table:style-name="ce1">
            <text:p>0.271974</text:p>
          </table:table-cell>
          <table:table-cell office:value-type="float" office:value="3.3849999999999714E-3" table:formula="of:=[.K702]-[.$K$18]" table:style-name="ce1">
            <text:p>0.003385</text:p>
          </table:table-cell>
          <table:table-cell office:value-type="float" office:value="-1.6053100000000001E-2" table:style-name="ce1">
            <text:p>-0.0160531</text:p>
          </table:table-cell>
          <table:table-cell office:value-type="float" office:value="-7.4292799999999999E-3" table:style-name="ce1">
            <text:p>-0.0074292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7" table:style-name="ce1">
            <text:p>13.7</text:p>
          </table:table-cell>
          <table:table-cell office:value-type="float" office:value="0.27148" table:style-name="ce1">
            <text:p>0.27148</text:p>
          </table:table-cell>
          <table:table-cell office:value-type="float" office:value="2.8909999999999769E-3" table:formula="of:=[.K703]-[.$K$18]" table:style-name="ce1">
            <text:p>0.002891</text:p>
          </table:table-cell>
          <table:table-cell office:value-type="float" office:value="-1.64242E-2" table:style-name="ce1">
            <text:p>-0.0164242</text:p>
          </table:table-cell>
          <table:table-cell office:value-type="float" office:value="-7.6226200000000001E-3" table:style-name="ce1">
            <text:p>-0.0076226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72" table:style-name="ce1">
            <text:p>13.72</text:p>
          </table:table-cell>
          <table:table-cell office:value-type="float" office:value="0.27097900000000003" table:style-name="ce1">
            <text:p>0.270979</text:p>
          </table:table-cell>
          <table:table-cell office:value-type="float" office:value="2.3900000000000032E-3" table:formula="of:=[.K704]-[.$K$18]" table:style-name="ce1">
            <text:p>0.00239</text:p>
          </table:table-cell>
          <table:table-cell office:value-type="float" office:value="-1.7351399999999999E-2" table:style-name="ce1">
            <text:p>-0.0173514</text:p>
          </table:table-cell>
          <table:table-cell office:value-type="float" office:value="-7.7221099999999999E-3" table:style-name="ce1">
            <text:p>-0.0077221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74" table:style-name="ce1">
            <text:p>13.74</text:p>
          </table:table-cell>
          <table:table-cell office:value-type="float" office:value="0.270507" table:style-name="ce1">
            <text:p>0.270507</text:p>
          </table:table-cell>
          <table:table-cell office:value-type="float" office:value="1.9179999999999753E-3" table:formula="of:=[.K705]-[.$K$18]" table:style-name="ce1">
            <text:p>0.001918</text:p>
          </table:table-cell>
          <table:table-cell office:value-type="float" office:value="-1.83106E-2" table:style-name="ce1">
            <text:p>-0.0183106</text:p>
          </table:table-cell>
          <table:table-cell office:value-type="float" office:value="-8.0271300000000004E-3" table:style-name="ce1">
            <text:p>-0.0080271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76" table:style-name="ce1">
            <text:p>13.76</text:p>
          </table:table-cell>
          <table:table-cell office:value-type="float" office:value="0.27007799999999998" table:style-name="ce1">
            <text:p>0.270078</text:p>
          </table:table-cell>
          <table:table-cell office:value-type="float" office:value="1.4889999999999626E-3" table:formula="of:=[.K706]-[.$K$18]" table:style-name="ce1">
            <text:p>0.001489</text:p>
          </table:table-cell>
          <table:table-cell office:value-type="float" office:value="-1.89538E-2" table:style-name="ce1">
            <text:p>-0.0189538</text:p>
          </table:table-cell>
          <table:table-cell office:value-type="float" office:value="-7.58978E-3" table:style-name="ce1">
            <text:p>-0.0075897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78" table:style-name="ce1">
            <text:p>13.78</text:p>
          </table:table-cell>
          <table:table-cell office:value-type="float" office:value="0.26970300000000003" table:style-name="ce1">
            <text:p>0.269703</text:p>
          </table:table-cell>
          <table:table-cell office:value-type="float" office:value="1.1140000000000039E-3" table:formula="of:=[.K707]-[.$K$18]" table:style-name="ce1">
            <text:p>0.001114</text:p>
          </table:table-cell>
          <table:table-cell office:value-type="float" office:value="-1.7864999999999999E-2" table:style-name="ce1">
            <text:p>-0.017865</text:p>
          </table:table-cell>
          <table:table-cell office:value-type="float" office:value="-6.9782500000000001E-3" table:style-name="ce1">
            <text:p>-0.0069782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8" table:style-name="ce1">
            <text:p>13.8</text:p>
          </table:table-cell>
          <table:table-cell office:value-type="float" office:value="0.26940799999999998" table:style-name="ce1">
            <text:p>0.269408</text:p>
          </table:table-cell>
          <table:table-cell office:value-type="float" office:value="8.1899999999995865E-4" table:formula="of:=[.K708]-[.$K$18]" table:style-name="ce1">
            <text:p>0.000819</text:p>
          </table:table-cell>
          <table:table-cell office:value-type="float" office:value="-1.68992E-2" table:style-name="ce1">
            <text:p>-0.0168992</text:p>
          </table:table-cell>
          <table:table-cell office:value-type="float" office:value="-6.2048900000000002E-3" table:style-name="ce1">
            <text:p>-0.0062048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82" table:style-name="ce1">
            <text:p>13.82</text:p>
          </table:table-cell>
          <table:table-cell office:value-type="float" office:value="0.26921299999999998" table:style-name="ce1">
            <text:p>0.269213</text:p>
          </table:table-cell>
          <table:table-cell office:value-type="float" office:value="6.2399999999995792E-4" table:formula="of:=[.K709]-[.$K$18]" table:style-name="ce1">
            <text:p>0.000624</text:p>
          </table:table-cell>
          <table:table-cell office:value-type="float" office:value="-1.54161E-2" table:style-name="ce1">
            <text:p>-0.0154161</text:p>
          </table:table-cell>
          <table:table-cell office:value-type="float" office:value="-4.93693E-3" table:style-name="ce1">
            <text:p>-0.0049369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84" table:style-name="ce1">
            <text:p>13.84</text:p>
          </table:table-cell>
          <table:table-cell office:value-type="float" office:value="0.26914900000000003" table:style-name="ce1">
            <text:p>0.269149</text:p>
          </table:table-cell>
          <table:table-cell office:value-type="float" office:value="5.6000000000000494E-4" table:formula="of:=[.K710]-[.$K$18]" table:style-name="ce1">
            <text:p>0.00056</text:p>
          </table:table-cell>
          <table:table-cell office:value-type="float" office:value="-1.30016E-2" table:style-name="ce1">
            <text:p>-0.0130016</text:p>
          </table:table-cell>
          <table:table-cell office:value-type="float" office:value="-3.4184100000000002E-3" table:style-name="ce1">
            <text:p>-0.0034184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86" table:style-name="ce1">
            <text:p>13.86</text:p>
          </table:table-cell>
          <table:table-cell office:value-type="float" office:value="0.269237" table:style-name="ce1">
            <text:p>0.269237</text:p>
          </table:table-cell>
          <table:table-cell office:value-type="float" office:value="6.4799999999998192E-4" table:formula="of:=[.K711]-[.$K$18]" table:style-name="ce1">
            <text:p>0.000648</text:p>
          </table:table-cell>
          <table:table-cell office:value-type="float" office:value="-9.7895499999999993E-3" table:style-name="ce1">
            <text:p>-0.00978955</text:p>
          </table:table-cell>
          <table:table-cell office:value-type="float" office:value="-1.38708E-3" table:style-name="ce1">
            <text:p>-0.0013870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88" table:style-name="ce1">
            <text:p>13.88</text:p>
          </table:table-cell>
          <table:table-cell office:value-type="float" office:value="0.26949600000000001" table:style-name="ce1">
            <text:p>0.269496</text:p>
          </table:table-cell>
          <table:table-cell office:value-type="float" office:value="9.0699999999999115E-4" table:formula="of:=[.K712]-[.$K$18]" table:style-name="ce1">
            <text:p>0.000907</text:p>
          </table:table-cell>
          <table:table-cell office:value-type="float" office:value="-5.8941599999999999E-3" table:style-name="ce1">
            <text:p>-0.00589416</text:p>
          </table:table-cell>
          <table:table-cell office:value-type="float" office:value="9.1442599999999998E-4" table:style-name="ce1">
            <text:p>0.00091442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9" table:style-name="ce1">
            <text:p>13.9</text:p>
          </table:table-cell>
          <table:table-cell office:value-type="float" office:value="0.26993699999999998" table:style-name="ce1">
            <text:p>0.269937</text:p>
          </table:table-cell>
          <table:table-cell office:value-type="float" office:value="1.3479999999999603E-3" table:formula="of:=[.K713]-[.$K$18]" table:style-name="ce1">
            <text:p>0.001348</text:p>
          </table:table-cell>
          <table:table-cell office:value-type="float" office:value="-1.73256E-3" table:style-name="ce1">
            <text:p>-0.00173256</text:p>
          </table:table-cell>
          <table:table-cell office:value-type="float" office:value="3.73355E-3" table:style-name="ce1">
            <text:p>0.0037335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92" table:style-name="ce1">
            <text:p>13.92</text:p>
          </table:table-cell>
          <table:table-cell office:value-type="float" office:value="0.27056400000000003" table:style-name="ce1">
            <text:p>0.270564</text:p>
          </table:table-cell>
          <table:table-cell office:value-type="float" office:value="1.9750000000000045E-3" table:formula="of:=[.K714]-[.$K$18]" table:style-name="ce1">
            <text:p>0.001975</text:p>
          </table:table-cell>
          <table:table-cell office:value-type="float" office:value="3.4088399999999998E-3" table:style-name="ce1">
            <text:p>0.00340884</text:p>
          </table:table-cell>
          <table:table-cell office:value-type="float" office:value="6.7921099999999996E-3" table:style-name="ce1">
            <text:p>0.0067921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94" table:style-name="ce1">
            <text:p>13.94</text:p>
          </table:table-cell>
          <table:table-cell office:value-type="float" office:value="0.27137800000000001" table:style-name="ce1">
            <text:p>0.271378</text:p>
          </table:table-cell>
          <table:table-cell office:value-type="float" office:value="2.7889999999999859E-3" table:formula="of:=[.K715]-[.$K$18]" table:style-name="ce1">
            <text:p>0.002789</text:p>
          </table:table-cell>
          <table:table-cell office:value-type="float" office:value="8.9959900000000006E-3" table:style-name="ce1">
            <text:p>0.00899599</text:p>
          </table:table-cell>
          <table:table-cell office:value-type="float" office:value="1.01396E-2" table:style-name="ce1">
            <text:p>0.010139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96" table:style-name="ce1">
            <text:p>13.96</text:p>
          </table:table-cell>
          <table:table-cell office:value-type="float" office:value="0.27237800000000001" table:style-name="ce1">
            <text:p>0.272378</text:p>
          </table:table-cell>
          <table:table-cell office:value-type="float" office:value="3.7889999999999868E-3" table:formula="of:=[.K716]-[.$K$18]" table:style-name="ce1">
            <text:p>0.003789</text:p>
          </table:table-cell>
          <table:table-cell office:value-type="float" office:value="1.50344E-2" table:style-name="ce1">
            <text:p>0.0150344</text:p>
          </table:table-cell>
          <table:table-cell office:value-type="float" office:value="1.37538E-2" table:style-name="ce1">
            <text:p>0.013753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98" table:style-name="ce1">
            <text:p>13.98</text:p>
          </table:table-cell>
          <table:table-cell office:value-type="float" office:value="0.273561" table:style-name="ce1">
            <text:p>0.273561</text:p>
          </table:table-cell>
          <table:table-cell office:value-type="float" office:value="4.9719999999999764E-3" table:formula="of:=[.K717]-[.$K$18]" table:style-name="ce1">
            <text:p>0.004972</text:p>
          </table:table-cell>
          <table:table-cell office:value-type="float" office:value="2.1986599999999999E-2" table:style-name="ce1">
            <text:p>0.0219866</text:p>
          </table:table-cell>
          <table:table-cell office:value-type="float" office:value="1.72076E-2" table:style-name="ce1">
            <text:p>0.017207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" table:style-name="ce1">
            <text:p>14</text:p>
          </table:table-cell>
          <table:table-cell office:value-type="float" office:value="0.27492" table:style-name="ce1">
            <text:p>0.27492</text:p>
          </table:table-cell>
          <table:table-cell office:value-type="float" office:value="6.3309999999999755E-3" table:formula="of:=[.K718]-[.$K$18]" table:style-name="ce1">
            <text:p>0.006331</text:p>
          </table:table-cell>
          <table:table-cell office:value-type="float" office:value="2.92076E-2" table:style-name="ce1">
            <text:p>0.0292076</text:p>
          </table:table-cell>
          <table:table-cell office:value-type="float" office:value="2.06889E-2" table:style-name="ce1">
            <text:p>0.020688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02" table:style-name="ce1">
            <text:p>14.02</text:p>
          </table:table-cell>
          <table:table-cell office:value-type="float" office:value="0.27643600000000002" table:style-name="ce1">
            <text:p>0.276436</text:p>
          </table:table-cell>
          <table:table-cell office:value-type="float" office:value="7.8469999999999929E-3" table:formula="of:=[.K719]-[.$K$18]" table:style-name="ce1">
            <text:p>0.007847</text:p>
          </table:table-cell>
          <table:table-cell office:value-type="float" office:value="3.6603200000000002E-2" table:style-name="ce1">
            <text:p>0.0366032</text:p>
          </table:table-cell>
          <table:table-cell office:value-type="float" office:value="2.3391200000000001E-2" table:style-name="ce1">
            <text:p>0.023391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04" table:style-name="ce1">
            <text:p>14.04</text:p>
          </table:table-cell>
          <table:table-cell office:value-type="float" office:value="0.27807999999999999" table:style-name="ce1">
            <text:p>0.27808</text:p>
          </table:table-cell>
          <table:table-cell office:value-type="float" office:value="9.4909999999999717E-3" table:formula="of:=[.K720]-[.$K$18]" table:style-name="ce1">
            <text:p>0.009491</text:p>
          </table:table-cell>
          <table:table-cell office:value-type="float" office:value="4.4263700000000003E-2" table:style-name="ce1">
            <text:p>0.0442637</text:p>
          </table:table-cell>
          <table:table-cell office:value-type="float" office:value="2.5803300000000001E-2" table:style-name="ce1">
            <text:p>0.025803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06" table:style-name="ce1">
            <text:p>14.06</text:p>
          </table:table-cell>
          <table:table-cell office:value-type="float" office:value="0.27979399999999999" table:style-name="ce1">
            <text:p>0.279794</text:p>
          </table:table-cell>
          <table:table-cell office:value-type="float" office:value="1.1204999999999965E-2" table:formula="of:=[.K721]-[.$K$18]" table:style-name="ce1">
            <text:p>0.011205</text:p>
          </table:table-cell>
          <table:table-cell office:value-type="float" office:value="5.1448899999999999E-2" table:style-name="ce1">
            <text:p>0.0514489</text:p>
          </table:table-cell>
          <table:table-cell office:value-type="float" office:value="2.77454E-2" table:style-name="ce1">
            <text:p>0.027745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08" table:style-name="ce1">
            <text:p>14.08</text:p>
          </table:table-cell>
          <table:table-cell office:value-type="float" office:value="0.28155400000000003" table:style-name="ce1">
            <text:p>0.281554</text:p>
          </table:table-cell>
          <table:table-cell office:value-type="float" office:value="1.2965000000000004E-2" table:formula="of:=[.K722]-[.$K$18]" table:style-name="ce1">
            <text:p>0.012965</text:p>
          </table:table-cell>
          <table:table-cell office:value-type="float" office:value="5.8030999999999999E-2" table:style-name="ce1">
            <text:p>0.058031</text:p>
          </table:table-cell>
          <table:table-cell office:value-type="float" office:value="2.8942900000000001E-2" table:style-name="ce1">
            <text:p>0.028942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1" table:style-name="ce1">
            <text:p>14.1</text:p>
          </table:table-cell>
          <table:table-cell office:value-type="float" office:value="0.28334599999999999" table:style-name="ce1">
            <text:p>0.283346</text:p>
          </table:table-cell>
          <table:table-cell office:value-type="float" office:value="1.4756999999999965E-2" table:formula="of:=[.K723]-[.$K$18]" table:style-name="ce1">
            <text:p>0.014757</text:p>
          </table:table-cell>
          <table:table-cell office:value-type="float" office:value="6.4404199999999995E-2" table:style-name="ce1">
            <text:p>0.0644042</text:p>
          </table:table-cell>
          <table:table-cell office:value-type="float" office:value="2.9532900000000001E-2" table:style-name="ce1">
            <text:p>0.029532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12" table:style-name="ce1">
            <text:p>14.12</text:p>
          </table:table-cell>
          <table:table-cell office:value-type="float" office:value="0.28517999999999999" table:style-name="ce1">
            <text:p>0.28518</text:p>
          </table:table-cell>
          <table:table-cell office:value-type="float" office:value="1.6590999999999967E-2" table:formula="of:=[.K724]-[.$K$18]" table:style-name="ce1">
            <text:p>0.016591</text:p>
          </table:table-cell>
          <table:table-cell office:value-type="float" office:value="7.0430999999999994E-2" table:style-name="ce1">
            <text:p>0.070431</text:p>
          </table:table-cell>
          <table:table-cell office:value-type="float" office:value="2.8928200000000001E-2" table:style-name="ce1">
            <text:p>0.02892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14" table:style-name="ce1">
            <text:p>14.14</text:p>
          </table:table-cell>
          <table:table-cell office:value-type="float" office:value="0.28698600000000002" table:style-name="ce1">
            <text:p>0.286986</text:p>
          </table:table-cell>
          <table:table-cell office:value-type="float" office:value="1.8396999999999997E-2" table:formula="of:=[.K725]-[.$K$18]" table:style-name="ce1">
            <text:p>0.018397</text:p>
          </table:table-cell>
          <table:table-cell office:value-type="float" office:value="7.6412300000000002E-2" table:style-name="ce1">
            <text:p>0.0764123</text:p>
          </table:table-cell>
          <table:table-cell office:value-type="float" office:value="2.6612799999999999E-2" table:style-name="ce1">
            <text:p>0.026612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16" table:style-name="ce1">
            <text:p>14.16</text:p>
          </table:table-cell>
          <table:table-cell office:value-type="float" office:value="0.28859000000000001" table:style-name="ce1">
            <text:p>0.28859</text:p>
          </table:table-cell>
          <table:table-cell office:value-type="float" office:value="2.0000999999999991E-2" table:formula="of:=[.K726]-[.$K$18]" table:style-name="ce1">
            <text:p>0.020001</text:p>
          </table:table-cell>
          <table:table-cell office:value-type="float" office:value="8.2625799999999999E-2" table:style-name="ce1">
            <text:p>0.0826258</text:p>
          </table:table-cell>
          <table:table-cell office:value-type="float" office:value="2.2736099999999999E-2" table:style-name="ce1">
            <text:p>0.022736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18" table:style-name="ce1">
            <text:p>14.18</text:p>
          </table:table-cell>
          <table:table-cell office:value-type="float" office:value="0.289885" table:style-name="ce1">
            <text:p>0.289885</text:p>
          </table:table-cell>
          <table:table-cell office:value-type="float" office:value="2.1295999999999982E-2" table:formula="of:=[.K727]-[.$K$18]" table:style-name="ce1">
            <text:p>0.021296</text:p>
          </table:table-cell>
          <table:table-cell office:value-type="float" office:value="8.83882E-2" table:style-name="ce1">
            <text:p>0.0883882</text:p>
          </table:table-cell>
          <table:table-cell office:value-type="float" office:value="1.79705E-2" table:style-name="ce1">
            <text:p>0.017970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2" table:style-name="ce1">
            <text:p>14.2</text:p>
          </table:table-cell>
          <table:table-cell office:value-type="float" office:value="0.290912" table:style-name="ce1">
            <text:p>0.290912</text:p>
          </table:table-cell>
          <table:table-cell office:value-type="float" office:value="2.2322999999999982E-2" table:formula="of:=[.K728]-[.$K$18]" table:style-name="ce1">
            <text:p>0.022323</text:p>
          </table:table-cell>
          <table:table-cell office:value-type="float" office:value="9.3501799999999996E-2" table:style-name="ce1">
            <text:p>0.0935018</text:p>
          </table:table-cell>
          <table:table-cell office:value-type="float" office:value="1.29097E-2" table:style-name="ce1">
            <text:p>0.012909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22" table:style-name="ce1">
            <text:p>14.22</text:p>
          </table:table-cell>
          <table:table-cell office:value-type="float" office:value="0.291792" table:style-name="ce1">
            <text:p>0.291792</text:p>
          </table:table-cell>
          <table:table-cell office:value-type="float" office:value="2.3202999999999974E-2" table:formula="of:=[.K729]-[.$K$18]" table:style-name="ce1">
            <text:p>0.023203</text:p>
          </table:table-cell>
          <table:table-cell office:value-type="float" office:value="9.7239000000000006E-2" table:style-name="ce1">
            <text:p>0.097239</text:p>
          </table:table-cell>
          <table:table-cell office:value-type="float" office:value="7.3909900000000001E-3" table:style-name="ce1">
            <text:p>0.0073909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24" table:style-name="ce1">
            <text:p>14.24</text:p>
          </table:table-cell>
          <table:table-cell office:value-type="float" office:value="0.29264499999999999" table:style-name="ce1">
            <text:p>0.292645</text:p>
          </table:table-cell>
          <table:table-cell office:value-type="float" office:value="2.4055999999999966E-2" table:formula="of:=[.K730]-[.$K$18]" table:style-name="ce1">
            <text:p>0.024056</text:p>
          </table:table-cell>
          <table:table-cell office:value-type="float" office:value="9.9322900000000006E-2" table:style-name="ce1">
            <text:p>0.0993229</text:p>
          </table:table-cell>
          <table:table-cell office:value-type="float" office:value="2.03192E-3" table:style-name="ce1">
            <text:p>0.0020319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26" table:style-name="ce1">
            <text:p>14.26</text:p>
          </table:table-cell>
          <table:table-cell office:value-type="float" office:value="0.29321900000000001" table:style-name="ce1">
            <text:p>0.293219</text:p>
          </table:table-cell>
          <table:table-cell office:value-type="float" office:value="2.4629999999999985E-2" table:formula="of:=[.K731]-[.$K$18]" table:style-name="ce1">
            <text:p>0.02463</text:p>
          </table:table-cell>
          <table:table-cell office:value-type="float" office:value="9.9405099999999996E-2" table:style-name="ce1">
            <text:p>0.0994051</text:p>
          </table:table-cell>
          <table:table-cell office:value-type="float" office:value="-3.2358199999999999E-3" table:style-name="ce1">
            <text:p>-0.003235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28" table:style-name="ce1">
            <text:p>14.28</text:p>
          </table:table-cell>
          <table:table-cell office:value-type="float" office:value="0.29309400000000002" table:style-name="ce1">
            <text:p>0.293094</text:p>
          </table:table-cell>
          <table:table-cell office:value-type="float" office:value="2.4504999999999999E-2" table:formula="of:=[.K732]-[.$K$18]" table:style-name="ce1">
            <text:p>0.024505</text:p>
          </table:table-cell>
          <table:table-cell office:value-type="float" office:value="9.7049899999999995E-2" table:style-name="ce1">
            <text:p>0.0970499</text:p>
          </table:table-cell>
          <table:table-cell office:value-type="float" office:value="-9.1483299999999997E-3" table:style-name="ce1">
            <text:p>-0.0091483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3" table:style-name="ce1">
            <text:p>14.3</text:p>
          </table:table-cell>
          <table:table-cell office:value-type="float" office:value="0.29219699999999998" table:style-name="ce1">
            <text:p>0.292197</text:p>
          </table:table-cell>
          <table:table-cell office:value-type="float" office:value="2.3607999999999962E-2" table:formula="of:=[.K733]-[.$K$18]" table:style-name="ce1">
            <text:p>0.023608</text:p>
          </table:table-cell>
          <table:table-cell office:value-type="float" office:value="9.2666299999999993E-2" table:style-name="ce1">
            <text:p>0.0926663</text:p>
          </table:table-cell>
          <table:table-cell office:value-type="float" office:value="-1.6454099999999999E-2" table:style-name="ce1">
            <text:p>-0.016454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3201" table:style-name="ce1">
            <text:p>14.3201</text:p>
          </table:table-cell>
          <table:table-cell office:value-type="float" office:value="0.29091400000000001" table:style-name="ce1">
            <text:p>0.290914</text:p>
          </table:table-cell>
          <table:table-cell office:value-type="float" office:value="2.2324999999999984E-2" table:formula="of:=[.K734]-[.$K$18]" table:style-name="ce1">
            <text:p>0.022325</text:p>
          </table:table-cell>
          <table:table-cell office:value-type="float" office:value="8.6433300000000005E-2" table:style-name="ce1">
            <text:p>0.0864333</text:p>
          </table:table-cell>
          <table:table-cell office:value-type="float" office:value="-2.3563299999999999E-2" table:style-name="ce1">
            <text:p>-0.023563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34" table:style-name="ce1">
            <text:p>14.34</text:p>
          </table:table-cell>
          <table:table-cell office:value-type="float" office:value="0.28953099999999998" table:style-name="ce1">
            <text:p>0.289531</text:p>
          </table:table-cell>
          <table:table-cell office:value-type="float" office:value="2.0941999999999961E-2" table:formula="of:=[.K735]-[.$K$18]" table:style-name="ce1">
            <text:p>0.020942</text:p>
          </table:table-cell>
          <table:table-cell office:value-type="float" office:value="7.9832200000000006E-2" table:style-name="ce1">
            <text:p>0.0798322</text:p>
          </table:table-cell>
          <table:table-cell office:value-type="float" office:value="-2.9755500000000001E-2" table:style-name="ce1">
            <text:p>-0.029755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36" table:style-name="ce1">
            <text:p>14.36</text:p>
          </table:table-cell>
          <table:table-cell office:value-type="float" office:value="0.28795900000000002" table:style-name="ce1">
            <text:p>0.287959</text:p>
          </table:table-cell>
          <table:table-cell office:value-type="float" office:value="1.9369999999999998E-2" table:formula="of:=[.K736]-[.$K$18]" table:style-name="ce1">
            <text:p>0.01937</text:p>
          </table:table-cell>
          <table:table-cell office:value-type="float" office:value="7.4210999999999999E-2" table:style-name="ce1">
            <text:p>0.074211</text:p>
          </table:table-cell>
          <table:table-cell office:value-type="float" office:value="-3.3599299999999999E-2" table:style-name="ce1">
            <text:p>-0.033599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38" table:style-name="ce1">
            <text:p>14.38</text:p>
          </table:table-cell>
          <table:table-cell office:value-type="float" office:value="0.28604000000000002" table:style-name="ce1">
            <text:p>0.28604</text:p>
          </table:table-cell>
          <table:table-cell office:value-type="float" office:value="1.7450999999999994E-2" table:formula="of:=[.K737]-[.$K$18]" table:style-name="ce1">
            <text:p>0.017451</text:p>
          </table:table-cell>
          <table:table-cell office:value-type="float" office:value="6.8170700000000001E-2" table:style-name="ce1">
            <text:p>0.0681707</text:p>
          </table:table-cell>
          <table:table-cell office:value-type="float" office:value="-3.4930999999999997E-2" table:style-name="ce1">
            <text:p>-0.03493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4" table:style-name="ce1">
            <text:p>14.4</text:p>
          </table:table-cell>
          <table:table-cell office:value-type="float" office:value="0.28377200000000002" table:style-name="ce1">
            <text:p>0.283772</text:p>
          </table:table-cell>
          <table:table-cell office:value-type="float" office:value="1.5183000000000002E-2" table:formula="of:=[.K738]-[.$K$18]" table:style-name="ce1">
            <text:p>0.015183</text:p>
          </table:table-cell>
          <table:table-cell office:value-type="float" office:value="6.0963799999999999E-2" table:style-name="ce1">
            <text:p>0.0609638</text:p>
          </table:table-cell>
          <table:table-cell office:value-type="float" office:value="-3.5718199999999999E-2" table:style-name="ce1">
            <text:p>-0.03571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42" table:style-name="ce1">
            <text:p>14.42</text:p>
          </table:table-cell>
          <table:table-cell office:value-type="float" office:value="0.28124900000000003" table:style-name="ce1">
            <text:p>0.281249</text:p>
          </table:table-cell>
          <table:table-cell office:value-type="float" office:value="1.2660000000000005E-2" table:formula="of:=[.K739]-[.$K$18]" table:style-name="ce1">
            <text:p>0.01266</text:p>
          </table:table-cell>
          <table:table-cell office:value-type="float" office:value="5.21258E-2" table:style-name="ce1">
            <text:p>0.0521258</text:p>
          </table:table-cell>
          <table:table-cell office:value-type="float" office:value="-3.7244800000000002E-2" table:style-name="ce1">
            <text:p>-0.037244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44" table:style-name="ce1">
            <text:p>14.44</text:p>
          </table:table-cell>
          <table:table-cell office:value-type="float" office:value="0.27855200000000002" table:style-name="ce1">
            <text:p>0.278552</text:p>
          </table:table-cell>
          <table:table-cell office:value-type="float" office:value="9.9629999999999996E-3" table:formula="of:=[.K740]-[.$K$18]" table:style-name="ce1">
            <text:p>0.009963</text:p>
          </table:table-cell>
          <table:table-cell office:value-type="float" office:value="4.1118200000000001E-2" table:style-name="ce1">
            <text:p>0.0411182</text:p>
          </table:table-cell>
          <table:table-cell office:value-type="float" office:value="-4.0082E-2" table:style-name="ce1">
            <text:p>-0.0400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46" table:style-name="ce1">
            <text:p>14.46</text:p>
          </table:table-cell>
          <table:table-cell office:value-type="float" office:value="0.27573700000000001" table:style-name="ce1">
            <text:p>0.275737</text:p>
          </table:table-cell>
          <table:table-cell office:value-type="float" office:value="7.1479999999999877E-3" table:formula="of:=[.K741]-[.$K$18]" table:style-name="ce1">
            <text:p>0.007148</text:p>
          </table:table-cell>
          <table:table-cell office:value-type="float" office:value="2.90329E-2" table:style-name="ce1">
            <text:p>0.0290329</text:p>
          </table:table-cell>
          <table:table-cell office:value-type="float" office:value="-4.2954600000000003E-2" table:style-name="ce1">
            <text:p>-0.042954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48" table:style-name="ce1">
            <text:p>14.48</text:p>
          </table:table-cell>
          <table:table-cell office:value-type="float" office:value="0.27281699999999998" table:style-name="ce1">
            <text:p>0.272817</text:p>
          </table:table-cell>
          <table:table-cell office:value-type="float" office:value="4.227999999999954E-3" table:formula="of:=[.K742]-[.$K$18]" table:style-name="ce1">
            <text:p>0.004228</text:p>
          </table:table-cell>
          <table:table-cell office:value-type="float" office:value="1.6152099999999999E-2" table:style-name="ce1">
            <text:p>0.0161521</text:p>
          </table:table-cell>
          <table:table-cell office:value-type="float" office:value="-4.5202100000000002E-2" table:style-name="ce1">
            <text:p>-0.045202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5" table:style-name="ce1">
            <text:p>14.5</text:p>
          </table:table-cell>
          <table:table-cell office:value-type="float" office:value="0.269843" table:style-name="ce1">
            <text:p>0.269843</text:p>
          </table:table-cell>
          <table:table-cell office:value-type="float" office:value="1.2539999999999774E-3" table:formula="of:=[.K743]-[.$K$18]" table:style-name="ce1">
            <text:p>0.001254</text:p>
          </table:table-cell>
          <table:table-cell office:value-type="float" office:value="3.1952600000000001E-3" table:style-name="ce1">
            <text:p>0.00319526</text:p>
          </table:table-cell>
          <table:table-cell office:value-type="float" office:value="-4.6441799999999998E-2" table:style-name="ce1">
            <text:p>-0.046441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52" table:style-name="ce1">
            <text:p>14.52</text:p>
          </table:table-cell>
          <table:table-cell office:value-type="float" office:value="0.26687499999999997" table:style-name="ce1">
            <text:p>0.266875</text:p>
          </table:table-cell>
          <table:table-cell office:value-type="float" office:value="-1.7140000000000488E-3" table:formula="of:=[.K744]-[.$K$18]" table:style-name="ce1">
            <text:p>-0.001714</text:p>
          </table:table-cell>
          <table:table-cell office:value-type="float" office:value="-9.2420599999999999E-3" table:style-name="ce1">
            <text:p>-0.00924206</text:p>
          </table:table-cell>
          <table:table-cell office:value-type="float" office:value="-4.63072E-2" table:style-name="ce1">
            <text:p>-0.046307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54" table:style-name="ce1">
            <text:p>14.54</text:p>
          </table:table-cell>
          <table:table-cell office:value-type="float" office:value="0.26396399999999998" table:style-name="ce1">
            <text:p>0.263964</text:p>
          </table:table-cell>
          <table:table-cell office:value-type="float" office:value="-4.6250000000000457E-3" table:formula="of:=[.K745]-[.$K$18]" table:style-name="ce1">
            <text:p>-0.004625</text:p>
          </table:table-cell>
          <table:table-cell office:value-type="float" office:value="-2.1495400000000001E-2" table:style-name="ce1">
            <text:p>-0.0214954</text:p>
          </table:table-cell>
          <table:table-cell office:value-type="float" office:value="-4.5324200000000002E-2" table:style-name="ce1">
            <text:p>-0.045324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56" table:style-name="ce1">
            <text:p>14.56</text:p>
          </table:table-cell>
          <table:table-cell office:value-type="float" office:value="0.26114599999999999" table:style-name="ce1">
            <text:p>0.261146</text:p>
          </table:table-cell>
          <table:table-cell office:value-type="float" office:value="-7.4430000000000329E-3" table:formula="of:=[.K746]-[.$K$18]" table:style-name="ce1">
            <text:p>-0.007443</text:p>
          </table:table-cell>
          <table:table-cell office:value-type="float" office:value="-3.2675999999999997E-2" table:style-name="ce1">
            <text:p>-0.032676</text:p>
          </table:table-cell>
          <table:table-cell office:value-type="float" office:value="-4.3714700000000002E-2" table:style-name="ce1">
            <text:p>-0.043714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58" table:style-name="ce1">
            <text:p>14.58</text:p>
          </table:table-cell>
          <table:table-cell office:value-type="float" office:value="0.25847500000000001" table:style-name="ce1">
            <text:p>0.258475</text:p>
          </table:table-cell>
          <table:table-cell office:value-type="float" office:value="-1.0114000000000012E-2" table:formula="of:=[.K747]-[.$K$18]" table:style-name="ce1">
            <text:p>-0.010114</text:p>
          </table:table-cell>
          <table:table-cell office:value-type="float" office:value="-4.2916299999999998E-2" table:style-name="ce1">
            <text:p>-0.0429163</text:p>
          </table:table-cell>
          <table:table-cell office:value-type="float" office:value="-4.1097000000000002E-2" table:style-name="ce1">
            <text:p>-0.04109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6" table:style-name="ce1">
            <text:p>14.6</text:p>
          </table:table-cell>
          <table:table-cell office:value-type="float" office:value="0.25596099999999999" table:style-name="ce1">
            <text:p>0.255961</text:p>
          </table:table-cell>
          <table:table-cell office:value-type="float" office:value="-1.2628000000000028E-2" table:formula="of:=[.K748]-[.$K$18]" table:style-name="ce1">
            <text:p>-0.012628</text:p>
          </table:table-cell>
          <table:table-cell office:value-type="float" office:value="-5.2085899999999997E-2" table:style-name="ce1">
            <text:p>-0.0520859</text:p>
          </table:table-cell>
          <table:table-cell office:value-type="float" office:value="-3.7652499999999998E-2" table:style-name="ce1">
            <text:p>-0.037652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62" table:style-name="ce1">
            <text:p>14.62</text:p>
          </table:table-cell>
          <table:table-cell office:value-type="float" office:value="0.25361699999999998" table:style-name="ce1">
            <text:p>0.253617</text:p>
          </table:table-cell>
          <table:table-cell office:value-type="float" office:value="-1.4972000000000041E-2" table:formula="of:=[.K749]-[.$K$18]" table:style-name="ce1">
            <text:p>-0.014972</text:p>
          </table:table-cell>
          <table:table-cell office:value-type="float" office:value="-6.0212399999999999E-2" table:style-name="ce1">
            <text:p>-0.0602124</text:p>
          </table:table-cell>
          <table:table-cell office:value-type="float" office:value="-3.3884600000000001E-2" table:style-name="ce1">
            <text:p>-0.033884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64" table:style-name="ce1">
            <text:p>14.64</text:p>
          </table:table-cell>
          <table:table-cell office:value-type="float" office:value="0.251527" table:style-name="ce1">
            <text:p>0.251527</text:p>
          </table:table-cell>
          <table:table-cell office:value-type="float" office:value="-1.7062000000000022E-2" table:formula="of:=[.K750]-[.$K$18]" table:style-name="ce1">
            <text:p>-0.017062</text:p>
          </table:table-cell>
          <table:table-cell office:value-type="float" office:value="-6.7568100000000006E-2" table:style-name="ce1">
            <text:p>-0.0675681</text:p>
          </table:table-cell>
          <table:table-cell office:value-type="float" office:value="-2.94582E-2" table:style-name="ce1">
            <text:p>-0.02945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66" table:style-name="ce1">
            <text:p>14.66</text:p>
          </table:table-cell>
          <table:table-cell office:value-type="float" office:value="0.24982299999999999" table:style-name="ce1">
            <text:p>0.249823</text:p>
          </table:table-cell>
          <table:table-cell office:value-type="float" office:value="-1.8766000000000033E-2" table:formula="of:=[.K751]-[.$K$18]" table:style-name="ce1">
            <text:p>-0.018766</text:p>
          </table:table-cell>
          <table:table-cell office:value-type="float" office:value="-7.4383699999999997E-2" table:style-name="ce1">
            <text:p>-0.0743837</text:p>
          </table:table-cell>
          <table:table-cell office:value-type="float" office:value="-2.4151499999999999E-2" table:style-name="ce1">
            <text:p>-0.024151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68" table:style-name="ce1">
            <text:p>14.68</text:p>
          </table:table-cell>
          <table:table-cell office:value-type="float" office:value="0.24851300000000001" table:style-name="ce1">
            <text:p>0.248513</text:p>
          </table:table-cell>
          <table:table-cell office:value-type="float" office:value="-2.0076000000000011E-2" table:formula="of:=[.K752]-[.$K$18]" table:style-name="ce1">
            <text:p>-0.020076</text:p>
          </table:table-cell>
          <table:table-cell office:value-type="float" office:value="-8.0724599999999994E-2" table:style-name="ce1">
            <text:p>-0.0807246</text:p>
          </table:table-cell>
          <table:table-cell office:value-type="float" office:value="-1.8673100000000002E-2" table:style-name="ce1">
            <text:p>-0.018673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7" table:style-name="ce1">
            <text:p>14.7</text:p>
          </table:table-cell>
          <table:table-cell office:value-type="float" office:value="0.24759" table:style-name="ce1">
            <text:p>0.24759</text:p>
          </table:table-cell>
          <table:table-cell office:value-type="float" office:value="-2.0999000000000018E-2" table:formula="of:=[.K753]-[.$K$18]" table:style-name="ce1">
            <text:p>-0.020999</text:p>
          </table:table-cell>
          <table:table-cell office:value-type="float" office:value="-8.5519899999999996E-2" table:style-name="ce1">
            <text:p>-0.0855199</text:p>
          </table:table-cell>
          <table:table-cell office:value-type="float" office:value="-1.31932E-2" table:style-name="ce1">
            <text:p>-0.013193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72" table:style-name="ce1">
            <text:p>14.72</text:p>
          </table:table-cell>
          <table:table-cell office:value-type="float" office:value="0.24698700000000001" table:style-name="ce1">
            <text:p>0.246987</text:p>
          </table:table-cell>
          <table:table-cell office:value-type="float" office:value="-2.160200000000001E-2" table:formula="of:=[.K754]-[.$K$18]" table:style-name="ce1">
            <text:p>-0.021602</text:p>
          </table:table-cell>
          <table:table-cell office:value-type="float" office:value="-8.9152599999999999E-2" table:style-name="ce1">
            <text:p>-0.0891526</text:p>
          </table:table-cell>
          <table:table-cell office:value-type="float" office:value="-8.5745600000000002E-3" table:style-name="ce1">
            <text:p>-0.008574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74" table:style-name="ce1">
            <text:p>14.74</text:p>
          </table:table-cell>
          <table:table-cell office:value-type="float" office:value="0.24656700000000001" table:style-name="ce1">
            <text:p>0.246567</text:p>
          </table:table-cell>
          <table:table-cell office:value-type="float" office:value="-2.2022000000000014E-2" table:formula="of:=[.K755]-[.$K$18]" table:style-name="ce1">
            <text:p>-0.022022</text:p>
          </table:table-cell>
          <table:table-cell office:value-type="float" office:value="-9.2255799999999999E-2" table:style-name="ce1">
            <text:p>-0.0922558</text:p>
          </table:table-cell>
          <table:table-cell office:value-type="float" office:value="-4.7605399999999997E-3" table:style-name="ce1">
            <text:p>-0.0047605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76" table:style-name="ce1">
            <text:p>14.76</text:p>
          </table:table-cell>
          <table:table-cell office:value-type="float" office:value="0.24641199999999999" table:style-name="ce1">
            <text:p>0.246412</text:p>
          </table:table-cell>
          <table:table-cell office:value-type="float" office:value="-2.217700000000003E-2" table:formula="of:=[.K756]-[.$K$18]" table:style-name="ce1">
            <text:p>-0.022177</text:p>
          </table:table-cell>
          <table:table-cell office:value-type="float" office:value="-9.4930700000000007E-2" table:style-name="ce1">
            <text:p>-0.0949307</text:p>
          </table:table-cell>
          <table:table-cell office:value-type="float" office:value="-2.14773E-3" table:style-name="ce1">
            <text:p>-0.0021477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78" table:style-name="ce1">
            <text:p>14.78</text:p>
          </table:table-cell>
          <table:table-cell office:value-type="float" office:value="0.246563" table:style-name="ce1">
            <text:p>0.246563</text:p>
          </table:table-cell>
          <table:table-cell office:value-type="float" office:value="-2.2026000000000018E-2" table:formula="of:=[.K757]-[.$K$18]" table:style-name="ce1">
            <text:p>-0.022026</text:p>
          </table:table-cell>
          <table:table-cell office:value-type="float" office:value="-9.5895300000000003E-2" table:style-name="ce1">
            <text:p>-0.0958953</text:p>
          </table:table-cell>
          <table:table-cell office:value-type="float" office:value="9.2394199999999997E-4" table:style-name="ce1">
            <text:p>0.00092394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8" table:style-name="ce1">
            <text:p>14.8</text:p>
          </table:table-cell>
          <table:table-cell office:value-type="float" office:value="0.247001" table:style-name="ce1">
            <text:p>0.247001</text:p>
          </table:table-cell>
          <table:table-cell office:value-type="float" office:value="-2.1588000000000024E-2" table:formula="of:=[.K758]-[.$K$18]" table:style-name="ce1">
            <text:p>-0.021588</text:p>
          </table:table-cell>
          <table:table-cell office:value-type="float" office:value="-9.5998E-2" table:style-name="ce1">
            <text:p>-0.095998</text:p>
          </table:table-cell>
          <table:table-cell office:value-type="float" office:value="5.7184899999999997E-3" table:style-name="ce1">
            <text:p>0.0057184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82" table:style-name="ce1">
            <text:p>14.82</text:p>
          </table:table-cell>
          <table:table-cell office:value-type="float" office:value="0.24795700000000001" table:style-name="ce1">
            <text:p>0.247957</text:p>
          </table:table-cell>
          <table:table-cell office:value-type="float" office:value="-2.0632000000000011E-2" table:formula="of:=[.K759]-[.$K$18]" table:style-name="ce1">
            <text:p>-0.020632</text:p>
          </table:table-cell>
          <table:table-cell office:value-type="float" office:value="-9.2827699999999999E-2" table:style-name="ce1">
            <text:p>-0.0928277</text:p>
          </table:table-cell>
          <table:table-cell office:value-type="float" office:value="1.2880900000000001E-2" table:style-name="ce1">
            <text:p>0.012880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84" table:style-name="ce1">
            <text:p>14.84</text:p>
          </table:table-cell>
          <table:table-cell office:value-type="float" office:value="0.24928600000000001" table:style-name="ce1">
            <text:p>0.249286</text:p>
          </table:table-cell>
          <table:table-cell office:value-type="float" office:value="-1.9303000000000015E-2" table:formula="of:=[.K760]-[.$K$18]" table:style-name="ce1">
            <text:p>-0.019303</text:p>
          </table:table-cell>
          <table:table-cell office:value-type="float" office:value="-8.9153300000000005E-2" table:style-name="ce1">
            <text:p>-0.0891533</text:p>
          </table:table-cell>
          <table:table-cell office:value-type="float" office:value="2.00368E-2" table:style-name="ce1">
            <text:p>0.020036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86" table:style-name="ce1">
            <text:p>14.86</text:p>
          </table:table-cell>
          <table:table-cell office:value-type="float" office:value="0.250745" table:style-name="ce1">
            <text:p>0.250745</text:p>
          </table:table-cell>
          <table:table-cell office:value-type="float" office:value="-1.7844000000000027E-2" table:formula="of:=[.K761]-[.$K$18]" table:style-name="ce1">
            <text:p>-0.017844</text:p>
          </table:table-cell>
          <table:table-cell office:value-type="float" office:value="-8.3702700000000005E-2" table:style-name="ce1">
            <text:p>-0.0837027</text:p>
          </table:table-cell>
          <table:table-cell office:value-type="float" office:value="2.6149800000000001E-2" table:style-name="ce1">
            <text:p>0.026149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88" table:style-name="ce1">
            <text:p>14.88</text:p>
          </table:table-cell>
          <table:table-cell office:value-type="float" office:value="0.25242799999999999" table:style-name="ce1">
            <text:p>0.252428</text:p>
          </table:table-cell>
          <table:table-cell office:value-type="float" office:value="-1.6161000000000036E-2" table:formula="of:=[.K762]-[.$K$18]" table:style-name="ce1">
            <text:p>-0.016161</text:p>
          </table:table-cell>
          <table:table-cell office:value-type="float" office:value="-7.7094700000000002E-2" table:style-name="ce1">
            <text:p>-0.0770947</text:p>
          </table:table-cell>
          <table:table-cell office:value-type="float" office:value="3.09806E-2" table:style-name="ce1">
            <text:p>0.030980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9" table:style-name="ce1">
            <text:p>14.9</text:p>
          </table:table-cell>
          <table:table-cell office:value-type="float" office:value="0.25440099999999999" table:style-name="ce1">
            <text:p>0.254401</text:p>
          </table:table-cell>
          <table:table-cell office:value-type="float" office:value="-1.4188000000000034E-2" table:formula="of:=[.K763]-[.$K$18]" table:style-name="ce1">
            <text:p>-0.014188</text:p>
          </table:table-cell>
          <table:table-cell office:value-type="float" office:value="-6.8696800000000002E-2" table:style-name="ce1">
            <text:p>-0.0686968</text:p>
          </table:table-cell>
          <table:table-cell office:value-type="float" office:value="3.49714E-2" table:style-name="ce1">
            <text:p>0.034971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92" table:style-name="ce1">
            <text:p>14.92</text:p>
          </table:table-cell>
          <table:table-cell office:value-type="float" office:value="0.256604" table:style-name="ce1">
            <text:p>0.256604</text:p>
          </table:table-cell>
          <table:table-cell office:value-type="float" office:value="-1.1985000000000023E-2" table:formula="of:=[.K764]-[.$K$18]" table:style-name="ce1">
            <text:p>-0.011985</text:p>
          </table:table-cell>
          <table:table-cell office:value-type="float" office:value="-5.9773600000000003E-2" table:style-name="ce1">
            <text:p>-0.0597736</text:p>
          </table:table-cell>
          <table:table-cell office:value-type="float" office:value="3.88779E-2" table:style-name="ce1">
            <text:p>0.038877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94" table:style-name="ce1">
            <text:p>14.94</text:p>
          </table:table-cell>
          <table:table-cell office:value-type="float" office:value="0.25903300000000001" table:style-name="ce1">
            <text:p>0.259033</text:p>
          </table:table-cell>
          <table:table-cell office:value-type="float" office:value="-9.5560000000000089E-3" table:formula="of:=[.K765]-[.$K$18]" table:style-name="ce1">
            <text:p>-0.009556</text:p>
          </table:table-cell>
          <table:table-cell office:value-type="float" office:value="-4.8582300000000002E-2" table:style-name="ce1">
            <text:p>-0.0485823</text:p>
          </table:table-cell>
          <table:table-cell office:value-type="float" office:value="4.25472E-2" table:style-name="ce1">
            <text:p>0.042547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96" table:style-name="ce1">
            <text:p>14.96</text:p>
          </table:table-cell>
          <table:table-cell office:value-type="float" office:value="0.26167400000000002" table:style-name="ce1">
            <text:p>0.261674</text:p>
          </table:table-cell>
          <table:table-cell office:value-type="float" office:value="-6.9150000000000045E-3" table:formula="of:=[.K766]-[.$K$18]" table:style-name="ce1">
            <text:p>-0.006915</text:p>
          </table:table-cell>
          <table:table-cell office:value-type="float" office:value="-3.81062E-2" table:style-name="ce1">
            <text:p>-0.0381062</text:p>
          </table:table-cell>
          <table:table-cell office:value-type="float" office:value="4.4834600000000002E-2" table:style-name="ce1">
            <text:p>0.044834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98" table:style-name="ce1">
            <text:p>14.98</text:p>
          </table:table-cell>
          <table:table-cell office:value-type="float" office:value="0.26446999999999998" table:style-name="ce1">
            <text:p>0.26447</text:p>
          </table:table-cell>
          <table:table-cell office:value-type="float" office:value="-4.1190000000000393E-3" table:formula="of:=[.K767]-[.$K$18]" table:style-name="ce1">
            <text:p>-0.004119</text:p>
          </table:table-cell>
          <table:table-cell office:value-type="float" office:value="-2.81777E-2" table:style-name="ce1">
            <text:p>-0.0281777</text:p>
          </table:table-cell>
          <table:table-cell office:value-type="float" office:value="4.5736199999999998E-2" table:style-name="ce1">
            <text:p>0.045736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" table:style-name="ce1">
            <text:p>15</text:p>
          </table:table-cell>
          <table:table-cell office:value-type="float" office:value="0.26735900000000001" table:style-name="ce1">
            <text:p>0.267359</text:p>
          </table:table-cell>
          <table:table-cell office:value-type="float" office:value="-1.2300000000000089E-3" table:formula="of:=[.K768]-[.$K$18]" table:style-name="ce1">
            <text:p>-0.00123</text:p>
          </table:table-cell>
          <table:table-cell office:value-type="float" office:value="-1.8194100000000001E-2" table:style-name="ce1">
            <text:p>-0.0181941</text:p>
          </table:table-cell>
          <table:table-cell office:value-type="float" office:value="4.4886599999999999E-2" table:style-name="ce1">
            <text:p>0.044886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02" table:style-name="ce1">
            <text:p>15.02</text:p>
          </table:table-cell>
          <table:table-cell office:value-type="float" office:value="0.27027600000000002" table:style-name="ce1">
            <text:p>0.270276</text:p>
          </table:table-cell>
          <table:table-cell office:value-type="float" office:value="1.6869999999999941E-3" table:formula="of:=[.K769]-[.$K$18]" table:style-name="ce1">
            <text:p>0.001687</text:p>
          </table:table-cell>
          <table:table-cell office:value-type="float" office:value="-9.3029700000000007E-3" table:style-name="ce1">
            <text:p>-0.00930297</text:p>
          </table:table-cell>
          <table:table-cell office:value-type="float" office:value="4.3074800000000003E-2" table:style-name="ce1">
            <text:p>0.043074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04" table:style-name="ce1">
            <text:p>15.04</text:p>
          </table:table-cell>
          <table:table-cell office:value-type="float" office:value="0.27312399999999998" table:style-name="ce1">
            <text:p>0.273124</text:p>
          </table:table-cell>
          <table:table-cell office:value-type="float" office:value="4.5349999999999557E-3" table:formula="of:=[.K770]-[.$K$18]" table:style-name="ce1">
            <text:p>0.004535</text:p>
          </table:table-cell>
          <table:table-cell office:value-type="float" office:value="1.1997799999999999E-3" table:style-name="ce1">
            <text:p>0.00119978</text:p>
          </table:table-cell>
          <table:table-cell office:value-type="float" office:value="4.0589699999999999E-2" table:style-name="ce1">
            <text:p>0.040589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06" table:style-name="ce1">
            <text:p>15.06</text:p>
          </table:table-cell>
          <table:table-cell office:value-type="float" office:value="0.27581699999999998" table:style-name="ce1">
            <text:p>0.275817</text:p>
          </table:table-cell>
          <table:table-cell office:value-type="float" office:value="7.2279999999999567E-3" table:formula="of:=[.K771]-[.$K$18]" table:style-name="ce1">
            <text:p>0.007228</text:p>
          </table:table-cell>
          <table:table-cell office:value-type="float" office:value="1.03292E-2" table:style-name="ce1">
            <text:p>0.0103292</text:p>
          </table:table-cell>
          <table:table-cell office:value-type="float" office:value="3.7314699999999999E-2" table:style-name="ce1">
            <text:p>0.037314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08" table:style-name="ce1">
            <text:p>15.08</text:p>
          </table:table-cell>
          <table:table-cell office:value-type="float" office:value="0.27827499999999999" table:style-name="ce1">
            <text:p>0.278275</text:p>
          </table:table-cell>
          <table:table-cell office:value-type="float" office:value="9.6859999999999724E-3" table:formula="of:=[.K772]-[.$K$18]" table:style-name="ce1">
            <text:p>0.009686</text:p>
          </table:table-cell>
          <table:table-cell office:value-type="float" office:value="2.0500600000000001E-2" table:style-name="ce1">
            <text:p>0.0205006</text:p>
          </table:table-cell>
          <table:table-cell office:value-type="float" office:value="3.3548399999999999E-2" table:style-name="ce1">
            <text:p>0.033548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1" table:style-name="ce1">
            <text:p>15.1</text:p>
          </table:table-cell>
          <table:table-cell office:value-type="float" office:value="0.28048000000000001" table:style-name="ce1">
            <text:p>0.28048</text:p>
          </table:table-cell>
          <table:table-cell office:value-type="float" office:value="1.1890999999999985E-2" table:formula="of:=[.K773]-[.$K$18]" table:style-name="ce1">
            <text:p>0.011891</text:p>
          </table:table-cell>
          <table:table-cell office:value-type="float" office:value="2.8918900000000001E-2" table:style-name="ce1">
            <text:p>0.0289189</text:p>
          </table:table-cell>
          <table:table-cell office:value-type="float" office:value="2.87221E-2" table:style-name="ce1">
            <text:p>0.028722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12" table:style-name="ce1">
            <text:p>15.12</text:p>
          </table:table-cell>
          <table:table-cell office:value-type="float" office:value="0.282418" table:style-name="ce1">
            <text:p>0.282418</text:p>
          </table:table-cell>
          <table:table-cell office:value-type="float" office:value="1.382899999999998E-2" table:formula="of:=[.K774]-[.$K$18]" table:style-name="ce1">
            <text:p>0.013829</text:p>
          </table:table-cell>
          <table:table-cell office:value-type="float" office:value="3.6601599999999998E-2" table:style-name="ce1">
            <text:p>0.0366016</text:p>
          </table:table-cell>
          <table:table-cell office:value-type="float" office:value="2.3310500000000001E-2" table:style-name="ce1">
            <text:p>0.023310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14" table:style-name="ce1">
            <text:p>15.14</text:p>
          </table:table-cell>
          <table:table-cell office:value-type="float" office:value="0.28395199999999998" table:style-name="ce1">
            <text:p>0.283952</text:p>
          </table:table-cell>
          <table:table-cell office:value-type="float" office:value="1.536299999999996E-2" table:formula="of:=[.K775]-[.$K$18]" table:style-name="ce1">
            <text:p>0.015363</text:p>
          </table:table-cell>
          <table:table-cell office:value-type="float" office:value="4.32786E-2" table:style-name="ce1">
            <text:p>0.0432786</text:p>
          </table:table-cell>
          <table:table-cell office:value-type="float" office:value="1.7301400000000002E-2" table:style-name="ce1">
            <text:p>0.017301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16" table:style-name="ce1">
            <text:p>15.16</text:p>
          </table:table-cell>
          <table:table-cell office:value-type="float" office:value="0.28488200000000002" table:style-name="ce1">
            <text:p>0.284882</text:p>
          </table:table-cell>
          <table:table-cell office:value-type="float" office:value="1.6293000000000002E-2" table:formula="of:=[.K776]-[.$K$18]" table:style-name="ce1">
            <text:p>0.016293</text:p>
          </table:table-cell>
          <table:table-cell office:value-type="float" office:value="4.7486100000000003E-2" table:style-name="ce1">
            <text:p>0.0474861</text:p>
          </table:table-cell>
          <table:table-cell office:value-type="float" office:value="1.11241E-2" table:style-name="ce1">
            <text:p>0.011124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18" table:style-name="ce1">
            <text:p>15.18</text:p>
          </table:table-cell>
          <table:table-cell office:value-type="float" office:value="0.28520200000000001" table:style-name="ce1">
            <text:p>0.285202</text:p>
          </table:table-cell>
          <table:table-cell office:value-type="float" office:value="1.6612999999999989E-2" table:formula="of:=[.K777]-[.$K$18]" table:style-name="ce1">
            <text:p>0.016613</text:p>
          </table:table-cell>
          <table:table-cell office:value-type="float" office:value="5.0011100000000003E-2" table:style-name="ce1">
            <text:p>0.0500111</text:p>
          </table:table-cell>
          <table:table-cell office:value-type="float" office:value="4.7971300000000001E-3" table:style-name="ce1">
            <text:p>0.0047971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2" table:style-name="ce1">
            <text:p>15.2</text:p>
          </table:table-cell>
          <table:table-cell office:value-type="float" office:value="0.28495399999999999" table:style-name="ce1">
            <text:p>0.284954</text:p>
          </table:table-cell>
          <table:table-cell office:value-type="float" office:value="1.6364999999999963E-2" table:formula="of:=[.K778]-[.$K$18]" table:style-name="ce1">
            <text:p>0.016365</text:p>
          </table:table-cell>
          <table:table-cell office:value-type="float" office:value="5.1116000000000002E-2" table:style-name="ce1">
            <text:p>0.051116</text:p>
          </table:table-cell>
          <table:table-cell office:value-type="float" office:value="-1.8941400000000001E-3" table:style-name="ce1">
            <text:p>-0.0018941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22" table:style-name="ce1">
            <text:p>15.22</text:p>
          </table:table-cell>
          <table:table-cell office:value-type="float" office:value="0.28410000000000002" table:style-name="ce1">
            <text:p>0.2841</text:p>
          </table:table-cell>
          <table:table-cell office:value-type="float" office:value="1.5510999999999997E-2" table:formula="of:=[.K779]-[.$K$18]" table:style-name="ce1">
            <text:p>0.015511</text:p>
          </table:table-cell>
          <table:table-cell office:value-type="float" office:value="5.0129800000000002E-2" table:style-name="ce1">
            <text:p>0.0501298</text:p>
          </table:table-cell>
          <table:table-cell office:value-type="float" office:value="-8.4537999999999992E-3" table:style-name="ce1">
            <text:p>-0.008453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24" table:style-name="ce1">
            <text:p>15.24</text:p>
          </table:table-cell>
          <table:table-cell office:value-type="float" office:value="0.28269300000000003" table:style-name="ce1">
            <text:p>0.282693</text:p>
          </table:table-cell>
          <table:table-cell office:value-type="float" office:value="1.4104000000000005E-2" table:formula="of:=[.K780]-[.$K$18]" table:style-name="ce1">
            <text:p>0.014104</text:p>
          </table:table-cell>
          <table:table-cell office:value-type="float" office:value="4.8563599999999998E-2" table:style-name="ce1">
            <text:p>0.0485636</text:p>
          </table:table-cell>
          <table:table-cell office:value-type="float" office:value="-1.4349900000000001E-2" table:style-name="ce1">
            <text:p>-0.014349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26" table:style-name="ce1">
            <text:p>15.26</text:p>
          </table:table-cell>
          <table:table-cell office:value-type="float" office:value="0.28093699999999999" table:style-name="ce1">
            <text:p>0.280937</text:p>
          </table:table-cell>
          <table:table-cell office:value-type="float" office:value="1.234799999999997E-2" table:formula="of:=[.K781]-[.$K$18]" table:style-name="ce1">
            <text:p>0.012348</text:p>
          </table:table-cell>
          <table:table-cell office:value-type="float" office:value="4.7069600000000003E-2" table:style-name="ce1">
            <text:p>0.0470696</text:p>
          </table:table-cell>
          <table:table-cell office:value-type="float" office:value="-1.93446E-2" table:style-name="ce1">
            <text:p>-0.019344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28" table:style-name="ce1">
            <text:p>15.28</text:p>
          </table:table-cell>
          <table:table-cell office:value-type="float" office:value="0.27899600000000002" table:style-name="ce1">
            <text:p>0.278996</text:p>
          </table:table-cell>
          <table:table-cell office:value-type="float" office:value="1.0407E-2" table:formula="of:=[.K782]-[.$K$18]" table:style-name="ce1">
            <text:p>0.010407</text:p>
          </table:table-cell>
          <table:table-cell office:value-type="float" office:value="4.5624999999999999E-2" table:style-name="ce1">
            <text:p>0.045625</text:p>
          </table:table-cell>
          <table:table-cell office:value-type="float" office:value="-2.2396200000000002E-2" table:style-name="ce1">
            <text:p>-0.022396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3" table:style-name="ce1">
            <text:p>15.3</text:p>
          </table:table-cell>
          <table:table-cell office:value-type="float" office:value="0.27697899999999998" table:style-name="ce1">
            <text:p>0.276979</text:p>
          </table:table-cell>
          <table:table-cell office:value-type="float" office:value="8.3899999999999531E-3" table:formula="of:=[.K783]-[.$K$18]" table:style-name="ce1">
            <text:p>0.00839</text:p>
          </table:table-cell>
          <table:table-cell office:value-type="float" office:value="4.4292100000000001E-2" table:style-name="ce1">
            <text:p>0.0442921</text:p>
          </table:table-cell>
          <table:table-cell office:value-type="float" office:value="-2.3854500000000001E-2" table:style-name="ce1">
            <text:p>-0.023854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32" table:style-name="ce1">
            <text:p>15.32</text:p>
          </table:table-cell>
          <table:table-cell office:value-type="float" office:value="0.27494800000000003" table:style-name="ce1">
            <text:p>0.274948</text:p>
          </table:table-cell>
          <table:table-cell office:value-type="float" office:value="6.3590000000000035E-3" table:formula="of:=[.K784]-[.$K$18]" table:style-name="ce1">
            <text:p>0.006359</text:p>
          </table:table-cell>
          <table:table-cell office:value-type="float" office:value="4.23703E-2" table:style-name="ce1">
            <text:p>0.0423703</text:p>
          </table:table-cell>
          <table:table-cell office:value-type="float" office:value="-2.3887100000000001E-2" table:style-name="ce1">
            <text:p>-0.023887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34" table:style-name="ce1">
            <text:p>15.34</text:p>
          </table:table-cell>
          <table:table-cell office:value-type="float" office:value="0.27293400000000001" table:style-name="ce1">
            <text:p>0.272934</text:p>
          </table:table-cell>
          <table:table-cell office:value-type="float" office:value="4.3449999999999878E-3" table:formula="of:=[.K785]-[.$K$18]" table:style-name="ce1">
            <text:p>0.004345</text:p>
          </table:table-cell>
          <table:table-cell office:value-type="float" office:value="3.9837900000000002E-2" table:style-name="ce1">
            <text:p>0.0398379</text:p>
          </table:table-cell>
          <table:table-cell office:value-type="float" office:value="-2.2937699999999998E-2" table:style-name="ce1">
            <text:p>-0.022937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36" table:style-name="ce1">
            <text:p>15.36</text:p>
          </table:table-cell>
          <table:table-cell office:value-type="float" office:value="0.27100299999999999" table:style-name="ce1">
            <text:p>0.271003</text:p>
          </table:table-cell>
          <table:table-cell office:value-type="float" office:value="2.4139999999999717E-3" table:formula="of:=[.K786]-[.$K$18]" table:style-name="ce1">
            <text:p>0.002414</text:p>
          </table:table-cell>
          <table:table-cell office:value-type="float" office:value="3.6555200000000003E-2" table:style-name="ce1">
            <text:p>0.0365552</text:p>
          </table:table-cell>
          <table:table-cell office:value-type="float" office:value="-2.19163E-2" table:style-name="ce1">
            <text:p>-0.021916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38" table:style-name="ce1">
            <text:p>15.38</text:p>
          </table:table-cell>
          <table:table-cell office:value-type="float" office:value="0.26925399999999999" table:style-name="ce1">
            <text:p>0.269254</text:p>
          </table:table-cell>
          <table:table-cell office:value-type="float" office:value="6.6499999999997117E-4" table:formula="of:=[.K787]-[.$K$18]" table:style-name="ce1">
            <text:p>0.000665</text:p>
          </table:table-cell>
          <table:table-cell office:value-type="float" office:value="3.2706399999999997E-2" table:style-name="ce1">
            <text:p>0.0327064</text:p>
          </table:table-cell>
          <table:table-cell office:value-type="float" office:value="-2.0325900000000001E-2" table:style-name="ce1">
            <text:p>-0.020325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4" table:style-name="ce1">
            <text:p>15.4</text:p>
          </table:table-cell>
          <table:table-cell office:value-type="float" office:value="0.26779199999999997" table:style-name="ce1">
            <text:p>0.267792</text:p>
          </table:table-cell>
          <table:table-cell office:value-type="float" office:value="-7.9700000000004767E-4" table:formula="of:=[.K788]-[.$K$18]" table:style-name="ce1">
            <text:p>-0.000797</text:p>
          </table:table-cell>
          <table:table-cell office:value-type="float" office:value="2.85977E-2" table:style-name="ce1">
            <text:p>0.0285977</text:p>
          </table:table-cell>
          <table:table-cell office:value-type="float" office:value="-1.8654799999999999E-2" table:style-name="ce1">
            <text:p>-0.018654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42" table:style-name="ce1">
            <text:p>15.42</text:p>
          </table:table-cell>
          <table:table-cell office:value-type="float" office:value="0.26669199999999998" table:style-name="ce1">
            <text:p>0.266692</text:p>
          </table:table-cell>
          <table:table-cell office:value-type="float" office:value="-1.8970000000000375E-3" table:formula="of:=[.K789]-[.$K$18]" table:style-name="ce1">
            <text:p>-0.001897</text:p>
          </table:table-cell>
          <table:table-cell office:value-type="float" office:value="2.4679300000000001E-2" table:style-name="ce1">
            <text:p>0.0246793</text:p>
          </table:table-cell>
          <table:table-cell office:value-type="float" office:value="-1.64704E-2" table:style-name="ce1">
            <text:p>-0.01647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44" table:style-name="ce1">
            <text:p>15.44</text:p>
          </table:table-cell>
          <table:table-cell office:value-type="float" office:value="0.26593899999999998" table:style-name="ce1">
            <text:p>0.265939</text:p>
          </table:table-cell>
          <table:table-cell office:value-type="float" office:value="-2.6500000000000412E-3" table:formula="of:=[.K790]-[.$K$18]" table:style-name="ce1">
            <text:p>-0.00265</text:p>
          </table:table-cell>
          <table:table-cell office:value-type="float" office:value="2.1203199999999998E-2" table:style-name="ce1">
            <text:p>0.0212032</text:p>
          </table:table-cell>
          <table:table-cell office:value-type="float" office:value="-1.36361E-2" table:style-name="ce1">
            <text:p>-0.013636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46" table:style-name="ce1">
            <text:p>15.46</text:p>
          </table:table-cell>
          <table:table-cell office:value-type="float" office:value="0.26550600000000002" table:style-name="ce1">
            <text:p>0.265506</text:p>
          </table:table-cell>
          <table:table-cell office:value-type="float" office:value="-3.0830000000000024E-3" table:formula="of:=[.K791]-[.$K$18]" table:style-name="ce1">
            <text:p>-0.003083</text:p>
          </table:table-cell>
          <table:table-cell office:value-type="float" office:value="1.82445E-2" table:style-name="ce1">
            <text:p>0.0182445</text:p>
          </table:table-cell>
          <table:table-cell office:value-type="float" office:value="-1.0626500000000001E-2" table:style-name="ce1">
            <text:p>-0.010626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48" table:style-name="ce1">
            <text:p>15.48</text:p>
          </table:table-cell>
          <table:table-cell office:value-type="float" office:value="0.265372" table:style-name="ce1">
            <text:p>0.265372</text:p>
          </table:table-cell>
          <table:table-cell office:value-type="float" office:value="-3.2170000000000254E-3" table:formula="of:=[.K792]-[.$K$18]" table:style-name="ce1">
            <text:p>-0.003217</text:p>
          </table:table-cell>
          <table:table-cell office:value-type="float" office:value="1.59112E-2" table:style-name="ce1">
            <text:p>0.0159112</text:p>
          </table:table-cell>
          <table:table-cell office:value-type="float" office:value="-6.9386099999999996E-3" table:style-name="ce1">
            <text:p>-0.0069386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5" table:style-name="ce1">
            <text:p>15.5</text:p>
          </table:table-cell>
          <table:table-cell office:value-type="float" office:value="0.26550299999999999" table:style-name="ce1">
            <text:p>0.265503</text:p>
          </table:table-cell>
          <table:table-cell office:value-type="float" office:value="-3.0860000000000332E-3" table:formula="of:=[.K793]-[.$K$18]" table:style-name="ce1">
            <text:p>-0.003086</text:p>
          </table:table-cell>
          <table:table-cell office:value-type="float" office:value="1.4401300000000001E-2" table:style-name="ce1">
            <text:p>0.0144013</text:p>
          </table:table-cell>
          <table:table-cell office:value-type="float" office:value="-3.29708E-3" table:style-name="ce1">
            <text:p>-0.0032970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52" table:style-name="ce1">
            <text:p>15.52</text:p>
          </table:table-cell>
          <table:table-cell office:value-type="float" office:value="0.265872" table:style-name="ce1">
            <text:p>0.265872</text:p>
          </table:table-cell>
          <table:table-cell office:value-type="float" office:value="-2.717000000000025E-3" table:formula="of:=[.K794]-[.$K$18]" table:style-name="ce1">
            <text:p>-0.002717</text:p>
          </table:table-cell>
          <table:table-cell office:value-type="float" office:value="1.3752E-2" table:style-name="ce1">
            <text:p>0.013752</text:p>
          </table:table-cell>
          <table:table-cell office:value-type="float" office:value="3.8253899999999999E-4" table:style-name="ce1">
            <text:p>0.0003825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54" table:style-name="ce1">
            <text:p>15.54</text:p>
          </table:table-cell>
          <table:table-cell office:value-type="float" office:value="0.26644000000000001" table:style-name="ce1">
            <text:p>0.26644</text:p>
          </table:table-cell>
          <table:table-cell office:value-type="float" office:value="-2.149000000000012E-3" table:formula="of:=[.K795]-[.$K$18]" table:style-name="ce1">
            <text:p>-0.002149</text:p>
          </table:table-cell>
          <table:table-cell office:value-type="float" office:value="1.37196E-2" table:style-name="ce1">
            <text:p>0.0137196</text:p>
          </table:table-cell>
          <table:table-cell office:value-type="float" office:value="3.95824E-3" table:style-name="ce1">
            <text:p>0.0039582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56" table:style-name="ce1">
            <text:p>15.56</text:p>
          </table:table-cell>
          <table:table-cell office:value-type="float" office:value="0.26716899999999999" table:style-name="ce1">
            <text:p>0.267169</text:p>
          </table:table-cell>
          <table:table-cell office:value-type="float" office:value="-1.4200000000000323E-3" table:formula="of:=[.K796]-[.$K$18]" table:style-name="ce1">
            <text:p>-0.00142</text:p>
          </table:table-cell>
          <table:table-cell office:value-type="float" office:value="1.45906E-2" table:style-name="ce1">
            <text:p>0.0145906</text:p>
          </table:table-cell>
          <table:table-cell office:value-type="float" office:value="7.0407300000000003E-3" table:style-name="ce1">
            <text:p>0.0070407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58" table:style-name="ce1">
            <text:p>15.58</text:p>
          </table:table-cell>
          <table:table-cell office:value-type="float" office:value="0.26801599999999998" table:style-name="ce1">
            <text:p>0.268016</text:p>
          </table:table-cell>
          <table:table-cell office:value-type="float" office:value="-5.730000000000457E-4" table:formula="of:=[.K797]-[.$K$18]" table:style-name="ce1">
            <text:p>-0.000573</text:p>
          </table:table-cell>
          <table:table-cell office:value-type="float" office:value="1.6272600000000002E-2" table:style-name="ce1">
            <text:p>0.0162726</text:p>
          </table:table-cell>
          <table:table-cell office:value-type="float" office:value="9.5606700000000003E-3" table:style-name="ce1">
            <text:p>0.0095606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6" table:style-name="ce1">
            <text:p>15.6</text:p>
          </table:table-cell>
          <table:table-cell office:value-type="float" office:value="0.26894499999999999" table:style-name="ce1">
            <text:p>0.268945</text:p>
          </table:table-cell>
          <table:table-cell office:value-type="float" office:value="3.5599999999996745E-4" table:formula="of:=[.K798]-[.$K$18]" table:style-name="ce1">
            <text:p>0.000356</text:p>
          </table:table-cell>
          <table:table-cell office:value-type="float" office:value="1.87294E-2" table:style-name="ce1">
            <text:p>0.0187294</text:p>
          </table:table-cell>
          <table:table-cell office:value-type="float" office:value="1.1309400000000001E-2" table:style-name="ce1">
            <text:p>0.011309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62" table:style-name="ce1">
            <text:p>15.62</text:p>
          </table:table-cell>
          <table:table-cell office:value-type="float" office:value="0.26991500000000002" table:style-name="ce1">
            <text:p>0.269915</text:p>
          </table:table-cell>
          <table:table-cell office:value-type="float" office:value="1.3259999999999939E-3" table:formula="of:=[.K799]-[.$K$18]" table:style-name="ce1">
            <text:p>0.001326</text:p>
          </table:table-cell>
          <table:table-cell office:value-type="float" office:value="2.1825399999999998E-2" table:style-name="ce1">
            <text:p>0.0218254</text:p>
          </table:table-cell>
          <table:table-cell office:value-type="float" office:value="1.2256E-2" table:style-name="ce1">
            <text:p>0.0122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64" table:style-name="ce1">
            <text:p>15.64</text:p>
          </table:table-cell>
          <table:table-cell office:value-type="float" office:value="0.27089299999999999" table:style-name="ce1">
            <text:p>0.270893</text:p>
          </table:table-cell>
          <table:table-cell office:value-type="float" office:value="2.3039999999999727E-3" table:formula="of:=[.K800]-[.$K$18]" table:style-name="ce1">
            <text:p>0.002304</text:p>
          </table:table-cell>
          <table:table-cell office:value-type="float" office:value="2.5519900000000002E-2" table:style-name="ce1">
            <text:p>0.0255199</text:p>
          </table:table-cell>
          <table:table-cell office:value-type="float" office:value="1.2187099999999999E-2" table:style-name="ce1">
            <text:p>0.012187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6601" table:style-name="ce1">
            <text:p>15.6601</text:p>
          </table:table-cell>
          <table:table-cell office:value-type="float" office:value="0.271841" table:style-name="ce1">
            <text:p>0.271841</text:p>
          </table:table-cell>
          <table:table-cell office:value-type="float" office:value="3.2519999999999771E-3" table:formula="of:=[.K801]-[.$K$18]" table:style-name="ce1">
            <text:p>0.003252</text:p>
          </table:table-cell>
          <table:table-cell office:value-type="float" office:value="2.96908E-2" table:style-name="ce1">
            <text:p>0.0296908</text:p>
          </table:table-cell>
          <table:table-cell office:value-type="float" office:value="1.1532300000000001E-2" table:style-name="ce1">
            <text:p>0.011532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68" table:style-name="ce1">
            <text:p>15.68</text:p>
          </table:table-cell>
          <table:table-cell office:value-type="float" office:value="0.27270499999999998" table:style-name="ce1">
            <text:p>0.272705</text:p>
          </table:table-cell>
          <table:table-cell office:value-type="float" office:value="4.115999999999953E-3" table:formula="of:=[.K802]-[.$K$18]" table:style-name="ce1">
            <text:p>0.004116</text:p>
          </table:table-cell>
          <table:table-cell office:value-type="float" office:value="3.3676400000000002E-2" table:style-name="ce1">
            <text:p>0.0336764</text:p>
          </table:table-cell>
          <table:table-cell office:value-type="float" office:value="1.0229200000000001E-2" table:style-name="ce1">
            <text:p>0.010229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7" table:style-name="ce1">
            <text:p>15.7</text:p>
          </table:table-cell>
          <table:table-cell office:value-type="float" office:value="0.27344099999999999" table:style-name="ce1">
            <text:p>0.273441</text:p>
          </table:table-cell>
          <table:table-cell office:value-type="float" office:value="4.8519999999999675E-3" table:formula="of:=[.K803]-[.$K$18]" table:style-name="ce1">
            <text:p>0.004852</text:p>
          </table:table-cell>
          <table:table-cell office:value-type="float" office:value="3.7418300000000002E-2" table:style-name="ce1">
            <text:p>0.0374183</text:p>
          </table:table-cell>
          <table:table-cell office:value-type="float" office:value="8.3067000000000002E-3" table:style-name="ce1">
            <text:p>0.008306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72" table:style-name="ce1">
            <text:p>15.72</text:p>
          </table:table-cell>
          <table:table-cell office:value-type="float" office:value="0.27399499999999999" table:style-name="ce1">
            <text:p>0.273995</text:p>
          </table:table-cell>
          <table:table-cell office:value-type="float" office:value="5.4059999999999664E-3" table:formula="of:=[.K804]-[.$K$18]" table:style-name="ce1">
            <text:p>0.005406</text:p>
          </table:table-cell>
          <table:table-cell office:value-type="float" office:value="4.0621900000000002E-2" table:style-name="ce1">
            <text:p>0.0406219</text:p>
          </table:table-cell>
          <table:table-cell office:value-type="float" office:value="6.15191E-3" table:style-name="ce1">
            <text:p>0.0061519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74" table:style-name="ce1">
            <text:p>15.74</text:p>
          </table:table-cell>
          <table:table-cell office:value-type="float" office:value="0.274343" table:style-name="ce1">
            <text:p>0.274343</text:p>
          </table:table-cell>
          <table:table-cell office:value-type="float" office:value="5.7539999999999814E-3" table:formula="of:=[.K805]-[.$K$18]" table:style-name="ce1">
            <text:p>0.005754</text:p>
          </table:table-cell>
          <table:table-cell office:value-type="float" office:value="4.2864199999999998E-2" table:style-name="ce1">
            <text:p>0.0428642</text:p>
          </table:table-cell>
          <table:table-cell office:value-type="float" office:value="3.9305499999999997E-3" table:style-name="ce1">
            <text:p>0.0039305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76" table:style-name="ce1">
            <text:p>15.76</text:p>
          </table:table-cell>
          <table:table-cell office:value-type="float" office:value="0.27447500000000002" table:style-name="ce1">
            <text:p>0.274475</text:p>
          </table:table-cell>
          <table:table-cell office:value-type="float" office:value="5.8860000000000023E-3" table:formula="of:=[.K806]-[.$K$18]" table:style-name="ce1">
            <text:p>0.005886</text:p>
          </table:table-cell>
          <table:table-cell office:value-type="float" office:value="4.44149E-2" table:style-name="ce1">
            <text:p>0.0444149</text:p>
          </table:table-cell>
          <table:table-cell office:value-type="float" office:value="1.91215E-3" table:style-name="ce1">
            <text:p>0.0019121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78" table:style-name="ce1">
            <text:p>15.78</text:p>
          </table:table-cell>
          <table:table-cell office:value-type="float" office:value="0.27439400000000003" table:style-name="ce1">
            <text:p>0.274394</text:p>
          </table:table-cell>
          <table:table-cell office:value-type="float" office:value="5.8050000000000046E-3" table:formula="of:=[.K807]-[.$K$18]" table:style-name="ce1">
            <text:p>0.005805</text:p>
          </table:table-cell>
          <table:table-cell office:value-type="float" office:value="4.5150000000000003E-2" table:style-name="ce1">
            <text:p>0.04515</text:p>
          </table:table-cell>
          <table:table-cell office:value-type="float" office:value="-1.3913700000000001E-4" table:style-name="ce1">
            <text:p>-0.00013913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8" table:style-name="ce1">
            <text:p>15.8</text:p>
          </table:table-cell>
          <table:table-cell office:value-type="float" office:value="0.27411099999999999" table:style-name="ce1">
            <text:p>0.274111</text:p>
          </table:table-cell>
          <table:table-cell office:value-type="float" office:value="5.5219999999999714E-3" table:formula="of:=[.K808]-[.$K$18]" table:style-name="ce1">
            <text:p>0.005522</text:p>
          </table:table-cell>
          <table:table-cell office:value-type="float" office:value="4.52018E-2" table:style-name="ce1">
            <text:p>0.0452018</text:p>
          </table:table-cell>
          <table:table-cell office:value-type="float" office:value="-1.7761700000000001E-3" table:style-name="ce1">
            <text:p>-0.0017761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82" table:style-name="ce1">
            <text:p>15.82</text:p>
          </table:table-cell>
          <table:table-cell office:value-type="float" office:value="0.273648" table:style-name="ce1">
            <text:p>0.273648</text:p>
          </table:table-cell>
          <table:table-cell office:value-type="float" office:value="5.0589999999999802E-3" table:formula="of:=[.K809]-[.$K$18]" table:style-name="ce1">
            <text:p>0.005059</text:p>
          </table:table-cell>
          <table:table-cell office:value-type="float" office:value="4.4889600000000002E-2" table:style-name="ce1">
            <text:p>0.0448896</text:p>
          </table:table-cell>
          <table:table-cell office:value-type="float" office:value="-3.02806E-3" table:style-name="ce1">
            <text:p>-0.0030280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84" table:style-name="ce1">
            <text:p>15.84</text:p>
          </table:table-cell>
          <table:table-cell office:value-type="float" office:value="0.27304200000000001" table:style-name="ce1">
            <text:p>0.273042</text:p>
          </table:table-cell>
          <table:table-cell office:value-type="float" office:value="4.4529999999999847E-3" table:formula="of:=[.K810]-[.$K$18]" table:style-name="ce1">
            <text:p>0.004453</text:p>
          </table:table-cell>
          <table:table-cell office:value-type="float" office:value="4.4304200000000002E-2" table:style-name="ce1">
            <text:p>0.0443042</text:p>
          </table:table-cell>
          <table:table-cell office:value-type="float" office:value="-4.0932499999999997E-3" table:style-name="ce1">
            <text:p>-0.0040932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86" table:style-name="ce1">
            <text:p>15.86</text:p>
          </table:table-cell>
          <table:table-cell office:value-type="float" office:value="0.27233600000000002" table:style-name="ce1">
            <text:p>0.272336</text:p>
          </table:table-cell>
          <table:table-cell office:value-type="float" office:value="3.7470000000000003E-3" table:formula="of:=[.K811]-[.$K$18]" table:style-name="ce1">
            <text:p>0.003747</text:p>
          </table:table-cell>
          <table:table-cell office:value-type="float" office:value="4.3470599999999998E-2" table:style-name="ce1">
            <text:p>0.0434706</text:p>
          </table:table-cell>
          <table:table-cell office:value-type="float" office:value="-4.5304200000000003E-3" table:style-name="ce1">
            <text:p>-0.0045304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88" table:style-name="ce1">
            <text:p>15.88</text:p>
          </table:table-cell>
          <table:table-cell office:value-type="float" office:value="0.271565" table:style-name="ce1">
            <text:p>0.271565</text:p>
          </table:table-cell>
          <table:table-cell office:value-type="float" office:value="2.9759999999999787E-3" table:formula="of:=[.K812]-[.$K$18]" table:style-name="ce1">
            <text:p>0.002976</text:p>
          </table:table-cell>
          <table:table-cell office:value-type="float" office:value="4.2881099999999998E-2" table:style-name="ce1">
            <text:p>0.0428811</text:p>
          </table:table-cell>
          <table:table-cell office:value-type="float" office:value="-4.9495299999999997E-3" table:style-name="ce1">
            <text:p>-0.0049495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9" table:style-name="ce1">
            <text:p>15.9</text:p>
          </table:table-cell>
          <table:table-cell office:value-type="float" office:value="0.27077000000000001" table:style-name="ce1">
            <text:p>0.27077</text:p>
          </table:table-cell>
          <table:table-cell office:value-type="float" office:value="2.1809999999999885E-3" table:formula="of:=[.K813]-[.$K$18]" table:style-name="ce1">
            <text:p>0.002181</text:p>
          </table:table-cell>
          <table:table-cell office:value-type="float" office:value="4.2052899999999997E-2" table:style-name="ce1">
            <text:p>0.0420529</text:p>
          </table:table-cell>
          <table:table-cell office:value-type="float" office:value="-5.2941100000000003E-3" table:style-name="ce1">
            <text:p>-0.0052941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92" table:style-name="ce1">
            <text:p>15.92</text:p>
          </table:table-cell>
          <table:table-cell office:value-type="float" office:value="0.26999000000000001" table:style-name="ce1">
            <text:p>0.26999</text:p>
          </table:table-cell>
          <table:table-cell office:value-type="float" office:value="1.4009999999999856E-3" table:formula="of:=[.K814]-[.$K$18]" table:style-name="ce1">
            <text:p>0.001401</text:p>
          </table:table-cell>
          <table:table-cell office:value-type="float" office:value="4.1235099999999997E-2" table:style-name="ce1">
            <text:p>0.0412351</text:p>
          </table:table-cell>
          <table:table-cell office:value-type="float" office:value="-5.4016100000000003E-3" table:style-name="ce1">
            <text:p>-0.0054016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94" table:style-name="ce1">
            <text:p>15.94</text:p>
          </table:table-cell>
          <table:table-cell office:value-type="float" office:value="0.26927200000000001" table:style-name="ce1">
            <text:p>0.269272</text:p>
          </table:table-cell>
          <table:table-cell office:value-type="float" office:value="6.8299999999998917E-4" table:formula="of:=[.K815]-[.$K$18]" table:style-name="ce1">
            <text:p>0.000683</text:p>
          </table:table-cell>
          <table:table-cell office:value-type="float" office:value="4.0318E-2" table:style-name="ce1">
            <text:p>0.040318</text:p>
          </table:table-cell>
          <table:table-cell office:value-type="float" office:value="-5.3404000000000004E-3" table:style-name="ce1">
            <text:p>-0.00534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96" table:style-name="ce1">
            <text:p>15.96</text:p>
          </table:table-cell>
          <table:table-cell office:value-type="float" office:value="0.26865600000000001" table:style-name="ce1">
            <text:p>0.268656</text:p>
          </table:table-cell>
          <table:table-cell office:value-type="float" office:value="6.6999999999983739E-5" table:formula="of:=[.K816]-[.$K$18]" table:style-name="ce1">
            <text:p>6.7E-05</text:p>
          </table:table-cell>
          <table:table-cell office:value-type="float" office:value="3.9481200000000001E-2" table:style-name="ce1">
            <text:p>0.0394812</text:p>
          </table:table-cell>
          <table:table-cell office:value-type="float" office:value="-5.11292E-3" table:style-name="ce1">
            <text:p>-0.0051129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98" table:style-name="ce1">
            <text:p>15.98</text:p>
          </table:table-cell>
          <table:table-cell office:value-type="float" office:value="0.26818399999999998" table:style-name="ce1">
            <text:p>0.268184</text:p>
          </table:table-cell>
          <table:table-cell office:value-type="float" office:value="-4.0500000000004421E-4" table:formula="of:=[.K817]-[.$K$18]" table:style-name="ce1">
            <text:p>-0.000405</text:p>
          </table:table-cell>
          <table:table-cell office:value-type="float" office:value="3.8293300000000002E-2" table:style-name="ce1">
            <text:p>0.0382933</text:p>
          </table:table-cell>
          <table:table-cell office:value-type="float" office:value="-4.5828700000000002E-3" table:style-name="ce1">
            <text:p>-0.0045828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" table:style-name="ce1">
            <text:p>16</text:p>
          </table:table-cell>
          <table:table-cell office:value-type="float" office:value="0.26788400000000001" table:style-name="ce1">
            <text:p>0.267884</text:p>
          </table:table-cell>
          <table:table-cell office:value-type="float" office:value="-7.0500000000001117E-4" table:formula="of:=[.K818]-[.$K$18]" table:style-name="ce1">
            <text:p>-0.000705</text:p>
          </table:table-cell>
          <table:table-cell office:value-type="float" office:value="3.7228799999999999E-2" table:style-name="ce1">
            <text:p>0.0372288</text:p>
          </table:table-cell>
          <table:table-cell office:value-type="float" office:value="-4.0377099999999999E-3" table:style-name="ce1">
            <text:p>-0.0040377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02" table:style-name="ce1">
            <text:p>16.02</text:p>
          </table:table-cell>
          <table:table-cell office:value-type="float" office:value="0.267766" table:style-name="ce1">
            <text:p>0.267766</text:p>
          </table:table-cell>
          <table:table-cell office:value-type="float" office:value="-8.2300000000001816E-4" table:formula="of:=[.K819]-[.$K$18]" table:style-name="ce1">
            <text:p>-0.000823</text:p>
          </table:table-cell>
          <table:table-cell office:value-type="float" office:value="3.61818E-2" table:style-name="ce1">
            <text:p>0.0361818</text:p>
          </table:table-cell>
          <table:table-cell office:value-type="float" office:value="-3.5130999999999999E-3" table:style-name="ce1">
            <text:p>-0.003513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04" table:style-name="ce1">
            <text:p>16.04</text:p>
          </table:table-cell>
          <table:table-cell office:value-type="float" office:value="0.267816" table:style-name="ce1">
            <text:p>0.267816</text:p>
          </table:table-cell>
          <table:table-cell office:value-type="float" office:value="-7.7300000000002367E-4" table:formula="of:=[.K820]-[.$K$18]" table:style-name="ce1">
            <text:p>-0.000773</text:p>
          </table:table-cell>
          <table:table-cell office:value-type="float" office:value="3.5020200000000001E-2" table:style-name="ce1">
            <text:p>0.0350202</text:p>
          </table:table-cell>
          <table:table-cell office:value-type="float" office:value="-3.0425299999999999E-3" table:style-name="ce1">
            <text:p>-0.0030425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059999999999999" table:style-name="ce1">
            <text:p>16.06</text:p>
          </table:table-cell>
          <table:table-cell office:value-type="float" office:value="0.268007" table:style-name="ce1">
            <text:p>0.268007</text:p>
          </table:table-cell>
          <table:table-cell office:value-type="float" office:value="-5.8200000000002694E-4" table:formula="of:=[.K821]-[.$K$18]" table:style-name="ce1">
            <text:p>-0.000582</text:p>
          </table:table-cell>
          <table:table-cell office:value-type="float" office:value="3.4278400000000001E-2" table:style-name="ce1">
            <text:p>0.0342784</text:p>
          </table:table-cell>
          <table:table-cell office:value-type="float" office:value="-2.8288200000000001E-3" table:style-name="ce1">
            <text:p>-0.002828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079999999999998" table:style-name="ce1">
            <text:p>16.08</text:p>
          </table:table-cell>
          <table:table-cell office:value-type="float" office:value="0.26831899999999997" table:style-name="ce1">
            <text:p>0.268319</text:p>
          </table:table-cell>
          <table:table-cell office:value-type="float" office:value="-2.7000000000004798E-4" table:formula="of:=[.K822]-[.$K$18]" table:style-name="ce1">
            <text:p>-0.00027</text:p>
          </table:table-cell>
          <table:table-cell office:value-type="float" office:value="3.3787900000000003E-2" table:style-name="ce1">
            <text:p>0.0337879</text:p>
          </table:table-cell>
          <table:table-cell office:value-type="float" office:value="-2.6393599999999999E-3" table:style-name="ce1">
            <text:p>-0.0026393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100000000000001" table:style-name="ce1">
            <text:p>16.1</text:p>
          </table:table-cell>
          <table:table-cell office:value-type="float" office:value="0.26873200000000003" table:style-name="ce1">
            <text:p>0.268732</text:p>
          </table:table-cell>
          <table:table-cell office:value-type="float" office:value="1.4300000000000423E-4" table:formula="of:=[.K823]-[.$K$18]" table:style-name="ce1">
            <text:p>0.000143</text:p>
          </table:table-cell>
          <table:table-cell office:value-type="float" office:value="3.35658E-2" table:style-name="ce1">
            <text:p>0.0335658</text:p>
          </table:table-cell>
          <table:table-cell office:value-type="float" office:value="-2.4801799999999998E-3" table:style-name="ce1">
            <text:p>-0.0024801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12" table:style-name="ce1">
            <text:p>16.12</text:p>
          </table:table-cell>
          <table:table-cell office:value-type="float" office:value="0.26923900000000001" table:style-name="ce1">
            <text:p>0.269239</text:p>
          </table:table-cell>
          <table:table-cell office:value-type="float" office:value="6.4999999999998392E-4" table:formula="of:=[.K824]-[.$K$18]" table:style-name="ce1">
            <text:p>0.00065</text:p>
          </table:table-cell>
          <table:table-cell office:value-type="float" office:value="3.3429100000000003E-2" table:style-name="ce1">
            <text:p>0.0334291</text:p>
          </table:table-cell>
          <table:table-cell office:value-type="float" office:value="-2.3782400000000002E-3" table:style-name="ce1">
            <text:p>-0.0023782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14" table:style-name="ce1">
            <text:p>16.14</text:p>
          </table:table-cell>
          <table:table-cell office:value-type="float" office:value="0.26982299999999998" table:style-name="ce1">
            <text:p>0.269823</text:p>
          </table:table-cell>
          <table:table-cell office:value-type="float" office:value="1.2339999999999574E-3" table:formula="of:=[.K825]-[.$K$18]" table:style-name="ce1">
            <text:p>0.001234</text:p>
          </table:table-cell>
          <table:table-cell office:value-type="float" office:value="3.3265500000000003E-2" table:style-name="ce1">
            <text:p>0.0332655</text:p>
          </table:table-cell>
          <table:table-cell office:value-type="float" office:value="-2.2442999999999999E-3" table:style-name="ce1">
            <text:p>-0.002244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16" table:style-name="ce1">
            <text:p>16.16</text:p>
          </table:table-cell>
          <table:table-cell office:value-type="float" office:value="0.27044899999999999" table:style-name="ce1">
            <text:p>0.270449</text:p>
          </table:table-cell>
          <table:table-cell office:value-type="float" office:value="1.8599999999999728E-3" table:formula="of:=[.K826]-[.$K$18]" table:style-name="ce1">
            <text:p>0.00186</text:p>
          </table:table-cell>
          <table:table-cell office:value-type="float" office:value="3.2940799999999999E-2" table:style-name="ce1">
            <text:p>0.0329408</text:p>
          </table:table-cell>
          <table:table-cell office:value-type="float" office:value="-2.2629999999999998E-3" table:style-name="ce1">
            <text:p>-0.00226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18" table:style-name="ce1">
            <text:p>16.18</text:p>
          </table:table-cell>
          <table:table-cell office:value-type="float" office:value="0.27104699999999998" table:style-name="ce1">
            <text:p>0.271047</text:p>
          </table:table-cell>
          <table:table-cell office:value-type="float" office:value="2.4579999999999602E-3" table:formula="of:=[.K827]-[.$K$18]" table:style-name="ce1">
            <text:p>0.002458</text:p>
          </table:table-cell>
          <table:table-cell office:value-type="float" office:value="3.21385E-2" table:style-name="ce1">
            <text:p>0.0321385</text:p>
          </table:table-cell>
          <table:table-cell office:value-type="float" office:value="-2.36228E-3" table:style-name="ce1">
            <text:p>-0.0023622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2" table:style-name="ce1">
            <text:p>16.2</text:p>
          </table:table-cell>
          <table:table-cell office:value-type="float" office:value="0.27152700000000002" table:style-name="ce1">
            <text:p>0.271527</text:p>
          </table:table-cell>
          <table:table-cell office:value-type="float" office:value="2.9379999999999962E-3" table:formula="of:=[.K828]-[.$K$18]" table:style-name="ce1">
            <text:p>0.002938</text:p>
          </table:table-cell>
          <table:table-cell office:value-type="float" office:value="3.1242800000000001E-2" table:style-name="ce1">
            <text:p>0.0312428</text:p>
          </table:table-cell>
          <table:table-cell office:value-type="float" office:value="-2.64679E-3" table:style-name="ce1">
            <text:p>-0.0026467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22" table:style-name="ce1">
            <text:p>16.22</text:p>
          </table:table-cell>
          <table:table-cell office:value-type="float" office:value="0.27181899999999998" table:style-name="ce1">
            <text:p>0.271819</text:p>
          </table:table-cell>
          <table:table-cell office:value-type="float" office:value="3.2299999999999551E-3" table:formula="of:=[.K829]-[.$K$18]" table:style-name="ce1">
            <text:p>0.00323</text:p>
          </table:table-cell>
          <table:table-cell office:value-type="float" office:value="2.96797E-2" table:style-name="ce1">
            <text:p>0.0296797</text:p>
          </table:table-cell>
          <table:table-cell office:value-type="float" office:value="-3.4115399999999998E-3" table:style-name="ce1">
            <text:p>-0.0034115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239999999999998" table:style-name="ce1">
            <text:p>16.24</text:p>
          </table:table-cell>
          <table:table-cell office:value-type="float" office:value="0.27187600000000001" table:style-name="ce1">
            <text:p>0.271876</text:p>
          </table:table-cell>
          <table:table-cell office:value-type="float" office:value="3.2869999999999844E-3" table:formula="of:=[.K830]-[.$K$18]" table:style-name="ce1">
            <text:p>0.003287</text:p>
          </table:table-cell>
          <table:table-cell office:value-type="float" office:value="2.7598000000000001E-2" table:style-name="ce1">
            <text:p>0.027598</text:p>
          </table:table-cell>
          <table:table-cell office:value-type="float" office:value="-4.38821E-3" table:style-name="ce1">
            <text:p>-0.0043882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260000000000002" table:style-name="ce1">
            <text:p>16.26</text:p>
          </table:table-cell>
          <table:table-cell office:value-type="float" office:value="0.27166899999999999" table:style-name="ce1">
            <text:p>0.271669</text:p>
          </table:table-cell>
          <table:table-cell office:value-type="float" office:value="3.0799999999999716E-3" table:formula="of:=[.K831]-[.$K$18]" table:style-name="ce1">
            <text:p>0.00308</text:p>
          </table:table-cell>
          <table:table-cell office:value-type="float" office:value="2.5742299999999999E-2" table:style-name="ce1">
            <text:p>0.0257423</text:p>
          </table:table-cell>
          <table:table-cell office:value-type="float" office:value="-5.8153199999999997E-3" table:style-name="ce1">
            <text:p>-0.0058153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28" table:style-name="ce1">
            <text:p>16.28</text:p>
          </table:table-cell>
          <table:table-cell office:value-type="float" office:value="0.27117599999999997" table:style-name="ce1">
            <text:p>0.271176</text:p>
          </table:table-cell>
          <table:table-cell office:value-type="float" office:value="2.5869999999999505E-3" table:formula="of:=[.K832]-[.$K$18]" table:style-name="ce1">
            <text:p>0.002587</text:p>
          </table:table-cell>
          <table:table-cell office:value-type="float" office:value="2.3379299999999999E-2" table:style-name="ce1">
            <text:p>0.0233793</text:p>
          </table:table-cell>
          <table:table-cell office:value-type="float" office:value="-7.4511400000000002E-3" table:style-name="ce1">
            <text:p>-0.0074511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3" table:style-name="ce1">
            <text:p>16.3</text:p>
          </table:table-cell>
          <table:table-cell office:value-type="float" office:value="0.270397" table:style-name="ce1">
            <text:p>0.270397</text:p>
          </table:table-cell>
          <table:table-cell office:value-type="float" office:value="1.8079999999999763E-3" table:formula="of:=[.K833]-[.$K$18]" table:style-name="ce1">
            <text:p>0.001808</text:p>
          </table:table-cell>
          <table:table-cell office:value-type="float" office:value="2.0823500000000002E-2" table:style-name="ce1">
            <text:p>0.0208235</text:p>
          </table:table-cell>
          <table:table-cell office:value-type="float" office:value="-9.2512800000000006E-3" table:style-name="ce1">
            <text:p>-0.0092512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32" table:style-name="ce1">
            <text:p>16.32</text:p>
          </table:table-cell>
          <table:table-cell office:value-type="float" office:value="0.26935999999999999" table:style-name="ce1">
            <text:p>0.26936</text:p>
          </table:table-cell>
          <table:table-cell office:value-type="float" office:value="7.7099999999996616E-4" table:formula="of:=[.K834]-[.$K$18]" table:style-name="ce1">
            <text:p>0.000771</text:p>
          </table:table-cell>
          <table:table-cell office:value-type="float" office:value="1.7840399999999999E-2" table:style-name="ce1">
            <text:p>0.0178404</text:p>
          </table:table-cell>
          <table:table-cell office:value-type="float" office:value="-1.1076000000000001E-2" table:style-name="ce1">
            <text:p>-0.01107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34" table:style-name="ce1">
            <text:p>16.34</text:p>
          </table:table-cell>
          <table:table-cell office:value-type="float" office:value="0.268119" table:style-name="ce1">
            <text:p>0.268119</text:p>
          </table:table-cell>
          <table:table-cell office:value-type="float" office:value="-4.7000000000002595E-4" table:formula="of:=[.K835]-[.$K$18]" table:style-name="ce1">
            <text:p>-0.00047</text:p>
          </table:table-cell>
          <table:table-cell office:value-type="float" office:value="1.47472E-2" table:style-name="ce1">
            <text:p>0.0147472</text:p>
          </table:table-cell>
          <table:table-cell office:value-type="float" office:value="-1.25731E-2" table:style-name="ce1">
            <text:p>-0.012573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36" table:style-name="ce1">
            <text:p>16.36</text:p>
          </table:table-cell>
          <table:table-cell office:value-type="float" office:value="0.26674999999999999" table:style-name="ce1">
            <text:p>0.26675</text:p>
          </table:table-cell>
          <table:table-cell office:value-type="float" office:value="-1.8390000000000351E-3" table:formula="of:=[.K836]-[.$K$18]" table:style-name="ce1">
            <text:p>-0.001839</text:p>
          </table:table-cell>
          <table:table-cell office:value-type="float" office:value="1.1407799999999999E-2" table:style-name="ce1">
            <text:p>0.0114078</text:p>
          </table:table-cell>
          <table:table-cell office:value-type="float" office:value="-1.38307E-2" table:style-name="ce1">
            <text:p>-0.013830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38" table:style-name="ce1">
            <text:p>16.38</text:p>
          </table:table-cell>
          <table:table-cell office:value-type="float" office:value="0.26533099999999998" table:style-name="ce1">
            <text:p>0.265331</text:p>
          </table:table-cell>
          <table:table-cell office:value-type="float" office:value="-3.2580000000000386E-3" table:formula="of:=[.K837]-[.$K$18]" table:style-name="ce1">
            <text:p>-0.003258</text:p>
          </table:table-cell>
          <table:table-cell office:value-type="float" office:value="7.5449000000000002E-3" table:style-name="ce1">
            <text:p>0.0075449</text:p>
          </table:table-cell>
          <table:table-cell office:value-type="float" office:value="-1.44963E-2" table:style-name="ce1">
            <text:p>-0.014496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399999999999999" table:style-name="ce1">
            <text:p>16.4</text:p>
          </table:table-cell>
          <table:table-cell office:value-type="float" office:value="0.26392500000000002" table:style-name="ce1">
            <text:p>0.263925</text:p>
          </table:table-cell>
          <table:table-cell office:value-type="float" office:value="-4.6640000000000015E-3" table:formula="of:=[.K838]-[.$K$18]" table:style-name="ce1">
            <text:p>-0.004664</text:p>
          </table:table-cell>
          <table:table-cell office:value-type="float" office:value="4.0623100000000004E-3" table:style-name="ce1">
            <text:p>0.00406231</text:p>
          </table:table-cell>
          <table:table-cell office:value-type="float" office:value="-1.47636E-2" table:style-name="ce1">
            <text:p>-0.014763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420000000000002" table:style-name="ce1">
            <text:p>16.42</text:p>
          </table:table-cell>
          <table:table-cell office:value-type="float" office:value="0.26256600000000002" table:style-name="ce1">
            <text:p>0.262566</text:p>
          </table:table-cell>
          <table:table-cell office:value-type="float" office:value="-6.0230000000000006E-3" table:formula="of:=[.K839]-[.$K$18]" table:style-name="ce1">
            <text:p>-0.006023</text:p>
          </table:table-cell>
          <table:table-cell office:value-type="float" office:value="3.0500299999999998E-4" table:style-name="ce1">
            <text:p>0.000305003</text:p>
          </table:table-cell>
          <table:table-cell office:value-type="float" office:value="-1.4301400000000001E-2" table:style-name="ce1">
            <text:p>-0.014301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440000000000001" table:style-name="ce1">
            <text:p>16.44</text:p>
          </table:table-cell>
          <table:table-cell office:value-type="float" office:value="0.26127299999999998" table:style-name="ce1">
            <text:p>0.261273</text:p>
          </table:table-cell>
          <table:table-cell office:value-type="float" office:value="-7.3160000000000447E-3" table:formula="of:=[.K840]-[.$K$18]" table:style-name="ce1">
            <text:p>-0.007316</text:p>
          </table:table-cell>
          <table:table-cell office:value-type="float" office:value="-2.79029E-3" table:style-name="ce1">
            <text:p>-0.00279029</text:p>
          </table:table-cell>
          <table:table-cell office:value-type="float" office:value="-1.32952E-2" table:style-name="ce1">
            <text:p>-0.013295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46" table:style-name="ce1">
            <text:p>16.46</text:p>
          </table:table-cell>
          <table:table-cell office:value-type="float" office:value="0.26007200000000003" table:style-name="ce1">
            <text:p>0.260072</text:p>
          </table:table-cell>
          <table:table-cell office:value-type="float" office:value="-8.5169999999999968E-3" table:formula="of:=[.K841]-[.$K$18]" table:style-name="ce1">
            <text:p>-0.008517</text:p>
          </table:table-cell>
          <table:table-cell office:value-type="float" office:value="-6.5824400000000002E-3" table:style-name="ce1">
            <text:p>-0.00658244</text:p>
          </table:table-cell>
          <table:table-cell office:value-type="float" office:value="-1.2025599999999999E-2" table:style-name="ce1">
            <text:p>-0.01202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48" table:style-name="ce1">
            <text:p>16.48</text:p>
          </table:table-cell>
          <table:table-cell office:value-type="float" office:value="0.25900299999999998" table:style-name="ce1">
            <text:p>0.259003</text:p>
          </table:table-cell>
          <table:table-cell office:value-type="float" office:value="-9.5860000000000389E-3" table:formula="of:=[.K842]-[.$K$18]" table:style-name="ce1">
            <text:p>-0.009586</text:p>
          </table:table-cell>
          <table:table-cell office:value-type="float" office:value="-1.02148E-2" table:style-name="ce1">
            <text:p>-0.0102148</text:p>
          </table:table-cell>
          <table:table-cell office:value-type="float" office:value="-9.8792600000000008E-3" table:style-name="ce1">
            <text:p>-0.0098792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5" table:style-name="ce1">
            <text:p>16.5</text:p>
          </table:table-cell>
          <table:table-cell office:value-type="float" office:value="0.25810499999999997" table:style-name="ce1">
            <text:p>0.258105</text:p>
          </table:table-cell>
          <table:table-cell office:value-type="float" office:value="-1.0484000000000049E-2" table:formula="of:=[.K843]-[.$K$18]" table:style-name="ce1">
            <text:p>-0.010484</text:p>
          </table:table-cell>
          <table:table-cell office:value-type="float" office:value="-1.22626E-2" table:style-name="ce1">
            <text:p>-0.0122626</text:p>
          </table:table-cell>
          <table:table-cell office:value-type="float" office:value="-7.3440099999999998E-3" table:style-name="ce1">
            <text:p>-0.0073440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52" table:style-name="ce1">
            <text:p>16.52</text:p>
          </table:table-cell>
          <table:table-cell office:value-type="float" office:value="0.25742900000000002" table:style-name="ce1">
            <text:p>0.257429</text:p>
          </table:table-cell>
          <table:table-cell office:value-type="float" office:value="-1.1160000000000003E-2" table:formula="of:=[.K844]-[.$K$18]" table:style-name="ce1">
            <text:p>-0.01116</text:p>
          </table:table-cell>
          <table:table-cell office:value-type="float" office:value="-1.4197400000000001E-2" table:style-name="ce1">
            <text:p>-0.0141974</text:p>
          </table:table-cell>
          <table:table-cell office:value-type="float" office:value="-3.8894300000000001E-3" table:style-name="ce1">
            <text:p>-0.0038894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54" table:style-name="ce1">
            <text:p>16.54</text:p>
          </table:table-cell>
          <table:table-cell office:value-type="float" office:value="0.25702399999999997" table:style-name="ce1">
            <text:p>0.257024</text:p>
          </table:table-cell>
          <table:table-cell office:value-type="float" office:value="-1.1565000000000047E-2" table:formula="of:=[.K845]-[.$K$18]" table:style-name="ce1">
            <text:p>-0.011565</text:p>
          </table:table-cell>
          <table:table-cell office:value-type="float" office:value="-1.5091500000000001E-2" table:style-name="ce1">
            <text:p>-0.0150915</text:p>
          </table:table-cell>
          <table:table-cell office:value-type="float" office:value="1.72175E-4" table:style-name="ce1">
            <text:p>0.00017217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559999999999999" table:style-name="ce1">
            <text:p>16.56</text:p>
          </table:table-cell>
          <table:table-cell office:value-type="float" office:value="0.25692799999999999" table:style-name="ce1">
            <text:p>0.256928</text:p>
          </table:table-cell>
          <table:table-cell office:value-type="float" office:value="-1.1661000000000032E-2" table:formula="of:=[.K846]-[.$K$18]" table:style-name="ce1">
            <text:p>-0.011661</text:p>
          </table:table-cell>
          <table:table-cell office:value-type="float" office:value="-1.44899E-2" table:style-name="ce1">
            <text:p>-0.0144899</text:p>
          </table:table-cell>
          <table:table-cell office:value-type="float" office:value="4.5141900000000004E-3" table:style-name="ce1">
            <text:p>0.0045141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579999999999998" table:style-name="ce1">
            <text:p>16.58</text:p>
          </table:table-cell>
          <table:table-cell office:value-type="float" office:value="0.25714799999999999" table:style-name="ce1">
            <text:p>0.257148</text:p>
          </table:table-cell>
          <table:table-cell office:value-type="float" office:value="-1.1441000000000034E-2" table:formula="of:=[.K847]-[.$K$18]" table:style-name="ce1">
            <text:p>-0.011441</text:p>
          </table:table-cell>
          <table:table-cell office:value-type="float" office:value="-1.37378E-2" table:style-name="ce1">
            <text:p>-0.0137378</text:p>
          </table:table-cell>
          <table:table-cell office:value-type="float" office:value="9.1763299999999999E-3" table:style-name="ce1">
            <text:p>0.0091763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600000000000001" table:style-name="ce1">
            <text:p>16.6</text:p>
          </table:table-cell>
          <table:table-cell office:value-type="float" office:value="0.25766600000000001" table:style-name="ce1">
            <text:p>0.257666</text:p>
          </table:table-cell>
          <table:table-cell office:value-type="float" office:value="-1.0923000000000016E-2" table:formula="of:=[.K848]-[.$K$18]" table:style-name="ce1">
            <text:p>-0.010923</text:p>
          </table:table-cell>
          <table:table-cell office:value-type="float" office:value="-1.05383E-2" table:style-name="ce1">
            <text:p>-0.0105383</text:p>
          </table:table-cell>
          <table:table-cell office:value-type="float" office:value="1.3958099999999999E-2" table:style-name="ce1">
            <text:p>0.013958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62" table:style-name="ce1">
            <text:p>16.62</text:p>
          </table:table-cell>
          <table:table-cell office:value-type="float" office:value="0.258467" table:style-name="ce1">
            <text:p>0.258467</text:p>
          </table:table-cell>
          <table:table-cell office:value-type="float" office:value="-1.012200000000002E-2" table:formula="of:=[.K849]-[.$K$18]" table:style-name="ce1">
            <text:p>-0.010122</text:p>
          </table:table-cell>
          <table:table-cell office:value-type="float" office:value="-7.5470299999999997E-3" table:style-name="ce1">
            <text:p>-0.00754703</text:p>
          </table:table-cell>
          <table:table-cell office:value-type="float" office:value="1.85244E-2" table:style-name="ce1">
            <text:p>0.01852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64" table:style-name="ce1">
            <text:p>16.64</text:p>
          </table:table-cell>
          <table:table-cell office:value-type="float" office:value="0.25954100000000002" table:style-name="ce1">
            <text:p>0.259541</text:p>
          </table:table-cell>
          <table:table-cell office:value-type="float" office:value="-9.0480000000000005E-3" table:formula="of:=[.K850]-[.$K$18]" table:style-name="ce1">
            <text:p>-0.009048</text:p>
          </table:table-cell>
          <table:table-cell office:value-type="float" office:value="-3.70331E-3" table:style-name="ce1">
            <text:p>-0.00370331</text:p>
          </table:table-cell>
          <table:table-cell office:value-type="float" office:value="2.2968300000000001E-2" table:style-name="ce1">
            <text:p>0.022968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66" table:style-name="ce1">
            <text:p>16.66</text:p>
          </table:table-cell>
          <table:table-cell office:value-type="float" office:value="0.26089000000000001" table:style-name="ce1">
            <text:p>0.26089</text:p>
          </table:table-cell>
          <table:table-cell office:value-type="float" office:value="-7.6990000000000114E-3" table:formula="of:=[.K851]-[.$K$18]" table:style-name="ce1">
            <text:p>-0.007699</text:p>
          </table:table-cell>
          <table:table-cell office:value-type="float" office:value="1.3422499999999999E-3" table:style-name="ce1">
            <text:p>0.00134225</text:p>
          </table:table-cell>
          <table:table-cell office:value-type="float" office:value="2.6875099999999999E-2" table:style-name="ce1">
            <text:p>0.026875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68" table:style-name="ce1">
            <text:p>16.68</text:p>
          </table:table-cell>
          <table:table-cell office:value-type="float" office:value="0.26251400000000003" table:style-name="ce1">
            <text:p>0.262514</text:p>
          </table:table-cell>
          <table:table-cell office:value-type="float" office:value="-6.0749999999999971E-3" table:formula="of:=[.K852]-[.$K$18]" table:style-name="ce1">
            <text:p>-0.006075</text:p>
          </table:table-cell>
          <table:table-cell office:value-type="float" office:value="7.6962000000000003E-3" table:style-name="ce1">
            <text:p>0.0076962</text:p>
          </table:table-cell>
          <table:table-cell office:value-type="float" office:value="3.0121800000000001E-2" table:style-name="ce1">
            <text:p>0.030121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7" table:style-name="ce1">
            <text:p>16.7</text:p>
          </table:table-cell>
          <table:table-cell office:value-type="float" office:value="0.26439499999999999" table:style-name="ce1">
            <text:p>0.264395</text:p>
          </table:table-cell>
          <table:table-cell office:value-type="float" office:value="-4.194000000000031E-3" table:formula="of:=[.K853]-[.$K$18]" table:style-name="ce1">
            <text:p>-0.004194</text:p>
          </table:table-cell>
          <table:table-cell office:value-type="float" office:value="1.42804E-2" table:style-name="ce1">
            <text:p>0.0142804</text:p>
          </table:table-cell>
          <table:table-cell office:value-type="float" office:value="3.2485600000000003E-2" table:style-name="ce1">
            <text:p>0.03248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72" table:style-name="ce1">
            <text:p>16.72</text:p>
          </table:table-cell>
          <table:table-cell office:value-type="float" office:value="0.26646500000000001" table:style-name="ce1">
            <text:p>0.266465</text:p>
          </table:table-cell>
          <table:table-cell office:value-type="float" office:value="-2.1240000000000148E-3" table:formula="of:=[.K854]-[.$K$18]" table:style-name="ce1">
            <text:p>-0.002124</text:p>
          </table:table-cell>
          <table:table-cell office:value-type="float" office:value="2.1243000000000001E-2" table:style-name="ce1">
            <text:p>0.021243</text:p>
          </table:table-cell>
          <table:table-cell office:value-type="float" office:value="3.3877600000000001E-2" table:style-name="ce1">
            <text:p>0.033877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739999999999998" table:style-name="ce1">
            <text:p>16.74</text:p>
          </table:table-cell>
          <table:table-cell office:value-type="float" office:value="0.26867200000000002" table:style-name="ce1">
            <text:p>0.268672</text:p>
          </table:table-cell>
          <table:table-cell office:value-type="float" office:value="8.2999999999999741E-5" table:formula="of:=[.K855]-[.$K$18]" table:style-name="ce1">
            <text:p>8.3E-05</text:p>
          </table:table-cell>
          <table:table-cell office:value-type="float" office:value="2.90546E-2" table:style-name="ce1">
            <text:p>0.0290546</text:p>
          </table:table-cell>
          <table:table-cell office:value-type="float" office:value="3.4706800000000003E-2" table:style-name="ce1">
            <text:p>0.034706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760000000000002" table:style-name="ce1">
            <text:p>16.76</text:p>
          </table:table-cell>
          <table:table-cell office:value-type="float" office:value="0.27099899999999999" table:style-name="ce1">
            <text:p>0.270999</text:p>
          </table:table-cell>
          <table:table-cell office:value-type="float" office:value="2.4099999999999677E-3" table:formula="of:=[.K856]-[.$K$18]" table:style-name="ce1">
            <text:p>0.00241</text:p>
          </table:table-cell>
          <table:table-cell office:value-type="float" office:value="3.6923699999999997E-2" table:style-name="ce1">
            <text:p>0.0369237</text:p>
          </table:table-cell>
          <table:table-cell office:value-type="float" office:value="3.4431700000000003E-2" table:style-name="ce1">
            <text:p>0.034431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78" table:style-name="ce1">
            <text:p>16.78</text:p>
          </table:table-cell>
          <table:table-cell office:value-type="float" office:value="0.27345199999999997" table:style-name="ce1">
            <text:p>0.273452</text:p>
          </table:table-cell>
          <table:table-cell office:value-type="float" office:value="4.8629999999999507E-3" table:formula="of:=[.K857]-[.$K$18]" table:style-name="ce1">
            <text:p>0.004863</text:p>
          </table:table-cell>
          <table:table-cell office:value-type="float" office:value="4.44144E-2" table:style-name="ce1">
            <text:p>0.0444144</text:p>
          </table:table-cell>
          <table:table-cell office:value-type="float" office:value="3.3481900000000002E-2" table:style-name="ce1">
            <text:p>0.033481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8" table:style-name="ce1">
            <text:p>16.8</text:p>
          </table:table-cell>
          <table:table-cell office:value-type="float" office:value="0.276036" table:style-name="ce1">
            <text:p>0.276036</text:p>
          </table:table-cell>
          <table:table-cell office:value-type="float" office:value="7.4469999999999814E-3" table:formula="of:=[.K858]-[.$K$18]" table:style-name="ce1">
            <text:p>0.007447</text:p>
          </table:table-cell>
          <table:table-cell office:value-type="float" office:value="5.1934300000000003E-2" table:style-name="ce1">
            <text:p>0.0519343</text:p>
          </table:table-cell>
          <table:table-cell office:value-type="float" office:value="3.1418700000000001E-2" table:style-name="ce1">
            <text:p>0.031418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82" table:style-name="ce1">
            <text:p>16.82</text:p>
          </table:table-cell>
          <table:table-cell office:value-type="float" office:value="0.27878700000000001" table:style-name="ce1">
            <text:p>0.278787</text:p>
          </table:table-cell>
          <table:table-cell office:value-type="float" office:value="1.0197999999999985E-2" table:formula="of:=[.K859]-[.$K$18]" table:style-name="ce1">
            <text:p>0.010198</text:p>
          </table:table-cell>
          <table:table-cell office:value-type="float" office:value="5.83785E-2" table:style-name="ce1">
            <text:p>0.0583785</text:p>
          </table:table-cell>
          <table:table-cell office:value-type="float" office:value="2.84021E-2" table:style-name="ce1">
            <text:p>0.028402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84" table:style-name="ce1">
            <text:p>16.84</text:p>
          </table:table-cell>
          <table:table-cell office:value-type="float" office:value="0.28164699999999998" table:style-name="ce1">
            <text:p>0.281647</text:p>
          </table:table-cell>
          <table:table-cell office:value-type="float" office:value="1.3057999999999959E-2" table:formula="of:=[.K860]-[.$K$18]" table:style-name="ce1">
            <text:p>0.013058</text:p>
          </table:table-cell>
          <table:table-cell office:value-type="float" office:value="6.4278799999999997E-2" table:style-name="ce1">
            <text:p>0.0642788</text:p>
          </table:table-cell>
          <table:table-cell office:value-type="float" office:value="2.40486E-2" table:style-name="ce1">
            <text:p>0.024048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86" table:style-name="ce1">
            <text:p>16.86</text:p>
          </table:table-cell>
          <table:table-cell office:value-type="float" office:value="0.28411500000000001" table:style-name="ce1">
            <text:p>0.284115</text:p>
          </table:table-cell>
          <table:table-cell office:value-type="float" office:value="1.5525999999999984E-2" table:formula="of:=[.K861]-[.$K$18]" table:style-name="ce1">
            <text:p>0.015526</text:p>
          </table:table-cell>
          <table:table-cell office:value-type="float" office:value="6.9744700000000007E-2" table:style-name="ce1">
            <text:p>0.0697447</text:p>
          </table:table-cell>
          <table:table-cell office:value-type="float" office:value="1.8657E-2" table:style-name="ce1">
            <text:p>0.01865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88" table:style-name="ce1">
            <text:p>16.88</text:p>
          </table:table-cell>
          <table:table-cell office:value-type="float" office:value="0.285742" table:style-name="ce1">
            <text:p>0.285742</text:p>
          </table:table-cell>
          <table:table-cell office:value-type="float" office:value="1.7152999999999974E-2" table:formula="of:=[.K862]-[.$K$18]" table:style-name="ce1">
            <text:p>0.017153</text:p>
          </table:table-cell>
          <table:table-cell office:value-type="float" office:value="7.4439400000000003E-2" table:style-name="ce1">
            <text:p>0.0744394</text:p>
          </table:table-cell>
          <table:table-cell office:value-type="float" office:value="1.18353E-2" table:style-name="ce1">
            <text:p>0.011835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899999999999999" table:style-name="ce1">
            <text:p>16.9</text:p>
          </table:table-cell>
          <table:table-cell office:value-type="float" office:value="0.286715" table:style-name="ce1">
            <text:p>0.286715</text:p>
          </table:table-cell>
          <table:table-cell office:value-type="float" office:value="1.8125999999999975E-2" table:formula="of:=[.K863]-[.$K$18]" table:style-name="ce1">
            <text:p>0.018126</text:p>
          </table:table-cell>
          <table:table-cell office:value-type="float" office:value="7.7597600000000003E-2" table:style-name="ce1">
            <text:p>0.0775976</text:p>
          </table:table-cell>
          <table:table-cell office:value-type="float" office:value="4.3992900000000001E-3" table:style-name="ce1">
            <text:p>0.0043992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920100000000001" table:style-name="ce1">
            <text:p>16.9201</text:p>
          </table:table-cell>
          <table:table-cell office:value-type="float" office:value="0.28739199999999998" table:style-name="ce1">
            <text:p>0.287392</text:p>
          </table:table-cell>
          <table:table-cell office:value-type="float" office:value="1.8802999999999959E-2" table:formula="of:=[.K864]-[.$K$18]" table:style-name="ce1">
            <text:p>0.018803</text:p>
          </table:table-cell>
          <table:table-cell office:value-type="float" office:value="7.8857099999999999E-2" table:style-name="ce1">
            <text:p>0.0788571</text:p>
          </table:table-cell>
          <table:table-cell office:value-type="float" office:value="-2.63635E-3" table:style-name="ce1">
            <text:p>-0.0026363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940000000000001" table:style-name="ce1">
            <text:p>16.94</text:p>
          </table:table-cell>
          <table:table-cell office:value-type="float" office:value="0.28768500000000002" table:style-name="ce1">
            <text:p>0.287685</text:p>
          </table:table-cell>
          <table:table-cell office:value-type="float" office:value="1.9096000000000002E-2" table:formula="of:=[.K865]-[.$K$18]" table:style-name="ce1">
            <text:p>0.019096</text:p>
          </table:table-cell>
          <table:table-cell office:value-type="float" office:value="7.9381099999999996E-2" table:style-name="ce1">
            <text:p>0.0793811</text:p>
          </table:table-cell>
          <table:table-cell office:value-type="float" office:value="-9.6197599999999998E-3" table:style-name="ce1">
            <text:p>-0.0096197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96" table:style-name="ce1">
            <text:p>16.96</text:p>
          </table:table-cell>
          <table:table-cell office:value-type="float" office:value="0.28716599999999998" table:style-name="ce1">
            <text:p>0.287166</text:p>
          </table:table-cell>
          <table:table-cell office:value-type="float" office:value="1.8576999999999955E-2" table:formula="of:=[.K866]-[.$K$18]" table:style-name="ce1">
            <text:p>0.018577</text:p>
          </table:table-cell>
          <table:table-cell office:value-type="float" office:value="7.7654799999999996E-2" table:style-name="ce1">
            <text:p>0.0776548</text:p>
          </table:table-cell>
          <table:table-cell office:value-type="float" office:value="-1.6290900000000001E-2" table:style-name="ce1">
            <text:p>-0.016290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98" table:style-name="ce1">
            <text:p>16.98</text:p>
          </table:table-cell>
          <table:table-cell office:value-type="float" office:value="0.28589500000000001" table:style-name="ce1">
            <text:p>0.285895</text:p>
          </table:table-cell>
          <table:table-cell office:value-type="float" office:value="1.7305999999999988E-2" table:formula="of:=[.K867]-[.$K$18]" table:style-name="ce1">
            <text:p>0.017306</text:p>
          </table:table-cell>
          <table:table-cell office:value-type="float" office:value="7.4935399999999999E-2" table:style-name="ce1">
            <text:p>0.0749354</text:p>
          </table:table-cell>
          <table:table-cell office:value-type="float" office:value="-2.2461399999999999E-2" table:style-name="ce1">
            <text:p>-0.022461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" table:style-name="ce1">
            <text:p>17</text:p>
          </table:table-cell>
          <table:table-cell office:value-type="float" office:value="0.28426499999999999" table:style-name="ce1">
            <text:p>0.284265</text:p>
          </table:table-cell>
          <table:table-cell office:value-type="float" office:value="1.5675999999999968E-2" table:formula="of:=[.K868]-[.$K$18]" table:style-name="ce1">
            <text:p>0.015676</text:p>
          </table:table-cell>
          <table:table-cell office:value-type="float" office:value="7.1025599999999994E-2" table:style-name="ce1">
            <text:p>0.0710256</text:p>
          </table:table-cell>
          <table:table-cell office:value-type="float" office:value="-2.8242400000000001E-2" table:style-name="ce1">
            <text:p>-0.028242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020099999999999" table:style-name="ce1">
            <text:p>17.0201</text:p>
          </table:table-cell>
          <table:table-cell office:value-type="float" office:value="0.28234500000000001" table:style-name="ce1">
            <text:p>0.282345</text:p>
          </table:table-cell>
          <table:table-cell office:value-type="float" office:value="1.375599999999999E-2" table:formula="of:=[.K869]-[.$K$18]" table:style-name="ce1">
            <text:p>0.013756</text:p>
          </table:table-cell>
          <table:table-cell office:value-type="float" office:value="6.5231899999999995E-2" table:style-name="ce1">
            <text:p>0.0652319</text:p>
          </table:table-cell>
          <table:table-cell office:value-type="float" office:value="-3.3032100000000002E-2" table:style-name="ce1">
            <text:p>-0.033032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04" table:style-name="ce1">
            <text:p>17.04</text:p>
          </table:table-cell>
          <table:table-cell office:value-type="float" office:value="0.28010499999999999" table:style-name="ce1">
            <text:p>0.280105</text:p>
          </table:table-cell>
          <table:table-cell office:value-type="float" office:value="1.1515999999999971E-2" table:formula="of:=[.K870]-[.$K$18]" table:style-name="ce1">
            <text:p>0.011516</text:p>
          </table:table-cell>
          <table:table-cell office:value-type="float" office:value="5.8236599999999999E-2" table:style-name="ce1">
            <text:p>0.0582366</text:p>
          </table:table-cell>
          <table:table-cell office:value-type="float" office:value="-3.7008699999999999E-2" table:style-name="ce1">
            <text:p>-0.037008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059999999999999" table:style-name="ce1">
            <text:p>17.06</text:p>
          </table:table-cell>
          <table:table-cell office:value-type="float" office:value="0.27755299999999999" table:style-name="ce1">
            <text:p>0.277553</text:p>
          </table:table-cell>
          <table:table-cell office:value-type="float" office:value="8.963999999999972E-3" table:formula="of:=[.K871]-[.$K$18]" table:style-name="ce1">
            <text:p>0.008964</text:p>
          </table:table-cell>
          <table:table-cell office:value-type="float" office:value="5.0182699999999997E-2" table:style-name="ce1">
            <text:p>0.0501827</text:p>
          </table:table-cell>
          <table:table-cell office:value-type="float" office:value="-4.0034800000000002E-2" table:style-name="ce1">
            <text:p>-0.040034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079999999999998" table:style-name="ce1">
            <text:p>17.08</text:p>
          </table:table-cell>
          <table:table-cell office:value-type="float" office:value="0.27476200000000001" table:style-name="ce1">
            <text:p>0.274762</text:p>
          </table:table-cell>
          <table:table-cell office:value-type="float" office:value="6.1729999999999841E-3" table:formula="of:=[.K872]-[.$K$18]" table:style-name="ce1">
            <text:p>0.006173</text:p>
          </table:table-cell>
          <table:table-cell office:value-type="float" office:value="4.1030499999999998E-2" table:style-name="ce1">
            <text:p>0.0410305</text:p>
          </table:table-cell>
          <table:table-cell office:value-type="float" office:value="-4.2166500000000003E-2" table:style-name="ce1">
            <text:p>-0.042166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100000000000001" table:style-name="ce1">
            <text:p>17.1</text:p>
          </table:table-cell>
          <table:table-cell office:value-type="float" office:value="0.27188200000000001" table:style-name="ce1">
            <text:p>0.271882</text:p>
          </table:table-cell>
          <table:table-cell office:value-type="float" office:value="3.2929999999999904E-3" table:formula="of:=[.K873]-[.$K$18]" table:style-name="ce1">
            <text:p>0.003293</text:p>
          </table:table-cell>
          <table:table-cell office:value-type="float" office:value="3.1002999999999999E-2" table:style-name="ce1">
            <text:p>0.031003</text:p>
          </table:table-cell>
          <table:table-cell office:value-type="float" office:value="-4.3673900000000002E-2" table:style-name="ce1">
            <text:p>-0.04367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12" table:style-name="ce1">
            <text:p>17.12</text:p>
          </table:table-cell>
          <table:table-cell office:value-type="float" office:value="0.26903700000000003" table:style-name="ce1">
            <text:p>0.269037</text:p>
          </table:table-cell>
          <table:table-cell office:value-type="float" office:value="4.4800000000000395E-4" table:formula="of:=[.K874]-[.$K$18]" table:style-name="ce1">
            <text:p>0.000448</text:p>
          </table:table-cell>
          <table:table-cell office:value-type="float" office:value="2.0355399999999999E-2" table:style-name="ce1">
            <text:p>0.0203554</text:p>
          </table:table-cell>
          <table:table-cell office:value-type="float" office:value="-4.4265800000000001E-2" table:style-name="ce1">
            <text:p>-0.044265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14" table:style-name="ce1">
            <text:p>17.14</text:p>
          </table:table-cell>
          <table:table-cell office:value-type="float" office:value="0.266349" table:style-name="ce1">
            <text:p>0.266349</text:p>
          </table:table-cell>
          <table:table-cell office:value-type="float" office:value="-2.2400000000000198E-3" table:formula="of:=[.K875]-[.$K$18]" table:style-name="ce1">
            <text:p>-0.00224</text:p>
          </table:table-cell>
          <table:table-cell office:value-type="float" office:value="9.6641599999999998E-3" table:style-name="ce1">
            <text:p>0.00966416</text:p>
          </table:table-cell>
          <table:table-cell office:value-type="float" office:value="-4.4183800000000002E-2" table:style-name="ce1">
            <text:p>-0.044183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16" table:style-name="ce1">
            <text:p>17.16</text:p>
          </table:table-cell>
          <table:table-cell office:value-type="float" office:value="0.263876" table:style-name="ce1">
            <text:p>0.263876</text:p>
          </table:table-cell>
          <table:table-cell office:value-type="float" office:value="-4.7130000000000227E-3" table:formula="of:=[.K876]-[.$K$18]" table:style-name="ce1">
            <text:p>-0.004713</text:p>
          </table:table-cell>
          <table:table-cell office:value-type="float" office:value="-9.0592500000000002E-4" table:style-name="ce1">
            <text:p>-0.000905925</text:p>
          </table:table-cell>
          <table:table-cell office:value-type="float" office:value="-4.3113800000000001E-2" table:style-name="ce1">
            <text:p>-0.043113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18" table:style-name="ce1">
            <text:p>17.18</text:p>
          </table:table-cell>
          <table:table-cell office:value-type="float" office:value="0.26162400000000002" table:style-name="ce1">
            <text:p>0.261624</text:p>
          </table:table-cell>
          <table:table-cell office:value-type="float" office:value="-6.964999999999999E-3" table:formula="of:=[.K877]-[.$K$18]" table:style-name="ce1">
            <text:p>-0.006965</text:p>
          </table:table-cell>
          <table:table-cell office:value-type="float" office:value="-1.08337E-2" table:style-name="ce1">
            <text:p>-0.0108337</text:p>
          </table:table-cell>
          <table:table-cell office:value-type="float" office:value="-4.1376499999999997E-2" table:style-name="ce1">
            <text:p>-0.041376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2" table:style-name="ce1">
            <text:p>17.2</text:p>
          </table:table-cell>
          <table:table-cell office:value-type="float" office:value="0.259604" table:style-name="ce1">
            <text:p>0.259604</text:p>
          </table:table-cell>
          <table:table-cell office:value-type="float" office:value="-8.9850000000000207E-3" table:formula="of:=[.K878]-[.$K$18]" table:style-name="ce1">
            <text:p>-0.008985</text:p>
          </table:table-cell>
          <table:table-cell office:value-type="float" office:value="-2.0151599999999999E-2" table:style-name="ce1">
            <text:p>-0.0201516</text:p>
          </table:table-cell>
          <table:table-cell office:value-type="float" office:value="-3.8835599999999998E-2" table:style-name="ce1">
            <text:p>-0.03883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22" table:style-name="ce1">
            <text:p>17.22</text:p>
          </table:table-cell>
          <table:table-cell office:value-type="float" office:value="0.25787100000000002" table:style-name="ce1">
            <text:p>0.257871</text:p>
          </table:table-cell>
          <table:table-cell office:value-type="float" office:value="-1.0718000000000005E-2" table:formula="of:=[.K879]-[.$K$18]" table:style-name="ce1">
            <text:p>-0.010718</text:p>
          </table:table-cell>
          <table:table-cell office:value-type="float" office:value="-2.8677999999999999E-2" table:style-name="ce1">
            <text:p>-0.028678</text:p>
          </table:table-cell>
          <table:table-cell office:value-type="float" office:value="-3.5535999999999998E-2" table:style-name="ce1">
            <text:p>-0.03553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239999999999998" table:style-name="ce1">
            <text:p>17.24</text:p>
          </table:table-cell>
          <table:table-cell office:value-type="float" office:value="0.25652900000000001" table:style-name="ce1">
            <text:p>0.256529</text:p>
          </table:table-cell>
          <table:table-cell office:value-type="float" office:value="-1.2060000000000015E-2" table:formula="of:=[.K880]-[.$K$18]" table:style-name="ce1">
            <text:p>-0.01206</text:p>
          </table:table-cell>
          <table:table-cell office:value-type="float" office:value="-3.6386399999999999E-2" table:style-name="ce1">
            <text:p>-0.0363864</text:p>
          </table:table-cell>
          <table:table-cell office:value-type="float" office:value="-3.1622299999999999E-2" table:style-name="ce1">
            <text:p>-0.031622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260000000000002" table:style-name="ce1">
            <text:p>17.26</text:p>
          </table:table-cell>
          <table:table-cell office:value-type="float" office:value="0.25558999999999998" table:style-name="ce1">
            <text:p>0.25559</text:p>
          </table:table-cell>
          <table:table-cell office:value-type="float" office:value="-1.2999000000000038E-2" table:formula="of:=[.K881]-[.$K$18]" table:style-name="ce1">
            <text:p>-0.012999</text:p>
          </table:table-cell>
          <table:table-cell office:value-type="float" office:value="-4.3299299999999999E-2" table:style-name="ce1">
            <text:p>-0.0432993</text:p>
          </table:table-cell>
          <table:table-cell office:value-type="float" office:value="-2.66308E-2" table:style-name="ce1">
            <text:p>-0.026630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28" table:style-name="ce1">
            <text:p>17.28</text:p>
          </table:table-cell>
          <table:table-cell office:value-type="float" office:value="0.25488300000000003" table:style-name="ce1">
            <text:p>0.254883</text:p>
          </table:table-cell>
          <table:table-cell office:value-type="float" office:value="-1.3705999999999996E-2" table:formula="of:=[.K882]-[.$K$18]" table:style-name="ce1">
            <text:p>-0.013706</text:p>
          </table:table-cell>
          <table:table-cell office:value-type="float" office:value="-4.9409399999999999E-2" table:style-name="ce1">
            <text:p>-0.0494094</text:p>
          </table:table-cell>
          <table:table-cell office:value-type="float" office:value="-2.128E-2" table:style-name="ce1">
            <text:p>-0.0212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3" table:style-name="ce1">
            <text:p>17.3</text:p>
          </table:table-cell>
          <table:table-cell office:value-type="float" office:value="0.25422299999999998" table:style-name="ce1">
            <text:p>0.254223</text:p>
          </table:table-cell>
          <table:table-cell office:value-type="float" office:value="-1.4366000000000045E-2" table:formula="of:=[.K883]-[.$K$18]" table:style-name="ce1">
            <text:p>-0.014366</text:p>
          </table:table-cell>
          <table:table-cell office:value-type="float" office:value="-5.45806E-2" table:style-name="ce1">
            <text:p>-0.0545806</text:p>
          </table:table-cell>
          <table:table-cell office:value-type="float" office:value="-1.5468600000000001E-2" table:style-name="ce1">
            <text:p>-0.015468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32" table:style-name="ce1">
            <text:p>17.32</text:p>
          </table:table-cell>
          <table:table-cell office:value-type="float" office:value="0.25363999999999998" table:style-name="ce1">
            <text:p>0.25364</text:p>
          </table:table-cell>
          <table:table-cell office:value-type="float" office:value="-1.4949000000000046E-2" table:formula="of:=[.K884]-[.$K$18]" table:style-name="ce1">
            <text:p>-0.014949</text:p>
          </table:table-cell>
          <table:table-cell office:value-type="float" office:value="-5.8862400000000002E-2" table:style-name="ce1">
            <text:p>-0.0588624</text:p>
          </table:table-cell>
          <table:table-cell office:value-type="float" office:value="-9.5038699999999993E-3" table:style-name="ce1">
            <text:p>-0.0095038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34" table:style-name="ce1">
            <text:p>17.34</text:p>
          </table:table-cell>
          <table:table-cell office:value-type="float" office:value="0.25322099999999997" table:style-name="ce1">
            <text:p>0.253221</text:p>
          </table:table-cell>
          <table:table-cell office:value-type="float" office:value="-1.5368000000000048E-2" table:formula="of:=[.K885]-[.$K$18]" table:style-name="ce1">
            <text:p>-0.015368</text:p>
          </table:table-cell>
          <table:table-cell office:value-type="float" office:value="-6.2198999999999997E-2" table:style-name="ce1">
            <text:p>-0.062199</text:p>
          </table:table-cell>
          <table:table-cell office:value-type="float" office:value="-4.0156000000000002E-3" table:style-name="ce1">
            <text:p>-0.00401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36" table:style-name="ce1">
            <text:p>17.36</text:p>
          </table:table-cell>
          <table:table-cell office:value-type="float" office:value="0.25301000000000001" table:style-name="ce1">
            <text:p>0.25301</text:p>
          </table:table-cell>
          <table:table-cell office:value-type="float" office:value="-1.557900000000001E-2" table:formula="of:=[.K886]-[.$K$18]" table:style-name="ce1">
            <text:p>-0.015579</text:p>
          </table:table-cell>
          <table:table-cell office:value-type="float" office:value="-6.4490400000000003E-2" table:style-name="ce1">
            <text:p>-0.0644904</text:p>
          </table:table-cell>
          <table:table-cell office:value-type="float" office:value="1.2152899999999999E-3" table:style-name="ce1">
            <text:p>0.0012152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38" table:style-name="ce1">
            <text:p>17.38</text:p>
          </table:table-cell>
          <table:table-cell office:value-type="float" office:value="0.25315199999999999" table:style-name="ce1">
            <text:p>0.253152</text:p>
          </table:table-cell>
          <table:table-cell office:value-type="float" office:value="-1.5437000000000034E-2" table:formula="of:=[.K887]-[.$K$18]" table:style-name="ce1">
            <text:p>-0.015437</text:p>
          </table:table-cell>
          <table:table-cell office:value-type="float" office:value="-6.5822199999999997E-2" table:style-name="ce1">
            <text:p>-0.0658222</text:p>
          </table:table-cell>
          <table:table-cell office:value-type="float" office:value="6.0145800000000003E-3" table:style-name="ce1">
            <text:p>0.0060145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399999999999999" table:style-name="ce1">
            <text:p>17.4</text:p>
          </table:table-cell>
          <table:table-cell office:value-type="float" office:value="0.25371500000000002" table:style-name="ce1">
            <text:p>0.253715</text:p>
          </table:table-cell>
          <table:table-cell office:value-type="float" office:value="-1.4873999999999998E-2" table:formula="of:=[.K888]-[.$K$18]" table:style-name="ce1">
            <text:p>-0.014874</text:p>
          </table:table-cell>
          <table:table-cell office:value-type="float" office:value="-6.6225300000000001E-2" table:style-name="ce1">
            <text:p>-0.0662253</text:p>
          </table:table-cell>
          <table:table-cell office:value-type="float" office:value="1.04256E-2" table:style-name="ce1">
            <text:p>0.01042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420000000000002" table:style-name="ce1">
            <text:p>17.42</text:p>
          </table:table-cell>
          <table:table-cell office:value-type="float" office:value="0.254556" table:style-name="ce1">
            <text:p>0.254556</text:p>
          </table:table-cell>
          <table:table-cell office:value-type="float" office:value="-1.4033000000000018E-2" table:formula="of:=[.K889]-[.$K$18]" table:style-name="ce1">
            <text:p>-0.014033</text:p>
          </table:table-cell>
          <table:table-cell office:value-type="float" office:value="-6.5592399999999995E-2" table:style-name="ce1">
            <text:p>-0.0655924</text:p>
          </table:table-cell>
          <table:table-cell office:value-type="float" office:value="1.44072E-2" table:style-name="ce1">
            <text:p>0.014407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440000000000001" table:style-name="ce1">
            <text:p>17.44</text:p>
          </table:table-cell>
          <table:table-cell office:value-type="float" office:value="0.25556400000000001" table:style-name="ce1">
            <text:p>0.255564</text:p>
          </table:table-cell>
          <table:table-cell office:value-type="float" office:value="-1.3025000000000009E-2" table:formula="of:=[.K890]-[.$K$18]" table:style-name="ce1">
            <text:p>-0.013025</text:p>
          </table:table-cell>
          <table:table-cell office:value-type="float" office:value="-6.4210199999999995E-2" table:style-name="ce1">
            <text:p>-0.0642102</text:p>
          </table:table-cell>
          <table:table-cell office:value-type="float" office:value="1.7648299999999999E-2" table:style-name="ce1">
            <text:p>0.017648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46" table:style-name="ce1">
            <text:p>17.46</text:p>
          </table:table-cell>
          <table:table-cell office:value-type="float" office:value="0.25673099999999999" table:style-name="ce1">
            <text:p>0.256731</text:p>
          </table:table-cell>
          <table:table-cell office:value-type="float" office:value="-1.1858000000000035E-2" table:formula="of:=[.K891]-[.$K$18]" table:style-name="ce1">
            <text:p>-0.011858</text:p>
          </table:table-cell>
          <table:table-cell office:value-type="float" office:value="-6.1881899999999997E-2" table:style-name="ce1">
            <text:p>-0.0618819</text:p>
          </table:table-cell>
          <table:table-cell office:value-type="float" office:value="2.01437E-2" table:style-name="ce1">
            <text:p>0.020143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48" table:style-name="ce1">
            <text:p>17.48</text:p>
          </table:table-cell>
          <table:table-cell office:value-type="float" office:value="0.25806400000000002" table:style-name="ce1">
            <text:p>0.258064</text:p>
          </table:table-cell>
          <table:table-cell office:value-type="float" office:value="-1.0525000000000007E-2" table:formula="of:=[.K892]-[.$K$18]" table:style-name="ce1">
            <text:p>-0.010525</text:p>
          </table:table-cell>
          <table:table-cell office:value-type="float" office:value="-5.8495100000000001E-2" table:style-name="ce1">
            <text:p>-0.0584951</text:p>
          </table:table-cell>
          <table:table-cell office:value-type="float" office:value="2.1738500000000001E-2" table:style-name="ce1">
            <text:p>0.021738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5" table:style-name="ce1">
            <text:p>17.5</text:p>
          </table:table-cell>
          <table:table-cell office:value-type="float" office:value="0.25953500000000002" table:style-name="ce1">
            <text:p>0.259535</text:p>
          </table:table-cell>
          <table:table-cell office:value-type="float" office:value="-9.0540000000000065E-3" table:formula="of:=[.K893]-[.$K$18]" table:style-name="ce1">
            <text:p>-0.009054</text:p>
          </table:table-cell>
          <table:table-cell office:value-type="float" office:value="-5.4108099999999999E-2" table:style-name="ce1">
            <text:p>-0.0541081</text:p>
          </table:table-cell>
          <table:table-cell office:value-type="float" office:value="2.2576800000000001E-2" table:style-name="ce1">
            <text:p>0.022576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52" table:style-name="ce1">
            <text:p>17.52</text:p>
          </table:table-cell>
          <table:table-cell office:value-type="float" office:value="0.26109199999999999" table:style-name="ce1">
            <text:p>0.261092</text:p>
          </table:table-cell>
          <table:table-cell office:value-type="float" office:value="-7.4970000000000314E-3" table:formula="of:=[.K894]-[.$K$18]" table:style-name="ce1">
            <text:p>-0.007497</text:p>
          </table:table-cell>
          <table:table-cell office:value-type="float" office:value="-4.8656199999999997E-2" table:style-name="ce1">
            <text:p>-0.0486562</text:p>
          </table:table-cell>
          <table:table-cell office:value-type="float" office:value="2.2939600000000001E-2" table:style-name="ce1">
            <text:p>0.022939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54" table:style-name="ce1">
            <text:p>17.54</text:p>
          </table:table-cell>
          <table:table-cell office:value-type="float" office:value="0.26267499999999999" table:style-name="ce1">
            <text:p>0.262675</text:p>
          </table:table-cell>
          <table:table-cell office:value-type="float" office:value="-5.9140000000000303E-3" table:formula="of:=[.K895]-[.$K$18]" table:style-name="ce1">
            <text:p>-0.005914</text:p>
          </table:table-cell>
          <table:table-cell office:value-type="float" office:value="-4.2324899999999999E-2" table:style-name="ce1">
            <text:p>-0.0423249</text:p>
          </table:table-cell>
          <table:table-cell office:value-type="float" office:value="2.3109999999999999E-2" table:style-name="ce1">
            <text:p>0.0231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559999999999999" table:style-name="ce1">
            <text:p>17.56</text:p>
          </table:table-cell>
          <table:table-cell office:value-type="float" office:value="0.264237" table:style-name="ce1">
            <text:p>0.264237</text:p>
          </table:table-cell>
          <table:table-cell office:value-type="float" office:value="-4.3520000000000225E-3" table:formula="of:=[.K896]-[.$K$18]" table:style-name="ce1">
            <text:p>-0.004352</text:p>
          </table:table-cell>
          <table:table-cell office:value-type="float" office:value="-3.5387799999999997E-2" table:style-name="ce1">
            <text:p>-0.0353878</text:p>
          </table:table-cell>
          <table:table-cell office:value-type="float" office:value="2.3059900000000001E-2" table:style-name="ce1">
            <text:p>0.023059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579999999999998" table:style-name="ce1">
            <text:p>17.58</text:p>
          </table:table-cell>
          <table:table-cell office:value-type="float" office:value="0.26574799999999998" table:style-name="ce1">
            <text:p>0.265748</text:p>
          </table:table-cell>
          <table:table-cell office:value-type="float" office:value="-2.8410000000000379E-3" table:formula="of:=[.K897]-[.$K$18]" table:style-name="ce1">
            <text:p>-0.002841</text:p>
          </table:table-cell>
          <table:table-cell office:value-type="float" office:value="-2.8402299999999998E-2" table:style-name="ce1">
            <text:p>-0.0284023</text:p>
          </table:table-cell>
          <table:table-cell office:value-type="float" office:value="2.29298E-2" table:style-name="ce1">
            <text:p>0.022929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600000000000001" table:style-name="ce1">
            <text:p>17.6</text:p>
          </table:table-cell>
          <table:table-cell office:value-type="float" office:value="0.26718999999999998" table:style-name="ce1">
            <text:p>0.26719</text:p>
          </table:table-cell>
          <table:table-cell office:value-type="float" office:value="-1.3990000000000391E-3" table:formula="of:=[.K898]-[.$K$18]" table:style-name="ce1">
            <text:p>-0.001399</text:p>
          </table:table-cell>
          <table:table-cell office:value-type="float" office:value="-2.1108499999999999E-2" table:style-name="ce1">
            <text:p>-0.0211085</text:p>
          </table:table-cell>
          <table:table-cell office:value-type="float" office:value="2.2618099999999999E-2" table:style-name="ce1">
            <text:p>0.022618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62" table:style-name="ce1">
            <text:p>17.62</text:p>
          </table:table-cell>
          <table:table-cell office:value-type="float" office:value="0.26853100000000002" table:style-name="ce1">
            <text:p>0.268531</text:p>
          </table:table-cell>
          <table:table-cell office:value-type="float" office:value="-5.8000000000002494E-5" table:formula="of:=[.K899]-[.$K$18]" table:style-name="ce1">
            <text:p>-5.8E-05</text:p>
          </table:table-cell>
          <table:table-cell office:value-type="float" office:value="-1.43027E-2" table:style-name="ce1">
            <text:p>-0.0143027</text:p>
          </table:table-cell>
          <table:table-cell office:value-type="float" office:value="2.2078799999999999E-2" table:style-name="ce1">
            <text:p>0.022078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64" table:style-name="ce1">
            <text:p>17.64</text:p>
          </table:table-cell>
          <table:table-cell office:value-type="float" office:value="0.26973900000000001" table:style-name="ce1">
            <text:p>0.269739</text:p>
          </table:table-cell>
          <table:table-cell office:value-type="float" office:value="1.1499999999999844E-3" table:formula="of:=[.K900]-[.$K$18]" table:style-name="ce1">
            <text:p>0.00115</text:p>
          </table:table-cell>
          <table:table-cell office:value-type="float" office:value="-7.8803699999999994E-3" table:style-name="ce1">
            <text:p>-0.00788037</text:p>
          </table:table-cell>
          <table:table-cell office:value-type="float" office:value="2.1326999999999999E-2" table:style-name="ce1">
            <text:p>0.02132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66" table:style-name="ce1">
            <text:p>17.66</text:p>
          </table:table-cell>
          <table:table-cell office:value-type="float" office:value="0.27079900000000001" table:style-name="ce1">
            <text:p>0.270799</text:p>
          </table:table-cell>
          <table:table-cell office:value-type="float" office:value="2.2099999999999898E-3" table:formula="of:=[.K901]-[.$K$18]" table:style-name="ce1">
            <text:p>0.00221</text:p>
          </table:table-cell>
          <table:table-cell office:value-type="float" office:value="-1.80657E-3" table:style-name="ce1">
            <text:p>-0.00180657</text:p>
          </table:table-cell>
          <table:table-cell office:value-type="float" office:value="2.03511E-2" table:style-name="ce1">
            <text:p>0.020351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68" table:style-name="ce1">
            <text:p>17.68</text:p>
          </table:table-cell>
          <table:table-cell office:value-type="float" office:value="0.271698" table:style-name="ce1">
            <text:p>0.271698</text:p>
          </table:table-cell>
          <table:table-cell office:value-type="float" office:value="3.1089999999999729E-3" table:formula="of:=[.K902]-[.$K$18]" table:style-name="ce1">
            <text:p>0.003109</text:p>
          </table:table-cell>
          <table:table-cell office:value-type="float" office:value="3.6548399999999999E-3" table:style-name="ce1">
            <text:p>0.00365484</text:p>
          </table:table-cell>
          <table:table-cell office:value-type="float" office:value="1.9056300000000002E-2" table:style-name="ce1">
            <text:p>0.019056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7" table:style-name="ce1">
            <text:p>17.7</text:p>
          </table:table-cell>
          <table:table-cell office:value-type="float" office:value="0.27243000000000001" table:style-name="ce1">
            <text:p>0.27243</text:p>
          </table:table-cell>
          <table:table-cell office:value-type="float" office:value="3.8409999999999833E-3" table:formula="of:=[.K903]-[.$K$18]" table:style-name="ce1">
            <text:p>0.003841</text:p>
          </table:table-cell>
          <table:table-cell office:value-type="float" office:value="8.2379800000000006E-3" table:style-name="ce1">
            <text:p>0.00823798</text:p>
          </table:table-cell>
          <table:table-cell office:value-type="float" office:value="1.7653200000000001E-2" table:style-name="ce1">
            <text:p>0.017653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72" table:style-name="ce1">
            <text:p>17.72</text:p>
          </table:table-cell>
          <table:table-cell office:value-type="float" office:value="0.27300400000000002" table:style-name="ce1">
            <text:p>0.273004</text:p>
          </table:table-cell>
          <table:table-cell office:value-type="float" office:value="4.4150000000000023E-3" table:formula="of:=[.K904]-[.$K$18]" table:style-name="ce1">
            <text:p>0.004415</text:p>
          </table:table-cell>
          <table:table-cell office:value-type="float" office:value="1.2722499999999999E-2" table:style-name="ce1">
            <text:p>0.0127225</text:p>
          </table:table-cell>
          <table:table-cell office:value-type="float" office:value="1.5640999999999999E-2" table:style-name="ce1">
            <text:p>0.01564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739999999999998" table:style-name="ce1">
            <text:p>17.74</text:p>
          </table:table-cell>
          <table:table-cell office:value-type="float" office:value="0.273428" table:style-name="ce1">
            <text:p>0.273428</text:p>
          </table:table-cell>
          <table:table-cell office:value-type="float" office:value="4.8389999999999822E-3" table:formula="of:=[.K905]-[.$K$18]" table:style-name="ce1">
            <text:p>0.004839</text:p>
          </table:table-cell>
          <table:table-cell office:value-type="float" office:value="1.55327E-2" table:style-name="ce1">
            <text:p>0.0155327</text:p>
          </table:table-cell>
          <table:table-cell office:value-type="float" office:value="1.3543299999999999E-2" table:style-name="ce1">
            <text:p>0.013543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760000000000002" table:style-name="ce1">
            <text:p>17.76</text:p>
          </table:table-cell>
          <table:table-cell office:value-type="float" office:value="0.273698" table:style-name="ce1">
            <text:p>0.273698</text:p>
          </table:table-cell>
          <table:table-cell office:value-type="float" office:value="5.1089999999999747E-3" table:formula="of:=[.K906]-[.$K$18]" table:style-name="ce1">
            <text:p>0.005109</text:p>
          </table:table-cell>
          <table:table-cell office:value-type="float" office:value="1.8154400000000001E-2" table:style-name="ce1">
            <text:p>0.0181544</text:p>
          </table:table-cell>
          <table:table-cell office:value-type="float" office:value="1.1756000000000001E-2" table:style-name="ce1">
            <text:p>0.0117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78" table:style-name="ce1">
            <text:p>17.78</text:p>
          </table:table-cell>
          <table:table-cell office:value-type="float" office:value="0.27381699999999998" table:style-name="ce1">
            <text:p>0.273817</text:p>
          </table:table-cell>
          <table:table-cell office:value-type="float" office:value="5.2279999999999549E-3" table:formula="of:=[.K907]-[.$K$18]" table:style-name="ce1">
            <text:p>0.005228</text:p>
          </table:table-cell>
          <table:table-cell office:value-type="float" office:value="2.0181899999999999E-2" table:style-name="ce1">
            <text:p>0.0201819</text:p>
          </table:table-cell>
          <table:table-cell office:value-type="float" office:value="9.7952600000000001E-3" table:style-name="ce1">
            <text:p>0.0097952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8" table:style-name="ce1">
            <text:p>17.8</text:p>
          </table:table-cell>
          <table:table-cell office:value-type="float" office:value="0.273787" table:style-name="ce1">
            <text:p>0.273787</text:p>
          </table:table-cell>
          <table:table-cell office:value-type="float" office:value="5.1979999999999804E-3" table:formula="of:=[.K908]-[.$K$18]" table:style-name="ce1">
            <text:p>0.005198</text:p>
          </table:table-cell>
          <table:table-cell office:value-type="float" office:value="2.1044E-2" table:style-name="ce1">
            <text:p>0.021044</text:p>
          </table:table-cell>
          <table:table-cell office:value-type="float" office:value="8.1392500000000007E-3" table:style-name="ce1">
            <text:p>0.0081392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82" table:style-name="ce1">
            <text:p>17.82</text:p>
          </table:table-cell>
          <table:table-cell office:value-type="float" office:value="0.27361000000000002" table:style-name="ce1">
            <text:p>0.27361</text:p>
          </table:table-cell>
          <table:table-cell office:value-type="float" office:value="5.0209999999999977E-3" table:formula="of:=[.K909]-[.$K$18]" table:style-name="ce1">
            <text:p>0.005021</text:p>
          </table:table-cell>
          <table:table-cell office:value-type="float" office:value="2.1831E-2" table:style-name="ce1">
            <text:p>0.021831</text:p>
          </table:table-cell>
          <table:table-cell office:value-type="float" office:value="6.2251900000000002E-3" table:style-name="ce1">
            <text:p>0.0062251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84" table:style-name="ce1">
            <text:p>17.84</text:p>
          </table:table-cell>
          <table:table-cell office:value-type="float" office:value="0.27330100000000002" table:style-name="ce1">
            <text:p>0.273301</text:p>
          </table:table-cell>
          <table:table-cell office:value-type="float" office:value="4.711999999999994E-3" table:formula="of:=[.K910]-[.$K$18]" table:style-name="ce1">
            <text:p>0.004712</text:p>
          </table:table-cell>
          <table:table-cell office:value-type="float" office:value="2.12439E-2" table:style-name="ce1">
            <text:p>0.0212439</text:p>
          </table:table-cell>
          <table:table-cell office:value-type="float" office:value="4.4926000000000002E-3" table:style-name="ce1">
            <text:p>0.004492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86" table:style-name="ce1">
            <text:p>17.86</text:p>
          </table:table-cell>
          <table:table-cell office:value-type="float" office:value="0.27286500000000002" table:style-name="ce1">
            <text:p>0.272865</text:p>
          </table:table-cell>
          <table:table-cell office:value-type="float" office:value="4.276000000000002E-3" table:formula="of:=[.K911]-[.$K$18]" table:style-name="ce1">
            <text:p>0.004276</text:p>
          </table:table-cell>
          <table:table-cell office:value-type="float" office:value="2.0436599999999999E-2" table:style-name="ce1">
            <text:p>0.0204366</text:p>
          </table:table-cell>
          <table:table-cell office:value-type="float" office:value="2.8446399999999998E-3" table:style-name="ce1">
            <text:p>0.0028446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88" table:style-name="ce1">
            <text:p>17.88</text:p>
          </table:table-cell>
          <table:table-cell office:value-type="float" office:value="0.27231300000000003" table:style-name="ce1">
            <text:p>0.272313</text:p>
          </table:table-cell>
          <table:table-cell office:value-type="float" office:value="3.7240000000000051E-3" table:formula="of:=[.K912]-[.$K$18]" table:style-name="ce1">
            <text:p>0.003724</text:p>
          </table:table-cell>
          <table:table-cell office:value-type="float" office:value="1.9170900000000001E-2" table:style-name="ce1">
            <text:p>0.0191709</text:p>
          </table:table-cell>
          <table:table-cell office:value-type="float" office:value="7.2556599999999997E-4" table:style-name="ce1">
            <text:p>0.00072556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899999999999999" table:style-name="ce1">
            <text:p>17.9</text:p>
          </table:table-cell>
          <table:table-cell office:value-type="float" office:value="0.27165800000000001" table:style-name="ce1">
            <text:p>0.271658</text:p>
          </table:table-cell>
          <table:table-cell office:value-type="float" office:value="3.0689999999999884E-3" table:formula="of:=[.K913]-[.$K$18]" table:style-name="ce1">
            <text:p>0.003069</text:p>
          </table:table-cell>
          <table:table-cell office:value-type="float" office:value="1.7697600000000001E-2" table:style-name="ce1">
            <text:p>0.0176976</text:p>
          </table:table-cell>
          <table:table-cell office:value-type="float" office:value="-1.3246099999999999E-3" table:style-name="ce1">
            <text:p>-0.0013246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920000000000002" table:style-name="ce1">
            <text:p>17.92</text:p>
          </table:table-cell>
          <table:table-cell office:value-type="float" office:value="0.27091599999999999" table:style-name="ce1">
            <text:p>0.270916</text:p>
          </table:table-cell>
          <table:table-cell office:value-type="float" office:value="2.326999999999968E-3" table:formula="of:=[.K914]-[.$K$18]" table:style-name="ce1">
            <text:p>0.002327</text:p>
          </table:table-cell>
          <table:table-cell office:value-type="float" office:value="1.6301400000000001E-2" table:style-name="ce1">
            <text:p>0.0163014</text:p>
          </table:table-cell>
          <table:table-cell office:value-type="float" office:value="-3.9208400000000001E-3" table:style-name="ce1">
            <text:p>-0.0039208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940000000000001" table:style-name="ce1">
            <text:p>17.94</text:p>
          </table:table-cell>
          <table:table-cell office:value-type="float" office:value="0.270117" table:style-name="ce1">
            <text:p>0.270117</text:p>
          </table:table-cell>
          <table:table-cell office:value-type="float" office:value="1.5279999999999738E-3" table:formula="of:=[.K915]-[.$K$18]" table:style-name="ce1">
            <text:p>0.001528</text:p>
          </table:table-cell>
          <table:table-cell office:value-type="float" office:value="1.4597300000000001E-2" table:style-name="ce1">
            <text:p>0.0145973</text:p>
          </table:table-cell>
          <table:table-cell office:value-type="float" office:value="-6.3442100000000003E-3" table:style-name="ce1">
            <text:p>-0.0063442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96" table:style-name="ce1">
            <text:p>17.96</text:p>
          </table:table-cell>
          <table:table-cell office:value-type="float" office:value="0.26928600000000003" table:style-name="ce1">
            <text:p>0.269286</text:p>
          </table:table-cell>
          <table:table-cell office:value-type="float" office:value="6.9700000000000317E-4" table:formula="of:=[.K916]-[.$K$18]" table:style-name="ce1">
            <text:p>0.000697</text:p>
          </table:table-cell>
          <table:table-cell office:value-type="float" office:value="1.2639600000000001E-2" table:style-name="ce1">
            <text:p>0.0126396</text:p>
          </table:table-cell>
          <table:table-cell office:value-type="float" office:value="-8.2515799999999997E-3" table:style-name="ce1">
            <text:p>-0.0082515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7.98" table:style-name="ce1">
            <text:p>17.98</text:p>
          </table:table-cell>
          <table:table-cell office:value-type="float" office:value="0.26845400000000003" table:style-name="ce1">
            <text:p>0.268454</text:p>
          </table:table-cell>
          <table:table-cell office:value-type="float" office:value="-1.3499999999999623E-4" table:formula="of:=[.K917]-[.$K$18]" table:style-name="ce1">
            <text:p>-0.000135</text:p>
          </table:table-cell>
          <table:table-cell office:value-type="float" office:value="1.1289199999999999E-2" table:style-name="ce1">
            <text:p>0.0112892</text:p>
          </table:table-cell>
          <table:table-cell office:value-type="float" office:value="-1.02585E-2" table:style-name="ce1">
            <text:p>-0.010258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" table:style-name="ce1">
            <text:p>18</text:p>
          </table:table-cell>
          <table:table-cell office:value-type="float" office:value="0.26764700000000002" table:style-name="ce1">
            <text:p>0.267647</text:p>
          </table:table-cell>
          <table:table-cell office:value-type="float" office:value="-9.4199999999999839E-4" table:formula="of:=[.K918]-[.$K$18]" table:style-name="ce1">
            <text:p>-0.000942</text:p>
          </table:table-cell>
          <table:table-cell office:value-type="float" office:value="9.6346299999999999E-3" table:style-name="ce1">
            <text:p>0.00963463</text:p>
          </table:table-cell>
          <table:table-cell office:value-type="float" office:value="-1.1351200000000001E-2" table:style-name="ce1">
            <text:p>-0.011351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02" table:style-name="ce1">
            <text:p>18.02</text:p>
          </table:table-cell>
          <table:table-cell office:value-type="float" office:value="0.26689000000000002" table:style-name="ce1">
            <text:p>0.26689</text:p>
          </table:table-cell>
          <table:table-cell office:value-type="float" office:value="-1.6990000000000061E-3" table:formula="of:=[.K919]-[.$K$18]" table:style-name="ce1">
            <text:p>-0.001699</text:p>
          </table:table-cell>
          <table:table-cell office:value-type="float" office:value="8.2825499999999996E-3" table:style-name="ce1">
            <text:p>0.00828255</text:p>
          </table:table-cell>
          <table:table-cell office:value-type="float" office:value="-1.20778E-2" table:style-name="ce1">
            <text:p>-0.012077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04" table:style-name="ce1">
            <text:p>18.04</text:p>
          </table:table-cell>
          <table:table-cell office:value-type="float" office:value="0.26619900000000002" table:style-name="ce1">
            <text:p>0.266199</text:p>
          </table:table-cell>
          <table:table-cell office:value-type="float" office:value="-2.3900000000000032E-3" table:formula="of:=[.K920]-[.$K$18]" table:style-name="ce1">
            <text:p>-0.00239</text:p>
          </table:table-cell>
          <table:table-cell office:value-type="float" office:value="6.7775200000000004E-3" table:style-name="ce1">
            <text:p>0.00677752</text:p>
          </table:table-cell>
          <table:table-cell office:value-type="float" office:value="-1.2183899999999999E-2" table:style-name="ce1">
            <text:p>-0.01218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059999999999999" table:style-name="ce1">
            <text:p>18.06</text:p>
          </table:table-cell>
          <table:table-cell office:value-type="float" office:value="0.26558999999999999" table:style-name="ce1">
            <text:p>0.26559</text:p>
          </table:table-cell>
          <table:table-cell office:value-type="float" office:value="-2.9990000000000294E-3" table:formula="of:=[.K921]-[.$K$18]" table:style-name="ce1">
            <text:p>-0.002999</text:p>
          </table:table-cell>
          <table:table-cell office:value-type="float" office:value="5.7804199999999997E-3" table:style-name="ce1">
            <text:p>0.00578042</text:p>
          </table:table-cell>
          <table:table-cell office:value-type="float" office:value="-1.15858E-2" table:style-name="ce1">
            <text:p>-0.011585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079999999999998" table:style-name="ce1">
            <text:p>18.08</text:p>
          </table:table-cell>
          <table:table-cell office:value-type="float" office:value="0.26507900000000001" table:style-name="ce1">
            <text:p>0.265079</text:p>
          </table:table-cell>
          <table:table-cell office:value-type="float" office:value="-3.5100000000000131E-3" table:formula="of:=[.K922]-[.$K$18]" table:style-name="ce1">
            <text:p>-0.00351</text:p>
          </table:table-cell>
          <table:table-cell office:value-type="float" office:value="5.0217999999999999E-3" table:style-name="ce1">
            <text:p>0.0050218</text:p>
          </table:table-cell>
          <table:table-cell office:value-type="float" office:value="-1.0456099999999999E-2" table:style-name="ce1">
            <text:p>-0.010456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100000000000001" table:style-name="ce1">
            <text:p>18.1</text:p>
          </table:table-cell>
          <table:table-cell office:value-type="float" office:value="0.264681" table:style-name="ce1">
            <text:p>0.264681</text:p>
          </table:table-cell>
          <table:table-cell office:value-type="float" office:value="-3.9080000000000226E-3" table:formula="of:=[.K923]-[.$K$18]" table:style-name="ce1">
            <text:p>-0.003908</text:p>
          </table:table-cell>
          <table:table-cell office:value-type="float" office:value="4.2186599999999999E-3" table:style-name="ce1">
            <text:p>0.00421866</text:p>
          </table:table-cell>
          <table:table-cell office:value-type="float" office:value="-8.6634599999999996E-3" table:style-name="ce1">
            <text:p>-0.0086634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12" table:style-name="ce1">
            <text:p>18.12</text:p>
          </table:table-cell>
          <table:table-cell office:value-type="float" office:value="0.26441700000000001" table:style-name="ce1">
            <text:p>0.264417</text:p>
          </table:table-cell>
          <table:table-cell office:value-type="float" office:value="-4.172000000000009E-3" table:formula="of:=[.K924]-[.$K$18]" table:style-name="ce1">
            <text:p>-0.004172</text:p>
          </table:table-cell>
          <table:table-cell office:value-type="float" office:value="3.9853099999999997E-3" table:style-name="ce1">
            <text:p>0.00398531</text:p>
          </table:table-cell>
          <table:table-cell office:value-type="float" office:value="-6.9087999999999997E-3" table:style-name="ce1">
            <text:p>-0.006908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14" table:style-name="ce1">
            <text:p>18.14</text:p>
          </table:table-cell>
          <table:table-cell office:value-type="float" office:value="0.26430999999999999" table:style-name="ce1">
            <text:p>0.26431</text:p>
          </table:table-cell>
          <table:table-cell office:value-type="float" office:value="-4.2790000000000328E-3" table:formula="of:=[.K925]-[.$K$18]" table:style-name="ce1">
            <text:p>-0.004279</text:p>
          </table:table-cell>
          <table:table-cell office:value-type="float" office:value="4.0722800000000002E-3" table:style-name="ce1">
            <text:p>0.00407228</text:p>
          </table:table-cell>
          <table:table-cell office:value-type="float" office:value="-4.2724399999999997E-3" table:style-name="ce1">
            <text:p>-0.004272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16" table:style-name="ce1">
            <text:p>18.16</text:p>
          </table:table-cell>
          <table:table-cell office:value-type="float" office:value="0.26437100000000002" table:style-name="ce1">
            <text:p>0.264371</text:p>
          </table:table-cell>
          <table:table-cell office:value-type="float" office:value="-4.2179999999999995E-3" table:formula="of:=[.K926]-[.$K$18]" table:style-name="ce1">
            <text:p>-0.004218</text:p>
          </table:table-cell>
          <table:table-cell office:value-type="float" office:value="4.2700000000000004E-3" table:style-name="ce1">
            <text:p>0.00427</text:p>
          </table:table-cell>
          <table:table-cell office:value-type="float" office:value="-1.42603E-3" table:style-name="ce1">
            <text:p>-0.0014260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18" table:style-name="ce1">
            <text:p>18.18</text:p>
          </table:table-cell>
          <table:table-cell office:value-type="float" office:value="0.26461400000000002" table:style-name="ce1">
            <text:p>0.264614</text:p>
          </table:table-cell>
          <table:table-cell office:value-type="float" office:value="-3.9750000000000063E-3" table:formula="of:=[.K927]-[.$K$18]" table:style-name="ce1">
            <text:p>-0.003975</text:p>
          </table:table-cell>
          <table:table-cell office:value-type="float" office:value="4.96351E-3" table:style-name="ce1">
            <text:p>0.00496351</text:p>
          </table:table-cell>
          <table:table-cell office:value-type="float" office:value="1.37447E-3" table:style-name="ce1">
            <text:p>0.0013744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2" table:style-name="ce1">
            <text:p>18.2</text:p>
          </table:table-cell>
          <table:table-cell office:value-type="float" office:value="0.26503100000000002" table:style-name="ce1">
            <text:p>0.265031</text:p>
          </table:table-cell>
          <table:table-cell office:value-type="float" office:value="-3.5580000000000056E-3" table:formula="of:=[.K928]-[.$K$18]" table:style-name="ce1">
            <text:p>-0.003558</text:p>
          </table:table-cell>
          <table:table-cell office:value-type="float" office:value="6.0583E-3" table:style-name="ce1">
            <text:p>0.0060583</text:p>
          </table:table-cell>
          <table:table-cell office:value-type="float" office:value="4.5884799999999998E-3" table:style-name="ce1">
            <text:p>0.0045884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22" table:style-name="ce1">
            <text:p>18.22</text:p>
          </table:table-cell>
          <table:table-cell office:value-type="float" office:value="0.26561400000000002" table:style-name="ce1">
            <text:p>0.265614</text:p>
          </table:table-cell>
          <table:table-cell office:value-type="float" office:value="-2.9750000000000054E-3" table:formula="of:=[.K929]-[.$K$18]" table:style-name="ce1">
            <text:p>-0.002975</text:p>
          </table:table-cell>
          <table:table-cell office:value-type="float" office:value="7.4495100000000003E-3" table:style-name="ce1">
            <text:p>0.00744951</text:p>
          </table:table-cell>
          <table:table-cell office:value-type="float" office:value="7.1315700000000003E-3" table:style-name="ce1">
            <text:p>0.0071315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239999999999998" table:style-name="ce1">
            <text:p>18.24</text:p>
          </table:table-cell>
          <table:table-cell office:value-type="float" office:value="0.26633899999999999" table:style-name="ce1">
            <text:p>0.266339</text:p>
          </table:table-cell>
          <table:table-cell office:value-type="float" office:value="-2.2500000000000298E-3" table:formula="of:=[.K930]-[.$K$18]" table:style-name="ce1">
            <text:p>-0.00225</text:p>
          </table:table-cell>
          <table:table-cell office:value-type="float" office:value="9.4199699999999997E-3" table:style-name="ce1">
            <text:p>0.00941997</text:p>
          </table:table-cell>
          <table:table-cell office:value-type="float" office:value="9.8714700000000002E-3" table:style-name="ce1">
            <text:p>0.0098714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260000000000002" table:style-name="ce1">
            <text:p>18.26</text:p>
          </table:table-cell>
          <table:table-cell office:value-type="float" office:value="0.26717299999999999" table:style-name="ce1">
            <text:p>0.267173</text:p>
          </table:table-cell>
          <table:table-cell office:value-type="float" office:value="-1.4160000000000283E-3" table:formula="of:=[.K931]-[.$K$18]" table:style-name="ce1">
            <text:p>-0.001416</text:p>
          </table:table-cell>
          <table:table-cell office:value-type="float" office:value="1.15794E-2" table:style-name="ce1">
            <text:p>0.0115794</text:p>
          </table:table-cell>
          <table:table-cell office:value-type="float" office:value="1.2101799999999999E-2" table:style-name="ce1">
            <text:p>0.012101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28" table:style-name="ce1">
            <text:p>18.28</text:p>
          </table:table-cell>
          <table:table-cell office:value-type="float" office:value="0.26808500000000002" table:style-name="ce1">
            <text:p>0.268085</text:p>
          </table:table-cell>
          <table:table-cell office:value-type="float" office:value="-5.0400000000000444E-4" table:formula="of:=[.K932]-[.$K$18]" table:style-name="ce1">
            <text:p>-0.000504</text:p>
          </table:table-cell>
          <table:table-cell office:value-type="float" office:value="1.38662E-2" table:style-name="ce1">
            <text:p>0.0138662</text:p>
          </table:table-cell>
          <table:table-cell office:value-type="float" office:value="1.4135699999999999E-2" table:style-name="ce1">
            <text:p>0.014135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3" table:style-name="ce1">
            <text:p>18.3</text:p>
          </table:table-cell>
          <table:table-cell office:value-type="float" office:value="0.26904800000000001" table:style-name="ce1">
            <text:p>0.269048</text:p>
          </table:table-cell>
          <table:table-cell office:value-type="float" office:value="4.589999999999872E-4" table:formula="of:=[.K933]-[.$K$18]" table:style-name="ce1">
            <text:p>0.000459</text:p>
          </table:table-cell>
          <table:table-cell office:value-type="float" office:value="1.64564E-2" table:style-name="ce1">
            <text:p>0.0164564</text:p>
          </table:table-cell>
          <table:table-cell office:value-type="float" office:value="1.5810399999999999E-2" table:style-name="ce1">
            <text:p>0.01581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32" table:style-name="ce1">
            <text:p>18.32</text:p>
          </table:table-cell>
          <table:table-cell office:value-type="float" office:value="0.27004499999999998" table:style-name="ce1">
            <text:p>0.270045</text:p>
          </table:table-cell>
          <table:table-cell office:value-type="float" office:value="1.4559999999999573E-3" table:formula="of:=[.K934]-[.$K$18]" table:style-name="ce1">
            <text:p>0.001456</text:p>
          </table:table-cell>
          <table:table-cell office:value-type="float" office:value="1.9376999999999998E-2" table:style-name="ce1">
            <text:p>0.019377</text:p>
          </table:table-cell>
          <table:table-cell office:value-type="float" office:value="1.67333E-2" table:style-name="ce1">
            <text:p>0.016733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34" table:style-name="ce1">
            <text:p>18.34</text:p>
          </table:table-cell>
          <table:table-cell office:value-type="float" office:value="0.27106000000000002" table:style-name="ce1">
            <text:p>0.27106</text:p>
          </table:table-cell>
          <table:table-cell office:value-type="float" office:value="2.471000000000001E-3" table:formula="of:=[.K935]-[.$K$18]" table:style-name="ce1">
            <text:p>0.002471</text:p>
          </table:table-cell>
          <table:table-cell office:value-type="float" office:value="2.2050500000000001E-2" table:style-name="ce1">
            <text:p>0.0220505</text:p>
          </table:table-cell>
          <table:table-cell office:value-type="float" office:value="1.73904E-2" table:style-name="ce1">
            <text:p>0.01739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36" table:style-name="ce1">
            <text:p>18.36</text:p>
          </table:table-cell>
          <table:table-cell office:value-type="float" office:value="0.27207100000000001" table:style-name="ce1">
            <text:p>0.272071</text:p>
          </table:table-cell>
          <table:table-cell office:value-type="float" office:value="3.4819999999999851E-3" table:formula="of:=[.K936]-[.$K$18]" table:style-name="ce1">
            <text:p>0.003482</text:p>
          </table:table-cell>
          <table:table-cell office:value-type="float" office:value="2.4743299999999999E-2" table:style-name="ce1">
            <text:p>0.0247433</text:p>
          </table:table-cell>
          <table:table-cell office:value-type="float" office:value="1.7418699999999999E-2" table:style-name="ce1">
            <text:p>0.017418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38" table:style-name="ce1">
            <text:p>18.38</text:p>
          </table:table-cell>
          <table:table-cell office:value-type="float" office:value="0.27305600000000002" table:style-name="ce1">
            <text:p>0.273056</text:p>
          </table:table-cell>
          <table:table-cell office:value-type="float" office:value="4.4669999999999987E-3" table:formula="of:=[.K937]-[.$K$18]" table:style-name="ce1">
            <text:p>0.004467</text:p>
          </table:table-cell>
          <table:table-cell office:value-type="float" office:value="2.70619E-2" table:style-name="ce1">
            <text:p>0.0270619</text:p>
          </table:table-cell>
          <table:table-cell office:value-type="float" office:value="1.71439E-2" table:style-name="ce1">
            <text:p>0.01714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399999999999999" table:style-name="ce1">
            <text:p>18.4</text:p>
          </table:table-cell>
          <table:table-cell office:value-type="float" office:value="0.27399699999999999" table:style-name="ce1">
            <text:p>0.273997</text:p>
          </table:table-cell>
          <table:table-cell office:value-type="float" office:value="5.4079999999999684E-3" table:formula="of:=[.K938]-[.$K$18]" table:style-name="ce1">
            <text:p>0.005408</text:p>
          </table:table-cell>
          <table:table-cell office:value-type="float" office:value="2.9037299999999999E-2" table:style-name="ce1">
            <text:p>0.0290373</text:p>
          </table:table-cell>
          <table:table-cell office:value-type="float" office:value="1.6075699999999998E-2" table:style-name="ce1">
            <text:p>0.016075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420000000000002" table:style-name="ce1">
            <text:p>18.42</text:p>
          </table:table-cell>
          <table:table-cell office:value-type="float" office:value="0.27487699999999998" table:style-name="ce1">
            <text:p>0.274877</text:p>
          </table:table-cell>
          <table:table-cell office:value-type="float" office:value="6.2879999999999603E-3" table:formula="of:=[.K939]-[.$K$18]" table:style-name="ce1">
            <text:p>0.006288</text:p>
          </table:table-cell>
          <table:table-cell office:value-type="float" office:value="3.02487E-2" table:style-name="ce1">
            <text:p>0.0302487</text:p>
          </table:table-cell>
          <table:table-cell office:value-type="float" office:value="1.4567E-2" table:style-name="ce1">
            <text:p>0.01456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440000000000001" table:style-name="ce1">
            <text:p>18.44</text:p>
          </table:table-cell>
          <table:table-cell office:value-type="float" office:value="0.27566200000000002" table:style-name="ce1">
            <text:p>0.275662</text:p>
          </table:table-cell>
          <table:table-cell office:value-type="float" office:value="7.072999999999996E-3" table:formula="of:=[.K940]-[.$K$18]" table:style-name="ce1">
            <text:p>0.007073</text:p>
          </table:table-cell>
          <table:table-cell office:value-type="float" office:value="3.1477199999999997E-2" table:style-name="ce1">
            <text:p>0.0314772</text:p>
          </table:table-cell>
          <table:table-cell office:value-type="float" office:value="1.29081E-2" table:style-name="ce1">
            <text:p>0.012908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46" table:style-name="ce1">
            <text:p>18.46</text:p>
          </table:table-cell>
          <table:table-cell office:value-type="float" office:value="0.27632200000000001" table:style-name="ce1">
            <text:p>0.276322</text:p>
          </table:table-cell>
          <table:table-cell office:value-type="float" office:value="7.7329999999999899E-3" table:formula="of:=[.K941]-[.$K$18]" table:style-name="ce1">
            <text:p>0.007733</text:p>
          </table:table-cell>
          <table:table-cell office:value-type="float" office:value="3.2133200000000001E-2" table:style-name="ce1">
            <text:p>0.0321332</text:p>
          </table:table-cell>
          <table:table-cell office:value-type="float" office:value="1.06135E-2" table:style-name="ce1">
            <text:p>0.010613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48" table:style-name="ce1">
            <text:p>18.48</text:p>
          </table:table-cell>
          <table:table-cell office:value-type="float" office:value="0.27682899999999999" table:style-name="ce1">
            <text:p>0.276829</text:p>
          </table:table-cell>
          <table:table-cell office:value-type="float" office:value="8.2399999999999696E-3" table:formula="of:=[.K942]-[.$K$18]" table:style-name="ce1">
            <text:p>0.00824</text:p>
          </table:table-cell>
          <table:table-cell office:value-type="float" office:value="3.2797399999999997E-2" table:style-name="ce1">
            <text:p>0.0327974</text:p>
          </table:table-cell>
          <table:table-cell office:value-type="float" office:value="8.4430700000000004E-3" table:style-name="ce1">
            <text:p>0.0084430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5" table:style-name="ce1">
            <text:p>18.5</text:p>
          </table:table-cell>
          <table:table-cell office:value-type="float" office:value="0.27715699999999999" table:style-name="ce1">
            <text:p>0.277157</text:p>
          </table:table-cell>
          <table:table-cell office:value-type="float" office:value="8.5679999999999645E-3" table:formula="of:=[.K943]-[.$K$18]" table:style-name="ce1">
            <text:p>0.008568</text:p>
          </table:table-cell>
          <table:table-cell office:value-type="float" office:value="3.3003299999999999E-2" table:style-name="ce1">
            <text:p>0.0330033</text:p>
          </table:table-cell>
          <table:table-cell office:value-type="float" office:value="5.8236E-3" table:style-name="ce1">
            <text:p>0.005823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52" table:style-name="ce1">
            <text:p>18.52</text:p>
          </table:table-cell>
          <table:table-cell office:value-type="float" office:value="0.27730500000000002" table:style-name="ce1">
            <text:p>0.277305</text:p>
          </table:table-cell>
          <table:table-cell office:value-type="float" office:value="8.7160000000000015E-3" table:formula="of:=[.K944]-[.$K$18]" table:style-name="ce1">
            <text:p>0.008716</text:p>
          </table:table-cell>
          <table:table-cell office:value-type="float" office:value="3.3460400000000001E-2" table:style-name="ce1">
            <text:p>0.0334604</text:p>
          </table:table-cell>
          <table:table-cell office:value-type="float" office:value="2.9510500000000002E-3" table:style-name="ce1">
            <text:p>0.0029510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54" table:style-name="ce1">
            <text:p>18.54</text:p>
          </table:table-cell>
          <table:table-cell office:value-type="float" office:value="0.27727000000000002" table:style-name="ce1">
            <text:p>0.27727</text:p>
          </table:table-cell>
          <table:table-cell office:value-type="float" office:value="8.6809999999999943E-3" table:formula="of:=[.K945]-[.$K$18]" table:style-name="ce1">
            <text:p>0.008681</text:p>
          </table:table-cell>
          <table:table-cell office:value-type="float" office:value="3.3331699999999999E-2" table:style-name="ce1">
            <text:p>0.0333317</text:p>
          </table:table-cell>
          <table:table-cell office:value-type="float" office:value="2.8518100000000002E-4" table:style-name="ce1">
            <text:p>0.00028518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559999999999999" table:style-name="ce1">
            <text:p>18.56</text:p>
          </table:table-cell>
          <table:table-cell office:value-type="float" office:value="0.27706199999999997" table:style-name="ce1">
            <text:p>0.277062</text:p>
          </table:table-cell>
          <table:table-cell office:value-type="float" office:value="8.4729999999999528E-3" table:formula="of:=[.K946]-[.$K$18]" table:style-name="ce1">
            <text:p>0.008473</text:p>
          </table:table-cell>
          <table:table-cell office:value-type="float" office:value="3.3107600000000001E-2" table:style-name="ce1">
            <text:p>0.0331076</text:p>
          </table:table-cell>
          <table:table-cell office:value-type="float" office:value="-2.5704399999999998E-3" table:style-name="ce1">
            <text:p>-0.002570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579999999999998" table:style-name="ce1">
            <text:p>18.58</text:p>
          </table:table-cell>
          <table:table-cell office:value-type="float" office:value="0.276696" table:style-name="ce1">
            <text:p>0.276696</text:p>
          </table:table-cell>
          <table:table-cell office:value-type="float" office:value="8.1069999999999753E-3" table:formula="of:=[.K947]-[.$K$18]" table:style-name="ce1">
            <text:p>0.008107</text:p>
          </table:table-cell>
          <table:table-cell office:value-type="float" office:value="3.26223E-2" table:style-name="ce1">
            <text:p>0.0326223</text:p>
          </table:table-cell>
          <table:table-cell office:value-type="float" office:value="-5.1709199999999999E-3" table:style-name="ce1">
            <text:p>-0.0051709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600000000000001" table:style-name="ce1">
            <text:p>18.6</text:p>
          </table:table-cell>
          <table:table-cell office:value-type="float" office:value="0.27618900000000002" table:style-name="ce1">
            <text:p>0.276189</text:p>
          </table:table-cell>
          <table:table-cell office:value-type="float" office:value="7.5999999999999956E-3" table:formula="of:=[.K948]-[.$K$18]" table:style-name="ce1">
            <text:p>0.0076</text:p>
          </table:table-cell>
          <table:table-cell office:value-type="float" office:value="3.1901699999999998E-2" table:style-name="ce1">
            <text:p>0.0319017</text:p>
          </table:table-cell>
          <table:table-cell office:value-type="float" office:value="-7.6885299999999998E-3" table:style-name="ce1">
            <text:p>-0.0076885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62" table:style-name="ce1">
            <text:p>18.62</text:p>
          </table:table-cell>
          <table:table-cell office:value-type="float" office:value="0.27555800000000003" table:style-name="ce1">
            <text:p>0.275558</text:p>
          </table:table-cell>
          <table:table-cell office:value-type="float" office:value="6.969000000000003E-3" table:formula="of:=[.K949]-[.$K$18]" table:style-name="ce1">
            <text:p>0.006969</text:p>
          </table:table-cell>
          <table:table-cell office:value-type="float" office:value="3.0634100000000001E-2" table:style-name="ce1">
            <text:p>0.0306341</text:p>
          </table:table-cell>
          <table:table-cell office:value-type="float" office:value="-1.01759E-2" table:style-name="ce1">
            <text:p>-0.010175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64" table:style-name="ce1">
            <text:p>18.64</text:p>
          </table:table-cell>
          <table:table-cell office:value-type="float" office:value="0.27481499999999998" table:style-name="ce1">
            <text:p>0.274815</text:p>
          </table:table-cell>
          <table:table-cell office:value-type="float" office:value="6.2259999999999538E-3" table:formula="of:=[.K950]-[.$K$18]" table:style-name="ce1">
            <text:p>0.006226</text:p>
          </table:table-cell>
          <table:table-cell office:value-type="float" office:value="2.9015900000000001E-2" table:style-name="ce1">
            <text:p>0.0290159</text:p>
          </table:table-cell>
          <table:table-cell office:value-type="float" office:value="-1.2274500000000001E-2" table:style-name="ce1">
            <text:p>-0.012274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66" table:style-name="ce1">
            <text:p>18.66</text:p>
          </table:table-cell>
          <table:table-cell office:value-type="float" office:value="0.27397899999999997" table:style-name="ce1">
            <text:p>0.273979</text:p>
          </table:table-cell>
          <table:table-cell office:value-type="float" office:value="5.3899999999999504E-3" table:formula="of:=[.K951]-[.$K$18]" table:style-name="ce1">
            <text:p>0.00539</text:p>
          </table:table-cell>
          <table:table-cell office:value-type="float" office:value="2.6554299999999999E-2" table:style-name="ce1">
            <text:p>0.0265543</text:p>
          </table:table-cell>
          <table:table-cell office:value-type="float" office:value="-1.41327E-2" table:style-name="ce1">
            <text:p>-0.014132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68" table:style-name="ce1">
            <text:p>18.68</text:p>
          </table:table-cell>
          <table:table-cell office:value-type="float" office:value="0.27306799999999998" table:style-name="ce1">
            <text:p>0.273068</text:p>
          </table:table-cell>
          <table:table-cell office:value-type="float" office:value="4.4789999999999552E-3" table:formula="of:=[.K952]-[.$K$18]" table:style-name="ce1">
            <text:p>0.004479</text:p>
          </table:table-cell>
          <table:table-cell office:value-type="float" office:value="2.34551E-2" table:style-name="ce1">
            <text:p>0.0234551</text:p>
          </table:table-cell>
          <table:table-cell office:value-type="float" office:value="-1.5748000000000002E-2" table:style-name="ce1">
            <text:p>-0.01574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7" table:style-name="ce1">
            <text:p>18.7</text:p>
          </table:table-cell>
          <table:table-cell office:value-type="float" office:value="0.27210299999999998" table:style-name="ce1">
            <text:p>0.272103</text:p>
          </table:table-cell>
          <table:table-cell office:value-type="float" office:value="3.5139999999999616E-3" table:formula="of:=[.K953]-[.$K$18]" table:style-name="ce1">
            <text:p>0.003514</text:p>
          </table:table-cell>
          <table:table-cell office:value-type="float" office:value="1.9932999999999999E-2" table:style-name="ce1">
            <text:p>0.019933</text:p>
          </table:table-cell>
          <table:table-cell office:value-type="float" office:value="-1.7119800000000001E-2" table:style-name="ce1">
            <text:p>-0.017119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72" table:style-name="ce1">
            <text:p>18.72</text:p>
          </table:table-cell>
          <table:table-cell office:value-type="float" office:value="0.27111299999999999" table:style-name="ce1">
            <text:p>0.271113</text:p>
          </table:table-cell>
          <table:table-cell office:value-type="float" office:value="2.5239999999999707E-3" table:formula="of:=[.K954]-[.$K$18]" table:style-name="ce1">
            <text:p>0.002524</text:p>
          </table:table-cell>
          <table:table-cell office:value-type="float" office:value="1.5599099999999999E-2" table:style-name="ce1">
            <text:p>0.0155991</text:p>
          </table:table-cell>
          <table:table-cell office:value-type="float" office:value="-1.8369799999999999E-2" table:style-name="ce1">
            <text:p>-0.018369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739999999999998" table:style-name="ce1">
            <text:p>18.74</text:p>
          </table:table-cell>
          <table:table-cell office:value-type="float" office:value="0.27012199999999997" table:style-name="ce1">
            <text:p>0.270122</text:p>
          </table:table-cell>
          <table:table-cell office:value-type="float" office:value="1.5329999999999511E-3" table:formula="of:=[.K955]-[.$K$18]" table:style-name="ce1">
            <text:p>0.001533</text:p>
          </table:table-cell>
          <table:table-cell office:value-type="float" office:value="1.06091E-2" table:style-name="ce1">
            <text:p>0.0106091</text:p>
          </table:table-cell>
          <table:table-cell office:value-type="float" office:value="-1.9359299999999999E-2" table:style-name="ce1">
            <text:p>-0.019359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760000000000002" table:style-name="ce1">
            <text:p>18.76</text:p>
          </table:table-cell>
          <table:table-cell office:value-type="float" office:value="0.26913599999999999" table:style-name="ce1">
            <text:p>0.269136</text:p>
          </table:table-cell>
          <table:table-cell office:value-type="float" office:value="5.4699999999996418E-4" table:formula="of:=[.K956]-[.$K$18]" table:style-name="ce1">
            <text:p>0.000547</text:p>
          </table:table-cell>
          <table:table-cell office:value-type="float" office:value="5.2929400000000003E-3" table:style-name="ce1">
            <text:p>0.00529294</text:p>
          </table:table-cell>
          <table:table-cell office:value-type="float" office:value="-2.0148099999999999E-2" table:style-name="ce1">
            <text:p>-0.020148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78" table:style-name="ce1">
            <text:p>18.78</text:p>
          </table:table-cell>
          <table:table-cell office:value-type="float" office:value="0.26816499999999999" table:style-name="ce1">
            <text:p>0.268165</text:p>
          </table:table-cell>
          <table:table-cell office:value-type="float" office:value="-4.2400000000003546E-4" table:formula="of:=[.K957]-[.$K$18]" table:style-name="ce1">
            <text:p>-0.000424</text:p>
          </table:table-cell>
          <table:table-cell office:value-type="float" office:value="-4.9995200000000001E-4" table:style-name="ce1">
            <text:p>-0.000499952</text:p>
          </table:table-cell>
          <table:table-cell office:value-type="float" office:value="-2.0792999999999999E-2" table:style-name="ce1">
            <text:p>-0.02079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8" table:style-name="ce1">
            <text:p>18.8</text:p>
          </table:table-cell>
          <table:table-cell office:value-type="float" office:value="0.26720699999999997" table:style-name="ce1">
            <text:p>0.267207</text:p>
          </table:table-cell>
          <table:table-cell office:value-type="float" office:value="-1.3820000000000499E-3" table:formula="of:=[.K958]-[.$K$18]" table:style-name="ce1">
            <text:p>-0.001382</text:p>
          </table:table-cell>
          <table:table-cell office:value-type="float" office:value="-6.6455500000000001E-3" table:style-name="ce1">
            <text:p>-0.00664555</text:p>
          </table:table-cell>
          <table:table-cell office:value-type="float" office:value="-2.1432799999999998E-2" table:style-name="ce1">
            <text:p>-0.021432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82" table:style-name="ce1">
            <text:p>18.82</text:p>
          </table:table-cell>
          <table:table-cell office:value-type="float" office:value="0.26626100000000003" table:style-name="ce1">
            <text:p>0.266261</text:p>
          </table:table-cell>
          <table:table-cell office:value-type="float" office:value="-2.3279999999999967E-3" table:formula="of:=[.K959]-[.$K$18]" table:style-name="ce1">
            <text:p>-0.002328</text:p>
          </table:table-cell>
          <table:table-cell office:value-type="float" office:value="-1.2760499999999999E-2" table:style-name="ce1">
            <text:p>-0.0127605</text:p>
          </table:table-cell>
          <table:table-cell office:value-type="float" office:value="-2.2054600000000001E-2" table:style-name="ce1">
            <text:p>-0.022054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84" table:style-name="ce1">
            <text:p>18.84</text:p>
          </table:table-cell>
          <table:table-cell office:value-type="float" office:value="0.26532299999999998" table:style-name="ce1">
            <text:p>0.265323</text:p>
          </table:table-cell>
          <table:table-cell office:value-type="float" office:value="-3.2660000000000466E-3" table:formula="of:=[.K960]-[.$K$18]" table:style-name="ce1">
            <text:p>-0.003266</text:p>
          </table:table-cell>
          <table:table-cell office:value-type="float" office:value="-1.91138E-2" table:style-name="ce1">
            <text:p>-0.0191138</text:p>
          </table:table-cell>
          <table:table-cell office:value-type="float" office:value="-2.2363299999999999E-2" table:style-name="ce1">
            <text:p>-0.022363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86" table:style-name="ce1">
            <text:p>18.86</text:p>
          </table:table-cell>
          <table:table-cell office:value-type="float" office:value="0.26438699999999998" table:style-name="ce1">
            <text:p>0.264387</text:p>
          </table:table-cell>
          <table:table-cell office:value-type="float" office:value="-4.202000000000039E-3" table:formula="of:=[.K961]-[.$K$18]" table:style-name="ce1">
            <text:p>-0.004202</text:p>
          </table:table-cell>
          <table:table-cell office:value-type="float" office:value="-2.5451100000000001E-2" table:style-name="ce1">
            <text:p>-0.0254511</text:p>
          </table:table-cell>
          <table:table-cell office:value-type="float" office:value="-2.2666800000000001E-2" table:style-name="ce1">
            <text:p>-0.022666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88" table:style-name="ce1">
            <text:p>18.88</text:p>
          </table:table-cell>
          <table:table-cell office:value-type="float" office:value="0.26345099999999999" table:style-name="ce1">
            <text:p>0.263451</text:p>
          </table:table-cell>
          <table:table-cell office:value-type="float" office:value="-5.1380000000000314E-3" table:formula="of:=[.K962]-[.$K$18]" table:style-name="ce1">
            <text:p>-0.005138</text:p>
          </table:table-cell>
          <table:table-cell office:value-type="float" office:value="-3.1825399999999997E-2" table:style-name="ce1">
            <text:p>-0.0318254</text:p>
          </table:table-cell>
          <table:table-cell office:value-type="float" office:value="-2.2564500000000001E-2" table:style-name="ce1">
            <text:p>-0.022564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899999999999999" table:style-name="ce1">
            <text:p>18.9</text:p>
          </table:table-cell>
          <table:table-cell office:value-type="float" office:value="0.26251799999999997" table:style-name="ce1">
            <text:p>0.262518</text:p>
          </table:table-cell>
          <table:table-cell office:value-type="float" office:value="-6.0710000000000486E-3" table:formula="of:=[.K963]-[.$K$18]" table:style-name="ce1">
            <text:p>-0.006071</text:p>
          </table:table-cell>
          <table:table-cell office:value-type="float" office:value="-3.8398700000000001E-2" table:style-name="ce1">
            <text:p>-0.0383987</text:p>
          </table:table-cell>
          <table:table-cell office:value-type="float" office:value="-2.2392599999999999E-2" table:style-name="ce1">
            <text:p>-0.022392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920000000000002" table:style-name="ce1">
            <text:p>18.92</text:p>
          </table:table-cell>
          <table:table-cell office:value-type="float" office:value="0.26160499999999998" table:style-name="ce1">
            <text:p>0.261605</text:p>
          </table:table-cell>
          <table:table-cell office:value-type="float" office:value="-6.9840000000000457E-3" table:formula="of:=[.K964]-[.$K$18]" table:style-name="ce1">
            <text:p>-0.006984</text:p>
          </table:table-cell>
          <table:table-cell office:value-type="float" office:value="-4.4651799999999998E-2" table:style-name="ce1">
            <text:p>-0.0446518</text:p>
          </table:table-cell>
          <table:table-cell office:value-type="float" office:value="-2.20611E-2" table:style-name="ce1">
            <text:p>-0.022061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940000000000001" table:style-name="ce1">
            <text:p>18.94</text:p>
          </table:table-cell>
          <table:table-cell office:value-type="float" office:value="0.26071899999999998" table:style-name="ce1">
            <text:p>0.260719</text:p>
          </table:table-cell>
          <table:table-cell office:value-type="float" office:value="-7.8700000000000436E-3" table:formula="of:=[.K965]-[.$K$18]" table:style-name="ce1">
            <text:p>-0.00787</text:p>
          </table:table-cell>
          <table:table-cell office:value-type="float" office:value="-5.0904999999999999E-2" table:style-name="ce1">
            <text:p>-0.050905</text:p>
          </table:table-cell>
          <table:table-cell office:value-type="float" office:value="-2.1182699999999999E-2" table:style-name="ce1">
            <text:p>-0.021182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96" table:style-name="ce1">
            <text:p>18.96</text:p>
          </table:table-cell>
          <table:table-cell office:value-type="float" office:value="0.25988299999999998" table:style-name="ce1">
            <text:p>0.259883</text:p>
          </table:table-cell>
          <table:table-cell office:value-type="float" office:value="-8.706000000000047E-3" table:formula="of:=[.K966]-[.$K$18]" table:style-name="ce1">
            <text:p>-0.008706</text:p>
          </table:table-cell>
          <table:table-cell office:value-type="float" office:value="-5.6947200000000003E-2" table:style-name="ce1">
            <text:p>-0.0569472</text:p>
          </table:table-cell>
          <table:table-cell office:value-type="float" office:value="-2.0444500000000001E-2" table:style-name="ce1">
            <text:p>-0.020444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8.98" table:style-name="ce1">
            <text:p>18.98</text:p>
          </table:table-cell>
          <table:table-cell office:value-type="float" office:value="0.25911299999999998" table:style-name="ce1">
            <text:p>0.259113</text:p>
          </table:table-cell>
          <table:table-cell office:value-type="float" office:value="-9.4760000000000399E-3" table:formula="of:=[.K967]-[.$K$18]" table:style-name="ce1">
            <text:p>-0.009476</text:p>
          </table:table-cell>
          <table:table-cell office:value-type="float" office:value="-6.2923800000000002E-2" table:style-name="ce1">
            <text:p>-0.0629238</text:p>
          </table:table-cell>
          <table:table-cell office:value-type="float" office:value="-1.91881E-2" table:style-name="ce1">
            <text:p>-0.019188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" table:style-name="ce1">
            <text:p>19</text:p>
          </table:table-cell>
          <table:table-cell office:value-type="float" office:value="0.258409" table:style-name="ce1">
            <text:p>0.258409</text:p>
          </table:table-cell>
          <table:table-cell office:value-type="float" office:value="-1.0180000000000022E-2" table:formula="of:=[.K968]-[.$K$18]" table:style-name="ce1">
            <text:p>-0.01018</text:p>
          </table:table-cell>
          <table:table-cell office:value-type="float" office:value="-6.8830799999999998E-2" table:style-name="ce1">
            <text:p>-0.0688308</text:p>
          </table:table-cell>
          <table:table-cell office:value-type="float" office:value="-1.7954000000000001E-2" table:style-name="ce1">
            <text:p>-0.01795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02" table:style-name="ce1">
            <text:p>19.02</text:p>
          </table:table-cell>
          <table:table-cell office:value-type="float" office:value="0.25775199999999998" table:style-name="ce1">
            <text:p>0.257752</text:p>
          </table:table-cell>
          <table:table-cell office:value-type="float" office:value="-1.0837000000000041E-2" table:formula="of:=[.K969]-[.$K$18]" table:style-name="ce1">
            <text:p>-0.010837</text:p>
          </table:table-cell>
          <table:table-cell office:value-type="float" office:value="-7.4458499999999997E-2" table:style-name="ce1">
            <text:p>-0.0744585</text:p>
          </table:table-cell>
          <table:table-cell office:value-type="float" office:value="-1.68909E-2" table:style-name="ce1">
            <text:p>-0.016890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04" table:style-name="ce1">
            <text:p>19.04</text:p>
          </table:table-cell>
          <table:table-cell office:value-type="float" office:value="0.25711899999999999" table:style-name="ce1">
            <text:p>0.257119</text:p>
          </table:table-cell>
          <table:table-cell office:value-type="float" office:value="-1.1470000000000036E-2" table:formula="of:=[.K970]-[.$K$18]" table:style-name="ce1">
            <text:p>-0.01147</text:p>
          </table:table-cell>
          <table:table-cell office:value-type="float" office:value="-7.9964400000000005E-2" table:style-name="ce1">
            <text:p>-0.0799644</text:p>
          </table:table-cell>
          <table:table-cell office:value-type="float" office:value="-1.53519E-2" table:style-name="ce1">
            <text:p>-0.015351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059999999999999" table:style-name="ce1">
            <text:p>19.06</text:p>
          </table:table-cell>
          <table:table-cell office:value-type="float" office:value="0.256525" table:style-name="ce1">
            <text:p>0.256525</text:p>
          </table:table-cell>
          <table:table-cell office:value-type="float" office:value="-1.2064000000000019E-2" table:formula="of:=[.K971]-[.$K$18]" table:style-name="ce1">
            <text:p>-0.012064</text:p>
          </table:table-cell>
          <table:table-cell office:value-type="float" office:value="-8.5019999999999998E-2" table:style-name="ce1">
            <text:p>-0.08502</text:p>
          </table:table-cell>
          <table:table-cell office:value-type="float" office:value="-1.37953E-2" table:style-name="ce1">
            <text:p>-0.013795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080100000000002" table:style-name="ce1">
            <text:p>19.0801</text:p>
          </table:table-cell>
          <table:table-cell office:value-type="float" office:value="0.25603100000000001" table:style-name="ce1">
            <text:p>0.256031</text:p>
          </table:table-cell>
          <table:table-cell office:value-type="float" office:value="-1.2558000000000014E-2" table:formula="of:=[.K972]-[.$K$18]" table:style-name="ce1">
            <text:p>-0.012558</text:p>
          </table:table-cell>
          <table:table-cell office:value-type="float" office:value="-8.9560799999999996E-2" table:style-name="ce1">
            <text:p>-0.0895608</text:p>
          </table:table-cell>
          <table:table-cell office:value-type="float" office:value="-1.18566E-2" table:style-name="ce1">
            <text:p>-0.011856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100000000000001" table:style-name="ce1">
            <text:p>19.1</text:p>
          </table:table-cell>
          <table:table-cell office:value-type="float" office:value="0.25566100000000003" table:style-name="ce1">
            <text:p>0.255661</text:p>
          </table:table-cell>
          <table:table-cell office:value-type="float" office:value="-1.2927999999999995E-2" table:formula="of:=[.K973]-[.$K$18]" table:style-name="ce1">
            <text:p>-0.012928</text:p>
          </table:table-cell>
          <table:table-cell office:value-type="float" office:value="-9.3330399999999994E-2" table:style-name="ce1">
            <text:p>-0.0933304</text:p>
          </table:table-cell>
          <table:table-cell office:value-type="float" office:value="-9.0066299999999998E-3" table:style-name="ce1">
            <text:p>-0.0090066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12" table:style-name="ce1">
            <text:p>19.12</text:p>
          </table:table-cell>
          <table:table-cell office:value-type="float" office:value="0.25536399999999998" table:style-name="ce1">
            <text:p>0.255364</text:p>
          </table:table-cell>
          <table:table-cell office:value-type="float" office:value="-1.3225000000000042E-2" table:formula="of:=[.K974]-[.$K$18]" table:style-name="ce1">
            <text:p>-0.013225</text:p>
          </table:table-cell>
          <table:table-cell office:value-type="float" office:value="-9.6131499999999995E-2" table:style-name="ce1">
            <text:p>-0.0961315</text:p>
          </table:table-cell>
          <table:table-cell office:value-type="float" office:value="-5.0866100000000001E-3" table:style-name="ce1">
            <text:p>-0.0050866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14" table:style-name="ce1">
            <text:p>19.14</text:p>
          </table:table-cell>
          <table:table-cell office:value-type="float" office:value="0.25514199999999998" table:style-name="ce1">
            <text:p>0.255142</text:p>
          </table:table-cell>
          <table:table-cell office:value-type="float" office:value="-1.3447000000000042E-2" table:formula="of:=[.K975]-[.$K$18]" table:style-name="ce1">
            <text:p>-0.013447</text:p>
          </table:table-cell>
          <table:table-cell office:value-type="float" office:value="-9.7711300000000001E-2" table:style-name="ce1">
            <text:p>-0.0977113</text:p>
          </table:table-cell>
          <table:table-cell office:value-type="float" office:value="-4.7779000000000002E-4" table:style-name="ce1">
            <text:p>-0.0004777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16" table:style-name="ce1">
            <text:p>19.16</text:p>
          </table:table-cell>
          <table:table-cell office:value-type="float" office:value="0.25507000000000002" table:style-name="ce1">
            <text:p>0.25507</text:p>
          </table:table-cell>
          <table:table-cell office:value-type="float" office:value="-1.3519000000000003E-2" table:formula="of:=[.K976]-[.$K$18]" table:style-name="ce1">
            <text:p>-0.013519</text:p>
          </table:table-cell>
          <table:table-cell office:value-type="float" office:value="-9.83734E-2" table:style-name="ce1">
            <text:p>-0.0983734</text:p>
          </table:table-cell>
          <table:table-cell office:value-type="float" office:value="4.6170300000000003E-3" table:style-name="ce1">
            <text:p>0.0046170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18" table:style-name="ce1">
            <text:p>19.18</text:p>
          </table:table-cell>
          <table:table-cell office:value-type="float" office:value="0.25510899999999997" table:style-name="ce1">
            <text:p>0.255109</text:p>
          </table:table-cell>
          <table:table-cell office:value-type="float" office:value="-1.3480000000000047E-2" table:formula="of:=[.K977]-[.$K$18]" table:style-name="ce1">
            <text:p>-0.01348</text:p>
          </table:table-cell>
          <table:table-cell office:value-type="float" office:value="-9.7913700000000006E-2" table:style-name="ce1">
            <text:p>-0.0979137</text:p>
          </table:table-cell>
          <table:table-cell office:value-type="float" office:value="9.3989699999999995E-3" table:style-name="ce1">
            <text:p>0.0093989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2" table:style-name="ce1">
            <text:p>19.2</text:p>
          </table:table-cell>
          <table:table-cell office:value-type="float" office:value="0.25521899999999997" table:style-name="ce1">
            <text:p>0.255219</text:p>
          </table:table-cell>
          <table:table-cell office:value-type="float" office:value="-1.3370000000000049E-2" table:formula="of:=[.K978]-[.$K$18]" table:style-name="ce1">
            <text:p>-0.01337</text:p>
          </table:table-cell>
          <table:table-cell office:value-type="float" office:value="-9.6685400000000005E-2" table:style-name="ce1">
            <text:p>-0.0966854</text:p>
          </table:table-cell>
          <table:table-cell office:value-type="float" office:value="1.3687899999999999E-2" table:style-name="ce1">
            <text:p>0.013687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22" table:style-name="ce1">
            <text:p>19.22</text:p>
          </table:table-cell>
          <table:table-cell office:value-type="float" office:value="0.25552399999999997" table:style-name="ce1">
            <text:p>0.255524</text:p>
          </table:table-cell>
          <table:table-cell office:value-type="float" office:value="-1.3065000000000049E-2" table:formula="of:=[.K979]-[.$K$18]" table:style-name="ce1">
            <text:p>-0.013065</text:p>
          </table:table-cell>
          <table:table-cell office:value-type="float" office:value="-9.4626399999999999E-2" table:style-name="ce1">
            <text:p>-0.0946264</text:p>
          </table:table-cell>
          <table:table-cell office:value-type="float" office:value="1.8281200000000001E-2" table:style-name="ce1">
            <text:p>0.018281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239999999999998" table:style-name="ce1">
            <text:p>19.24</text:p>
          </table:table-cell>
          <table:table-cell office:value-type="float" office:value="0.256046" table:style-name="ce1">
            <text:p>0.256046</text:p>
          </table:table-cell>
          <table:table-cell office:value-type="float" office:value="-1.2543000000000026E-2" table:formula="of:=[.K980]-[.$K$18]" table:style-name="ce1">
            <text:p>-0.012543</text:p>
          </table:table-cell>
          <table:table-cell office:value-type="float" office:value="-9.1540099999999999E-2" table:style-name="ce1">
            <text:p>-0.0915401</text:p>
          </table:table-cell>
          <table:table-cell office:value-type="float" office:value="2.28673E-2" table:style-name="ce1">
            <text:p>0.022867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260000000000002" table:style-name="ce1">
            <text:p>19.26</text:p>
          </table:table-cell>
          <table:table-cell office:value-type="float" office:value="0.256689" table:style-name="ce1">
            <text:p>0.256689</text:p>
          </table:table-cell>
          <table:table-cell office:value-type="float" office:value="-1.1900000000000022E-2" table:formula="of:=[.K981]-[.$K$18]" table:style-name="ce1">
            <text:p>-0.0119</text:p>
          </table:table-cell>
          <table:table-cell office:value-type="float" office:value="-8.7138900000000005E-2" table:style-name="ce1">
            <text:p>-0.0871389</text:p>
          </table:table-cell>
          <table:table-cell office:value-type="float" office:value="2.8085599999999999E-2" table:style-name="ce1">
            <text:p>0.02808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28" table:style-name="ce1">
            <text:p>19.28</text:p>
          </table:table-cell>
          <table:table-cell office:value-type="float" office:value="0.25752000000000003" table:style-name="ce1">
            <text:p>0.25752</text:p>
          </table:table-cell>
          <table:table-cell office:value-type="float" office:value="-1.1068999999999996E-2" table:formula="of:=[.K982]-[.$K$18]" table:style-name="ce1">
            <text:p>-0.011069</text:p>
          </table:table-cell>
          <table:table-cell office:value-type="float" office:value="-8.1654000000000004E-2" table:style-name="ce1">
            <text:p>-0.081654</text:p>
          </table:table-cell>
          <table:table-cell office:value-type="float" office:value="3.3268899999999997E-2" table:style-name="ce1">
            <text:p>0.033268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3" table:style-name="ce1">
            <text:p>19.3</text:p>
          </table:table-cell>
          <table:table-cell office:value-type="float" office:value="0.25862099999999999" table:style-name="ce1">
            <text:p>0.258621</text:p>
          </table:table-cell>
          <table:table-cell office:value-type="float" office:value="-9.9680000000000324E-3" table:formula="of:=[.K983]-[.$K$18]" table:style-name="ce1">
            <text:p>-0.009968</text:p>
          </table:table-cell>
          <table:table-cell office:value-type="float" office:value="-7.5347999999999998E-2" table:style-name="ce1">
            <text:p>-0.075348</text:p>
          </table:table-cell>
          <table:table-cell office:value-type="float" office:value="3.8097100000000002E-2" table:style-name="ce1">
            <text:p>0.038097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32" table:style-name="ce1">
            <text:p>19.32</text:p>
          </table:table-cell>
          <table:table-cell office:value-type="float" office:value="0.25991700000000001" table:style-name="ce1">
            <text:p>0.259917</text:p>
          </table:table-cell>
          <table:table-cell office:value-type="float" office:value="-8.672000000000013E-3" table:formula="of:=[.K984]-[.$K$18]" table:style-name="ce1">
            <text:p>-0.008672</text:p>
          </table:table-cell>
          <table:table-cell office:value-type="float" office:value="-6.7904199999999998E-2" table:style-name="ce1">
            <text:p>-0.0679042</text:p>
          </table:table-cell>
          <table:table-cell office:value-type="float" office:value="4.2733899999999998E-2" table:style-name="ce1">
            <text:p>0.04273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3401" table:style-name="ce1">
            <text:p>19.3401</text:p>
          </table:table-cell>
          <table:table-cell office:value-type="float" office:value="0.26137700000000003" table:style-name="ce1">
            <text:p>0.261377</text:p>
          </table:table-cell>
          <table:table-cell office:value-type="float" office:value="-7.2119999999999962E-3" table:formula="of:=[.K985]-[.$K$18]" table:style-name="ce1">
            <text:p>-0.007212</text:p>
          </table:table-cell>
          <table:table-cell office:value-type="float" office:value="-5.99033E-2" table:style-name="ce1">
            <text:p>-0.0599033</text:p>
          </table:table-cell>
          <table:table-cell office:value-type="float" office:value="4.6533499999999998E-2" table:style-name="ce1">
            <text:p>0.046533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360099999999999" table:style-name="ce1">
            <text:p>19.3601</text:p>
          </table:table-cell>
          <table:table-cell office:value-type="float" office:value="0.26307900000000001" table:style-name="ce1">
            <text:p>0.263079</text:p>
          </table:table-cell>
          <table:table-cell office:value-type="float" office:value="-5.5100000000000149E-3" table:formula="of:=[.K986]-[.$K$18]" table:style-name="ce1">
            <text:p>-0.00551</text:p>
          </table:table-cell>
          <table:table-cell office:value-type="float" office:value="-5.1030300000000001E-2" table:style-name="ce1">
            <text:p>-0.0510303</text:p>
          </table:table-cell>
          <table:table-cell office:value-type="float" office:value="5.00945E-2" table:style-name="ce1">
            <text:p>0.050094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38" table:style-name="ce1">
            <text:p>19.38</text:p>
          </table:table-cell>
          <table:table-cell office:value-type="float" office:value="0.26507900000000001" table:style-name="ce1">
            <text:p>0.265079</text:p>
          </table:table-cell>
          <table:table-cell office:value-type="float" office:value="-3.5100000000000131E-3" table:formula="of:=[.K987]-[.$K$18]" table:style-name="ce1">
            <text:p>-0.00351</text:p>
          </table:table-cell>
          <table:table-cell office:value-type="float" office:value="-4.1429899999999999E-2" table:style-name="ce1">
            <text:p>-0.0414299</text:p>
          </table:table-cell>
          <table:table-cell office:value-type="float" office:value="5.2585800000000002E-2" table:style-name="ce1">
            <text:p>0.052585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399999999999999" table:style-name="ce1">
            <text:p>19.4</text:p>
          </table:table-cell>
          <table:table-cell office:value-type="float" office:value="0.26736500000000002" table:style-name="ce1">
            <text:p>0.267365</text:p>
          </table:table-cell>
          <table:table-cell office:value-type="float" office:value="-1.2240000000000029E-3" table:formula="of:=[.K988]-[.$K$18]" table:style-name="ce1">
            <text:p>-0.001224</text:p>
          </table:table-cell>
          <table:table-cell office:value-type="float" office:value="-3.1157600000000001E-2" table:style-name="ce1">
            <text:p>-0.0311576</text:p>
          </table:table-cell>
          <table:table-cell office:value-type="float" office:value="5.4757599999999997E-2" table:style-name="ce1">
            <text:p>0.054757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420000000000002" table:style-name="ce1">
            <text:p>19.42</text:p>
          </table:table-cell>
          <table:table-cell office:value-type="float" office:value="0.26989999999999997" table:style-name="ce1">
            <text:p>0.2699</text:p>
          </table:table-cell>
          <table:table-cell office:value-type="float" office:value="1.3109999999999511E-3" table:formula="of:=[.K989]-[.$K$18]" table:style-name="ce1">
            <text:p>0.001311</text:p>
          </table:table-cell>
          <table:table-cell office:value-type="float" office:value="-2.03851E-2" table:style-name="ce1">
            <text:p>-0.0203851</text:p>
          </table:table-cell>
          <table:table-cell office:value-type="float" office:value="5.5573200000000003E-2" table:style-name="ce1">
            <text:p>0.055573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440000000000001" table:style-name="ce1">
            <text:p>19.44</text:p>
          </table:table-cell>
          <table:table-cell office:value-type="float" office:value="0.27264300000000002" table:style-name="ce1">
            <text:p>0.272643</text:p>
          </table:table-cell>
          <table:table-cell office:value-type="float" office:value="4.054000000000002E-3" table:formula="of:=[.K990]-[.$K$18]" table:style-name="ce1">
            <text:p>0.004054</text:p>
          </table:table-cell>
          <table:table-cell office:value-type="float" office:value="-9.2463700000000003E-3" table:style-name="ce1">
            <text:p>-0.00924637</text:p>
          </table:table-cell>
          <table:table-cell office:value-type="float" office:value="5.5271300000000002E-2" table:style-name="ce1">
            <text:p>0.055271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46" table:style-name="ce1">
            <text:p>19.46</text:p>
          </table:table-cell>
          <table:table-cell office:value-type="float" office:value="0.27558199999999999" table:style-name="ce1">
            <text:p>0.275582</text:p>
          </table:table-cell>
          <table:table-cell office:value-type="float" office:value="6.9929999999999715E-3" table:formula="of:=[.K991]-[.$K$18]" table:style-name="ce1">
            <text:p>0.006993</text:p>
          </table:table-cell>
          <table:table-cell office:value-type="float" office:value="2.8914000000000001E-3" table:style-name="ce1">
            <text:p>0.0028914</text:p>
          </table:table-cell>
          <table:table-cell office:value-type="float" office:value="5.4392500000000003E-2" table:style-name="ce1">
            <text:p>0.054392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48" table:style-name="ce1">
            <text:p>19.48</text:p>
          </table:table-cell>
          <table:table-cell office:value-type="float" office:value="0.278698" table:style-name="ce1">
            <text:p>0.278698</text:p>
          </table:table-cell>
          <table:table-cell office:value-type="float" office:value="1.0108999999999979E-2" table:formula="of:=[.K992]-[.$K$18]" table:style-name="ce1">
            <text:p>0.010109</text:p>
          </table:table-cell>
          <table:table-cell office:value-type="float" office:value="1.5807700000000001E-2" table:style-name="ce1">
            <text:p>0.0158077</text:p>
          </table:table-cell>
          <table:table-cell office:value-type="float" office:value="5.1654899999999997E-2" table:style-name="ce1">
            <text:p>0.051654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5" table:style-name="ce1">
            <text:p>19.5</text:p>
          </table:table-cell>
          <table:table-cell office:value-type="float" office:value="0.28195799999999999" table:style-name="ce1">
            <text:p>0.281958</text:p>
          </table:table-cell>
          <table:table-cell office:value-type="float" office:value="1.3368999999999964E-2" table:formula="of:=[.K993]-[.$K$18]" table:style-name="ce1">
            <text:p>0.013369</text:p>
          </table:table-cell>
          <table:table-cell office:value-type="float" office:value="2.9582399999999998E-2" table:style-name="ce1">
            <text:p>0.0295824</text:p>
          </table:table-cell>
          <table:table-cell office:value-type="float" office:value="4.8542299999999997E-2" table:style-name="ce1">
            <text:p>0.048542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52" table:style-name="ce1">
            <text:p>19.52</text:p>
          </table:table-cell>
          <table:table-cell office:value-type="float" office:value="0.28528799999999999" table:style-name="ce1">
            <text:p>0.285288</text:p>
          </table:table-cell>
          <table:table-cell office:value-type="float" office:value="1.6698999999999964E-2" table:formula="of:=[.K994]-[.$K$18]" table:style-name="ce1">
            <text:p>0.016699</text:p>
          </table:table-cell>
          <table:table-cell office:value-type="float" office:value="4.3828199999999998E-2" table:style-name="ce1">
            <text:p>0.0438282</text:p>
          </table:table-cell>
          <table:table-cell office:value-type="float" office:value="4.4315500000000001E-2" table:style-name="ce1">
            <text:p>0.044315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54" table:style-name="ce1">
            <text:p>19.54</text:p>
          </table:table-cell>
          <table:table-cell office:value-type="float" office:value="0.28866000000000003" table:style-name="ce1">
            <text:p>0.28866</text:p>
          </table:table-cell>
          <table:table-cell office:value-type="float" office:value="2.0071000000000006E-2" table:formula="of:=[.K995]-[.$K$18]" table:style-name="ce1">
            <text:p>0.020071</text:p>
          </table:table-cell>
          <table:table-cell office:value-type="float" office:value="5.7624799999999997E-2" table:style-name="ce1">
            <text:p>0.0576248</text:p>
          </table:table-cell>
          <table:table-cell office:value-type="float" office:value="4.0023599999999999E-2" table:style-name="ce1">
            <text:p>0.040023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559999999999999" table:style-name="ce1">
            <text:p>19.56</text:p>
          </table:table-cell>
          <table:table-cell office:value-type="float" office:value="0.29205500000000001" table:style-name="ce1">
            <text:p>0.292055</text:p>
          </table:table-cell>
          <table:table-cell office:value-type="float" office:value="2.3465999999999987E-2" table:formula="of:=[.K996]-[.$K$18]" table:style-name="ce1">
            <text:p>0.023466</text:p>
          </table:table-cell>
          <table:table-cell office:value-type="float" office:value="7.03463E-2" table:style-name="ce1">
            <text:p>0.0703463</text:p>
          </table:table-cell>
          <table:table-cell office:value-type="float" office:value="3.5135100000000002E-2" table:style-name="ce1">
            <text:p>0.035135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579999999999998" table:style-name="ce1">
            <text:p>19.58</text:p>
          </table:table-cell>
          <table:table-cell office:value-type="float" office:value="0.29529699999999998" table:style-name="ce1">
            <text:p>0.295297</text:p>
          </table:table-cell>
          <table:table-cell office:value-type="float" office:value="2.6707999999999954E-2" table:formula="of:=[.K997]-[.$K$18]" table:style-name="ce1">
            <text:p>0.026708</text:p>
          </table:table-cell>
          <table:table-cell office:value-type="float" office:value="8.1397899999999995E-2" table:style-name="ce1">
            <text:p>0.0813979</text:p>
          </table:table-cell>
          <table:table-cell office:value-type="float" office:value="2.88472E-2" table:style-name="ce1">
            <text:p>0.028847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600000000000001" table:style-name="ce1">
            <text:p>19.6</text:p>
          </table:table-cell>
          <table:table-cell office:value-type="float" office:value="0.29811399999999999" table:style-name="ce1">
            <text:p>0.298114</text:p>
          </table:table-cell>
          <table:table-cell office:value-type="float" office:value="2.9524999999999968E-2" table:formula="of:=[.K998]-[.$K$18]" table:style-name="ce1">
            <text:p>0.029525</text:p>
          </table:table-cell>
          <table:table-cell office:value-type="float" office:value="8.9902899999999994E-2" table:style-name="ce1">
            <text:p>0.0899029</text:p>
          </table:table-cell>
          <table:table-cell office:value-type="float" office:value="2.1992299999999999E-2" table:style-name="ce1">
            <text:p>0.021992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62" table:style-name="ce1">
            <text:p>19.62</text:p>
          </table:table-cell>
          <table:table-cell office:value-type="float" office:value="0.30064999999999997" table:style-name="ce1">
            <text:p>0.30065</text:p>
          </table:table-cell>
          <table:table-cell office:value-type="float" office:value="3.2060999999999951E-2" table:formula="of:=[.K999]-[.$K$18]" table:style-name="ce1">
            <text:p>0.032061</text:p>
          </table:table-cell>
          <table:table-cell office:value-type="float" office:value="9.52905E-2" table:style-name="ce1">
            <text:p>0.0952905</text:p>
          </table:table-cell>
          <table:table-cell office:value-type="float" office:value="1.44482E-2" table:style-name="ce1">
            <text:p>0.01444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64" table:style-name="ce1">
            <text:p>19.64</text:p>
          </table:table-cell>
          <table:table-cell office:value-type="float" office:value="0.30283700000000002" table:style-name="ce1">
            <text:p>0.302837</text:p>
          </table:table-cell>
          <table:table-cell office:value-type="float" office:value="3.4248000000000001E-2" table:formula="of:=[.K1000]-[.$K$18]" table:style-name="ce1">
            <text:p>0.034248</text:p>
          </table:table-cell>
          <table:table-cell office:value-type="float" office:value="9.7344899999999998E-2" table:style-name="ce1">
            <text:p>0.0973449</text:p>
          </table:table-cell>
          <table:table-cell office:value-type="float" office:value="7.2290899999999996E-3" table:style-name="ce1">
            <text:p>0.0072290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66" table:style-name="ce1">
            <text:p>19.66</text:p>
          </table:table-cell>
          <table:table-cell office:value-type="float" office:value="0.304336" table:style-name="ce1">
            <text:p>0.304336</text:p>
          </table:table-cell>
          <table:table-cell office:value-type="float" office:value="3.5746999999999973E-2" table:formula="of:=[.K1001]-[.$K$18]" table:style-name="ce1">
            <text:p>0.035747</text:p>
          </table:table-cell>
          <table:table-cell office:value-type="float" office:value="9.6755099999999997E-2" table:style-name="ce1">
            <text:p>0.0967551</text:p>
          </table:table-cell>
          <table:table-cell office:value-type="float" office:value="2.0869000000000001E-4" table:style-name="ce1">
            <text:p>0.0002086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68" table:style-name="ce1">
            <text:p>19.68</text:p>
          </table:table-cell>
          <table:table-cell office:value-type="float" office:value="0.30507699999999999" table:style-name="ce1">
            <text:p>0.305077</text:p>
          </table:table-cell>
          <table:table-cell office:value-type="float" office:value="3.6487999999999965E-2" table:formula="of:=[.K1002]-[.$K$18]" table:style-name="ce1">
            <text:p>0.036488</text:p>
          </table:table-cell>
          <table:table-cell office:value-type="float" office:value="9.4874299999999995E-2" table:style-name="ce1">
            <text:p>0.0948743</text:p>
          </table:table-cell>
          <table:table-cell office:value-type="float" office:value="-7.9237000000000005E-3" table:style-name="ce1">
            <text:p>-0.007923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7" table:style-name="ce1">
            <text:p>19.7</text:p>
          </table:table-cell>
          <table:table-cell office:value-type="float" office:value="0.30463800000000002" table:style-name="ce1">
            <text:p>0.304638</text:p>
          </table:table-cell>
          <table:table-cell office:value-type="float" office:value="3.6048999999999998E-2" table:formula="of:=[.K1003]-[.$K$18]" table:style-name="ce1">
            <text:p>0.036049</text:p>
          </table:table-cell>
          <table:table-cell office:value-type="float" office:value="9.1328199999999998E-2" table:style-name="ce1">
            <text:p>0.0913282</text:p>
          </table:table-cell>
          <table:table-cell office:value-type="float" office:value="-1.7799300000000001E-2" table:style-name="ce1">
            <text:p>-0.017799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72" table:style-name="ce1">
            <text:p>19.72</text:p>
          </table:table-cell>
          <table:table-cell office:value-type="float" office:value="0.30299399999999999" table:style-name="ce1">
            <text:p>0.302994</text:p>
          </table:table-cell>
          <table:table-cell office:value-type="float" office:value="3.4404999999999963E-2" table:formula="of:=[.K1004]-[.$K$18]" table:style-name="ce1">
            <text:p>0.034405</text:p>
          </table:table-cell>
          <table:table-cell office:value-type="float" office:value="8.6225599999999999E-2" table:style-name="ce1">
            <text:p>0.0862256</text:p>
          </table:table-cell>
          <table:table-cell office:value-type="float" office:value="-2.8856E-2" table:style-name="ce1">
            <text:p>-0.0288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739999999999998" table:style-name="ce1">
            <text:p>19.74</text:p>
          </table:table-cell>
          <table:table-cell office:value-type="float" office:value="0.30050100000000002" table:style-name="ce1">
            <text:p>0.300501</text:p>
          </table:table-cell>
          <table:table-cell office:value-type="float" office:value="3.1911999999999996E-2" table:formula="of:=[.K1005]-[.$K$18]" table:style-name="ce1">
            <text:p>0.031912</text:p>
          </table:table-cell>
          <table:table-cell office:value-type="float" office:value="7.9327300000000003E-2" table:style-name="ce1">
            <text:p>0.0793273</text:p>
          </table:table-cell>
          <table:table-cell office:value-type="float" office:value="-3.9645800000000002E-2" table:style-name="ce1">
            <text:p>-0.039645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760000000000002" table:style-name="ce1">
            <text:p>19.76</text:p>
          </table:table-cell>
          <table:table-cell office:value-type="float" office:value="0.29736600000000002" table:style-name="ce1">
            <text:p>0.297366</text:p>
          </table:table-cell>
          <table:table-cell office:value-type="float" office:value="2.8776999999999997E-2" table:formula="of:=[.K1006]-[.$K$18]" table:style-name="ce1">
            <text:p>0.028777</text:p>
          </table:table-cell>
          <table:table-cell office:value-type="float" office:value="7.0098599999999997E-2" table:style-name="ce1">
            <text:p>0.0700986</text:p>
          </table:table-cell>
          <table:table-cell office:value-type="float" office:value="-4.9989400000000003E-2" table:style-name="ce1">
            <text:p>-0.049989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78" table:style-name="ce1">
            <text:p>19.78</text:p>
          </table:table-cell>
          <table:table-cell office:value-type="float" office:value="0.29357100000000003" table:style-name="ce1">
            <text:p>0.293571</text:p>
          </table:table-cell>
          <table:table-cell office:value-type="float" office:value="2.4982000000000004E-2" table:formula="of:=[.K1007]-[.$K$18]" table:style-name="ce1">
            <text:p>0.024982</text:p>
          </table:table-cell>
          <table:table-cell office:value-type="float" office:value="5.8537499999999999E-2" table:style-name="ce1">
            <text:p>0.0585375</text:p>
          </table:table-cell>
          <table:table-cell office:value-type="float" office:value="-5.92699E-2" table:style-name="ce1">
            <text:p>-0.059269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8" table:style-name="ce1">
            <text:p>19.8</text:p>
          </table:table-cell>
          <table:table-cell office:value-type="float" office:value="0.28924299999999997" table:style-name="ce1">
            <text:p>0.289243</text:p>
          </table:table-cell>
          <table:table-cell office:value-type="float" office:value="2.065399999999995E-2" table:formula="of:=[.K1008]-[.$K$18]" table:style-name="ce1">
            <text:p>0.020654</text:p>
          </table:table-cell>
          <table:table-cell office:value-type="float" office:value="4.4874999999999998E-2" table:style-name="ce1">
            <text:p>0.044875</text:p>
          </table:table-cell>
          <table:table-cell office:value-type="float" office:value="-6.7251699999999998E-2" table:style-name="ce1">
            <text:p>-0.067251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82" table:style-name="ce1">
            <text:p>19.82</text:p>
          </table:table-cell>
          <table:table-cell office:value-type="float" office:value="0.28457700000000002" table:style-name="ce1">
            <text:p>0.284577</text:p>
          </table:table-cell>
          <table:table-cell office:value-type="float" office:value="1.5988000000000002E-2" table:formula="of:=[.K1009]-[.$K$18]" table:style-name="ce1">
            <text:p>0.015988</text:p>
          </table:table-cell>
          <table:table-cell office:value-type="float" office:value="2.9268599999999999E-2" table:style-name="ce1">
            <text:p>0.0292686</text:p>
          </table:table-cell>
          <table:table-cell office:value-type="float" office:value="-7.4144299999999996E-2" table:style-name="ce1">
            <text:p>-0.074144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84" table:style-name="ce1">
            <text:p>19.84</text:p>
          </table:table-cell>
          <table:table-cell office:value-type="float" office:value="0.27971699999999999" table:style-name="ce1">
            <text:p>0.279717</text:p>
          </table:table-cell>
          <table:table-cell office:value-type="float" office:value="1.1127999999999971E-2" table:formula="of:=[.K1010]-[.$K$18]" table:style-name="ce1">
            <text:p>0.011128</text:p>
          </table:table-cell>
          <table:table-cell office:value-type="float" office:value="1.2312999999999999E-2" table:style-name="ce1">
            <text:p>0.012313</text:p>
          </table:table-cell>
          <table:table-cell office:value-type="float" office:value="-7.9880499999999993E-2" table:style-name="ce1">
            <text:p>-0.079880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86" table:style-name="ce1">
            <text:p>19.86</text:p>
          </table:table-cell>
          <table:table-cell office:value-type="float" office:value="0.274752" table:style-name="ce1">
            <text:p>0.274752</text:p>
          </table:table-cell>
          <table:table-cell office:value-type="float" office:value="6.1629999999999741E-3" table:formula="of:=[.K1011]-[.$K$18]" table:style-name="ce1">
            <text:p>0.006163</text:p>
          </table:table-cell>
          <table:table-cell office:value-type="float" office:value="-5.8884000000000002E-3" table:style-name="ce1">
            <text:p>-0.0058884</text:p>
          </table:table-cell>
          <table:table-cell office:value-type="float" office:value="-8.4228899999999995E-2" table:style-name="ce1">
            <text:p>-0.084228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88" table:style-name="ce1">
            <text:p>19.88</text:p>
          </table:table-cell>
          <table:table-cell office:value-type="float" office:value="0.269818" table:style-name="ce1">
            <text:p>0.269818</text:p>
          </table:table-cell>
          <table:table-cell office:value-type="float" office:value="1.2289999999999801E-3" table:formula="of:=[.K1012]-[.$K$18]" table:style-name="ce1">
            <text:p>0.001229</text:p>
          </table:table-cell>
          <table:table-cell office:value-type="float" office:value="-2.4835300000000001E-2" table:style-name="ce1">
            <text:p>-0.0248353</text:p>
          </table:table-cell>
          <table:table-cell office:value-type="float" office:value="-8.6960999999999997E-2" table:style-name="ce1">
            <text:p>-0.08696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899999999999999" table:style-name="ce1">
            <text:p>19.9</text:p>
          </table:table-cell>
          <table:table-cell office:value-type="float" office:value="0.264959" table:style-name="ce1">
            <text:p>0.264959</text:p>
          </table:table-cell>
          <table:table-cell office:value-type="float" office:value="-3.6300000000000221E-3" table:formula="of:=[.K1013]-[.$K$18]" table:style-name="ce1">
            <text:p>-0.00363</text:p>
          </table:table-cell>
          <table:table-cell office:value-type="float" office:value="-4.4363899999999998E-2" table:style-name="ce1">
            <text:p>-0.0443639</text:p>
          </table:table-cell>
          <table:table-cell office:value-type="float" office:value="-8.8016700000000003E-2" table:style-name="ce1">
            <text:p>-0.088016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920000000000002" table:style-name="ce1">
            <text:p>19.92</text:p>
          </table:table-cell>
          <table:table-cell office:value-type="float" office:value="0.26026199999999999" table:style-name="ce1">
            <text:p>0.260262</text:p>
          </table:table-cell>
          <table:table-cell office:value-type="float" office:value="-8.3270000000000288E-3" table:formula="of:=[.K1014]-[.$K$18]" table:style-name="ce1">
            <text:p>-0.008327</text:p>
          </table:table-cell>
          <table:table-cell office:value-type="float" office:value="-6.4379699999999998E-2" table:style-name="ce1">
            <text:p>-0.0643797</text:p>
          </table:table-cell>
          <table:table-cell office:value-type="float" office:value="-8.7269799999999995E-2" table:style-name="ce1">
            <text:p>-0.087269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940000000000001" table:style-name="ce1">
            <text:p>19.94</text:p>
          </table:table-cell>
          <table:table-cell office:value-type="float" office:value="0.25586300000000001" table:style-name="ce1">
            <text:p>0.255863</text:p>
          </table:table-cell>
          <table:table-cell office:value-type="float" office:value="-1.2726000000000015E-2" table:formula="of:=[.K1015]-[.$K$18]" table:style-name="ce1">
            <text:p>-0.012726</text:p>
          </table:table-cell>
          <table:table-cell office:value-type="float" office:value="-8.4581699999999996E-2" table:style-name="ce1">
            <text:p>-0.0845817</text:p>
          </table:table-cell>
          <table:table-cell office:value-type="float" office:value="-8.4495700000000007E-2" table:style-name="ce1">
            <text:p>-0.084495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96" table:style-name="ce1">
            <text:p>19.96</text:p>
          </table:table-cell>
          <table:table-cell office:value-type="float" office:value="0.25208900000000001" table:style-name="ce1">
            <text:p>0.252089</text:p>
          </table:table-cell>
          <table:table-cell office:value-type="float" office:value="-1.6500000000000015E-2" table:formula="of:=[.K1016]-[.$K$18]" table:style-name="ce1">
            <text:p>-0.0165</text:p>
          </table:table-cell>
          <table:table-cell office:value-type="float" office:value="-0.104243" table:style-name="ce1">
            <text:p>-0.104243</text:p>
          </table:table-cell>
          <table:table-cell office:value-type="float" office:value="-8.1134399999999995E-2" table:style-name="ce1">
            <text:p>-0.08113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9.98" table:style-name="ce1">
            <text:p>19.98</text:p>
          </table:table-cell>
          <table:table-cell office:value-type="float" office:value="0.248915" table:style-name="ce1">
            <text:p>0.248915</text:p>
          </table:table-cell>
          <table:table-cell office:value-type="float" office:value="-1.9674000000000025E-2" table:formula="of:=[.K1017]-[.$K$18]" table:style-name="ce1">
            <text:p>-0.019674</text:p>
          </table:table-cell>
          <table:table-cell office:value-type="float" office:value="-0.122041" table:style-name="ce1">
            <text:p>-0.122041</text:p>
          </table:table-cell>
          <table:table-cell office:value-type="float" office:value="-7.7792700000000006E-2" table:style-name="ce1">
            <text:p>-0.077792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20" table:style-name="ce1">
            <text:p>20</text:p>
          </table:table-cell>
          <table:table-cell office:value-type="float" office:value="0.24601999999999999" table:style-name="ce1">
            <text:p>0.24602</text:p>
          </table:table-cell>
          <table:table-cell office:value-type="float" office:value="-2.2569000000000033E-2" table:formula="of:=[.K1018]-[.$K$18]" table:style-name="ce1">
            <text:p>-0.022569</text:p>
          </table:table-cell>
          <table:table-cell office:value-type="float" office:value="-0.13769200000000001" table:style-name="ce1">
            <text:p>-0.137692</text:p>
          </table:table-cell>
          <table:table-cell office:value-type="float" office:value="-7.4585899999999997E-2" table:style-name="ce1">
            <text:p>-0.0745859</text:p>
          </table:table-cell>
          <table:table-cell table:number-columns-repeated="16370"/>
        </table:table-row>
        <table:table-row table:number-rows-repeated="370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3"/>
          <table:table-cell table:number-columns-repeated="16370"/>
        </table:table-row>
        <table:table-row table:number-rows-repeated="452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3"/>
          <table:table-cell table:number-columns-repeated="16370"/>
        </table:table-row>
        <table:table-row table:number-rows-repeated="651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3"/>
          <table:table-cell table:number-columns-repeated="16370"/>
        </table:table-row>
        <table:table-row table:number-rows-repeated="10460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</meta:initial-creator>
    <dc:creator>alex</dc:creator>
    <meta:creation-date>2015-11-24T13:05:28Z</meta:creation-date>
    <dc:date>2016-03-10T12:24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0.1" chart:minimum="-0.08" chart:origin="-0.0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0" chart:minimum="6" chart:tick-marks-major-inner="false" chart:tick-marks-major-outer="false" chart:tick-marks-minor-inner="false" chart:tick-marks-minor-outer="false" chart:display-label="true" chart:axis-label-position="near-axis" chart:axis-position="-0.08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0070c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000000" svg:stroke-opacity="100%"/>
    </style:style>
  </office:automatic-styles>
  <office:body>
    <office:chart>
      <chart:chart chart:class="chart:scatter" svg:height="216.0pt" svg:width="671.99968503937pt" chart:style-name="Crt0">
        <chart:title chart:style-name="CT00">
          <text:p text:style-name="a0" text:class-names="" text:cond-style-name="">Elevation at x=2m</text:p>
        </chart:title>
        <chart:legend svg:x="583.2594488188976pt" svg:y="73.73228346456693pt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 (s)</text:p>
            </chart:title>
          </chart:axis>
          <chart:series chart:label-cell-address="WavePaddle_mkb0010.$C$19" chart:values-cell-range-address="WavePaddle_mkb0010.$C$20:.$C$481" chart:class="chart:scatter" chart:attached-axis="primary-y" chart:style-name="G0S0">
            <chart:domain table:cell-range-address="WavePaddle_mkb0010.$A$20:.$A$481"/>
            <chart:data-point chart:repeated="462"/>
          </chart:series>
          <chart:series chart:label-cell-address="WavePaddle_mkb0010.$D$19" chart:values-cell-range-address="WavePaddle_mkb0010.$D$20:.$D$481" chart:class="chart:scatter" chart:attached-axis="primary-y" chart:style-name="G0S1">
            <chart:domain table:cell-range-address="WavePaddle_mkb0010.$A$20:.$A$481"/>
            <chart:data-point chart:repeated="462"/>
          </chart:series>
          <chart:series chart:label-cell-address="WavePaddle_mkb0010.$K$17" chart:values-cell-range-address="WavePaddle_mkb0010.$L$18:.$L$3018" chart:class="chart:scatter" chart:attached-axis="primary-y" chart:style-name="G0S2">
            <chart:domain table:cell-range-address="WavePaddle_mkb0010.$J$18:.$J$3018"/>
            <chart:data-point chart:repeated="30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0.4" chart:minimum="-0.3" chart:origin="-0.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0" chart:minimum="6" chart:tick-marks-major-inner="false" chart:tick-marks-major-outer="false" chart:tick-marks-minor-inner="false" chart:tick-marks-minor-outer="false" chart:display-label="true" chart:axis-label-position="near-axis" chart:axis-position="-0.3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0070c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000000" svg:stroke-opacity="100%"/>
    </style:style>
  </office:automatic-styles>
  <office:body>
    <office:chart>
      <chart:chart chart:class="chart:scatter" svg:height="216.0pt" svg:width="671.99968503937pt" chart:style-name="Crt0">
        <chart:title chart:style-name="CT00">
          <text:p text:style-name="a0" text:class-names="" text:cond-style-name="">Velocity_X at x=2m ; z=-0.15m</text:p>
        </chart:title>
        <chart:legend svg:x="583.2594488188976pt" svg:y="73.73228346456693pt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velocity (m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 (s)</text:p>
            </chart:title>
          </chart:axis>
          <chart:series chart:label-cell-address="WavePaddle_mkb0010.$E$19" chart:values-cell-range-address="WavePaddle_mkb0010.$E$20:.$E$481" chart:class="chart:scatter" chart:attached-axis="primary-y" chart:style-name="G0S0">
            <chart:domain table:cell-range-address="WavePaddle_mkb0010.$A$20:.$A$481"/>
            <chart:data-point chart:repeated="462"/>
          </chart:series>
          <chart:series chart:label-cell-address="WavePaddle_mkb0010.$G$19" chart:values-cell-range-address="WavePaddle_mkb0010.$G$20:.$G$481" chart:class="chart:scatter" chart:attached-axis="primary-y" chart:style-name="G0S1">
            <chart:domain table:cell-range-address="WavePaddle_mkb0010.$A$20:.$A$481"/>
            <chart:data-point chart:repeated="462"/>
          </chart:series>
          <chart:series chart:label-cell-address="WavePaddle_mkb0010.$M$17" chart:values-cell-range-address="WavePaddle_mkb0010.$M$18:.$M$3018" chart:class="chart:scatter" chart:attached-axis="primary-y" chart:style-name="G0S2">
            <chart:domain table:cell-range-address="WavePaddle_mkb0010.$J$18:.$J$3018"/>
            <chart:data-point chart:repeated="300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0.4" chart:minimum="-0.3" chart:origin="-0.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0" chart:minimum="6" chart:tick-marks-major-inner="false" chart:tick-marks-major-outer="false" chart:tick-marks-minor-inner="false" chart:tick-marks-minor-outer="false" chart:display-label="true" chart:axis-label-position="near-axis" chart:axis-position="-0.3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0070c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000000" svg:stroke-opacity="100%"/>
    </style:style>
  </office:automatic-styles>
  <office:body>
    <office:chart>
      <chart:chart chart:class="chart:scatter" svg:height="216.0pt" svg:width="671.99968503937pt" chart:style-name="Crt0">
        <chart:title chart:style-name="CT00">
          <text:p text:style-name="a0" text:class-names="" text:cond-style-name="">Velocity_Z at x=2m ; z=-0.15m</text:p>
        </chart:title>
        <chart:legend svg:x="583.2594488188976pt" svg:y="73.73228346456693pt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velocity (m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 (s)</text:p>
            </chart:title>
          </chart:axis>
          <chart:series chart:label-cell-address="WavePaddle_mkb0010.$F$19" chart:values-cell-range-address="WavePaddle_mkb0010.$F$20:.$F$481" chart:class="chart:scatter" chart:attached-axis="primary-y" chart:style-name="G0S0">
            <chart:domain table:cell-range-address="WavePaddle_mkb0010.$A$20:.$A$481"/>
            <chart:data-point chart:repeated="462"/>
          </chart:series>
          <chart:series chart:label-cell-address="WavePaddle_mkb0010.$H$19" chart:values-cell-range-address="WavePaddle_mkb0010.$H$20:.$H$481" chart:class="chart:scatter" chart:attached-axis="primary-y" chart:style-name="G0S1">
            <chart:domain table:cell-range-address="WavePaddle_mkb0010.$A$20:.$A$481"/>
            <chart:data-point chart:repeated="462"/>
          </chart:series>
          <chart:series chart:label-cell-address="WavePaddle_mkb0010.$N$17" chart:values-cell-range-address="WavePaddle_mkb0010.$N$18:.$N$3018" chart:class="chart:scatter" chart:attached-axis="primary-y" chart:style-name="G0S2">
            <chart:domain table:cell-range-address="WavePaddle_mkb0010.$J$18:.$J$3018"/>
            <chart:data-point chart:repeated="300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